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9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25.21mm" svg:height="177.61mm" svg:x="47.9mm" svg:y="8898.96mm">
            <loext:p draw:notify-on-update-of-ranges="Sheet1.A1:Sheet1.A1 Sheet1.A2:Sheet1.A1106 Sheet1.E1:Sheet1.E1 Sheet1.E2:Sheet1.E1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5.33mm" svg:height="260.81mm" svg:x="35.34mm" svg:y="9208.84mm">
            <loext:p draw:notify-on-update-of-ranges="Sheet1.G1:Sheet1.G1 Sheet1.G2:Sheet1.G1106 Sheet1.H1:Sheet1.H1 Sheet1.H2:Sheet1.H1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3" table:default-cell-style-name="ce4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Approx. Time (UTC)</text:p>
          </table:table-cell>
          <table:table-cell table:style-name="ce1" office:value-type="string" calcext:value-type="string">
            <text:p>Transactions</text:p>
          </table:table-cell>
          <table:table-cell table:style-name="ce1" office:value-type="string" calcext:value-type="string">
            <text:p>Value Out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Coin days destroyed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Average Time</text:p>
          </table:table-cell>
          <table:table-cell office:value-type="string" calcext:value-type="string">
            <text:p>Std Dev Time</text:p>
          </table:table-cell>
        </table:table-row>
        <table:table-row table:style-name="ro2">
          <table:table-cell office:value-type="string" calcext:value-type="string">
            <text:p><text:a xlink:href="http://explorer.feathercoin.com/block/7c9332c4ccd70154373afb49a6d124d589b0e657681a3ec28917bf2617655139" xlink:type="simple">1658607</text:a></text:p>
          </table:table-cell>
          <table:table-cell office:value-type="string" calcext:value-type="string">
            <text:p>2017-04-03 19:17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73" calcext:value-type="float">
            <text:p>8.573</text:p>
          </table:table-cell>
          <table:table-cell office:value-type="float" office:value="0" calcext:value-type="float">
            <text:p>0</text:p>
          </table:table-cell>
          <table:table-cell table:formula="of:=[.B2]-[.B3]" office:value-type="time" office:time-value="PT00H01M08.00000018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 table:style-name="ce5" table:formula="of:=STDEV([.G2:.G1104])" office:value-type="time" office:time-value="PT00H01M11.689097944S" calcext:value-type="time">
            <text:p>01:12</text:p>
          </table:table-cell>
        </table:table-row>
        <table:table-row table:style-name="ro2">
          <table:table-cell office:value-type="string" calcext:value-type="string">
            <text:p><text:a xlink:href="http://explorer.feathercoin.com/block/f88e7c479a86eed37bb2d96fb0552d01a112d1755dac118419c9bf3255032352" xlink:type="simple">1658606</text:a></text:p>
          </table:table-cell>
          <table:table-cell office:value-type="string" calcext:value-type="string">
            <text:p>2017-04-03 19:16:24</text:p>
          </table:table-cell>
          <table:table-cell office:value-type="float" office:value="2" calcext:value-type="float">
            <text:p>2</text:p>
          </table:table-cell>
          <table:table-cell office:value-type="float" office:value="3579.910006" calcext:value-type="float">
            <text:p>3579.910006</text:p>
          </table:table-cell>
          <table:table-cell office:value-type="float" office:value="8.43" calcext:value-type="float">
            <text:p>8.43</text:p>
          </table:table-cell>
          <table:table-cell office:value-type="float" office:value="130040.02" calcext:value-type="float">
            <text:p>130040.02</text:p>
          </table:table-cell>
          <table:table-cell table:formula="of:=[.B3]-[.B4]" office:value-type="time" office:time-value="PT00H03M08.999999547S" calcext:value-type="time">
            <text:p>03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5bb7bba7e64f93dc4f27d16555073e627fa5b6973d03cd47c94c7b96d4891d" xlink:type="simple">1658605</text:a></text:p>
          </table:table-cell>
          <table:table-cell office:value-type="string" calcext:value-type="string">
            <text:p>2017-04-03 19:13:15</text:p>
          </table:table-cell>
          <table:table-cell office:value-type="float" office:value="2" calcext:value-type="float">
            <text:p>2</text:p>
          </table:table-cell>
          <table:table-cell office:value-type="float" office:value="585.04568574" calcext:value-type="float">
            <text:p>585.04568574</text:p>
          </table:table-cell>
          <table:table-cell office:value-type="float" office:value="8.29" calcext:value-type="float">
            <text:p>8.29</text:p>
          </table:table-cell>
          <table:table-cell office:value-type="float" office:value="3.21" calcext:value-type="float">
            <text:p>3.21</text:p>
          </table:table-cell>
          <table:table-cell table:formula="of:=[.B4]-[.B5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4aaeee5ef0c19fff54faf995469177d7f3b09454c402707512ea809553f873b" xlink:type="simple">1658604</text:a></text:p>
          </table:table-cell>
          <table:table-cell office:value-type="string" calcext:value-type="string">
            <text:p>2017-04-03 19:12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52" calcext:value-type="float">
            <text:p>8.152</text:p>
          </table:table-cell>
          <table:table-cell office:value-type="float" office:value="0" calcext:value-type="float">
            <text:p>0</text:p>
          </table:table-cell>
          <table:table-cell table:formula="of:=[.B5]-[.B6]" office:value-type="time" office:time-value="PT00H01M01.000000429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75ccc061c726eed20a9cabea5ba2ec60a8a3dc0f393097f1dfeb3d5b45ea5c" xlink:type="simple">1658603</text:a></text:p>
          </table:table-cell>
          <table:table-cell office:value-type="string" calcext:value-type="string">
            <text:p>2017-04-03 19:11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16" calcext:value-type="float">
            <text:p>8.016</text:p>
          </table:table-cell>
          <table:table-cell office:value-type="float" office:value="0" calcext:value-type="float">
            <text:p>0</text:p>
          </table:table-cell>
          <table:table-cell table:formula="of:=[.B6]-[.B7]" office:value-type="time" office:time-value="PT00H00M35.999999614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608d354729b07eccd62da246c8e26c73fef7c1b8d14a1b6ba87460b5be05172" xlink:type="simple">1658602</text:a></text:p>
          </table:table-cell>
          <table:table-cell office:value-type="string" calcext:value-type="string">
            <text:p>2017-04-03 19:10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2" calcext:value-type="float">
            <text:p>7.882</text:p>
          </table:table-cell>
          <table:table-cell office:value-type="float" office:value="0" calcext:value-type="float">
            <text:p>0</text:p>
          </table:table-cell>
          <table:table-cell table:formula="of:=[.B7]-[.B8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061152644477a141d67786400d48b0238dd63d7f061e2d3742a701e575bb944" xlink:type="simple">1658601</text:a></text:p>
          </table:table-cell>
          <table:table-cell office:value-type="string" calcext:value-type="string">
            <text:p>2017-04-03 19:10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8]-[.B9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9c0fe8fd4e64dcfd3027b4ee577d5928947afe3ce5febd2930935b2a6c73ec" xlink:type="simple">1658600</text:a></text:p>
          </table:table-cell>
          <table:table-cell office:value-type="string" calcext:value-type="string">
            <text:p>2017-04-03 19:10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9]-[.B10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319ff962afe6fe34bc34221a761654d8acd9d0b27123db7fd1b9c94f5143fa4" xlink:type="simple">1658599</text:a></text:p>
          </table:table-cell>
          <table:table-cell office:value-type="string" calcext:value-type="string">
            <text:p>2017-04-03 19:10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10]-[.B11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43e2e9e05dea864fa8d06a5a1788b9d68a005d641dc338a5004dd840ef34899" xlink:type="simple">1658598</text:a></text:p>
          </table:table-cell>
          <table:table-cell office:value-type="string" calcext:value-type="string">
            <text:p>2017-04-03 19:08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11]-[.B12]" office:value-type="time" office:time-value="PT00H00M39.000000316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20d659aa850cab3300985e9ff7fd62d3753edd35e7a704f9f6f5d7be715bdaa" xlink:type="simple">1658597</text:a></text:p>
          </table:table-cell>
          <table:table-cell office:value-type="string" calcext:value-type="string">
            <text:p>2017-04-03 19:08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12]-[.B13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0a5c04e40dc1d35834cc72562a6242da9d4164d3ba3242f13197cf3a03f9cbe" xlink:type="simple">1658596</text:a></text:p>
          </table:table-cell>
          <table:table-cell office:value-type="string" calcext:value-type="string">
            <text:p>2017-04-03 19:08:15</text:p>
          </table:table-cell>
          <table:table-cell office:value-type="float" office:value="3" calcext:value-type="float">
            <text:p>3</text:p>
          </table:table-cell>
          <table:table-cell office:value-type="float" office:value="216.42860444" calcext:value-type="float">
            <text:p>216.42860444</text:p>
          </table:table-cell>
          <table:table-cell office:value-type="float" office:value="7.751" calcext:value-type="float">
            <text:p>7.751</text:p>
          </table:table-cell>
          <table:table-cell office:value-type="float" office:value="10.94" calcext:value-type="float">
            <text:p>10.94</text:p>
          </table:table-cell>
          <table:table-cell table:formula="of:=[.B13]-[.B14]" office:value-type="time" office:time-value="PT00H01M24.999999753S" calcext:value-type="time">
            <text:p>01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81c75dd63738603ee59b440e344d65daa6033b3167ff8ce9b2351bd0d79cf4" xlink:type="simple">1658595</text:a></text:p>
          </table:table-cell>
          <table:table-cell office:value-type="string" calcext:value-type="string">
            <text:p>2017-04-03 19:06:50</text:p>
          </table:table-cell>
          <table:table-cell office:value-type="float" office:value="2" calcext:value-type="float">
            <text:p>2</text:p>
          </table:table-cell>
          <table:table-cell office:value-type="float" office:value="4545.06788152" calcext:value-type="float">
            <text:p>4545.06788152</text:p>
          </table:table-cell>
          <table:table-cell office:value-type="float" office:value="7.751" calcext:value-type="float">
            <text:p>7.751</text:p>
          </table:table-cell>
          <table:table-cell office:value-type="float" office:value="52.82" calcext:value-type="float">
            <text:p>52.82</text:p>
          </table:table-cell>
          <table:table-cell table:formula="of:=[.B14]-[.B15]" office:value-type="time" office:time-value="PT00H01M03.999999873S" calcext:value-type="time">
            <text:p>01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6c9e48a4d307ffb97d8c45dfa7d1f255db22425af482ce920cfc8a08390127" xlink:type="simple">1658594</text:a></text:p>
          </table:table-cell>
          <table:table-cell office:value-type="string" calcext:value-type="string">
            <text:p>2017-04-03 19:05:46</text:p>
          </table:table-cell>
          <table:table-cell office:value-type="float" office:value="4" calcext:value-type="float">
            <text:p>4</text:p>
          </table:table-cell>
          <table:table-cell office:value-type="float" office:value="331.86405252" calcext:value-type="float">
            <text:p>331.86405252</text:p>
          </table:table-cell>
          <table:table-cell office:value-type="float" office:value="7.751" calcext:value-type="float">
            <text:p>7.751</text:p>
          </table:table-cell>
          <table:table-cell office:value-type="float" office:value="96.15" calcext:value-type="float">
            <text:p>96.15</text:p>
          </table:table-cell>
          <table:table-cell table:formula="of:=[.B15]-[.B16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791345614b57efb250e8b238a13817b336e95e150e6ef346aabc02ef0c7512" xlink:type="simple">1658593</text:a></text:p>
          </table:table-cell>
          <table:table-cell office:value-type="string" calcext:value-type="string">
            <text:p>2017-04-03 19:0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16]-[.B17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3a145caf00dded99958452cba8c63f3a8221b8c1454a2105e4e0aa36e113b8" xlink:type="simple">1658592</text:a></text:p>
          </table:table-cell>
          <table:table-cell office:value-type="string" calcext:value-type="string">
            <text:p>2017-04-03 19:04:06</text:p>
          </table:table-cell>
          <table:table-cell office:value-type="float" office:value="2" calcext:value-type="float">
            <text:p>2</text:p>
          </table:table-cell>
          <table:table-cell office:value-type="float" office:value="585.04972253" calcext:value-type="float">
            <text:p>585.04972253</text:p>
          </table:table-cell>
          <table:table-cell office:value-type="float" office:value="7.751" calcext:value-type="float">
            <text:p>7.751</text:p>
          </table:table-cell>
          <table:table-cell office:value-type="float" office:value="57.1" calcext:value-type="float">
            <text:p>57.1</text:p>
          </table:table-cell>
          <table:table-cell table:formula="of:=[.B17]-[.B18]" office:value-type="time" office:time-value="PT00H01M29.00000006S" calcext:value-type="time">
            <text:p>01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189577d0340d42c7692eec0989fdb9c70ab085c3d08462bf4e9b11cc396d569" xlink:type="simple">1658591</text:a></text:p>
          </table:table-cell>
          <table:table-cell office:value-type="string" calcext:value-type="string">
            <text:p>2017-04-03 19:02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22" calcext:value-type="float">
            <text:p>7.622</text:p>
          </table:table-cell>
          <table:table-cell office:value-type="float" office:value="0" calcext:value-type="float">
            <text:p>0</text:p>
          </table:table-cell>
          <table:table-cell table:formula="of:=[.B18]-[.B19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ffe18873816b3c46f213b1c5a6bbaba1cfb6f7219ddb029ec320faf4832ea5a" xlink:type="simple">1658590</text:a></text:p>
          </table:table-cell>
          <table:table-cell office:value-type="string" calcext:value-type="string">
            <text:p>2017-04-03 19:01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94" calcext:value-type="float">
            <text:p>7.494</text:p>
          </table:table-cell>
          <table:table-cell office:value-type="float" office:value="0" calcext:value-type="float">
            <text:p>0</text:p>
          </table:table-cell>
          <table:table-cell table:formula="of:=[.B19]-[.B20]" office:value-type="time" office:time-value="PT00H01M03.999999873S" calcext:value-type="time">
            <text:p>01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0ae1689b613f676a8fdb1be7c738e7b331fc6b6a08ba498d608d059329e37a" xlink:type="simple">1658589</text:a></text:p>
          </table:table-cell>
          <table:table-cell office:value-type="string" calcext:value-type="string">
            <text:p>2017-04-03 19:00:41</text:p>
          </table:table-cell>
          <table:table-cell office:value-type="float" office:value="3" calcext:value-type="float">
            <text:p>3</text:p>
          </table:table-cell>
          <table:table-cell office:value-type="float" office:value="171.95644583" calcext:value-type="float">
            <text:p>171.95644583</text:p>
          </table:table-cell>
          <table:table-cell office:value-type="float" office:value="7.37" calcext:value-type="float">
            <text:p>7.37</text:p>
          </table:table-cell>
          <table:table-cell office:value-type="float" office:value="8.09" calcext:value-type="float">
            <text:p>8.09</text:p>
          </table:table-cell>
          <table:table-cell table:formula="of:=[.B20]-[.B21]" office:value-type="time" office:time-value="PT00H01M51.999999778S" calcext:value-type="time">
            <text:p>01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22b46530533b89cc0e8866641d0c62f62b653cb5eb3b9055532e044c6dbc0f0" xlink:type="simple">1658588</text:a></text:p>
          </table:table-cell>
          <table:table-cell office:value-type="string" calcext:value-type="string">
            <text:p>2017-04-03 18:58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47" calcext:value-type="float">
            <text:p>7.247</text:p>
          </table:table-cell>
          <table:table-cell office:value-type="float" office:value="0" calcext:value-type="float">
            <text:p>0</text:p>
          </table:table-cell>
          <table:table-cell table:formula="of:=[.B21]-[.B22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685196074fb8840f85269124a83a27e071a448f9cd3a14ae92de9b8f1b192e" xlink:type="simple">1658587</text:a></text:p>
          </table:table-cell>
          <table:table-cell office:value-type="string" calcext:value-type="string">
            <text:p>2017-04-03 18:58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26" calcext:value-type="float">
            <text:p>7.126</text:p>
          </table:table-cell>
          <table:table-cell office:value-type="float" office:value="0" calcext:value-type="float">
            <text:p>0</text:p>
          </table:table-cell>
          <table:table-cell table:formula="of:=[.B22]-[.B23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d59edaf02152cab28ae3880e8018a843d01f5df1960d0fdcb13a7816f6cbb8" xlink:type="simple">1658586</text:a></text:p>
          </table:table-cell>
          <table:table-cell office:value-type="string" calcext:value-type="string">
            <text:p>2017-04-03 18:57:53</text:p>
          </table:table-cell>
          <table:table-cell office:value-type="float" office:value="5" calcext:value-type="float">
            <text:p>5</text:p>
          </table:table-cell>
          <table:table-cell office:value-type="float" office:value="599.6199599" calcext:value-type="float">
            <text:p>599.6199599</text:p>
          </table:table-cell>
          <table:table-cell office:value-type="float" office:value="7.007" calcext:value-type="float">
            <text:p>7.007</text:p>
          </table:table-cell>
          <table:table-cell office:value-type="float" office:value="103.96" calcext:value-type="float">
            <text:p>103.96</text:p>
          </table:table-cell>
          <table:table-cell table:formula="of:=[.B23]-[.B24]" office:value-type="time" office:time-value="PT00H03M10.00000041S" calcext:value-type="time">
            <text:p>03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39ab1749f0db61b6c04128fcae1258c01f5242b5b9171f102ca780dbd15c22a" xlink:type="simple">1658585</text:a></text:p>
          </table:table-cell>
          <table:table-cell office:value-type="string" calcext:value-type="string">
            <text:p>2017-04-03 18:54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74" calcext:value-type="float">
            <text:p>6.774</text:p>
          </table:table-cell>
          <table:table-cell office:value-type="float" office:value="0" calcext:value-type="float">
            <text:p>0</text:p>
          </table:table-cell>
          <table:table-cell table:formula="of:=[.B24]-[.B25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9be3a5e4507c1e5125e2e0c272baa6b258fc2fbc3517e666fc5a29bb2750d08" xlink:type="simple">1658584</text:a></text:p>
          </table:table-cell>
          <table:table-cell office:value-type="string" calcext:value-type="string">
            <text:p>2017-04-03 18:54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8" calcext:value-type="float">
            <text:p>6.548</text:p>
          </table:table-cell>
          <table:table-cell office:value-type="float" office:value="0" calcext:value-type="float">
            <text:p>0</text:p>
          </table:table-cell>
          <table:table-cell table:formula="of:=[.B25]-[.B26]" office:value-type="time" office:time-value="PT00H01M08.00000018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28012d6d418289efb9cfcd4a4c0b0174ac94528e1c64aad03b67bae322af8fd" xlink:type="simple">1658583</text:a></text:p>
          </table:table-cell>
          <table:table-cell office:value-type="string" calcext:value-type="string">
            <text:p>2017-04-03 18:53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29" calcext:value-type="float">
            <text:p>6.329</text:p>
          </table:table-cell>
          <table:table-cell office:value-type="float" office:value="0" calcext:value-type="float">
            <text:p>0</text:p>
          </table:table-cell>
          <table:table-cell table:formula="of:=[.B26]-[.B27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0cbf37ee62f86c48dbc50adad9ae18efa829f113a32e07aa2a8f9c724df84a9" xlink:type="simple">1658582</text:a></text:p>
          </table:table-cell>
          <table:table-cell office:value-type="string" calcext:value-type="string">
            <text:p>2017-04-03 18:52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18" calcext:value-type="float">
            <text:p>6.118</text:p>
          </table:table-cell>
          <table:table-cell office:value-type="float" office:value="0" calcext:value-type="float">
            <text:p>0</text:p>
          </table:table-cell>
          <table:table-cell table:formula="of:=[.B27]-[.B28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d6ce0f02d8f7a99fdbe402245d92ef4eecda83cfc34cf9aabc79caac34a48ea" xlink:type="simple">1658581</text:a></text:p>
          </table:table-cell>
          <table:table-cell office:value-type="string" calcext:value-type="string">
            <text:p>2017-04-03 18:52:34</text:p>
          </table:table-cell>
          <table:table-cell office:value-type="float" office:value="2" calcext:value-type="float">
            <text:p>2</text:p>
          </table:table-cell>
          <table:table-cell office:value-type="float" office:value="221.81262201" calcext:value-type="float">
            <text:p>221.81262201</text:p>
          </table:table-cell>
          <table:table-cell office:value-type="float" office:value="5.915" calcext:value-type="float">
            <text:p>5.915</text:p>
          </table:table-cell>
          <table:table-cell office:value-type="float" office:value="149.76" calcext:value-type="float">
            <text:p>149.76</text:p>
          </table:table-cell>
          <table:table-cell table:formula="of:=[.B28]-[.B29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3b52e3746af3577bff553225bef9a68e9a9338e3d73ce31de149d4e40410bbc" xlink:type="simple">1658580</text:a></text:p>
          </table:table-cell>
          <table:table-cell office:value-type="string" calcext:value-type="string">
            <text:p>2017-04-03 18:51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17" calcext:value-type="float">
            <text:p>5.717</text:p>
          </table:table-cell>
          <table:table-cell office:value-type="float" office:value="0" calcext:value-type="float">
            <text:p>0</text:p>
          </table:table-cell>
          <table:table-cell table:formula="of:=[.B29]-[.B30]" office:value-type="time" office:time-value="PT00H00M08.999999589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01c4fe8f2a9a9d842278977a845c49e79a92231bb1e8bea1dfd1abcf4776ebd" xlink:type="simple">1658579</text:a></text:p>
          </table:table-cell>
          <table:table-cell office:value-type="string" calcext:value-type="string">
            <text:p>2017-04-03 18:51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22" calcext:value-type="float">
            <text:p>5.622</text:p>
          </table:table-cell>
          <table:table-cell office:value-type="float" office:value="0" calcext:value-type="float">
            <text:p>0</text:p>
          </table:table-cell>
          <table:table-cell table:formula="of:=[.B30]-[.B31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8c3ff306cede2e3a99eb2d505364902d60933726d3a8b3ff143510a7ad11c4a" xlink:type="simple">1658578</text:a></text:p>
          </table:table-cell>
          <table:table-cell office:value-type="string" calcext:value-type="string">
            <text:p>2017-04-03 18:50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28" calcext:value-type="float">
            <text:p>5.528</text:p>
          </table:table-cell>
          <table:table-cell office:value-type="float" office:value="0" calcext:value-type="float">
            <text:p>0</text:p>
          </table:table-cell>
          <table:table-cell table:formula="of:=[.B31]-[.B32]" office:value-type="time" office:time-value="PT00H01M11.000000252S" calcext:value-type="time">
            <text:p>01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e85cad04cb8e946e769aa6d31d5323abcc377cfffba3208a63d352092f5338" xlink:type="simple">1658577</text:a></text:p>
          </table:table-cell>
          <table:table-cell office:value-type="string" calcext:value-type="string">
            <text:p>2017-04-03 18:49:48</text:p>
          </table:table-cell>
          <table:table-cell office:value-type="float" office:value="2" calcext:value-type="float">
            <text:p>2</text:p>
          </table:table-cell>
          <table:table-cell office:value-type="float" office:value="4546.34311835" calcext:value-type="float">
            <text:p>4546.34311835</text:p>
          </table:table-cell>
          <table:table-cell office:value-type="float" office:value="5.436" calcext:value-type="float">
            <text:p>5.436</text:p>
          </table:table-cell>
          <table:table-cell office:value-type="float" office:value="21795.51" calcext:value-type="float">
            <text:p>21795.51</text:p>
          </table:table-cell>
          <table:table-cell table:formula="of:=[.B32]-[.B33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e2e02eb905b0a040eb1dcffbbde7372477f48dcb04fd22340c56e750a77849" xlink:type="simple">1658576</text:a></text:p>
          </table:table-cell>
          <table:table-cell office:value-type="string" calcext:value-type="string">
            <text:p>2017-04-03 18:49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46" calcext:value-type="float">
            <text:p>5.346</text:p>
          </table:table-cell>
          <table:table-cell office:value-type="float" office:value="0" calcext:value-type="float">
            <text:p>0</text:p>
          </table:table-cell>
          <table:table-cell table:formula="of:=[.B33]-[.B34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ef857e5ae0e1c574444ae14abd026e51927525a373a8d12253ebe1436cf3c88" xlink:type="simple">1658575</text:a></text:p>
          </table:table-cell>
          <table:table-cell office:value-type="string" calcext:value-type="string">
            <text:p>2017-04-03 18:49:00</text:p>
          </table:table-cell>
          <table:table-cell office:value-type="float" office:value="2" calcext:value-type="float">
            <text:p>2</text:p>
          </table:table-cell>
          <table:table-cell office:value-type="float" office:value="96.01841405" calcext:value-type="float">
            <text:p>96.01841405</text:p>
          </table:table-cell>
          <table:table-cell office:value-type="float" office:value="5.346" calcext:value-type="float">
            <text:p>5.346</text:p>
          </table:table-cell>
          <table:table-cell office:value-type="float" office:value="0.5" calcext:value-type="float">
            <text:p>0.5</text:p>
          </table:table-cell>
          <table:table-cell table:formula="of:=[.B34]-[.B35]" office:value-type="time" office:time-value="PT00H01M49.999999939S" calcext:value-type="time">
            <text:p>01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c29eb6dc50b18a515ae0effc3db6b966a916e9134e2faf893c1b5d1caf30fde" xlink:type="simple">1658574</text:a></text:p>
          </table:table-cell>
          <table:table-cell office:value-type="string" calcext:value-type="string">
            <text:p>2017-04-03 18:47:1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.256" calcext:value-type="float">
            <text:p>5.256</text:p>
          </table:table-cell>
          <table:table-cell office:value-type="float" office:value="1214.79" calcext:value-type="float">
            <text:p>1214.79</text:p>
          </table:table-cell>
          <table:table-cell table:formula="of:=[.B35]-[.B36]" office:value-type="time" office:time-value="PT00H02M20.000000037S" calcext:value-type="time">
            <text:p>02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22539ad790c87b597b177b0d5a38fe4f004d1997ae9c5298f64adc3812218e" xlink:type="simple">1658573</text:a></text:p>
          </table:table-cell>
          <table:table-cell office:value-type="string" calcext:value-type="string">
            <text:p>2017-04-03 18:44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69" calcext:value-type="float">
            <text:p>5.169</text:p>
          </table:table-cell>
          <table:table-cell office:value-type="float" office:value="0" calcext:value-type="float">
            <text:p>0</text:p>
          </table:table-cell>
          <table:table-cell table:formula="of:=[.B36]-[.B37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92b672f0ce942db1eef471ef6fe21373b87897d913201a57c2950493200fa88" xlink:type="simple">1658572</text:a></text:p>
          </table:table-cell>
          <table:table-cell office:value-type="string" calcext:value-type="string">
            <text:p>2017-04-03 18:44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69" calcext:value-type="float">
            <text:p>5.169</text:p>
          </table:table-cell>
          <table:table-cell office:value-type="float" office:value="0" calcext:value-type="float">
            <text:p>0</text:p>
          </table:table-cell>
          <table:table-cell table:formula="of:=[.B37]-[.B38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3c3f462388560358e0566a62fa7f074ac3b96f92cf31f6b94879e4730ff8f17" xlink:type="simple">1658571</text:a></text:p>
          </table:table-cell>
          <table:table-cell office:value-type="string" calcext:value-type="string">
            <text:p>2017-04-03 18:44:33</text:p>
          </table:table-cell>
          <table:table-cell office:value-type="float" office:value="5" calcext:value-type="float">
            <text:p>5</text:p>
          </table:table-cell>
          <table:table-cell office:value-type="float" office:value="430.72015465" calcext:value-type="float">
            <text:p>430.72015465</text:p>
          </table:table-cell>
          <table:table-cell office:value-type="float" office:value="5.169" calcext:value-type="float">
            <text:p>5.169</text:p>
          </table:table-cell>
          <table:table-cell office:value-type="float" office:value="118.71" calcext:value-type="float">
            <text:p>118.71</text:p>
          </table:table-cell>
          <table:table-cell table:formula="of:=[.B38]-[.B39]" office:value-type="time" office:time-value="PT00H00M20.000000275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c00c02dd9e66e91c3e22aca8a1e246ac3aec6d20d173d0f72678d76b5472a67" xlink:type="simple">1658570</text:a></text:p>
          </table:table-cell>
          <table:table-cell office:value-type="string" calcext:value-type="string">
            <text:p>2017-04-03 18:44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69" calcext:value-type="float">
            <text:p>5.169</text:p>
          </table:table-cell>
          <table:table-cell office:value-type="float" office:value="0" calcext:value-type="float">
            <text:p>0</text:p>
          </table:table-cell>
          <table:table-cell table:formula="of:=[.B39]-[.B40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6721f82176d78d057f25c67ded4da6014bf4950bd952bfc73d2decf9ab9bd64" xlink:type="simple">1658569</text:a></text:p>
          </table:table-cell>
          <table:table-cell office:value-type="string" calcext:value-type="string">
            <text:p>2017-04-03 18:43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55" calcext:value-type="float">
            <text:p>5.255</text:p>
          </table:table-cell>
          <table:table-cell office:value-type="float" office:value="0" calcext:value-type="float">
            <text:p>0</text:p>
          </table:table-cell>
          <table:table-cell table:formula="of:=[.B40]-[.B41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e117da469082df0052eec5c1003e322b1df047f14150529615f7afb3116d241" xlink:type="simple">1658568</text:a></text:p>
          </table:table-cell>
          <table:table-cell office:value-type="string" calcext:value-type="string">
            <text:p>2017-04-03 18:42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43" calcext:value-type="float">
            <text:p>5.343</text:p>
          </table:table-cell>
          <table:table-cell office:value-type="float" office:value="0" calcext:value-type="float">
            <text:p>0</text:p>
          </table:table-cell>
          <table:table-cell table:formula="of:=[.B41]-[.B42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cea2989219bae2a43d2d4c271ea23cd90c8f781de1210c114fdf0bd900c15e1" xlink:type="simple">1658567</text:a></text:p>
          </table:table-cell>
          <table:table-cell office:value-type="string" calcext:value-type="string">
            <text:p>2017-04-03 18:42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table:formula="of:=[.B42]-[.B43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96e3651d922fff0abdb187c1e1f7183c6e4959161a6d2136bfde29ef45b63d6" xlink:type="simple">1658566</text:a></text:p>
          </table:table-cell>
          <table:table-cell office:value-type="string" calcext:value-type="string">
            <text:p>2017-04-03 18:42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9" calcext:value-type="float">
            <text:p>5.89</text:p>
          </table:table-cell>
          <table:table-cell office:value-type="float" office:value="0" calcext:value-type="float">
            <text:p>0</text:p>
          </table:table-cell>
          <table:table-cell table:formula="of:=[.B43]-[.B44]" office:value-type="time" office:time-value="PT00H00M37.000000477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a89d1a117f53b3141dde7e5cbe3bcb97ab0203f06ab05278fe727f8dc5822a6" xlink:type="simple">1658565</text:a></text:p>
          </table:table-cell>
          <table:table-cell office:value-type="string" calcext:value-type="string">
            <text:p>2017-04-03 18:42:04</text:p>
          </table:table-cell>
          <table:table-cell office:value-type="float" office:value="2" calcext:value-type="float">
            <text:p>2</text:p>
          </table:table-cell>
          <table:table-cell office:value-type="float" office:value="161.61458838" calcext:value-type="float">
            <text:p>161.61458838</text:p>
          </table:table-cell>
          <table:table-cell office:value-type="float" office:value="6.185" calcext:value-type="float">
            <text:p>6.185</text:p>
          </table:table-cell>
          <table:table-cell office:value-type="float" office:value="8.34" calcext:value-type="float">
            <text:p>8.34</text:p>
          </table:table-cell>
          <table:table-cell table:formula="of:=[.B44]-[.B45]" office:value-type="time" office:time-value="PT00H01M41.999999955S" calcext:value-type="time">
            <text:p>01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3dcf43c82b629238d1b4c6497a5a95f701c1696a10ac27d966dea1c2c1800ec" xlink:type="simple">1658564</text:a></text:p>
          </table:table-cell>
          <table:table-cell office:value-type="string" calcext:value-type="string">
            <text:p>2017-04-03 18:40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94" calcext:value-type="float">
            <text:p>6.494</text:p>
          </table:table-cell>
          <table:table-cell office:value-type="float" office:value="0" calcext:value-type="float">
            <text:p>0</text:p>
          </table:table-cell>
          <table:table-cell table:formula="of:=[.B45]-[.B46]" office:value-type="time" office:time-value="PT00H00M38.999999687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794be9e50041d9c7ce6ecf2f7a64fa302182c2030ed891c095a16d7e086e83f" xlink:type="simple">1658563</text:a></text:p>
          </table:table-cell>
          <table:table-cell office:value-type="string" calcext:value-type="string">
            <text:p>2017-04-03 18:39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19" calcext:value-type="float">
            <text:p>6.819</text:p>
          </table:table-cell>
          <table:table-cell office:value-type="float" office:value="0" calcext:value-type="float">
            <text:p>0</text:p>
          </table:table-cell>
          <table:table-cell table:formula="of:=[.B46]-[.B47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d38be67c2477c24ba7890ec32e935d428a3a13dcf13ad20877c8703c76e1b3" xlink:type="simple">1658562</text:a></text:p>
          </table:table-cell>
          <table:table-cell office:value-type="string" calcext:value-type="string">
            <text:p>2017-04-03 18:39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table:formula="of:=[.B47]-[.B48]" office:value-type="time" office:time-value="PT00H02M37.000000239S" calcext:value-type="time">
            <text:p>02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dfa44388effc3ecd15404b4b92ac84979d77f65807bff2d734cca621b4f236" xlink:type="simple">1658561</text:a></text:p>
          </table:table-cell>
          <table:table-cell office:value-type="string" calcext:value-type="string">
            <text:p>2017-04-03 18:36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8" calcext:value-type="float">
            <text:p>7.518</text:p>
          </table:table-cell>
          <table:table-cell office:value-type="float" office:value="0" calcext:value-type="float">
            <text:p>0</text:p>
          </table:table-cell>
          <table:table-cell table:formula="of:=[.B48]-[.B49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212d074ee932e0b7f13b3ec4c544e2878dff60d016cf83946870e41ca92677" xlink:type="simple">1658560</text:a></text:p>
          </table:table-cell>
          <table:table-cell office:value-type="string" calcext:value-type="string">
            <text:p>2017-04-03 18:36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4" calcext:value-type="float">
            <text:p>7.894</text:p>
          </table:table-cell>
          <table:table-cell office:value-type="float" office:value="0" calcext:value-type="float">
            <text:p>0</text:p>
          </table:table-cell>
          <table:table-cell table:formula="of:=[.B49]-[.B50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4dc605b89fdc9be2ab628f80009e3ef85aaf23973229e32f5a3c9d501c728a" xlink:type="simple">1658559</text:a></text:p>
          </table:table-cell>
          <table:table-cell office:value-type="string" calcext:value-type="string">
            <text:p>2017-04-03 18:35:41</text:p>
          </table:table-cell>
          <table:table-cell office:value-type="float" office:value="2" calcext:value-type="float">
            <text:p>2</text:p>
          </table:table-cell>
          <table:table-cell office:value-type="float" office:value="85.44294898" calcext:value-type="float">
            <text:p>85.44294898</text:p>
          </table:table-cell>
          <table:table-cell office:value-type="float" office:value="8.42" calcext:value-type="float">
            <text:p>8.42</text:p>
          </table:table-cell>
          <table:table-cell office:value-type="float" office:value="0.08" calcext:value-type="float">
            <text:p>0.08</text:p>
          </table:table-cell>
          <table:table-cell table:formula="of:=[.B50]-[.B51]" office:value-type="time" office:time-value="PT00H04M19.000000195S" calcext:value-type="time">
            <text:p>04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24f434319f1895c339f0da9e3ccfae321ac13d5feb52f640c6da4cc450004b8" xlink:type="simple">1658558</text:a></text:p>
          </table:table-cell>
          <table:table-cell office:value-type="string" calcext:value-type="string">
            <text:p>2017-04-03 18:31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41" calcext:value-type="float">
            <text:p>8.841</text:p>
          </table:table-cell>
          <table:table-cell office:value-type="float" office:value="0" calcext:value-type="float">
            <text:p>0</text:p>
          </table:table-cell>
          <table:table-cell table:formula="of:=[.B51]-[.B52]" office:value-type="time" office:time-value="PT00H01M51.000000173S" calcext:value-type="time">
            <text:p>01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0460b70a85802d84bdf4c6a5ab3bb3d628a9f515e6dcae1eb29203f08fc57f4" xlink:type="simple">1658557</text:a></text:p>
          </table:table-cell>
          <table:table-cell office:value-type="string" calcext:value-type="string">
            <text:p>2017-04-03 18:29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36" calcext:value-type="float">
            <text:p>9.136</text:p>
          </table:table-cell>
          <table:table-cell office:value-type="float" office:value="0" calcext:value-type="float">
            <text:p>0</text:p>
          </table:table-cell>
          <table:table-cell table:formula="of:=[.B52]-[.B53]" office:value-type="time" office:time-value="PT00H00M45.999999437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8bb2724a78b1b95eeef1783076af0a3a7281ce8f2067d32c0bde5e0fbc62af" xlink:type="simple">1658556</text:a></text:p>
          </table:table-cell>
          <table:table-cell office:value-type="string" calcext:value-type="string">
            <text:p>2017-04-03 18:28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  <table:table-cell table:formula="of:=[.B53]-[.B54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4a6c94774fabbd0e36a40666ee7121216ea0a73bca889f44e2bac3d3adad2d" xlink:type="simple">1658555</text:a></text:p>
          </table:table-cell>
          <table:table-cell office:value-type="string" calcext:value-type="string">
            <text:p>2017-04-03 18:28:20</text:p>
          </table:table-cell>
          <table:table-cell office:value-type="float" office:value="3" calcext:value-type="float">
            <text:p>3</text:p>
          </table:table-cell>
          <table:table-cell office:value-type="float" office:value="1033.55122434" calcext:value-type="float">
            <text:p>1033.55122434</text:p>
          </table:table-cell>
          <table:table-cell office:value-type="float" office:value="9.755" calcext:value-type="float">
            <text:p>9.755</text:p>
          </table:table-cell>
          <table:table-cell office:value-type="float" office:value="1481.37" calcext:value-type="float">
            <text:p>1481.37</text:p>
          </table:table-cell>
          <table:table-cell table:formula="of:=[.B54]-[.B55]" office:value-type="time" office:time-value="PT00H01M56.000000085S" calcext:value-type="time">
            <text:p>01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4a208c0cc491101fadda796ab0242dc061248c096159984ffa376aa3712489" xlink:type="simple">1658554</text:a></text:p>
          </table:table-cell>
          <table:table-cell office:value-type="string" calcext:value-type="string">
            <text:p>2017-04-03 18:26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18" calcext:value-type="float">
            <text:p>9.918</text:p>
          </table:table-cell>
          <table:table-cell office:value-type="float" office:value="0" calcext:value-type="float">
            <text:p>0</text:p>
          </table:table-cell>
          <table:table-cell table:formula="of:=[.B55]-[.B56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c4935478722b2932529a31d39703a6bb5c5850eed15fd896373382c4cb86364" xlink:type="simple">1658553</text:a></text:p>
          </table:table-cell>
          <table:table-cell office:value-type="string" calcext:value-type="string">
            <text:p>2017-04-03 18:25:32</text:p>
          </table:table-cell>
          <table:table-cell office:value-type="float" office:value="3" calcext:value-type="float">
            <text:p>3</text:p>
          </table:table-cell>
          <table:table-cell office:value-type="float" office:value="3140.3397653" calcext:value-type="float">
            <text:p>3140.3397653</text:p>
          </table:table-cell>
          <table:table-cell office:value-type="float" office:value="10.083" calcext:value-type="float">
            <text:p>10.083</text:p>
          </table:table-cell>
          <table:table-cell office:value-type="float" office:value="4103.57" calcext:value-type="float">
            <text:p>4103.57</text:p>
          </table:table-cell>
          <table:table-cell table:formula="of:=[.B56]-[.B57]" office:value-type="time" office:time-value="PT00H04M41.999999913S" calcext:value-type="time">
            <text:p>04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61f40360c46b489e6418690f391b195695f7a427fc1a411d604bfd76289462d" xlink:type="simple">1658552</text:a></text:p>
          </table:table-cell>
          <table:table-cell office:value-type="string" calcext:value-type="string">
            <text:p>2017-04-03 18:20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83" calcext:value-type="float">
            <text:p>10.083</text:p>
          </table:table-cell>
          <table:table-cell office:value-type="float" office:value="0" calcext:value-type="float">
            <text:p>0</text:p>
          </table:table-cell>
          <table:table-cell table:formula="of:=[.B57]-[.B58]" office:value-type="time" office:time-value="PT00H01M48.999999706S" calcext:value-type="time">
            <text:p>01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56d70061398caad44912db609cc29200ccbd624ca5a86b884dd506907a46dc" xlink:type="simple">1658551</text:a></text:p>
          </table:table-cell>
          <table:table-cell office:value-type="string" calcext:value-type="string">
            <text:p>2017-04-03 18:19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83" calcext:value-type="float">
            <text:p>10.083</text:p>
          </table:table-cell>
          <table:table-cell office:value-type="float" office:value="0" calcext:value-type="float">
            <text:p>0</text:p>
          </table:table-cell>
          <table:table-cell table:formula="of:=[.B58]-[.B59]" office:value-type="time" office:time-value="PT00H00M15.000000363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9aa2632e7e78773ebfc4bf5e0bb2f97ff467b7d1f1d4c83ce76d9a8cdd00f14" xlink:type="simple">1658550</text:a></text:p>
          </table:table-cell>
          <table:table-cell office:value-type="string" calcext:value-type="string">
            <text:p>2017-04-03 18:18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83" calcext:value-type="float">
            <text:p>10.083</text:p>
          </table:table-cell>
          <table:table-cell office:value-type="float" office:value="0" calcext:value-type="float">
            <text:p>0</text:p>
          </table:table-cell>
          <table:table-cell table:formula="of:=[.B59]-[.B60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c01d7c9ad79f24010d2b33595f4d933a2d8a615d5d49f9fb4b217ae150e6f19" xlink:type="simple">1658549</text:a></text:p>
          </table:table-cell>
          <table:table-cell office:value-type="string" calcext:value-type="string">
            <text:p>2017-04-03 18:18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83" calcext:value-type="float">
            <text:p>10.083</text:p>
          </table:table-cell>
          <table:table-cell office:value-type="float" office:value="0" calcext:value-type="float">
            <text:p>0</text:p>
          </table:table-cell>
          <table:table-cell table:formula="of:=[.B60]-[.B61]" office:value-type="time" office:time-value="PT00H02M50.000000135S" calcext:value-type="time">
            <text:p>02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47fc19e4c0cda240c07fc826916b89fc78e0c148b643cbcfece76cb4da8f589" xlink:type="simple">1658548</text:a></text:p>
          </table:table-cell>
          <table:table-cell office:value-type="string" calcext:value-type="string">
            <text:p>2017-04-03 18:15:43</text:p>
          </table:table-cell>
          <table:table-cell office:value-type="float" office:value="5" calcext:value-type="float">
            <text:p>5</text:p>
          </table:table-cell>
          <table:table-cell office:value-type="float" office:value="434.09238976" calcext:value-type="float">
            <text:p>434.09238976</text:p>
          </table:table-cell>
          <table:table-cell office:value-type="float" office:value="9.915" calcext:value-type="float">
            <text:p>9.915</text:p>
          </table:table-cell>
          <table:table-cell office:value-type="float" office:value="26.41" calcext:value-type="float">
            <text:p>26.41</text:p>
          </table:table-cell>
          <table:table-cell table:formula="of:=[.B61]-[.B62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a4c55fcdbc9b7052263f7965b9f698970be363c82831089b872fec4d94d7c36" xlink:type="simple">1658547</text:a></text:p>
          </table:table-cell>
          <table:table-cell office:value-type="string" calcext:value-type="string">
            <text:p>2017-04-03 18:14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749" calcext:value-type="float">
            <text:p>9.749</text:p>
          </table:table-cell>
          <table:table-cell office:value-type="float" office:value="0" calcext:value-type="float">
            <text:p>0</text:p>
          </table:table-cell>
          <table:table-cell table:formula="of:=[.B62]-[.B63]" office:value-type="time" office:time-value="PT00H02M23.999999715S" calcext:value-type="time">
            <text:p>02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f349d80560620f5f069d11cad459cdd8488beff6b37260e73f4aa90cfd497f" xlink:type="simple">1658546</text:a></text:p>
          </table:table-cell>
          <table:table-cell office:value-type="string" calcext:value-type="string">
            <text:p>2017-04-03 18:12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87" calcext:value-type="float">
            <text:p>9.587</text:p>
          </table:table-cell>
          <table:table-cell office:value-type="float" office:value="0" calcext:value-type="float">
            <text:p>0</text:p>
          </table:table-cell>
          <table:table-cell table:formula="of:=[.B63]-[.B64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e0e1b645e0bb8ac02874c72fb17da77504d18d6dd164392a1dc3d0b9b6f307" xlink:type="simple">1658545</text:a></text:p>
          </table:table-cell>
          <table:table-cell office:value-type="string" calcext:value-type="string">
            <text:p>2017-04-03 18:11:47</text:p>
          </table:table-cell>
          <table:table-cell office:value-type="float" office:value="4" calcext:value-type="float">
            <text:p>4</text:p>
          </table:table-cell>
          <table:table-cell office:value-type="float" office:value="437.34940148" calcext:value-type="float">
            <text:p>437.34940148</text:p>
          </table:table-cell>
          <table:table-cell office:value-type="float" office:value="9.267" calcext:value-type="float">
            <text:p>9.267</text:p>
          </table:table-cell>
          <table:table-cell office:value-type="float" office:value="2544.91" calcext:value-type="float">
            <text:p>2544.91</text:p>
          </table:table-cell>
          <table:table-cell table:formula="of:=[.B64]-[.B65]" office:value-type="time" office:time-value="PT00H01M37.999999649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237f7967afce230d83fe4b5700dbf6f6980b34491c0a12ad57f2f7c7c47d6bc" xlink:type="simple">1658544</text:a></text:p>
          </table:table-cell>
          <table:table-cell office:value-type="string" calcext:value-type="string">
            <text:p>2017-04-03 18:10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3" calcext:value-type="float">
            <text:p>9.113</text:p>
          </table:table-cell>
          <table:table-cell office:value-type="float" office:value="0" calcext:value-type="float">
            <text:p>0</text:p>
          </table:table-cell>
          <table:table-cell table:formula="of:=[.B65]-[.B66]" office:value-type="time" office:time-value="PT00H01M59.000000157S" calcext:value-type="time">
            <text:p>01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ba4f9d71f81e20192cb49c98fcf0336351929bbeb2d27f967f9573ed4a3b1e" xlink:type="simple">1658543</text:a></text:p>
          </table:table-cell>
          <table:table-cell office:value-type="string" calcext:value-type="string">
            <text:p>2017-04-03 18:08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09" calcext:value-type="float">
            <text:p>8.809</text:p>
          </table:table-cell>
          <table:table-cell office:value-type="float" office:value="0" calcext:value-type="float">
            <text:p>0</text:p>
          </table:table-cell>
          <table:table-cell table:formula="of:=[.B66]-[.B67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f2e9791dbbda7ed97b62aecc23d14bfb40e6ab6591f671fe7895c05e7eedcb5" xlink:type="simple">1658542</text:a></text:p>
          </table:table-cell>
          <table:table-cell office:value-type="string" calcext:value-type="string">
            <text:p>2017-04-03 18:07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15" calcext:value-type="float">
            <text:p>8.515</text:p>
          </table:table-cell>
          <table:table-cell office:value-type="float" office:value="0" calcext:value-type="float">
            <text:p>0</text:p>
          </table:table-cell>
          <table:table-cell table:formula="of:=[.B67]-[.B68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e63c94328a364598110aa9a8e32b8f596b7c9df8a7336ad0e59eeb2e9230f7" xlink:type="simple">1658541</text:a></text:p>
          </table:table-cell>
          <table:table-cell office:value-type="string" calcext:value-type="string">
            <text:p>2017-04-03 18:07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32" calcext:value-type="float">
            <text:p>8.232</text:p>
          </table:table-cell>
          <table:table-cell office:value-type="float" office:value="0" calcext:value-type="float">
            <text:p>0</text:p>
          </table:table-cell>
          <table:table-cell table:formula="of:=[.B68]-[.B69]" office:value-type="time" office:time-value="PT00H00M19.999999646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a6d885c1488ad70741c5c5190969fc76dc875d7145724dde42be0b9cdd22e1" xlink:type="simple">1658540</text:a></text:p>
          </table:table-cell>
          <table:table-cell office:value-type="string" calcext:value-type="string">
            <text:p>2017-04-03 18:07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57" calcext:value-type="float">
            <text:p>7.957</text:p>
          </table:table-cell>
          <table:table-cell office:value-type="float" office:value="0" calcext:value-type="float">
            <text:p>0</text:p>
          </table:table-cell>
          <table:table-cell table:formula="of:=[.B69]-[.B70]" office:value-type="time" office:time-value="PT00H00M29.000000493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a381ed68c4de3cdb9a798c9aed4cba1b0b5053e464fb2e2e7e4a839d61f606b" xlink:type="simple">1658539</text:a></text:p>
          </table:table-cell>
          <table:table-cell office:value-type="string" calcext:value-type="string">
            <text:p>2017-04-03 18:07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25" calcext:value-type="float">
            <text:p>7.825</text:p>
          </table:table-cell>
          <table:table-cell office:value-type="float" office:value="0" calcext:value-type="float">
            <text:p>0</text:p>
          </table:table-cell>
          <table:table-cell table:formula="of:=[.B70]-[.B71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51f55ffd425a30f195d9e7248df57c116322410b61109b9b6adf7b6bc003c5a" xlink:type="simple">1658538</text:a></text:p>
          </table:table-cell>
          <table:table-cell office:value-type="string" calcext:value-type="string">
            <text:p>2017-04-03 18:06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94" calcext:value-type="float">
            <text:p>7.694</text:p>
          </table:table-cell>
          <table:table-cell office:value-type="float" office:value="0" calcext:value-type="float">
            <text:p>0</text:p>
          </table:table-cell>
          <table:table-cell table:formula="of:=[.B71]-[.B72]" office:value-type="time" office:time-value="PT00H01M21.000000075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fd0c109188d92873c1222b17a9729e75d2f9fa119a8fee90e216c86c6078b49" xlink:type="simple">1658537</text:a></text:p>
          </table:table-cell>
          <table:table-cell office:value-type="string" calcext:value-type="string">
            <text:p>2017-04-03 18:05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66" calcext:value-type="float">
            <text:p>7.566</text:p>
          </table:table-cell>
          <table:table-cell office:value-type="float" office:value="0" calcext:value-type="float">
            <text:p>0</text:p>
          </table:table-cell>
          <table:table-cell table:formula="of:=[.B72]-[.B73]" office:value-type="time" office:time-value="PT00H00M21.999999485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09f70a83676f60befe78610ca9a568254ffe1b7c14107fd4922426ae650fc6" xlink:type="simple">1658536</text:a></text:p>
          </table:table-cell>
          <table:table-cell office:value-type="string" calcext:value-type="string">
            <text:p>2017-04-03 18:04:46</text:p>
          </table:table-cell>
          <table:table-cell office:value-type="float" office:value="3" calcext:value-type="float">
            <text:p>3</text:p>
          </table:table-cell>
          <table:table-cell office:value-type="float" office:value="86.23346027" calcext:value-type="float">
            <text:p>86.23346027</text:p>
          </table:table-cell>
          <table:table-cell office:value-type="float" office:value="7.44" calcext:value-type="float">
            <text:p>7.44</text:p>
          </table:table-cell>
          <table:table-cell office:value-type="float" office:value="0.04" calcext:value-type="float">
            <text:p>0.04</text:p>
          </table:table-cell>
          <table:table-cell table:formula="of:=[.B73]-[.B74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25058ad8341e7e515b9a48f12b7b7642473edc9cbeb3f38276fc6d86801596c" xlink:type="simple">1658535</text:a></text:p>
          </table:table-cell>
          <table:table-cell office:value-type="string" calcext:value-type="string">
            <text:p>2017-04-03 18:04:23</text:p>
          </table:table-cell>
          <table:table-cell office:value-type="float" office:value="2" calcext:value-type="float">
            <text:p>2</text:p>
          </table:table-cell>
          <table:table-cell office:value-type="float" office:value="219.64347504" calcext:value-type="float">
            <text:p>219.64347504</text:p>
          </table:table-cell>
          <table:table-cell office:value-type="float" office:value="7.44" calcext:value-type="float">
            <text:p>7.44</text:p>
          </table:table-cell>
          <table:table-cell office:value-type="float" office:value="34.53" calcext:value-type="float">
            <text:p>34.53</text:p>
          </table:table-cell>
          <table:table-cell table:formula="of:=[.B74]-[.B75]" office:value-type="time" office:time-value="PT00H02M39.000000078S" calcext:value-type="time">
            <text:p>02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671d54909815d7f7d47ab8069ecd0c0ac46e3c88756bfb8b83a84198f39be15" xlink:type="simple">1658534</text:a></text:p>
          </table:table-cell>
          <table:table-cell office:value-type="string" calcext:value-type="string">
            <text:p>2017-04-03 18:01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16" calcext:value-type="float">
            <text:p>7.316</text:p>
          </table:table-cell>
          <table:table-cell office:value-type="float" office:value="0" calcext:value-type="float">
            <text:p>0</text:p>
          </table:table-cell>
          <table:table-cell table:formula="of:=[.B75]-[.B76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c61b0909306f0bd13b0accde28fd3ada02dc6e6b9cc44bfae7eff46c172ab09" xlink:type="simple">1658533</text:a></text:p>
          </table:table-cell>
          <table:table-cell office:value-type="string" calcext:value-type="string">
            <text:p>2017-04-03 18:01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94" calcext:value-type="float">
            <text:p>7.194</text:p>
          </table:table-cell>
          <table:table-cell office:value-type="float" office:value="0" calcext:value-type="float">
            <text:p>0</text:p>
          </table:table-cell>
          <table:table-cell table:formula="of:=[.B76]-[.B77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e133afa9b46914dee755d6ceebd9280777b45195a66a74d52d16e05c6e9aa1" xlink:type="simple">1658532</text:a></text:p>
          </table:table-cell>
          <table:table-cell office:value-type="string" calcext:value-type="string">
            <text:p>2017-04-03 18:01:2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7.194" calcext:value-type="float">
            <text:p>7.194</text:p>
          </table:table-cell>
          <table:table-cell office:value-type="float" office:value="121.86" calcext:value-type="float">
            <text:p>121.86</text:p>
          </table:table-cell>
          <table:table-cell table:formula="of:=[.B77]-[.B78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142a47a8a7053ca229d228b5101fdf420757adcb62ccb65179ae87a0e2ef746" xlink:type="simple">1658531</text:a></text:p>
          </table:table-cell>
          <table:table-cell office:value-type="string" calcext:value-type="string">
            <text:p>2017-04-03 18:00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94" calcext:value-type="float">
            <text:p>7.194</text:p>
          </table:table-cell>
          <table:table-cell office:value-type="float" office:value="0" calcext:value-type="float">
            <text:p>0</text:p>
          </table:table-cell>
          <table:table-cell table:formula="of:=[.B78]-[.B79]" office:value-type="time" office:time-value="PT00H00M20.000000275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c0d7a0fa0d2d0c63a083e4e5c1945624289180abbc5f76881cd238898964c31" xlink:type="simple">1658530</text:a></text:p>
          </table:table-cell>
          <table:table-cell office:value-type="string" calcext:value-type="string">
            <text:p>2017-04-03 18:00:21</text:p>
          </table:table-cell>
          <table:table-cell office:value-type="float" office:value="2" calcext:value-type="float">
            <text:p>2</text:p>
          </table:table-cell>
          <table:table-cell office:value-type="float" office:value="26297.30748017" calcext:value-type="float">
            <text:p>26297.30748017</text:p>
          </table:table-cell>
          <table:table-cell office:value-type="float" office:value="7.314" calcext:value-type="float">
            <text:p>7.314</text:p>
          </table:table-cell>
          <table:table-cell office:value-type="float" office:value="405760.97" calcext:value-type="float">
            <text:p>405760.97</text:p>
          </table:table-cell>
          <table:table-cell table:formula="of:=[.B79]-[.B80]" office:value-type="time" office:time-value="PT00H01M34.999999576S" calcext:value-type="time">
            <text:p>01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a374a939f5a405933ab69c59be7851704f2ddf972a486dfbc54236a3b09f1fa" xlink:type="simple">1658529</text:a></text:p>
          </table:table-cell>
          <table:table-cell office:value-type="string" calcext:value-type="string">
            <text:p>2017-04-03 17:58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14" calcext:value-type="float">
            <text:p>7.314</text:p>
          </table:table-cell>
          <table:table-cell office:value-type="float" office:value="0" calcext:value-type="float">
            <text:p>0</text:p>
          </table:table-cell>
          <table:table-cell table:formula="of:=[.B80]-[.B81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8e825e6e27ba86e567a53df6125acb7214ecd715c8c65a5b330ac0a1d2db01d" xlink:type="simple">1658528</text:a></text:p>
          </table:table-cell>
          <table:table-cell office:value-type="string" calcext:value-type="string">
            <text:p>2017-04-03 17:58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36" calcext:value-type="float">
            <text:p>7.436</text:p>
          </table:table-cell>
          <table:table-cell office:value-type="float" office:value="0" calcext:value-type="float">
            <text:p>0</text:p>
          </table:table-cell>
          <table:table-cell table:formula="of:=[.B81]-[.B82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9b8f34d0a179c5e5c0d2cd354bafed6b06d53742895bd6a3dd2f65d7a178e27" xlink:type="simple">1658527</text:a></text:p>
          </table:table-cell>
          <table:table-cell office:value-type="string" calcext:value-type="string">
            <text:p>2017-04-03 17:58:21</text:p>
          </table:table-cell>
          <table:table-cell office:value-type="float" office:value="2" calcext:value-type="float">
            <text:p>2</text:p>
          </table:table-cell>
          <table:table-cell office:value-type="float" office:value="92.38065691" calcext:value-type="float">
            <text:p>92.38065691</text:p>
          </table:table-cell>
          <table:table-cell office:value-type="float" office:value="7.56" calcext:value-type="float">
            <text:p>7.56</text:p>
          </table:table-cell>
          <table:table-cell office:value-type="float" office:value="0.22" calcext:value-type="float">
            <text:p>0.22</text:p>
          </table:table-cell>
          <table:table-cell table:formula="of:=[.B82]-[.B83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3ab54b37da853f2cc648f0758bf6e0cfb4e54fb2a341369c3a26d7ebf9b1471" xlink:type="simple">1658526</text:a></text:p>
          </table:table-cell>
          <table:table-cell office:value-type="string" calcext:value-type="string">
            <text:p>2017-04-03 17:57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38" calcext:value-type="float">
            <text:p>7.938</text:p>
          </table:table-cell>
          <table:table-cell office:value-type="float" office:value="0" calcext:value-type="float">
            <text:p>0</text:p>
          </table:table-cell>
          <table:table-cell table:formula="of:=[.B83]-[.B84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752b40a43de6acfd31136c0a84946f4c70d6c40830a71bebdbeb797b6ffa6c" xlink:type="simple">1658525</text:a></text:p>
          </table:table-cell>
          <table:table-cell office:value-type="string" calcext:value-type="string">
            <text:p>2017-04-03 17:56:46</text:p>
          </table:table-cell>
          <table:table-cell office:value-type="float" office:value="4" calcext:value-type="float">
            <text:p>4</text:p>
          </table:table-cell>
          <table:table-cell office:value-type="float" office:value="314.82479009" calcext:value-type="float">
            <text:p>314.82479009</text:p>
          </table:table-cell>
          <table:table-cell office:value-type="float" office:value="8.335" calcext:value-type="float">
            <text:p>8.335</text:p>
          </table:table-cell>
          <table:table-cell office:value-type="float" office:value="1077.33" calcext:value-type="float">
            <text:p>1077.33</text:p>
          </table:table-cell>
          <table:table-cell table:formula="of:=[.B84]-[.B85]" office:value-type="time" office:time-value="PT00H02M56.999999885S" calcext:value-type="time">
            <text:p>02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b010c5c5562277e25c53998fe6036c722df81b5927498fa2b9e8a9d82e4c394" xlink:type="simple">1658524</text:a></text:p>
          </table:table-cell>
          <table:table-cell office:value-type="string" calcext:value-type="string">
            <text:p>2017-04-03 17:53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751" calcext:value-type="float">
            <text:p>8.751</text:p>
          </table:table-cell>
          <table:table-cell office:value-type="float" office:value="0" calcext:value-type="float">
            <text:p>0</text:p>
          </table:table-cell>
          <table:table-cell table:formula="of:=[.B85]-[.B86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41a543d6fe6e6acd9084a11735d206d05a6c594ed0856395c77e1aaf3c0560" xlink:type="simple">1658523</text:a></text:p>
          </table:table-cell>
          <table:table-cell office:value-type="string" calcext:value-type="string">
            <text:p>2017-04-03 17:53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89" calcext:value-type="float">
            <text:p>9.189</text:p>
          </table:table-cell>
          <table:table-cell office:value-type="float" office:value="0" calcext:value-type="float">
            <text:p>0</text:p>
          </table:table-cell>
          <table:table-cell table:formula="of:=[.B86]-[.B87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74da947312fba0e1ec5119a91d458a9bff03212d0e990bce69aad4e563b3be5" xlink:type="simple">1658522</text:a></text:p>
          </table:table-cell>
          <table:table-cell office:value-type="string" calcext:value-type="string">
            <text:p>2017-04-03 17:53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48" calcext:value-type="float">
            <text:p>9.648</text:p>
          </table:table-cell>
          <table:table-cell office:value-type="float" office:value="0" calcext:value-type="float">
            <text:p>0</text:p>
          </table:table-cell>
          <table:table-cell table:formula="of:=[.B87]-[.B88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cef153bff25e9986d93071b35c16c179863a3cef4bf599e7e57cbb1de16c70" xlink:type="simple">1658521</text:a></text:p>
          </table:table-cell>
          <table:table-cell office:value-type="string" calcext:value-type="string">
            <text:p>2017-04-03 17:52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31" calcext:value-type="float">
            <text:p>10.131</text:p>
          </table:table-cell>
          <table:table-cell office:value-type="float" office:value="0" calcext:value-type="float">
            <text:p>0</text:p>
          </table:table-cell>
          <table:table-cell table:formula="of:=[.B88]-[.B89]" office:value-type="time" office:time-value="PT00H02M21.000000271S" calcext:value-type="time">
            <text:p>02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6862dc5d70754743c3fbb975a2d31ec055b6c3cfb38a8b696bbe38ce67a69a" xlink:type="simple">1658520</text:a></text:p>
          </table:table-cell>
          <table:table-cell office:value-type="string" calcext:value-type="string">
            <text:p>2017-04-03 17:49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37" calcext:value-type="float">
            <text:p>10.637</text:p>
          </table:table-cell>
          <table:table-cell office:value-type="float" office:value="0" calcext:value-type="float">
            <text:p>0</text:p>
          </table:table-cell>
          <table:table-cell table:formula="of:=[.B89]-[.B90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89e1888555bd01605b12bb95bff863dd3aaf45fd67a4a3a5f3e432c9551ed47" xlink:type="simple">1658519</text:a></text:p>
          </table:table-cell>
          <table:table-cell office:value-type="string" calcext:value-type="string">
            <text:p>2017-04-03 17:49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169" calcext:value-type="float">
            <text:p>11.169</text:p>
          </table:table-cell>
          <table:table-cell office:value-type="float" office:value="0" calcext:value-type="float">
            <text:p>0</text:p>
          </table:table-cell>
          <table:table-cell table:formula="of:=[.B90]-[.B91]" office:value-type="time" office:time-value="PT00H01M32.999999737S" calcext:value-type="time">
            <text:p>01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973f3a81c9d42661e7b20536daa2673ff45c29cb6845489e93f872a75c36ab" xlink:type="simple">1658518</text:a></text:p>
          </table:table-cell>
          <table:table-cell office:value-type="string" calcext:value-type="string">
            <text:p>2017-04-03 17:47:52</text:p>
          </table:table-cell>
          <table:table-cell office:value-type="float" office:value="2" calcext:value-type="float">
            <text:p>2</text:p>
          </table:table-cell>
          <table:table-cell office:value-type="float" office:value="104.00384433" calcext:value-type="float">
            <text:p>104.00384433</text:p>
          </table:table-cell>
          <table:table-cell office:value-type="float" office:value="11.728" calcext:value-type="float">
            <text:p>11.728</text:p>
          </table:table-cell>
          <table:table-cell office:value-type="float" office:value="1.33" calcext:value-type="float">
            <text:p>1.33</text:p>
          </table:table-cell>
          <table:table-cell table:formula="of:=[.B91]-[.B92]" office:value-type="time" office:time-value="PT00H01M43.000000189S" calcext:value-type="time">
            <text:p>01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4703c7f1450b6e8cca6752913565e84b2a90c123e2dad8375809524b14263a1" xlink:type="simple">1658517</text:a></text:p>
          </table:table-cell>
          <table:table-cell office:value-type="string" calcext:value-type="string">
            <text:p>2017-04-03 17:46:09</text:p>
          </table:table-cell>
          <table:table-cell office:value-type="float" office:value="3" calcext:value-type="float">
            <text:p>3</text:p>
          </table:table-cell>
          <table:table-cell office:value-type="float" office:value="270.76941591" calcext:value-type="float">
            <text:p>270.76941591</text:p>
          </table:table-cell>
          <table:table-cell office:value-type="float" office:value="12.314" calcext:value-type="float">
            <text:p>12.314</text:p>
          </table:table-cell>
          <table:table-cell office:value-type="float" office:value="15.59" calcext:value-type="float">
            <text:p>15.59</text:p>
          </table:table-cell>
          <table:table-cell table:formula="of:=[.B92]-[.B93]" office:value-type="time" office:time-value="PT00H01M02.000000034S" calcext:value-type="time">
            <text:p>01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b89b3b5fe73d670ed1127bdefe23287e60e3bbd858a299f375353aca6577d19" xlink:type="simple">1658516</text:a></text:p>
          </table:table-cell>
          <table:table-cell office:value-type="string" calcext:value-type="string">
            <text:p>2017-04-03 17:45:07</text:p>
          </table:table-cell>
          <table:table-cell office:value-type="float" office:value="2" calcext:value-type="float">
            <text:p>2</text:p>
          </table:table-cell>
          <table:table-cell office:value-type="float" office:value="80.42424192" calcext:value-type="float">
            <text:p>80.42424192</text:p>
          </table:table-cell>
          <table:table-cell office:value-type="float" office:value="12.725" calcext:value-type="float">
            <text:p>12.725</text:p>
          </table:table-cell>
          <table:table-cell office:value-type="float" office:value="0" calcext:value-type="float">
            <text:p>0</text:p>
          </table:table-cell>
          <table:table-cell table:formula="of:=[.B93]-[.B94]" office:value-type="time" office:time-value="PT00H03M06.000000103S" calcext:value-type="time">
            <text:p>03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5f4a4ccffdd6e9fd41ab9d5de0fed90f7701fe5510c787d2c8b40ed9a3fd3ea" xlink:type="simple">1658515</text:a></text:p>
          </table:table-cell>
          <table:table-cell office:value-type="string" calcext:value-type="string">
            <text:p>2017-04-03 17:42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937" calcext:value-type="float">
            <text:p>12.937</text:p>
          </table:table-cell>
          <table:table-cell office:value-type="float" office:value="0" calcext:value-type="float">
            <text:p>0</text:p>
          </table:table-cell>
          <table:table-cell table:formula="of:=[.B94]-[.B95]" office:value-type="time" office:time-value="PT00H00M41.99999976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4c079b223f44be0fa0488ac62111814284e661ddbf188f30e92210169cc798" xlink:type="simple">1658514</text:a></text:p>
          </table:table-cell>
          <table:table-cell office:value-type="string" calcext:value-type="string">
            <text:p>2017-04-03 17:41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.152" calcext:value-type="float">
            <text:p>13.152</text:p>
          </table:table-cell>
          <table:table-cell office:value-type="float" office:value="0" calcext:value-type="float">
            <text:p>0</text:p>
          </table:table-cell>
          <table:table-cell table:formula="of:=[.B95]-[.B96]" office:value-type="time" office:time-value="PT00H01M45.000000028S" calcext:value-type="time">
            <text:p>01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87433cb7a4c86cb83407f1bd919515273d9c22be93c912f967d2986fe6ec52" xlink:type="simple">1658513</text:a></text:p>
          </table:table-cell>
          <table:table-cell office:value-type="string" calcext:value-type="string">
            <text:p>2017-04-03 17:39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  <table:table-cell table:formula="of:=[.B96]-[.B97]" office:value-type="time" office:time-value="PT00H01M19.999999842S" calcext:value-type="time">
            <text:p>01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d76a14b0a95c2cd1ba5f8ed3119eda0cb4d889e3573bfc6699c924aabaae06" xlink:type="simple">1658512</text:a></text:p>
          </table:table-cell>
          <table:table-cell office:value-type="string" calcext:value-type="string">
            <text:p>2017-04-03 17:38:14</text:p>
          </table:table-cell>
          <table:table-cell office:value-type="float" office:value="2" calcext:value-type="float">
            <text:p>2</text:p>
          </table:table-cell>
          <table:table-cell office:value-type="float" office:value="180.63503398" calcext:value-type="float">
            <text:p>180.63503398</text:p>
          </table:table-cell>
          <table:table-cell office:value-type="float" office:value="13.371" calcext:value-type="float">
            <text:p>13.371</text:p>
          </table:table-cell>
          <table:table-cell office:value-type="float" office:value="58.55" calcext:value-type="float">
            <text:p>58.55</text:p>
          </table:table-cell>
          <table:table-cell table:formula="of:=[.B97]-[.B98]" office:value-type="time" office:time-value="PT00H04M16.000000122S" calcext:value-type="time">
            <text:p>04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ec7947ebc3ae2ac5f6c2bbbe000b7060958c813b820860cd3ddd6155d6ae4c" xlink:type="simple">1658511</text:a></text:p>
          </table:table-cell>
          <table:table-cell office:value-type="string" calcext:value-type="string">
            <text:p>2017-04-03 17:33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  <table:table-cell table:formula="of:=[.B98]-[.B99]" office:value-type="time" office:time-value="PT00H01M37.000000044S" calcext:value-type="time">
            <text:p>01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502c86df02cecc97c292beb27371185bf04a6094c77e98708a06be2c60396c" xlink:type="simple">1658510</text:a></text:p>
          </table:table-cell>
          <table:table-cell office:value-type="string" calcext:value-type="string">
            <text:p>2017-04-03 17:32:2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3.149" calcext:value-type="float">
            <text:p>13.149</text:p>
          </table:table-cell>
          <table:table-cell office:value-type="float" office:value="1602.44" calcext:value-type="float">
            <text:p>1602.44</text:p>
          </table:table-cell>
          <table:table-cell table:formula="of:=[.B99]-[.B100]" office:value-type="time" office:time-value="PT00H03M01.000000192S" calcext:value-type="time">
            <text:p>03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bfe63d26eb77e738210bd8450cf4f727178a84467c9d2d0e54db7fb5f680fe" xlink:type="simple">1658509</text:a></text:p>
          </table:table-cell>
          <table:table-cell office:value-type="string" calcext:value-type="string">
            <text:p>2017-04-03 17:29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71" calcext:value-type="float">
            <text:p>12.71</text:p>
          </table:table-cell>
          <table:table-cell office:value-type="float" office:value="0" calcext:value-type="float">
            <text:p>0</text:p>
          </table:table-cell>
          <table:table-cell table:formula="of:=[.B100]-[.B101]" office:value-type="time" office:time-value="PT00H00M16.999999573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c51bb5de36dc8058a88e23084392cff9a5d381f004ab6d13ccc32c379570985" xlink:type="simple">1658508</text:a></text:p>
          </table:table-cell>
          <table:table-cell office:value-type="string" calcext:value-type="string">
            <text:p>2017-04-03 17:29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287" calcext:value-type="float">
            <text:p>12.287</text:p>
          </table:table-cell>
          <table:table-cell office:value-type="float" office:value="0" calcext:value-type="float">
            <text:p>0</text:p>
          </table:table-cell>
          <table:table-cell table:formula="of:=[.B101]-[.B102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f0ff44210a3f9d146812e25f968734de0a6aedada0d551eb16fb3cf0c23921" xlink:type="simple">1658507</text:a></text:p>
          </table:table-cell>
          <table:table-cell office:value-type="string" calcext:value-type="string">
            <text:p>2017-04-03 17:28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877" calcext:value-type="float">
            <text:p>11.877</text:p>
          </table:table-cell>
          <table:table-cell office:value-type="float" office:value="0" calcext:value-type="float">
            <text:p>0</text:p>
          </table:table-cell>
          <table:table-cell table:formula="of:=[.B102]-[.B103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15d8bd0fc9abc2bee5123777c52729353f7ef5828f563778d328a9e2008aa0" xlink:type="simple">1658506</text:a></text:p>
          </table:table-cell>
          <table:table-cell office:value-type="string" calcext:value-type="string">
            <text:p>2017-04-03 17:27:10</text:p>
          </table:table-cell>
          <table:table-cell office:value-type="float" office:value="8" calcext:value-type="float">
            <text:p>8</text:p>
          </table:table-cell>
          <table:table-cell office:value-type="float" office:value="1956.87414722" calcext:value-type="float">
            <text:p>1956.87414722</text:p>
          </table:table-cell>
          <table:table-cell office:value-type="float" office:value="11.481" calcext:value-type="float">
            <text:p>11.481</text:p>
          </table:table-cell>
          <table:table-cell office:value-type="float" office:value="549.15" calcext:value-type="float">
            <text:p>549.15</text:p>
          </table:table-cell>
          <table:table-cell table:formula="of:=[.B103]-[.B104]" office:value-type="time" office:time-value="PT00H02M53.000000208S" calcext:value-type="time">
            <text:p>02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f2c9a0180a7d5cfa2ec6c0597209c960244d683d8b50a351fa43cd83f5f95d4" xlink:type="simple">1658505</text:a></text:p>
          </table:table-cell>
          <table:table-cell office:value-type="string" calcext:value-type="string">
            <text:p>2017-04-03 17:24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907" calcext:value-type="float">
            <text:p>10.907</text:p>
          </table:table-cell>
          <table:table-cell office:value-type="float" office:value="0" calcext:value-type="float">
            <text:p>0</text:p>
          </table:table-cell>
          <table:table-cell table:formula="of:=[.B104]-[.B105]" office:value-type="time" office:time-value="PT00H01M27.000000221S" calcext:value-type="time">
            <text:p>01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d854cded16b87e84c8ba749d35a654d4f59cc1fc5c66585dc0315a05ee7281f" xlink:type="simple">1658504</text:a></text:p>
          </table:table-cell>
          <table:table-cell office:value-type="string" calcext:value-type="string">
            <text:p>2017-04-03 17:22:50</text:p>
          </table:table-cell>
          <table:table-cell office:value-type="float" office:value="2" calcext:value-type="float">
            <text:p>2</text:p>
          </table:table-cell>
          <table:table-cell office:value-type="float" office:value="95.19010908" calcext:value-type="float">
            <text:p>95.19010908</text:p>
          </table:table-cell>
          <table:table-cell office:value-type="float" office:value="10.362" calcext:value-type="float">
            <text:p>10.362</text:p>
          </table:table-cell>
          <table:table-cell office:value-type="float" office:value="0.75" calcext:value-type="float">
            <text:p>0.75</text:p>
          </table:table-cell>
          <table:table-cell table:formula="of:=[.B105]-[.B106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e79513bee6ec62eb7ba24247e4d1442a2d1cebe79a7b06afffff63937f596c6" xlink:type="simple">1658503</text:a></text:p>
          </table:table-cell>
          <table:table-cell office:value-type="string" calcext:value-type="string">
            <text:p>2017-04-03 17:21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16" calcext:value-type="float">
            <text:p>10.016</text:p>
          </table:table-cell>
          <table:table-cell office:value-type="float" office:value="0" calcext:value-type="float">
            <text:p>0</text:p>
          </table:table-cell>
          <table:table-cell table:formula="of:=[.B106]-[.B107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996a598ffde7507f840de3dec6077930ef099db7a4dbbe23c797a1fb5a0232" xlink:type="simple">1658502</text:a></text:p>
          </table:table-cell>
          <table:table-cell office:value-type="string" calcext:value-type="string">
            <text:p>2017-04-03 17:21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82" calcext:value-type="float">
            <text:p>9.682</text:p>
          </table:table-cell>
          <table:table-cell office:value-type="float" office:value="0" calcext:value-type="float">
            <text:p>0</text:p>
          </table:table-cell>
          <table:table-cell table:formula="of:=[.B107]-[.B108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3960af0c64ccec54e7e988fc6bc85b49c115f840233c3cf4fd1028853fd1ac" xlink:type="simple">1658501</text:a></text:p>
          </table:table-cell>
          <table:table-cell office:value-type="string" calcext:value-type="string">
            <text:p>2017-04-03 17:21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table:formula="of:=[.B108]-[.B109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d223222e994e6029fe59292e2e94b133fcc671311cbdd346388f0574175a9a" xlink:type="simple">1658500</text:a></text:p>
          </table:table-cell>
          <table:table-cell office:value-type="string" calcext:value-type="string">
            <text:p>2017-04-03 17:21:18</text:p>
          </table:table-cell>
          <table:table-cell office:value-type="float" office:value="2" calcext:value-type="float">
            <text:p>2</text:p>
          </table:table-cell>
          <table:table-cell office:value-type="float" office:value="341.27664879" calcext:value-type="float">
            <text:p>341.27664879</text:p>
          </table:table-cell>
          <table:table-cell office:value-type="float" office:value="9.048" calcext:value-type="float">
            <text:p>9.048</text:p>
          </table:table-cell>
          <table:table-cell office:value-type="float" office:value="16170.46" calcext:value-type="float">
            <text:p>16170.46</text:p>
          </table:table-cell>
          <table:table-cell table:formula="of:=[.B109]-[.B110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46d316598749cbdb7c480967a3cbd340cfc880e16cf96f0487e71cdac8046d5" xlink:type="simple">1658499</text:a></text:p>
          </table:table-cell>
          <table:table-cell office:value-type="string" calcext:value-type="string">
            <text:p>2017-04-03 17:21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746" calcext:value-type="float">
            <text:p>8.746</text:p>
          </table:table-cell>
          <table:table-cell office:value-type="float" office:value="0" calcext:value-type="float">
            <text:p>0</text:p>
          </table:table-cell>
          <table:table-cell table:formula="of:=[.B110]-[.B111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9fb7ec1207eeebca88f5df145da6027dd6389a8466ebee39da057aa2b935e32" xlink:type="simple">1658498</text:a></text:p>
          </table:table-cell>
          <table:table-cell office:value-type="string" calcext:value-type="string">
            <text:p>2017-04-03 17:20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formula="of:=[.B111]-[.B112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3d9a60fd7b877701f7daa1edd4ccf7ef2da5c8a00bb621e2f1c3956dba20cd" xlink:type="simple">1658497</text:a></text:p>
          </table:table-cell>
          <table:table-cell office:value-type="string" calcext:value-type="string">
            <text:p>2017-04-03 17:20:07</text:p>
          </table:table-cell>
          <table:table-cell office:value-type="float" office:value="2" calcext:value-type="float">
            <text:p>2</text:p>
          </table:table-cell>
          <table:table-cell office:value-type="float" office:value="592.65451009" calcext:value-type="float">
            <text:p>592.65451009</text:p>
          </table:table-cell>
          <table:table-cell office:value-type="float" office:value="8.457" calcext:value-type="float">
            <text:p>8.457</text:p>
          </table:table-cell>
          <table:table-cell office:value-type="float" office:value="85.35" calcext:value-type="float">
            <text:p>85.35</text:p>
          </table:table-cell>
          <table:table-cell table:formula="of:=[.B112]-[.B113]" office:value-type="time" office:time-value="PT00H01M57.999999924S" calcext:value-type="time">
            <text:p>01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a28cc6cfeacac75d78c36249d848a46ebd6f7189fe8bcdfccabb20f77f12a0f" xlink:type="simple">1658496</text:a></text:p>
          </table:table-cell>
          <table:table-cell office:value-type="string" calcext:value-type="string">
            <text:p>2017-04-03 17:18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75" calcext:value-type="float">
            <text:p>8.175</text:p>
          </table:table-cell>
          <table:table-cell office:value-type="float" office:value="0" calcext:value-type="float">
            <text:p>0</text:p>
          </table:table-cell>
          <table:table-cell table:formula="of:=[.B113]-[.B114]" office:value-type="time" office:time-value="PT00H00M15.000000363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03c8a4a265c2cf800937f9b56a4d080f1024cda481d7f8a1b90c1efb01ba21" xlink:type="simple">1658495</text:a></text:p>
          </table:table-cell>
          <table:table-cell office:value-type="string" calcext:value-type="string">
            <text:p>2017-04-03 17:17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02" calcext:value-type="float">
            <text:p>7.902</text:p>
          </table:table-cell>
          <table:table-cell office:value-type="float" office:value="0" calcext:value-type="float">
            <text:p>0</text:p>
          </table:table-cell>
          <table:table-cell table:formula="of:=[.B114]-[.B115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dae555e76837cf6ec98f905df12be713fc8edc07f5ca9379b601d32c44c6b4" xlink:type="simple">1658494</text:a></text:p>
          </table:table-cell>
          <table:table-cell office:value-type="string" calcext:value-type="string">
            <text:p>2017-04-03 17:17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39" calcext:value-type="float">
            <text:p>7.639</text:p>
          </table:table-cell>
          <table:table-cell office:value-type="float" office:value="0" calcext:value-type="float">
            <text:p>0</text:p>
          </table:table-cell>
          <table:table-cell table:formula="of:=[.B115]-[.B116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dc37a7595172cd8ebf9af9d70122557e69901cd0802f09ef3b427be4476f53" xlink:type="simple">1658493</text:a></text:p>
          </table:table-cell>
          <table:table-cell office:value-type="string" calcext:value-type="string">
            <text:p>2017-04-03 17:17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84" calcext:value-type="float">
            <text:p>7.384</text:p>
          </table:table-cell>
          <table:table-cell office:value-type="float" office:value="0" calcext:value-type="float">
            <text:p>0</text:p>
          </table:table-cell>
          <table:table-cell table:formula="of:=[.B116]-[.B117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29d55a99ef81c09b653c40170744e5f7ab1ee713e7a57e3f0d9583b7740bf92" xlink:type="simple">1658492</text:a></text:p>
          </table:table-cell>
          <table:table-cell office:value-type="string" calcext:value-type="string">
            <text:p>2017-04-03 17:17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38" calcext:value-type="float">
            <text:p>7.138</text:p>
          </table:table-cell>
          <table:table-cell office:value-type="float" office:value="0" calcext:value-type="float">
            <text:p>0</text:p>
          </table:table-cell>
          <table:table-cell table:formula="of:=[.B117]-[.B118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a3661fd0f4f354269be6c8e3f2a97f8009959e1235f3660fe2f138a4bb7e439" xlink:type="simple">1658491</text:a></text:p>
          </table:table-cell>
          <table:table-cell office:value-type="string" calcext:value-type="string">
            <text:p>2017-04-03 17:16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table:formula="of:=[.B118]-[.B119]" office:value-type="time" office:time-value="PT00H00M35.999999614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3df568322c96eee8ffb38565728ff19b5eb6aa681e4ae87b30a3faefaab05c6" xlink:type="simple">1658490</text:a></text:p>
          </table:table-cell>
          <table:table-cell office:value-type="string" calcext:value-type="string">
            <text:p>2017-04-03 17:15:44</text:p>
          </table:table-cell>
          <table:table-cell office:value-type="float" office:value="6" calcext:value-type="float">
            <text:p>6</text:p>
          </table:table-cell>
          <table:table-cell office:value-type="float" office:value="2528.49782898" calcext:value-type="float">
            <text:p>2528.49782898</text:p>
          </table:table-cell>
          <table:table-cell office:value-type="float" office:value="6.785" calcext:value-type="float">
            <text:p>6.785</text:p>
          </table:table-cell>
          <table:table-cell office:value-type="float" office:value="1116.14" calcext:value-type="float">
            <text:p>1116.14</text:p>
          </table:table-cell>
          <table:table-cell table:formula="of:=[.B119]-[.B120]" office:value-type="time" office:time-value="PT00H01M27.000000221S" calcext:value-type="time">
            <text:p>01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fd9cbef68ba7ca1b01819cf4f29ff50c3fec6d350adc67f998305900c83294" xlink:type="simple">1658489</text:a></text:p>
          </table:table-cell>
          <table:table-cell office:value-type="string" calcext:value-type="string">
            <text:p>2017-04-03 17:14:17</text:p>
          </table:table-cell>
          <table:table-cell office:value-type="float" office:value="3" calcext:value-type="float">
            <text:p>3</text:p>
          </table:table-cell>
          <table:table-cell office:value-type="float" office:value="299.57000493" calcext:value-type="float">
            <text:p>299.57000493</text:p>
          </table:table-cell>
          <table:table-cell office:value-type="float" office:value="6.672" calcext:value-type="float">
            <text:p>6.672</text:p>
          </table:table-cell>
          <table:table-cell office:value-type="float" office:value="16.41" calcext:value-type="float">
            <text:p>16.41</text:p>
          </table:table-cell>
          <table:table-cell table:formula="of:=[.B120]-[.B121]" office:value-type="time" office:time-value="PT00H02M37.999999844S" calcext:value-type="time">
            <text:p>02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a6711310ac0c387395237240fe0ab27ca11967501ece15197463360018d275" xlink:type="simple">1658488</text:a></text:p>
          </table:table-cell>
          <table:table-cell office:value-type="string" calcext:value-type="string">
            <text:p>2017-04-03 17:11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61" calcext:value-type="float">
            <text:p>6.561</text:p>
          </table:table-cell>
          <table:table-cell office:value-type="float" office:value="0" calcext:value-type="float">
            <text:p>0</text:p>
          </table:table-cell>
          <table:table-cell table:formula="of:=[.B121]-[.B122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e268147521a322b35a0acbee542142aca6502c4c7d38233a476c53e18449bb9" xlink:type="simple">1658487</text:a></text:p>
          </table:table-cell>
          <table:table-cell office:value-type="string" calcext:value-type="string">
            <text:p>2017-04-03 17:11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52" calcext:value-type="float">
            <text:p>6.452</text:p>
          </table:table-cell>
          <table:table-cell office:value-type="float" office:value="0" calcext:value-type="float">
            <text:p>0</text:p>
          </table:table-cell>
          <table:table-cell table:formula="of:=[.B122]-[.B123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6267cab385da1f74a7879a0739a7a1a089dc5a9e9c56cbf4a0f1428df3d58fd" xlink:type="simple">1658486</text:a></text:p>
          </table:table-cell>
          <table:table-cell office:value-type="string" calcext:value-type="string">
            <text:p>2017-04-03 17:10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44" calcext:value-type="float">
            <text:p>6.344</text:p>
          </table:table-cell>
          <table:table-cell office:value-type="float" office:value="0" calcext:value-type="float">
            <text:p>0</text:p>
          </table:table-cell>
          <table:table-cell table:formula="of:=[.B123]-[.B124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15653ff74a70a936d4e130e1c4b24d3239ec4071d9e5c8ba5450b666adbd6c1" xlink:type="simple">1658485</text:a></text:p>
          </table:table-cell>
          <table:table-cell office:value-type="string" calcext:value-type="string">
            <text:p>2017-04-03 17:10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38" calcext:value-type="float">
            <text:p>6.238</text:p>
          </table:table-cell>
          <table:table-cell office:value-type="float" office:value="0" calcext:value-type="float">
            <text:p>0</text:p>
          </table:table-cell>
          <table:table-cell table:formula="of:=[.B124]-[.B125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4c6b74b065282cc24120f63f9f26e196e7c075f10ccc25cbb0cf49ca5d96af" xlink:type="simple">1658484</text:a></text:p>
          </table:table-cell>
          <table:table-cell office:value-type="string" calcext:value-type="string">
            <text:p>2017-04-03 17:09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38" calcext:value-type="float">
            <text:p>6.238</text:p>
          </table:table-cell>
          <table:table-cell office:value-type="float" office:value="0" calcext:value-type="float">
            <text:p>0</text:p>
          </table:table-cell>
          <table:table-cell table:formula="of:=[.B125]-[.B126]" office:value-type="time" office:time-value="PT00H01M33.999999971S" calcext:value-type="time">
            <text:p>01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01ae1a482f55448ec86782335e04cae47ae2bb5def82bfeed5ddc38313aa335" xlink:type="simple">1658483</text:a></text:p>
          </table:table-cell>
          <table:table-cell office:value-type="string" calcext:value-type="string">
            <text:p>2017-04-03 17:08:25</text:p>
          </table:table-cell>
          <table:table-cell office:value-type="float" office:value="2" calcext:value-type="float">
            <text:p>2</text:p>
          </table:table-cell>
          <table:table-cell office:value-type="float" office:value="8351.36777347" calcext:value-type="float">
            <text:p>8351.36777347</text:p>
          </table:table-cell>
          <table:table-cell office:value-type="float" office:value="6.238" calcext:value-type="float">
            <text:p>6.238</text:p>
          </table:table-cell>
          <table:table-cell office:value-type="float" office:value="159803.36" calcext:value-type="float">
            <text:p>159803.36</text:p>
          </table:table-cell>
          <table:table-cell table:formula="of:=[.B126]-[.B127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d4323c2c8b1f800358086f55cc5dcbf69c3c40474023aeb8dbd5c92812f7282" xlink:type="simple">1658482</text:a></text:p>
          </table:table-cell>
          <table:table-cell office:value-type="string" calcext:value-type="string">
            <text:p>2017-04-03 17:08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38" calcext:value-type="float">
            <text:p>6.238</text:p>
          </table:table-cell>
          <table:table-cell office:value-type="float" office:value="0" calcext:value-type="float">
            <text:p>0</text:p>
          </table:table-cell>
          <table:table-cell table:formula="of:=[.B127]-[.B128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f55859be3dd6b5c33a4c091d7cd3850fa4ac0ec74bb7571b62ee32bea052c8" xlink:type="simple">1658481</text:a></text:p>
          </table:table-cell>
          <table:table-cell office:value-type="string" calcext:value-type="string">
            <text:p>2017-04-03 17:08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42" calcext:value-type="float">
            <text:p>6.342</text:p>
          </table:table-cell>
          <table:table-cell office:value-type="float" office:value="0" calcext:value-type="float">
            <text:p>0</text:p>
          </table:table-cell>
          <table:table-cell table:formula="of:=[.B128]-[.B129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4d3e3a4031d06cf161f226014fd95787ac14281132cb5e71f1cccda6237eda" xlink:type="simple">1658480</text:a></text:p>
          </table:table-cell>
          <table:table-cell office:value-type="string" calcext:value-type="string">
            <text:p>2017-04-03 17:07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48" calcext:value-type="float">
            <text:p>6.448</text:p>
          </table:table-cell>
          <table:table-cell office:value-type="float" office:value="0" calcext:value-type="float">
            <text:p>0</text:p>
          </table:table-cell>
          <table:table-cell table:formula="of:=[.B129]-[.B130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80647047ccf09fdd4e7a53e6f6be491604adfd9e5851cec0537207cb1990157" xlink:type="simple">1658479</text:a></text:p>
          </table:table-cell>
          <table:table-cell office:value-type="string" calcext:value-type="string">
            <text:p>2017-04-03 17:07:07</text:p>
          </table:table-cell>
          <table:table-cell office:value-type="float" office:value="2" calcext:value-type="float">
            <text:p>2</text:p>
          </table:table-cell>
          <table:table-cell office:value-type="float" office:value="297.85817406" calcext:value-type="float">
            <text:p>297.85817406</text:p>
          </table:table-cell>
          <table:table-cell office:value-type="float" office:value="6.555" calcext:value-type="float">
            <text:p>6.555</text:p>
          </table:table-cell>
          <table:table-cell office:value-type="float" office:value="33.45" calcext:value-type="float">
            <text:p>33.45</text:p>
          </table:table-cell>
          <table:table-cell table:formula="of:=[.B130]-[.B131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a29e09ee753bac0112ba1ae6139c69a9ec33249d5a2eceaabd484667bd1dda1" xlink:type="simple">1658478</text:a></text:p>
          </table:table-cell>
          <table:table-cell office:value-type="string" calcext:value-type="string">
            <text:p>2017-04-03 17:06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65" calcext:value-type="float">
            <text:p>6.665</text:p>
          </table:table-cell>
          <table:table-cell office:value-type="float" office:value="0" calcext:value-type="float">
            <text:p>0</text:p>
          </table:table-cell>
          <table:table-cell table:formula="of:=[.B131]-[.B132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b1aae6e6e8e746a62a72b98f6979c1e2bca03ee4829a9b2417ba41e4f8bfb63" xlink:type="simple">1658477</text:a></text:p>
          </table:table-cell>
          <table:table-cell office:value-type="string" calcext:value-type="string">
            <text:p>2017-04-03 17:06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76" calcext:value-type="float">
            <text:p>6.776</text:p>
          </table:table-cell>
          <table:table-cell office:value-type="float" office:value="0" calcext:value-type="float">
            <text:p>0</text:p>
          </table:table-cell>
          <table:table-cell table:formula="of:=[.B132]-[.B133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391b298772f04ffb25d8a7cd649d14bbc962b81e7249ab10d18f01a16de28d6" xlink:type="simple">1658476</text:a></text:p>
          </table:table-cell>
          <table:table-cell office:value-type="string" calcext:value-type="string">
            <text:p>2017-04-03 17:05:56</text:p>
          </table:table-cell>
          <table:table-cell office:value-type="float" office:value="2" calcext:value-type="float">
            <text:p>2</text:p>
          </table:table-cell>
          <table:table-cell office:value-type="float" office:value="1751.94212177" calcext:value-type="float">
            <text:p>1751.94212177</text:p>
          </table:table-cell>
          <table:table-cell office:value-type="float" office:value="6.889" calcext:value-type="float">
            <text:p>6.889</text:p>
          </table:table-cell>
          <table:table-cell office:value-type="float" office:value="19.14" calcext:value-type="float">
            <text:p>19.14</text:p>
          </table:table-cell>
          <table:table-cell table:formula="of:=[.B133]-[.B134]" office:value-type="time" office:time-value="PT00H02M55.000000047S" calcext:value-type="time">
            <text:p>02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107a44bd209776e8c25495808d9afc6cc4e81791ebf506a39e233e4fe1b1bb" xlink:type="simple">1658475</text:a></text:p>
          </table:table-cell>
          <table:table-cell office:value-type="string" calcext:value-type="string">
            <text:p>2017-04-03 17:03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004" calcext:value-type="float">
            <text:p>7.004</text:p>
          </table:table-cell>
          <table:table-cell office:value-type="float" office:value="0" calcext:value-type="float">
            <text:p>0</text:p>
          </table:table-cell>
          <table:table-cell table:formula="of:=[.B134]-[.B135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1f86e61051b11cd51ac624534a1eac81fbd0a117e819abfa1a0bd56ec650e81" xlink:type="simple">1658474</text:a></text:p>
          </table:table-cell>
          <table:table-cell office:value-type="string" calcext:value-type="string">
            <text:p>2017-04-03 17:02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  <table:table-cell table:formula="of:=[.B135]-[.B136]" office:value-type="time" office:time-value="PT00H04M14.999999888S" calcext:value-type="time">
            <text:p>04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e652a2fd25ee23a151bb0b87873dc5547d3a7f653f57db2bd96e63e589afc2b" xlink:type="simple">1658473</text:a></text:p>
          </table:table-cell>
          <table:table-cell office:value-type="string" calcext:value-type="string">
            <text:p>2017-04-03 16:58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  <table:table-cell table:formula="of:=[.B136]-[.B137]" office:value-type="time" office:time-value="PT00H00M47.0000003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00024572a1fa5bdd3e717ca5c23287163ccfdf64c8cef9e746f0f173a086a6" xlink:type="simple">1658472</text:a></text:p>
          </table:table-cell>
          <table:table-cell office:value-type="string" calcext:value-type="string">
            <text:p>2017-04-03 16:57:3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7.12" calcext:value-type="float">
            <text:p>7.12</text:p>
          </table:table-cell>
          <table:table-cell office:value-type="float" office:value="2311.83" calcext:value-type="float">
            <text:p>2311.83</text:p>
          </table:table-cell>
          <table:table-cell table:formula="of:=[.B137]-[.B138]" office:value-type="time" office:time-value="PT00H00M52.999999817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d6c5badcdc42ff194f48dda1449e795c5c07b87baeba9fa803a36d31b95ced" xlink:type="simple">1658471</text:a></text:p>
          </table:table-cell>
          <table:table-cell office:value-type="string" calcext:value-type="string">
            <text:p>2017-04-03 16:56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39" calcext:value-type="float">
            <text:p>7.239</text:p>
          </table:table-cell>
          <table:table-cell office:value-type="float" office:value="0" calcext:value-type="float">
            <text:p>0</text:p>
          </table:table-cell>
          <table:table-cell table:formula="of:=[.B138]-[.B139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6691cfa2fa9cb0bcb4bd19d25ad595370a931704798d68356044c1eb69b746" xlink:type="simple">1658470</text:a></text:p>
          </table:table-cell>
          <table:table-cell office:value-type="string" calcext:value-type="string">
            <text:p>2017-04-03 16:56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table:formula="of:=[.B139]-[.B140]" office:value-type="time" office:time-value="PT00H00M52.999999817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ba1439b92b7189108d6a9de6097b9768f4e37d4bf01c62e8da0888251435b4" xlink:type="simple">1658469</text:a></text:p>
          </table:table-cell>
          <table:table-cell office:value-type="string" calcext:value-type="string">
            <text:p>2017-04-03 16:55:38</text:p>
          </table:table-cell>
          <table:table-cell office:value-type="float" office:value="4" calcext:value-type="float">
            <text:p>4</text:p>
          </table:table-cell>
          <table:table-cell office:value-type="float" office:value="1152.6285124" calcext:value-type="float">
            <text:p>1152.6285124</text:p>
          </table:table-cell>
          <table:table-cell office:value-type="float" office:value="7.482" calcext:value-type="float">
            <text:p>7.482</text:p>
          </table:table-cell>
          <table:table-cell office:value-type="float" office:value="356.54" calcext:value-type="float">
            <text:p>356.54</text:p>
          </table:table-cell>
          <table:table-cell table:formula="of:=[.B140]-[.B141]" office:value-type="time" office:time-value="PT00H01M56.99999969S" calcext:value-type="time">
            <text:p>01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d10945e1fc274b53b478735f70eacb8f954adee9a16d68d7b4395e71187b0b1" xlink:type="simple">1658468</text:a></text:p>
          </table:table-cell>
          <table:table-cell office:value-type="string" calcext:value-type="string">
            <text:p>2017-04-03 16:53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2" calcext:value-type="float">
            <text:p>7.482</text:p>
          </table:table-cell>
          <table:table-cell office:value-type="float" office:value="0" calcext:value-type="float">
            <text:p>0</text:p>
          </table:table-cell>
          <table:table-cell table:formula="of:=[.B141]-[.B142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3376f82b4b55c482d89f22bdf5d6784b7dd2e1a7c717b2fc2b1106bd2910c41" xlink:type="simple">1658467</text:a></text:p>
          </table:table-cell>
          <table:table-cell office:value-type="string" calcext:value-type="string">
            <text:p>2017-04-03 16:52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2" calcext:value-type="float">
            <text:p>7.482</text:p>
          </table:table-cell>
          <table:table-cell office:value-type="float" office:value="0" calcext:value-type="float">
            <text:p>0</text:p>
          </table:table-cell>
          <table:table-cell table:formula="of:=[.B142]-[.B143]" office:value-type="time" office:time-value="PT00H02M55.000000047S" calcext:value-type="time">
            <text:p>02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1a374bf8cf00ebbaee89c744550dfba08db8f74d14402d8f5abd45c77204b3" xlink:type="simple">1658466</text:a></text:p>
          </table:table-cell>
          <table:table-cell office:value-type="string" calcext:value-type="string">
            <text:p>2017-04-03 16:50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2" calcext:value-type="float">
            <text:p>7.482</text:p>
          </table:table-cell>
          <table:table-cell office:value-type="float" office:value="0" calcext:value-type="float">
            <text:p>0</text:p>
          </table:table-cell>
          <table:table-cell table:formula="of:=[.B143]-[.B144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160fe36433b5e66caeb44a33c8a01f68c8cf5ff6c90198e5d7fa935ae2c8ee7" xlink:type="simple">1658465</text:a></text:p>
          </table:table-cell>
          <table:table-cell office:value-type="string" calcext:value-type="string">
            <text:p>2017-04-03 16:49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2" calcext:value-type="float">
            <text:p>7.482</text:p>
          </table:table-cell>
          <table:table-cell office:value-type="float" office:value="0" calcext:value-type="float">
            <text:p>0</text:p>
          </table:table-cell>
          <table:table-cell table:formula="of:=[.B144]-[.B145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7587964bd39354efcce9aa261367f48e3e87a12b9ffe9f488bda43665acd6a4" xlink:type="simple">1658464</text:a></text:p>
          </table:table-cell>
          <table:table-cell office:value-type="string" calcext:value-type="string">
            <text:p>2017-04-03 16:49:27</text:p>
          </table:table-cell>
          <table:table-cell office:value-type="float" office:value="2" calcext:value-type="float">
            <text:p>2</text:p>
          </table:table-cell>
          <table:table-cell office:value-type="float" office:value="1760.03" calcext:value-type="float">
            <text:p>1760.03</text:p>
          </table:table-cell>
          <table:table-cell office:value-type="float" office:value="7.607" calcext:value-type="float">
            <text:p>7.607</text:p>
          </table:table-cell>
          <table:table-cell office:value-type="float" office:value="7448.27" calcext:value-type="float">
            <text:p>7448.27</text:p>
          </table:table-cell>
          <table:table-cell table:formula="of:=[.B145]-[.B146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a3884606bde5247f5d650f916b30df0ca08b30244f675925e7dee09273cde94" xlink:type="simple">1658463</text:a></text:p>
          </table:table-cell>
          <table:table-cell office:value-type="string" calcext:value-type="string">
            <text:p>2017-04-03 16:48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61" calcext:value-type="float">
            <text:p>7.861</text:p>
          </table:table-cell>
          <table:table-cell office:value-type="float" office:value="0" calcext:value-type="float">
            <text:p>0</text:p>
          </table:table-cell>
          <table:table-cell table:formula="of:=[.B146]-[.B147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edd41e2aa0c86e37a7f1280cd49b28576184fbf4f749c44bbee22c13b99aa2" xlink:type="simple">1658462</text:a></text:p>
          </table:table-cell>
          <table:table-cell office:value-type="string" calcext:value-type="string">
            <text:p>2017-04-03 16:48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23" calcext:value-type="float">
            <text:p>8.123</text:p>
          </table:table-cell>
          <table:table-cell office:value-type="float" office:value="0" calcext:value-type="float">
            <text:p>0</text:p>
          </table:table-cell>
          <table:table-cell table:formula="of:=[.B147]-[.B148]" office:value-type="time" office:time-value="PT00H02M00.999999996S" calcext:value-type="time">
            <text:p>02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89185689f61b3f6cb1f262ab1c4743ba5cfef3a29023e1c86665a9f440eab2e" xlink:type="simple">1658461</text:a></text:p>
          </table:table-cell>
          <table:table-cell office:value-type="string" calcext:value-type="string">
            <text:p>2017-04-03 16:46:32</text:p>
          </table:table-cell>
          <table:table-cell office:value-type="float" office:value="4" calcext:value-type="float">
            <text:p>4</text:p>
          </table:table-cell>
          <table:table-cell office:value-type="float" office:value="4440.88440024" calcext:value-type="float">
            <text:p>4440.88440024</text:p>
          </table:table-cell>
          <table:table-cell office:value-type="float" office:value="8.258" calcext:value-type="float">
            <text:p>8.258</text:p>
          </table:table-cell>
          <table:table-cell office:value-type="float" office:value="11.62" calcext:value-type="float">
            <text:p>11.62</text:p>
          </table:table-cell>
          <table:table-cell table:formula="of:=[.B148]-[.B149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ab9dda5019609788fb8ba9530e6b17c0cef7cbc71b4a6e74f99b8cb7930fac" xlink:type="simple">1658460</text:a></text:p>
          </table:table-cell>
          <table:table-cell office:value-type="string" calcext:value-type="string">
            <text:p>2017-04-03 16:46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33" calcext:value-type="float">
            <text:p>8.533</text:p>
          </table:table-cell>
          <table:table-cell office:value-type="float" office:value="0" calcext:value-type="float">
            <text:p>0</text:p>
          </table:table-cell>
          <table:table-cell table:formula="of:=[.B149]-[.B150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65a2e16c2c553b3cb8dc74bc2e727198f25cc2433639238e01fc38ded6e9b1" xlink:type="simple">1658459</text:a></text:p>
          </table:table-cell>
          <table:table-cell office:value-type="string" calcext:value-type="string">
            <text:p>2017-04-03 16:45:19</text:p>
          </table:table-cell>
          <table:table-cell office:value-type="float" office:value="7" calcext:value-type="float">
            <text:p>7</text:p>
          </table:table-cell>
          <table:table-cell office:value-type="float" office:value="4959.64894827" calcext:value-type="float">
            <text:p>4959.64894827</text:p>
          </table:table-cell>
          <table:table-cell office:value-type="float" office:value="8.818" calcext:value-type="float">
            <text:p>8.818</text:p>
          </table:table-cell>
          <table:table-cell office:value-type="float" office:value="126532.03" calcext:value-type="float">
            <text:p>126532.03</text:p>
          </table:table-cell>
          <table:table-cell table:formula="of:=[.B150]-[.B151]" office:value-type="time" office:time-value="PT00H03M17.999999765S" calcext:value-type="time">
            <text:p>03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31e38466997c8aedca41c5a9d847d505feed7b10bf6b584a0391cb8772203b7" xlink:type="simple">1658458</text:a></text:p>
          </table:table-cell>
          <table:table-cell office:value-type="string" calcext:value-type="string">
            <text:p>2017-04-03 16:42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65" calcext:value-type="float">
            <text:p>8.965</text:p>
          </table:table-cell>
          <table:table-cell office:value-type="float" office:value="0" calcext:value-type="float">
            <text:p>0</text:p>
          </table:table-cell>
          <table:table-cell table:formula="of:=[.B151]-[.B152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d3374e20ef45bfb3c7c6e4ea5c8e6543be73a1c83c91c7f5e8387aad0914a08" xlink:type="simple">1658457</text:a></text:p>
          </table:table-cell>
          <table:table-cell office:value-type="string" calcext:value-type="string">
            <text:p>2017-04-03 16:41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2]-[.B153]" office:value-type="time" office:time-value="PT00H02M48.999999901S" calcext:value-type="time">
            <text:p>02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49f712c9f22260b1ea04b05558885d6c2a9c3e0a68b474582a33cc91809c04" xlink:type="simple">1658456</text:a></text:p>
          </table:table-cell>
          <table:table-cell office:value-type="string" calcext:value-type="string">
            <text:p>2017-04-03 16:38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3]-[.B154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f99611c747abbfa558ddcc33accdeb9317687f1fedf8926b6d9fbdb70be39c" xlink:type="simple">1658455</text:a></text:p>
          </table:table-cell>
          <table:table-cell office:value-type="string" calcext:value-type="string">
            <text:p>2017-04-03 16:37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4]-[.B155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00aff937f15d36b15bdb3dea0edd0540a127502b26a31708eeb37b4a67808ab" xlink:type="simple">1658454</text:a></text:p>
          </table:table-cell>
          <table:table-cell office:value-type="string" calcext:value-type="string">
            <text:p>2017-04-03 16:36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5]-[.B156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b81d3b4b572305c47824a0e63e3ae1ccf538037b178a0d44f8f509715c81a5" xlink:type="simple">1658453</text:a></text:p>
          </table:table-cell>
          <table:table-cell office:value-type="string" calcext:value-type="string">
            <text:p>2017-04-03 16:36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6]-[.B157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0dba133e36d939616d4ca95452efc107160a0c2542cb092ec56ca43db115520" xlink:type="simple">1658452</text:a></text:p>
          </table:table-cell>
          <table:table-cell office:value-type="string" calcext:value-type="string">
            <text:p>2017-04-03 16:36:01</text:p>
          </table:table-cell>
          <table:table-cell office:value-type="float" office:value="2" calcext:value-type="float">
            <text:p>2</text:p>
          </table:table-cell>
          <table:table-cell office:value-type="float" office:value="80.22677506" calcext:value-type="float">
            <text:p>80.22677506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7]-[.B158]" office:value-type="time" office:time-value="PT00H01M33.000000366S" calcext:value-type="time">
            <text:p>01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0095e890874bb39de041a494ccd13b695c8a0de678dea3816d38e0a396904da" xlink:type="simple">1658451</text:a></text:p>
          </table:table-cell>
          <table:table-cell office:value-type="string" calcext:value-type="string">
            <text:p>2017-04-03 16:34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8]-[.B159]" office:value-type="time" office:time-value="PT00H01M37.999999649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0160574f0a1e533463c40b2cd96fd605a2e2bee78c0b83c01d2df69aabd922" xlink:type="simple">1658450</text:a></text:p>
          </table:table-cell>
          <table:table-cell office:value-type="string" calcext:value-type="string">
            <text:p>2017-04-03 16:32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62" calcext:value-type="float">
            <text:p>8.962</text:p>
          </table:table-cell>
          <table:table-cell office:value-type="float" office:value="0" calcext:value-type="float">
            <text:p>0</text:p>
          </table:table-cell>
          <table:table-cell table:formula="of:=[.B159]-[.B160]" office:value-type="time" office:time-value="PT00H01M57.000000319S" calcext:value-type="time">
            <text:p>01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a35991e05dfcc842f905e976c10e38aeb1b5296966bc289c73cdd5cdda5af0" xlink:type="simple">1658449</text:a></text:p>
          </table:table-cell>
          <table:table-cell office:value-type="string" calcext:value-type="string">
            <text:p>2017-04-03 16:30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63" calcext:value-type="float">
            <text:p>8.663</text:p>
          </table:table-cell>
          <table:table-cell office:value-type="float" office:value="0" calcext:value-type="float">
            <text:p>0</text:p>
          </table:table-cell>
          <table:table-cell table:formula="of:=[.B160]-[.B161]" office:value-type="time" office:time-value="PT00H02M50.99999974S" calcext:value-type="time">
            <text:p>02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0dfb23674a3faad915343ff6b62c5fa31853a17cd89da253896c6d05ae00019" xlink:type="simple">1658448</text:a></text:p>
          </table:table-cell>
          <table:table-cell office:value-type="string" calcext:value-type="string">
            <text:p>2017-04-03 16:28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375" calcext:value-type="float">
            <text:p>8.375</text:p>
          </table:table-cell>
          <table:table-cell office:value-type="float" office:value="0" calcext:value-type="float">
            <text:p>0</text:p>
          </table:table-cell>
          <table:table-cell table:formula="of:=[.B161]-[.B162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909a35d777fc8140230271153cbb83aa374ac2d7728b61b0254ec63a3b2c621" xlink:type="simple">1658447</text:a></text:p>
          </table:table-cell>
          <table:table-cell office:value-type="string" calcext:value-type="string">
            <text:p>2017-04-03 16:27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95" calcext:value-type="float">
            <text:p>8.095</text:p>
          </table:table-cell>
          <table:table-cell office:value-type="float" office:value="0" calcext:value-type="float">
            <text:p>0</text:p>
          </table:table-cell>
          <table:table-cell table:formula="of:=[.B162]-[.B163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7b6e367eb6e6ebcda19e115c74d59b2c9ae1ad06c146c9178de478f30239bd" xlink:type="simple">1658446</text:a></text:p>
          </table:table-cell>
          <table:table-cell office:value-type="string" calcext:value-type="string">
            <text:p>2017-04-03 16:26:41</text:p>
          </table:table-cell>
          <table:table-cell office:value-type="float" office:value="2" calcext:value-type="float">
            <text:p>2</text:p>
          </table:table-cell>
          <table:table-cell office:value-type="float" office:value="122.99424454" calcext:value-type="float">
            <text:p>122.99424454</text:p>
          </table:table-cell>
          <table:table-cell office:value-type="float" office:value="7.826" calcext:value-type="float">
            <text:p>7.826</text:p>
          </table:table-cell>
          <table:table-cell office:value-type="float" office:value="0.77" calcext:value-type="float">
            <text:p>0.77</text:p>
          </table:table-cell>
          <table:table-cell table:formula="of:=[.B163]-[.B164]" office:value-type="time" office:time-value="PT00H01M59.999999763S" calcext:value-type="time">
            <text:p>02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37b0a31757157d313556e2b592040a5208c6fce2dfbc96a7a9e49500625371" xlink:type="simple">1658445</text:a></text:p>
          </table:table-cell>
          <table:table-cell office:value-type="string" calcext:value-type="string">
            <text:p>2017-04-03 16:24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65" calcext:value-type="float">
            <text:p>7.565</text:p>
          </table:table-cell>
          <table:table-cell office:value-type="float" office:value="0" calcext:value-type="float">
            <text:p>0</text:p>
          </table:table-cell>
          <table:table-cell table:formula="of:=[.B164]-[.B165]" office:value-type="time" office:time-value="PT00H01M28.000000454S" calcext:value-type="time">
            <text:p>01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99f8dc993e44201cbfae54f14a2073312eaccf8eb0ba8b003a14ff8bb2dd8d" xlink:type="simple">1658444</text:a></text:p>
          </table:table-cell>
          <table:table-cell office:value-type="string" calcext:value-type="string">
            <text:p>2017-04-03 16:23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86" calcext:value-type="float">
            <text:p>7.186</text:p>
          </table:table-cell>
          <table:table-cell office:value-type="float" office:value="0" calcext:value-type="float">
            <text:p>0</text:p>
          </table:table-cell>
          <table:table-cell table:formula="of:=[.B165]-[.B166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61fc26436e5bed0dcbfad9660c26a3774aa2f977b32748eda62e5480b8af550" xlink:type="simple">1658443</text:a></text:p>
          </table:table-cell>
          <table:table-cell office:value-type="string" calcext:value-type="string">
            <text:p>2017-04-03 16:23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47" calcext:value-type="float">
            <text:p>6.947</text:p>
          </table:table-cell>
          <table:table-cell office:value-type="float" office:value="0" calcext:value-type="float">
            <text:p>0</text:p>
          </table:table-cell>
          <table:table-cell table:formula="of:=[.B166]-[.B167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0b7f2ff9504f66ada51a646c9aa3de3a9152fe3f6f87f9ba3a478c1ff4306a8" xlink:type="simple">1658442</text:a></text:p>
          </table:table-cell>
          <table:table-cell office:value-type="string" calcext:value-type="string">
            <text:p>2017-04-03 16:22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31" calcext:value-type="float">
            <text:p>6.831</text:p>
          </table:table-cell>
          <table:table-cell office:value-type="float" office:value="0" calcext:value-type="float">
            <text:p>0</text:p>
          </table:table-cell>
          <table:table-cell table:formula="of:=[.B167]-[.B168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16b3582c6225c4f5edaeeb1b80d477ce9b44c42ee1e331cc9a4b2f420c14604" xlink:type="simple">1658441</text:a></text:p>
          </table:table-cell>
          <table:table-cell office:value-type="string" calcext:value-type="string">
            <text:p>2017-04-03 16:21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17" calcext:value-type="float">
            <text:p>6.717</text:p>
          </table:table-cell>
          <table:table-cell office:value-type="float" office:value="0" calcext:value-type="float">
            <text:p>0</text:p>
          </table:table-cell>
          <table:table-cell table:formula="of:=[.B168]-[.B169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cf6ad478e575684add58c35a48424642259e5764cdafbb07f5e356e6bf867fe" xlink:type="simple">1658440</text:a></text:p>
          </table:table-cell>
          <table:table-cell office:value-type="string" calcext:value-type="string">
            <text:p>2017-04-03 16:21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5" calcext:value-type="float">
            <text:p>6.605</text:p>
          </table:table-cell>
          <table:table-cell office:value-type="float" office:value="0" calcext:value-type="float">
            <text:p>0</text:p>
          </table:table-cell>
          <table:table-cell table:formula="of:=[.B169]-[.B170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eec4d1f9dcbc7e315970137f866bbc5fce8ad19dc3a6eba4ea8118e235ff097" xlink:type="simple">1658439</text:a></text:p>
          </table:table-cell>
          <table:table-cell office:value-type="string" calcext:value-type="string">
            <text:p>2017-04-03 16:21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5" calcext:value-type="float">
            <text:p>6.605</text:p>
          </table:table-cell>
          <table:table-cell office:value-type="float" office:value="0" calcext:value-type="float">
            <text:p>0</text:p>
          </table:table-cell>
          <table:table-cell table:formula="of:=[.B170]-[.B171]" office:value-type="time" office:time-value="PT00H01M22.000000309S" calcext:value-type="time">
            <text:p>01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9c7a2100efba2bbb05a582a22f544bdb14f6e0697bfb6d1acbc4ffbba6e4f5" xlink:type="simple">1658438</text:a></text:p>
          </table:table-cell>
          <table:table-cell office:value-type="string" calcext:value-type="string">
            <text:p>2017-04-03 16:19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95" calcext:value-type="float">
            <text:p>6.495</text:p>
          </table:table-cell>
          <table:table-cell office:value-type="float" office:value="0" calcext:value-type="float">
            <text:p>0</text:p>
          </table:table-cell>
          <table:table-cell table:formula="of:=[.B171]-[.B172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c27c62251c582e7aea7d2e8f4fb5ed27e349d5f4286ce684704bd8ddbe2cdc" xlink:type="simple">1658437</text:a></text:p>
          </table:table-cell>
          <table:table-cell office:value-type="string" calcext:value-type="string">
            <text:p>2017-04-03 16:19:46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.387" calcext:value-type="float">
            <text:p>6.387</text:p>
          </table:table-cell>
          <table:table-cell office:value-type="float" office:value="96.38" calcext:value-type="float">
            <text:p>96.38</text:p>
          </table:table-cell>
          <table:table-cell table:formula="of:=[.B172]-[.B173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87c7168b19c04cf849f590cf96d205bf9a59d97ffa9e9cbcb05987fb8ec718b" xlink:type="simple">1658436</text:a></text:p>
          </table:table-cell>
          <table:table-cell office:value-type="string" calcext:value-type="string">
            <text:p>2017-04-03 16:19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3]-[.B174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2672151697d729716cb947dd4268ce0b4728497520ea775f41274ab5095d208" xlink:type="simple">1658435</text:a></text:p>
          </table:table-cell>
          <table:table-cell office:value-type="string" calcext:value-type="string">
            <text:p>2017-04-03 16:19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4]-[.B175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1fbf49c374cf98a7d8fd2b20edf011e0a48f96def0e32bf131bf6efdde0be9" xlink:type="simple">1658434</text:a></text:p>
          </table:table-cell>
          <table:table-cell office:value-type="string" calcext:value-type="string">
            <text:p>2017-04-03 16:18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5]-[.B176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883cffc29687794ad04dc6cc34407c11506dfa20f6da617db0ecce25aa0202" xlink:type="simple">1658433</text:a></text:p>
          </table:table-cell>
          <table:table-cell office:value-type="string" calcext:value-type="string">
            <text:p>2017-04-03 16:18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6]-[.B177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525a5285739bb753807fb649820949d80e405450a6e51b140b1ef8b1c6e249" xlink:type="simple">1658432</text:a></text:p>
          </table:table-cell>
          <table:table-cell office:value-type="string" calcext:value-type="string">
            <text:p>2017-04-03 16:17:26</text:p>
          </table:table-cell>
          <table:table-cell office:value-type="float" office:value="5" calcext:value-type="float">
            <text:p>5</text:p>
          </table:table-cell>
          <table:table-cell office:value-type="float" office:value="430.65184666" calcext:value-type="float">
            <text:p>430.65184666</text:p>
          </table:table-cell>
          <table:table-cell office:value-type="float" office:value="6.28" calcext:value-type="float">
            <text:p>6.28</text:p>
          </table:table-cell>
          <table:table-cell office:value-type="float" office:value="166.33" calcext:value-type="float">
            <text:p>166.33</text:p>
          </table:table-cell>
          <table:table-cell table:formula="of:=[.B177]-[.B178]" office:value-type="time" office:time-value="PT00H02M09.999999586S" calcext:value-type="time">
            <text:p>02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c9947c586a72a0325d9dd4bc3af3fea43dd72930e6d2e67fe33962342481f3" xlink:type="simple">1658431</text:a></text:p>
          </table:table-cell>
          <table:table-cell office:value-type="string" calcext:value-type="string">
            <text:p>2017-04-03 16:15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8]-[.B179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d03d76b5afa9a331e31d05843ec0dbbced0b8956b69780b30a496118690e02" xlink:type="simple">1658430</text:a></text:p>
          </table:table-cell>
          <table:table-cell office:value-type="string" calcext:value-type="string">
            <text:p>2017-04-03 16:14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9]-[.B180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96eeb3ef2ad0589867ecee350671d9879752437e5dd928cb613ef95396ff096" xlink:type="simple">1658429</text:a></text:p>
          </table:table-cell>
          <table:table-cell office:value-type="string" calcext:value-type="string">
            <text:p>2017-04-03 16:14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80]-[.B181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890cb386b4cb338584d948937f9f9c72b8a23c8bfc4f13f2357cc69ef39e43" xlink:type="simple">1658428</text:a></text:p>
          </table:table-cell>
          <table:table-cell office:value-type="string" calcext:value-type="string">
            <text:p>2017-04-03 16:13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76" calcext:value-type="float">
            <text:p>6.176</text:p>
          </table:table-cell>
          <table:table-cell office:value-type="float" office:value="0" calcext:value-type="float">
            <text:p>0</text:p>
          </table:table-cell>
          <table:table-cell table:formula="of:=[.B181]-[.B182]" office:value-type="time" office:time-value="PT00H02M53.999999813S" calcext:value-type="time">
            <text:p>02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f99d41a80139d2a4094f792c98cd36d72f45def87454d9f690c0c0ab654a5c7" xlink:type="simple">1658427</text:a></text:p>
          </table:table-cell>
          <table:table-cell office:value-type="string" calcext:value-type="string">
            <text:p>2017-04-03 16:10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73" calcext:value-type="float">
            <text:p>6.073</text:p>
          </table:table-cell>
          <table:table-cell office:value-type="float" office:value="0" calcext:value-type="float">
            <text:p>0</text:p>
          </table:table-cell>
          <table:table-cell table:formula="of:=[.B182]-[.B183]" office:value-type="time" office:time-value="PT00H01M54.000000246S" calcext:value-type="time">
            <text:p>01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024b0ddb662847b9bfc02a6128023acd54b1cb7081e91147ae1da3c8ae33f08" xlink:type="simple">1658426</text:a></text:p>
          </table:table-cell>
          <table:table-cell office:value-type="string" calcext:value-type="string">
            <text:p>2017-04-03 16:08:40</text:p>
          </table:table-cell>
          <table:table-cell office:value-type="float" office:value="2" calcext:value-type="float">
            <text:p>2</text:p>
          </table:table-cell>
          <table:table-cell office:value-type="float" office:value="8277.84850492" calcext:value-type="float">
            <text:p>8277.84850492</text:p>
          </table:table-cell>
          <table:table-cell office:value-type="float" office:value="5.87" calcext:value-type="float">
            <text:p>5.87</text:p>
          </table:table-cell>
          <table:table-cell office:value-type="float" office:value="7.74" calcext:value-type="float">
            <text:p>7.74</text:p>
          </table:table-cell>
          <table:table-cell table:formula="of:=[.B183]-[.B184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c52d709f8ee10ec18bfb3e2002e8e010b895408e0e451e520391efcce990228" xlink:type="simple">1658425</text:a></text:p>
          </table:table-cell>
          <table:table-cell office:value-type="string" calcext:value-type="string">
            <text:p>2017-04-03 16:07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75" calcext:value-type="float">
            <text:p>5.675</text:p>
          </table:table-cell>
          <table:table-cell office:value-type="float" office:value="0" calcext:value-type="float">
            <text:p>0</text:p>
          </table:table-cell>
          <table:table-cell table:formula="of:=[.B184]-[.B185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064980387968b5928e0984bc74ec6ef0ed085b9b627140e6dac23aed02bc295" xlink:type="simple">1658424</text:a></text:p>
          </table:table-cell>
          <table:table-cell office:value-type="string" calcext:value-type="string">
            <text:p>2017-04-03 16:07:19</text:p>
          </table:table-cell>
          <table:table-cell office:value-type="float" office:value="2" calcext:value-type="float">
            <text:p>2</text:p>
          </table:table-cell>
          <table:table-cell office:value-type="float" office:value="8276.02667998" calcext:value-type="float">
            <text:p>8276.02667998</text:p>
          </table:table-cell>
          <table:table-cell office:value-type="float" office:value="5.486" calcext:value-type="float">
            <text:p>5.486</text:p>
          </table:table-cell>
          <table:table-cell office:value-type="float" office:value="44528.05" calcext:value-type="float">
            <text:p>44528.05</text:p>
          </table:table-cell>
          <table:table-cell table:formula="of:=[.B185]-[.B186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0e3f0b396d0345cc9bef2dcebf8156ba728285ec36e0c28c843602dcb8a9323" xlink:type="simple">1658423</text:a></text:p>
          </table:table-cell>
          <table:table-cell office:value-type="string" calcext:value-type="string">
            <text:p>2017-04-03 16:06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03" calcext:value-type="float">
            <text:p>5.303</text:p>
          </table:table-cell>
          <table:table-cell office:value-type="float" office:value="0" calcext:value-type="float">
            <text:p>0</text:p>
          </table:table-cell>
          <table:table-cell table:formula="of:=[.B186]-[.B187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46f7fa575f96bf68ec86b16c36ba6294a67408735ebfdea62ae0aa0462e545" xlink:type="simple">1658422</text:a></text:p>
          </table:table-cell>
          <table:table-cell office:value-type="string" calcext:value-type="string">
            <text:p>2017-04-03 16:06:02</text:p>
          </table:table-cell>
          <table:table-cell office:value-type="float" office:value="2" calcext:value-type="float">
            <text:p>2</text:p>
          </table:table-cell>
          <table:table-cell office:value-type="float" office:value="562.81081434" calcext:value-type="float">
            <text:p>562.81081434</text:p>
          </table:table-cell>
          <table:table-cell office:value-type="float" office:value="5.126" calcext:value-type="float">
            <text:p>5.126</text:p>
          </table:table-cell>
          <table:table-cell office:value-type="float" office:value="85.89" calcext:value-type="float">
            <text:p>85.89</text:p>
          </table:table-cell>
          <table:table-cell table:formula="of:=[.B187]-[.B188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e3f842277425ca25189de8c073207436109279cf5891c5c02a0f7ecae65e2d8" xlink:type="simple">1658421</text:a></text:p>
          </table:table-cell>
          <table:table-cell office:value-type="string" calcext:value-type="string">
            <text:p>2017-04-03 16:05:53</text:p>
          </table:table-cell>
          <table:table-cell office:value-type="float" office:value="3" calcext:value-type="float">
            <text:p>3</text:p>
          </table:table-cell>
          <table:table-cell office:value-type="float" office:value="267.6613332" calcext:value-type="float">
            <text:p>267.6613332</text:p>
          </table:table-cell>
          <table:table-cell office:value-type="float" office:value="5.04" calcext:value-type="float">
            <text:p>5.04</text:p>
          </table:table-cell>
          <table:table-cell office:value-type="float" office:value="22.61" calcext:value-type="float">
            <text:p>22.61</text:p>
          </table:table-cell>
          <table:table-cell table:formula="of:=[.B188]-[.B189]" office:value-type="time" office:time-value="PT00H00M28.000000259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28106f8f9178157c6ffa032ee3da6aea0491d8908a299c37c403d704c6f9f0" xlink:type="simple">1658420</text:a></text:p>
          </table:table-cell>
          <table:table-cell office:value-type="string" calcext:value-type="string">
            <text:p>2017-04-03 16:05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56" calcext:value-type="float">
            <text:p>4.956</text:p>
          </table:table-cell>
          <table:table-cell office:value-type="float" office:value="0" calcext:value-type="float">
            <text:p>0</text:p>
          </table:table-cell>
          <table:table-cell table:formula="of:=[.B189]-[.B190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fb02a87257586b8c8ab975fd5f0d97d63cc4053ae64c35bd0aff2caa26803ca" xlink:type="simple">1658419</text:a></text:p>
          </table:table-cell>
          <table:table-cell office:value-type="string" calcext:value-type="string">
            <text:p>2017-04-03 16:04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74" calcext:value-type="float">
            <text:p>4.874</text:p>
          </table:table-cell>
          <table:table-cell office:value-type="float" office:value="0" calcext:value-type="float">
            <text:p>0</text:p>
          </table:table-cell>
          <table:table-cell table:formula="of:=[.B190]-[.B191]" office:value-type="time" office:time-value="PT00H02M00.999999996S" calcext:value-type="time">
            <text:p>02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c186cd1a384c96c1c446c9e0342d08cfdc113c5fe8e363a42644f315a0185f7" xlink:type="simple">1658418</text:a></text:p>
          </table:table-cell>
          <table:table-cell office:value-type="string" calcext:value-type="string">
            <text:p>2017-04-03 16:02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93" calcext:value-type="float">
            <text:p>4.793</text:p>
          </table:table-cell>
          <table:table-cell office:value-type="float" office:value="0" calcext:value-type="float">
            <text:p>0</text:p>
          </table:table-cell>
          <table:table-cell table:formula="of:=[.B191]-[.B192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69399334f8ae3385c6dc975ac3a5d3cc15bd13d71f85b45a3cb8cc906f05abd" xlink:type="simple">1658417</text:a></text:p>
          </table:table-cell>
          <table:table-cell office:value-type="string" calcext:value-type="string">
            <text:p>2017-04-03 16:01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13" calcext:value-type="float">
            <text:p>4.713</text:p>
          </table:table-cell>
          <table:table-cell office:value-type="float" office:value="0" calcext:value-type="float">
            <text:p>0</text:p>
          </table:table-cell>
          <table:table-cell table:formula="of:=[.B192]-[.B193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29f2f50d922fd655e383c30da078f49b6635869bde39e4a0ccf086309020e2" xlink:type="simple">1658416</text:a></text:p>
          </table:table-cell>
          <table:table-cell office:value-type="string" calcext:value-type="string">
            <text:p>2017-04-03 16:01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634" calcext:value-type="float">
            <text:p>4.634</text:p>
          </table:table-cell>
          <table:table-cell office:value-type="float" office:value="0" calcext:value-type="float">
            <text:p>0</text:p>
          </table:table-cell>
          <table:table-cell table:formula="of:=[.B193]-[.B194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8d2d29c8e631dc6c65c2d318875147d788e27897f6d49c7f582266bf1af9e8" xlink:type="simple">1658415</text:a></text:p>
          </table:table-cell>
          <table:table-cell office:value-type="string" calcext:value-type="string">
            <text:p>2017-04-03 16:01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57" calcext:value-type="float">
            <text:p>4.557</text:p>
          </table:table-cell>
          <table:table-cell office:value-type="float" office:value="0" calcext:value-type="float">
            <text:p>0</text:p>
          </table:table-cell>
          <table:table-cell table:formula="of:=[.B194]-[.B195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a2ba0e4cbf2319f8d2adc698e080a72c183d8c788d65dc1630d4c3af5e63253" xlink:type="simple">1658414</text:a></text:p>
          </table:table-cell>
          <table:table-cell office:value-type="string" calcext:value-type="string">
            <text:p>2017-04-03 16:01:00</text:p>
          </table:table-cell>
          <table:table-cell office:value-type="float" office:value="2" calcext:value-type="float">
            <text:p>2</text:p>
          </table:table-cell>
          <table:table-cell office:value-type="float" office:value="320.02" calcext:value-type="float">
            <text:p>320.02</text:p>
          </table:table-cell>
          <table:table-cell office:value-type="float" office:value="4.481" calcext:value-type="float">
            <text:p>4.481</text:p>
          </table:table-cell>
          <table:table-cell office:value-type="float" office:value="11603.19" calcext:value-type="float">
            <text:p>11603.19</text:p>
          </table:table-cell>
          <table:table-cell table:formula="of:=[.B195]-[.B196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d4268c57c359b0da3d9ada9385cf57696a2f1a2e5f4b7981e7094e56ecbe556" xlink:type="simple">1658413</text:a></text:p>
          </table:table-cell>
          <table:table-cell office:value-type="string" calcext:value-type="string">
            <text:p>2017-04-03 16:00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81" calcext:value-type="float">
            <text:p>4.481</text:p>
          </table:table-cell>
          <table:table-cell office:value-type="float" office:value="0" calcext:value-type="float">
            <text:p>0</text:p>
          </table:table-cell>
          <table:table-cell table:formula="of:=[.B196]-[.B197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2778d99d9f62e4f1c1607d5ba83bf036e72c98cca31c9f720981e1a71a4684" xlink:type="simple">1658412</text:a></text:p>
          </table:table-cell>
          <table:table-cell office:value-type="string" calcext:value-type="string">
            <text:p>2017-04-03 16:00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81" calcext:value-type="float">
            <text:p>4.481</text:p>
          </table:table-cell>
          <table:table-cell office:value-type="float" office:value="0" calcext:value-type="float">
            <text:p>0</text:p>
          </table:table-cell>
          <table:table-cell table:formula="of:=[.B197]-[.B198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845f211312a23882f17540bbfe30e2eb17ff7a2052c9806521e1c4885818a0" xlink:type="simple">1658411</text:a></text:p>
          </table:table-cell>
          <table:table-cell office:value-type="string" calcext:value-type="string">
            <text:p>2017-04-03 16:00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81" calcext:value-type="float">
            <text:p>4.481</text:p>
          </table:table-cell>
          <table:table-cell office:value-type="float" office:value="0" calcext:value-type="float">
            <text:p>0</text:p>
          </table:table-cell>
          <table:table-cell table:formula="of:=[.B198]-[.B199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ac4035d356544460e643a2570d2d062532d2c22e0054e9395164f7f16ff6481" xlink:type="simple">1658410</text:a></text:p>
          </table:table-cell>
          <table:table-cell office:value-type="string" calcext:value-type="string">
            <text:p>2017-04-03 16:00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81" calcext:value-type="float">
            <text:p>4.481</text:p>
          </table:table-cell>
          <table:table-cell office:value-type="float" office:value="0" calcext:value-type="float">
            <text:p>0</text:p>
          </table:table-cell>
          <table:table-cell table:formula="of:=[.B199]-[.B200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ede436dbc32fec9cc48e1dde54b99644adcdb71934eb57a21c7a73035e95fc4" xlink:type="simple">1658409</text:a></text:p>
          </table:table-cell>
          <table:table-cell office:value-type="string" calcext:value-type="string">
            <text:p>2017-04-03 15:59:26</text:p>
          </table:table-cell>
          <table:table-cell office:value-type="float" office:value="2" calcext:value-type="float">
            <text:p>2</text:p>
          </table:table-cell>
          <table:table-cell office:value-type="float" office:value="89.38901867" calcext:value-type="float">
            <text:p>89.38901867</text:p>
          </table:table-cell>
          <table:table-cell office:value-type="float" office:value="4.481" calcext:value-type="float">
            <text:p>4.481</text:p>
          </table:table-cell>
          <table:table-cell office:value-type="float" office:value="0.27" calcext:value-type="float">
            <text:p>0.27</text:p>
          </table:table-cell>
          <table:table-cell table:formula="of:=[.B200]-[.B201]" office:value-type="time" office:time-value="PT00H01M54.999999851S" calcext:value-type="time">
            <text:p>01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68592c5c1c926aaff453f79e824fe14658b6654ab9a99c549867e7e7864aee" xlink:type="simple">1658408</text:a></text:p>
          </table:table-cell>
          <table:table-cell office:value-type="string" calcext:value-type="string">
            <text:p>2017-04-03 15:57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06" calcext:value-type="float">
            <text:p>4.406</text:p>
          </table:table-cell>
          <table:table-cell office:value-type="float" office:value="0" calcext:value-type="float">
            <text:p>0</text:p>
          </table:table-cell>
          <table:table-cell table:formula="of:=[.B201]-[.B202]" office:value-type="time" office:time-value="PT00H00M58.000000357S" calcext:value-type="time">
            <text:p>00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4a50c99414f25f75ff50020ac90ac6cdd466dce4ec2328b2ae0b6966c2748e9" xlink:type="simple">1658407</text:a></text:p>
          </table:table-cell>
          <table:table-cell office:value-type="string" calcext:value-type="string">
            <text:p>2017-04-03 15:56:33</text:p>
          </table:table-cell>
          <table:table-cell office:value-type="float" office:value="2" calcext:value-type="float">
            <text:p>2</text:p>
          </table:table-cell>
          <table:table-cell office:value-type="float" office:value="160.85658601" calcext:value-type="float">
            <text:p>160.85658601</text:p>
          </table:table-cell>
          <table:table-cell office:value-type="float" office:value="4.406" calcext:value-type="float">
            <text:p>4.406</text:p>
          </table:table-cell>
          <table:table-cell office:value-type="float" office:value="7.83" calcext:value-type="float">
            <text:p>7.83</text:p>
          </table:table-cell>
          <table:table-cell table:formula="of:=[.B202]-[.B203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25b1f56b7a4ed77dc5c2c22189cc4250d1e67631538377aac183cbc7531c1c0" xlink:type="simple">1658406</text:a></text:p>
          </table:table-cell>
          <table:table-cell office:value-type="string" calcext:value-type="string">
            <text:p>2017-04-03 15:55:39</text:p>
          </table:table-cell>
          <table:table-cell office:value-type="float" office:value="2" calcext:value-type="float">
            <text:p>2</text:p>
          </table:table-cell>
          <table:table-cell office:value-type="float" office:value="80.94803461" calcext:value-type="float">
            <text:p>80.94803461</text:p>
          </table:table-cell>
          <table:table-cell office:value-type="float" office:value="4.48" calcext:value-type="float">
            <text:p>4.48</text:p>
          </table:table-cell>
          <table:table-cell office:value-type="float" office:value="0.01" calcext:value-type="float">
            <text:p>0.01</text:p>
          </table:table-cell>
          <table:table-cell table:formula="of:=[.B203]-[.B204]" office:value-type="time" office:time-value="PT00H01M46.999999867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981aebe899c46301e1235542e17987975d5bdfcf63dc3b29b95256ba7b8a8d8" xlink:type="simple">1658405</text:a></text:p>
          </table:table-cell>
          <table:table-cell office:value-type="string" calcext:value-type="string">
            <text:p>2017-04-03 15:53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table:formula="of:=[.B204]-[.B205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23bbc8a96a996b559a218ba8f80c1421d39bc25beb305819ca972a33fa3274" xlink:type="simple">1658404</text:a></text:p>
          </table:table-cell>
          <table:table-cell office:value-type="string" calcext:value-type="string">
            <text:p>2017-04-03 15:52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54" calcext:value-type="float">
            <text:p>4.554</text:p>
          </table:table-cell>
          <table:table-cell office:value-type="float" office:value="0" calcext:value-type="float">
            <text:p>0</text:p>
          </table:table-cell>
          <table:table-cell table:formula="of:=[.B205]-[.B206]" office:value-type="time" office:time-value="PT00H00M12.000000291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9e24812fef1d0403900747a646fd65c4622d879fba1486dc75ca05ee0f3fb81" xlink:type="simple">1658403</text:a></text:p>
          </table:table-cell>
          <table:table-cell office:value-type="string" calcext:value-type="string">
            <text:p>2017-04-03 15:52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table:formula="of:=[.B206]-[.B207]" office:value-type="time" office:time-value="PT00H00M38.999999687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e41c7dada2a3f9eeae49a17e69b1995a6794971b74ab602ca2d368274beec03" xlink:type="simple">1658402</text:a></text:p>
          </table:table-cell>
          <table:table-cell office:value-type="string" calcext:value-type="string">
            <text:p>2017-04-03 15:52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85" calcext:value-type="float">
            <text:p>4.785</text:p>
          </table:table-cell>
          <table:table-cell office:value-type="float" office:value="0" calcext:value-type="float">
            <text:p>0</text:p>
          </table:table-cell>
          <table:table-cell table:formula="of:=[.B207]-[.B208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1f96d5f724932e0640ce3d560b1a980e9cde8087028b87250f9173f67ada6f" xlink:type="simple">1658401</text:a></text:p>
          </table:table-cell>
          <table:table-cell office:value-type="string" calcext:value-type="string">
            <text:p>2017-04-03 15:51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24" calcext:value-type="float">
            <text:p>5.024</text:p>
          </table:table-cell>
          <table:table-cell office:value-type="float" office:value="0" calcext:value-type="float">
            <text:p>0</text:p>
          </table:table-cell>
          <table:table-cell table:formula="of:=[.B208]-[.B209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df19b1410c499a2e02b2f908ae4ce7aae01540277a14a8383cae71e847b952f" xlink:type="simple">1658400</text:a></text:p>
          </table:table-cell>
          <table:table-cell office:value-type="string" calcext:value-type="string">
            <text:p>2017-04-03 15:51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75" calcext:value-type="float">
            <text:p>5.275</text:p>
          </table:table-cell>
          <table:table-cell office:value-type="float" office:value="0" calcext:value-type="float">
            <text:p>0</text:p>
          </table:table-cell>
          <table:table-cell table:formula="of:=[.B209]-[.B210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bfbe5e70c7a94399e138e796927785ceb48759ed22b1117b7a345f7c19646d6" xlink:type="simple">1658399</text:a></text:p>
          </table:table-cell>
          <table:table-cell office:value-type="string" calcext:value-type="string">
            <text:p>2017-04-03 15:50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39" calcext:value-type="float">
            <text:p>5.539</text:p>
          </table:table-cell>
          <table:table-cell office:value-type="float" office:value="0" calcext:value-type="float">
            <text:p>0</text:p>
          </table:table-cell>
          <table:table-cell table:formula="of:=[.B210]-[.B211]" office:value-type="time" office:time-value="PT00H02M48.000000296S" calcext:value-type="time">
            <text:p>02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454b28e32842a418ffd954d209b3b1c4834d086854b5fcf10b1db0190718f90" xlink:type="simple">1658398</text:a></text:p>
          </table:table-cell>
          <table:table-cell office:value-type="string" calcext:value-type="string">
            <text:p>2017-04-03 15:47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23" calcext:value-type="float">
            <text:p>5.723</text:p>
          </table:table-cell>
          <table:table-cell office:value-type="float" office:value="0" calcext:value-type="float">
            <text:p>0</text:p>
          </table:table-cell>
          <table:table-cell table:formula="of:=[.B211]-[.B212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0501d6620daef76f76196dd518f29e85c2d53dfe6ce6cb4b383598537412eb" xlink:type="simple">1658397</text:a></text:p>
          </table:table-cell>
          <table:table-cell office:value-type="string" calcext:value-type="string">
            <text:p>2017-04-03 15:47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14" calcext:value-type="float">
            <text:p>5.914</text:p>
          </table:table-cell>
          <table:table-cell office:value-type="float" office:value="0" calcext:value-type="float">
            <text:p>0</text:p>
          </table:table-cell>
          <table:table-cell table:formula="of:=[.B212]-[.B213]" office:value-type="time" office:time-value="PT00H00M19.999999646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26550b3fe3f5e1ed90ec14647d6dda5dd4a991c5e0b7c46f3d2b85db43f2f3" xlink:type="simple">1658396</text:a></text:p>
          </table:table-cell>
          <table:table-cell office:value-type="string" calcext:value-type="string">
            <text:p>2017-04-03 15:47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1" calcext:value-type="float">
            <text:p>6.21</text:p>
          </table:table-cell>
          <table:table-cell office:value-type="float" office:value="0" calcext:value-type="float">
            <text:p>0</text:p>
          </table:table-cell>
          <table:table-cell table:formula="of:=[.B213]-[.B214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4e1cb46ebb9e33666205abb9ee88aed23e66b8d679820e391dfdae7b29bd8f9" xlink:type="simple">1658395</text:a></text:p>
          </table:table-cell>
          <table:table-cell office:value-type="string" calcext:value-type="string">
            <text:p>2017-04-03 15:46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21" calcext:value-type="float">
            <text:p>6.521</text:p>
          </table:table-cell>
          <table:table-cell office:value-type="float" office:value="0" calcext:value-type="float">
            <text:p>0</text:p>
          </table:table-cell>
          <table:table-cell table:formula="of:=[.B214]-[.B215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c1dbb1c1fa93d4d675e7b48aa85c8a308f9099ea7e67363426a79fed9bbc4c" xlink:type="simple">1658394</text:a></text:p>
          </table:table-cell>
          <table:table-cell office:value-type="string" calcext:value-type="string">
            <text:p>2017-04-03 15:46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47" calcext:value-type="float">
            <text:p>6.847</text:p>
          </table:table-cell>
          <table:table-cell office:value-type="float" office:value="0" calcext:value-type="float">
            <text:p>0</text:p>
          </table:table-cell>
          <table:table-cell table:formula="of:=[.B215]-[.B216]" office:value-type="time" office:time-value="PT00H00M47.0000003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53c155b634037451ad32f12c72c9b24248b4be47f5d3947f8407ec7cc60ae1" xlink:type="simple">1658393</text:a></text:p>
          </table:table-cell>
          <table:table-cell office:value-type="string" calcext:value-type="string">
            <text:p>2017-04-03 15:45:32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7.189" calcext:value-type="float">
            <text:p>7.189</text:p>
          </table:table-cell>
          <table:table-cell office:value-type="float" office:value="103.26" calcext:value-type="float">
            <text:p>103.26</text:p>
          </table:table-cell>
          <table:table-cell table:formula="of:=[.B216]-[.B217]" office:value-type="time" office:time-value="PT00H03M58.99999992S" calcext:value-type="time">
            <text:p>03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57c5a24da334c3048a502475b23739d098b5d558f755023abf1ba36219b3381" xlink:type="simple">1658392</text:a></text:p>
          </table:table-cell>
          <table:table-cell office:value-type="string" calcext:value-type="string">
            <text:p>2017-04-03 15:41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48" calcext:value-type="float">
            <text:p>7.548</text:p>
          </table:table-cell>
          <table:table-cell office:value-type="float" office:value="0" calcext:value-type="float">
            <text:p>0</text:p>
          </table:table-cell>
          <table:table-cell table:formula="of:=[.B217]-[.B218]" office:value-type="time" office:time-value="PT00H02M37.999999844S" calcext:value-type="time">
            <text:p>02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a1e52f4a268a48c5bab20feae0ecbba9b1491775b6546e86507951ce46a089" xlink:type="simple">1658391</text:a></text:p>
          </table:table-cell>
          <table:table-cell office:value-type="string" calcext:value-type="string">
            <text:p>2017-04-03 15:38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formula="of:=[.B218]-[.B219]" office:value-type="time" office:time-value="PT00H00M20.000000275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7701fd079cf8f733a944a64131f4c825b4cc5d93f752ee75a44359abea4c7a7" xlink:type="simple">1658390</text:a></text:p>
          </table:table-cell>
          <table:table-cell office:value-type="string" calcext:value-type="string">
            <text:p>2017-04-03 15:38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  <table:table-cell table:formula="of:=[.B219]-[.B220]" office:value-type="time" office:time-value="PT00H01M35.99999981S" calcext:value-type="time">
            <text:p>01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f0acf4dad0d8984542a5d24cdd4dd4dc0e7f656bf2451928c0110a98960d9c" xlink:type="simple">1658389</text:a></text:p>
          </table:table-cell>
          <table:table-cell office:value-type="string" calcext:value-type="string">
            <text:p>2017-04-03 15:36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329" calcext:value-type="float">
            <text:p>8.329</text:p>
          </table:table-cell>
          <table:table-cell office:value-type="float" office:value="0" calcext:value-type="float">
            <text:p>0</text:p>
          </table:table-cell>
          <table:table-cell table:formula="of:=[.B220]-[.B221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3d780726a8b4b06c8954066703a76d06232f5beb3a93984ccd3f8f57798639b" xlink:type="simple">1658388</text:a></text:p>
          </table:table-cell>
          <table:table-cell office:value-type="string" calcext:value-type="string">
            <text:p>2017-04-03 15:35:52</text:p>
          </table:table-cell>
          <table:table-cell office:value-type="float" office:value="2" calcext:value-type="float">
            <text:p>2</text:p>
          </table:table-cell>
          <table:table-cell office:value-type="float" office:value="81.09658038" calcext:value-type="float">
            <text:p>81.09658038</text:p>
          </table:table-cell>
          <table:table-cell office:value-type="float" office:value="8.606" calcext:value-type="float">
            <text:p>8.606</text:p>
          </table:table-cell>
          <table:table-cell office:value-type="float" office:value="0.01" calcext:value-type="float">
            <text:p>0.01</text:p>
          </table:table-cell>
          <table:table-cell table:formula="of:=[.B221]-[.B222]" office:value-type="time" office:time-value="PT00H04M30.000000251S" calcext:value-type="time">
            <text:p>04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abb794b6454517988b25193a9b2c7892006410eb64631026a9585f9ffffccc3" xlink:type="simple">1658387</text:a></text:p>
          </table:table-cell>
          <table:table-cell office:value-type="string" calcext:value-type="string">
            <text:p>2017-04-03 15:31:22</text:p>
          </table:table-cell>
          <table:table-cell office:value-type="float" office:value="2" calcext:value-type="float">
            <text:p>2</text:p>
          </table:table-cell>
          <table:table-cell office:value-type="float" office:value="160.80658528" calcext:value-type="float">
            <text:p>160.80658528</text:p>
          </table:table-cell>
          <table:table-cell office:value-type="float" office:value="8.606" calcext:value-type="float">
            <text:p>8.606</text:p>
          </table:table-cell>
          <table:table-cell office:value-type="float" office:value="7.6" calcext:value-type="float">
            <text:p>7.6</text:p>
          </table:table-cell>
          <table:table-cell table:formula="of:=[.B222]-[.B223]" office:value-type="time" office:time-value="PT00H02M23.999999715S" calcext:value-type="time">
            <text:p>02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f37132b5bc71a5523c7dbbe60a4af45bd47fb5f60db28eeba1186e48d8187d" xlink:type="simple">1658386</text:a></text:p>
          </table:table-cell>
          <table:table-cell office:value-type="string" calcext:value-type="string">
            <text:p>2017-04-03 15:28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06" calcext:value-type="float">
            <text:p>8.606</text:p>
          </table:table-cell>
          <table:table-cell office:value-type="float" office:value="0" calcext:value-type="float">
            <text:p>0</text:p>
          </table:table-cell>
          <table:table-cell table:formula="of:=[.B223]-[.B224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cd864e278425c1590129db4207c8188124bf46221e3c0d9901b73df66f3ae5" xlink:type="simple">1658385</text:a></text:p>
          </table:table-cell>
          <table:table-cell office:value-type="string" calcext:value-type="string">
            <text:p>2017-04-03 15:28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06" calcext:value-type="float">
            <text:p>8.606</text:p>
          </table:table-cell>
          <table:table-cell office:value-type="float" office:value="0" calcext:value-type="float">
            <text:p>0</text:p>
          </table:table-cell>
          <table:table-cell table:formula="of:=[.B224]-[.B225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9165dbc02ed748eb2df8d5ebce5fd78d1c672785c21441c35b01098a34224d" xlink:type="simple">1658384</text:a></text:p>
          </table:table-cell>
          <table:table-cell office:value-type="string" calcext:value-type="string">
            <text:p>2017-04-03 15:28:09</text:p>
          </table:table-cell>
          <table:table-cell office:value-type="float" office:value="2" calcext:value-type="float">
            <text:p>2</text:p>
          </table:table-cell>
          <table:table-cell office:value-type="float" office:value="581.931825" calcext:value-type="float">
            <text:p>581.931825</text:p>
          </table:table-cell>
          <table:table-cell office:value-type="float" office:value="8.606" calcext:value-type="float">
            <text:p>8.606</text:p>
          </table:table-cell>
          <table:table-cell office:value-type="float" office:value="137.1" calcext:value-type="float">
            <text:p>137.1</text:p>
          </table:table-cell>
          <table:table-cell table:formula="of:=[.B225]-[.B226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5908a0d0b4f925ce41a5559cefd0c45a36559dd2c72acf53efcb5f2b4321762" xlink:type="simple">1658383</text:a></text:p>
          </table:table-cell>
          <table:table-cell office:value-type="string" calcext:value-type="string">
            <text:p>2017-04-03 15:26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06" calcext:value-type="float">
            <text:p>8.606</text:p>
          </table:table-cell>
          <table:table-cell office:value-type="float" office:value="0" calcext:value-type="float">
            <text:p>0</text:p>
          </table:table-cell>
          <table:table-cell table:formula="of:=[.B226]-[.B227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c6b6945cc06273ddd502924d5ce4781fcc704f11e0744cab844bf84b6ab3a3c" xlink:type="simple">1658382</text:a></text:p>
          </table:table-cell>
          <table:table-cell office:value-type="string" calcext:value-type="string">
            <text:p>2017-04-03 15:26:42</text:p>
          </table:table-cell>
          <table:table-cell office:value-type="float" office:value="4" calcext:value-type="float">
            <text:p>4</text:p>
          </table:table-cell>
          <table:table-cell office:value-type="float" office:value="293.65759432" calcext:value-type="float">
            <text:p>293.65759432</text:p>
          </table:table-cell>
          <table:table-cell office:value-type="float" office:value="8.606" calcext:value-type="float">
            <text:p>8.606</text:p>
          </table:table-cell>
          <table:table-cell office:value-type="float" office:value="1502.34" calcext:value-type="float">
            <text:p>1502.34</text:p>
          </table:table-cell>
          <table:table-cell table:formula="of:=[.B227]-[.B228]" office:value-type="time" office:time-value="PT00H03M26.999999983S" calcext:value-type="time">
            <text:p>03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9d587ee7bd82c362316ff9fa1e71f7b43a15f74b22e8837a4408b5274fa73f2" xlink:type="simple">1658381</text:a></text:p>
          </table:table-cell>
          <table:table-cell office:value-type="string" calcext:value-type="string">
            <text:p>2017-04-03 15:23:15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8.32" calcext:value-type="float">
            <text:p>8.32</text:p>
          </table:table-cell>
          <table:table-cell office:value-type="float" office:value="110.53" calcext:value-type="float">
            <text:p>110.53</text:p>
          </table:table-cell>
          <table:table-cell table:formula="of:=[.B228]-[.B229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ab49a039c43cc51b7ab8b4d828463245f82e8149fcabd81bb943108a2dbb90" xlink:type="simple">1658380</text:a></text:p>
          </table:table-cell>
          <table:table-cell office:value-type="string" calcext:value-type="string">
            <text:p>2017-04-03 15:22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42" calcext:value-type="float">
            <text:p>8.042</text:p>
          </table:table-cell>
          <table:table-cell office:value-type="float" office:value="0" calcext:value-type="float">
            <text:p>0</text:p>
          </table:table-cell>
          <table:table-cell table:formula="of:=[.B229]-[.B230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24e48092c178bdc32a67b8a2bf13492beef6b8851bd7e9c4b4f775a22bab31" xlink:type="simple">1658379</text:a></text:p>
          </table:table-cell>
          <table:table-cell office:value-type="string" calcext:value-type="string">
            <text:p>2017-04-03 15:21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42" calcext:value-type="float">
            <text:p>8.042</text:p>
          </table:table-cell>
          <table:table-cell office:value-type="float" office:value="0" calcext:value-type="float">
            <text:p>0</text:p>
          </table:table-cell>
          <table:table-cell table:formula="of:=[.B230]-[.B231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271953cfd0ceead36049e9f579c02df3b749136fbaeadb46c9d9902f02eb50" xlink:type="simple">1658378</text:a></text:p>
          </table:table-cell>
          <table:table-cell office:value-type="string" calcext:value-type="string">
            <text:p>2017-04-03 15:21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42" calcext:value-type="float">
            <text:p>8.042</text:p>
          </table:table-cell>
          <table:table-cell office:value-type="float" office:value="0" calcext:value-type="float">
            <text:p>0</text:p>
          </table:table-cell>
          <table:table-cell table:formula="of:=[.B231]-[.B232]" office:value-type="time" office:time-value="PT00H03M15.000000321S" calcext:value-type="time">
            <text:p>03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a625da9caa2f41f08e45810a222f485b7aedd2c7ad3dc772760005f47e0ff5e" xlink:type="simple">1658377</text:a></text:p>
          </table:table-cell>
          <table:table-cell office:value-type="string" calcext:value-type="string">
            <text:p>2017-04-03 15:18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08" calcext:value-type="float">
            <text:p>7.908</text:p>
          </table:table-cell>
          <table:table-cell office:value-type="float" office:value="0" calcext:value-type="float">
            <text:p>0</text:p>
          </table:table-cell>
          <table:table-cell table:formula="of:=[.B232]-[.B233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4ca4db6c64e5b514a5c185cebacc7afd63896b41cf7e23b50f8960a20488832" xlink:type="simple">1658376</text:a></text:p>
          </table:table-cell>
          <table:table-cell office:value-type="string" calcext:value-type="string">
            <text:p>2017-04-03 15:18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08" calcext:value-type="float">
            <text:p>7.908</text:p>
          </table:table-cell>
          <table:table-cell office:value-type="float" office:value="0" calcext:value-type="float">
            <text:p>0</text:p>
          </table:table-cell>
          <table:table-cell table:formula="of:=[.B233]-[.B234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2b85ed4d175d17e2303df1f261ae1a6dbf1f0b3711b9f0d9a553e4739154639" xlink:type="simple">1658375</text:a></text:p>
          </table:table-cell>
          <table:table-cell office:value-type="string" calcext:value-type="string">
            <text:p>2017-04-03 15:17:27</text:p>
          </table:table-cell>
          <table:table-cell office:value-type="float" office:value="3" calcext:value-type="float">
            <text:p>3</text:p>
          </table:table-cell>
          <table:table-cell office:value-type="float" office:value="251.04282723" calcext:value-type="float">
            <text:p>251.04282723</text:p>
          </table:table-cell>
          <table:table-cell office:value-type="float" office:value="7.908" calcext:value-type="float">
            <text:p>7.908</text:p>
          </table:table-cell>
          <table:table-cell office:value-type="float" office:value="1318.17" calcext:value-type="float">
            <text:p>1318.17</text:p>
          </table:table-cell>
          <table:table-cell table:formula="of:=[.B234]-[.B235]" office:value-type="time" office:time-value="PT00H01M47.000000495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499e131e7fad396672979382901b2ffa8ad236a1557d2cc4ed8ee05149fa721" xlink:type="simple">1658374</text:a></text:p>
          </table:table-cell>
          <table:table-cell office:value-type="string" calcext:value-type="string">
            <text:p>2017-04-03 15:15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76" calcext:value-type="float">
            <text:p>7.776</text:p>
          </table:table-cell>
          <table:table-cell office:value-type="float" office:value="0" calcext:value-type="float">
            <text:p>0</text:p>
          </table:table-cell>
          <table:table-cell table:formula="of:=[.B235]-[.B236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ae0ac9ad234bbaf0e3ff76570f0fc663b3035b35577fdb614100172ba546123" xlink:type="simple">1658373</text:a></text:p>
          </table:table-cell>
          <table:table-cell office:value-type="string" calcext:value-type="string">
            <text:p>2017-04-03 15:14:53</text:p>
          </table:table-cell>
          <table:table-cell office:value-type="float" office:value="5" calcext:value-type="float">
            <text:p>5</text:p>
          </table:table-cell>
          <table:table-cell office:value-type="float" office:value="2490.11647588" calcext:value-type="float">
            <text:p>2490.11647588</text:p>
          </table:table-cell>
          <table:table-cell office:value-type="float" office:value="7.647" calcext:value-type="float">
            <text:p>7.647</text:p>
          </table:table-cell>
          <table:table-cell office:value-type="float" office:value="778.48" calcext:value-type="float">
            <text:p>778.48</text:p>
          </table:table-cell>
          <table:table-cell table:formula="of:=[.B236]-[.B237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09914ff9f72d2f04bae1af1afe4734a5019ab8289b55d720f6e971ff3b6ac99" xlink:type="simple">1658372</text:a></text:p>
          </table:table-cell>
          <table:table-cell office:value-type="string" calcext:value-type="string">
            <text:p>2017-04-03 15:14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37]-[.B238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076b6e8f86f0d8f62da00ea85db5899c1edd99bb99abe3cf4dbacc43a0b022" xlink:type="simple">1658371</text:a></text:p>
          </table:table-cell>
          <table:table-cell office:value-type="string" calcext:value-type="string">
            <text:p>2017-04-03 15:14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38]-[.B239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a39395bb56f50eac067266c60bd92735fd2cd3988dcf7af5d7623574c3d1d07" xlink:type="simple">1658370</text:a></text:p>
          </table:table-cell>
          <table:table-cell office:value-type="string" calcext:value-type="string">
            <text:p>2017-04-03 15:13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39]-[.B240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753947da00834cf2a2bf78e8cbe759b208d8275be53101b38bcb48df34f1a8d" xlink:type="simple">1658369</text:a></text:p>
          </table:table-cell>
          <table:table-cell office:value-type="string" calcext:value-type="string">
            <text:p>2017-04-03 15:13:19</text:p>
          </table:table-cell>
          <table:table-cell office:value-type="float" office:value="3" calcext:value-type="float">
            <text:p>3</text:p>
          </table:table-cell>
          <table:table-cell office:value-type="float" office:value="3076.83264621" calcext:value-type="float">
            <text:p>3076.83264621</text:p>
          </table:table-cell>
          <table:table-cell office:value-type="float" office:value="7.519" calcext:value-type="float">
            <text:p>7.519</text:p>
          </table:table-cell>
          <table:table-cell office:value-type="float" office:value="1231.65" calcext:value-type="float">
            <text:p>1231.65</text:p>
          </table:table-cell>
          <table:table-cell table:formula="of:=[.B240]-[.B241]" office:value-type="time" office:time-value="PT00H01M27.000000221S" calcext:value-type="time">
            <text:p>01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ab345ce37b7f59ef5cb27d64692cdc6589c23abfecda796fa8535b023d366a9" xlink:type="simple">1658368</text:a></text:p>
          </table:table-cell>
          <table:table-cell office:value-type="string" calcext:value-type="string">
            <text:p>2017-04-03 15:11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41]-[.B242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34a48122756fbe138d19e9553811f6f90cd267eaea498a35854e47e1abbe0ea" xlink:type="simple">1658367</text:a></text:p>
          </table:table-cell>
          <table:table-cell office:value-type="string" calcext:value-type="string">
            <text:p>2017-04-03 15:11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42]-[.B243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8ecf40123b49ba3d672093797f50a1205e7c298d890d0e1d1e4273fa9362c9" xlink:type="simple">1658366</text:a></text:p>
          </table:table-cell>
          <table:table-cell office:value-type="string" calcext:value-type="string">
            <text:p>2017-04-03 15:11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43]-[.B244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a346872af4576d57d1a94decfdd546f6bc09bd4596607a097ca93a44d91e463" xlink:type="simple">1658365</text:a></text:p>
          </table:table-cell>
          <table:table-cell office:value-type="string" calcext:value-type="string">
            <text:p>2017-04-03 15:10:08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7.519" calcext:value-type="float">
            <text:p>7.519</text:p>
          </table:table-cell>
          <table:table-cell office:value-type="float" office:value="40.19" calcext:value-type="float">
            <text:p>40.19</text:p>
          </table:table-cell>
          <table:table-cell table:formula="of:=[.B244]-[.B245]" office:value-type="time" office:time-value="PT00H03M50.000000331S" calcext:value-type="time">
            <text:p>03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5dbd3fcfda70b233d272caa579f48629c4917ab7c98eca3efc8fcad038254cc" xlink:type="simple">1658364</text:a></text:p>
          </table:table-cell>
          <table:table-cell office:value-type="string" calcext:value-type="string">
            <text:p>2017-04-03 15:06:18</text:p>
          </table:table-cell>
          <table:table-cell office:value-type="float" office:value="2" calcext:value-type="float">
            <text:p>2</text:p>
          </table:table-cell>
          <table:table-cell office:value-type="float" office:value="2372.38880156" calcext:value-type="float">
            <text:p>2372.38880156</text:p>
          </table:table-cell>
          <table:table-cell office:value-type="float" office:value="7.394" calcext:value-type="float">
            <text:p>7.394</text:p>
          </table:table-cell>
          <table:table-cell office:value-type="float" office:value="22.15" calcext:value-type="float">
            <text:p>22.15</text:p>
          </table:table-cell>
          <table:table-cell table:formula="of:=[.B245]-[.B246]" office:value-type="time" office:time-value="PT00H00M45.999999437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b093ffc1c700c0054d643817c090ef5bc33c1f70961f99d317aca18a2e34cf" xlink:type="simple">1658363</text:a></text:p>
          </table:table-cell>
          <table:table-cell office:value-type="string" calcext:value-type="string">
            <text:p>2017-04-03 15:05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71" calcext:value-type="float">
            <text:p>7.271</text:p>
          </table:table-cell>
          <table:table-cell office:value-type="float" office:value="0" calcext:value-type="float">
            <text:p>0</text:p>
          </table:table-cell>
          <table:table-cell table:formula="of:=[.B246]-[.B247]" office:value-type="time" office:time-value="PT00H00M26.00000042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a233ab48a8cc63660e623473ff4428eb08e21a92ea6101a722909fba13f5e6a" xlink:type="simple">1658362</text:a></text:p>
          </table:table-cell>
          <table:table-cell office:value-type="string" calcext:value-type="string">
            <text:p>2017-04-03 15:05:06</text:p>
          </table:table-cell>
          <table:table-cell office:value-type="float" office:value="8" calcext:value-type="float">
            <text:p>8</text:p>
          </table:table-cell>
          <table:table-cell office:value-type="float" office:value="982.00148209" calcext:value-type="float">
            <text:p>982.00148209</text:p>
          </table:table-cell>
          <table:table-cell office:value-type="float" office:value="7.149" calcext:value-type="float">
            <text:p>7.149</text:p>
          </table:table-cell>
          <table:table-cell office:value-type="float" office:value="13690.3" calcext:value-type="float">
            <text:p>13690.3</text:p>
          </table:table-cell>
          <table:table-cell table:formula="of:=[.B247]-[.B248]" office:value-type="time" office:time-value="PT00H02M37.999999844S" calcext:value-type="time">
            <text:p>02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eb52ba3ec4e21cc8fa1195074f1ee69a8cc60e15763ebcb8637ef02b607e0a7" xlink:type="simple">1658361</text:a></text:p>
          </table:table-cell>
          <table:table-cell office:value-type="string" calcext:value-type="string">
            <text:p>2017-04-03 15:02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11" calcext:value-type="float">
            <text:p>6.911</text:p>
          </table:table-cell>
          <table:table-cell office:value-type="float" office:value="0" calcext:value-type="float">
            <text:p>0</text:p>
          </table:table-cell>
          <table:table-cell table:formula="of:=[.B248]-[.B249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304e221efcfe0b030c4b3c09f061c9a4eed0bc61f6a98ffcc8526307e04e04" xlink:type="simple">1658360</text:a></text:p>
          </table:table-cell>
          <table:table-cell office:value-type="string" calcext:value-type="string">
            <text:p>2017-04-03 15:02:06</text:p>
          </table:table-cell>
          <table:table-cell office:value-type="float" office:value="2" calcext:value-type="float">
            <text:p>2</text:p>
          </table:table-cell>
          <table:table-cell office:value-type="float" office:value="625.83001365" calcext:value-type="float">
            <text:p>625.83001365</text:p>
          </table:table-cell>
          <table:table-cell office:value-type="float" office:value="6.681" calcext:value-type="float">
            <text:p>6.681</text:p>
          </table:table-cell>
          <table:table-cell office:value-type="float" office:value="1.86" calcext:value-type="float">
            <text:p>1.86</text:p>
          </table:table-cell>
          <table:table-cell table:formula="of:=[.B249]-[.B250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fa8288cd924ef53e3855f1d695c98a1ad5a171b3a25c55ac893db0dcea4e6f5" xlink:type="simple">1658359</text:a></text:p>
          </table:table-cell>
          <table:table-cell office:value-type="string" calcext:value-type="string">
            <text:p>2017-04-03 15:01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69" calcext:value-type="float">
            <text:p>6.569</text:p>
          </table:table-cell>
          <table:table-cell office:value-type="float" office:value="0" calcext:value-type="float">
            <text:p>0</text:p>
          </table:table-cell>
          <table:table-cell table:formula="of:=[.B250]-[.B251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0b004961ec6f8d949b09232a87479e1ec18f8f5ecb9b0f01951fa5863d425b" xlink:type="simple">1658358</text:a></text:p>
          </table:table-cell>
          <table:table-cell office:value-type="string" calcext:value-type="string">
            <text:p>2017-04-03 15:01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table:formula="of:=[.B251]-[.B252]" office:value-type="time" office:time-value="PT00H01M06.000000341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849385bbd75fa5b728bbd957ad8b8e78d0af29c9c7ede51987960064844860" xlink:type="simple">1658357</text:a></text:p>
          </table:table-cell>
          <table:table-cell office:value-type="string" calcext:value-type="string">
            <text:p>2017-04-03 14:59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table:formula="of:=[.B252]-[.B253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44052ed3e6ac866a5c946cb87a8736b04260d0550e66e349aff0a4c17cb029e" xlink:type="simple">1658356</text:a></text:p>
          </table:table-cell>
          <table:table-cell office:value-type="string" calcext:value-type="string">
            <text:p>2017-04-03 14:59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table:formula="of:=[.B253]-[.B254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7367b913063e0530dbb0af7b22dd2efe70fa91017858294c97cd87bda075ef9" xlink:type="simple">1658355</text:a></text:p>
          </table:table-cell>
          <table:table-cell office:value-type="string" calcext:value-type="string">
            <text:p>2017-04-03 14:58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52" calcext:value-type="float">
            <text:p>6.352</text:p>
          </table:table-cell>
          <table:table-cell office:value-type="float" office:value="0" calcext:value-type="float">
            <text:p>0</text:p>
          </table:table-cell>
          <table:table-cell table:formula="of:=[.B254]-[.B255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e725ab41f8001fe2242c3e3c87f1716dfe6785f840dc0794d888702e233807" xlink:type="simple">1658354</text:a></text:p>
          </table:table-cell>
          <table:table-cell office:value-type="string" calcext:value-type="string">
            <text:p>2017-04-03 14:57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46" calcext:value-type="float">
            <text:p>6.246</text:p>
          </table:table-cell>
          <table:table-cell office:value-type="float" office:value="0" calcext:value-type="float">
            <text:p>0</text:p>
          </table:table-cell>
          <table:table-cell table:formula="of:=[.B255]-[.B256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156f06ce48e27f0763afd6b809c2a08c42c1d856c777538068d9e4da1e3ae64" xlink:type="simple">1658353</text:a></text:p>
          </table:table-cell>
          <table:table-cell office:value-type="string" calcext:value-type="string">
            <text:p>2017-04-03 14:57:11</text:p>
          </table:table-cell>
          <table:table-cell office:value-type="float" office:value="4" calcext:value-type="float">
            <text:p>4</text:p>
          </table:table-cell>
          <table:table-cell office:value-type="float" office:value="716.55463302" calcext:value-type="float">
            <text:p>716.55463302</text:p>
          </table:table-cell>
          <table:table-cell office:value-type="float" office:value="6.142" calcext:value-type="float">
            <text:p>6.142</text:p>
          </table:table-cell>
          <table:table-cell office:value-type="float" office:value="78.33" calcext:value-type="float">
            <text:p>78.33</text:p>
          </table:table-cell>
          <table:table-cell table:formula="of:=[.B256]-[.B257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4fb6d2ebf6c7ac7bfbbb1a7d5deaa0aa1ad7f4ea67f5d4ff7567ea2a35a43ff" xlink:type="simple">1658352</text:a></text:p>
          </table:table-cell>
          <table:table-cell office:value-type="string" calcext:value-type="string">
            <text:p>2017-04-03 14:56:38</text:p>
          </table:table-cell>
          <table:table-cell office:value-type="float" office:value="4" calcext:value-type="float">
            <text:p>4</text:p>
          </table:table-cell>
          <table:table-cell office:value-type="float" office:value="289.36316363" calcext:value-type="float">
            <text:p>289.36316363</text:p>
          </table:table-cell>
          <table:table-cell office:value-type="float" office:value="6.142" calcext:value-type="float">
            <text:p>6.142</text:p>
          </table:table-cell>
          <table:table-cell office:value-type="float" office:value="2944.99" calcext:value-type="float">
            <text:p>2944.99</text:p>
          </table:table-cell>
          <table:table-cell table:formula="of:=[.B257]-[.B258]" office:value-type="time" office:time-value="PT00H01M02.99999964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44148bf5580dc270b270f1ef226bee9db4de97224c6726b47d8a5133935a3a" xlink:type="simple">1658351</text:a></text:p>
          </table:table-cell>
          <table:table-cell office:value-type="string" calcext:value-type="string">
            <text:p>2017-04-03 14:55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4" calcext:value-type="float">
            <text:p>6.04</text:p>
          </table:table-cell>
          <table:table-cell office:value-type="float" office:value="0" calcext:value-type="float">
            <text:p>0</text:p>
          </table:table-cell>
          <table:table-cell table:formula="of:=[.B258]-[.B259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48e89ea8a65e0795b4023eac06b4a42ffb020399606b1856ddecb11f700eed" xlink:type="simple">1658350</text:a></text:p>
          </table:table-cell>
          <table:table-cell office:value-type="string" calcext:value-type="string">
            <text:p>2017-04-03 14:55:05</text:p>
          </table:table-cell>
          <table:table-cell office:value-type="float" office:value="2" calcext:value-type="float">
            <text:p>2</text:p>
          </table:table-cell>
          <table:table-cell office:value-type="float" office:value="91.99932531" calcext:value-type="float">
            <text:p>91.99932531</text:p>
          </table:table-cell>
          <table:table-cell office:value-type="float" office:value="5.939" calcext:value-type="float">
            <text:p>5.939</text:p>
          </table:table-cell>
          <table:table-cell office:value-type="float" office:value="0.12" calcext:value-type="float">
            <text:p>0.12</text:p>
          </table:table-cell>
          <table:table-cell table:formula="of:=[.B259]-[.B260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ace2ace346d4720109bff3a0910b954b9fc45e0e73fa79d4181ad81f849f327" xlink:type="simple">1658349</text:a></text:p>
          </table:table-cell>
          <table:table-cell office:value-type="string" calcext:value-type="string">
            <text:p>2017-04-03 14:54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39" calcext:value-type="float">
            <text:p>5.939</text:p>
          </table:table-cell>
          <table:table-cell office:value-type="float" office:value="0" calcext:value-type="float">
            <text:p>0</text:p>
          </table:table-cell>
          <table:table-cell table:formula="of:=[.B260]-[.B261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b542f118f31bbfb8bcb2c60d90c99a88dbe120f8f5b5239a2eb53ce223b671" xlink:type="simple">1658348</text:a></text:p>
          </table:table-cell>
          <table:table-cell office:value-type="string" calcext:value-type="string">
            <text:p>2017-04-03 14:54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39" calcext:value-type="float">
            <text:p>5.939</text:p>
          </table:table-cell>
          <table:table-cell office:value-type="float" office:value="0" calcext:value-type="float">
            <text:p>0</text:p>
          </table:table-cell>
          <table:table-cell table:formula="of:=[.B261]-[.B262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81fe586e07ad7f5329907d64645a3540f9ea368c35fd2dda1f4f714bd257a0" xlink:type="simple">1658347</text:a></text:p>
          </table:table-cell>
          <table:table-cell office:value-type="string" calcext:value-type="string">
            <text:p>2017-04-03 14:53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39" calcext:value-type="float">
            <text:p>5.939</text:p>
          </table:table-cell>
          <table:table-cell office:value-type="float" office:value="0" calcext:value-type="float">
            <text:p>0</text:p>
          </table:table-cell>
          <table:table-cell table:formula="of:=[.B262]-[.B263]" office:value-type="time" office:time-value="PT00H00M27.99999963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a1de5f69b9c725bebe08683285447899ec05116c3c1737e8107c1d5966c8fd8" xlink:type="simple">1658346</text:a></text:p>
          </table:table-cell>
          <table:table-cell office:value-type="string" calcext:value-type="string">
            <text:p>2017-04-03 14:52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39" calcext:value-type="float">
            <text:p>5.939</text:p>
          </table:table-cell>
          <table:table-cell office:value-type="float" office:value="0" calcext:value-type="float">
            <text:p>0</text:p>
          </table:table-cell>
          <table:table-cell table:formula="of:=[.B263]-[.B264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009961e6f4060c5bbad55a85da3325e1e5909a65f7297763118b43a202ef945" xlink:type="simple">1658345</text:a></text:p>
          </table:table-cell>
          <table:table-cell office:value-type="string" calcext:value-type="string">
            <text:p>2017-04-03 14:52:23</text:p>
          </table:table-cell>
          <table:table-cell office:value-type="float" office:value="3" calcext:value-type="float">
            <text:p>3</text:p>
          </table:table-cell>
          <table:table-cell office:value-type="float" office:value="2480.05" calcext:value-type="float">
            <text:p>2480.05</text:p>
          </table:table-cell>
          <table:table-cell office:value-type="float" office:value="5.939" calcext:value-type="float">
            <text:p>5.939</text:p>
          </table:table-cell>
          <table:table-cell office:value-type="float" office:value="12101.62" calcext:value-type="float">
            <text:p>12101.62</text:p>
          </table:table-cell>
          <table:table-cell table:formula="of:=[.B264]-[.B265]" office:value-type="time" office:time-value="PT00H03M42.000000346S" calcext:value-type="time">
            <text:p>03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56831f768f247add08cb5326f5dccafae25f905ff1dda43fe5ec8a5d8b3e58" xlink:type="simple">1658344</text:a></text:p>
          </table:table-cell>
          <table:table-cell office:value-type="string" calcext:value-type="string">
            <text:p>2017-04-03 14:48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table:formula="of:=[.B265]-[.B266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ded2b9e09e1a6b95689dc90dfb95cd833cd99dd1389ceb9ba8d0212fdb15800" xlink:type="simple">1658343</text:a></text:p>
          </table:table-cell>
          <table:table-cell office:value-type="string" calcext:value-type="string">
            <text:p>2017-04-03 14:48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43" calcext:value-type="float">
            <text:p>5.743</text:p>
          </table:table-cell>
          <table:table-cell office:value-type="float" office:value="0" calcext:value-type="float">
            <text:p>0</text:p>
          </table:table-cell>
          <table:table-cell table:formula="of:=[.B266]-[.B267]" office:value-type="time" office:time-value="PT00H01M50.999999545S" calcext:value-type="time">
            <text:p>01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c8dda4a5db0bbb6afb76c73ca7439440194a36499c5d3fd975b5fab1c0295c" xlink:type="simple">1658342</text:a></text:p>
          </table:table-cell>
          <table:table-cell office:value-type="string" calcext:value-type="string">
            <text:p>2017-04-03 14:46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47" calcext:value-type="float">
            <text:p>5.647</text:p>
          </table:table-cell>
          <table:table-cell office:value-type="float" office:value="0" calcext:value-type="float">
            <text:p>0</text:p>
          </table:table-cell>
          <table:table-cell table:formula="of:=[.B267]-[.B268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f88a382afc1427874e78095dbeea0e77ab9fcbf0ee7ee59d00fdf2b730adbd" xlink:type="simple">1658341</text:a></text:p>
          </table:table-cell>
          <table:table-cell office:value-type="string" calcext:value-type="string">
            <text:p>2017-04-03 14:45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53" calcext:value-type="float">
            <text:p>5.553</text:p>
          </table:table-cell>
          <table:table-cell office:value-type="float" office:value="0" calcext:value-type="float">
            <text:p>0</text:p>
          </table:table-cell>
          <table:table-cell table:formula="of:=[.B268]-[.B269]" office:value-type="time" office:time-value="PT00H00M07.000000379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f3a641cba7e3b38d0c712b62028057d11b84211aaf05f0763b19ff3aa4e9eb" xlink:type="simple">1658340</text:a></text:p>
          </table:table-cell>
          <table:table-cell office:value-type="string" calcext:value-type="string">
            <text:p>2017-04-03 14:45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38" calcext:value-type="float">
            <text:p>5.738</text:p>
          </table:table-cell>
          <table:table-cell office:value-type="float" office:value="0" calcext:value-type="float">
            <text:p>0</text:p>
          </table:table-cell>
          <table:table-cell table:formula="of:=[.B269]-[.B270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2951c1caf07ec958fe3cd575139a33e0db608cb6615f731fc143db9ab7478f1" xlink:type="simple">1658339</text:a></text:p>
          </table:table-cell>
          <table:table-cell office:value-type="string" calcext:value-type="string">
            <text:p>2017-04-03 14:44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29" calcext:value-type="float">
            <text:p>5.929</text:p>
          </table:table-cell>
          <table:table-cell office:value-type="float" office:value="0" calcext:value-type="float">
            <text:p>0</text:p>
          </table:table-cell>
          <table:table-cell table:formula="of:=[.B270]-[.B271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d07a113c8046ad3a0fe2dc51a491cc99e4f99be090014197783f90f2e16021b" xlink:type="simple">1658338</text:a></text:p>
          </table:table-cell>
          <table:table-cell office:value-type="string" calcext:value-type="string">
            <text:p>2017-04-03 14:44:30</text:p>
          </table:table-cell>
          <table:table-cell office:value-type="float" office:value="5" calcext:value-type="float">
            <text:p>5</text:p>
          </table:table-cell>
          <table:table-cell office:value-type="float" office:value="442.3558316" calcext:value-type="float">
            <text:p>442.3558316</text:p>
          </table:table-cell>
          <table:table-cell office:value-type="float" office:value="6.226" calcext:value-type="float">
            <text:p>6.226</text:p>
          </table:table-cell>
          <table:table-cell office:value-type="float" office:value="90.85" calcext:value-type="float">
            <text:p>90.85</text:p>
          </table:table-cell>
          <table:table-cell table:formula="of:=[.B271]-[.B272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0889f0cb66c5f027b1af60149cb8ae38057f4a2cd40fc7c62261bbeebb0a03" xlink:type="simple">1658337</text:a></text:p>
          </table:table-cell>
          <table:table-cell office:value-type="string" calcext:value-type="string">
            <text:p>2017-04-03 14:43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37" calcext:value-type="float">
            <text:p>6.537</text:p>
          </table:table-cell>
          <table:table-cell office:value-type="float" office:value="0" calcext:value-type="float">
            <text:p>0</text:p>
          </table:table-cell>
          <table:table-cell table:formula="of:=[.B272]-[.B273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f560faafa29e52a19a32f6903bc7ab6cd4a8b7333b5777bdf64925c859c591" xlink:type="simple">1658336</text:a></text:p>
          </table:table-cell>
          <table:table-cell office:value-type="string" calcext:value-type="string">
            <text:p>2017-04-03 14:42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73" calcext:value-type="float">
            <text:p>6.973</text:p>
          </table:table-cell>
          <table:table-cell office:value-type="float" office:value="0" calcext:value-type="float">
            <text:p>0</text:p>
          </table:table-cell>
          <table:table-cell table:formula="of:=[.B273]-[.B274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4ae0c02a3e54ebab23d3a2a0f1865b62bbd037ec8f26450305da32a46cdd80d" xlink:type="simple">1658335</text:a></text:p>
          </table:table-cell>
          <table:table-cell office:value-type="string" calcext:value-type="string">
            <text:p>2017-04-03 14:42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38" calcext:value-type="float">
            <text:p>7.438</text:p>
          </table:table-cell>
          <table:table-cell office:value-type="float" office:value="0" calcext:value-type="float">
            <text:p>0</text:p>
          </table:table-cell>
          <table:table-cell table:formula="of:=[.B274]-[.B275]" office:value-type="time" office:time-value="PT00H00M45.000000461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1dac086e254da57c47e9ad8aa9368fd010dade04339c97b645a4f6157efd1b" xlink:type="simple">1658334</text:a></text:p>
          </table:table-cell>
          <table:table-cell office:value-type="string" calcext:value-type="string">
            <text:p>2017-04-03 14:41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34" calcext:value-type="float">
            <text:p>7.934</text:p>
          </table:table-cell>
          <table:table-cell office:value-type="float" office:value="0" calcext:value-type="float">
            <text:p>0</text:p>
          </table:table-cell>
          <table:table-cell table:formula="of:=[.B275]-[.B276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ee47a74eb3f82d2ca933fa211609111e4ef7cb2a705a5a3a59f10d9b137015" xlink:type="simple">1658333</text:a></text:p>
          </table:table-cell>
          <table:table-cell office:value-type="string" calcext:value-type="string">
            <text:p>2017-04-03 14:40:46</text:p>
          </table:table-cell>
          <table:table-cell office:value-type="float" office:value="2" calcext:value-type="float">
            <text:p>2</text:p>
          </table:table-cell>
          <table:table-cell office:value-type="float" office:value="1479.94078166" calcext:value-type="float">
            <text:p>1479.94078166</text:p>
          </table:table-cell>
          <table:table-cell office:value-type="float" office:value="8.463" calcext:value-type="float">
            <text:p>8.463</text:p>
          </table:table-cell>
          <table:table-cell office:value-type="float" office:value="307885.34" calcext:value-type="float">
            <text:p>307885.34</text:p>
          </table:table-cell>
          <table:table-cell table:formula="of:=[.B276]-[.B277]" office:value-type="time" office:time-value="PT00H02M24.999999949S" calcext:value-type="time">
            <text:p>02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a0651c7e513e51a38791f6bd4f2656fc80c65e5301406862bdd87d783c66ad" xlink:type="simple">1658332</text:a></text:p>
          </table:table-cell>
          <table:table-cell office:value-type="string" calcext:value-type="string">
            <text:p>2017-04-03 14:38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86" calcext:value-type="float">
            <text:p>8.886</text:p>
          </table:table-cell>
          <table:table-cell office:value-type="float" office:value="0" calcext:value-type="float">
            <text:p>0</text:p>
          </table:table-cell>
          <table:table-cell table:formula="of:=[.B277]-[.B278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c4e9c573da039537e8f61dc470a3d2a056aad1179106fca42bec616e487e2c0" xlink:type="simple">1658331</text:a></text:p>
          </table:table-cell>
          <table:table-cell office:value-type="string" calcext:value-type="string">
            <text:p>2017-04-03 14:38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table:formula="of:=[.B278]-[.B279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1261fa3ee241718e5f5c9526a5f2e45c0e885cd8203b57ccfd70dddb0bb85ed" xlink:type="simple">1658330</text:a></text:p>
          </table:table-cell>
          <table:table-cell office:value-type="string" calcext:value-type="string">
            <text:p>2017-04-03 14:37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08" calcext:value-type="float">
            <text:p>10.108</text:p>
          </table:table-cell>
          <table:table-cell office:value-type="float" office:value="0" calcext:value-type="float">
            <text:p>0</text:p>
          </table:table-cell>
          <table:table-cell table:formula="of:=[.B279]-[.B280]" office:value-type="time" office:time-value="PT00H00M42.000000388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5cb084a4c1080edacab72d02dcc653c7c9612a865d8697e3470dcc9f241fa4" xlink:type="simple">1658329</text:a></text:p>
          </table:table-cell>
          <table:table-cell office:value-type="string" calcext:value-type="string">
            <text:p>2017-04-03 14:37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  <table:table-cell table:formula="of:=[.B280]-[.B281]" office:value-type="time" office:time-value="PT00H01M35.99999981S" calcext:value-type="time">
            <text:p>01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d5b3fc2383c6cc61138e346f0ca01b0b78bf4600a165579ede529791b53bbf8" xlink:type="simple">1658328</text:a></text:p>
          </table:table-cell>
          <table:table-cell office:value-type="string" calcext:value-type="string">
            <text:p>2017-04-03 14:35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863" calcext:value-type="float">
            <text:p>11.863</text:p>
          </table:table-cell>
          <table:table-cell office:value-type="float" office:value="0" calcext:value-type="float">
            <text:p>0</text:p>
          </table:table-cell>
          <table:table-cell table:formula="of:=[.B281]-[.B282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84f726864ef9daf33d68e95c31e458e3ec25a54d683d08484251725e8a5386f" xlink:type="simple">1658327</text:a></text:p>
          </table:table-cell>
          <table:table-cell office:value-type="string" calcext:value-type="string">
            <text:p>2017-04-03 14:34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851" calcext:value-type="float">
            <text:p>12.851</text:p>
          </table:table-cell>
          <table:table-cell office:value-type="float" office:value="0" calcext:value-type="float">
            <text:p>0</text:p>
          </table:table-cell>
          <table:table-cell table:formula="of:=[.B282]-[.B283]" office:value-type="time" office:time-value="PT00H02M40.999999917S" calcext:value-type="time">
            <text:p>02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6ee7aecffe387ff17cbfc874f0908b44cdb1d8c1692d9080b5d6be0949d9b64" xlink:type="simple">1658326</text:a></text:p>
          </table:table-cell>
          <table:table-cell office:value-type="string" calcext:value-type="string">
            <text:p>2017-04-03 14:32:16</text:p>
          </table:table-cell>
          <table:table-cell office:value-type="float" office:value="4" calcext:value-type="float">
            <text:p>4</text:p>
          </table:table-cell>
          <table:table-cell office:value-type="float" office:value="511.15394776" calcext:value-type="float">
            <text:p>511.15394776</text:p>
          </table:table-cell>
          <table:table-cell office:value-type="float" office:value="13.708" calcext:value-type="float">
            <text:p>13.708</text:p>
          </table:table-cell>
          <table:table-cell office:value-type="float" office:value="56.74" calcext:value-type="float">
            <text:p>56.74</text:p>
          </table:table-cell>
          <table:table-cell table:formula="of:=[.B283]-[.B284]" office:value-type="time" office:time-value="PT00H08M24.00000026S" calcext:value-type="time">
            <text:p>08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890f5316dea042c374928d9b45ad87ab715878e2f79508e0cd9eed7114a74b" xlink:type="simple">1658325</text:a></text:p>
          </table:table-cell>
          <table:table-cell office:value-type="string" calcext:value-type="string">
            <text:p>2017-04-03 14:23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.165" calcext:value-type="float">
            <text:p>14.165</text:p>
          </table:table-cell>
          <table:table-cell office:value-type="float" office:value="0" calcext:value-type="float">
            <text:p>0</text:p>
          </table:table-cell>
          <table:table-cell table:formula="of:=[.B284]-[.B285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e5ad9bfbba0dd07a6c88d093845eaeee983ef1c37f53554d3425b190fe1310" xlink:type="simple">1658324</text:a></text:p>
          </table:table-cell>
          <table:table-cell office:value-type="string" calcext:value-type="string">
            <text:p>2017-04-03 14:23:14</text:p>
          </table:table-cell>
          <table:table-cell office:value-type="float" office:value="2" calcext:value-type="float">
            <text:p>2</text:p>
          </table:table-cell>
          <table:table-cell office:value-type="float" office:value="210.34489703" calcext:value-type="float">
            <text:p>210.34489703</text:p>
          </table:table-cell>
          <table:table-cell office:value-type="float" office:value="14.637" calcext:value-type="float">
            <text:p>14.637</text:p>
          </table:table-cell>
          <table:table-cell office:value-type="float" office:value="20.74" calcext:value-type="float">
            <text:p>20.74</text:p>
          </table:table-cell>
          <table:table-cell table:formula="of:=[.B285]-[.B286]" office:value-type="time" office:time-value="PT00H03M14.000000088S" calcext:value-type="time">
            <text:p>03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f63a18d49a5b3bc86f7a928d3b87b31f4dac69b1f29c826dda55afb2c13df1d" xlink:type="simple">1658323</text:a></text:p>
          </table:table-cell>
          <table:table-cell office:value-type="string" calcext:value-type="string">
            <text:p>2017-04-03 14:20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.881" calcext:value-type="float">
            <text:p>14.881</text:p>
          </table:table-cell>
          <table:table-cell office:value-type="float" office:value="0" calcext:value-type="float">
            <text:p>0</text:p>
          </table:table-cell>
          <table:table-cell table:formula="of:=[.B286]-[.B287]" office:value-type="time" office:time-value="PT00H02M09.999999586S" calcext:value-type="time">
            <text:p>02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8768456ecaff2143dfff9effc38f31a176f5a001593b22a46aca4e21f24e58e" xlink:type="simple">1658322</text:a></text:p>
          </table:table-cell>
          <table:table-cell office:value-type="string" calcext:value-type="string">
            <text:p>2017-04-03 14:17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.129" calcext:value-type="float">
            <text:p>15.129</text:p>
          </table:table-cell>
          <table:table-cell office:value-type="float" office:value="0" calcext:value-type="float">
            <text:p>0</text:p>
          </table:table-cell>
          <table:table-cell table:formula="of:=[.B287]-[.B288]" office:value-type="time" office:time-value="PT00H01M13.000000091S" calcext:value-type="time">
            <text:p>01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c63837507c2b18860feefdc24fe7c606633fd1856ec81bf141b97d27c9c35a" xlink:type="simple">1658321</text:a></text:p>
          </table:table-cell>
          <table:table-cell office:value-type="string" calcext:value-type="string">
            <text:p>2017-04-03 14:16:37</text:p>
          </table:table-cell>
          <table:table-cell office:value-type="float" office:value="3" calcext:value-type="float">
            <text:p>3</text:p>
          </table:table-cell>
          <table:table-cell office:value-type="float" office:value="234.44316434" calcext:value-type="float">
            <text:p>234.44316434</text:p>
          </table:table-cell>
          <table:table-cell office:value-type="float" office:value="15.381" calcext:value-type="float">
            <text:p>15.381</text:p>
          </table:table-cell>
          <table:table-cell office:value-type="float" office:value="568.74" calcext:value-type="float">
            <text:p>568.74</text:p>
          </table:table-cell>
          <table:table-cell table:formula="of:=[.B288]-[.B289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04efcfc98e262d18b25f0000c9777b2bac068c2e82bead3b92376105d440649" xlink:type="simple">1658320</text:a></text:p>
          </table:table-cell>
          <table:table-cell office:value-type="string" calcext:value-type="string">
            <text:p>2017-04-03 14:15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.381" calcext:value-type="float">
            <text:p>15.381</text:p>
          </table:table-cell>
          <table:table-cell office:value-type="float" office:value="0" calcext:value-type="float">
            <text:p>0</text:p>
          </table:table-cell>
          <table:table-cell table:formula="of:=[.B289]-[.B290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7639ef117630905b695b5fa5a3231f93f0bce59f33c555272bc6d973b2dd0b" xlink:type="simple">1658319</text:a></text:p>
          </table:table-cell>
          <table:table-cell office:value-type="string" calcext:value-type="string">
            <text:p>2017-04-03 14:14:59</text:p>
          </table:table-cell>
          <table:table-cell office:value-type="float" office:value="2" calcext:value-type="float">
            <text:p>2</text:p>
          </table:table-cell>
          <table:table-cell office:value-type="float" office:value="139.83414503" calcext:value-type="float">
            <text:p>139.83414503</text:p>
          </table:table-cell>
          <table:table-cell office:value-type="float" office:value="15.638" calcext:value-type="float">
            <text:p>15.638</text:p>
          </table:table-cell>
          <table:table-cell office:value-type="float" office:value="0.35" calcext:value-type="float">
            <text:p>0.35</text:p>
          </table:table-cell>
          <table:table-cell table:formula="of:=[.B290]-[.B291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2de76e0a3557a00a5ac71844391b9135a1e55d3d8b82c68416971a6ce544cdc" xlink:type="simple">1658318</text:a></text:p>
          </table:table-cell>
          <table:table-cell office:value-type="string" calcext:value-type="string">
            <text:p>2017-04-03 14:14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.898" calcext:value-type="float">
            <text:p>15.898</text:p>
          </table:table-cell>
          <table:table-cell office:value-type="float" office:value="0" calcext:value-type="float">
            <text:p>0</text:p>
          </table:table-cell>
          <table:table-cell table:formula="of:=[.B291]-[.B292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3dcf636ef2fbcc9596c7fc74bbb2af36b45ca7bcb2cf14804b93e2d4eb3fd73" xlink:type="simple">1658317</text:a></text:p>
          </table:table-cell>
          <table:table-cell office:value-type="string" calcext:value-type="string">
            <text:p>2017-04-03 14:14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.428" calcext:value-type="float">
            <text:p>16.428</text:p>
          </table:table-cell>
          <table:table-cell office:value-type="float" office:value="0" calcext:value-type="float">
            <text:p>0</text:p>
          </table:table-cell>
          <table:table-cell table:formula="of:=[.B292]-[.B293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d1651d352ed8f66390f4d116892eace22785cb9e8e2b54bf1887790bd34550f" xlink:type="simple">1658316</text:a></text:p>
          </table:table-cell>
          <table:table-cell office:value-type="string" calcext:value-type="string">
            <text:p>2017-04-03 14:14:1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6.976" calcext:value-type="float">
            <text:p>16.976</text:p>
          </table:table-cell>
          <table:table-cell office:value-type="float" office:value="175.35" calcext:value-type="float">
            <text:p>175.35</text:p>
          </table:table-cell>
          <table:table-cell table:formula="of:=[.B293]-[.B294]" office:value-type="time" office:time-value="PT00H06M27.00000057S" calcext:value-type="time">
            <text:p>06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6b31f2176a7e03c80af84f2eaa0a40432872aa33138e9d146bf5df1b8d2303" xlink:type="simple">1658315</text:a></text:p>
          </table:table-cell>
          <table:table-cell office:value-type="string" calcext:value-type="string">
            <text:p>2017-04-03 14:07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.976" calcext:value-type="float">
            <text:p>16.976</text:p>
          </table:table-cell>
          <table:table-cell office:value-type="float" office:value="0" calcext:value-type="float">
            <text:p>0</text:p>
          </table:table-cell>
          <table:table-cell table:formula="of:=[.B294]-[.B295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462e49abb85554a4752c9ed45a0957d2e7423171f21713c1d47109cf5d3c03" xlink:type="simple">1658314</text:a></text:p>
          </table:table-cell>
          <table:table-cell office:value-type="string" calcext:value-type="string">
            <text:p>2017-04-03 14:07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.259" calcext:value-type="float">
            <text:p>17.259</text:p>
          </table:table-cell>
          <table:table-cell office:value-type="float" office:value="0" calcext:value-type="float">
            <text:p>0</text:p>
          </table:table-cell>
          <table:table-cell table:formula="of:=[.B295]-[.B296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cfeb0996bc921a0adb302e14a0a8f6cf80fa157529cccb9cc565de5f9298fc" xlink:type="simple">1658313</text:a></text:p>
          </table:table-cell>
          <table:table-cell office:value-type="string" calcext:value-type="string">
            <text:p>2017-04-03 14:06:27</text:p>
          </table:table-cell>
          <table:table-cell office:value-type="float" office:value="6" calcext:value-type="float">
            <text:p>6</text:p>
          </table:table-cell>
          <table:table-cell office:value-type="float" office:value="607.66744639" calcext:value-type="float">
            <text:p>607.66744639</text:p>
          </table:table-cell>
          <table:table-cell office:value-type="float" office:value="17.547" calcext:value-type="float">
            <text:p>17.547</text:p>
          </table:table-cell>
          <table:table-cell office:value-type="float" office:value="494.24" calcext:value-type="float">
            <text:p>494.24</text:p>
          </table:table-cell>
          <table:table-cell table:formula="of:=[.B296]-[.B297]" office:value-type="time" office:time-value="PT00H01M46.000000262S" calcext:value-type="time">
            <text:p>01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45a8af8a29be3b132606da6221517c520bfa766a12eacdf7a3f0048e9529779" xlink:type="simple">1658312</text:a></text:p>
          </table:table-cell>
          <table:table-cell office:value-type="string" calcext:value-type="string">
            <text:p>2017-04-03 14:04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.547" calcext:value-type="float">
            <text:p>17.547</text:p>
          </table:table-cell>
          <table:table-cell office:value-type="float" office:value="0" calcext:value-type="float">
            <text:p>0</text:p>
          </table:table-cell>
          <table:table-cell table:formula="of:=[.B297]-[.B298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c3b8700ae5e7b0d03504ebbee267a6958867ca65f6373ca65376286f873a65" xlink:type="simple">1658311</text:a></text:p>
          </table:table-cell>
          <table:table-cell office:value-type="string" calcext:value-type="string">
            <text:p>2017-04-03 14:04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.547" calcext:value-type="float">
            <text:p>17.547</text:p>
          </table:table-cell>
          <table:table-cell office:value-type="float" office:value="0" calcext:value-type="float">
            <text:p>0</text:p>
          </table:table-cell>
          <table:table-cell table:formula="of:=[.B298]-[.B299]" office:value-type="time" office:time-value="PT00H01M55.999999456S" calcext:value-type="time">
            <text:p>01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073d1c344b517d3a0460fc8474e5f0484de352376fdf032f3c93f481ccbe7c4" xlink:type="simple">1658310</text:a></text:p>
          </table:table-cell>
          <table:table-cell office:value-type="string" calcext:value-type="string">
            <text:p>2017-04-03 14:02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.547" calcext:value-type="float">
            <text:p>17.547</text:p>
          </table:table-cell>
          <table:table-cell office:value-type="float" office:value="0" calcext:value-type="float">
            <text:p>0</text:p>
          </table:table-cell>
          <table:table-cell table:formula="of:=[.B299]-[.B300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901cfac1bf94017ec24434cd73b1da29e7e2793acae14e756d95623c886225" xlink:type="simple">1658309</text:a></text:p>
          </table:table-cell>
          <table:table-cell office:value-type="string" calcext:value-type="string">
            <text:p>2017-04-03 14:01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.547" calcext:value-type="float">
            <text:p>17.547</text:p>
          </table:table-cell>
          <table:table-cell office:value-type="float" office:value="0" calcext:value-type="float">
            <text:p>0</text:p>
          </table:table-cell>
          <table:table-cell table:formula="of:=[.B300]-[.B301]" office:value-type="time" office:time-value="PT00H01M59.000000157S" calcext:value-type="time">
            <text:p>01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bd6d38e93e9710ee59927a95d390edbdbf34b01c1ebeaa9af40dfc6b571e3b" xlink:type="simple">1658308</text:a></text:p>
          </table:table-cell>
          <table:table-cell office:value-type="string" calcext:value-type="string">
            <text:p>2017-04-03 13:59:08</text:p>
          </table:table-cell>
          <table:table-cell office:value-type="float" office:value="2" calcext:value-type="float">
            <text:p>2</text:p>
          </table:table-cell>
          <table:table-cell office:value-type="float" office:value="342.68005903" calcext:value-type="float">
            <text:p>342.68005903</text:p>
          </table:table-cell>
          <table:table-cell office:value-type="float" office:value="17.254" calcext:value-type="float">
            <text:p>17.254</text:p>
          </table:table-cell>
          <table:table-cell office:value-type="float" office:value="3548.78" calcext:value-type="float">
            <text:p>3548.78</text:p>
          </table:table-cell>
          <table:table-cell table:formula="of:=[.B301]-[.B302]" office:value-type="time" office:time-value="PT00H01M48.999999706S" calcext:value-type="time">
            <text:p>01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e15fa80fd95419c36d984d5b3bdc3399c18a02a1fc34151379d973d97ff83c" xlink:type="simple">1658307</text:a></text:p>
          </table:table-cell>
          <table:table-cell office:value-type="string" calcext:value-type="string">
            <text:p>2017-04-03 13:57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.967" calcext:value-type="float">
            <text:p>16.967</text:p>
          </table:table-cell>
          <table:table-cell office:value-type="float" office:value="0" calcext:value-type="float">
            <text:p>0</text:p>
          </table:table-cell>
          <table:table-cell table:formula="of:=[.B302]-[.B303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5f26b21aedbc4695cfe7d771281dca029e36eae075dcec4c4b6761e45a6696c" xlink:type="simple">1658306</text:a></text:p>
          </table:table-cell>
          <table:table-cell office:value-type="string" calcext:value-type="string">
            <text:p>2017-04-03 13:56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.684" calcext:value-type="float">
            <text:p>16.684</text:p>
          </table:table-cell>
          <table:table-cell office:value-type="float" office:value="0" calcext:value-type="float">
            <text:p>0</text:p>
          </table:table-cell>
          <table:table-cell table:formula="of:=[.B303]-[.B304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08cb8543df01f3df7e0e916e5d50603654daeceb0b7b068a74cde85c578ebcd" xlink:type="simple">1658305</text:a></text:p>
          </table:table-cell>
          <table:table-cell office:value-type="string" calcext:value-type="string">
            <text:p>2017-04-03 13:56:25</text:p>
          </table:table-cell>
          <table:table-cell office:value-type="float" office:value="2" calcext:value-type="float">
            <text:p>2</text:p>
          </table:table-cell>
          <table:table-cell office:value-type="float" office:value="255.43007" calcext:value-type="float">
            <text:p>255.43007</text:p>
          </table:table-cell>
          <table:table-cell office:value-type="float" office:value="16.406" calcext:value-type="float">
            <text:p>16.406</text:p>
          </table:table-cell>
          <table:table-cell office:value-type="float" office:value="199.2" calcext:value-type="float">
            <text:p>199.2</text:p>
          </table:table-cell>
          <table:table-cell table:formula="of:=[.B304]-[.B305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07f2601eac8d3ff3ca808c50b1b9f1911e9b45f33a92e9be707ceece8d967c" xlink:type="simple">1658304</text:a></text:p>
          </table:table-cell>
          <table:table-cell office:value-type="string" calcext:value-type="string">
            <text:p>2017-04-03 13:55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.132" calcext:value-type="float">
            <text:p>16.132</text:p>
          </table:table-cell>
          <table:table-cell office:value-type="float" office:value="0" calcext:value-type="float">
            <text:p>0</text:p>
          </table:table-cell>
          <table:table-cell table:formula="of:=[.B305]-[.B306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61e7cf7eb40d37a8a9cea30f0aad2bef61850f70d070646fa95f1c2fad2472" xlink:type="simple">1658303</text:a></text:p>
          </table:table-cell>
          <table:table-cell office:value-type="string" calcext:value-type="string">
            <text:p>2017-04-03 13:55:34</text:p>
          </table:table-cell>
          <table:table-cell office:value-type="float" office:value="3" calcext:value-type="float">
            <text:p>3</text:p>
          </table:table-cell>
          <table:table-cell office:value-type="float" office:value="248.98622472" calcext:value-type="float">
            <text:p>248.98622472</text:p>
          </table:table-cell>
          <table:table-cell office:value-type="float" office:value="16.132" calcext:value-type="float">
            <text:p>16.132</text:p>
          </table:table-cell>
          <table:table-cell office:value-type="float" office:value="39.65" calcext:value-type="float">
            <text:p>39.65</text:p>
          </table:table-cell>
          <table:table-cell table:formula="of:=[.B306]-[.B307]" office:value-type="time" office:time-value="PT00H04M25.00000034S" calcext:value-type="time">
            <text:p>04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ccc6eb961b2c62c24ba7e563562876bfff78302307620675072e4b7ea1c723" xlink:type="simple">1658302</text:a></text:p>
          </table:table-cell>
          <table:table-cell office:value-type="string" calcext:value-type="string">
            <text:p>2017-04-03 13:51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.594" calcext:value-type="float">
            <text:p>15.594</text:p>
          </table:table-cell>
          <table:table-cell office:value-type="float" office:value="0" calcext:value-type="float">
            <text:p>0</text:p>
          </table:table-cell>
          <table:table-cell table:formula="of:=[.B307]-[.B308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08087d4a8ef588d8ed866885eabe9ca47488ba181b49d8dbfdefafb829674d" xlink:type="simple">1658301</text:a></text:p>
          </table:table-cell>
          <table:table-cell office:value-type="string" calcext:value-type="string">
            <text:p>2017-04-03 13:50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.075" calcext:value-type="float">
            <text:p>15.075</text:p>
          </table:table-cell>
          <table:table-cell office:value-type="float" office:value="0" calcext:value-type="float">
            <text:p>0</text:p>
          </table:table-cell>
          <table:table-cell table:formula="of:=[.B308]-[.B309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b1c5e7eeec777c20ba690e8899cd8db9f6a86eac89abf505b393d5b1f7bd9fe" xlink:type="simple">1658300</text:a></text:p>
          </table:table-cell>
          <table:table-cell office:value-type="string" calcext:value-type="string">
            <text:p>2017-04-03 13:50:09</text:p>
          </table:table-cell>
          <table:table-cell office:value-type="float" office:value="4" calcext:value-type="float">
            <text:p>4</text:p>
          </table:table-cell>
          <table:table-cell office:value-type="float" office:value="1297.99932506" calcext:value-type="float">
            <text:p>1297.99932506</text:p>
          </table:table-cell>
          <table:table-cell office:value-type="float" office:value="14.572" calcext:value-type="float">
            <text:p>14.572</text:p>
          </table:table-cell>
          <table:table-cell office:value-type="float" office:value="50269.71" calcext:value-type="float">
            <text:p>50269.71</text:p>
          </table:table-cell>
          <table:table-cell table:formula="of:=[.B309]-[.B310]" office:value-type="time" office:time-value="PT00H02M50.99999974S" calcext:value-type="time">
            <text:p>02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0c4080fabbc4977f81a925545bbc07d942f307a6ed3efb900927e8be6cb6d6b" xlink:type="simple">1658299</text:a></text:p>
          </table:table-cell>
          <table:table-cell office:value-type="string" calcext:value-type="string">
            <text:p>2017-04-03 13:47:18</text:p>
          </table:table-cell>
          <table:table-cell office:value-type="float" office:value="2" calcext:value-type="float">
            <text:p>2</text:p>
          </table:table-cell>
          <table:table-cell office:value-type="float" office:value="905.352269" calcext:value-type="float">
            <text:p>905.352269</text:p>
          </table:table-cell>
          <table:table-cell office:value-type="float" office:value="13.843" calcext:value-type="float">
            <text:p>13.843</text:p>
          </table:table-cell>
          <table:table-cell office:value-type="float" office:value="201.73" calcext:value-type="float">
            <text:p>201.73</text:p>
          </table:table-cell>
          <table:table-cell table:formula="of:=[.B310]-[.B311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7d443fa679b6d99243d087e46afa9b58d4e0a77664ff608b1a2a4a38a0ff75e" xlink:type="simple">1658298</text:a></text:p>
          </table:table-cell>
          <table:table-cell office:value-type="string" calcext:value-type="string">
            <text:p>2017-04-03 13:46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.382" calcext:value-type="float">
            <text:p>13.382</text:p>
          </table:table-cell>
          <table:table-cell office:value-type="float" office:value="0" calcext:value-type="float">
            <text:p>0</text:p>
          </table:table-cell>
          <table:table-cell table:formula="of:=[.B311]-[.B312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0a92a5869eb08df1809de72cfaf2c408aca6f307e8b6189e4b4e0b3b37be1ae" xlink:type="simple">1658297</text:a></text:p>
          </table:table-cell>
          <table:table-cell office:value-type="string" calcext:value-type="string">
            <text:p>2017-04-03 13:46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936" calcext:value-type="float">
            <text:p>12.936</text:p>
          </table:table-cell>
          <table:table-cell office:value-type="float" office:value="0" calcext:value-type="float">
            <text:p>0</text:p>
          </table:table-cell>
          <table:table-cell table:formula="of:=[.B312]-[.B313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903251d4ce1cfe81785e443f105d86e7ee9af6d41088984f92840eb7dfb4645" xlink:type="simple">1658296</text:a></text:p>
          </table:table-cell>
          <table:table-cell office:value-type="string" calcext:value-type="string">
            <text:p>2017-04-03 13:46:31</text:p>
          </table:table-cell>
          <table:table-cell office:value-type="float" office:value="2" calcext:value-type="float">
            <text:p>2</text:p>
          </table:table-cell>
          <table:table-cell office:value-type="float" office:value="93.21915365" calcext:value-type="float">
            <text:p>93.21915365</text:p>
          </table:table-cell>
          <table:table-cell office:value-type="float" office:value="12.505" calcext:value-type="float">
            <text:p>12.505</text:p>
          </table:table-cell>
          <table:table-cell office:value-type="float" office:value="0.02" calcext:value-type="float">
            <text:p>0.02</text:p>
          </table:table-cell>
          <table:table-cell table:formula="of:=[.B313]-[.B314]" office:value-type="time" office:time-value="PT00H00M48.99999951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6d74362ffe60762d19b3c3cc2bc6988dcb3a0f0e99684e0ece290dac73f64b2" xlink:type="simple">1658295</text:a></text:p>
          </table:table-cell>
          <table:table-cell office:value-type="string" calcext:value-type="string">
            <text:p>2017-04-03 13:45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088" calcext:value-type="float">
            <text:p>12.088</text:p>
          </table:table-cell>
          <table:table-cell office:value-type="float" office:value="0" calcext:value-type="float">
            <text:p>0</text:p>
          </table:table-cell>
          <table:table-cell table:formula="of:=[.B314]-[.B315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6f1388e081fca6bc510d95c00d345a9f62a522690ecf6afc153910eb2970300" xlink:type="simple">1658294</text:a></text:p>
          </table:table-cell>
          <table:table-cell office:value-type="string" calcext:value-type="string">
            <text:p>2017-04-03 13:45:06</text:p>
          </table:table-cell>
          <table:table-cell office:value-type="float" office:value="2" calcext:value-type="float">
            <text:p>2</text:p>
          </table:table-cell>
          <table:table-cell office:value-type="float" office:value="130.08327067" calcext:value-type="float">
            <text:p>130.08327067</text:p>
          </table:table-cell>
          <table:table-cell office:value-type="float" office:value="11.685" calcext:value-type="float">
            <text:p>11.685</text:p>
          </table:table-cell>
          <table:table-cell office:value-type="float" office:value="0.32" calcext:value-type="float">
            <text:p>0.32</text:p>
          </table:table-cell>
          <table:table-cell table:formula="of:=[.B315]-[.B316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e997b7da7565ae404b63bb67de7b286f48699241ced343117f59483ef4de6bc" xlink:type="simple">1658293</text:a></text:p>
          </table:table-cell>
          <table:table-cell office:value-type="string" calcext:value-type="string">
            <text:p>2017-04-03 13:44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295" calcext:value-type="float">
            <text:p>11.295</text:p>
          </table:table-cell>
          <table:table-cell office:value-type="float" office:value="0" calcext:value-type="float">
            <text:p>0</text:p>
          </table:table-cell>
          <table:table-cell table:formula="of:=[.B316]-[.B317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72d2e864d64c5e9f9748ca38397c55d59ac8959a14a16045e4df4fdb8b6e42a" xlink:type="simple">1658292</text:a></text:p>
          </table:table-cell>
          <table:table-cell office:value-type="string" calcext:value-type="string">
            <text:p>2017-04-03 13:44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919" calcext:value-type="float">
            <text:p>10.919</text:p>
          </table:table-cell>
          <table:table-cell office:value-type="float" office:value="0" calcext:value-type="float">
            <text:p>0</text:p>
          </table:table-cell>
          <table:table-cell table:formula="of:=[.B317]-[.B318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e07539f720156c8202bee665bee0533d8aa7d7a331a5b03ddc52232a8b6ea4a" xlink:type="simple">1658291</text:a></text:p>
          </table:table-cell>
          <table:table-cell office:value-type="string" calcext:value-type="string">
            <text:p>2017-04-03 13:44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555" calcext:value-type="float">
            <text:p>10.555</text:p>
          </table:table-cell>
          <table:table-cell office:value-type="float" office:value="0" calcext:value-type="float">
            <text:p>0</text:p>
          </table:table-cell>
          <table:table-cell table:formula="of:=[.B318]-[.B319]" office:value-type="time" office:time-value="PT00H00M15.000000363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8ad5a141770a1587a4e9f2d2da78560e759ff24a1c08badf9ad31615ae3f14" xlink:type="simple">1658290</text:a></text:p>
          </table:table-cell>
          <table:table-cell office:value-type="string" calcext:value-type="string">
            <text:p>2017-04-03 13:43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203" calcext:value-type="float">
            <text:p>10.203</text:p>
          </table:table-cell>
          <table:table-cell office:value-type="float" office:value="0" calcext:value-type="float">
            <text:p>0</text:p>
          </table:table-cell>
          <table:table-cell table:formula="of:=[.B319]-[.B320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e74bbe0461f9d136adde35d5fd618a4d6504817324d4a38c958699791ec696" xlink:type="simple">1658289</text:a></text:p>
          </table:table-cell>
          <table:table-cell office:value-type="string" calcext:value-type="string">
            <text:p>2017-04-03 13:43:56</text:p>
          </table:table-cell>
          <table:table-cell office:value-type="float" office:value="4" calcext:value-type="float">
            <text:p>4</text:p>
          </table:table-cell>
          <table:table-cell office:value-type="float" office:value="2864.49773056" calcext:value-type="float">
            <text:p>2864.49773056</text:p>
          </table:table-cell>
          <table:table-cell office:value-type="float" office:value="9.863" calcext:value-type="float">
            <text:p>9.863</text:p>
          </table:table-cell>
          <table:table-cell office:value-type="float" office:value="8665.07" calcext:value-type="float">
            <text:p>8665.07</text:p>
          </table:table-cell>
          <table:table-cell table:formula="of:=[.B320]-[.B321]" office:value-type="time" office:time-value="PT00H03M30.999999661S" calcext:value-type="time">
            <text:p>03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9bf51e9c87560c8232c2f8d581d361d8be947845004b9a43d4f8d9f29fc40d" xlink:type="simple">1658288</text:a></text:p>
          </table:table-cell>
          <table:table-cell office:value-type="string" calcext:value-type="string">
            <text:p>2017-04-03 13:40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7" calcext:value-type="float">
            <text:p>9.37</text:p>
          </table:table-cell>
          <table:table-cell office:value-type="float" office:value="0" calcext:value-type="float">
            <text:p>0</text:p>
          </table:table-cell>
          <table:table-cell table:formula="of:=[.B321]-[.B322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8a87fa7a7050d891008dccf89e0b2c16ce4192f291e1fd57932c06aa4b97bc" xlink:type="simple">1658287</text:a></text:p>
          </table:table-cell>
          <table:table-cell office:value-type="string" calcext:value-type="string">
            <text:p>2017-04-03 13:40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01" calcext:value-type="float">
            <text:p>8.901</text:p>
          </table:table-cell>
          <table:table-cell office:value-type="float" office:value="0" calcext:value-type="float">
            <text:p>0</text:p>
          </table:table-cell>
          <table:table-cell table:formula="of:=[.B322]-[.B323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5636db8e692b696c8efc5b7a678a63ca95ad8473992ca9825198014b6915ffa" xlink:type="simple">1658286</text:a></text:p>
          </table:table-cell>
          <table:table-cell office:value-type="string" calcext:value-type="string">
            <text:p>2017-04-03 13:39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56" calcext:value-type="float">
            <text:p>8.456</text:p>
          </table:table-cell>
          <table:table-cell office:value-type="float" office:value="0" calcext:value-type="float">
            <text:p>0</text:p>
          </table:table-cell>
          <table:table-cell table:formula="of:=[.B323]-[.B324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e96803254f9066299b4fb4a723799fcb1670eb3c0dbe47986f7d8d4da64e63" xlink:type="simple">1658285</text:a></text:p>
          </table:table-cell>
          <table:table-cell office:value-type="string" calcext:value-type="string">
            <text:p>2017-04-03 13:39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33" calcext:value-type="float">
            <text:p>8.033</text:p>
          </table:table-cell>
          <table:table-cell office:value-type="float" office:value="0" calcext:value-type="float">
            <text:p>0</text:p>
          </table:table-cell>
          <table:table-cell table:formula="of:=[.B324]-[.B325]" office:value-type="time" office:time-value="PT00H00M41.99999976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6d843c9357a3b628b9ea432e515da1f83aa4a61e0defce50e2d77238d7265bb" xlink:type="simple">1658284</text:a></text:p>
          </table:table-cell>
          <table:table-cell office:value-type="string" calcext:value-type="string">
            <text:p>2017-04-03 13:38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32" calcext:value-type="float">
            <text:p>7.632</text:p>
          </table:table-cell>
          <table:table-cell office:value-type="float" office:value="0" calcext:value-type="float">
            <text:p>0</text:p>
          </table:table-cell>
          <table:table-cell table:formula="of:=[.B325]-[.B326]" office:value-type="time" office:time-value="PT00H01M30.000000293S" calcext:value-type="time">
            <text:p>01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738be9eecca9e4b43b7b6524bb16c95e7976d4346aef34c4167d1483001058" xlink:type="simple">1658283</text:a></text:p>
          </table:table-cell>
          <table:table-cell office:value-type="string" calcext:value-type="string">
            <text:p>2017-04-03 13:37:23</text:p>
          </table:table-cell>
          <table:table-cell office:value-type="float" office:value="2" calcext:value-type="float">
            <text:p>2</text:p>
          </table:table-cell>
          <table:table-cell office:value-type="float" office:value="584.62229499" calcext:value-type="float">
            <text:p>584.62229499</text:p>
          </table:table-cell>
          <table:table-cell office:value-type="float" office:value="7.25" calcext:value-type="float">
            <text:p>7.25</text:p>
          </table:table-cell>
          <table:table-cell office:value-type="float" office:value="54.06" calcext:value-type="float">
            <text:p>54.06</text:p>
          </table:table-cell>
          <table:table-cell table:formula="of:=[.B326]-[.B327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f5f89e1602bd95c0d71cd1bd03c8001d6428bf543bc94b7b3ac9eb4760676c" xlink:type="simple">1658282</text:a></text:p>
          </table:table-cell>
          <table:table-cell office:value-type="string" calcext:value-type="string">
            <text:p>2017-04-03 13:36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87" calcext:value-type="float">
            <text:p>6.887</text:p>
          </table:table-cell>
          <table:table-cell office:value-type="float" office:value="0" calcext:value-type="float">
            <text:p>0</text:p>
          </table:table-cell>
          <table:table-cell table:formula="of:=[.B327]-[.B328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fb7acebb02d7a7156826e5be809b25cd0d21c91fc3128568d37607a77a25d9" xlink:type="simple">1658281</text:a></text:p>
          </table:table-cell>
          <table:table-cell office:value-type="string" calcext:value-type="string">
            <text:p>2017-04-03 13:36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3" calcext:value-type="float">
            <text:p>6.543</text:p>
          </table:table-cell>
          <table:table-cell office:value-type="float" office:value="0" calcext:value-type="float">
            <text:p>0</text:p>
          </table:table-cell>
          <table:table-cell table:formula="of:=[.B328]-[.B329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eb34d3fdf490f23404c8b75c61972834a3445fb8c263ffbdf07e2c293e768a3" xlink:type="simple">1658280</text:a></text:p>
          </table:table-cell>
          <table:table-cell office:value-type="string" calcext:value-type="string">
            <text:p>2017-04-03 13:35:58</text:p>
          </table:table-cell>
          <table:table-cell office:value-type="float" office:value="7" calcext:value-type="float">
            <text:p>7</text:p>
          </table:table-cell>
          <table:table-cell office:value-type="float" office:value="1030.03783354" calcext:value-type="float">
            <text:p>1030.03783354</text:p>
          </table:table-cell>
          <table:table-cell office:value-type="float" office:value="6.216" calcext:value-type="float">
            <text:p>6.216</text:p>
          </table:table-cell>
          <table:table-cell office:value-type="float" office:value="233.99" calcext:value-type="float">
            <text:p>233.99</text:p>
          </table:table-cell>
          <table:table-cell table:formula="of:=[.B329]-[.B330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f55e8450dcfd960e829944b548e26cff38ae628eead46d69b3fd746547d922" xlink:type="simple">1658279</text:a></text:p>
          </table:table-cell>
          <table:table-cell office:value-type="string" calcext:value-type="string">
            <text:p>2017-04-03 13:35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05" calcext:value-type="float">
            <text:p>5.905</text:p>
          </table:table-cell>
          <table:table-cell office:value-type="float" office:value="0" calcext:value-type="float">
            <text:p>0</text:p>
          </table:table-cell>
          <table:table-cell table:formula="of:=[.B330]-[.B331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48bcf152cfa0728a5a024358ad0f837d52cc5faa4cee075c46bcd1ef782ca5" xlink:type="simple">1658278</text:a></text:p>
          </table:table-cell>
          <table:table-cell office:value-type="string" calcext:value-type="string">
            <text:p>2017-04-03 13:35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table:formula="of:=[.B331]-[.B332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7cb87b1c410525142f56265b67f86d11725d390aa51ce23d76c13496d40b27" xlink:type="simple">1658277</text:a></text:p>
          </table:table-cell>
          <table:table-cell office:value-type="string" calcext:value-type="string">
            <text:p>2017-04-03 13:35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29" calcext:value-type="float">
            <text:p>5.329</text:p>
          </table:table-cell>
          <table:table-cell office:value-type="float" office:value="0" calcext:value-type="float">
            <text:p>0</text:p>
          </table:table-cell>
          <table:table-cell table:formula="of:=[.B332]-[.B333]" office:value-type="time" office:time-value="PT00H00M45.000000461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a0f55d36ac99bfa74cb242ae4d504253c52420fe290edafb30fb1a891e00b0" xlink:type="simple">1658276</text:a></text:p>
          </table:table-cell>
          <table:table-cell office:value-type="string" calcext:value-type="string">
            <text:p>2017-04-03 13:34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63" calcext:value-type="float">
            <text:p>5.063</text:p>
          </table:table-cell>
          <table:table-cell office:value-type="float" office:value="0" calcext:value-type="float">
            <text:p>0</text:p>
          </table:table-cell>
          <table:table-cell table:formula="of:=[.B333]-[.B334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97329183f1e0c7c05adf902ffb6a14d7dcf9101e7642d0c3034454272f34fd" xlink:type="simple">1658275</text:a></text:p>
          </table:table-cell>
          <table:table-cell office:value-type="string" calcext:value-type="string">
            <text:p>2017-04-03 13:33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1" calcext:value-type="float">
            <text:p>4.81</text:p>
          </table:table-cell>
          <table:table-cell office:value-type="float" office:value="0" calcext:value-type="float">
            <text:p>0</text:p>
          </table:table-cell>
          <table:table-cell table:formula="of:=[.B334]-[.B335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0fc7f1446624aa5d8bf69655b927dba2eefa24d259951dad5b8d601b5ba8210" xlink:type="simple">1658274</text:a></text:p>
          </table:table-cell>
          <table:table-cell office:value-type="string" calcext:value-type="string">
            <text:p>2017-04-03 13:33:27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.569" calcext:value-type="float">
            <text:p>4.569</text:p>
          </table:table-cell>
          <table:table-cell office:value-type="float" office:value="54.16" calcext:value-type="float">
            <text:p>54.16</text:p>
          </table:table-cell>
          <table:table-cell table:formula="of:=[.B335]-[.B336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9fe3ee99fa3a91b96d4e516e943cc17fa7351922034cfae2d6a841d060823de" xlink:type="simple">1658273</text:a></text:p>
          </table:table-cell>
          <table:table-cell office:value-type="string" calcext:value-type="string">
            <text:p>2017-04-03 13:33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17" calcext:value-type="float">
            <text:p>4.417</text:p>
          </table:table-cell>
          <table:table-cell office:value-type="float" office:value="0" calcext:value-type="float">
            <text:p>0</text:p>
          </table:table-cell>
          <table:table-cell table:formula="of:=[.B336]-[.B337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a5c11d3bfc76139970f93300c9153bf847abb6c3cf58619a08421ef3b836452" xlink:type="simple">1658272</text:a></text:p>
          </table:table-cell>
          <table:table-cell office:value-type="string" calcext:value-type="string">
            <text:p>2017-04-03 13:32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  <table:table-cell table:formula="of:=[.B337]-[.B338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f950486f6b9d426d5b8f4ad6830be03955f60f970065dfdf5d7db191e455ba5" xlink:type="simple">1658271</text:a></text:p>
          </table:table-cell>
          <table:table-cell office:value-type="string" calcext:value-type="string">
            <text:p>2017-04-03 13:32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27" calcext:value-type="float">
            <text:p>4.127</text:p>
          </table:table-cell>
          <table:table-cell office:value-type="float" office:value="0" calcext:value-type="float">
            <text:p>0</text:p>
          </table:table-cell>
          <table:table-cell table:formula="of:=[.B338]-[.B339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82ef7e4e6c0a86e311d841b2fa7ab2d2ddf530738fd78d7bc7a089001f99ecb" xlink:type="simple">1658270</text:a></text:p>
          </table:table-cell>
          <table:table-cell office:value-type="string" calcext:value-type="string">
            <text:p>2017-04-03 13:31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39]-[.B340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8b743fe997f36b8fb0001dccbf0109658c4f2d4f48d724ea224deb11b4f25b9" xlink:type="simple">1658269</text:a></text:p>
          </table:table-cell>
          <table:table-cell office:value-type="string" calcext:value-type="string">
            <text:p>2017-04-03 13:31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0]-[.B341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851c0b7547988a8775333d0141aaed3e4810fa7004cd55ce9854ade85241fe" xlink:type="simple">1658268</text:a></text:p>
          </table:table-cell>
          <table:table-cell office:value-type="string" calcext:value-type="string">
            <text:p>2017-04-03 13:31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1]-[.B342]" office:value-type="time" office:time-value="PT00H00M45.000000461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796bfa7413c9666c5ce34b97dde55034f7fbdc6d83ca5a9f31b32db878332e" xlink:type="simple">1658267</text:a></text:p>
          </table:table-cell>
          <table:table-cell office:value-type="string" calcext:value-type="string">
            <text:p>2017-04-03 13:30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2]-[.B343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6ae677b2e9d269d9dfd2aa02f8397ab87f308a850ab6df4cb0e8d13555bf0d7" xlink:type="simple">1658266</text:a></text:p>
          </table:table-cell>
          <table:table-cell office:value-type="string" calcext:value-type="string">
            <text:p>2017-04-03 13:30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3]-[.B344]" office:value-type="time" office:time-value="PT00H00M40.999999526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0f262054627262acbf1dece9837ed34e2af2000e736640cfa62586bab7471f" xlink:type="simple">1658265</text:a></text:p>
          </table:table-cell>
          <table:table-cell office:value-type="string" calcext:value-type="string">
            <text:p>2017-04-03 13:29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4]-[.B345]" office:value-type="time" office:time-value="PT00H00M37.000000477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9855e486ef22ba930fc72a43f9fe51a80123fd29b964526da1a0c61cf57caec" xlink:type="simple">1658264</text:a></text:p>
          </table:table-cell>
          <table:table-cell office:value-type="string" calcext:value-type="string">
            <text:p>2017-04-03 13:29:00</text:p>
          </table:table-cell>
          <table:table-cell office:value-type="float" office:value="2" calcext:value-type="float">
            <text:p>2</text:p>
          </table:table-cell>
          <table:table-cell office:value-type="float" office:value="138.78241071" calcext:value-type="float">
            <text:p>138.78241071</text:p>
          </table:table-cell>
          <table:table-cell office:value-type="float" office:value="3.99" calcext:value-type="float">
            <text:p>3.99</text:p>
          </table:table-cell>
          <table:table-cell office:value-type="float" office:value="3.64" calcext:value-type="float">
            <text:p>3.64</text:p>
          </table:table-cell>
          <table:table-cell table:formula="of:=[.B345]-[.B346]" office:value-type="time" office:time-value="PT00H01M10.999999624S" calcext:value-type="time">
            <text:p>01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de9d880b910e527a01ad4e5fae4990904da174814d29ed5ca43eaa9e046c744" xlink:type="simple">1658263</text:a></text:p>
          </table:table-cell>
          <table:table-cell office:value-type="string" calcext:value-type="string">
            <text:p>2017-04-03 13:27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6]-[.B347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d83e23eea82aa66cf5fd3978cd471be3d85ce3068e5bfd25c4cc526cba7bdb" xlink:type="simple">1658262</text:a></text:p>
          </table:table-cell>
          <table:table-cell office:value-type="string" calcext:value-type="string">
            <text:p>2017-04-03 13:27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  <table:table-cell table:formula="of:=[.B347]-[.B348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d69ec225feb7e276ffd7dc4fe9389c3717f29f2377d62cf9fcc4953ed9991db" xlink:type="simple">1658261</text:a></text:p>
          </table:table-cell>
          <table:table-cell office:value-type="string" calcext:value-type="string">
            <text:p>2017-04-03 13:27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24" calcext:value-type="float">
            <text:p>4.124</text:p>
          </table:table-cell>
          <table:table-cell office:value-type="float" office:value="0" calcext:value-type="float">
            <text:p>0</text:p>
          </table:table-cell>
          <table:table-cell table:formula="of:=[.B348]-[.B349]" office:value-type="time" office:time-value="PT00H00M37.000000477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522095778dfd765be3f4915dce3ff024bd90ab98dd6359ab120afa0f7a73ab" xlink:type="simple">1658260</text:a></text:p>
          </table:table-cell>
          <table:table-cell office:value-type="string" calcext:value-type="string">
            <text:p>2017-04-03 13:26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table:formula="of:=[.B349]-[.B350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555aa856ebefd79f788b2cf602b876c1b27655f06308c5fc0d654737d65c2d" xlink:type="simple">1658259</text:a></text:p>
          </table:table-cell>
          <table:table-cell office:value-type="string" calcext:value-type="string">
            <text:p>2017-04-03 13:26:13</text:p>
          </table:table-cell>
          <table:table-cell office:value-type="float" office:value="2" calcext:value-type="float">
            <text:p>2</text:p>
          </table:table-cell>
          <table:table-cell office:value-type="float" office:value="997.18238228" calcext:value-type="float">
            <text:p>997.18238228</text:p>
          </table:table-cell>
          <table:table-cell office:value-type="float" office:value="4.619" calcext:value-type="float">
            <text:p>4.619</text:p>
          </table:table-cell>
          <table:table-cell office:value-type="float" office:value="7164.97" calcext:value-type="float">
            <text:p>7164.97</text:p>
          </table:table-cell>
          <table:table-cell table:formula="of:=[.B350]-[.B351]" office:value-type="time" office:time-value="PT00H01M20.999999447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57eb8ece18b494e0d50e67518164203b686b556cfb1f786ade81259b701d2b" xlink:type="simple">1658258</text:a></text:p>
          </table:table-cell>
          <table:table-cell office:value-type="string" calcext:value-type="string">
            <text:p>2017-04-03 13:24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27" calcext:value-type="float">
            <text:p>4.927</text:p>
          </table:table-cell>
          <table:table-cell office:value-type="float" office:value="0" calcext:value-type="float">
            <text:p>0</text:p>
          </table:table-cell>
          <table:table-cell table:formula="of:=[.B351]-[.B352]" office:value-type="time" office:time-value="PT00H00M55.000000284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5f4f7fe2cbcb2f9eabd2d9b68dac2ed7fb10b0cccd2f76786725f1df348a6fc" xlink:type="simple">1658257</text:a></text:p>
          </table:table-cell>
          <table:table-cell office:value-type="string" calcext:value-type="string">
            <text:p>2017-04-03 13:23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55" calcext:value-type="float">
            <text:p>5.255</text:p>
          </table:table-cell>
          <table:table-cell office:value-type="float" office:value="0" calcext:value-type="float">
            <text:p>0</text:p>
          </table:table-cell>
          <table:table-cell table:formula="of:=[.B352]-[.B353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16dcb4accf3b2eead6374ea6ff0df0f07855e1a5561213fac3b5b346ea223d3" xlink:type="simple">1658256</text:a></text:p>
          </table:table-cell>
          <table:table-cell office:value-type="string" calcext:value-type="string">
            <text:p>2017-04-03 13:23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93" calcext:value-type="float">
            <text:p>5.693</text:p>
          </table:table-cell>
          <table:table-cell office:value-type="float" office:value="0" calcext:value-type="float">
            <text:p>0</text:p>
          </table:table-cell>
          <table:table-cell table:formula="of:=[.B353]-[.B354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6d17700d84da04c6624eb94ef60e33ddfe52a8566da157a7b2b36f316ef48b" xlink:type="simple">1658255</text:a></text:p>
          </table:table-cell>
          <table:table-cell office:value-type="string" calcext:value-type="string">
            <text:p>2017-04-03 13:23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67" calcext:value-type="float">
            <text:p>6.167</text:p>
          </table:table-cell>
          <table:table-cell office:value-type="float" office:value="0" calcext:value-type="float">
            <text:p>0</text:p>
          </table:table-cell>
          <table:table-cell table:formula="of:=[.B354]-[.B355]" office:value-type="time" office:time-value="PT00H05M23.000000068S" calcext:value-type="time">
            <text:p>05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37bdda286aa303c88f04ec2f90da9140ab9fb79fc9cc1572a65051a74b43e42" xlink:type="simple">1658254</text:a></text:p>
          </table:table-cell>
          <table:table-cell office:value-type="string" calcext:value-type="string">
            <text:p>2017-04-03 13:17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79" calcext:value-type="float">
            <text:p>6.579</text:p>
          </table:table-cell>
          <table:table-cell office:value-type="float" office:value="0" calcext:value-type="float">
            <text:p>0</text:p>
          </table:table-cell>
          <table:table-cell table:formula="of:=[.B355]-[.B356]" office:value-type="time" office:time-value="PT00H00M34.000000404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41f0ec4222eb3dfc7eeb98721b382a10f75f1d2c9a6502d6b97f6b38780b792" xlink:type="simple">1658253</text:a></text:p>
          </table:table-cell>
          <table:table-cell office:value-type="string" calcext:value-type="string">
            <text:p>2017-04-03 13:17:15</text:p>
          </table:table-cell>
          <table:table-cell office:value-type="float" office:value="2" calcext:value-type="float">
            <text:p>2</text:p>
          </table:table-cell>
          <table:table-cell office:value-type="float" office:value="405.73984825" calcext:value-type="float">
            <text:p>405.73984825</text:p>
          </table:table-cell>
          <table:table-cell office:value-type="float" office:value="7.017" calcext:value-type="float">
            <text:p>7.017</text:p>
          </table:table-cell>
          <table:table-cell office:value-type="float" office:value="88922.57" calcext:value-type="float">
            <text:p>88922.57</text:p>
          </table:table-cell>
          <table:table-cell table:formula="of:=[.B356]-[.B357]" office:value-type="time" office:time-value="PT00H01M22.999999914S" calcext:value-type="time">
            <text:p>01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1de82948589bff40d027a54e9a9787df7385faf0a19dceb45172b9d35fecf6" xlink:type="simple">1658252</text:a></text:p>
          </table:table-cell>
          <table:table-cell office:value-type="string" calcext:value-type="string">
            <text:p>2017-04-03 13:15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5" calcext:value-type="float">
            <text:p>7.485</text:p>
          </table:table-cell>
          <table:table-cell office:value-type="float" office:value="0" calcext:value-type="float">
            <text:p>0</text:p>
          </table:table-cell>
          <table:table-cell table:formula="of:=[.B357]-[.B358]" office:value-type="time" office:time-value="PT00H00M43.999999599S" calcext:value-type="time">
            <text:p>00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8f7b8d61df2ccd6fa4a2628af30215ad892bc663664c491b8d36d5d45de125" xlink:type="simple">1658251</text:a></text:p>
          </table:table-cell>
          <table:table-cell office:value-type="string" calcext:value-type="string">
            <text:p>2017-04-03 13:15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84" calcext:value-type="float">
            <text:p>7.984</text:p>
          </table:table-cell>
          <table:table-cell office:value-type="float" office:value="0" calcext:value-type="float">
            <text:p>0</text:p>
          </table:table-cell>
          <table:table-cell table:formula="of:=[.B358]-[.B359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13d58b8d47059324f626884a4c5424864b2555990c46c6d9f73a50be674622c" xlink:type="simple">1658250</text:a></text:p>
          </table:table-cell>
          <table:table-cell office:value-type="string" calcext:value-type="string">
            <text:p>2017-04-03 13:14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16" calcext:value-type="float">
            <text:p>8.516</text:p>
          </table:table-cell>
          <table:table-cell office:value-type="float" office:value="0" calcext:value-type="float">
            <text:p>0</text:p>
          </table:table-cell>
          <table:table-cell table:formula="of:=[.B359]-[.B360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67da30e9038f730ac2cd3fc5548002329375dcea3828f25d64573eea982728d" xlink:type="simple">1658249</text:a></text:p>
          </table:table-cell>
          <table:table-cell office:value-type="string" calcext:value-type="string">
            <text:p>2017-04-03 13:14:47</text:p>
          </table:table-cell>
          <table:table-cell office:value-type="float" office:value="4" calcext:value-type="float">
            <text:p>4</text:p>
          </table:table-cell>
          <table:table-cell office:value-type="float" office:value="349.41856777" calcext:value-type="float">
            <text:p>349.41856777</text:p>
          </table:table-cell>
          <table:table-cell office:value-type="float" office:value="9.084" calcext:value-type="float">
            <text:p>9.084</text:p>
          </table:table-cell>
          <table:table-cell office:value-type="float" office:value="164.44" calcext:value-type="float">
            <text:p>164.44</text:p>
          </table:table-cell>
          <table:table-cell table:formula="of:=[.B360]-[.B361]" office:value-type="time" office:time-value="PT00H03M07.000000337S" calcext:value-type="time">
            <text:p>03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56a4672e37b1b91471684c2a8efbcdc039524d8e82e1fa7247bd2afff13536" xlink:type="simple">1658248</text:a></text:p>
          </table:table-cell>
          <table:table-cell office:value-type="string" calcext:value-type="string">
            <text:p>2017-04-03 13:11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39" calcext:value-type="float">
            <text:p>9.539</text:p>
          </table:table-cell>
          <table:table-cell office:value-type="float" office:value="0" calcext:value-type="float">
            <text:p>0</text:p>
          </table:table-cell>
          <table:table-cell table:formula="of:=[.B361]-[.B362]" office:value-type="time" office:time-value="PT00H01M40.000000116S" calcext:value-type="time">
            <text:p>01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393b4e7fad1645fe7cbcc9c751a622ed82d0850e4fc0c206d8faff085c9b2b" xlink:type="simple">1658247</text:a></text:p>
          </table:table-cell>
          <table:table-cell office:value-type="string" calcext:value-type="string">
            <text:p>2017-04-03 13:10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15" calcext:value-type="float">
            <text:p>10.015</text:p>
          </table:table-cell>
          <table:table-cell office:value-type="float" office:value="0" calcext:value-type="float">
            <text:p>0</text:p>
          </table:table-cell>
          <table:table-cell table:formula="of:=[.B362]-[.B363]" office:value-type="time" office:time-value="PT00H01M45.999999633S" calcext:value-type="time">
            <text:p>01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42429a374c83693c410cd8e2b4a2462a1fce0744bc177f2ced6fd04e0e1845" xlink:type="simple">1658246</text:a></text:p>
          </table:table-cell>
          <table:table-cell office:value-type="string" calcext:value-type="string">
            <text:p>2017-04-03 13:08:14</text:p>
          </table:table-cell>
          <table:table-cell office:value-type="float" office:value="4" calcext:value-type="float">
            <text:p>4</text:p>
          </table:table-cell>
          <table:table-cell office:value-type="float" office:value="1554.41002898" calcext:value-type="float">
            <text:p>1554.41002898</text:p>
          </table:table-cell>
          <table:table-cell office:value-type="float" office:value="10.516" calcext:value-type="float">
            <text:p>10.516</text:p>
          </table:table-cell>
          <table:table-cell office:value-type="float" office:value="243.7" calcext:value-type="float">
            <text:p>243.7</text:p>
          </table:table-cell>
          <table:table-cell table:formula="of:=[.B363]-[.B364]" office:value-type="time" office:time-value="PT00H06M23.000000264S" calcext:value-type="time">
            <text:p>06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bd60dca663c825b0f4a7ba77acdd0eac3113de9075052de50a4d6be85fbd6b" xlink:type="simple">1658245</text:a></text:p>
          </table:table-cell>
          <table:table-cell office:value-type="string" calcext:value-type="string">
            <text:p>2017-04-03 13:01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92" calcext:value-type="float">
            <text:p>10.692</text:p>
          </table:table-cell>
          <table:table-cell office:value-type="float" office:value="0" calcext:value-type="float">
            <text:p>0</text:p>
          </table:table-cell>
          <table:table-cell table:formula="of:=[.B364]-[.B365]" office:value-type="time" office:time-value="PT00H01M37.000000044S" calcext:value-type="time">
            <text:p>01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6169a21c0d916f6d7f88535d9c6da5a7c8786d08165b40942826acfd372b40" xlink:type="simple">1658244</text:a></text:p>
          </table:table-cell>
          <table:table-cell office:value-type="string" calcext:value-type="string">
            <text:p>2017-04-03 13:00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92" calcext:value-type="float">
            <text:p>10.692</text:p>
          </table:table-cell>
          <table:table-cell office:value-type="float" office:value="0" calcext:value-type="float">
            <text:p>0</text:p>
          </table:table-cell>
          <table:table-cell table:formula="of:=[.B365]-[.B366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2264445c679037f2484c495bc6e8e4518751c60d1548a265a35a40938e091b1" xlink:type="simple">1658243</text:a></text:p>
          </table:table-cell>
          <table:table-cell office:value-type="string" calcext:value-type="string">
            <text:p>2017-04-03 12:59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92" calcext:value-type="float">
            <text:p>10.692</text:p>
          </table:table-cell>
          <table:table-cell office:value-type="float" office:value="0" calcext:value-type="float">
            <text:p>0</text:p>
          </table:table-cell>
          <table:table-cell table:formula="of:=[.B366]-[.B367]" office:value-type="time" office:time-value="PT00H01M38.000000278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51375713a9119a40459788cebfce265f80d3465f606b1dc3b1bb690e81ce5e3" xlink:type="simple">1658242</text:a></text:p>
          </table:table-cell>
          <table:table-cell office:value-type="string" calcext:value-type="string">
            <text:p>2017-04-03 12:57:35</text:p>
          </table:table-cell>
          <table:table-cell office:value-type="float" office:value="4" calcext:value-type="float">
            <text:p>4</text:p>
          </table:table-cell>
          <table:table-cell office:value-type="float" office:value="1198.80432622" calcext:value-type="float">
            <text:p>1198.80432622</text:p>
          </table:table-cell>
          <table:table-cell office:value-type="float" office:value="10.692" calcext:value-type="float">
            <text:p>10.692</text:p>
          </table:table-cell>
          <table:table-cell office:value-type="float" office:value="97197.39" calcext:value-type="float">
            <text:p>97197.39</text:p>
          </table:table-cell>
          <table:table-cell table:formula="of:=[.B367]-[.B368]" office:value-type="time" office:time-value="PT00H03M46.999999629S" calcext:value-type="time">
            <text:p>03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411ab3c58ff91bf7e836685f8b8e6003d3b6f22d25677b4a108d41f5c9b50b" xlink:type="simple">1658241</text:a></text:p>
          </table:table-cell>
          <table:table-cell office:value-type="string" calcext:value-type="string">
            <text:p>2017-04-03 12:53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513" calcext:value-type="float">
            <text:p>10.513</text:p>
          </table:table-cell>
          <table:table-cell office:value-type="float" office:value="0" calcext:value-type="float">
            <text:p>0</text:p>
          </table:table-cell>
          <table:table-cell table:formula="of:=[.B368]-[.B369]" office:value-type="time" office:time-value="PT00H01M33.999999971S" calcext:value-type="time">
            <text:p>01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edd13606124377974e2d20895f7c70c7cedb742262398d23d89525971360ddb" xlink:type="simple">1658240</text:a></text:p>
          </table:table-cell>
          <table:table-cell office:value-type="string" calcext:value-type="string">
            <text:p>2017-04-03 12:52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63" calcext:value-type="float">
            <text:p>10.163</text:p>
          </table:table-cell>
          <table:table-cell office:value-type="float" office:value="0" calcext:value-type="float">
            <text:p>0</text:p>
          </table:table-cell>
          <table:table-cell table:formula="of:=[.B369]-[.B370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6fc9fe17c48d52bd414ebce72224a093ce4bf9f2b60c8cb7636e76bebee94a" xlink:type="simple">1658239</text:a></text:p>
          </table:table-cell>
          <table:table-cell office:value-type="string" calcext:value-type="string">
            <text:p>2017-04-03 12:51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93" calcext:value-type="float">
            <text:p>9.993</text:p>
          </table:table-cell>
          <table:table-cell office:value-type="float" office:value="0" calcext:value-type="float">
            <text:p>0</text:p>
          </table:table-cell>
          <table:table-cell table:formula="of:=[.B370]-[.B371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69cceeb2ee9b282b466c1f07c4ec6ddb5dbdb62454de3f75c0b6dbf6ed6688" xlink:type="simple">1658238</text:a></text:p>
          </table:table-cell>
          <table:table-cell office:value-type="string" calcext:value-type="string">
            <text:p>2017-04-03 12:51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827" calcext:value-type="float">
            <text:p>9.827</text:p>
          </table:table-cell>
          <table:table-cell office:value-type="float" office:value="0" calcext:value-type="float">
            <text:p>0</text:p>
          </table:table-cell>
          <table:table-cell table:formula="of:=[.B371]-[.B372]" office:value-type="time" office:time-value="PT00H02M07.999999747S" calcext:value-type="time">
            <text:p>02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0018c9531404f85a24a6d98da8bb8c079f1cdd7a2103f8199c0737b9a7ef68" xlink:type="simple">1658237</text:a></text:p>
          </table:table-cell>
          <table:table-cell office:value-type="string" calcext:value-type="string">
            <text:p>2017-04-03 12:49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99" calcext:value-type="float">
            <text:p>9.499</text:p>
          </table:table-cell>
          <table:table-cell office:value-type="float" office:value="0" calcext:value-type="float">
            <text:p>0</text:p>
          </table:table-cell>
          <table:table-cell table:formula="of:=[.B372]-[.B373]" office:value-type="time" office:time-value="PT00H00M54.999999655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ec7d3296578b19096c582d015bb8adf67700d94e2b4c201f30599d6f131386" xlink:type="simple">1658236</text:a></text:p>
          </table:table-cell>
          <table:table-cell office:value-type="string" calcext:value-type="string">
            <text:p>2017-04-03 12:48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83" calcext:value-type="float">
            <text:p>9.183</text:p>
          </table:table-cell>
          <table:table-cell office:value-type="float" office:value="0" calcext:value-type="float">
            <text:p>0</text:p>
          </table:table-cell>
          <table:table-cell table:formula="of:=[.B373]-[.B374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29a8abef51909352f33105bac0f912e8329b3b88c63094ede4ee397ec2b041" xlink:type="simple">1658235</text:a></text:p>
          </table:table-cell>
          <table:table-cell office:value-type="string" calcext:value-type="string">
            <text:p>2017-04-03 12:48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77" calcext:value-type="float">
            <text:p>8.877</text:p>
          </table:table-cell>
          <table:table-cell office:value-type="float" office:value="0" calcext:value-type="float">
            <text:p>0</text:p>
          </table:table-cell>
          <table:table-cell table:formula="of:=[.B374]-[.B375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f054a8a25d7940f258a9515390b872ad76b0b98634960772953d4c5bb87c78f" xlink:type="simple">1658234</text:a></text:p>
          </table:table-cell>
          <table:table-cell office:value-type="string" calcext:value-type="string">
            <text:p>2017-04-03 12:48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729" calcext:value-type="float">
            <text:p>8.729</text:p>
          </table:table-cell>
          <table:table-cell office:value-type="float" office:value="0" calcext:value-type="float">
            <text:p>0</text:p>
          </table:table-cell>
          <table:table-cell table:formula="of:=[.B375]-[.B376]" office:value-type="time" office:time-value="PT00H01M13.000000091S" calcext:value-type="time">
            <text:p>01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039abc36d4e7e5b535a89b9b2b40606205f8684f8b45d8649cad998366fbe06" xlink:type="simple">1658233</text:a></text:p>
          </table:table-cell>
          <table:table-cell office:value-type="string" calcext:value-type="string">
            <text:p>2017-04-03 12:46:48</text:p>
          </table:table-cell>
          <table:table-cell office:value-type="float" office:value="5" calcext:value-type="float">
            <text:p>5</text:p>
          </table:table-cell>
          <table:table-cell office:value-type="float" office:value="593.22168782" calcext:value-type="float">
            <text:p>593.22168782</text:p>
          </table:table-cell>
          <table:table-cell office:value-type="float" office:value="8.438" calcext:value-type="float">
            <text:p>8.438</text:p>
          </table:table-cell>
          <table:table-cell office:value-type="float" office:value="140.42" calcext:value-type="float">
            <text:p>140.42</text:p>
          </table:table-cell>
          <table:table-cell table:formula="of:=[.B376]-[.B377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3cb27043b2af0cfb8bf3828977f261c0baea9b599c4d4d5952cfdcc0ba3940" xlink:type="simple">1658232</text:a></text:p>
          </table:table-cell>
          <table:table-cell office:value-type="string" calcext:value-type="string">
            <text:p>2017-04-03 12:45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56" calcext:value-type="float">
            <text:p>8.156</text:p>
          </table:table-cell>
          <table:table-cell office:value-type="float" office:value="0" calcext:value-type="float">
            <text:p>0</text:p>
          </table:table-cell>
          <table:table-cell table:formula="of:=[.B377]-[.B378]" office:value-type="time" office:time-value="PT00H01M02.000000034S" calcext:value-type="time">
            <text:p>01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c784a56f183d407f64ddfee44378f085b314f4cf137032aafb0da0a52199fb" xlink:type="simple">1658231</text:a></text:p>
          </table:table-cell>
          <table:table-cell office:value-type="string" calcext:value-type="string">
            <text:p>2017-04-03 12:44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4" calcext:value-type="float">
            <text:p>7.884</text:p>
          </table:table-cell>
          <table:table-cell office:value-type="float" office:value="0" calcext:value-type="float">
            <text:p>0</text:p>
          </table:table-cell>
          <table:table-cell table:formula="of:=[.B378]-[.B379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e05ca5c0426d5619f75af29019bdc77a07145d7d9fcd944c5fec517853c1c2e" xlink:type="simple">1658230</text:a></text:p>
          </table:table-cell>
          <table:table-cell office:value-type="string" calcext:value-type="string">
            <text:p>2017-04-03 12:44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22" calcext:value-type="float">
            <text:p>7.622</text:p>
          </table:table-cell>
          <table:table-cell office:value-type="float" office:value="0" calcext:value-type="float">
            <text:p>0</text:p>
          </table:table-cell>
          <table:table-cell table:formula="of:=[.B379]-[.B380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0391e7b5ecc880f986cb18d51995ad8959a28fa434514012d247b50d24360a" xlink:type="simple">1658229</text:a></text:p>
          </table:table-cell>
          <table:table-cell office:value-type="string" calcext:value-type="string">
            <text:p>2017-04-03 12:43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68" calcext:value-type="float">
            <text:p>7.368</text:p>
          </table:table-cell>
          <table:table-cell office:value-type="float" office:value="0" calcext:value-type="float">
            <text:p>0</text:p>
          </table:table-cell>
          <table:table-cell table:formula="of:=[.B380]-[.B381]" office:value-type="time" office:time-value="PT00H01M06.000000341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7c0739eb7f8e38fc53a6b807d238aa39b13b48e290ed987841da24eebd7696d" xlink:type="simple">1658228</text:a></text:p>
          </table:table-cell>
          <table:table-cell office:value-type="string" calcext:value-type="string">
            <text:p>2017-04-03 12:42:34</text:p>
          </table:table-cell>
          <table:table-cell office:value-type="float" office:value="2" calcext:value-type="float">
            <text:p>2</text:p>
          </table:table-cell>
          <table:table-cell office:value-type="float" office:value="104.29615681" calcext:value-type="float">
            <text:p>104.29615681</text:p>
          </table:table-cell>
          <table:table-cell office:value-type="float" office:value="7.122" calcext:value-type="float">
            <text:p>7.122</text:p>
          </table:table-cell>
          <table:table-cell office:value-type="float" office:value="1.06" calcext:value-type="float">
            <text:p>1.06</text:p>
          </table:table-cell>
          <table:table-cell table:formula="of:=[.B381]-[.B382]" office:value-type="time" office:time-value="PT00H01M07.999999551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8aade7d91dd8fc99fe61e9b0bffe17bad626e31879ac2b5578cec02939ac95" xlink:type="simple">1658227</text:a></text:p>
          </table:table-cell>
          <table:table-cell office:value-type="string" calcext:value-type="string">
            <text:p>2017-04-03 12:41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85" calcext:value-type="float">
            <text:p>6.885</text:p>
          </table:table-cell>
          <table:table-cell office:value-type="float" office:value="0" calcext:value-type="float">
            <text:p>0</text:p>
          </table:table-cell>
          <table:table-cell table:formula="of:=[.B382]-[.B383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cf75bac172220fc759f8cd00bb0abf3327d4f9d8427aaad52dfed57f966a658" xlink:type="simple">1658226</text:a></text:p>
          </table:table-cell>
          <table:table-cell office:value-type="string" calcext:value-type="string">
            <text:p>2017-04-03 12:41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55" calcext:value-type="float">
            <text:p>6.655</text:p>
          </table:table-cell>
          <table:table-cell office:value-type="float" office:value="0" calcext:value-type="float">
            <text:p>0</text:p>
          </table:table-cell>
          <table:table-cell table:formula="of:=[.B383]-[.B384]" office:value-type="time" office:time-value="PT00H00M19.999999646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9d604b6905e055edd7712641a53a5e5225c97b3ba08d6b611d30ad7e1c1fea" xlink:type="simple">1658225</text:a></text:p>
          </table:table-cell>
          <table:table-cell office:value-type="string" calcext:value-type="string">
            <text:p>2017-04-03 12:41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33" calcext:value-type="float">
            <text:p>6.433</text:p>
          </table:table-cell>
          <table:table-cell office:value-type="float" office:value="0" calcext:value-type="float">
            <text:p>0</text:p>
          </table:table-cell>
          <table:table-cell table:formula="of:=[.B384]-[.B385]" office:value-type="time" office:time-value="PT00H01M09.000000414S" calcext:value-type="time">
            <text:p>01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dc8f9c9108ea131e55137b5b2df4c4b85078328843942313f84204f607b4f8f" xlink:type="simple">1658224</text:a></text:p>
          </table:table-cell>
          <table:table-cell office:value-type="string" calcext:value-type="string">
            <text:p>2017-04-03 12:39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19" calcext:value-type="float">
            <text:p>6.219</text:p>
          </table:table-cell>
          <table:table-cell office:value-type="float" office:value="0" calcext:value-type="float">
            <text:p>0</text:p>
          </table:table-cell>
          <table:table-cell table:formula="of:=[.B385]-[.B386]" office:value-type="time" office:time-value="PT00H00M03.999999678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019f46abdaf221dd85c32b65f5266d91f3472c3e0f500efebfe6df1b11aa71" xlink:type="simple">1658223</text:a></text:p>
          </table:table-cell>
          <table:table-cell office:value-type="string" calcext:value-type="string">
            <text:p>2017-04-03 12:39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11" calcext:value-type="float">
            <text:p>6.011</text:p>
          </table:table-cell>
          <table:table-cell office:value-type="float" office:value="0" calcext:value-type="float">
            <text:p>0</text:p>
          </table:table-cell>
          <table:table-cell table:formula="of:=[.B386]-[.B387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4e8ffc7b35fc142601210d42bf972c8f54b89043555e40cfd666ecdaf1275bf" xlink:type="simple">1658222</text:a></text:p>
          </table:table-cell>
          <table:table-cell office:value-type="string" calcext:value-type="string">
            <text:p>2017-04-03 12:39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11" calcext:value-type="float">
            <text:p>5.811</text:p>
          </table:table-cell>
          <table:table-cell office:value-type="float" office:value="0" calcext:value-type="float">
            <text:p>0</text:p>
          </table:table-cell>
          <table:table-cell table:formula="of:=[.B387]-[.B388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aa2464edf097aff3b1fb05a531f60a0227dbddc26b38e048f739cba0c9c31b" xlink:type="simple">1658221</text:a></text:p>
          </table:table-cell>
          <table:table-cell office:value-type="string" calcext:value-type="string">
            <text:p>2017-04-03 12:38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17" calcext:value-type="float">
            <text:p>5.617</text:p>
          </table:table-cell>
          <table:table-cell office:value-type="float" office:value="0" calcext:value-type="float">
            <text:p>0</text:p>
          </table:table-cell>
          <table:table-cell table:formula="of:=[.B388]-[.B389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ac63d741fe7f1ba92699b2685abe5cdaeeef4b7ff804769ea836156221087a1" xlink:type="simple">1658220</text:a></text:p>
          </table:table-cell>
          <table:table-cell office:value-type="string" calcext:value-type="string">
            <text:p>2017-04-03 12:38:24</text:p>
          </table:table-cell>
          <table:table-cell office:value-type="float" office:value="2" calcext:value-type="float">
            <text:p>2</text:p>
          </table:table-cell>
          <table:table-cell office:value-type="float" office:value="255.99171658" calcext:value-type="float">
            <text:p>255.99171658</text:p>
          </table:table-cell>
          <table:table-cell office:value-type="float" office:value="5.524" calcext:value-type="float">
            <text:p>5.524</text:p>
          </table:table-cell>
          <table:table-cell office:value-type="float" office:value="157.43" calcext:value-type="float">
            <text:p>157.43</text:p>
          </table:table-cell>
          <table:table-cell table:formula="of:=[.B389]-[.B390]" office:value-type="time" office:time-value="PT00H01M37.999999649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9a9319a9d43e80db8bf16943dd69d5b48a123eaa54a8293fb40b861766c1d3" xlink:type="simple">1658219</text:a></text:p>
          </table:table-cell>
          <table:table-cell office:value-type="string" calcext:value-type="string">
            <text:p>2017-04-03 12:36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table:formula="of:=[.B390]-[.B391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5d47054a8ce717247fed246837c108303b1a35306e799c41db870abd9de49fd" xlink:type="simple">1658218</text:a></text:p>
          </table:table-cell>
          <table:table-cell office:value-type="string" calcext:value-type="string">
            <text:p>2017-04-03 12:36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51" calcext:value-type="float">
            <text:p>5.251</text:p>
          </table:table-cell>
          <table:table-cell office:value-type="float" office:value="0" calcext:value-type="float">
            <text:p>0</text:p>
          </table:table-cell>
          <table:table-cell table:formula="of:=[.B391]-[.B392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48bbf8adf1cfce87da200b5dfbbbb6f55c133acfbfa6c773cb27dbd0499f539" xlink:type="simple">1658217</text:a></text:p>
          </table:table-cell>
          <table:table-cell office:value-type="string" calcext:value-type="string">
            <text:p>2017-04-03 12:36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51" calcext:value-type="float">
            <text:p>5.251</text:p>
          </table:table-cell>
          <table:table-cell office:value-type="float" office:value="0" calcext:value-type="float">
            <text:p>0</text:p>
          </table:table-cell>
          <table:table-cell table:formula="of:=[.B392]-[.B393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141f568df3796305bbc92b5b65ca0149fe9ec2b27cd777bda3bf0596938476f" xlink:type="simple">1658216</text:a></text:p>
          </table:table-cell>
          <table:table-cell office:value-type="string" calcext:value-type="string">
            <text:p>2017-04-03 12:35:42</text:p>
          </table:table-cell>
          <table:table-cell office:value-type="float" office:value="2" calcext:value-type="float">
            <text:p>2</text:p>
          </table:table-cell>
          <table:table-cell office:value-type="float" office:value="80.19862701" calcext:value-type="float">
            <text:p>80.19862701</text:p>
          </table:table-cell>
          <table:table-cell office:value-type="float" office:value="5.163" calcext:value-type="float">
            <text:p>5.163</text:p>
          </table:table-cell>
          <table:table-cell office:value-type="float" office:value="0" calcext:value-type="float">
            <text:p>0</text:p>
          </table:table-cell>
          <table:table-cell table:formula="of:=[.B393]-[.B394]" office:value-type="time" office:time-value="PT00H01M16.999999769S" calcext:value-type="time">
            <text:p>01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6e1f86ab20165f533b8b0645ce120a34ce228a4f305562c697c7d561e42f3c" xlink:type="simple">1658215</text:a></text:p>
          </table:table-cell>
          <table:table-cell office:value-type="string" calcext:value-type="string">
            <text:p>2017-04-03 12:34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77" calcext:value-type="float">
            <text:p>5.077</text:p>
          </table:table-cell>
          <table:table-cell office:value-type="float" office:value="0" calcext:value-type="float">
            <text:p>0</text:p>
          </table:table-cell>
          <table:table-cell table:formula="of:=[.B394]-[.B395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64260a871c5a84a6fb2d4dabef0bba727823fbf6a8c65f95cf81f71e9bc15fe" xlink:type="simple">1658214</text:a></text:p>
          </table:table-cell>
          <table:table-cell office:value-type="string" calcext:value-type="string">
            <text:p>2017-04-03 12:34:00</text:p>
          </table:table-cell>
          <table:table-cell office:value-type="float" office:value="2" calcext:value-type="float">
            <text:p>2</text:p>
          </table:table-cell>
          <table:table-cell office:value-type="float" office:value="7181.19" calcext:value-type="float">
            <text:p>7181.19</text:p>
          </table:table-cell>
          <table:table-cell office:value-type="float" office:value="5.077" calcext:value-type="float">
            <text:p>5.077</text:p>
          </table:table-cell>
          <table:table-cell office:value-type="float" office:value="604.42" calcext:value-type="float">
            <text:p>604.42</text:p>
          </table:table-cell>
          <table:table-cell table:formula="of:=[.B395]-[.B396]" office:value-type="time" office:time-value="PT00H01M24.999999753S" calcext:value-type="time">
            <text:p>01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9eefca69b3a0fb649525f478d518ff34d95ac02c0abf3c27a6a7776a5f303fd" xlink:type="simple">1658213</text:a></text:p>
          </table:table-cell>
          <table:table-cell office:value-type="string" calcext:value-type="string">
            <text:p>2017-04-03 12:32:35</text:p>
          </table:table-cell>
          <table:table-cell office:value-type="float" office:value="2" calcext:value-type="float">
            <text:p>2</text:p>
          </table:table-cell>
          <table:table-cell office:value-type="float" office:value="160.02" calcext:value-type="float">
            <text:p>160.02</text:p>
          </table:table-cell>
          <table:table-cell office:value-type="float" office:value="4.992" calcext:value-type="float">
            <text:p>4.992</text:p>
          </table:table-cell>
          <table:table-cell office:value-type="float" office:value="8.03" calcext:value-type="float">
            <text:p>8.03</text:p>
          </table:table-cell>
          <table:table-cell table:formula="of:=[.B396]-[.B397]" office:value-type="time" office:time-value="PT00H01M11.999999858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b459ce26081942334f03e01e8ac992d94808a245594eac0c0909a36995441c" xlink:type="simple">1658212</text:a></text:p>
          </table:table-cell>
          <table:table-cell office:value-type="string" calcext:value-type="string">
            <text:p>2017-04-03 12:31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09" calcext:value-type="float">
            <text:p>4.909</text:p>
          </table:table-cell>
          <table:table-cell office:value-type="float" office:value="0" calcext:value-type="float">
            <text:p>0</text:p>
          </table:table-cell>
          <table:table-cell table:formula="of:=[.B397]-[.B398]" office:value-type="time" office:time-value="PT00H00M15.000000363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86bf525b6b696c51090c4e01d107824c97d2b05cf2ef1c06351c923e99deef" xlink:type="simple">1658211</text:a></text:p>
          </table:table-cell>
          <table:table-cell office:value-type="string" calcext:value-type="string">
            <text:p>2017-04-03 12:31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398]-[.B399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9a06f26c9087d4894f9d2254672d65d5d957fcd94e768798f488cbf3d0f2cc" xlink:type="simple">1658210</text:a></text:p>
          </table:table-cell>
          <table:table-cell office:value-type="string" calcext:value-type="string">
            <text:p>2017-04-03 12:30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399]-[.B400]" office:value-type="time" office:time-value="PT00H01M25.999999987S" calcext:value-type="time">
            <text:p>01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11ed3bbbc237001ae7f20584265654c8ae00630eb950ebd398f478290b1f122" xlink:type="simple">1658209</text:a></text:p>
          </table:table-cell>
          <table:table-cell office:value-type="string" calcext:value-type="string">
            <text:p>2017-04-03 12:29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400]-[.B401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7561459cdc09be24b837e460d5016bd7b41b1eee4aa66ed7d9afafe9b18034" xlink:type="simple">1658208</text:a></text:p>
          </table:table-cell>
          <table:table-cell office:value-type="string" calcext:value-type="string">
            <text:p>2017-04-03 12:29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401]-[.B402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f4fac3e951116cd5ed5dd00827e91a4764d23fcb2cbdcfd3ed0ae9d2b5e65c1" xlink:type="simple">1658207</text:a></text:p>
          </table:table-cell>
          <table:table-cell office:value-type="string" calcext:value-type="string">
            <text:p>2017-04-03 12:29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402]-[.B403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c3f903f21012d40a7ec262f54d9b9703c83665bd5ca418f4469eac077243b9" xlink:type="simple">1658206</text:a></text:p>
          </table:table-cell>
          <table:table-cell office:value-type="string" calcext:value-type="string">
            <text:p>2017-04-03 12:28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403]-[.B404]" office:value-type="time" office:time-value="PT00H01M03.000000268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f3cac804e61b3fd6b82fa1ba680ee2c61013386ffe5ceed30f1cd4d2bbfb2ed" xlink:type="simple">1658205</text:a></text:p>
          </table:table-cell>
          <table:table-cell office:value-type="string" calcext:value-type="string">
            <text:p>2017-04-03 12:27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404]-[.B405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7b221bffbc3a77e457bef8236c700ebe4a4603900d76fe519116f553150de6d" xlink:type="simple">1658204</text:a></text:p>
          </table:table-cell>
          <table:table-cell office:value-type="string" calcext:value-type="string">
            <text:p>2017-04-03 12:26:34</text:p>
          </table:table-cell>
          <table:table-cell office:value-type="float" office:value="4" calcext:value-type="float">
            <text:p>4</text:p>
          </table:table-cell>
          <table:table-cell office:value-type="float" office:value="317.93133677" calcext:value-type="float">
            <text:p>317.93133677</text:p>
          </table:table-cell>
          <table:table-cell office:value-type="float" office:value="5.149" calcext:value-type="float">
            <text:p>5.149</text:p>
          </table:table-cell>
          <table:table-cell office:value-type="float" office:value="66.07" calcext:value-type="float">
            <text:p>66.07</text:p>
          </table:table-cell>
          <table:table-cell table:formula="of:=[.B405]-[.B406]" office:value-type="time" office:time-value="PT00H02M47.999999668S" calcext:value-type="time">
            <text:p>02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16835e44d54a68b8309c200116ba18acb7e52d0db64b38cc9fdbde9d4771db6" xlink:type="simple">1658203</text:a></text:p>
          </table:table-cell>
          <table:table-cell office:value-type="string" calcext:value-type="string">
            <text:p>2017-04-03 12:23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07" calcext:value-type="float">
            <text:p>5.407</text:p>
          </table:table-cell>
          <table:table-cell office:value-type="float" office:value="0" calcext:value-type="float">
            <text:p>0</text:p>
          </table:table-cell>
          <table:table-cell table:formula="of:=[.B406]-[.B407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de980b96e0900d9298116a73eef13aaadf5bec12ae822f0ae4fe46baa345b5" xlink:type="simple">1658202</text:a></text:p>
          </table:table-cell>
          <table:table-cell office:value-type="string" calcext:value-type="string">
            <text:p>2017-04-03 12:23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77" calcext:value-type="float">
            <text:p>5.677</text:p>
          </table:table-cell>
          <table:table-cell office:value-type="float" office:value="0" calcext:value-type="float">
            <text:p>0</text:p>
          </table:table-cell>
          <table:table-cell table:formula="of:=[.B407]-[.B408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c98d57d076b9d50061bd4ca122e3a373af18c70b0db9255c96d1bd39313eb11" xlink:type="simple">1658201</text:a></text:p>
          </table:table-cell>
          <table:table-cell office:value-type="string" calcext:value-type="string">
            <text:p>2017-04-03 12:23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61" calcext:value-type="float">
            <text:p>5.961</text:p>
          </table:table-cell>
          <table:table-cell office:value-type="float" office:value="0" calcext:value-type="float">
            <text:p>0</text:p>
          </table:table-cell>
          <table:table-cell table:formula="of:=[.B408]-[.B409]" office:value-type="time" office:time-value="PT00H01M21.000000075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cc4541ea7f9db2425fe2fc537ae8457f1529a9dd00f688a052a222beee69504" xlink:type="simple">1658200</text:a></text:p>
          </table:table-cell>
          <table:table-cell office:value-type="string" calcext:value-type="string">
            <text:p>2017-04-03 12:21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59" calcext:value-type="float">
            <text:p>6.259</text:p>
          </table:table-cell>
          <table:table-cell office:value-type="float" office:value="0" calcext:value-type="float">
            <text:p>0</text:p>
          </table:table-cell>
          <table:table-cell table:formula="of:=[.B409]-[.B410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2eea2f9a5d2ccc7d90a97ab86cbf724ff4cb7ed83d774f551b96f6ab87d104f" xlink:type="simple">1658199</text:a></text:p>
          </table:table-cell>
          <table:table-cell office:value-type="string" calcext:value-type="string">
            <text:p>2017-04-03 12:20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76" calcext:value-type="float">
            <text:p>6.676</text:p>
          </table:table-cell>
          <table:table-cell office:value-type="float" office:value="0" calcext:value-type="float">
            <text:p>0</text:p>
          </table:table-cell>
          <table:table-cell table:formula="of:=[.B410]-[.B411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37d502898fa38dd39beb27ded3d90ab6ddc8a5750a9734cadd494bf7d61c40e" xlink:type="simple">1658198</text:a></text:p>
          </table:table-cell>
          <table:table-cell office:value-type="string" calcext:value-type="string">
            <text:p>2017-04-03 12:20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01" calcext:value-type="float">
            <text:p>7.01</text:p>
          </table:table-cell>
          <table:table-cell office:value-type="float" office:value="0" calcext:value-type="float">
            <text:p>0</text:p>
          </table:table-cell>
          <table:table-cell table:formula="of:=[.B411]-[.B412]" office:value-type="time" office:time-value="PT00H01M05.999999712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dd87e83dee4ef1fa643ed4d0f9aa9925df64afebe66c7e81533ad0758ffcf68" xlink:type="simple">1658197</text:a></text:p>
          </table:table-cell>
          <table:table-cell office:value-type="string" calcext:value-type="string">
            <text:p>2017-04-03 12:18:55</text:p>
          </table:table-cell>
          <table:table-cell office:value-type="float" office:value="2" calcext:value-type="float">
            <text:p>2</text:p>
          </table:table-cell>
          <table:table-cell office:value-type="float" office:value="3674.80322073" calcext:value-type="float">
            <text:p>3674.80322073</text:p>
          </table:table-cell>
          <table:table-cell office:value-type="float" office:value="7.477" calcext:value-type="float">
            <text:p>7.477</text:p>
          </table:table-cell>
          <table:table-cell office:value-type="float" office:value="411.61" calcext:value-type="float">
            <text:p>411.61</text:p>
          </table:table-cell>
          <table:table-cell table:formula="of:=[.B412]-[.B413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95cffb85e848a51d29731a8208c2c110387acb90ae38a53ec822939cb59f727" xlink:type="simple">1658196</text:a></text:p>
          </table:table-cell>
          <table:table-cell office:value-type="string" calcext:value-type="string">
            <text:p>2017-04-03 12:18:31</text:p>
          </table:table-cell>
          <table:table-cell office:value-type="float" office:value="2" calcext:value-type="float">
            <text:p>2</text:p>
          </table:table-cell>
          <table:table-cell office:value-type="float" office:value="90.75441151" calcext:value-type="float">
            <text:p>90.75441151</text:p>
          </table:table-cell>
          <table:table-cell office:value-type="float" office:value="7.976" calcext:value-type="float">
            <text:p>7.976</text:p>
          </table:table-cell>
          <table:table-cell office:value-type="float" office:value="0.24" calcext:value-type="float">
            <text:p>0.24</text:p>
          </table:table-cell>
          <table:table-cell table:formula="of:=[.B413]-[.B414]" office:value-type="time" office:time-value="PT00H02M24.000000344S" calcext:value-type="time">
            <text:p>02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24e51181778bdee9fbe5ea51ce388a91a73e22fcad3e57d77594bd34ef9a89" xlink:type="simple">1658195</text:a></text:p>
          </table:table-cell>
          <table:table-cell office:value-type="string" calcext:value-type="string">
            <text:p>2017-04-03 12:16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08" calcext:value-type="float">
            <text:p>8.508</text:p>
          </table:table-cell>
          <table:table-cell office:value-type="float" office:value="0" calcext:value-type="float">
            <text:p>0</text:p>
          </table:table-cell>
          <table:table-cell table:formula="of:=[.B414]-[.B415]" office:value-type="time" office:time-value="PT00H00M41.99999976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2e18e37406f2a34edc564fa1cfae481b64a018ea057e62b2fe729a90d58bede" xlink:type="simple">1658194</text:a></text:p>
          </table:table-cell>
          <table:table-cell office:value-type="string" calcext:value-type="string">
            <text:p>2017-04-03 12:15:25</text:p>
          </table:table-cell>
          <table:table-cell office:value-type="float" office:value="3" calcext:value-type="float">
            <text:p>3</text:p>
          </table:table-cell>
          <table:table-cell office:value-type="float" office:value="92.82158" calcext:value-type="float">
            <text:p>92.82158</text:p>
          </table:table-cell>
          <table:table-cell office:value-type="float" office:value="9.075" calcext:value-type="float">
            <text:p>9.075</text:p>
          </table:table-cell>
          <table:table-cell office:value-type="float" office:value="0.62" calcext:value-type="float">
            <text:p>0.62</text:p>
          </table:table-cell>
          <table:table-cell table:formula="of:=[.B415]-[.B416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a02f0cba771657590ef442af8c917aa1d39096e2ca47a483e06e6e2cb6a4712" xlink:type="simple">1658193</text:a></text:p>
          </table:table-cell>
          <table:table-cell office:value-type="string" calcext:value-type="string">
            <text:p>2017-04-03 12:14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  <table:table-cell table:formula="of:=[.B416]-[.B417]" office:value-type="time" office:time-value="PT00H00M24.999999558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38b76209a1b6377cb2f6c5aeb789d510ca82d34ba01bc2259ee5dbf86988e4" xlink:type="simple">1658192</text:a></text:p>
          </table:table-cell>
          <table:table-cell office:value-type="string" calcext:value-type="string">
            <text:p>2017-04-03 12:14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325" calcext:value-type="float">
            <text:p>10.325</text:p>
          </table:table-cell>
          <table:table-cell office:value-type="float" office:value="0" calcext:value-type="float">
            <text:p>0</text:p>
          </table:table-cell>
          <table:table-cell table:formula="of:=[.B417]-[.B418]" office:value-type="time" office:time-value="PT00H00M29.000000493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83c829d65285dd20a9ff957ee4380c7552c4a27d4ff7fe251e450f07e443c9" xlink:type="simple">1658191</text:a></text:p>
          </table:table-cell>
          <table:table-cell office:value-type="string" calcext:value-type="string">
            <text:p>2017-04-03 12:13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014" calcext:value-type="float">
            <text:p>11.014</text:p>
          </table:table-cell>
          <table:table-cell office:value-type="float" office:value="0" calcext:value-type="float">
            <text:p>0</text:p>
          </table:table-cell>
          <table:table-cell table:formula="of:=[.B418]-[.B419]" office:value-type="time" office:time-value="PT00H01M49.999999939S" calcext:value-type="time">
            <text:p>01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220a63eda5477c0abe993b5990d108ac01c930a8ecdf2f9d73386e18434182" xlink:type="simple">1658190</text:a></text:p>
          </table:table-cell>
          <table:table-cell office:value-type="string" calcext:value-type="string">
            <text:p>2017-04-03 12:11:49</text:p>
          </table:table-cell>
          <table:table-cell office:value-type="float" office:value="4" calcext:value-type="float">
            <text:p>4</text:p>
          </table:table-cell>
          <table:table-cell office:value-type="float" office:value="2183.28098635" calcext:value-type="float">
            <text:p>2183.28098635</text:p>
          </table:table-cell>
          <table:table-cell office:value-type="float" office:value="11.748" calcext:value-type="float">
            <text:p>11.748</text:p>
          </table:table-cell>
          <table:table-cell office:value-type="float" office:value="95.09" calcext:value-type="float">
            <text:p>95.09</text:p>
          </table:table-cell>
          <table:table-cell table:formula="of:=[.B419]-[.B420]" office:value-type="time" office:time-value="PT00H10M53.999999491S" calcext:value-type="time">
            <text:p>1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65fc5f32d9168af9eea5a3e8b7c25477af1d79f6e67c9b6b0de0e99c0d34278" xlink:type="simple">1658189</text:a></text:p>
          </table:table-cell>
          <table:table-cell office:value-type="string" calcext:value-type="string">
            <text:p>2017-04-03 12:00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748" calcext:value-type="float">
            <text:p>11.748</text:p>
          </table:table-cell>
          <table:table-cell office:value-type="float" office:value="0" calcext:value-type="float">
            <text:p>0</text:p>
          </table:table-cell>
          <table:table-cell table:formula="of:=[.B420]-[.B421]" office:value-type="time" office:time-value="PT00H01M12.000000486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395d98fe5c377727cb18bd7f2bdc1823bf67884b32a15fec9279bbba79000d" xlink:type="simple">1658188</text:a></text:p>
          </table:table-cell>
          <table:table-cell office:value-type="string" calcext:value-type="string">
            <text:p>2017-04-03 11:59:43</text:p>
          </table:table-cell>
          <table:table-cell office:value-type="float" office:value="4" calcext:value-type="float">
            <text:p>4</text:p>
          </table:table-cell>
          <table:table-cell office:value-type="float" office:value="640.03" calcext:value-type="float">
            <text:p>640.03</text:p>
          </table:table-cell>
          <table:table-cell office:value-type="float" office:value="11.748" calcext:value-type="float">
            <text:p>11.748</text:p>
          </table:table-cell>
          <table:table-cell office:value-type="float" office:value="8742.44" calcext:value-type="float">
            <text:p>8742.44</text:p>
          </table:table-cell>
          <table:table-cell table:formula="of:=[.B421]-[.B422]" office:value-type="time" office:time-value="PT00H00M59.999999567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65beee409107f177295695434293c83c70870d29a3ba361021b2e2d0399e01" xlink:type="simple">1658187</text:a></text:p>
          </table:table-cell>
          <table:table-cell office:value-type="string" calcext:value-type="string">
            <text:p>2017-04-03 11:58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748" calcext:value-type="float">
            <text:p>11.748</text:p>
          </table:table-cell>
          <table:table-cell office:value-type="float" office:value="0" calcext:value-type="float">
            <text:p>0</text:p>
          </table:table-cell>
          <table:table-cell table:formula="of:=[.B422]-[.B423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7ce03391d535181dba7413c89cef81531a78b33119597b11f1a369041ac6690" xlink:type="simple">1658186</text:a></text:p>
          </table:table-cell>
          <table:table-cell office:value-type="string" calcext:value-type="string">
            <text:p>2017-04-03 11:58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748" calcext:value-type="float">
            <text:p>11.748</text:p>
          </table:table-cell>
          <table:table-cell office:value-type="float" office:value="0" calcext:value-type="float">
            <text:p>0</text:p>
          </table:table-cell>
          <table:table-cell table:formula="of:=[.B423]-[.B424]" office:value-type="time" office:time-value="PT00H00M55.000000284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0c397171bedf47936b2f9b19e788208703b6c789fa2530024ea9feb1334490d" xlink:type="simple">1658185</text:a></text:p>
          </table:table-cell>
          <table:table-cell office:value-type="string" calcext:value-type="string">
            <text:p>2017-04-03 11:57:47</text:p>
          </table:table-cell>
          <table:table-cell office:value-type="float" office:value="2" calcext:value-type="float">
            <text:p>2</text:p>
          </table:table-cell>
          <table:table-cell office:value-type="float" office:value="154.07661879" calcext:value-type="float">
            <text:p>154.07661879</text:p>
          </table:table-cell>
          <table:table-cell office:value-type="float" office:value="11.748" calcext:value-type="float">
            <text:p>11.748</text:p>
          </table:table-cell>
          <table:table-cell office:value-type="float" office:value="112.74" calcext:value-type="float">
            <text:p>112.74</text:p>
          </table:table-cell>
          <table:table-cell table:formula="of:=[.B424]-[.B425]" office:value-type="time" office:time-value="PT00H02M13.999999892S" calcext:value-type="time">
            <text:p>02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a9d7efa3d18a601302214ad33a2c8ef01dbef2b30c935e86a81e4d667675dde" xlink:type="simple">1658184</text:a></text:p>
          </table:table-cell>
          <table:table-cell office:value-type="string" calcext:value-type="string">
            <text:p>2017-04-03 11:55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552" calcext:value-type="float">
            <text:p>11.552</text:p>
          </table:table-cell>
          <table:table-cell office:value-type="float" office:value="0" calcext:value-type="float">
            <text:p>0</text:p>
          </table:table-cell>
          <table:table-cell table:formula="of:=[.B425]-[.B426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acf0cf8cc1306d94a1523ac9ddfe7fa6d78265dac58bba1f74a08a7aceb28cd" xlink:type="simple">1658183</text:a></text:p>
          </table:table-cell>
          <table:table-cell office:value-type="string" calcext:value-type="string">
            <text:p>2017-04-03 11:54:55</text:p>
          </table:table-cell>
          <table:table-cell office:value-type="float" office:value="4" calcext:value-type="float">
            <text:p>4</text:p>
          </table:table-cell>
          <table:table-cell office:value-type="float" office:value="320.51237135" calcext:value-type="float">
            <text:p>320.51237135</text:p>
          </table:table-cell>
          <table:table-cell office:value-type="float" office:value="11.36" calcext:value-type="float">
            <text:p>11.36</text:p>
          </table:table-cell>
          <table:table-cell office:value-type="float" office:value="104.62" calcext:value-type="float">
            <text:p>104.62</text:p>
          </table:table-cell>
          <table:table-cell table:formula="of:=[.B426]-[.B427]" office:value-type="time" office:time-value="PT00H02M12.000000053S" calcext:value-type="time">
            <text:p>02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4bb048d5ac0292ef5cfe502759c95957e917362d838edd0fe51e6992970b900" xlink:type="simple">1658182</text:a></text:p>
          </table:table-cell>
          <table:table-cell office:value-type="string" calcext:value-type="string">
            <text:p>2017-04-03 11:52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  <table:table-cell table:formula="of:=[.B427]-[.B428]" office:value-type="time" office:time-value="PT00H00M32.999999542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d7002c67bc4279222d4b16147d9feac8f6ac33651d2440937b8eb401b04f019" xlink:type="simple">1658181</text:a></text:p>
          </table:table-cell>
          <table:table-cell office:value-type="string" calcext:value-type="string">
            <text:p>2017-04-03 11:52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984" calcext:value-type="float">
            <text:p>10.984</text:p>
          </table:table-cell>
          <table:table-cell office:value-type="float" office:value="0" calcext:value-type="float">
            <text:p>0</text:p>
          </table:table-cell>
          <table:table-cell table:formula="of:=[.B428]-[.B429]" office:value-type="time" office:time-value="PT00H01M59.000000157S" calcext:value-type="time">
            <text:p>01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0db1840d0680c9f32f7d91237ef26b676ebb50ef86e6331be60404fd2523aa" xlink:type="simple">1658180</text:a></text:p>
          </table:table-cell>
          <table:table-cell office:value-type="string" calcext:value-type="string">
            <text:p>2017-04-03 11:50:11</text:p>
          </table:table-cell>
          <table:table-cell office:value-type="float" office:value="3" calcext:value-type="float">
            <text:p>3</text:p>
          </table:table-cell>
          <table:table-cell office:value-type="float" office:value="34326.917334" calcext:value-type="float">
            <text:p>34326.917334</text:p>
          </table:table-cell>
          <table:table-cell office:value-type="float" office:value="10.984" calcext:value-type="float">
            <text:p>10.984</text:p>
          </table:table-cell>
          <table:table-cell office:value-type="float" office:value="104579.73" calcext:value-type="float">
            <text:p>104579.73</text:p>
          </table:table-cell>
          <table:table-cell table:formula="of:=[.B429]-[.B430]" office:value-type="time" office:time-value="PT00H02M58.000000119S" calcext:value-type="time">
            <text:p>02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06230b91f6833c60dc83beadae63ec2dcb2633b25dd79d55a768878b96f704" xlink:type="simple">1658179</text:a></text:p>
          </table:table-cell>
          <table:table-cell office:value-type="string" calcext:value-type="string">
            <text:p>2017-04-03 11:47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801" calcext:value-type="float">
            <text:p>10.801</text:p>
          </table:table-cell>
          <table:table-cell office:value-type="float" office:value="0" calcext:value-type="float">
            <text:p>0</text:p>
          </table:table-cell>
          <table:table-cell table:formula="of:=[.B430]-[.B431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1a399179934eca5c2947fd9b777fbd1e086857e2b4491d30f4e9626fd84f9a7" xlink:type="simple">1658178</text:a></text:p>
          </table:table-cell>
          <table:table-cell office:value-type="string" calcext:value-type="string">
            <text:p>2017-04-03 11:47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21" calcext:value-type="float">
            <text:p>10.621</text:p>
          </table:table-cell>
          <table:table-cell office:value-type="float" office:value="0" calcext:value-type="float">
            <text:p>0</text:p>
          </table:table-cell>
          <table:table-cell table:formula="of:=[.B431]-[.B432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d034efdb57b2259a43314479252e7bcf99b7a594531059163f567c91a7e01e" xlink:type="simple">1658177</text:a></text:p>
          </table:table-cell>
          <table:table-cell office:value-type="string" calcext:value-type="string">
            <text:p>2017-04-03 11:4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444" calcext:value-type="float">
            <text:p>10.444</text:p>
          </table:table-cell>
          <table:table-cell office:value-type="float" office:value="0" calcext:value-type="float">
            <text:p>0</text:p>
          </table:table-cell>
          <table:table-cell table:formula="of:=[.B432]-[.B433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5521eee69fd66f1da6953772f1c51937117927321141f0040d5d476dad2cc8f" xlink:type="simple">1658176</text:a></text:p>
          </table:table-cell>
          <table:table-cell office:value-type="string" calcext:value-type="string">
            <text:p>2017-04-03 11:45:48</text:p>
          </table:table-cell>
          <table:table-cell office:value-type="float" office:value="2" calcext:value-type="float">
            <text:p>2</text:p>
          </table:table-cell>
          <table:table-cell office:value-type="float" office:value="240.02" calcext:value-type="float">
            <text:p>240.02</text:p>
          </table:table-cell>
          <table:table-cell office:value-type="float" office:value="10.27" calcext:value-type="float">
            <text:p>10.27</text:p>
          </table:table-cell>
          <table:table-cell office:value-type="float" office:value="565.99" calcext:value-type="float">
            <text:p>565.99</text:p>
          </table:table-cell>
          <table:table-cell table:formula="of:=[.B433]-[.B434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7239ad1803e3f4305f3d99575fe1171ad7e50071ee77395dd4e1ffd9b88e273" xlink:type="simple">1658175</text:a></text:p>
          </table:table-cell>
          <table:table-cell office:value-type="string" calcext:value-type="string">
            <text:p>2017-04-03 11:44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99" calcext:value-type="float">
            <text:p>10.099</text:p>
          </table:table-cell>
          <table:table-cell office:value-type="float" office:value="0" calcext:value-type="float">
            <text:p>0</text:p>
          </table:table-cell>
          <table:table-cell table:formula="of:=[.B434]-[.B435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fb1de4ebf31658235baca63ae67a109eaddac2c165bafb725641f450217646" xlink:type="simple">1658174</text:a></text:p>
          </table:table-cell>
          <table:table-cell office:value-type="string" calcext:value-type="string">
            <text:p>2017-04-03 11:44:43</text:p>
          </table:table-cell>
          <table:table-cell office:value-type="float" office:value="3" calcext:value-type="float">
            <text:p>3</text:p>
          </table:table-cell>
          <table:table-cell office:value-type="float" office:value="2189.35402486" calcext:value-type="float">
            <text:p>2189.35402486</text:p>
          </table:table-cell>
          <table:table-cell office:value-type="float" office:value="9.93" calcext:value-type="float">
            <text:p>9.93</text:p>
          </table:table-cell>
          <table:table-cell office:value-type="float" office:value="722.15" calcext:value-type="float">
            <text:p>722.15</text:p>
          </table:table-cell>
          <table:table-cell table:formula="of:=[.B435]-[.B436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ac278580e5115b1c9ff7c31f766c556d01f9bb531e1ae089a5d9f3e0375ecab" xlink:type="simple">1658173</text:a></text:p>
          </table:table-cell>
          <table:table-cell office:value-type="string" calcext:value-type="string">
            <text:p>2017-04-03 11:43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765" calcext:value-type="float">
            <text:p>9.765</text:p>
          </table:table-cell>
          <table:table-cell office:value-type="float" office:value="0" calcext:value-type="float">
            <text:p>0</text:p>
          </table:table-cell>
          <table:table-cell table:formula="of:=[.B436]-[.B437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99970a0c998d927c81d71cfabe32a1892890ddd5d55f00311299e10b2161d14" xlink:type="simple">1658172</text:a></text:p>
          </table:table-cell>
          <table:table-cell office:value-type="string" calcext:value-type="string">
            <text:p>2017-04-03 11:43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02" calcext:value-type="float">
            <text:p>9.602</text:p>
          </table:table-cell>
          <table:table-cell office:value-type="float" office:value="0" calcext:value-type="float">
            <text:p>0</text:p>
          </table:table-cell>
          <table:table-cell table:formula="of:=[.B437]-[.B438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c0c5d12c0f8ba08b76edcb66d4e6f40015ea47412e7029f84c97831c089293b" xlink:type="simple">1658171</text:a></text:p>
          </table:table-cell>
          <table:table-cell office:value-type="string" calcext:value-type="string">
            <text:p>2017-04-03 11:42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42" calcext:value-type="float">
            <text:p>9.442</text:p>
          </table:table-cell>
          <table:table-cell office:value-type="float" office:value="0" calcext:value-type="float">
            <text:p>0</text:p>
          </table:table-cell>
          <table:table-cell table:formula="of:=[.B438]-[.B439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a8b50e5dba1cd1ab224385fa7d951f3ad61916435f7a741b871be1f1b0be92" xlink:type="simple">1658170</text:a></text:p>
          </table:table-cell>
          <table:table-cell office:value-type="string" calcext:value-type="string">
            <text:p>2017-04-03 11:42:14</text:p>
          </table:table-cell>
          <table:table-cell office:value-type="float" office:value="2" calcext:value-type="float">
            <text:p>2</text:p>
          </table:table-cell>
          <table:table-cell office:value-type="float" office:value="182.70888771" calcext:value-type="float">
            <text:p>182.70888771</text:p>
          </table:table-cell>
          <table:table-cell office:value-type="float" office:value="9.285" calcext:value-type="float">
            <text:p>9.285</text:p>
          </table:table-cell>
          <table:table-cell office:value-type="float" office:value="164.98" calcext:value-type="float">
            <text:p>164.98</text:p>
          </table:table-cell>
          <table:table-cell table:formula="of:=[.B439]-[.B440]" office:value-type="time" office:time-value="PT00H01M07.999999551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6da96615ea8204291511cbc8cfd570c389cb6c9543a513713318e6cc4f9e0ba" xlink:type="simple">1658169</text:a></text:p>
          </table:table-cell>
          <table:table-cell office:value-type="string" calcext:value-type="string">
            <text:p>2017-04-03 11:41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3" calcext:value-type="float">
            <text:p>9.13</text:p>
          </table:table-cell>
          <table:table-cell office:value-type="float" office:value="0" calcext:value-type="float">
            <text:p>0</text:p>
          </table:table-cell>
          <table:table-cell table:formula="of:=[.B440]-[.B441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836eab6187a5782d211f3ac2fb2f852d3967b3e4788748a3a3d0b212a9bc7de" xlink:type="simple">1658168</text:a></text:p>
          </table:table-cell>
          <table:table-cell office:value-type="string" calcext:value-type="string">
            <text:p>2017-04-03 11:40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78" calcext:value-type="float">
            <text:p>8.978</text:p>
          </table:table-cell>
          <table:table-cell office:value-type="float" office:value="0" calcext:value-type="float">
            <text:p>0</text:p>
          </table:table-cell>
          <table:table-cell table:formula="of:=[.B441]-[.B442]" office:value-type="time" office:time-value="PT00H01M25.999999987S" calcext:value-type="time">
            <text:p>01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2ca04ab0e8e3ff682f81a86be2204aa5469e9ddb7739631fedc5de99784fb39" xlink:type="simple">1658167</text:a></text:p>
          </table:table-cell>
          <table:table-cell office:value-type="string" calcext:value-type="string">
            <text:p>2017-04-03 11:39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28" calcext:value-type="float">
            <text:p>8.828</text:p>
          </table:table-cell>
          <table:table-cell office:value-type="float" office:value="0" calcext:value-type="float">
            <text:p>0</text:p>
          </table:table-cell>
          <table:table-cell table:formula="of:=[.B442]-[.B443]" office:value-type="time" office:time-value="PT00H00M37.999999453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d311351b421f32a584b9a95ffd04202311b09b79d758d3ef04ed78a1b2c3c7" xlink:type="simple">1658166</text:a></text:p>
          </table:table-cell>
          <table:table-cell office:value-type="string" calcext:value-type="string">
            <text:p>2017-04-03 11:38:52</text:p>
          </table:table-cell>
          <table:table-cell office:value-type="float" office:value="6" calcext:value-type="float">
            <text:p>6</text:p>
          </table:table-cell>
          <table:table-cell office:value-type="float" office:value="762.32369875" calcext:value-type="float">
            <text:p>762.32369875</text:p>
          </table:table-cell>
          <table:table-cell office:value-type="float" office:value="8.681" calcext:value-type="float">
            <text:p>8.681</text:p>
          </table:table-cell>
          <table:table-cell office:value-type="float" office:value="180.04" calcext:value-type="float">
            <text:p>180.04</text:p>
          </table:table-cell>
          <table:table-cell table:formula="of:=[.B443]-[.B444]" office:value-type="time" office:time-value="PT00H04M35.000000163S" calcext:value-type="time">
            <text:p>04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2c70a30b5e3f7e2778a424d63c281b934df37ed77f8941d792f247d0f03f07f" xlink:type="simple">1658165</text:a></text:p>
          </table:table-cell>
          <table:table-cell office:value-type="string" calcext:value-type="string">
            <text:p>2017-04-03 11:34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47" calcext:value-type="float">
            <text:p>8.247</text:p>
          </table:table-cell>
          <table:table-cell office:value-type="float" office:value="0" calcext:value-type="float">
            <text:p>0</text:p>
          </table:table-cell>
          <table:table-cell table:formula="of:=[.B444]-[.B445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a285fce868aa59f1493cd80496e31cfac2ee03eda6154d40f7e603fc2e79182" xlink:type="simple">1658164</text:a></text:p>
          </table:table-cell>
          <table:table-cell office:value-type="string" calcext:value-type="string">
            <text:p>2017-04-03 11:33:54</text:p>
          </table:table-cell>
          <table:table-cell office:value-type="float" office:value="2" calcext:value-type="float">
            <text:p>2</text:p>
          </table:table-cell>
          <table:table-cell office:value-type="float" office:value="80.11408912" calcext:value-type="float">
            <text:p>80.11408912</text:p>
          </table:table-cell>
          <table:table-cell office:value-type="float" office:value="7.972" calcext:value-type="float">
            <text:p>7.972</text:p>
          </table:table-cell>
          <table:table-cell office:value-type="float" office:value="0.02" calcext:value-type="float">
            <text:p>0.02</text:p>
          </table:table-cell>
          <table:table-cell table:formula="of:=[.B445]-[.B446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1832a0bfe9997b23670e54594f70f1d497832b86a0f7016dec1255f99fa1c71" xlink:type="simple">1658163</text:a></text:p>
          </table:table-cell>
          <table:table-cell office:value-type="string" calcext:value-type="string">
            <text:p>2017-04-03 11:33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06" calcext:value-type="float">
            <text:p>7.706</text:p>
          </table:table-cell>
          <table:table-cell office:value-type="float" office:value="0" calcext:value-type="float">
            <text:p>0</text:p>
          </table:table-cell>
          <table:table-cell table:formula="of:=[.B446]-[.B447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ed3fae7866deb7562f39aac44723f252a24e01395143adecc0ec7d118cfd440" xlink:type="simple">1658162</text:a></text:p>
          </table:table-cell>
          <table:table-cell office:value-type="string" calcext:value-type="string">
            <text:p>2017-04-03 11:33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49" calcext:value-type="float">
            <text:p>7.449</text:p>
          </table:table-cell>
          <table:table-cell office:value-type="float" office:value="0" calcext:value-type="float">
            <text:p>0</text:p>
          </table:table-cell>
          <table:table-cell table:formula="of:=[.B447]-[.B448]" office:value-type="time" office:time-value="PT00H01M32.000000132S" calcext:value-type="time">
            <text:p>01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73d27d2549644501ac3d3bce70cd3dd59ae4656c61bf8f9eeae5cb1d2de2c90" xlink:type="simple">1658161</text:a></text:p>
          </table:table-cell>
          <table:table-cell office:value-type="string" calcext:value-type="string">
            <text:p>2017-04-03 11:31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01" calcext:value-type="float">
            <text:p>7.201</text:p>
          </table:table-cell>
          <table:table-cell office:value-type="float" office:value="0" calcext:value-type="float">
            <text:p>0</text:p>
          </table:table-cell>
          <table:table-cell table:formula="of:=[.B448]-[.B449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72e4aca21220563c1aa07a25cd91b29fb157d21f8a2c3a7cc432dcd8ee4d5e" xlink:type="simple">1658160</text:a></text:p>
          </table:table-cell>
          <table:table-cell office:value-type="string" calcext:value-type="string">
            <text:p>2017-04-03 11:31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61" calcext:value-type="float">
            <text:p>6.961</text:p>
          </table:table-cell>
          <table:table-cell office:value-type="float" office:value="0" calcext:value-type="float">
            <text:p>0</text:p>
          </table:table-cell>
          <table:table-cell table:formula="of:=[.B449]-[.B450]" office:value-type="time" office:time-value="PT00H01M11.999999858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ac2a21f92a6595a78185d0b23a946faab341c313bafe3bedb269cf3eec0034" xlink:type="simple">1658159</text:a></text:p>
          </table:table-cell>
          <table:table-cell office:value-type="string" calcext:value-type="string">
            <text:p>2017-04-03 11:30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29" calcext:value-type="float">
            <text:p>6.729</text:p>
          </table:table-cell>
          <table:table-cell office:value-type="float" office:value="0" calcext:value-type="float">
            <text:p>0</text:p>
          </table:table-cell>
          <table:table-cell table:formula="of:=[.B450]-[.B451]" office:value-type="time" office:time-value="PT00H00M40.000000549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306402ba9d0d35de6db678639b30ad05326dd0577fe2fa167691bce7e3cf4d8" xlink:type="simple">1658158</text:a></text:p>
          </table:table-cell>
          <table:table-cell office:value-type="string" calcext:value-type="string">
            <text:p>2017-04-03 11:29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05" calcext:value-type="float">
            <text:p>6.505</text:p>
          </table:table-cell>
          <table:table-cell office:value-type="float" office:value="0" calcext:value-type="float">
            <text:p>0</text:p>
          </table:table-cell>
          <table:table-cell table:formula="of:=[.B451]-[.B452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8d4772415c6a79d3b63c5096928ef9673619c0821786d7063b2facf0b3f4dcd" xlink:type="simple">1658157</text:a></text:p>
          </table:table-cell>
          <table:table-cell office:value-type="string" calcext:value-type="string">
            <text:p>2017-04-03 11:29:10</text:p>
          </table:table-cell>
          <table:table-cell office:value-type="float" office:value="2" calcext:value-type="float">
            <text:p>2</text:p>
          </table:table-cell>
          <table:table-cell office:value-type="float" office:value="91.28319042" calcext:value-type="float">
            <text:p>91.28319042</text:p>
          </table:table-cell>
          <table:table-cell office:value-type="float" office:value="6.396" calcext:value-type="float">
            <text:p>6.396</text:p>
          </table:table-cell>
          <table:table-cell office:value-type="float" office:value="0.04" calcext:value-type="float">
            <text:p>0.04</text:p>
          </table:table-cell>
          <table:table-cell table:formula="of:=[.B452]-[.B453]" office:value-type="time" office:time-value="PT00H00M31.000000332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10b1edaa8de3b99da49734fa43ca565f2fd8492550185277d7bc630c9d904c4" xlink:type="simple">1658156</text:a></text:p>
          </table:table-cell>
          <table:table-cell office:value-type="string" calcext:value-type="string">
            <text:p>2017-04-03 11:28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" calcext:value-type="float">
            <text:p>6.29</text:p>
          </table:table-cell>
          <table:table-cell office:value-type="float" office:value="0" calcext:value-type="float">
            <text:p>0</text:p>
          </table:table-cell>
          <table:table-cell table:formula="of:=[.B453]-[.B454]" office:value-type="time" office:time-value="PT00H00M29.999999469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ea628599d7365f1fde5950061fe4c201702c13db9e4ac2e60be9fe250440b0" xlink:type="simple">1658155</text:a></text:p>
          </table:table-cell>
          <table:table-cell office:value-type="string" calcext:value-type="string">
            <text:p>2017-04-03 11:28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" calcext:value-type="float">
            <text:p>6.29</text:p>
          </table:table-cell>
          <table:table-cell office:value-type="float" office:value="0" calcext:value-type="float">
            <text:p>0</text:p>
          </table:table-cell>
          <table:table-cell table:formula="of:=[.B454]-[.B455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c019262436d4974e1ce9063b416d5960ff36dfbc39e867a8f609c453c2a6b0" xlink:type="simple">1658154</text:a></text:p>
          </table:table-cell>
          <table:table-cell office:value-type="string" calcext:value-type="string">
            <text:p>2017-04-03 11:27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" calcext:value-type="float">
            <text:p>6.29</text:p>
          </table:table-cell>
          <table:table-cell office:value-type="float" office:value="0" calcext:value-type="float">
            <text:p>0</text:p>
          </table:table-cell>
          <table:table-cell table:formula="of:=[.B455]-[.B456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7ccfe3f8ef91673eb967a3dba5f1069f8561efb37cd1238e0ddea1b7a0c545a" xlink:type="simple">1658153</text:a></text:p>
          </table:table-cell>
          <table:table-cell office:value-type="string" calcext:value-type="string">
            <text:p>2017-04-03 11:27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94" calcext:value-type="float">
            <text:p>6.394</text:p>
          </table:table-cell>
          <table:table-cell office:value-type="float" office:value="0" calcext:value-type="float">
            <text:p>0</text:p>
          </table:table-cell>
          <table:table-cell table:formula="of:=[.B456]-[.B457]" office:value-type="time" office:time-value="PT00H00M13.999999501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407f210b126d413e00e902f53978fa22bd7afe788e5e0ca9838a7fa1a3b35c" xlink:type="simple">1658152</text:a></text:p>
          </table:table-cell>
          <table:table-cell office:value-type="string" calcext:value-type="string">
            <text:p>2017-04-03 11:27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01" calcext:value-type="float">
            <text:p>6.501</text:p>
          </table:table-cell>
          <table:table-cell office:value-type="float" office:value="0" calcext:value-type="float">
            <text:p>0</text:p>
          </table:table-cell>
          <table:table-cell table:formula="of:=[.B457]-[.B458]" office:value-type="time" office:time-value="PT00H00M13.000000524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723ac7e13829b8236fa0ea81348aa6435378bac7592a91a5d4db80935318be" xlink:type="simple">1658151</text:a></text:p>
          </table:table-cell>
          <table:table-cell office:value-type="string" calcext:value-type="string">
            <text:p>2017-04-03 11:27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58]-[.B459]" office:value-type="time" office:time-value="PT00H02M07.999999747S" calcext:value-type="time">
            <text:p>02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d7293d6320b5bdccfe3b748bd155832f92b097908cdd471ac7f16270828514d" xlink:type="simple">1658150</text:a></text:p>
          </table:table-cell>
          <table:table-cell office:value-type="string" calcext:value-type="string">
            <text:p>2017-04-03 11:25:05</text:p>
          </table:table-cell>
          <table:table-cell office:value-type="float" office:value="3" calcext:value-type="float">
            <text:p>3</text:p>
          </table:table-cell>
          <table:table-cell office:value-type="float" office:value="131.44180951" calcext:value-type="float">
            <text:p>131.44180951</text:p>
          </table:table-cell>
          <table:table-cell office:value-type="float" office:value="6.609" calcext:value-type="float">
            <text:p>6.609</text:p>
          </table:table-cell>
          <table:table-cell office:value-type="float" office:value="0.36" calcext:value-type="float">
            <text:p>0.36</text:p>
          </table:table-cell>
          <table:table-cell table:formula="of:=[.B459]-[.B460]" office:value-type="time" office:time-value="PT00H00M57.000000123S" calcext:value-type="time">
            <text:p>00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0f88b86927efeaab569b24dd03678313d351b0e5bdc0aa36ad99f93aa0862dc" xlink:type="simple">1658149</text:a></text:p>
          </table:table-cell>
          <table:table-cell office:value-type="string" calcext:value-type="string">
            <text:p>2017-04-03 11:24:08</text:p>
          </table:table-cell>
          <table:table-cell office:value-type="float" office:value="2" calcext:value-type="float">
            <text:p>2</text:p>
          </table:table-cell>
          <table:table-cell office:value-type="float" office:value="107.0830894" calcext:value-type="float">
            <text:p>107.0830894</text:p>
          </table:table-cell>
          <table:table-cell office:value-type="float" office:value="6.609" calcext:value-type="float">
            <text:p>6.609</text:p>
          </table:table-cell>
          <table:table-cell office:value-type="float" office:value="0.52" calcext:value-type="float">
            <text:p>0.52</text:p>
          </table:table-cell>
          <table:table-cell table:formula="of:=[.B460]-[.B461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7f4934427e5325beca27c58a3168a298f16173cb21a53d654aca528e5a33a93" xlink:type="simple">1658148</text:a></text:p>
          </table:table-cell>
          <table:table-cell office:value-type="string" calcext:value-type="string">
            <text:p>2017-04-03 11:23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1]-[.B462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ccaab338ce7ccc9507f85b494b431d06ee4bdfc0527bc2b94f1637e0477d494" xlink:type="simple">1658147</text:a></text:p>
          </table:table-cell>
          <table:table-cell office:value-type="string" calcext:value-type="string">
            <text:p>2017-04-03 11:23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2]-[.B463]" office:value-type="time" office:time-value="PT00H02M17.99999957S" calcext:value-type="time">
            <text:p>02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66b871eeb9d781b8345cefc7d2bedecfa26185ec72ce79f8ae8074a98471975" xlink:type="simple">1658146</text:a></text:p>
          </table:table-cell>
          <table:table-cell office:value-type="string" calcext:value-type="string">
            <text:p>2017-04-03 11:21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3]-[.B464]" office:value-type="time" office:time-value="PT00H00M15.000000363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0d9c201d6360d344864d0934170b205848e919e8c6483db14404036f7fbbe93" xlink:type="simple">1658145</text:a></text:p>
          </table:table-cell>
          <table:table-cell office:value-type="string" calcext:value-type="string">
            <text:p>2017-04-03 11:20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4]-[.B465]" office:value-type="time" office:time-value="PT00H00M59.999999567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753c16e956c35e45b5e16cfa9a202c88c82c1aa5b710e9f3cb3eacd3aa6454a" xlink:type="simple">1658144</text:a></text:p>
          </table:table-cell>
          <table:table-cell office:value-type="string" calcext:value-type="string">
            <text:p>2017-04-03 11:19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5]-[.B466]" office:value-type="time" office:time-value="PT00H01M27.000000221S" calcext:value-type="time">
            <text:p>01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84e778c2898c42fc0217a43b03fb0be14639f7ce3fdf7b12ba1bd8596c3cc35" xlink:type="simple">1658143</text:a></text:p>
          </table:table-cell>
          <table:table-cell office:value-type="string" calcext:value-type="string">
            <text:p>2017-04-03 11:18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6]-[.B467]" office:value-type="time" office:time-value="PT00H02M34.000000167S" calcext:value-type="time">
            <text:p>02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763011582d46fa813febb68380ebb7c1966d4a651474943f3f266e0463050b" xlink:type="simple">1658142</text:a></text:p>
          </table:table-cell>
          <table:table-cell office:value-type="string" calcext:value-type="string">
            <text:p>2017-04-03 11:15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7]-[.B468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2171041dc833f94758991864cad2ec4934a8d5da5fd45e230c2bfbb8b0e60b" xlink:type="simple">1658141</text:a></text:p>
          </table:table-cell>
          <table:table-cell office:value-type="string" calcext:value-type="string">
            <text:p>2017-04-03 11:15:14</text:p>
          </table:table-cell>
          <table:table-cell office:value-type="float" office:value="4" calcext:value-type="float">
            <text:p>4</text:p>
          </table:table-cell>
          <table:table-cell office:value-type="float" office:value="708.4058471" calcext:value-type="float">
            <text:p>708.4058471</text:p>
          </table:table-cell>
          <table:table-cell office:value-type="float" office:value="6.609" calcext:value-type="float">
            <text:p>6.609</text:p>
          </table:table-cell>
          <table:table-cell office:value-type="float" office:value="243.21" calcext:value-type="float">
            <text:p>243.21</text:p>
          </table:table-cell>
          <table:table-cell table:formula="of:=[.B468]-[.B469]" office:value-type="time" office:time-value="PT00H01M41.999999955S" calcext:value-type="time">
            <text:p>01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a91890a9d2aad9b753ffc19c9a31e0fe48a1739793332376447a43e9f6bbdf" xlink:type="simple">1658140</text:a></text:p>
          </table:table-cell>
          <table:table-cell office:value-type="string" calcext:value-type="string">
            <text:p>2017-04-03 11:13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9]-[.B470]" office:value-type="time" office:time-value="PT00H02M18.000000198S" calcext:value-type="time">
            <text:p>02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1afe60101a4590924f501e8067954f8d72de606aa6ef610dd438b72bfee893" xlink:type="simple">1658139</text:a></text:p>
          </table:table-cell>
          <table:table-cell office:value-type="string" calcext:value-type="string">
            <text:p>2017-04-03 11:11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19" calcext:value-type="float">
            <text:p>6.719</text:p>
          </table:table-cell>
          <table:table-cell office:value-type="float" office:value="0" calcext:value-type="float">
            <text:p>0</text:p>
          </table:table-cell>
          <table:table-cell table:formula="of:=[.B470]-[.B471]" office:value-type="time" office:time-value="PT00H01M19.999999842S" calcext:value-type="time">
            <text:p>01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2bb00d9a954237cea2c67261ec033b525722173456298f780b5ff38fd7f52f4" xlink:type="simple">1658138</text:a></text:p>
          </table:table-cell>
          <table:table-cell office:value-type="string" calcext:value-type="string">
            <text:p>2017-04-03 11:09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19" calcext:value-type="float">
            <text:p>6.719</text:p>
          </table:table-cell>
          <table:table-cell office:value-type="float" office:value="0" calcext:value-type="float">
            <text:p>0</text:p>
          </table:table-cell>
          <table:table-cell table:formula="of:=[.B471]-[.B472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e4119cea13e7d6d5270b0c7f34f9efebad21e3f6ec0a3e89966d35e1613adf" xlink:type="simple">1658137</text:a></text:p>
          </table:table-cell>
          <table:table-cell office:value-type="string" calcext:value-type="string">
            <text:p>2017-04-03 11:09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43" calcext:value-type="float">
            <text:p>6.943</text:p>
          </table:table-cell>
          <table:table-cell office:value-type="float" office:value="0" calcext:value-type="float">
            <text:p>0</text:p>
          </table:table-cell>
          <table:table-cell table:formula="of:=[.B472]-[.B473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66fbe1fb9068bf2009e9c3837de694fe1b203d4701c43df8b635d56f5a4e9a" xlink:type="simple">1658136</text:a></text:p>
          </table:table-cell>
          <table:table-cell office:value-type="string" calcext:value-type="string">
            <text:p>2017-04-03 11:09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75" calcext:value-type="float">
            <text:p>7.175</text:p>
          </table:table-cell>
          <table:table-cell office:value-type="float" office:value="0" calcext:value-type="float">
            <text:p>0</text:p>
          </table:table-cell>
          <table:table-cell table:formula="of:=[.B473]-[.B474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e57fb6df4823cffde25559b5ee84660af5d2b86ca2164d214e57ce676e24e1" xlink:type="simple">1658135</text:a></text:p>
          </table:table-cell>
          <table:table-cell office:value-type="string" calcext:value-type="string">
            <text:p>2017-04-03 11:09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14" calcext:value-type="float">
            <text:p>7.414</text:p>
          </table:table-cell>
          <table:table-cell office:value-type="float" office:value="0" calcext:value-type="float">
            <text:p>0</text:p>
          </table:table-cell>
          <table:table-cell table:formula="of:=[.B474]-[.B475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b2e01d7b70d24db8e50f680fdf56f946f028cb0d9e93dc7e1129842e60411e" xlink:type="simple">1658134</text:a></text:p>
          </table:table-cell>
          <table:table-cell office:value-type="string" calcext:value-type="string">
            <text:p>2017-04-03 11:09:2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7.661" calcext:value-type="float">
            <text:p>7.661</text:p>
          </table:table-cell>
          <table:table-cell office:value-type="float" office:value="7.55" calcext:value-type="float">
            <text:p>7.55</text:p>
          </table:table-cell>
          <table:table-cell table:formula="of:=[.B475]-[.B476]" office:value-type="time" office:time-value="PT00H01M35.000000205S" calcext:value-type="time">
            <text:p>01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673a0791897997847344abe49c13cacab3e612ecae31956198b584acc2c5c84" xlink:type="simple">1658133</text:a></text:p>
          </table:table-cell>
          <table:table-cell office:value-type="string" calcext:value-type="string">
            <text:p>2017-04-03 11:07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17" calcext:value-type="float">
            <text:p>7.917</text:p>
          </table:table-cell>
          <table:table-cell office:value-type="float" office:value="0" calcext:value-type="float">
            <text:p>0</text:p>
          </table:table-cell>
          <table:table-cell table:formula="of:=[.B476]-[.B477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0c179bb853cd9116bf707760561ca334f1c1085ceea76cfb55da0f4b114b3f4" xlink:type="simple">1658132</text:a></text:p>
          </table:table-cell>
          <table:table-cell office:value-type="string" calcext:value-type="string">
            <text:p>2017-04-03 11:07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81" calcext:value-type="float">
            <text:p>8.181</text:p>
          </table:table-cell>
          <table:table-cell office:value-type="float" office:value="0" calcext:value-type="float">
            <text:p>0</text:p>
          </table:table-cell>
          <table:table-cell table:formula="of:=[.B477]-[.B478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45caa7e83d01f5c07d7383e4f006b93565b256ff76d1e681705ecd038b53063" xlink:type="simple">1658131</text:a></text:p>
          </table:table-cell>
          <table:table-cell office:value-type="string" calcext:value-type="string">
            <text:p>2017-04-03 11:06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9" calcext:value-type="float">
            <text:p>8.59</text:p>
          </table:table-cell>
          <table:table-cell office:value-type="float" office:value="0" calcext:value-type="float">
            <text:p>0</text:p>
          </table:table-cell>
          <table:table-cell table:formula="of:=[.B478]-[.B479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93c41ecb24ddae2ea34764ea46ce53835e0daaec77638a88cdbf0e06454877a" xlink:type="simple">1658130</text:a></text:p>
          </table:table-cell>
          <table:table-cell office:value-type="string" calcext:value-type="string">
            <text:p>2017-04-03 11:06:27</text:p>
          </table:table-cell>
          <table:table-cell office:value-type="float" office:value="4" calcext:value-type="float">
            <text:p>4</text:p>
          </table:table-cell>
          <table:table-cell office:value-type="float" office:value="859.80805414" calcext:value-type="float">
            <text:p>859.80805414</text:p>
          </table:table-cell>
          <table:table-cell office:value-type="float" office:value="9.019" calcext:value-type="float">
            <text:p>9.019</text:p>
          </table:table-cell>
          <table:table-cell office:value-type="float" office:value="148.49" calcext:value-type="float">
            <text:p>148.49</text:p>
          </table:table-cell>
          <table:table-cell table:formula="of:=[.B479]-[.B480]" office:value-type="time" office:time-value="PT00H01M28.000000454S" calcext:value-type="time">
            <text:p>01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7fe9eb468db1c3569aa65740b69382fd876936635deb2980ae91ca52dbb7236" xlink:type="simple">1658129</text:a></text:p>
          </table:table-cell>
          <table:table-cell office:value-type="string" calcext:value-type="string">
            <text:p>2017-04-03 11:04:59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9.47" calcext:value-type="float">
            <text:p>9.47</text:p>
          </table:table-cell>
          <table:table-cell office:value-type="float" office:value="356.52" calcext:value-type="float">
            <text:p>356.52</text:p>
          </table:table-cell>
          <table:table-cell table:formula="of:=[.B480]-[.B481]" office:value-type="time" office:time-value="PT00H01M28.999999431S" calcext:value-type="time">
            <text:p>01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8982449df550b459032e2165290e821f17256c7bced220ec2b24b17f2b21a6a" xlink:type="simple">1658128</text:a></text:p>
          </table:table-cell>
          <table:table-cell office:value-type="string" calcext:value-type="string">
            <text:p>2017-04-03 11:03:30</text:p>
          </table:table-cell>
          <table:table-cell office:value-type="float" office:value="4" calcext:value-type="float">
            <text:p>4</text:p>
          </table:table-cell>
          <table:table-cell office:value-type="float" office:value="762.42300659" calcext:value-type="float">
            <text:p>762.42300659</text:p>
          </table:table-cell>
          <table:table-cell office:value-type="float" office:value="9.944" calcext:value-type="float">
            <text:p>9.944</text:p>
          </table:table-cell>
          <table:table-cell office:value-type="float" office:value="226.42" calcext:value-type="float">
            <text:p>226.42</text:p>
          </table:table-cell>
          <table:table-cell table:formula="of:=[.B481]-[.B482]" office:value-type="time" office:time-value="PT00H03M13.000000482S" calcext:value-type="time">
            <text:p>03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11ba668354b4473f465865b32c9123bc09c925c97c7426b92b9f99816ff0938" xlink:type="simple">1658127</text:a></text:p>
          </table:table-cell>
          <table:table-cell office:value-type="string" calcext:value-type="string">
            <text:p>2017-04-03 11:00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275" calcext:value-type="float">
            <text:p>10.275</text:p>
          </table:table-cell>
          <table:table-cell office:value-type="float" office:value="0" calcext:value-type="float">
            <text:p>0</text:p>
          </table:table-cell>
          <table:table-cell table:formula="of:=[.B482]-[.B483]" office:value-type="time" office:time-value="PT00H01M02.99999964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cdc900818413583b496ea13f61190663083de3155226c718a1d281c18e5331" xlink:type="simple">1658126</text:a></text:p>
          </table:table-cell>
          <table:table-cell office:value-type="string" calcext:value-type="string">
            <text:p>2017-04-03 10:59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446" calcext:value-type="float">
            <text:p>10.446</text:p>
          </table:table-cell>
          <table:table-cell office:value-type="float" office:value="0" calcext:value-type="float">
            <text:p>0</text:p>
          </table:table-cell>
          <table:table-cell table:formula="of:=[.B483]-[.B484]" office:value-type="time" office:time-value="PT00H02M43.99999999S" calcext:value-type="time">
            <text:p>02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39d8e4a9158f14b930ac355ad964583989530bcd58256f9c2b3c0589f0be52" xlink:type="simple">1658125</text:a></text:p>
          </table:table-cell>
          <table:table-cell office:value-type="string" calcext:value-type="string">
            <text:p>2017-04-03 10:56:30</text:p>
          </table:table-cell>
          <table:table-cell office:value-type="float" office:value="3" calcext:value-type="float">
            <text:p>3</text:p>
          </table:table-cell>
          <table:table-cell office:value-type="float" office:value="196.61705974" calcext:value-type="float">
            <text:p>196.61705974</text:p>
          </table:table-cell>
          <table:table-cell office:value-type="float" office:value="10.62" calcext:value-type="float">
            <text:p>10.62</text:p>
          </table:table-cell>
          <table:table-cell office:value-type="float" office:value="0.79" calcext:value-type="float">
            <text:p>0.79</text:p>
          </table:table-cell>
          <table:table-cell table:formula="of:=[.B484]-[.B485]" office:value-type="time" office:time-value="PT00H02M36.000000006S" calcext:value-type="time">
            <text:p>02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6e6cf0b3144609439afa38950c2111733f8d95d1033838a4cc591992719cd4" xlink:type="simple">1658124</text:a></text:p>
          </table:table-cell>
          <table:table-cell office:value-type="string" calcext:value-type="string">
            <text:p>2017-04-03 10:53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  <table:table-cell table:formula="of:=[.B485]-[.B486]" office:value-type="time" office:time-value="PT00H00M44.000000227S" calcext:value-type="time">
            <text:p>00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d620dbeea650ae64a7951d788c52ba465713893b0ed8064f144e831fdd3e3bf" xlink:type="simple">1658123</text:a></text:p>
          </table:table-cell>
          <table:table-cell office:value-type="string" calcext:value-type="string">
            <text:p>2017-04-03 10:53:10</text:p>
          </table:table-cell>
          <table:table-cell office:value-type="float" office:value="2" calcext:value-type="float">
            <text:p>2</text:p>
          </table:table-cell>
          <table:table-cell office:value-type="float" office:value="591.32979106" calcext:value-type="float">
            <text:p>591.32979106</text:p>
          </table:table-cell>
          <table:table-cell office:value-type="float" office:value="10.62" calcext:value-type="float">
            <text:p>10.62</text:p>
          </table:table-cell>
          <table:table-cell office:value-type="float" office:value="60.82" calcext:value-type="float">
            <text:p>60.82</text:p>
          </table:table-cell>
          <table:table-cell table:formula="of:=[.B486]-[.B487]" office:value-type="time" office:time-value="PT00H04M06.999999904S" calcext:value-type="time">
            <text:p>04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707556ecc635f95474d97e1fbc787513b26d564dd58103b1397be1ac1a15ca3" xlink:type="simple">1658122</text:a></text:p>
          </table:table-cell>
          <table:table-cell office:value-type="string" calcext:value-type="string">
            <text:p>2017-04-03 10:49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266" calcext:value-type="float">
            <text:p>10.266</text:p>
          </table:table-cell>
          <table:table-cell office:value-type="float" office:value="0" calcext:value-type="float">
            <text:p>0</text:p>
          </table:table-cell>
          <table:table-cell table:formula="of:=[.B487]-[.B488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4296a9705ed8a9d198cfb67bfb4a294145897b07c62b5dafaae9e285c8a971e" xlink:type="simple">1658121</text:a></text:p>
          </table:table-cell>
          <table:table-cell office:value-type="string" calcext:value-type="string">
            <text:p>2017-04-03 10:48:26</text:p>
          </table:table-cell>
          <table:table-cell office:value-type="float" office:value="2" calcext:value-type="float">
            <text:p>2</text:p>
          </table:table-cell>
          <table:table-cell office:value-type="float" office:value="596.34308827" calcext:value-type="float">
            <text:p>596.34308827</text:p>
          </table:table-cell>
          <table:table-cell office:value-type="float" office:value="10.095" calcext:value-type="float">
            <text:p>10.095</text:p>
          </table:table-cell>
          <table:table-cell office:value-type="float" office:value="1885.3" calcext:value-type="float">
            <text:p>1885.3</text:p>
          </table:table-cell>
          <table:table-cell table:formula="of:=[.B488]-[.B489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5c876dcd35f94a9b06c549cd5d0fea68d05888bda47aea2781b9113f4a9c18b" xlink:type="simple">1658120</text:a></text:p>
          </table:table-cell>
          <table:table-cell office:value-type="string" calcext:value-type="string">
            <text:p>2017-04-03 10:47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759" calcext:value-type="float">
            <text:p>9.759</text:p>
          </table:table-cell>
          <table:table-cell office:value-type="float" office:value="0" calcext:value-type="float">
            <text:p>0</text:p>
          </table:table-cell>
          <table:table-cell table:formula="of:=[.B489]-[.B490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0260ba875971c8a0607226e922e39c264d2f7400aab5b2a851054a29207dbf" xlink:type="simple">1658119</text:a></text:p>
          </table:table-cell>
          <table:table-cell office:value-type="string" calcext:value-type="string">
            <text:p>2017-04-03 10:47:31</text:p>
          </table:table-cell>
          <table:table-cell office:value-type="float" office:value="2" calcext:value-type="float">
            <text:p>2</text:p>
          </table:table-cell>
          <table:table-cell office:value-type="float" office:value="32248.91000629" calcext:value-type="float">
            <text:p>32248.91000629</text:p>
          </table:table-cell>
          <table:table-cell office:value-type="float" office:value="9.596" calcext:value-type="float">
            <text:p>9.596</text:p>
          </table:table-cell>
          <table:table-cell office:value-type="float" office:value="371436.3" calcext:value-type="float">
            <text:p>371436.3</text:p>
          </table:table-cell>
          <table:table-cell table:formula="of:=[.B490]-[.B491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ffb36a1171b5ce6388b35a14a70e1f7deac107bf5827517fbc35db7e33ad50" xlink:type="simple">1658118</text:a></text:p>
          </table:table-cell>
          <table:table-cell office:value-type="string" calcext:value-type="string">
            <text:p>2017-04-03 10:47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1]-[.B492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d5464f6836da9a0e77a4ee850ca3fa60cc7386043759cfec11d20b6044c600" xlink:type="simple">1658117</text:a></text:p>
          </table:table-cell>
          <table:table-cell office:value-type="string" calcext:value-type="string">
            <text:p>2017-04-03 10:46:43</text:p>
          </table:table-cell>
          <table:table-cell office:value-type="float" office:value="8" calcext:value-type="float">
            <text:p>8</text:p>
          </table:table-cell>
          <table:table-cell office:value-type="float" office:value="889.54739645" calcext:value-type="float">
            <text:p>889.54739645</text:p>
          </table:table-cell>
          <table:table-cell office:value-type="float" office:value="9.436" calcext:value-type="float">
            <text:p>9.436</text:p>
          </table:table-cell>
          <table:table-cell office:value-type="float" office:value="388.67" calcext:value-type="float">
            <text:p>388.67</text:p>
          </table:table-cell>
          <table:table-cell table:formula="of:=[.B492]-[.B493]" office:value-type="time" office:time-value="PT00H04M00.000000154S" calcext:value-type="time">
            <text:p>04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46a73a2369f55c85150bc6cfcb827017390b26aee6a1a9aabd059177afefa4" xlink:type="simple">1658116</text:a></text:p>
          </table:table-cell>
          <table:table-cell office:value-type="string" calcext:value-type="string">
            <text:p>2017-04-03 10:42:43</text:p>
          </table:table-cell>
          <table:table-cell office:value-type="float" office:value="2" calcext:value-type="float">
            <text:p>2</text:p>
          </table:table-cell>
          <table:table-cell office:value-type="float" office:value="240.09" calcext:value-type="float">
            <text:p>240.09</text:p>
          </table:table-cell>
          <table:table-cell office:value-type="float" office:value="9.436" calcext:value-type="float">
            <text:p>9.436</text:p>
          </table:table-cell>
          <table:table-cell office:value-type="float" office:value="13.35" calcext:value-type="float">
            <text:p>13.35</text:p>
          </table:table-cell>
          <table:table-cell table:formula="of:=[.B493]-[.B494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028b3b8883f34e53e75df358938bb4aa73716b5aaed6b51cb1ce62d04a9965b" xlink:type="simple">1658115</text:a></text:p>
          </table:table-cell>
          <table:table-cell office:value-type="string" calcext:value-type="string">
            <text:p>2017-04-03 10:42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4]-[.B495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06ff3d14b2852c72924365f03a5937ffa7c2705ae824da05ae17d00f8a641ca" xlink:type="simple">1658114</text:a></text:p>
          </table:table-cell>
          <table:table-cell office:value-type="string" calcext:value-type="string">
            <text:p>2017-04-03 10:41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5]-[.B496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a2f8ce91b8fa28422df5bf592a6f2245fb70218cf251abc7f0e8077648dcde4" xlink:type="simple">1658113</text:a></text:p>
          </table:table-cell>
          <table:table-cell office:value-type="string" calcext:value-type="string">
            <text:p>2017-04-03 10:40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6]-[.B497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8cb40ea1f153a2b515b7ad4d09d97e48c8da4fb6880bdf21e86d026b4fe93dd" xlink:type="simple">1658112</text:a></text:p>
          </table:table-cell>
          <table:table-cell office:value-type="string" calcext:value-type="string">
            <text:p>2017-04-03 10:40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7]-[.B498]" office:value-type="time" office:time-value="PT00H00M34.000000404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49e6f326066bc9a8e9b8c42cfebbd78700b24aa699ccd193cd9806799519d77" xlink:type="simple">1658111</text:a></text:p>
          </table:table-cell>
          <table:table-cell office:value-type="string" calcext:value-type="string">
            <text:p>2017-04-03 10:39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8]-[.B499]" office:value-type="time" office:time-value="PT00H01M07.999999551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cad157abc2c5f4972720d91574c7c8af33fa1308abe91e5ad2bbcc706b1014e" xlink:type="simple">1658110</text:a></text:p>
          </table:table-cell>
          <table:table-cell office:value-type="string" calcext:value-type="string">
            <text:p>2017-04-03 10:38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9]-[.B500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ba3ce1c41afb309f08d6b119b1928c0e5e319ee9a96600b9077061d018747d" xlink:type="simple">1658109</text:a></text:p>
          </table:table-cell>
          <table:table-cell office:value-type="string" calcext:value-type="string">
            <text:p>2017-04-03 10:38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500]-[.B501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43e656e966a0e221b1fffa76beaed27bb7aa63a481972b04211c2363ead6614" xlink:type="simple">1658108</text:a></text:p>
          </table:table-cell>
          <table:table-cell office:value-type="string" calcext:value-type="string">
            <text:p>2017-04-03 10:38:00</text:p>
          </table:table-cell>
          <table:table-cell office:value-type="float" office:value="2" calcext:value-type="float">
            <text:p>2</text:p>
          </table:table-cell>
          <table:table-cell office:value-type="float" office:value="110.20071906" calcext:value-type="float">
            <text:p>110.20071906</text:p>
          </table:table-cell>
          <table:table-cell office:value-type="float" office:value="9.436" calcext:value-type="float">
            <text:p>9.436</text:p>
          </table:table-cell>
          <table:table-cell office:value-type="float" office:value="0.29" calcext:value-type="float">
            <text:p>0.29</text:p>
          </table:table-cell>
          <table:table-cell table:formula="of:=[.B501]-[.B502]" office:value-type="time" office:time-value="PT00H00M16.000000597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b90853b9df32547739cf761b176c6ae448449c62a4a802a1f52422c39cd060b" xlink:type="simple">1658107</text:a></text:p>
          </table:table-cell>
          <table:table-cell office:value-type="string" calcext:value-type="string">
            <text:p>2017-04-03 10:37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502]-[.B503]" office:value-type="time" office:time-value="PT00H01M05.999999712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46d74148394b761e71169a414ffc2ad4de5a8bf6b5dd9e9d333f57d261b8ab5" xlink:type="simple">1658106</text:a></text:p>
          </table:table-cell>
          <table:table-cell office:value-type="string" calcext:value-type="string">
            <text:p>2017-04-03 10:3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503]-[.B504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dd19c7b2b857ba3d229017b2265a8b3149fb9f96d4b309e16892e7fbb4706d" xlink:type="simple">1658105</text:a></text:p>
          </table:table-cell>
          <table:table-cell office:value-type="string" calcext:value-type="string">
            <text:p>2017-04-03 10:35:57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9.436" calcext:value-type="float">
            <text:p>9.436</text:p>
          </table:table-cell>
          <table:table-cell office:value-type="float" office:value="172.78" calcext:value-type="float">
            <text:p>172.78</text:p>
          </table:table-cell>
          <table:table-cell table:formula="of:=[.B504]-[.B505]" office:value-type="time" office:time-value="PT00H02M23.00000011S" calcext:value-type="time">
            <text:p>02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177e4e3a5bfa8ff51d931b97b0cea6501ff22a55e82fc3afd1a4c8daa5d1f73" xlink:type="simple">1658104</text:a></text:p>
          </table:table-cell>
          <table:table-cell office:value-type="string" calcext:value-type="string">
            <text:p>2017-04-03 10:33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279" calcext:value-type="float">
            <text:p>9.279</text:p>
          </table:table-cell>
          <table:table-cell office:value-type="float" office:value="0" calcext:value-type="float">
            <text:p>0</text:p>
          </table:table-cell>
          <table:table-cell table:formula="of:=[.B505]-[.B506]" office:value-type="time" office:time-value="PT00H00M19.999999646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5ab09fac0eedece30c2211fdee03d3c8be9f1ef49889fbf2456485bd6cca81c" xlink:type="simple">1658103</text:a></text:p>
          </table:table-cell>
          <table:table-cell office:value-type="string" calcext:value-type="string">
            <text:p>2017-04-03 10:33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24" calcext:value-type="float">
            <text:p>9.124</text:p>
          </table:table-cell>
          <table:table-cell office:value-type="float" office:value="0" calcext:value-type="float">
            <text:p>0</text:p>
          </table:table-cell>
          <table:table-cell table:formula="of:=[.B506]-[.B507]" office:value-type="time" office:time-value="PT00H01M48.000000101S" calcext:value-type="time">
            <text:p>01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a2aed00669220bd4c840d93b478f16dee8363c38464f442447a0098ba9252b0" xlink:type="simple">1658102</text:a></text:p>
          </table:table-cell>
          <table:table-cell office:value-type="string" calcext:value-type="string">
            <text:p>2017-04-03 10:31:26</text:p>
          </table:table-cell>
          <table:table-cell office:value-type="float" office:value="3" calcext:value-type="float">
            <text:p>3</text:p>
          </table:table-cell>
          <table:table-cell office:value-type="float" office:value="18931.09" calcext:value-type="float">
            <text:p>18931.09</text:p>
          </table:table-cell>
          <table:table-cell office:value-type="float" office:value="8.972" calcext:value-type="float">
            <text:p>8.972</text:p>
          </table:table-cell>
          <table:table-cell office:value-type="float" office:value="17362.92" calcext:value-type="float">
            <text:p>17362.92</text:p>
          </table:table-cell>
          <table:table-cell table:formula="of:=[.B507]-[.B508]" office:value-type="time" office:time-value="PT00H04M03.000000226S" calcext:value-type="time">
            <text:p>04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33c072d4dac96cc06ef9b30c9a59ab99c63945c1fa6c6b41b5eb254249e6ec" xlink:type="simple">1658101</text:a></text:p>
          </table:table-cell>
          <table:table-cell office:value-type="string" calcext:value-type="string">
            <text:p>2017-04-03 10:27:23</text:p>
          </table:table-cell>
          <table:table-cell office:value-type="float" office:value="2" calcext:value-type="float">
            <text:p>2</text:p>
          </table:table-cell>
          <table:table-cell office:value-type="float" office:value="1022.151875" calcext:value-type="float">
            <text:p>1022.151875</text:p>
          </table:table-cell>
          <table:table-cell office:value-type="float" office:value="8.524" calcext:value-type="float">
            <text:p>8.524</text:p>
          </table:table-cell>
          <table:table-cell office:value-type="float" office:value="2764.89" calcext:value-type="float">
            <text:p>2764.89</text:p>
          </table:table-cell>
          <table:table-cell table:formula="of:=[.B508]-[.B509]" office:value-type="time" office:time-value="PT00H01M11.999999858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a20cbcd493430737d9bfeaec0efc693bb549f010b3ef6af36beeb9b81bd129" xlink:type="simple">1658100</text:a></text:p>
          </table:table-cell>
          <table:table-cell office:value-type="string" calcext:value-type="string">
            <text:p>2017-04-03 10:26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97" calcext:value-type="float">
            <text:p>8.097</text:p>
          </table:table-cell>
          <table:table-cell office:value-type="float" office:value="0" calcext:value-type="float">
            <text:p>0</text:p>
          </table:table-cell>
          <table:table-cell table:formula="of:=[.B509]-[.B510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8b89031dd21aaa9b86c1d73fbec7800ff0b79fb23cfab617a89f53d7a5d3af" xlink:type="simple">1658099</text:a></text:p>
          </table:table-cell>
          <table:table-cell office:value-type="string" calcext:value-type="string">
            <text:p>2017-04-03 10:25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92" calcext:value-type="float">
            <text:p>7.692</text:p>
          </table:table-cell>
          <table:table-cell office:value-type="float" office:value="0" calcext:value-type="float">
            <text:p>0</text:p>
          </table:table-cell>
          <table:table-cell table:formula="of:=[.B510]-[.B511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862b79ddcd5de9a9837894c864a49fd2243c2ae05c2fb25ed2e82299f9f05e" xlink:type="simple">1658098</text:a></text:p>
          </table:table-cell>
          <table:table-cell office:value-type="string" calcext:value-type="string">
            <text:p>2017-04-03 10:24:55</text:p>
          </table:table-cell>
          <table:table-cell office:value-type="float" office:value="5" calcext:value-type="float">
            <text:p>5</text:p>
          </table:table-cell>
          <table:table-cell office:value-type="float" office:value="612.34672561" calcext:value-type="float">
            <text:p>612.34672561</text:p>
          </table:table-cell>
          <table:table-cell office:value-type="float" office:value="7.308" calcext:value-type="float">
            <text:p>7.308</text:p>
          </table:table-cell>
          <table:table-cell office:value-type="float" office:value="141.33" calcext:value-type="float">
            <text:p>141.33</text:p>
          </table:table-cell>
          <table:table-cell table:formula="of:=[.B511]-[.B512]" office:value-type="time" office:time-value="PT00H00M48.99999951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809e01e300de6358a1cf198ef75668f0efa1036757aaa817e8c10dbf22022d3" xlink:type="simple">1658097</text:a></text:p>
          </table:table-cell>
          <table:table-cell office:value-type="string" calcext:value-type="string">
            <text:p>2017-04-03 10:24:06</text:p>
          </table:table-cell>
          <table:table-cell office:value-type="float" office:value="2" calcext:value-type="float">
            <text:p>2</text:p>
          </table:table-cell>
          <table:table-cell office:value-type="float" office:value="124.39402805" calcext:value-type="float">
            <text:p>124.39402805</text:p>
          </table:table-cell>
          <table:table-cell office:value-type="float" office:value="6.942" calcext:value-type="float">
            <text:p>6.942</text:p>
          </table:table-cell>
          <table:table-cell office:value-type="float" office:value="0.13" calcext:value-type="float">
            <text:p>0.13</text:p>
          </table:table-cell>
          <table:table-cell table:formula="of:=[.B512]-[.B513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92f4552bef992d5165c6798ef4b9fca1ed0db66f2c7115393daa27f66c4822a" xlink:type="simple">1658096</text:a></text:p>
          </table:table-cell>
          <table:table-cell office:value-type="string" calcext:value-type="string">
            <text:p>2017-04-03 10:23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95" calcext:value-type="float">
            <text:p>6.595</text:p>
          </table:table-cell>
          <table:table-cell office:value-type="float" office:value="0" calcext:value-type="float">
            <text:p>0</text:p>
          </table:table-cell>
          <table:table-cell table:formula="of:=[.B513]-[.B514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442733ef22c72159e4289951d5dc63f3641e5e63dc61fbd5ebd0ceb529d084" xlink:type="simple">1658095</text:a></text:p>
          </table:table-cell>
          <table:table-cell office:value-type="string" calcext:value-type="string">
            <text:p>2017-04-03 10:22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65" calcext:value-type="float">
            <text:p>6.265</text:p>
          </table:table-cell>
          <table:table-cell office:value-type="float" office:value="0" calcext:value-type="float">
            <text:p>0</text:p>
          </table:table-cell>
          <table:table-cell table:formula="of:=[.B514]-[.B515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1f140bc33179d5591b57749157c744cbbcf2381f0d69105e02576422ed1e5bf" xlink:type="simple">1658094</text:a></text:p>
          </table:table-cell>
          <table:table-cell office:value-type="string" calcext:value-type="string">
            <text:p>2017-04-03 10:22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61" calcext:value-type="float">
            <text:p>6.161</text:p>
          </table:table-cell>
          <table:table-cell office:value-type="float" office:value="0" calcext:value-type="float">
            <text:p>0</text:p>
          </table:table-cell>
          <table:table-cell table:formula="of:=[.B515]-[.B516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d6399b6b6f44011c8e73bfd4713a7a79bac8bc23763c7beee81c0efbe5bb571" xlink:type="simple">1658093</text:a></text:p>
          </table:table-cell>
          <table:table-cell office:value-type="string" calcext:value-type="string">
            <text:p>2017-04-03 10:21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6" calcext:value-type="float">
            <text:p>5.956</text:p>
          </table:table-cell>
          <table:table-cell office:value-type="float" office:value="0" calcext:value-type="float">
            <text:p>0</text:p>
          </table:table-cell>
          <table:table-cell table:formula="of:=[.B516]-[.B517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c97ac22b923056b64b5d567e385147d7bccfca363008bd9fe19ee0e8493f84" xlink:type="simple">1658092</text:a></text:p>
          </table:table-cell>
          <table:table-cell office:value-type="string" calcext:value-type="string">
            <text:p>2017-04-03 10:20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57" calcext:value-type="float">
            <text:p>5.757</text:p>
          </table:table-cell>
          <table:table-cell office:value-type="float" office:value="0" calcext:value-type="float">
            <text:p>0</text:p>
          </table:table-cell>
          <table:table-cell table:formula="of:=[.B517]-[.B518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7e8b2c7205e6fb8fbbc9ee66ccb1be7c28324812d987e754582981284b086a4" xlink:type="simple">1658091</text:a></text:p>
          </table:table-cell>
          <table:table-cell office:value-type="string" calcext:value-type="string">
            <text:p>2017-04-03 10:20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65" calcext:value-type="float">
            <text:p>5.565</text:p>
          </table:table-cell>
          <table:table-cell office:value-type="float" office:value="0" calcext:value-type="float">
            <text:p>0</text:p>
          </table:table-cell>
          <table:table-cell table:formula="of:=[.B518]-[.B519]" office:value-type="time" office:time-value="PT00H00M31.000000332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c9a8f51dfad4646a0876398debe315966228cc11c48c91aa0ea75a529b3b503" xlink:type="simple">1658090</text:a></text:p>
          </table:table-cell>
          <table:table-cell office:value-type="string" calcext:value-type="string">
            <text:p>2017-04-03 10:19:51</text:p>
          </table:table-cell>
          <table:table-cell office:value-type="float" office:value="2" calcext:value-type="float">
            <text:p>2</text:p>
          </table:table-cell>
          <table:table-cell office:value-type="float" office:value="133.32195403" calcext:value-type="float">
            <text:p>133.32195403</text:p>
          </table:table-cell>
          <table:table-cell office:value-type="float" office:value="5.38" calcext:value-type="float">
            <text:p>5.38</text:p>
          </table:table-cell>
          <table:table-cell office:value-type="float" office:value="0.14" calcext:value-type="float">
            <text:p>0.14</text:p>
          </table:table-cell>
          <table:table-cell table:formula="of:=[.B519]-[.B520]" office:value-type="time" office:time-value="PT00H00M21.999999485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e42fe0ae361cd21ddd96928acb1b63813e6d0a7729f95b29861d6ad88928f60" xlink:type="simple">1658089</text:a></text:p>
          </table:table-cell>
          <table:table-cell office:value-type="string" calcext:value-type="string">
            <text:p>2017-04-03 10:19:29</text:p>
          </table:table-cell>
          <table:table-cell office:value-type="float" office:value="3" calcext:value-type="float">
            <text:p>3</text:p>
          </table:table-cell>
          <table:table-cell office:value-type="float" office:value="211.72643183" calcext:value-type="float">
            <text:p>211.72643183</text:p>
          </table:table-cell>
          <table:table-cell office:value-type="float" office:value="5.29" calcext:value-type="float">
            <text:p>5.29</text:p>
          </table:table-cell>
          <table:table-cell office:value-type="float" office:value="571.45" calcext:value-type="float">
            <text:p>571.45</text:p>
          </table:table-cell>
          <table:table-cell table:formula="of:=[.B520]-[.B521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2a1e29b42a2269a008b565bd99c6ad478b5765003fbde1b6ddb0b1becfc395" xlink:type="simple">1658088</text:a></text:p>
          </table:table-cell>
          <table:table-cell office:value-type="string" calcext:value-type="string">
            <text:p>2017-04-03 10:18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02" calcext:value-type="float">
            <text:p>5.202</text:p>
          </table:table-cell>
          <table:table-cell office:value-type="float" office:value="0" calcext:value-type="float">
            <text:p>0</text:p>
          </table:table-cell>
          <table:table-cell table:formula="of:=[.B521]-[.B522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d10f3371916e8df623433947169b81c78e3a0018c4a75a4dd06ac0ea6f440d" xlink:type="simple">1658087</text:a></text:p>
          </table:table-cell>
          <table:table-cell office:value-type="string" calcext:value-type="string">
            <text:p>2017-04-03 10:18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02" calcext:value-type="float">
            <text:p>5.202</text:p>
          </table:table-cell>
          <table:table-cell office:value-type="float" office:value="0" calcext:value-type="float">
            <text:p>0</text:p>
          </table:table-cell>
          <table:table-cell table:formula="of:=[.B522]-[.B523]" office:value-type="time" office:time-value="PT00H00M07.000000379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54bce95b61108fe2b0979bce4399bfaa9408771c981b599ddbaa7bb79c4a58" xlink:type="simple">1658086</text:a></text:p>
          </table:table-cell>
          <table:table-cell office:value-type="string" calcext:value-type="string">
            <text:p>2017-04-03 10:18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02" calcext:value-type="float">
            <text:p>5.202</text:p>
          </table:table-cell>
          <table:table-cell office:value-type="float" office:value="0" calcext:value-type="float">
            <text:p>0</text:p>
          </table:table-cell>
          <table:table-cell table:formula="of:=[.B523]-[.B524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67de6470fef647aedab8478bbe8e7a3d98e98bfaf9adc8f54490921e01fe3b9" xlink:type="simple">1658085</text:a></text:p>
          </table:table-cell>
          <table:table-cell office:value-type="string" calcext:value-type="string">
            <text:p>2017-04-03 10:18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88" calcext:value-type="float">
            <text:p>5.288</text:p>
          </table:table-cell>
          <table:table-cell office:value-type="float" office:value="0" calcext:value-type="float">
            <text:p>0</text:p>
          </table:table-cell>
          <table:table-cell table:formula="of:=[.B524]-[.B525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0accdc64fb5bf45e443b38e04061741f98623649c656e599fc0e47811fe799a" xlink:type="simple">1658084</text:a></text:p>
          </table:table-cell>
          <table:table-cell office:value-type="string" calcext:value-type="string">
            <text:p>2017-04-03 10:18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77" calcext:value-type="float">
            <text:p>5.377</text:p>
          </table:table-cell>
          <table:table-cell office:value-type="float" office:value="0" calcext:value-type="float">
            <text:p>0</text:p>
          </table:table-cell>
          <table:table-cell table:formula="of:=[.B525]-[.B526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0da865445e7d7b96c49c35fdfca3074ee813500adefef2690e47286ba019d8" xlink:type="simple">1658083</text:a></text:p>
          </table:table-cell>
          <table:table-cell office:value-type="string" calcext:value-type="string">
            <text:p>2017-04-03 10:17:55</text:p>
          </table:table-cell>
          <table:table-cell office:value-type="float" office:value="2" calcext:value-type="float">
            <text:p>2</text:p>
          </table:table-cell>
          <table:table-cell office:value-type="float" office:value="240.02" calcext:value-type="float">
            <text:p>240.02</text:p>
          </table:table-cell>
          <table:table-cell office:value-type="float" office:value="5.466" calcext:value-type="float">
            <text:p>5.466</text:p>
          </table:table-cell>
          <table:table-cell office:value-type="float" office:value="15.34" calcext:value-type="float">
            <text:p>15.34</text:p>
          </table:table-cell>
          <table:table-cell table:formula="of:=[.B526]-[.B527]" office:value-type="time" office:time-value="PT00H01M17.000000398S" calcext:value-type="time">
            <text:p>01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4ed0ca0e8de550e119599b19acadacb4067f53bdba278b47d1cab6dc0d89d25" xlink:type="simple">1658082</text:a></text:p>
          </table:table-cell>
          <table:table-cell office:value-type="string" calcext:value-type="string">
            <text:p>2017-04-03 10:1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48" calcext:value-type="float">
            <text:p>5.648</text:p>
          </table:table-cell>
          <table:table-cell office:value-type="float" office:value="0" calcext:value-type="float">
            <text:p>0</text:p>
          </table:table-cell>
          <table:table-cell table:formula="of:=[.B527]-[.B528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5e7249cdfae18a5b65034cba1bc1e0c39cbba5c1df22c9ce55abd1f372c4e06" xlink:type="simple">1658081</text:a></text:p>
          </table:table-cell>
          <table:table-cell office:value-type="string" calcext:value-type="string">
            <text:p>2017-04-03 10:16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37" calcext:value-type="float">
            <text:p>5.837</text:p>
          </table:table-cell>
          <table:table-cell office:value-type="float" office:value="0" calcext:value-type="float">
            <text:p>0</text:p>
          </table:table-cell>
          <table:table-cell table:formula="of:=[.B528]-[.B529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ad7d20827668e06e60f83d8e4c49f8fd79a5b4f4e7279a15a2599d7c862e5df" xlink:type="simple">1658080</text:a></text:p>
          </table:table-cell>
          <table:table-cell office:value-type="string" calcext:value-type="string">
            <text:p>2017-04-03 10:16:00</text:p>
          </table:table-cell>
          <table:table-cell office:value-type="float" office:value="6" calcext:value-type="float">
            <text:p>6</text:p>
          </table:table-cell>
          <table:table-cell office:value-type="float" office:value="20255.22097099" calcext:value-type="float">
            <text:p>20255.22097099</text:p>
          </table:table-cell>
          <table:table-cell office:value-type="float" office:value="6.031" calcext:value-type="float">
            <text:p>6.031</text:p>
          </table:table-cell>
          <table:table-cell office:value-type="float" office:value="308798.65" calcext:value-type="float">
            <text:p>308798.65</text:p>
          </table:table-cell>
          <table:table-cell table:formula="of:=[.B529]-[.B530]" office:value-type="time" office:time-value="PT00H04M57.999999882S" calcext:value-type="time">
            <text:p>04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dda728cd451a2403594505dd047dc923f99316d3e3bb5787445ecef9b5aa9b" xlink:type="simple">1658079</text:a></text:p>
          </table:table-cell>
          <table:table-cell office:value-type="string" calcext:value-type="string">
            <text:p>2017-04-03 10:11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32" calcext:value-type="float">
            <text:p>6.132</text:p>
          </table:table-cell>
          <table:table-cell office:value-type="float" office:value="0" calcext:value-type="float">
            <text:p>0</text:p>
          </table:table-cell>
          <table:table-cell table:formula="of:=[.B530]-[.B531]" office:value-type="time" office:time-value="PT00H00M03.999999678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794977c2675a8ff7af2a08e0d1372dac08dfa9476a9979f96db408a0d82b55f" xlink:type="simple">1658078</text:a></text:p>
          </table:table-cell>
          <table:table-cell office:value-type="string" calcext:value-type="string">
            <text:p>2017-04-03 10:10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36" calcext:value-type="float">
            <text:p>6.336</text:p>
          </table:table-cell>
          <table:table-cell office:value-type="float" office:value="0" calcext:value-type="float">
            <text:p>0</text:p>
          </table:table-cell>
          <table:table-cell table:formula="of:=[.B531]-[.B532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1e96c22fca602f95c5f3804c4b2d1d11ea95c4ee97c3fbd64f1c06ca00960f" xlink:type="simple">1658077</text:a></text:p>
          </table:table-cell>
          <table:table-cell office:value-type="string" calcext:value-type="string">
            <text:p>2017-04-03 10:10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8" calcext:value-type="float">
            <text:p>6.548</text:p>
          </table:table-cell>
          <table:table-cell office:value-type="float" office:value="0" calcext:value-type="float">
            <text:p>0</text:p>
          </table:table-cell>
          <table:table-cell table:formula="of:=[.B532]-[.B533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d1f66f0949d84f474f33cb8226c479576c635519a3dcabd82269366bf3cdef5" xlink:type="simple">1658076</text:a></text:p>
          </table:table-cell>
          <table:table-cell office:value-type="string" calcext:value-type="string">
            <text:p>2017-04-03 10:09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66" calcext:value-type="float">
            <text:p>6.766</text:p>
          </table:table-cell>
          <table:table-cell office:value-type="float" office:value="0" calcext:value-type="float">
            <text:p>0</text:p>
          </table:table-cell>
          <table:table-cell table:formula="of:=[.B533]-[.B534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4491ad620e29bbce41b0b658b23e2c144f5506b36ea662a3731ca5fb5df35ba" xlink:type="simple">1658075</text:a></text:p>
          </table:table-cell>
          <table:table-cell office:value-type="string" calcext:value-type="string">
            <text:p>2017-04-03 10:09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91" calcext:value-type="float">
            <text:p>6.991</text:p>
          </table:table-cell>
          <table:table-cell office:value-type="float" office:value="0" calcext:value-type="float">
            <text:p>0</text:p>
          </table:table-cell>
          <table:table-cell table:formula="of:=[.B534]-[.B535]" office:value-type="time" office:time-value="PT00H01M00.000000196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57e78349bd23166a3032824aa9fccd12931c28684bff04c5e4139155b6ec4a9" xlink:type="simple">1658074</text:a></text:p>
          </table:table-cell>
          <table:table-cell office:value-type="string" calcext:value-type="string">
            <text:p>2017-04-03 10:08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8" calcext:value-type="float">
            <text:p>7.108</text:p>
          </table:table-cell>
          <table:table-cell office:value-type="float" office:value="0" calcext:value-type="float">
            <text:p>0</text:p>
          </table:table-cell>
          <table:table-cell table:formula="of:=[.B535]-[.B536]" office:value-type="time" office:time-value="PT00H00M16.999999573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99d895d6b9e7006ea2233ec6911bc7267b41ab3e4ecb48abccc3a505ef5d2d" xlink:type="simple">1658073</text:a></text:p>
          </table:table-cell>
          <table:table-cell office:value-type="string" calcext:value-type="string">
            <text:p>2017-04-03 10:08:03</text:p>
          </table:table-cell>
          <table:table-cell office:value-type="float" office:value="5" calcext:value-type="float">
            <text:p>5</text:p>
          </table:table-cell>
          <table:table-cell office:value-type="float" office:value="2813.83952417" calcext:value-type="float">
            <text:p>2813.83952417</text:p>
          </table:table-cell>
          <table:table-cell office:value-type="float" office:value="7.345" calcext:value-type="float">
            <text:p>7.345</text:p>
          </table:table-cell>
          <table:table-cell office:value-type="float" office:value="229.28" calcext:value-type="float">
            <text:p>229.28</text:p>
          </table:table-cell>
          <table:table-cell table:formula="of:=[.B536]-[.B537]" office:value-type="time" office:time-value="PT00H05M18.000000156S" calcext:value-type="time">
            <text:p>05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9bcf758be957c9622a6f94937c320d15901b728a0da355c0aa7d2aa2b80552" xlink:type="simple">1658072</text:a></text:p>
          </table:table-cell>
          <table:table-cell office:value-type="string" calcext:value-type="string">
            <text:p>2017-04-03 10:02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5" calcext:value-type="float">
            <text:p>7.345</text:p>
          </table:table-cell>
          <table:table-cell office:value-type="float" office:value="0" calcext:value-type="float">
            <text:p>0</text:p>
          </table:table-cell>
          <table:table-cell table:formula="of:=[.B537]-[.B538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a7cf4af3b345a102ed62d2e13b4c970206feaefff90347817e737f70d3334b9" xlink:type="simple">1658071</text:a></text:p>
          </table:table-cell>
          <table:table-cell office:value-type="string" calcext:value-type="string">
            <text:p>2017-04-03 10:02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5" calcext:value-type="float">
            <text:p>7.345</text:p>
          </table:table-cell>
          <table:table-cell office:value-type="float" office:value="0" calcext:value-type="float">
            <text:p>0</text:p>
          </table:table-cell>
          <table:table-cell table:formula="of:=[.B538]-[.B539]" office:value-type="time" office:time-value="PT00H01M00.000000196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364e1d44de4f35787ba2d5c4fb70996aae825a2228d26e48aa76df1c8fbfba" xlink:type="simple">1658070</text:a></text:p>
          </table:table-cell>
          <table:table-cell office:value-type="string" calcext:value-type="string">
            <text:p>2017-04-03 10:01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5" calcext:value-type="float">
            <text:p>7.345</text:p>
          </table:table-cell>
          <table:table-cell office:value-type="float" office:value="0" calcext:value-type="float">
            <text:p>0</text:p>
          </table:table-cell>
          <table:table-cell table:formula="of:=[.B539]-[.B540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8a4e7e55e681949e557bb15eddcbfe2291678f549071000054376ad4343e591" xlink:type="simple">1658069</text:a></text:p>
          </table:table-cell>
          <table:table-cell office:value-type="string" calcext:value-type="string">
            <text:p>2017-04-03 10:00:15</text:p>
          </table:table-cell>
          <table:table-cell office:value-type="float" office:value="2" calcext:value-type="float">
            <text:p>2</text:p>
          </table:table-cell>
          <table:table-cell office:value-type="float" office:value="160.01" calcext:value-type="float">
            <text:p>160.01</text:p>
          </table:table-cell>
          <table:table-cell office:value-type="float" office:value="7.345" calcext:value-type="float">
            <text:p>7.345</text:p>
          </table:table-cell>
          <table:table-cell office:value-type="float" office:value="7.36" calcext:value-type="float">
            <text:p>7.36</text:p>
          </table:table-cell>
          <table:table-cell table:formula="of:=[.B540]-[.B541]" office:value-type="time" office:time-value="PT00H01M08.00000018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f81ce6db5a04731536a4a441557e9e65e87f7440e12cf0c9ff6735238f6244" xlink:type="simple">1658068</text:a></text:p>
          </table:table-cell>
          <table:table-cell office:value-type="string" calcext:value-type="string">
            <text:p>2017-04-03 09:59:07</text:p>
          </table:table-cell>
          <table:table-cell office:value-type="float" office:value="2" calcext:value-type="float">
            <text:p>2</text:p>
          </table:table-cell>
          <table:table-cell office:value-type="float" office:value="640.0001" calcext:value-type="float">
            <text:p>640.0001</text:p>
          </table:table-cell>
          <table:table-cell office:value-type="float" office:value="7.345" calcext:value-type="float">
            <text:p>7.345</text:p>
          </table:table-cell>
          <table:table-cell office:value-type="float" office:value="78.33" calcext:value-type="float">
            <text:p>78.33</text:p>
          </table:table-cell>
          <table:table-cell table:formula="of:=[.B541]-[.B542]" office:value-type="time" office:time-value="PT00H02M02.00000023S" calcext:value-type="time">
            <text:p>02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3c0d7f75ce4eefea6a2bf5da04056cb0b2316c53452241443dd123abd41c7b" xlink:type="simple">1658067</text:a></text:p>
          </table:table-cell>
          <table:table-cell office:value-type="string" calcext:value-type="string">
            <text:p>2017-04-03 09:57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2" calcext:value-type="float">
            <text:p>7.222</text:p>
          </table:table-cell>
          <table:table-cell office:value-type="float" office:value="0" calcext:value-type="float">
            <text:p>0</text:p>
          </table:table-cell>
          <table:table-cell table:formula="of:=[.B542]-[.B543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62193e7e1d9fdc5b8bc0e0b63e78d5f319452ff4dd317dc784750795fb0380d" xlink:type="simple">1658066</text:a></text:p>
          </table:table-cell>
          <table:table-cell office:value-type="string" calcext:value-type="string">
            <text:p>2017-04-03 09:56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2" calcext:value-type="float">
            <text:p>7.102</text:p>
          </table:table-cell>
          <table:table-cell office:value-type="float" office:value="0" calcext:value-type="float">
            <text:p>0</text:p>
          </table:table-cell>
          <table:table-cell table:formula="of:=[.B543]-[.B544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0b8424390eaccfde523834d16b99c46f394690947550f8246913758c72bcb6b" xlink:type="simple">1658065</text:a></text:p>
          </table:table-cell>
          <table:table-cell office:value-type="string" calcext:value-type="string">
            <text:p>2017-04-03 09:56:30</text:p>
          </table:table-cell>
          <table:table-cell office:value-type="float" office:value="3" calcext:value-type="float">
            <text:p>3</text:p>
          </table:table-cell>
          <table:table-cell office:value-type="float" office:value="320.01" calcext:value-type="float">
            <text:p>320.01</text:p>
          </table:table-cell>
          <table:table-cell office:value-type="float" office:value="6.984" calcext:value-type="float">
            <text:p>6.984</text:p>
          </table:table-cell>
          <table:table-cell office:value-type="float" office:value="68.35" calcext:value-type="float">
            <text:p>68.35</text:p>
          </table:table-cell>
          <table:table-cell table:formula="of:=[.B544]-[.B545]" office:value-type="time" office:time-value="PT00H03M40.999999484S" calcext:value-type="time">
            <text:p>03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ec5b3378358eaa1f4153dee45117c5a8c93dede1a639050e049d3b558072904" xlink:type="simple">1658064</text:a></text:p>
          </table:table-cell>
          <table:table-cell office:value-type="string" calcext:value-type="string">
            <text:p>2017-04-03 09:52:49</text:p>
          </table:table-cell>
          <table:table-cell office:value-type="float" office:value="3" calcext:value-type="float">
            <text:p>3</text:p>
          </table:table-cell>
          <table:table-cell office:value-type="float" office:value="500.65108319" calcext:value-type="float">
            <text:p>500.65108319</text:p>
          </table:table-cell>
          <table:table-cell office:value-type="float" office:value="6.751" calcext:value-type="float">
            <text:p>6.751</text:p>
          </table:table-cell>
          <table:table-cell office:value-type="float" office:value="80.5" calcext:value-type="float">
            <text:p>80.5</text:p>
          </table:table-cell>
          <table:table-cell table:formula="of:=[.B545]-[.B546]" office:value-type="time" office:time-value="PT00H01M51.000000173S" calcext:value-type="time">
            <text:p>01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ade2ff8cb27b652ad28a61df33498160309ec6014f5a50172b74f40219de39" xlink:type="simple">1658063</text:a></text:p>
          </table:table-cell>
          <table:table-cell office:value-type="string" calcext:value-type="string">
            <text:p>2017-04-03 09:50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26" calcext:value-type="float">
            <text:p>6.526</text:p>
          </table:table-cell>
          <table:table-cell office:value-type="float" office:value="0" calcext:value-type="float">
            <text:p>0</text:p>
          </table:table-cell>
          <table:table-cell table:formula="of:=[.B546]-[.B547]" office:value-type="time" office:time-value="PT00H01M00.000000196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56d86a055eef6212e35504660b62948adf8354f308489b244eaaeca58c5a93b" xlink:type="simple">1658062</text:a></text:p>
          </table:table-cell>
          <table:table-cell office:value-type="string" calcext:value-type="string">
            <text:p>2017-04-03 09:49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08" calcext:value-type="float">
            <text:p>6.308</text:p>
          </table:table-cell>
          <table:table-cell office:value-type="float" office:value="0" calcext:value-type="float">
            <text:p>0</text:p>
          </table:table-cell>
          <table:table-cell table:formula="of:=[.B547]-[.B548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b99ef118251b8a9960f7733d34cd05c8554ff64d0fedee00e3106eb791ca3eb" xlink:type="simple">1658061</text:a></text:p>
          </table:table-cell>
          <table:table-cell office:value-type="string" calcext:value-type="string">
            <text:p>2017-04-03 09:49:50</text:p>
          </table:table-cell>
          <table:table-cell office:value-type="float" office:value="3" calcext:value-type="float">
            <text:p>3</text:p>
          </table:table-cell>
          <table:table-cell office:value-type="float" office:value="9963.03711303" calcext:value-type="float">
            <text:p>9963.03711303</text:p>
          </table:table-cell>
          <table:table-cell office:value-type="float" office:value="6.203" calcext:value-type="float">
            <text:p>6.203</text:p>
          </table:table-cell>
          <table:table-cell office:value-type="float" office:value="7171.86" calcext:value-type="float">
            <text:p>7171.86</text:p>
          </table:table-cell>
          <table:table-cell table:formula="of:=[.B548]-[.B549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afbfaf1bd948dd0616c928815a3aefa407ada395a9fc7d1cd09f32f8cc2d42" xlink:type="simple">1658060</text:a></text:p>
          </table:table-cell>
          <table:table-cell office:value-type="string" calcext:value-type="string">
            <text:p>2017-04-03 09:49:15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.1" calcext:value-type="float">
            <text:p>6.1</text:p>
          </table:table-cell>
          <table:table-cell office:value-type="float" office:value="76.85" calcext:value-type="float">
            <text:p>76.85</text:p>
          </table:table-cell>
          <table:table-cell table:formula="of:=[.B549]-[.B550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ea3577f680b769d049dc821d194504a9fd9108dfe821c181d04cf747cfe636" xlink:type="simple">1658059</text:a></text:p>
          </table:table-cell>
          <table:table-cell office:value-type="string" calcext:value-type="string">
            <text:p>2017-04-03 09:49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98" calcext:value-type="float">
            <text:p>5.998</text:p>
          </table:table-cell>
          <table:table-cell office:value-type="float" office:value="0" calcext:value-type="float">
            <text:p>0</text:p>
          </table:table-cell>
          <table:table-cell table:formula="of:=[.B550]-[.B551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78649c6d37d35aed26324c48c8b2c0b9299d24380bc9c9d97c310898f8d3610" xlink:type="simple">1658058</text:a></text:p>
          </table:table-cell>
          <table:table-cell office:value-type="string" calcext:value-type="string">
            <text:p>2017-04-03 09:48:45</text:p>
          </table:table-cell>
          <table:table-cell office:value-type="float" office:value="4" calcext:value-type="float">
            <text:p>4</text:p>
          </table:table-cell>
          <table:table-cell office:value-type="float" office:value="1830.8119335" calcext:value-type="float">
            <text:p>1830.8119335</text:p>
          </table:table-cell>
          <table:table-cell office:value-type="float" office:value="5.998" calcext:value-type="float">
            <text:p>5.998</text:p>
          </table:table-cell>
          <table:table-cell office:value-type="float" office:value="96985.41" calcext:value-type="float">
            <text:p>96985.41</text:p>
          </table:table-cell>
          <table:table-cell table:formula="of:=[.B551]-[.B552]" office:value-type="time" office:time-value="PT00H01M50.999999545S" calcext:value-type="time">
            <text:p>01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7f43529a48202e989d9a2adc8da2337109249a3c3c4c322eaf04414a5f2de73" xlink:type="simple">1658057</text:a></text:p>
          </table:table-cell>
          <table:table-cell office:value-type="string" calcext:value-type="string">
            <text:p>2017-04-03 09:46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98" calcext:value-type="float">
            <text:p>5.898</text:p>
          </table:table-cell>
          <table:table-cell office:value-type="float" office:value="0" calcext:value-type="float">
            <text:p>0</text:p>
          </table:table-cell>
          <table:table-cell table:formula="of:=[.B552]-[.B553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d36126ebc4721a4698a090e56d637112844a8f378265daccbd10971e62ff9fd" xlink:type="simple">1658056</text:a></text:p>
          </table:table-cell>
          <table:table-cell office:value-type="string" calcext:value-type="string">
            <text:p>2017-04-03 09:46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formula="of:=[.B553]-[.B554]" office:value-type="time" office:time-value="PT00H00M13.999999501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1123109624e0115614b8e753b734c8533491df9b459fc765c14accfde07e9a" xlink:type="simple">1658055</text:a></text:p>
          </table:table-cell>
          <table:table-cell office:value-type="string" calcext:value-type="string">
            <text:p>2017-04-03 09:46:19</text:p>
          </table:table-cell>
          <table:table-cell office:value-type="float" office:value="2" calcext:value-type="float">
            <text:p>2</text:p>
          </table:table-cell>
          <table:table-cell office:value-type="float" office:value="96.86056082" calcext:value-type="float">
            <text:p>96.86056082</text:p>
          </table:table-cell>
          <table:table-cell office:value-type="float" office:value="5.703" calcext:value-type="float">
            <text:p>5.703</text:p>
          </table:table-cell>
          <table:table-cell office:value-type="float" office:value="1.06" calcext:value-type="float">
            <text:p>1.06</text:p>
          </table:table-cell>
          <table:table-cell table:formula="of:=[.B554]-[.B555]" office:value-type="time" office:time-value="PT00H01M12.000000486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9d712b3b21c63f6a88573f0073ce27135bcd87d0b2f39c066114a788f8ac4ab" xlink:type="simple">1658054</text:a></text:p>
          </table:table-cell>
          <table:table-cell office:value-type="string" calcext:value-type="string">
            <text:p>2017-04-03 09:45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08" calcext:value-type="float">
            <text:p>5.608</text:p>
          </table:table-cell>
          <table:table-cell office:value-type="float" office:value="0" calcext:value-type="float">
            <text:p>0</text:p>
          </table:table-cell>
          <table:table-cell table:formula="of:=[.B555]-[.B556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1276105b386b5e0dacd6af90daa9e351c2c2cbc2550ad5c0cb0f7c21befc5f9" xlink:type="simple">1658053</text:a></text:p>
          </table:table-cell>
          <table:table-cell office:value-type="string" calcext:value-type="string">
            <text:p>2017-04-03 09:45:00</text:p>
          </table:table-cell>
          <table:table-cell office:value-type="float" office:value="3" calcext:value-type="float">
            <text:p>3</text:p>
          </table:table-cell>
          <table:table-cell office:value-type="float" office:value="212.32501229" calcext:value-type="float">
            <text:p>212.32501229</text:p>
          </table:table-cell>
          <table:table-cell office:value-type="float" office:value="5.515" calcext:value-type="float">
            <text:p>5.515</text:p>
          </table:table-cell>
          <table:table-cell office:value-type="float" office:value="9.21" calcext:value-type="float">
            <text:p>9.21</text:p>
          </table:table-cell>
          <table:table-cell table:formula="of:=[.B556]-[.B557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9aad12050ff6e47d6d153cad0d6200a1798ad93ccdc488a6fff9d8340e9cb5d" xlink:type="simple">1658052</text:a></text:p>
          </table:table-cell>
          <table:table-cell office:value-type="string" calcext:value-type="string">
            <text:p>2017-04-03 09:44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15" calcext:value-type="float">
            <text:p>5.515</text:p>
          </table:table-cell>
          <table:table-cell office:value-type="float" office:value="0" calcext:value-type="float">
            <text:p>0</text:p>
          </table:table-cell>
          <table:table-cell table:formula="of:=[.B557]-[.B558]" office:value-type="time" office:time-value="PT00H00M13.999999501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97f2585ab7148528a9c2a6e0c3a86a0e8501130f6e2482ffc73ead8f64f53c9" xlink:type="simple">1658051</text:a></text:p>
          </table:table-cell>
          <table:table-cell office:value-type="string" calcext:value-type="string">
            <text:p>2017-04-03 09:44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15" calcext:value-type="float">
            <text:p>5.515</text:p>
          </table:table-cell>
          <table:table-cell office:value-type="float" office:value="0" calcext:value-type="float">
            <text:p>0</text:p>
          </table:table-cell>
          <table:table-cell table:formula="of:=[.B558]-[.B559]" office:value-type="time" office:time-value="PT00H00M55.000000284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2d5d8ddd7a445a9fa611f7fcc9f6ecffd1b6615559359a6dffe4109de8484a" xlink:type="simple">1658050</text:a></text:p>
          </table:table-cell>
          <table:table-cell office:value-type="string" calcext:value-type="string">
            <text:p>2017-04-03 09:43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15" calcext:value-type="float">
            <text:p>5.515</text:p>
          </table:table-cell>
          <table:table-cell office:value-type="float" office:value="0" calcext:value-type="float">
            <text:p>0</text:p>
          </table:table-cell>
          <table:table-cell table:formula="of:=[.B559]-[.B560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2ec62bfbb2c62ce38d5876742a004e502e32d42c2fddfc76872e539902d1db7" xlink:type="simple">1658049</text:a></text:p>
          </table:table-cell>
          <table:table-cell office:value-type="string" calcext:value-type="string">
            <text:p>2017-04-03 09:42:26</text:p>
          </table:table-cell>
          <table:table-cell office:value-type="float" office:value="2" calcext:value-type="float">
            <text:p>2</text:p>
          </table:table-cell>
          <table:table-cell office:value-type="float" office:value="81.06355202" calcext:value-type="float">
            <text:p>81.06355202</text:p>
          </table:table-cell>
          <table:table-cell office:value-type="float" office:value="5.606" calcext:value-type="float">
            <text:p>5.606</text:p>
          </table:table-cell>
          <table:table-cell office:value-type="float" office:value="1.02" calcext:value-type="float">
            <text:p>1.02</text:p>
          </table:table-cell>
          <table:table-cell table:formula="of:=[.B560]-[.B561]" office:value-type="time" office:time-value="PT00H02M10.999999819S" calcext:value-type="time">
            <text:p>02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51ecd2d6400e8c1aa21f9c7c197855398d7a600efc7ee2c279ce8e4f8c61c2" xlink:type="simple">1658048</text:a></text:p>
          </table:table-cell>
          <table:table-cell office:value-type="string" calcext:value-type="string">
            <text:p>2017-04-03 09:40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formula="of:=[.B561]-[.B562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4b95f5392f122fb34e09f1733572ff4c93e381de8af201c6740ceb00f6e7d1f" xlink:type="simple">1658047</text:a></text:p>
          </table:table-cell>
          <table:table-cell office:value-type="string" calcext:value-type="string">
            <text:p>2017-04-03 09:39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formula="of:=[.B562]-[.B563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c9a96c86b8237468a032484885972039bd7ba1d2be2331b2b2649bbea0d37f0" xlink:type="simple">1658046</text:a></text:p>
          </table:table-cell>
          <table:table-cell office:value-type="string" calcext:value-type="string">
            <text:p>2017-04-03 09:38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formula="of:=[.B563]-[.B564]" office:value-type="time" office:time-value="PT00H00M57.000000123S" calcext:value-type="time">
            <text:p>00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e322b1c80312d5952756a55d9535fc7dcddbaa6c5d1c2bbeeb245a23f34e954" xlink:type="simple">1658045</text:a></text:p>
          </table:table-cell>
          <table:table-cell office:value-type="string" calcext:value-type="string">
            <text:p>2017-04-03 09:37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5" calcext:value-type="float">
            <text:p>5.795</text:p>
          </table:table-cell>
          <table:table-cell office:value-type="float" office:value="0" calcext:value-type="float">
            <text:p>0</text:p>
          </table:table-cell>
          <table:table-cell table:formula="of:=[.B564]-[.B565]" office:value-type="time" office:time-value="PT00H01M48.999999706S" calcext:value-type="time">
            <text:p>01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bf1ccb4ed3779df07cf91b942cc663d5c8fca7b97c4209ad4080b971ed3b14" xlink:type="simple">1658044</text:a></text:p>
          </table:table-cell>
          <table:table-cell office:value-type="string" calcext:value-type="string">
            <text:p>2017-04-03 09:35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5" calcext:value-type="float">
            <text:p>5.795</text:p>
          </table:table-cell>
          <table:table-cell office:value-type="float" office:value="0" calcext:value-type="float">
            <text:p>0</text:p>
          </table:table-cell>
          <table:table-cell table:formula="of:=[.B565]-[.B566]" office:value-type="time" office:time-value="PT00H01M46.999999867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4e99e543091bdd8bdc018f39d9402e8aeb624949a0d701c44be44ab1cdd2b3" xlink:type="simple">1658043</text:a></text:p>
          </table:table-cell>
          <table:table-cell office:value-type="string" calcext:value-type="string">
            <text:p>2017-04-03 09:34:02</text:p>
          </table:table-cell>
          <table:table-cell office:value-type="float" office:value="2" calcext:value-type="float">
            <text:p>2</text:p>
          </table:table-cell>
          <table:table-cell office:value-type="float" office:value="16895.36822073" calcext:value-type="float">
            <text:p>16895.36822073</text:p>
          </table:table-cell>
          <table:table-cell office:value-type="float" office:value="5.795" calcext:value-type="float">
            <text:p>5.795</text:p>
          </table:table-cell>
          <table:table-cell office:value-type="float" office:value="136947.18" calcext:value-type="float">
            <text:p>136947.18</text:p>
          </table:table-cell>
          <table:table-cell table:formula="of:=[.B566]-[.B567]" office:value-type="time" office:time-value="PT00H01M00.000000196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e851a69fd5565f44842339431d593e9ed0b0602495a4591c50cc18769b6fc2" xlink:type="simple">1658042</text:a></text:p>
          </table:table-cell>
          <table:table-cell office:value-type="string" calcext:value-type="string">
            <text:p>2017-04-03 09:33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5" calcext:value-type="float">
            <text:p>5.795</text:p>
          </table:table-cell>
          <table:table-cell office:value-type="float" office:value="0" calcext:value-type="float">
            <text:p>0</text:p>
          </table:table-cell>
          <table:table-cell table:formula="of:=[.B567]-[.B568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88e25c0d15d3a0177a2d7dc1a2daed7d444631b3598a8d25c140051251a8ee" xlink:type="simple">1658041</text:a></text:p>
          </table:table-cell>
          <table:table-cell office:value-type="string" calcext:value-type="string">
            <text:p>2017-04-03 09:32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5" calcext:value-type="float">
            <text:p>5.795</text:p>
          </table:table-cell>
          <table:table-cell office:value-type="float" office:value="0" calcext:value-type="float">
            <text:p>0</text:p>
          </table:table-cell>
          <table:table-cell table:formula="of:=[.B568]-[.B569]" office:value-type="time" office:time-value="PT00H00M26.00000042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7f2527f0e87345778033759b5a7e24f637eb07a2aec307c4d2ef3c58b001ebd" xlink:type="simple">1658040</text:a></text:p>
          </table:table-cell>
          <table:table-cell office:value-type="string" calcext:value-type="string">
            <text:p>2017-04-03 09:32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5" calcext:value-type="float">
            <text:p>5.795</text:p>
          </table:table-cell>
          <table:table-cell office:value-type="float" office:value="0" calcext:value-type="float">
            <text:p>0</text:p>
          </table:table-cell>
          <table:table-cell table:formula="of:=[.B569]-[.B570]" office:value-type="time" office:time-value="PT00H00M27.99999963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d94282fa7a068cb6f7a35cbad21be46f461cca89de7cdf1af66a110e079596" xlink:type="simple">1658039</text:a></text:p>
          </table:table-cell>
          <table:table-cell office:value-type="string" calcext:value-type="string">
            <text:p>2017-04-03 09:31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91" calcext:value-type="float">
            <text:p>5.891</text:p>
          </table:table-cell>
          <table:table-cell office:value-type="float" office:value="0" calcext:value-type="float">
            <text:p>0</text:p>
          </table:table-cell>
          <table:table-cell table:formula="of:=[.B570]-[.B571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e4320859e396ab372ea5d295ca1228dce23dc3d452b1169d80653fc665b725d" xlink:type="simple">1658038</text:a></text:p>
          </table:table-cell>
          <table:table-cell office:value-type="string" calcext:value-type="string">
            <text:p>2017-04-03 09:31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9" calcext:value-type="float">
            <text:p>5.99</text:p>
          </table:table-cell>
          <table:table-cell office:value-type="float" office:value="0" calcext:value-type="float">
            <text:p>0</text:p>
          </table:table-cell>
          <table:table-cell table:formula="of:=[.B571]-[.B572]" office:value-type="time" office:time-value="PT00H01M19.000000237S" calcext:value-type="time">
            <text:p>01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c82c79e998f28f1066d3dc507d6e819d19ed2e739fc5830e71da998b024754" xlink:type="simple">1658037</text:a></text:p>
          </table:table-cell>
          <table:table-cell office:value-type="string" calcext:value-type="string">
            <text:p>2017-04-03 09:30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9" calcext:value-type="float">
            <text:p>5.99</text:p>
          </table:table-cell>
          <table:table-cell office:value-type="float" office:value="0" calcext:value-type="float">
            <text:p>0</text:p>
          </table:table-cell>
          <table:table-cell table:formula="of:=[.B572]-[.B573]" office:value-type="time" office:time-value="PT00H01M11.999999858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d92ffd9b3fc184a505163fec2384086cc198d65f80208f51408bf4397468e9" xlink:type="simple">1658036</text:a></text:p>
          </table:table-cell>
          <table:table-cell office:value-type="string" calcext:value-type="string">
            <text:p>2017-04-03 09:28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table:formula="of:=[.B573]-[.B574]" office:value-type="time" office:time-value="PT00H01M36.000000439S" calcext:value-type="time">
            <text:p>01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4c46e8a170e1bda6d3d74fee6d0f0ca6313ef64880a9a171c91f913c70fe3a" xlink:type="simple">1658035</text:a></text:p>
          </table:table-cell>
          <table:table-cell office:value-type="string" calcext:value-type="string">
            <text:p>2017-04-03 09:27:14</text:p>
          </table:table-cell>
          <table:table-cell office:value-type="float" office:value="6" calcext:value-type="float">
            <text:p>6</text:p>
          </table:table-cell>
          <table:table-cell office:value-type="float" office:value="383.70360268" calcext:value-type="float">
            <text:p>383.70360268</text:p>
          </table:table-cell>
          <table:table-cell office:value-type="float" office:value="6.09" calcext:value-type="float">
            <text:p>6.09</text:p>
          </table:table-cell>
          <table:table-cell office:value-type="float" office:value="91.23" calcext:value-type="float">
            <text:p>91.23</text:p>
          </table:table-cell>
          <table:table-cell table:formula="of:=[.B574]-[.B575]" office:value-type="time" office:time-value="PT00H03M22.999999677S" calcext:value-type="time">
            <text:p>03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473cada665b988fef1a8456474702193f2b0c83963c3b94e6371f6536127c1" xlink:type="simple">1658034</text:a></text:p>
          </table:table-cell>
          <table:table-cell office:value-type="string" calcext:value-type="string">
            <text:p>2017-04-03 09:23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table:formula="of:=[.B575]-[.B576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cc3a5fdb59c813a983d564f84f04f9ec783cce86ca4beff5d5ebd0b81088be3" xlink:type="simple">1658033</text:a></text:p>
          </table:table-cell>
          <table:table-cell office:value-type="string" calcext:value-type="string">
            <text:p>2017-04-03 09:23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table:formula="of:=[.B576]-[.B577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a1e85b0df0a74b4fff83ffe9b401919e316dd7e57b16b0ec73be9981313d783" xlink:type="simple">1658032</text:a></text:p>
          </table:table-cell>
          <table:table-cell office:value-type="string" calcext:value-type="string">
            <text:p>2017-04-03 09:23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91" calcext:value-type="float">
            <text:p>6.191</text:p>
          </table:table-cell>
          <table:table-cell office:value-type="float" office:value="0" calcext:value-type="float">
            <text:p>0</text:p>
          </table:table-cell>
          <table:table-cell table:formula="of:=[.B577]-[.B578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9bf00c983259fcae571a55b962293fbd918ad63f3f974bdd5fd8e6fd4b159fb" xlink:type="simple">1658031</text:a></text:p>
          </table:table-cell>
          <table:table-cell office:value-type="string" calcext:value-type="string">
            <text:p>2017-04-03 09:22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4" calcext:value-type="float">
            <text:p>6.294</text:p>
          </table:table-cell>
          <table:table-cell office:value-type="float" office:value="0" calcext:value-type="float">
            <text:p>0</text:p>
          </table:table-cell>
          <table:table-cell table:formula="of:=[.B578]-[.B579]" office:value-type="time" office:time-value="PT00H01M30.999999898S" calcext:value-type="time">
            <text:p>01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396b49fe658ab677999a26cdf941010c494b84cf4cb618fa301d9c2f53f4ba7" xlink:type="simple">1658030</text:a></text:p>
          </table:table-cell>
          <table:table-cell office:value-type="string" calcext:value-type="string">
            <text:p>2017-04-03 09:20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4" calcext:value-type="float">
            <text:p>6.294</text:p>
          </table:table-cell>
          <table:table-cell office:value-type="float" office:value="0" calcext:value-type="float">
            <text:p>0</text:p>
          </table:table-cell>
          <table:table-cell table:formula="of:=[.B579]-[.B580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835988b861fb3136c372e12aaf5e7030409145daef686bd6424d8aed6a3a50" xlink:type="simple">1658029</text:a></text:p>
          </table:table-cell>
          <table:table-cell office:value-type="string" calcext:value-type="string">
            <text:p>2017-04-03 09:19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4" calcext:value-type="float">
            <text:p>6.294</text:p>
          </table:table-cell>
          <table:table-cell office:value-type="float" office:value="0" calcext:value-type="float">
            <text:p>0</text:p>
          </table:table-cell>
          <table:table-cell table:formula="of:=[.B580]-[.B581]" office:value-type="time" office:time-value="PT00H01M54.000000246S" calcext:value-type="time">
            <text:p>01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038396a52aafef02e95dd1fbfb3d6a90e9ae8d49fd2ae20866147a5cdd798dc" xlink:type="simple">1658028</text:a></text:p>
          </table:table-cell>
          <table:table-cell office:value-type="string" calcext:value-type="string">
            <text:p>2017-04-03 09:17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99" calcext:value-type="float">
            <text:p>6.399</text:p>
          </table:table-cell>
          <table:table-cell office:value-type="float" office:value="0" calcext:value-type="float">
            <text:p>0</text:p>
          </table:table-cell>
          <table:table-cell table:formula="of:=[.B581]-[.B582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f8301d998bca71be42f0c3bdc40a9da2bfab5c494d67da2b1c55e1d8b8ec16" xlink:type="simple">1658027</text:a></text:p>
          </table:table-cell>
          <table:table-cell office:value-type="string" calcext:value-type="string">
            <text:p>2017-04-03 09:17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06" calcext:value-type="float">
            <text:p>6.506</text:p>
          </table:table-cell>
          <table:table-cell office:value-type="float" office:value="0" calcext:value-type="float">
            <text:p>0</text:p>
          </table:table-cell>
          <table:table-cell table:formula="of:=[.B582]-[.B583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064bc5793fe9bc30b1d45883677430b1d0e8510a5e1c080b65cc0adb5bd85c" xlink:type="simple">1658026</text:a></text:p>
          </table:table-cell>
          <table:table-cell office:value-type="string" calcext:value-type="string">
            <text:p>2017-04-03 09:16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14" calcext:value-type="float">
            <text:p>6.614</text:p>
          </table:table-cell>
          <table:table-cell office:value-type="float" office:value="0" calcext:value-type="float">
            <text:p>0</text:p>
          </table:table-cell>
          <table:table-cell table:formula="of:=[.B583]-[.B584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d0857c08efaee13623c2fd1fcba84583a3bf530054e67941a7cbd8caf721d69" xlink:type="simple">1658025</text:a></text:p>
          </table:table-cell>
          <table:table-cell office:value-type="string" calcext:value-type="string">
            <text:p>2017-04-03 09:16:3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.724" calcext:value-type="float">
            <text:p>6.724</text:p>
          </table:table-cell>
          <table:table-cell office:value-type="float" office:value="642.55" calcext:value-type="float">
            <text:p>642.55</text:p>
          </table:table-cell>
          <table:table-cell table:formula="of:=[.B584]-[.B585]" office:value-type="time" office:time-value="PT00H01M43.999999794S" calcext:value-type="time">
            <text:p>01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4ac4331a1c587ebed0997ea0028faa1964da169b8e42aed120549624ecf84e3" xlink:type="simple">1658024</text:a></text:p>
          </table:table-cell>
          <table:table-cell office:value-type="string" calcext:value-type="string">
            <text:p>2017-04-03 09:14:46</text:p>
          </table:table-cell>
          <table:table-cell office:value-type="float" office:value="4" calcext:value-type="float">
            <text:p>4</text:p>
          </table:table-cell>
          <table:table-cell office:value-type="float" office:value="133.29223007" calcext:value-type="float">
            <text:p>133.29223007</text:p>
          </table:table-cell>
          <table:table-cell office:value-type="float" office:value="6.837" calcext:value-type="float">
            <text:p>6.837</text:p>
          </table:table-cell>
          <table:table-cell office:value-type="float" office:value="0.37" calcext:value-type="float">
            <text:p>0.37</text:p>
          </table:table-cell>
          <table:table-cell table:formula="of:=[.B585]-[.B586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f205cc3fbdb41cd9ec3b28a96c75c07c4e6632156f60cf9df36945e613356b" xlink:type="simple">1658023</text:a></text:p>
          </table:table-cell>
          <table:table-cell office:value-type="string" calcext:value-type="string">
            <text:p>2017-04-03 09:14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064" calcext:value-type="float">
            <text:p>7.064</text:p>
          </table:table-cell>
          <table:table-cell office:value-type="float" office:value="0" calcext:value-type="float">
            <text:p>0</text:p>
          </table:table-cell>
          <table:table-cell table:formula="of:=[.B586]-[.B587]" office:value-type="time" office:time-value="PT00H00M42.000000388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33e28ce2f6373f04ec24d4c95a1bd431dd6ba4d0715bcbe5e6a4c89ecca9cbd" xlink:type="simple">1658022</text:a></text:p>
          </table:table-cell>
          <table:table-cell office:value-type="string" calcext:value-type="string">
            <text:p>2017-04-03 09:13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82" calcext:value-type="float">
            <text:p>7.182</text:p>
          </table:table-cell>
          <table:table-cell office:value-type="float" office:value="0" calcext:value-type="float">
            <text:p>0</text:p>
          </table:table-cell>
          <table:table-cell table:formula="of:=[.B587]-[.B588]" office:value-type="time" office:time-value="PT00H01M29.00000006S" calcext:value-type="time">
            <text:p>01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b41f69af028642ef77bebe0b795d544e506a10a8b8b4d966fb2e9d67bdea275" xlink:type="simple">1658021</text:a></text:p>
          </table:table-cell>
          <table:table-cell office:value-type="string" calcext:value-type="string">
            <text:p>2017-04-03 09:11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02" calcext:value-type="float">
            <text:p>7.302</text:p>
          </table:table-cell>
          <table:table-cell office:value-type="float" office:value="0" calcext:value-type="float">
            <text:p>0</text:p>
          </table:table-cell>
          <table:table-cell table:formula="of:=[.B588]-[.B589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d295579312f10c43bd11a15177eeae2b78a45cd9739e704f6e6d0972e1e5a7c" xlink:type="simple">1658020</text:a></text:p>
          </table:table-cell>
          <table:table-cell office:value-type="string" calcext:value-type="string">
            <text:p>2017-04-03 09:11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4" calcext:value-type="float">
            <text:p>7.424</text:p>
          </table:table-cell>
          <table:table-cell office:value-type="float" office:value="0" calcext:value-type="float">
            <text:p>0</text:p>
          </table:table-cell>
          <table:table-cell table:formula="of:=[.B589]-[.B590]" office:value-type="time" office:time-value="PT00H04M30.999999857S" calcext:value-type="time">
            <text:p>04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9a0e9d8eb4ee650b9ce724524f04a85fda545a0dd2e5e5df61188faea656ce6" xlink:type="simple">1658019</text:a></text:p>
          </table:table-cell>
          <table:table-cell office:value-type="string" calcext:value-type="string">
            <text:p>2017-04-03 09:06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47" calcext:value-type="float">
            <text:p>7.547</text:p>
          </table:table-cell>
          <table:table-cell office:value-type="float" office:value="0" calcext:value-type="float">
            <text:p>0</text:p>
          </table:table-cell>
          <table:table-cell table:formula="of:=[.B590]-[.B591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dd7ee893979838f8af32731003d1b38c8874386fe037a97a0ff44ee40dc2a6c" xlink:type="simple">1658018</text:a></text:p>
          </table:table-cell>
          <table:table-cell office:value-type="string" calcext:value-type="string">
            <text:p>2017-04-03 09:06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73" calcext:value-type="float">
            <text:p>7.673</text:p>
          </table:table-cell>
          <table:table-cell office:value-type="float" office:value="0" calcext:value-type="float">
            <text:p>0</text:p>
          </table:table-cell>
          <table:table-cell table:formula="of:=[.B591]-[.B592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63cb8cfd764d9c6b0c70c84ec1b12f415690dacb665719b1e543ccfaf91d917" xlink:type="simple">1658017</text:a></text:p>
          </table:table-cell>
          <table:table-cell office:value-type="string" calcext:value-type="string">
            <text:p>2017-04-03 09:05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01" calcext:value-type="float">
            <text:p>7.801</text:p>
          </table:table-cell>
          <table:table-cell office:value-type="float" office:value="0" calcext:value-type="float">
            <text:p>0</text:p>
          </table:table-cell>
          <table:table-cell table:formula="of:=[.B592]-[.B593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e3666d9c1237a51ae4d9beeffefa42d0434dffea843bee592676f91ee4f7c2d" xlink:type="simple">1658016</text:a></text:p>
          </table:table-cell>
          <table:table-cell office:value-type="string" calcext:value-type="string">
            <text:p>2017-04-03 09:0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31" calcext:value-type="float">
            <text:p>7.931</text:p>
          </table:table-cell>
          <table:table-cell office:value-type="float" office:value="0" calcext:value-type="float">
            <text:p>0</text:p>
          </table:table-cell>
          <table:table-cell table:formula="of:=[.B593]-[.B594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ccbfb1b71c92049fa29d96576b09cbdb4d95663efb70a9b87b40b665d56e03" xlink:type="simple">1658015</text:a></text:p>
          </table:table-cell>
          <table:table-cell office:value-type="string" calcext:value-type="string">
            <text:p>2017-04-03 09:04:48</text:p>
          </table:table-cell>
          <table:table-cell office:value-type="float" office:value="5" calcext:value-type="float">
            <text:p>5</text:p>
          </table:table-cell>
          <table:table-cell office:value-type="float" office:value="3622.19076446" calcext:value-type="float">
            <text:p>3622.19076446</text:p>
          </table:table-cell>
          <table:table-cell office:value-type="float" office:value="8.063" calcext:value-type="float">
            <text:p>8.063</text:p>
          </table:table-cell>
          <table:table-cell office:value-type="float" office:value="302.56" calcext:value-type="float">
            <text:p>302.56</text:p>
          </table:table-cell>
          <table:table-cell table:formula="of:=[.B594]-[.B595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746ebd0b5d851f8c780abec222d5de2cbff48cd6248247d398ad69e8c05a48" xlink:type="simple">1658014</text:a></text:p>
          </table:table-cell>
          <table:table-cell office:value-type="string" calcext:value-type="string">
            <text:p>2017-04-03 09:04:02</text:p>
          </table:table-cell>
          <table:table-cell office:value-type="float" office:value="4" calcext:value-type="float">
            <text:p>4</text:p>
          </table:table-cell>
          <table:table-cell office:value-type="float" office:value="1351.27499256" calcext:value-type="float">
            <text:p>1351.27499256</text:p>
          </table:table-cell>
          <table:table-cell office:value-type="float" office:value="8.063" calcext:value-type="float">
            <text:p>8.063</text:p>
          </table:table-cell>
          <table:table-cell office:value-type="float" office:value="101.21" calcext:value-type="float">
            <text:p>101.21</text:p>
          </table:table-cell>
          <table:table-cell table:formula="of:=[.B595]-[.B596]" office:value-type="time" office:time-value="PT00H04M14.000000283S" calcext:value-type="time">
            <text:p>04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c8228a960e05d51b7c8412fc8b167b8668942a145a1295f9b5d7abf79ca79a" xlink:type="simple">1658013</text:a></text:p>
          </table:table-cell>
          <table:table-cell office:value-type="string" calcext:value-type="string">
            <text:p>2017-04-03 08:59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29" calcext:value-type="float">
            <text:p>7.929</text:p>
          </table:table-cell>
          <table:table-cell office:value-type="float" office:value="0" calcext:value-type="float">
            <text:p>0</text:p>
          </table:table-cell>
          <table:table-cell table:formula="of:=[.B596]-[.B597]" office:value-type="time" office:time-value="PT00H01M16.999999769S" calcext:value-type="time">
            <text:p>01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2490966fcdf3c8b227a145d98d24974d637321a1da5b3fbbab8bb0e89e6a1ac" xlink:type="simple">1658012</text:a></text:p>
          </table:table-cell>
          <table:table-cell office:value-type="string" calcext:value-type="string">
            <text:p>2017-04-03 08:58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97" calcext:value-type="float">
            <text:p>7.797</text:p>
          </table:table-cell>
          <table:table-cell office:value-type="float" office:value="0" calcext:value-type="float">
            <text:p>0</text:p>
          </table:table-cell>
          <table:table-cell table:formula="of:=[.B597]-[.B598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2f799fb01749bcf5d1baf594a85ae8deb832d5c5542fdc74d6bb80f323d3754" xlink:type="simple">1658011</text:a></text:p>
          </table:table-cell>
          <table:table-cell office:value-type="string" calcext:value-type="string">
            <text:p>2017-04-03 08:58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67" calcext:value-type="float">
            <text:p>7.667</text:p>
          </table:table-cell>
          <table:table-cell office:value-type="float" office:value="0" calcext:value-type="float">
            <text:p>0</text:p>
          </table:table-cell>
          <table:table-cell table:formula="of:=[.B598]-[.B599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a3be5edebb28335b047299578525e191087d6b3dada7687e450c7ae25a0f453" xlink:type="simple">1658010</text:a></text:p>
          </table:table-cell>
          <table:table-cell office:value-type="string" calcext:value-type="string">
            <text:p>2017-04-03 08:57:24</text:p>
          </table:table-cell>
          <table:table-cell office:value-type="float" office:value="2" calcext:value-type="float">
            <text:p>2</text:p>
          </table:table-cell>
          <table:table-cell office:value-type="float" office:value="1084.63550954" calcext:value-type="float">
            <text:p>1084.63550954</text:p>
          </table:table-cell>
          <table:table-cell office:value-type="float" office:value="7.539" calcext:value-type="float">
            <text:p>7.539</text:p>
          </table:table-cell>
          <table:table-cell office:value-type="float" office:value="8407.87" calcext:value-type="float">
            <text:p>8407.87</text:p>
          </table:table-cell>
          <table:table-cell table:formula="of:=[.B599]-[.B600]" office:value-type="time" office:time-value="PT00H00M57.000000123S" calcext:value-type="time">
            <text:p>00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ecd8cfe090d2579a0585555a1ecc3e46aec83043fd3963ae164f87ee0687226" xlink:type="simple">1658009</text:a></text:p>
          </table:table-cell>
          <table:table-cell office:value-type="string" calcext:value-type="string">
            <text:p>2017-04-03 08:56:27</text:p>
          </table:table-cell>
          <table:table-cell office:value-type="float" office:value="7" calcext:value-type="float">
            <text:p>7</text:p>
          </table:table-cell>
          <table:table-cell office:value-type="float" office:value="1146.47550361" calcext:value-type="float">
            <text:p>1146.47550361</text:p>
          </table:table-cell>
          <table:table-cell office:value-type="float" office:value="7.413" calcext:value-type="float">
            <text:p>7.413</text:p>
          </table:table-cell>
          <table:table-cell office:value-type="float" office:value="17566.62" calcext:value-type="float">
            <text:p>17566.62</text:p>
          </table:table-cell>
          <table:table-cell table:formula="of:=[.B600]-[.B601]" office:value-type="time" office:time-value="PT00H02M28.000000021S" calcext:value-type="time">
            <text:p>02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c6a04b68bd392377fb3f3bc7450aad429edb10ba1a11df1edc41a1d8878a01" xlink:type="simple">1658008</text:a></text:p>
          </table:table-cell>
          <table:table-cell office:value-type="string" calcext:value-type="string">
            <text:p>2017-04-03 08:53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66" calcext:value-type="float">
            <text:p>7.166</text:p>
          </table:table-cell>
          <table:table-cell office:value-type="float" office:value="0" calcext:value-type="float">
            <text:p>0</text:p>
          </table:table-cell>
          <table:table-cell table:formula="of:=[.B601]-[.B602]" office:value-type="time" office:time-value="PT00H00M32.999999542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3bb72fb022ef6e75c446fe614c2c38cadcb247223a474c830f1624a571b80a2" xlink:type="simple">1658007</text:a></text:p>
          </table:table-cell>
          <table:table-cell office:value-type="string" calcext:value-type="string">
            <text:p>2017-04-03 08:53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27" calcext:value-type="float">
            <text:p>6.927</text:p>
          </table:table-cell>
          <table:table-cell office:value-type="float" office:value="0" calcext:value-type="float">
            <text:p>0</text:p>
          </table:table-cell>
          <table:table-cell table:formula="of:=[.B602]-[.B603]" office:value-type="time" office:time-value="PT00H01M23.000000543S" calcext:value-type="time">
            <text:p>01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a9c92a70fe30d280d400999ed808381770873b460b43808275b392a8325123" xlink:type="simple">1658006</text:a></text:p>
          </table:table-cell>
          <table:table-cell office:value-type="string" calcext:value-type="string">
            <text:p>2017-04-03 08:52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96" calcext:value-type="float">
            <text:p>6.696</text:p>
          </table:table-cell>
          <table:table-cell office:value-type="float" office:value="0" calcext:value-type="float">
            <text:p>0</text:p>
          </table:table-cell>
          <table:table-cell table:formula="of:=[.B603]-[.B604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ccd1e148e37a400cb66e7037d4964abefa83f542fc34c6080e977346a8e47e" xlink:type="simple">1658005</text:a></text:p>
          </table:table-cell>
          <table:table-cell office:value-type="string" calcext:value-type="string">
            <text:p>2017-04-03 08:51:47</text:p>
          </table:table-cell>
          <table:table-cell office:value-type="float" office:value="3" calcext:value-type="float">
            <text:p>3</text:p>
          </table:table-cell>
          <table:table-cell office:value-type="float" office:value="722.73250747" calcext:value-type="float">
            <text:p>722.73250747</text:p>
          </table:table-cell>
          <table:table-cell office:value-type="float" office:value="6.585" calcext:value-type="float">
            <text:p>6.585</text:p>
          </table:table-cell>
          <table:table-cell office:value-type="float" office:value="5989.93" calcext:value-type="float">
            <text:p>5989.93</text:p>
          </table:table-cell>
          <table:table-cell table:formula="of:=[.B604]-[.B605]" office:value-type="time" office:time-value="PT00H02M23.999999715S" calcext:value-type="time">
            <text:p>02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3dd76f09e0a848c453b5c572b4b66ffd2ec5cf7826aed0e63916d2fcb98f7f7" xlink:type="simple">1658004</text:a></text:p>
          </table:table-cell>
          <table:table-cell office:value-type="string" calcext:value-type="string">
            <text:p>2017-04-03 08:49:23</text:p>
          </table:table-cell>
          <table:table-cell office:value-type="float" office:value="2" calcext:value-type="float">
            <text:p>2</text:p>
          </table:table-cell>
          <table:table-cell office:value-type="float" office:value="80.73934327" calcext:value-type="float">
            <text:p>80.73934327</text:p>
          </table:table-cell>
          <table:table-cell office:value-type="float" office:value="6.365" calcext:value-type="float">
            <text:p>6.365</text:p>
          </table:table-cell>
          <table:table-cell office:value-type="float" office:value="0.2" calcext:value-type="float">
            <text:p>0.2</text:p>
          </table:table-cell>
          <table:table-cell table:formula="of:=[.B605]-[.B606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d01898d32f618cc99c60f8ed9d4b589a4ac2eae4c2189e4abb646773c993c8" xlink:type="simple">1658003</text:a></text:p>
          </table:table-cell>
          <table:table-cell office:value-type="string" calcext:value-type="string">
            <text:p>2017-04-03 08:48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59" calcext:value-type="float">
            <text:p>6.259</text:p>
          </table:table-cell>
          <table:table-cell office:value-type="float" office:value="0" calcext:value-type="float">
            <text:p>0</text:p>
          </table:table-cell>
          <table:table-cell table:formula="of:=[.B606]-[.B607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9ab90ae6859dcbb58a0035fd86d36199280204cec2d9f75d610d235e4d27db0" xlink:type="simple">1658002</text:a></text:p>
          </table:table-cell>
          <table:table-cell office:value-type="string" calcext:value-type="string">
            <text:p>2017-04-03 08:48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55" calcext:value-type="float">
            <text:p>6.155</text:p>
          </table:table-cell>
          <table:table-cell office:value-type="float" office:value="0" calcext:value-type="float">
            <text:p>0</text:p>
          </table:table-cell>
          <table:table-cell table:formula="of:=[.B607]-[.B608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02b87cf59cf0a020c5cdab780535adb0253c93d8f7372e8a4910a9701ef975e" xlink:type="simple">1658001</text:a></text:p>
          </table:table-cell>
          <table:table-cell office:value-type="string" calcext:value-type="string">
            <text:p>2017-04-03 08:48:09</text:p>
          </table:table-cell>
          <table:table-cell office:value-type="float" office:value="2" calcext:value-type="float">
            <text:p>2</text:p>
          </table:table-cell>
          <table:table-cell office:value-type="float" office:value="2707.95056399" calcext:value-type="float">
            <text:p>2707.95056399</text:p>
          </table:table-cell>
          <table:table-cell office:value-type="float" office:value="6.052" calcext:value-type="float">
            <text:p>6.052</text:p>
          </table:table-cell>
          <table:table-cell office:value-type="float" office:value="16725.72" calcext:value-type="float">
            <text:p>16725.72</text:p>
          </table:table-cell>
          <table:table-cell table:formula="of:=[.B608]-[.B609]" office:value-type="time" office:time-value="PT00H00M19.999999646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34e44cd6d89e13c4b526561b6fcf7a5603ab8c41ebef1bc56733066c23db629" xlink:type="simple">1658000</text:a></text:p>
          </table:table-cell>
          <table:table-cell office:value-type="string" calcext:value-type="string">
            <text:p>2017-04-03 08:47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1" calcext:value-type="float">
            <text:p>5.951</text:p>
          </table:table-cell>
          <table:table-cell office:value-type="float" office:value="0" calcext:value-type="float">
            <text:p>0</text:p>
          </table:table-cell>
          <table:table-cell table:formula="of:=[.B609]-[.B610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3543c115c1a30da8001b0dde4989547344968cacc8fca50ddf681894677f133" xlink:type="simple">1657999</text:a></text:p>
          </table:table-cell>
          <table:table-cell office:value-type="string" calcext:value-type="string">
            <text:p>2017-04-03 08:47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1" calcext:value-type="float">
            <text:p>5.951</text:p>
          </table:table-cell>
          <table:table-cell office:value-type="float" office:value="0" calcext:value-type="float">
            <text:p>0</text:p>
          </table:table-cell>
          <table:table-cell table:formula="of:=[.B610]-[.B611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60bbe69d743cc16c252964456d3126b48ef68261e846d7d512e20000ef4b92c" xlink:type="simple">1657998</text:a></text:p>
          </table:table-cell>
          <table:table-cell office:value-type="string" calcext:value-type="string">
            <text:p>2017-04-03 08:47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1" calcext:value-type="float">
            <text:p>5.951</text:p>
          </table:table-cell>
          <table:table-cell office:value-type="float" office:value="0" calcext:value-type="float">
            <text:p>0</text:p>
          </table:table-cell>
          <table:table-cell table:formula="of:=[.B611]-[.B612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8bf4d49eba33386f5a1f4e52ac3a700177ae7b8a21fa43d5d01c2b5cb43998f" xlink:type="simple">1657997</text:a></text:p>
          </table:table-cell>
          <table:table-cell office:value-type="string" calcext:value-type="string">
            <text:p>2017-04-03 08:46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1" calcext:value-type="float">
            <text:p>5.951</text:p>
          </table:table-cell>
          <table:table-cell office:value-type="float" office:value="0" calcext:value-type="float">
            <text:p>0</text:p>
          </table:table-cell>
          <table:table-cell table:formula="of:=[.B612]-[.B613]" office:value-type="time" office:time-value="PT00H00M42.000000388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a7457406737883676e08eeb2a73a56bff710e1877b6019ead4d7afda8a8921" xlink:type="simple">1657996</text:a></text:p>
          </table:table-cell>
          <table:table-cell office:value-type="string" calcext:value-type="string">
            <text:p>2017-04-03 08:46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1" calcext:value-type="float">
            <text:p>5.951</text:p>
          </table:table-cell>
          <table:table-cell office:value-type="float" office:value="0" calcext:value-type="float">
            <text:p>0</text:p>
          </table:table-cell>
          <table:table-cell table:formula="of:=[.B613]-[.B614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c7a60ce648a325453241a3a596cd44f778b8d5fa4eee69949520b9a05720158" xlink:type="simple">1657995</text:a></text:p>
          </table:table-cell>
          <table:table-cell office:value-type="string" calcext:value-type="string">
            <text:p>2017-04-03 08:45:18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.951" calcext:value-type="float">
            <text:p>5.951</text:p>
          </table:table-cell>
          <table:table-cell office:value-type="float" office:value="152.97" calcext:value-type="float">
            <text:p>152.97</text:p>
          </table:table-cell>
          <table:table-cell table:formula="of:=[.B614]-[.B615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4b216b6817cf0752acebdf7a33ea19d4acac0b4a95e201e5b4bddd4c8311d0a" xlink:type="simple">1657994</text:a></text:p>
          </table:table-cell>
          <table:table-cell office:value-type="string" calcext:value-type="string">
            <text:p>2017-04-03 08:44:55</text:p>
          </table:table-cell>
          <table:table-cell office:value-type="float" office:value="5" calcext:value-type="float">
            <text:p>5</text:p>
          </table:table-cell>
          <table:table-cell office:value-type="float" office:value="425.50197774" calcext:value-type="float">
            <text:p>425.50197774</text:p>
          </table:table-cell>
          <table:table-cell office:value-type="float" office:value="6.051" calcext:value-type="float">
            <text:p>6.051</text:p>
          </table:table-cell>
          <table:table-cell office:value-type="float" office:value="148.43" calcext:value-type="float">
            <text:p>148.43</text:p>
          </table:table-cell>
          <table:table-cell table:formula="of:=[.B615]-[.B616]" office:value-type="time" office:time-value="PT00H00M31.000000332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1546be562c286307607756a71972c7ae886d01560a0a157b1d7ba10d0892e6" xlink:type="simple">1657993</text:a></text:p>
          </table:table-cell>
          <table:table-cell office:value-type="string" calcext:value-type="string">
            <text:p>2017-04-03 08:44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52" calcext:value-type="float">
            <text:p>6.252</text:p>
          </table:table-cell>
          <table:table-cell office:value-type="float" office:value="0" calcext:value-type="float">
            <text:p>0</text:p>
          </table:table-cell>
          <table:table-cell table:formula="of:=[.B616]-[.B617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8e5803bdd65cfac3410a2479e300eeea8ef13c85c73233192a1522d1f6f3a9" xlink:type="simple">1657992</text:a></text:p>
          </table:table-cell>
          <table:table-cell office:value-type="string" calcext:value-type="string">
            <text:p>2017-04-03 08:44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65" calcext:value-type="float">
            <text:p>6.565</text:p>
          </table:table-cell>
          <table:table-cell office:value-type="float" office:value="0" calcext:value-type="float">
            <text:p>0</text:p>
          </table:table-cell>
          <table:table-cell table:formula="of:=[.B617]-[.B618]" office:value-type="time" office:time-value="PT00H01M38.999999883S" calcext:value-type="time">
            <text:p>01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099784951be2d3f2f6a6a1f797205bba201a81bee8e5d4b92e2de293e65e14" xlink:type="simple">1657991</text:a></text:p>
          </table:table-cell>
          <table:table-cell office:value-type="string" calcext:value-type="string">
            <text:p>2017-04-03 08:42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003" calcext:value-type="float">
            <text:p>7.003</text:p>
          </table:table-cell>
          <table:table-cell office:value-type="float" office:value="0" calcext:value-type="float">
            <text:p>0</text:p>
          </table:table-cell>
          <table:table-cell table:formula="of:=[.B618]-[.B619]" office:value-type="time" office:time-value="PT00H01M54.999999851S" calcext:value-type="time">
            <text:p>01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f03530a17fe4571de415b17dcfa0cddc2ca2345a276692a6979668983e80b3a" xlink:type="simple">1657990</text:a></text:p>
          </table:table-cell>
          <table:table-cell office:value-type="string" calcext:value-type="string">
            <text:p>2017-04-03 08:40:49</text:p>
          </table:table-cell>
          <table:table-cell office:value-type="float" office:value="2" calcext:value-type="float">
            <text:p>2</text:p>
          </table:table-cell>
          <table:table-cell office:value-type="float" office:value="6917.92522308" calcext:value-type="float">
            <text:p>6917.92522308</text:p>
          </table:table-cell>
          <table:table-cell office:value-type="float" office:value="7.353" calcext:value-type="float">
            <text:p>7.353</text:p>
          </table:table-cell>
          <table:table-cell office:value-type="float" office:value="4818.79" calcext:value-type="float">
            <text:p>4818.79</text:p>
          </table:table-cell>
          <table:table-cell table:formula="of:=[.B619]-[.B620]" office:value-type="time" office:time-value="PT00H01M59.000000157S" calcext:value-type="time">
            <text:p>01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895e88d927a0bbb746715056f1d57022d4e0a7636a4cc808e0b5d603b040b2" xlink:type="simple">1657989</text:a></text:p>
          </table:table-cell>
          <table:table-cell office:value-type="string" calcext:value-type="string">
            <text:p>2017-04-03 08:38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table:formula="of:=[.B620]-[.B621]" office:value-type="time" office:time-value="PT00H02M01.999999601S" calcext:value-type="time">
            <text:p>02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44750daf99872ba3d26b0917e1f8f2bd7975eea4964fefe8a5973dff4dca9ca" xlink:type="simple">1657988</text:a></text:p>
          </table:table-cell>
          <table:table-cell office:value-type="string" calcext:value-type="string">
            <text:p>2017-04-03 08:36:4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8.106" calcext:value-type="float">
            <text:p>8.106</text:p>
          </table:table-cell>
          <table:table-cell office:value-type="float" office:value="7.35" calcext:value-type="float">
            <text:p>7.35</text:p>
          </table:table-cell>
          <table:table-cell table:formula="of:=[.B621]-[.B622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d38133d31058251dfdcfc6cb56f218537cc0b535e4685bc4b5ee8e8a22b977d" xlink:type="simple">1657987</text:a></text:p>
          </table:table-cell>
          <table:table-cell office:value-type="string" calcext:value-type="string">
            <text:p>2017-04-03 08:36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12" calcext:value-type="float">
            <text:p>8.512</text:p>
          </table:table-cell>
          <table:table-cell office:value-type="float" office:value="0" calcext:value-type="float">
            <text:p>0</text:p>
          </table:table-cell>
          <table:table-cell table:formula="of:=[.B622]-[.B623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47c4659c1a54cc29b6801858ef7a5da9b4f12c9e512df874931a09e301cfdf8" xlink:type="simple">1657986</text:a></text:p>
          </table:table-cell>
          <table:table-cell office:value-type="string" calcext:value-type="string">
            <text:p>2017-04-03 08:35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37" calcext:value-type="float">
            <text:p>8.937</text:p>
          </table:table-cell>
          <table:table-cell office:value-type="float" office:value="0" calcext:value-type="float">
            <text:p>0</text:p>
          </table:table-cell>
          <table:table-cell table:formula="of:=[.B623]-[.B624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83ed9836344ce0cc1612ef5b6a2c6a8cfdbcadff6a6d6d52fbb33e8325ce040" xlink:type="simple">1657985</text:a></text:p>
          </table:table-cell>
          <table:table-cell office:value-type="string" calcext:value-type="string">
            <text:p>2017-04-03 08:35:07</text:p>
          </table:table-cell>
          <table:table-cell office:value-type="float" office:value="6" calcext:value-type="float">
            <text:p>6</text:p>
          </table:table-cell>
          <table:table-cell office:value-type="float" office:value="476.16470547" calcext:value-type="float">
            <text:p>476.16470547</text:p>
          </table:table-cell>
          <table:table-cell office:value-type="float" office:value="9.384" calcext:value-type="float">
            <text:p>9.384</text:p>
          </table:table-cell>
          <table:table-cell office:value-type="float" office:value="56.54" calcext:value-type="float">
            <text:p>56.54</text:p>
          </table:table-cell>
          <table:table-cell table:formula="of:=[.B624]-[.B625]" office:value-type="time" office:time-value="PT00H02M26.000000183S" calcext:value-type="time">
            <text:p>02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4e2a661518b2c4439e9c44bb2a68a5aa2455d567ceafa72b2c1d10d743c0f7" xlink:type="simple">1657984</text:a></text:p>
          </table:table-cell>
          <table:table-cell office:value-type="string" calcext:value-type="string">
            <text:p>2017-04-03 08:32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97" calcext:value-type="float">
            <text:p>9.697</text:p>
          </table:table-cell>
          <table:table-cell office:value-type="float" office:value="0" calcext:value-type="float">
            <text:p>0</text:p>
          </table:table-cell>
          <table:table-cell table:formula="of:=[.B625]-[.B626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7f987c768b2a82aa99c6eff457963464f7ea2c19efd899af97df2a95700effd" xlink:type="simple">1657983</text:a></text:p>
          </table:table-cell>
          <table:table-cell office:value-type="string" calcext:value-type="string">
            <text:p>2017-04-03 08:31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  <table:table-cell table:formula="of:=[.B626]-[.B627]" office:value-type="time" office:time-value="PT00H00M35.999999614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91c621124e2db2892bb7bafa1b65a8a6473c207b95108cd640369d790ee1c54" xlink:type="simple">1657982</text:a></text:p>
          </table:table-cell>
          <table:table-cell office:value-type="string" calcext:value-type="string">
            <text:p>2017-04-03 08:31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354" calcext:value-type="float">
            <text:p>10.354</text:p>
          </table:table-cell>
          <table:table-cell office:value-type="float" office:value="0" calcext:value-type="float">
            <text:p>0</text:p>
          </table:table-cell>
          <table:table-cell table:formula="of:=[.B627]-[.B628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d39936e4f2d52cebb04ec703503eb68eaf887f1f58e8090ea1ce217b575f742" xlink:type="simple">1657981</text:a></text:p>
          </table:table-cell>
          <table:table-cell office:value-type="string" calcext:value-type="string">
            <text:p>2017-04-03 08:31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99" calcext:value-type="float">
            <text:p>10.699</text:p>
          </table:table-cell>
          <table:table-cell office:value-type="float" office:value="0" calcext:value-type="float">
            <text:p>0</text:p>
          </table:table-cell>
          <table:table-cell table:formula="of:=[.B628]-[.B629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b36fa4c4c6b2146ddf12ebf38515eea7d4d6d7b023a6bb11a192b936b2f9ad" xlink:type="simple">1657980</text:a></text:p>
          </table:table-cell>
          <table:table-cell office:value-type="string" calcext:value-type="string">
            <text:p>2017-04-03 08:30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056" calcext:value-type="float">
            <text:p>11.056</text:p>
          </table:table-cell>
          <table:table-cell office:value-type="float" office:value="0" calcext:value-type="float">
            <text:p>0</text:p>
          </table:table-cell>
          <table:table-cell table:formula="of:=[.B629]-[.B630]" office:value-type="time" office:time-value="PT00H00M31.000000332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d8c9834f3dd9da32474fe2fefaef4bb589d11ee3be788eb44b3019f0a6b52d3" xlink:type="simple">1657979</text:a></text:p>
          </table:table-cell>
          <table:table-cell office:value-type="string" calcext:value-type="string">
            <text:p>2017-04-03 08:29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425" calcext:value-type="float">
            <text:p>11.425</text:p>
          </table:table-cell>
          <table:table-cell office:value-type="float" office:value="0" calcext:value-type="float">
            <text:p>0</text:p>
          </table:table-cell>
          <table:table-cell table:formula="of:=[.B630]-[.B631]" office:value-type="time" office:time-value="PT00H04M17.999999961S" calcext:value-type="time">
            <text:p>04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982b408bf520d728e246193b49f950e6414184504c6a68de799499180a439e9" xlink:type="simple">1657978</text:a></text:p>
          </table:table-cell>
          <table:table-cell office:value-type="string" calcext:value-type="string">
            <text:p>2017-04-03 08:25:21</text:p>
          </table:table-cell>
          <table:table-cell office:value-type="float" office:value="4" calcext:value-type="float">
            <text:p>4</text:p>
          </table:table-cell>
          <table:table-cell office:value-type="float" office:value="163.8230519" calcext:value-type="float">
            <text:p>163.8230519</text:p>
          </table:table-cell>
          <table:table-cell office:value-type="float" office:value="11.615" calcext:value-type="float">
            <text:p>11.615</text:p>
          </table:table-cell>
          <table:table-cell office:value-type="float" office:value="0.46" calcext:value-type="float">
            <text:p>0.46</text:p>
          </table:table-cell>
          <table:table-cell table:formula="of:=[.B631]-[.B632]" office:value-type="time" office:time-value="PT00H02M58.999999724S" calcext:value-type="time">
            <text:p>02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ef6874fad4748bea75a63a4d744f967cd3687a6ea433b9598cd0fe4be2ffc7" xlink:type="simple">1657977</text:a></text:p>
          </table:table-cell>
          <table:table-cell office:value-type="string" calcext:value-type="string">
            <text:p>2017-04-03 08:22:22</text:p>
          </table:table-cell>
          <table:table-cell office:value-type="float" office:value="2" calcext:value-type="float">
            <text:p>2</text:p>
          </table:table-cell>
          <table:table-cell office:value-type="float" office:value="96.23073369" calcext:value-type="float">
            <text:p>96.23073369</text:p>
          </table:table-cell>
          <table:table-cell office:value-type="float" office:value="11.615" calcext:value-type="float">
            <text:p>11.615</text:p>
          </table:table-cell>
          <table:table-cell office:value-type="float" office:value="0.81" calcext:value-type="float">
            <text:p>0.81</text:p>
          </table:table-cell>
          <table:table-cell table:formula="of:=[.B632]-[.B633]" office:value-type="time" office:time-value="PT00H04M14.000000283S" calcext:value-type="time">
            <text:p>04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e13abd1a8881c785efcc34dbb9ec06ad4197dfb99a710728a6c92b506c8b677" xlink:type="simple">1657976</text:a></text:p>
          </table:table-cell>
          <table:table-cell office:value-type="string" calcext:value-type="string">
            <text:p>2017-04-03 08:18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228" calcext:value-type="float">
            <text:p>11.228</text:p>
          </table:table-cell>
          <table:table-cell office:value-type="float" office:value="0" calcext:value-type="float">
            <text:p>0</text:p>
          </table:table-cell>
          <table:table-cell table:formula="of:=[.B633]-[.B634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0ad0e36abf1a8d2f32e6e1eef2bd56bdbb6cae4cef86681f605197ed4af4560" xlink:type="simple">1657975</text:a></text:p>
          </table:table-cell>
          <table:table-cell office:value-type="string" calcext:value-type="string">
            <text:p>2017-04-03 08:17:36</text:p>
          </table:table-cell>
          <table:table-cell office:value-type="float" office:value="2" calcext:value-type="float">
            <text:p>2</text:p>
          </table:table-cell>
          <table:table-cell office:value-type="float" office:value="240.01" calcext:value-type="float">
            <text:p>240.01</text:p>
          </table:table-cell>
          <table:table-cell office:value-type="float" office:value="10.854" calcext:value-type="float">
            <text:p>10.854</text:p>
          </table:table-cell>
          <table:table-cell office:value-type="float" office:value="20.06" calcext:value-type="float">
            <text:p>20.06</text:p>
          </table:table-cell>
          <table:table-cell table:formula="of:=[.B634]-[.B635]" office:value-type="time" office:time-value="PT00H02M26.000000183S" calcext:value-type="time">
            <text:p>02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b9b1d412185f37c90e22e6387c6e77b181e24f1541415947f23115fcc916409" xlink:type="simple">1657974</text:a></text:p>
          </table:table-cell>
          <table:table-cell office:value-type="string" calcext:value-type="string">
            <text:p>2017-04-03 08:15:10</text:p>
          </table:table-cell>
          <table:table-cell office:value-type="float" office:value="5" calcext:value-type="float">
            <text:p>5</text:p>
          </table:table-cell>
          <table:table-cell office:value-type="float" office:value="891.89205789" calcext:value-type="float">
            <text:p>891.89205789</text:p>
          </table:table-cell>
          <table:table-cell office:value-type="float" office:value="10.492" calcext:value-type="float">
            <text:p>10.492</text:p>
          </table:table-cell>
          <table:table-cell office:value-type="float" office:value="296.41" calcext:value-type="float">
            <text:p>296.41</text:p>
          </table:table-cell>
          <table:table-cell table:formula="of:=[.B635]-[.B636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f517e30c30e18ab8656dde0b3ee501211091064f23199607e32f4caffd460d" xlink:type="simple">1657973</text:a></text:p>
          </table:table-cell>
          <table:table-cell office:value-type="string" calcext:value-type="string">
            <text:p>2017-04-03 08:14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42" calcext:value-type="float">
            <text:p>10.142</text:p>
          </table:table-cell>
          <table:table-cell office:value-type="float" office:value="0" calcext:value-type="float">
            <text:p>0</text:p>
          </table:table-cell>
          <table:table-cell table:formula="of:=[.B636]-[.B637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cd7a8feeca37070e4b3437a74e7b17e786fc681119e7a27e770d817dab7296c" xlink:type="simple">1657972</text:a></text:p>
          </table:table-cell>
          <table:table-cell office:value-type="string" calcext:value-type="string">
            <text:p>2017-04-03 08:13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804" calcext:value-type="float">
            <text:p>9.804</text:p>
          </table:table-cell>
          <table:table-cell office:value-type="float" office:value="0" calcext:value-type="float">
            <text:p>0</text:p>
          </table:table-cell>
          <table:table-cell table:formula="of:=[.B637]-[.B638]" office:value-type="time" office:time-value="PT00H00M35.999999614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5b168ebb4078b030e676cb5bcb738aa6a73af4fe258473ea081b986a3b5a07" xlink:type="simple">1657971</text:a></text:p>
          </table:table-cell>
          <table:table-cell office:value-type="string" calcext:value-type="string">
            <text:p>2017-04-03 08:12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77" calcext:value-type="float">
            <text:p>9.477</text:p>
          </table:table-cell>
          <table:table-cell office:value-type="float" office:value="0" calcext:value-type="float">
            <text:p>0</text:p>
          </table:table-cell>
          <table:table-cell table:formula="of:=[.B638]-[.B639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84884fec1f27ff5866bc951ee5e1a63fbf7a987183a3183785cb13c1f532cfa" xlink:type="simple">1657970</text:a></text:p>
          </table:table-cell>
          <table:table-cell office:value-type="string" calcext:value-type="string">
            <text:p>2017-04-03 08:12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61" calcext:value-type="float">
            <text:p>9.161</text:p>
          </table:table-cell>
          <table:table-cell office:value-type="float" office:value="0" calcext:value-type="float">
            <text:p>0</text:p>
          </table:table-cell>
          <table:table-cell table:formula="of:=[.B639]-[.B640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9befbc9395495020790f825d65ca94450fe5ab8d2122de2f6af5fbe03a59127" xlink:type="simple">1657969</text:a></text:p>
          </table:table-cell>
          <table:table-cell office:value-type="string" calcext:value-type="string">
            <text:p>2017-04-03 08:11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56" calcext:value-type="float">
            <text:p>8.856</text:p>
          </table:table-cell>
          <table:table-cell office:value-type="float" office:value="0" calcext:value-type="float">
            <text:p>0</text:p>
          </table:table-cell>
          <table:table-cell table:formula="of:=[.B640]-[.B641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eb6b2d847da31b99c190dbc033df8a7928621ebdc3d6445448b0f717ba3fe7d" xlink:type="simple">1657968</text:a></text:p>
          </table:table-cell>
          <table:table-cell office:value-type="string" calcext:value-type="string">
            <text:p>2017-04-03 08:11:2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8.708" calcext:value-type="float">
            <text:p>8.708</text:p>
          </table:table-cell>
          <table:table-cell office:value-type="float" office:value="6.87" calcext:value-type="float">
            <text:p>6.87</text:p>
          </table:table-cell>
          <table:table-cell table:formula="of:=[.B641]-[.B642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54d915c74268fa51caf8c35f1e7f07c8cda2b4edf15ed6d2609b2d7bf74f8a" xlink:type="simple">1657967</text:a></text:p>
          </table:table-cell>
          <table:table-cell office:value-type="string" calcext:value-type="string">
            <text:p>2017-04-03 08:10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63" calcext:value-type="float">
            <text:p>8.563</text:p>
          </table:table-cell>
          <table:table-cell office:value-type="float" office:value="0" calcext:value-type="float">
            <text:p>0</text:p>
          </table:table-cell>
          <table:table-cell table:formula="of:=[.B642]-[.B643]" office:value-type="time" office:time-value="PT00H00M07.000000379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e7cf747f74255d04827a61d0adbf8d749c86ca61b30a44ab9d74def1a5633f8" xlink:type="simple">1657966</text:a></text:p>
          </table:table-cell>
          <table:table-cell office:value-type="string" calcext:value-type="string">
            <text:p>2017-04-03 08:10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  <table:table-cell table:formula="of:=[.B643]-[.B644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d8f51357810ff11bdb56269c6aa78cae13674412f89da92999ab3a0b0cc0e4b" xlink:type="simple">1657965</text:a></text:p>
          </table:table-cell>
          <table:table-cell office:value-type="string" calcext:value-type="string">
            <text:p>2017-04-03 08:10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  <table:table-cell table:formula="of:=[.B644]-[.B645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366d83ca98ead3057dfb6afcc8b6b26bae06340678df04e424dd304688dae4a" xlink:type="simple">1657964</text:a></text:p>
          </table:table-cell>
          <table:table-cell office:value-type="string" calcext:value-type="string">
            <text:p>2017-04-03 08:09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  <table:table-cell table:formula="of:=[.B645]-[.B646]" office:value-type="time" office:time-value="PT00H02M26.000000183S" calcext:value-type="time">
            <text:p>02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7d1facac4b5e3b2ebe3c92b45e15ae829fa10a3f72e8e535cdaa7d628a995c" xlink:type="simple">1657963</text:a></text:p>
          </table:table-cell>
          <table:table-cell office:value-type="string" calcext:value-type="string">
            <text:p>2017-04-03 08:07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46]-[.B647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f9e2af3d5e97ecdb407359ad0202986134fa2ad32e1247f7fe1297333836109" xlink:type="simple">1657962</text:a></text:p>
          </table:table-cell>
          <table:table-cell office:value-type="string" calcext:value-type="string">
            <text:p>2017-04-03 08:06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47]-[.B648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f752630237e9a7cb98ca2b7405e8a339427a7c38d8ab34d323464c7debb2728" xlink:type="simple">1657961</text:a></text:p>
          </table:table-cell>
          <table:table-cell office:value-type="string" calcext:value-type="string">
            <text:p>2017-04-03 08:06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48]-[.B649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657eff0b749417ba603a75c8689508b26a179a554e5a94eaa50868cb9fda608" xlink:type="simple">1657960</text:a></text:p>
          </table:table-cell>
          <table:table-cell office:value-type="string" calcext:value-type="string">
            <text:p>2017-04-03 08:06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49]-[.B650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eea1cfd3f64c0a61ea5988ae56eadf3d1eb8c96191c3b3632b8bfc0d3ccd753" xlink:type="simple">1657959</text:a></text:p>
          </table:table-cell>
          <table:table-cell office:value-type="string" calcext:value-type="string">
            <text:p>2017-04-03 08:06:03</text:p>
          </table:table-cell>
          <table:table-cell office:value-type="float" office:value="6" calcext:value-type="float">
            <text:p>6</text:p>
          </table:table-cell>
          <table:table-cell office:value-type="float" office:value="4040.05806791" calcext:value-type="float">
            <text:p>4040.05806791</text:p>
          </table:table-cell>
          <table:table-cell office:value-type="float" office:value="8.28" calcext:value-type="float">
            <text:p>8.28</text:p>
          </table:table-cell>
          <table:table-cell office:value-type="float" office:value="1038.65" calcext:value-type="float">
            <text:p>1038.65</text:p>
          </table:table-cell>
          <table:table-cell table:formula="of:=[.B650]-[.B651]" office:value-type="time" office:time-value="PT00H02M19.000000432S" calcext:value-type="time">
            <text:p>02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662810f1aefa9959ff61699d81175071943303d8d751501e50a882678cb6e36" xlink:type="simple">1657958</text:a></text:p>
          </table:table-cell>
          <table:table-cell office:value-type="string" calcext:value-type="string">
            <text:p>2017-04-03 08:03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51]-[.B652]" office:value-type="time" office:time-value="PT00H00M37.999999453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faa0ca3ed80d647cc68ac418f325f71c964901dd2fb90cc5cbda64ce74ab02" xlink:type="simple">1657957</text:a></text:p>
          </table:table-cell>
          <table:table-cell office:value-type="string" calcext:value-type="string">
            <text:p>2017-04-03 08:03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52]-[.B653]" office:value-type="time" office:time-value="PT00H00M13.000000524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21509e788c176fff16cb7e1eefe5c5bda19888c0e35d86728ce16d4d3f35f70" xlink:type="simple">1657956</text:a></text:p>
          </table:table-cell>
          <table:table-cell office:value-type="string" calcext:value-type="string">
            <text:p>2017-04-03 08:02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53]-[.B654]" office:value-type="time" office:time-value="PT00H01M37.000000044S" calcext:value-type="time">
            <text:p>01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7ca07a1f928eee8efefe6879f13abc709095771159e9b867da7caf4c28c955c" xlink:type="simple">1657955</text:a></text:p>
          </table:table-cell>
          <table:table-cell office:value-type="string" calcext:value-type="string">
            <text:p>2017-04-03 08:01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54]-[.B655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24f672987194bccf125a0ad9609c8957cab84f3aa7b09a869268a1ed021cf8" xlink:type="simple">1657954</text:a></text:p>
          </table:table-cell>
          <table:table-cell office:value-type="string" calcext:value-type="string">
            <text:p>2017-04-03 08:00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55]-[.B656]" office:value-type="time" office:time-value="PT00H02M10.999999819S" calcext:value-type="time">
            <text:p>02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933af6ff7267a3cb42156b7aebff46a572d7aadc1eaced99a7a3eb2e05e4af8" xlink:type="simple">1657953</text:a></text:p>
          </table:table-cell>
          <table:table-cell office:value-type="string" calcext:value-type="string">
            <text:p>2017-04-03 07:58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42" calcext:value-type="float">
            <text:p>8.142</text:p>
          </table:table-cell>
          <table:table-cell office:value-type="float" office:value="0" calcext:value-type="float">
            <text:p>0</text:p>
          </table:table-cell>
          <table:table-cell table:formula="of:=[.B656]-[.B657]" office:value-type="time" office:time-value="PT00H01M24.000000148S" calcext:value-type="time">
            <text:p>01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1c91270911d791d1cde6356471300d3c59c27124a956257784e8fc8f0572e9a" xlink:type="simple">1657952</text:a></text:p>
          </table:table-cell>
          <table:table-cell office:value-type="string" calcext:value-type="string">
            <text:p>2017-04-03 07:57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06" calcext:value-type="float">
            <text:p>8.006</text:p>
          </table:table-cell>
          <table:table-cell office:value-type="float" office:value="0" calcext:value-type="float">
            <text:p>0</text:p>
          </table:table-cell>
          <table:table-cell table:formula="of:=[.B657]-[.B658]" office:value-type="time" office:time-value="PT00H01M27.999999826S" calcext:value-type="time">
            <text:p>01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d03d8265c2d345c0e7fd465754d72ed76e53ccfd5f356a57c2302c44dd04d3" xlink:type="simple">1657951</text:a></text:p>
          </table:table-cell>
          <table:table-cell office:value-type="string" calcext:value-type="string">
            <text:p>2017-04-03 07:55:55</text:p>
          </table:table-cell>
          <table:table-cell office:value-type="float" office:value="6" calcext:value-type="float">
            <text:p>6</text:p>
          </table:table-cell>
          <table:table-cell office:value-type="float" office:value="932.27120956" calcext:value-type="float">
            <text:p>932.27120956</text:p>
          </table:table-cell>
          <table:table-cell office:value-type="float" office:value="7.739" calcext:value-type="float">
            <text:p>7.739</text:p>
          </table:table-cell>
          <table:table-cell office:value-type="float" office:value="107.99" calcext:value-type="float">
            <text:p>107.99</text:p>
          </table:table-cell>
          <table:table-cell table:formula="of:=[.B658]-[.B659]" office:value-type="time" office:time-value="PT00H01M49.000000334S" calcext:value-type="time">
            <text:p>01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a8885e618b3a21f04533ecb12e2677c679d4b0d5cb92f66f247175233876625" xlink:type="simple">1657950</text:a></text:p>
          </table:table-cell>
          <table:table-cell office:value-type="string" calcext:value-type="string">
            <text:p>2017-04-03 07:54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1" calcext:value-type="float">
            <text:p>7.481</text:p>
          </table:table-cell>
          <table:table-cell office:value-type="float" office:value="0" calcext:value-type="float">
            <text:p>0</text:p>
          </table:table-cell>
          <table:table-cell table:formula="of:=[.B659]-[.B660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abc8095c1d37d6ddd347f7325345c4c8ad96e4b6b60c3cb995e3bde10f950f3" xlink:type="simple">1657949</text:a></text:p>
          </table:table-cell>
          <table:table-cell office:value-type="string" calcext:value-type="string">
            <text:p>2017-04-03 07:53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57" calcext:value-type="float">
            <text:p>7.357</text:p>
          </table:table-cell>
          <table:table-cell office:value-type="float" office:value="0" calcext:value-type="float">
            <text:p>0</text:p>
          </table:table-cell>
          <table:table-cell table:formula="of:=[.B660]-[.B661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fb810614773d368f15e6e2c3a9cf8b1c0a1ea0e8ff4c3c5a8b79fc16183caa" xlink:type="simple">1657948</text:a></text:p>
          </table:table-cell>
          <table:table-cell office:value-type="string" calcext:value-type="string">
            <text:p>2017-04-03 07:53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57" calcext:value-type="float">
            <text:p>7.357</text:p>
          </table:table-cell>
          <table:table-cell office:value-type="float" office:value="0" calcext:value-type="float">
            <text:p>0</text:p>
          </table:table-cell>
          <table:table-cell table:formula="of:=[.B661]-[.B662]" office:value-type="time" office:time-value="PT00H01M24.000000148S" calcext:value-type="time">
            <text:p>01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b88800abf7fb977c4ebb0f7ae1045dd1302b5e2b0097689e01d0e674bd23790" xlink:type="simple">1657947</text:a></text:p>
          </table:table-cell>
          <table:table-cell office:value-type="string" calcext:value-type="string">
            <text:p>2017-04-03 07:51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34" calcext:value-type="float">
            <text:p>7.234</text:p>
          </table:table-cell>
          <table:table-cell office:value-type="float" office:value="0" calcext:value-type="float">
            <text:p>0</text:p>
          </table:table-cell>
          <table:table-cell table:formula="of:=[.B662]-[.B663]" office:value-type="time" office:time-value="PT00H01M19.999999842S" calcext:value-type="time">
            <text:p>01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7cb801b22ec6a6906e3886ce34e317495bf582ca7f9e3d4c6ff2efafb5bf88" xlink:type="simple">1657946</text:a></text:p>
          </table:table-cell>
          <table:table-cell office:value-type="string" calcext:value-type="string">
            <text:p>2017-04-03 07:50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13" calcext:value-type="float">
            <text:p>7.113</text:p>
          </table:table-cell>
          <table:table-cell office:value-type="float" office:value="0" calcext:value-type="float">
            <text:p>0</text:p>
          </table:table-cell>
          <table:table-cell table:formula="of:=[.B663]-[.B664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8f8a16bfe487625e507102c75058d563262602851a6fda56a4f7cc4e4b4e981" xlink:type="simple">1657945</text:a></text:p>
          </table:table-cell>
          <table:table-cell office:value-type="string" calcext:value-type="string">
            <text:p>2017-04-03 07:49:40</text:p>
          </table:table-cell>
          <table:table-cell office:value-type="float" office:value="2" calcext:value-type="float">
            <text:p>2</text:p>
          </table:table-cell>
          <table:table-cell office:value-type="float" office:value="115.85678692" calcext:value-type="float">
            <text:p>115.85678692</text:p>
          </table:table-cell>
          <table:table-cell office:value-type="float" office:value="6.995" calcext:value-type="float">
            <text:p>6.995</text:p>
          </table:table-cell>
          <table:table-cell office:value-type="float" office:value="6.96" calcext:value-type="float">
            <text:p>6.96</text:p>
          </table:table-cell>
          <table:table-cell table:formula="of:=[.B664]-[.B665]" office:value-type="time" office:time-value="PT00H01M02.000000034S" calcext:value-type="time">
            <text:p>01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f7e31120b1428b9dd81d93e9f6432a1d71223c5c71472b02f156f39d357544" xlink:type="simple">1657944</text:a></text:p>
          </table:table-cell>
          <table:table-cell office:value-type="string" calcext:value-type="string">
            <text:p>2017-04-03 07:48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78" calcext:value-type="float">
            <text:p>6.878</text:p>
          </table:table-cell>
          <table:table-cell office:value-type="float" office:value="0" calcext:value-type="float">
            <text:p>0</text:p>
          </table:table-cell>
          <table:table-cell table:formula="of:=[.B665]-[.B666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fb99adc493b52c1361404b3ddbf31d50befc4ed748236aee2896b11dc610b5" xlink:type="simple">1657943</text:a></text:p>
          </table:table-cell>
          <table:table-cell office:value-type="string" calcext:value-type="string">
            <text:p>2017-04-03 07:47:50</text:p>
          </table:table-cell>
          <table:table-cell office:value-type="float" office:value="4" calcext:value-type="float">
            <text:p>4</text:p>
          </table:table-cell>
          <table:table-cell office:value-type="float" office:value="2080.01" calcext:value-type="float">
            <text:p>2080.01</text:p>
          </table:table-cell>
          <table:table-cell office:value-type="float" office:value="6.764" calcext:value-type="float">
            <text:p>6.764</text:p>
          </table:table-cell>
          <table:table-cell office:value-type="float" office:value="9432.47" calcext:value-type="float">
            <text:p>9432.47</text:p>
          </table:table-cell>
          <table:table-cell table:formula="of:=[.B666]-[.B667]" office:value-type="time" office:time-value="PT00H01M16.999999769S" calcext:value-type="time">
            <text:p>01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c9fd9b29b687702a8d02ba5a2d64ee4167902a2c53cf2521529c08f735918d" xlink:type="simple">1657942</text:a></text:p>
          </table:table-cell>
          <table:table-cell office:value-type="string" calcext:value-type="string">
            <text:p>2017-04-03 07:46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64" calcext:value-type="float">
            <text:p>6.764</text:p>
          </table:table-cell>
          <table:table-cell office:value-type="float" office:value="0" calcext:value-type="float">
            <text:p>0</text:p>
          </table:table-cell>
          <table:table-cell table:formula="of:=[.B667]-[.B668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a9e11cc76c3a9ea763820cafc5c2db01fa6718d5737a401c5a278578d796637" xlink:type="simple">1657941</text:a></text:p>
          </table:table-cell>
          <table:table-cell office:value-type="string" calcext:value-type="string">
            <text:p>2017-04-03 07:46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64" calcext:value-type="float">
            <text:p>6.764</text:p>
          </table:table-cell>
          <table:table-cell office:value-type="float" office:value="0" calcext:value-type="float">
            <text:p>0</text:p>
          </table:table-cell>
          <table:table-cell table:formula="of:=[.B668]-[.B669]" office:value-type="time" office:time-value="PT00H00M05.00000054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39782b628147492aee6f4c113d11bc56f45446ba5602612e29d0e17e7753c1b" xlink:type="simple">1657940</text:a></text:p>
          </table:table-cell>
          <table:table-cell office:value-type="string" calcext:value-type="string">
            <text:p>2017-04-03 07:45:59</text:p>
          </table:table-cell>
          <table:table-cell office:value-type="float" office:value="2" calcext:value-type="float">
            <text:p>2</text:p>
          </table:table-cell>
          <table:table-cell office:value-type="float" office:value="132.93171202" calcext:value-type="float">
            <text:p>132.93171202</text:p>
          </table:table-cell>
          <table:table-cell office:value-type="float" office:value="6.876" calcext:value-type="float">
            <text:p>6.876</text:p>
          </table:table-cell>
          <table:table-cell office:value-type="float" office:value="0.19" calcext:value-type="float">
            <text:p>0.19</text:p>
          </table:table-cell>
          <table:table-cell table:formula="of:=[.B669]-[.B670]" office:value-type="time" office:time-value="PT00H00M08.999999589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db3285f4f896c26e81a3f5287ffc48ceb39b0cf5cd14e5d7293b683f2166644" xlink:type="simple">1657939</text:a></text:p>
          </table:table-cell>
          <table:table-cell office:value-type="string" calcext:value-type="string">
            <text:p>2017-04-03 07:45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91" calcext:value-type="float">
            <text:p>6.991</text:p>
          </table:table-cell>
          <table:table-cell office:value-type="float" office:value="0" calcext:value-type="float">
            <text:p>0</text:p>
          </table:table-cell>
          <table:table-cell table:formula="of:=[.B670]-[.B671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3bdf5baee2ebd9807145af7667d4eba73b8e07bea78d5d482f2c7e2c1980d1" xlink:type="simple">1657938</text:a></text:p>
          </table:table-cell>
          <table:table-cell office:value-type="string" calcext:value-type="string">
            <text:p>2017-04-03 07:45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8" calcext:value-type="float">
            <text:p>7.108</text:p>
          </table:table-cell>
          <table:table-cell office:value-type="float" office:value="0" calcext:value-type="float">
            <text:p>0</text:p>
          </table:table-cell>
          <table:table-cell table:formula="of:=[.B671]-[.B672]" office:value-type="time" office:time-value="PT00H02M42.999999756S" calcext:value-type="time">
            <text:p>02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a0101763fc7379e59b5a2c87ee9705914d482547c3fc314be430c0c58f0980" xlink:type="simple">1657937</text:a></text:p>
          </table:table-cell>
          <table:table-cell office:value-type="string" calcext:value-type="string">
            <text:p>2017-04-03 07:42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8" calcext:value-type="float">
            <text:p>7.1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1M00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3e28d49264d4d13688ab40473aa720238c2816104cc1b646311613faebcdb09" xlink:type="simple">1657936</text:a></text:p>
          </table:table-cell>
          <table:table-cell office:value-type="string" calcext:value-type="string">
            <text:p>2017-04-03 07:44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6" calcext:value-type="float">
            <text:p>7.226</text:p>
          </table:table-cell>
          <table:table-cell office:value-type="float" office:value="0" calcext:value-type="float">
            <text:p>0</text:p>
          </table:table-cell>
          <table:table-cell table:formula="of:=[.B673]-[.B674]" office:value-type="time" office:time-value="PT00H02M49.00000053S" calcext:value-type="time">
            <text:p>02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38d15cfa05eef53e597d2e7fad12017466c13f27b3cc24bdb8502f9535be94d" xlink:type="simple">1657935</text:a></text:p>
          </table:table-cell>
          <table:table-cell office:value-type="string" calcext:value-type="string">
            <text:p>2017-04-03 07:41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6" calcext:value-type="float">
            <text:p>7.226</text:p>
          </table:table-cell>
          <table:table-cell office:value-type="float" office:value="0" calcext:value-type="float">
            <text:p>0</text:p>
          </table:table-cell>
          <table:table-cell table:formula="of:=[.B674]-[.B675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6a5cfc79ea2e6023bdc89a25d5cfe56f6cf573e25a6ade5a912837b5a6b3617" xlink:type="simple">1657934</text:a></text:p>
          </table:table-cell>
          <table:table-cell office:value-type="string" calcext:value-type="string">
            <text:p>2017-04-03 07:40:55</text:p>
          </table:table-cell>
          <table:table-cell office:value-type="float" office:value="2" calcext:value-type="float">
            <text:p>2</text:p>
          </table:table-cell>
          <table:table-cell office:value-type="float" office:value="640.02" calcext:value-type="float">
            <text:p>640.02</text:p>
          </table:table-cell>
          <table:table-cell office:value-type="float" office:value="7.226" calcext:value-type="float">
            <text:p>7.226</text:p>
          </table:table-cell>
          <table:table-cell office:value-type="float" office:value="18123.41" calcext:value-type="float">
            <text:p>18123.41</text:p>
          </table:table-cell>
          <table:table-cell table:formula="of:=[.B675]-[.B676]" office:value-type="time" office:time-value="PT00H03M09.999999781S" calcext:value-type="time">
            <text:p>03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01eb49005e174f6c8eaf96322c65272188bdafd6e45c2587a5e4ef67337c6b7" xlink:type="simple">1657933</text:a></text:p>
          </table:table-cell>
          <table:table-cell office:value-type="string" calcext:value-type="string">
            <text:p>2017-04-03 07:37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6" calcext:value-type="float">
            <text:p>7.106</text:p>
          </table:table-cell>
          <table:table-cell office:value-type="float" office:value="0" calcext:value-type="float">
            <text:p>0</text:p>
          </table:table-cell>
          <table:table-cell table:formula="of:=[.B676]-[.B677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0418b771607ad2ca12acd21eff2e04bfb976070dfba482afd16138827a0d44" xlink:type="simple">1657932</text:a></text:p>
          </table:table-cell>
          <table:table-cell office:value-type="string" calcext:value-type="string">
            <text:p>2017-04-03 07:37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87" calcext:value-type="float">
            <text:p>6.987</text:p>
          </table:table-cell>
          <table:table-cell office:value-type="float" office:value="0" calcext:value-type="float">
            <text:p>0</text:p>
          </table:table-cell>
          <table:table-cell table:formula="of:=[.B677]-[.B678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6b8755930de1496abb144437432177bd1a1a1aa3481e74837a85d472f985e97" xlink:type="simple">1657931</text:a></text:p>
          </table:table-cell>
          <table:table-cell office:value-type="string" calcext:value-type="string">
            <text:p>2017-04-03 07:37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71" calcext:value-type="float">
            <text:p>6.871</text:p>
          </table:table-cell>
          <table:table-cell office:value-type="float" office:value="0" calcext:value-type="float">
            <text:p>0</text:p>
          </table:table-cell>
          <table:table-cell table:formula="of:=[.B678]-[.B679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5c58e4c0b3811f6d15bf6364980c196c6b68d7935abb536051c91b16f49703" xlink:type="simple">1657930</text:a></text:p>
          </table:table-cell>
          <table:table-cell office:value-type="string" calcext:value-type="string">
            <text:p>2017-04-03 07:36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56" calcext:value-type="float">
            <text:p>6.756</text:p>
          </table:table-cell>
          <table:table-cell office:value-type="float" office:value="0" calcext:value-type="float">
            <text:p>0</text:p>
          </table:table-cell>
          <table:table-cell table:formula="of:=[.B679]-[.B680]" office:value-type="time" office:time-value="PT00H01M10.999999624S" calcext:value-type="time">
            <text:p>01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2c0e56eafcee1de71d20dc09ad7732f72be38fec5a436dd29b0352d1744fb30" xlink:type="simple">1657929</text:a></text:p>
          </table:table-cell>
          <table:table-cell office:value-type="string" calcext:value-type="string">
            <text:p>2017-04-03 07:35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44" calcext:value-type="float">
            <text:p>6.644</text:p>
          </table:table-cell>
          <table:table-cell office:value-type="float" office:value="0" calcext:value-type="float">
            <text:p>0</text:p>
          </table:table-cell>
          <table:table-cell table:formula="of:=[.B680]-[.B681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951d2cb190ea025074e6886c90f8e5aab01a4e18dcf4b11ee29db6f07cd581f" xlink:type="simple">1657928</text:a></text:p>
          </table:table-cell>
          <table:table-cell office:value-type="string" calcext:value-type="string">
            <text:p>2017-04-03 07:35:21</text:p>
          </table:table-cell>
          <table:table-cell office:value-type="float" office:value="6" calcext:value-type="float">
            <text:p>6</text:p>
          </table:table-cell>
          <table:table-cell office:value-type="float" office:value="6079.74247883" calcext:value-type="float">
            <text:p>6079.74247883</text:p>
          </table:table-cell>
          <table:table-cell office:value-type="float" office:value="6.533" calcext:value-type="float">
            <text:p>6.533</text:p>
          </table:table-cell>
          <table:table-cell office:value-type="float" office:value="7315.38" calcext:value-type="float">
            <text:p>7315.38</text:p>
          </table:table-cell>
          <table:table-cell table:formula="of:=[.B681]-[.B682]" office:value-type="time" office:time-value="PT00H03M37.000000435S" calcext:value-type="time">
            <text:p>03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ad8bdac3274e4c9bc3ab9e0a229400c4795f7497993dad30c0839846c8d3fa0" xlink:type="simple">1657927</text:a></text:p>
          </table:table-cell>
          <table:table-cell office:value-type="string" calcext:value-type="string">
            <text:p>2017-04-03 07:31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24" calcext:value-type="float">
            <text:p>6.424</text:p>
          </table:table-cell>
          <table:table-cell office:value-type="float" office:value="0" calcext:value-type="float">
            <text:p>0</text:p>
          </table:table-cell>
          <table:table-cell table:formula="of:=[.B682]-[.B683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97158ba75e68a13586280d156624db7cffb869f2fa04ba3363b076698977019" xlink:type="simple">1657926</text:a></text:p>
          </table:table-cell>
          <table:table-cell office:value-type="string" calcext:value-type="string">
            <text:p>2017-04-03 07:30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17" calcext:value-type="float">
            <text:p>6.317</text:p>
          </table:table-cell>
          <table:table-cell office:value-type="float" office:value="0" calcext:value-type="float">
            <text:p>0</text:p>
          </table:table-cell>
          <table:table-cell table:formula="of:=[.B683]-[.B684]" office:value-type="time" office:time-value="PT00H02M39.999999683S" calcext:value-type="time">
            <text:p>02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9fa870786581fa3bf6a694cd7359e5e0faf5e2f4bb2560d7ac203f9e2fd5d13" xlink:type="simple">1657925</text:a></text:p>
          </table:table-cell>
          <table:table-cell office:value-type="string" calcext:value-type="string">
            <text:p>2017-04-03 07:28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06" calcext:value-type="float">
            <text:p>6.106</text:p>
          </table:table-cell>
          <table:table-cell office:value-type="float" office:value="0" calcext:value-type="float">
            <text:p>0</text:p>
          </table:table-cell>
          <table:table-cell table:formula="of:=[.B684]-[.B685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5c64163f98f53c585dadbcfc72981dce1b8e3ea5f2915618bb8492fcf8295b1" xlink:type="simple">1657924</text:a></text:p>
          </table:table-cell>
          <table:table-cell office:value-type="string" calcext:value-type="string">
            <text:p>2017-04-03 07:27:55</text:p>
          </table:table-cell>
          <table:table-cell office:value-type="float" office:value="2" calcext:value-type="float">
            <text:p>2</text:p>
          </table:table-cell>
          <table:table-cell office:value-type="float" office:value="208.01896399" calcext:value-type="float">
            <text:p>208.01896399</text:p>
          </table:table-cell>
          <table:table-cell office:value-type="float" office:value="6.004" calcext:value-type="float">
            <text:p>6.004</text:p>
          </table:table-cell>
          <table:table-cell office:value-type="float" office:value="52.57" calcext:value-type="float">
            <text:p>52.57</text:p>
          </table:table-cell>
          <table:table-cell table:formula="of:=[.B685]-[.B686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d1dc00fbd6293eb62e4123123fe506b269e081411bcf00f4a2b33c0f8985bf7" xlink:type="simple">1657923</text:a></text:p>
          </table:table-cell>
          <table:table-cell office:value-type="string" calcext:value-type="string">
            <text:p>2017-04-03 07:27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04" calcext:value-type="float">
            <text:p>5.904</text:p>
          </table:table-cell>
          <table:table-cell office:value-type="float" office:value="0" calcext:value-type="float">
            <text:p>0</text:p>
          </table:table-cell>
          <table:table-cell table:formula="of:=[.B686]-[.B687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8d79c892a06e793eec8d4dea7e980abab910e7a491edad17768e043d555c98" xlink:type="simple">1657922</text:a></text:p>
          </table:table-cell>
          <table:table-cell office:value-type="string" calcext:value-type="string">
            <text:p>2017-04-03 07:27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06" calcext:value-type="float">
            <text:p>5.806</text:p>
          </table:table-cell>
          <table:table-cell office:value-type="float" office:value="0" calcext:value-type="float">
            <text:p>0</text:p>
          </table:table-cell>
          <table:table-cell table:formula="of:=[.B687]-[.B688]" office:value-type="time" office:time-value="PT00H00M24.999999558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f134bcfed72c62d548b426361953035d8c385cf89de29f61a201119d39294b" xlink:type="simple">1657921</text:a></text:p>
          </table:table-cell>
          <table:table-cell office:value-type="string" calcext:value-type="string">
            <text:p>2017-04-03 07:26:42</text:p>
          </table:table-cell>
          <table:table-cell office:value-type="float" office:value="2" calcext:value-type="float">
            <text:p>2</text:p>
          </table:table-cell>
          <table:table-cell office:value-type="float" office:value="40080.01187616" calcext:value-type="float">
            <text:p>40080.01187616</text:p>
          </table:table-cell>
          <table:table-cell office:value-type="float" office:value="5.709" calcext:value-type="float">
            <text:p>5.709</text:p>
          </table:table-cell>
          <table:table-cell office:value-type="float" office:value="46907959.36" calcext:value-type="float">
            <text:p>46907959.36</text:p>
          </table:table-cell>
          <table:table-cell table:formula="of:=[.B688]-[.B689]" office:value-type="time" office:time-value="PT00H01M19.000000237S" calcext:value-type="time">
            <text:p>01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598bbb8198e9d5c4652ca0ad64104dc4b387f257d9fd72d9b358812f92f181a" xlink:type="simple">1657920</text:a></text:p>
          </table:table-cell>
          <table:table-cell office:value-type="string" calcext:value-type="string">
            <text:p>2017-04-03 07:25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14" calcext:value-type="float">
            <text:p>5.614</text:p>
          </table:table-cell>
          <table:table-cell office:value-type="float" office:value="0" calcext:value-type="float">
            <text:p>0</text:p>
          </table:table-cell>
          <table:table-cell table:formula="of:=[.B689]-[.B690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41ace15e8bad2b3cfbf4895eaf18c951d130e1af6fc4d0a109e5de38061f9ed" xlink:type="simple">1657919</text:a></text:p>
          </table:table-cell>
          <table:table-cell office:value-type="string" calcext:value-type="string">
            <text:p>2017-04-03 07:25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  <table:table-cell table:formula="of:=[.B690]-[.B691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9b3c3b3ab9cfbd6d73d825d8bfca5b40748bfc83f8e022aa0d72406760d3d2" xlink:type="simple">1657918</text:a></text:p>
          </table:table-cell>
          <table:table-cell office:value-type="string" calcext:value-type="string">
            <text:p>2017-04-03 07:24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  <table:table-cell table:formula="of:=[.B691]-[.B692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5e48f3e5bc41ed6c77350de94056be321b9a7d9c014ca922bf8cf2a5ccafd9" xlink:type="simple">1657917</text:a></text:p>
          </table:table-cell>
          <table:table-cell office:value-type="string" calcext:value-type="string">
            <text:p>2017-04-03 07:24:33</text:p>
          </table:table-cell>
          <table:table-cell office:value-type="float" office:value="4" calcext:value-type="float">
            <text:p>4</text:p>
          </table:table-cell>
          <table:table-cell office:value-type="float" office:value="299.49061365" calcext:value-type="float">
            <text:p>299.49061365</text:p>
          </table:table-cell>
          <table:table-cell office:value-type="float" office:value="5.52" calcext:value-type="float">
            <text:p>5.52</text:p>
          </table:table-cell>
          <table:table-cell office:value-type="float" office:value="45.54" calcext:value-type="float">
            <text:p>45.54</text:p>
          </table:table-cell>
          <table:table-cell table:formula="of:=[.B692]-[.B693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1c09a73c87d13459904dc0686c477b961f9e4bb41bb50d2f8a71878fff6a025" xlink:type="simple">1657916</text:a></text:p>
          </table:table-cell>
          <table:table-cell office:value-type="string" calcext:value-type="string">
            <text:p>2017-04-03 07:24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12" calcext:value-type="float">
            <text:p>5.612</text:p>
          </table:table-cell>
          <table:table-cell office:value-type="float" office:value="0" calcext:value-type="float">
            <text:p>0</text:p>
          </table:table-cell>
          <table:table-cell table:formula="of:=[.B693]-[.B694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870c1523d553c9ffc94783447b8c541555e1ec102c7d0d69c08a4af83d1abd2" xlink:type="simple">1657915</text:a></text:p>
          </table:table-cell>
          <table:table-cell office:value-type="string" calcext:value-type="string">
            <text:p>2017-04-03 07:23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formula="of:=[.B694]-[.B695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0c6e1c932cb789d28eba76d13a4ca03f46859c7062c76301e3d1f3c1728757e" xlink:type="simple">1657914</text:a></text:p>
          </table:table-cell>
          <table:table-cell office:value-type="string" calcext:value-type="string">
            <text:p>2017-04-03 07:23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table:formula="of:=[.B695]-[.B696]" office:value-type="time" office:time-value="PT00H00M29.999999469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f36b1ceca70f82537f83750a6231ed094969255ce074492a8dbe9aa5e8ed3e4" xlink:type="simple">1657913</text:a></text:p>
          </table:table-cell>
          <table:table-cell office:value-type="string" calcext:value-type="string">
            <text:p>2017-04-03 07:22:32</text:p>
          </table:table-cell>
          <table:table-cell office:value-type="float" office:value="2" calcext:value-type="float">
            <text:p>2</text:p>
          </table:table-cell>
          <table:table-cell office:value-type="float" office:value="202.23533059" calcext:value-type="float">
            <text:p>202.23533059</text:p>
          </table:table-cell>
          <table:table-cell office:value-type="float" office:value="6.394" calcext:value-type="float">
            <text:p>6.394</text:p>
          </table:table-cell>
          <table:table-cell office:value-type="float" office:value="29.86" calcext:value-type="float">
            <text:p>29.86</text:p>
          </table:table-cell>
          <table:table-cell table:formula="of:=[.B696]-[.B697]" office:value-type="time" office:time-value="PT00H02M54.000000441S" calcext:value-type="time">
            <text:p>02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9084da62da52b54112b06c08b499744502e541daf98e13d711ff7b766f2350" xlink:type="simple">1657912</text:a></text:p>
          </table:table-cell>
          <table:table-cell office:value-type="string" calcext:value-type="string">
            <text:p>2017-04-03 07:19:38</text:p>
          </table:table-cell>
          <table:table-cell office:value-type="float" office:value="3" calcext:value-type="float">
            <text:p>3</text:p>
          </table:table-cell>
          <table:table-cell office:value-type="float" office:value="307.17224508" calcext:value-type="float">
            <text:p>307.17224508</text:p>
          </table:table-cell>
          <table:table-cell office:value-type="float" office:value="6.714" calcext:value-type="float">
            <text:p>6.714</text:p>
          </table:table-cell>
          <table:table-cell office:value-type="float" office:value="199.97" calcext:value-type="float">
            <text:p>199.97</text:p>
          </table:table-cell>
          <table:table-cell table:formula="of:=[.B697]-[.B698]" office:value-type="time" office:time-value="PT00H02M48.999999901S" calcext:value-type="time">
            <text:p>02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8b24f3e3ae2a761a7418b5d23195c4531423688c7e95182bce38173dd91935" xlink:type="simple">1657911</text:a></text:p>
          </table:table-cell>
          <table:table-cell office:value-type="string" calcext:value-type="string">
            <text:p>2017-04-03 07:16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38" calcext:value-type="float">
            <text:p>6.938</text:p>
          </table:table-cell>
          <table:table-cell office:value-type="float" office:value="0" calcext:value-type="float">
            <text:p>0</text:p>
          </table:table-cell>
          <table:table-cell table:formula="of:=[.B698]-[.B699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26759b9f02d00ade048170f4beef86990aabe70df6b3cd3f251e7f0182a72c" xlink:type="simple">1657910</text:a></text:p>
          </table:table-cell>
          <table:table-cell office:value-type="string" calcext:value-type="string">
            <text:p>2017-04-03 07:16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69" calcext:value-type="float">
            <text:p>7.169</text:p>
          </table:table-cell>
          <table:table-cell office:value-type="float" office:value="0" calcext:value-type="float">
            <text:p>0</text:p>
          </table:table-cell>
          <table:table-cell table:formula="of:=[.B699]-[.B700]" office:value-type="time" office:time-value="PT00H01M28.999999431S" calcext:value-type="time">
            <text:p>01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da9e2fe66a979694149fb07578c767540955108a2d28fedcd47b85d2620086d" xlink:type="simple">1657909</text:a></text:p>
          </table:table-cell>
          <table:table-cell office:value-type="string" calcext:value-type="string">
            <text:p>2017-04-03 07:15:11</text:p>
          </table:table-cell>
          <table:table-cell office:value-type="float" office:value="2" calcext:value-type="float">
            <text:p>2</text:p>
          </table:table-cell>
          <table:table-cell office:value-type="float" office:value="240.02" calcext:value-type="float">
            <text:p>240.02</text:p>
          </table:table-cell>
          <table:table-cell office:value-type="float" office:value="7.408" calcext:value-type="float">
            <text:p>7.408</text:p>
          </table:table-cell>
          <table:table-cell office:value-type="float" office:value="34.67" calcext:value-type="float">
            <text:p>34.67</text:p>
          </table:table-cell>
          <table:table-cell table:formula="of:=[.B700]-[.B701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2592aab21481b081e7530e118925ff29642135ef2aed8d799541adff7a4f2e" xlink:type="simple">1657908</text:a></text:p>
          </table:table-cell>
          <table:table-cell office:value-type="string" calcext:value-type="string">
            <text:p>2017-04-03 07:14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55" calcext:value-type="float">
            <text:p>7.655</text:p>
          </table:table-cell>
          <table:table-cell office:value-type="float" office:value="0" calcext:value-type="float">
            <text:p>0</text:p>
          </table:table-cell>
          <table:table-cell table:formula="of:=[.B701]-[.B702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88f75b16240d0e4b05db0d490318f2ebf3fdd8f2d4c283ac6cf0cdff282fee4" xlink:type="simple">1657907</text:a></text:p>
          </table:table-cell>
          <table:table-cell office:value-type="string" calcext:value-type="string">
            <text:p>2017-04-03 07:14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1" calcext:value-type="float">
            <text:p>7.91</text:p>
          </table:table-cell>
          <table:table-cell office:value-type="float" office:value="0" calcext:value-type="float">
            <text:p>0</text:p>
          </table:table-cell>
          <table:table-cell table:formula="of:=[.B702]-[.B703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fbec9be778a82b2f0978e38c075a9e8e56d41f7e8e12133a9b188240889455c" xlink:type="simple">1657906</text:a></text:p>
          </table:table-cell>
          <table:table-cell office:value-type="string" calcext:value-type="string">
            <text:p>2017-04-03 07:12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74" calcext:value-type="float">
            <text:p>8.174</text:p>
          </table:table-cell>
          <table:table-cell office:value-type="float" office:value="0" calcext:value-type="float">
            <text:p>0</text:p>
          </table:table-cell>
          <table:table-cell table:formula="of:=[.B703]-[.B704]" office:value-type="time" office:time-value="PT00H01M14.000000325S" calcext:value-type="time">
            <text:p>01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741f09a9a92ccfc33c5ecc5a2e89570178a7ef91c9ee5f07dc8d3aad828f88" xlink:type="simple">1657905</text:a></text:p>
          </table:table-cell>
          <table:table-cell office:value-type="string" calcext:value-type="string">
            <text:p>2017-04-03 07:11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46" calcext:value-type="float">
            <text:p>8.446</text:p>
          </table:table-cell>
          <table:table-cell office:value-type="float" office:value="0" calcext:value-type="float">
            <text:p>0</text:p>
          </table:table-cell>
          <table:table-cell table:formula="of:=[.B704]-[.B705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3cccc80409d749e2ca3e1fad4efb7768a1c69f2ef053ca039d219e32a1aed17" xlink:type="simple">1657904</text:a></text:p>
          </table:table-cell>
          <table:table-cell office:value-type="string" calcext:value-type="string">
            <text:p>2017-04-03 07:10:54</text:p>
          </table:table-cell>
          <table:table-cell office:value-type="float" office:value="2" calcext:value-type="float">
            <text:p>2</text:p>
          </table:table-cell>
          <table:table-cell office:value-type="float" office:value="139.26465342" calcext:value-type="float">
            <text:p>139.26465342</text:p>
          </table:table-cell>
          <table:table-cell office:value-type="float" office:value="8.728" calcext:value-type="float">
            <text:p>8.728</text:p>
          </table:table-cell>
          <table:table-cell office:value-type="float" office:value="2.74" calcext:value-type="float">
            <text:p>2.74</text:p>
          </table:table-cell>
          <table:table-cell table:formula="of:=[.B705]-[.B706]" office:value-type="time" office:time-value="PT00H03M03.000000031S" calcext:value-type="time">
            <text:p>03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261567ec7d18d198e7d291abdc74d74d9c3f0dcb8f07b739abeee5c9c2dbf2b" xlink:type="simple">1657903</text:a></text:p>
          </table:table-cell>
          <table:table-cell office:value-type="string" calcext:value-type="string">
            <text:p>2017-04-03 07:07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73" calcext:value-type="float">
            <text:p>8.873</text:p>
          </table:table-cell>
          <table:table-cell office:value-type="float" office:value="0" calcext:value-type="float">
            <text:p>0</text:p>
          </table:table-cell>
          <table:table-cell table:formula="of:=[.B706]-[.B707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c1d12b2842127f8ad5d27c8d119861378954368974b0ff3fa3de8ed634b684" xlink:type="simple">1657902</text:a></text:p>
          </table:table-cell>
          <table:table-cell office:value-type="string" calcext:value-type="string">
            <text:p>2017-04-03 07:07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021" calcext:value-type="float">
            <text:p>9.021</text:p>
          </table:table-cell>
          <table:table-cell office:value-type="float" office:value="0" calcext:value-type="float">
            <text:p>0</text:p>
          </table:table-cell>
          <table:table-cell table:formula="of:=[.B707]-[.B708]" office:value-type="time" office:time-value="PT00H01M27.999999826S" calcext:value-type="time">
            <text:p>01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79454bfafc743e9f8f13940f7bbf1c715dbfb540b7f4814af8b25d234de1327" xlink:type="simple">1657901</text:a></text:p>
          </table:table-cell>
          <table:table-cell office:value-type="string" calcext:value-type="string">
            <text:p>2017-04-03 07:05:54</text:p>
          </table:table-cell>
          <table:table-cell office:value-type="float" office:value="5" calcext:value-type="float">
            <text:p>5</text:p>
          </table:table-cell>
          <table:table-cell office:value-type="float" office:value="448.05018783" calcext:value-type="float">
            <text:p>448.05018783</text:p>
          </table:table-cell>
          <table:table-cell office:value-type="float" office:value="9.171" calcext:value-type="float">
            <text:p>9.171</text:p>
          </table:table-cell>
          <table:table-cell office:value-type="float" office:value="127.61" calcext:value-type="float">
            <text:p>127.61</text:p>
          </table:table-cell>
          <table:table-cell table:formula="of:=[.B708]-[.B709]" office:value-type="time" office:time-value="PT00H03M31.00000029S" calcext:value-type="time">
            <text:p>03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4df4ed3f7ccc4a43e2c30ee1ce8cd27ff82f4f674b1a26a7d89bde76efe0b9b" xlink:type="simple">1657900</text:a></text:p>
          </table:table-cell>
          <table:table-cell office:value-type="string" calcext:value-type="string">
            <text:p>2017-04-03 07:02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24" calcext:value-type="float">
            <text:p>9.324</text:p>
          </table:table-cell>
          <table:table-cell office:value-type="float" office:value="0" calcext:value-type="float">
            <text:p>0</text:p>
          </table:table-cell>
          <table:table-cell table:formula="of:=[.B709]-[.B710]" office:value-type="time" office:time-value="PT00H04M29.000000018S" calcext:value-type="time">
            <text:p>04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a3690da68c1ca7b38525b948e6c6d3fc9e247b6991c8ef6f73a7b04bc8961f" xlink:type="simple">1657899</text:a></text:p>
          </table:table-cell>
          <table:table-cell office:value-type="string" calcext:value-type="string">
            <text:p>2017-04-03 06:57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69" calcext:value-type="float">
            <text:p>9.169</text:p>
          </table:table-cell>
          <table:table-cell office:value-type="float" office:value="0" calcext:value-type="float">
            <text:p>0</text:p>
          </table:table-cell>
          <table:table-cell table:formula="of:=[.B710]-[.B711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fa6f2c70aae629e0fd182e6c64e92b7d110a680f80fc0add3da426f4f4d2f53" xlink:type="simple">1657898</text:a></text:p>
          </table:table-cell>
          <table:table-cell office:value-type="string" calcext:value-type="string">
            <text:p>2017-04-03 06:57:04</text:p>
          </table:table-cell>
          <table:table-cell office:value-type="float" office:value="2" calcext:value-type="float">
            <text:p>2</text:p>
          </table:table-cell>
          <table:table-cell office:value-type="float" office:value="95096.37528223" calcext:value-type="float">
            <text:p>95096.37528223</text:p>
          </table:table-cell>
          <table:table-cell office:value-type="float" office:value="9.016" calcext:value-type="float">
            <text:p>9.016</text:p>
          </table:table-cell>
          <table:table-cell office:value-type="float" office:value="803882.19" calcext:value-type="float">
            <text:p>803882.19</text:p>
          </table:table-cell>
          <table:table-cell table:formula="of:=[.B711]-[.B712]" office:value-type="time" office:time-value="PT00H01M33.000000366S" calcext:value-type="time">
            <text:p>01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ee1fbe6b4daa04a7db5b3252820220b4e0b332b95fe96aacd75b39a70f165c" xlink:type="simple">1657897</text:a></text:p>
          </table:table-cell>
          <table:table-cell office:value-type="string" calcext:value-type="string">
            <text:p>2017-04-03 06:55:31</text:p>
          </table:table-cell>
          <table:table-cell office:value-type="float" office:value="6" calcext:value-type="float">
            <text:p>6</text:p>
          </table:table-cell>
          <table:table-cell office:value-type="float" office:value="1348.08373842" calcext:value-type="float">
            <text:p>1348.08373842</text:p>
          </table:table-cell>
          <table:table-cell office:value-type="float" office:value="8.866" calcext:value-type="float">
            <text:p>8.866</text:p>
          </table:table-cell>
          <table:table-cell office:value-type="float" office:value="505.85" calcext:value-type="float">
            <text:p>505.85</text:p>
          </table:table-cell>
          <table:table-cell table:formula="of:=[.B712]-[.B713]" office:value-type="time" office:time-value="PT00H02M00.999999996S" calcext:value-type="time">
            <text:p>02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f8f0fc89556189ba31aa54debd0ad6e2b67e59614587328402ee248d267e6f0" xlink:type="simple">1657896</text:a></text:p>
          </table:table-cell>
          <table:table-cell office:value-type="string" calcext:value-type="string">
            <text:p>2017-04-03 06:53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66" calcext:value-type="float">
            <text:p>8.866</text:p>
          </table:table-cell>
          <table:table-cell office:value-type="float" office:value="0" calcext:value-type="float">
            <text:p>0</text:p>
          </table:table-cell>
          <table:table-cell table:formula="of:=[.B713]-[.B714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54bcfde03b1fc7f820c5ae09415feb363b631fbb946fa1ab5c5f6509f75c47" xlink:type="simple">1657895</text:a></text:p>
          </table:table-cell>
          <table:table-cell office:value-type="string" calcext:value-type="string">
            <text:p>2017-04-03 06:53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66" calcext:value-type="float">
            <text:p>8.866</text:p>
          </table:table-cell>
          <table:table-cell office:value-type="float" office:value="0" calcext:value-type="float">
            <text:p>0</text:p>
          </table:table-cell>
          <table:table-cell table:formula="of:=[.B714]-[.B715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f4ab5103e5b3e39d8bff0955cd5d5a95f7d3cd49b73d0ea5a4cf3992c9134ec" xlink:type="simple">1657894</text:a></text:p>
          </table:table-cell>
          <table:table-cell office:value-type="string" calcext:value-type="string">
            <text:p>2017-04-03 06:53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014" calcext:value-type="float">
            <text:p>9.014</text:p>
          </table:table-cell>
          <table:table-cell office:value-type="float" office:value="0" calcext:value-type="float">
            <text:p>0</text:p>
          </table:table-cell>
          <table:table-cell table:formula="of:=[.B715]-[.B716]" office:value-type="time" office:time-value="-PT00H00M00.999999605S" calcext:value-type="time">
            <text:p>59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425ed6248d6dfea2336a6c87fe7ebaadd7c13907d127948f1539ed7ac07d20" xlink:type="simple">1657893</text:a></text:p>
          </table:table-cell>
          <table:table-cell office:value-type="string" calcext:value-type="string">
            <text:p>2017-04-03 06:53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14" calcext:value-type="float">
            <text:p>9.314</text:p>
          </table:table-cell>
          <table:table-cell office:value-type="float" office:value="0" calcext:value-type="float">
            <text:p>0</text:p>
          </table:table-cell>
          <table:table-cell table:formula="of:=[.B716]-[.B717]" office:value-type="time" office:time-value="PT00H01M13.000000091S" calcext:value-type="time">
            <text:p>01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0d3ade73125859c1418cb86403e9e824c369985be1b854ecfc2945e8797facf" xlink:type="simple">1657892</text:a></text:p>
          </table:table-cell>
          <table:table-cell office:value-type="string" calcext:value-type="string">
            <text:p>2017-04-03 06:51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24" calcext:value-type="float">
            <text:p>9.624</text:p>
          </table:table-cell>
          <table:table-cell office:value-type="float" office:value="0" calcext:value-type="float">
            <text:p>0</text:p>
          </table:table-cell>
          <table:table-cell table:formula="of:=[.B717]-[.B718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681e77cfb5cebff2dcc0896b7187d94dc206da6a5197e71901658c7bb3ec65" xlink:type="simple">1657891</text:a></text:p>
          </table:table-cell>
          <table:table-cell office:value-type="string" calcext:value-type="string">
            <text:p>2017-04-03 06:51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45" calcext:value-type="float">
            <text:p>9.945</text:p>
          </table:table-cell>
          <table:table-cell office:value-type="float" office:value="0" calcext:value-type="float">
            <text:p>0</text:p>
          </table:table-cell>
          <table:table-cell table:formula="of:=[.B718]-[.B719]" office:value-type="time" office:time-value="PT00H00M21.999999485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ea6164697446d10084da5d732abbfffc8d0e814f875bd05907ae35cae4055df" xlink:type="simple">1657890</text:a></text:p>
          </table:table-cell>
          <table:table-cell office:value-type="string" calcext:value-type="string">
            <text:p>2017-04-03 06:51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443" calcext:value-type="float">
            <text:p>10.443</text:p>
          </table:table-cell>
          <table:table-cell office:value-type="float" office:value="0" calcext:value-type="float">
            <text:p>0</text:p>
          </table:table-cell>
          <table:table-cell table:formula="of:=[.B719]-[.B720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a26132474831cba23221d249cac9a906f8e8f22a64f279a60ed90c4fbd0388" xlink:type="simple">1657889</text:a></text:p>
          </table:table-cell>
          <table:table-cell office:value-type="string" calcext:value-type="string">
            <text:p>2017-04-03 06:50:30</text:p>
          </table:table-cell>
          <table:table-cell office:value-type="float" office:value="2" calcext:value-type="float">
            <text:p>2</text:p>
          </table:table-cell>
          <table:table-cell office:value-type="float" office:value="161.61459018" calcext:value-type="float">
            <text:p>161.61459018</text:p>
          </table:table-cell>
          <table:table-cell office:value-type="float" office:value="10.791" calcext:value-type="float">
            <text:p>10.791</text:p>
          </table:table-cell>
          <table:table-cell office:value-type="float" office:value="8.01" calcext:value-type="float">
            <text:p>8.01</text:p>
          </table:table-cell>
          <table:table-cell table:formula="of:=[.B720]-[.B721]" office:value-type="time" office:time-value="PT00H01M21.999999681S" calcext:value-type="time">
            <text:p>01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42fab1950c32d33166e17819d3bb18cbb281fe740f3b85d4e1bd59f63872829" xlink:type="simple">1657888</text:a></text:p>
          </table:table-cell>
          <table:table-cell office:value-type="string" calcext:value-type="string">
            <text:p>2017-04-03 06:49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  <table:table-cell table:formula="of:=[.B721]-[.B722]" office:value-type="time" office:time-value="PT00H00M26.00000042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84ffd2f78536ccd30348ea57117484dd63d0782d25fc91fa2506befcd238943" xlink:type="simple">1657887</text:a></text:p>
          </table:table-cell>
          <table:table-cell office:value-type="string" calcext:value-type="string">
            <text:p>2017-04-03 06:48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522" calcext:value-type="float">
            <text:p>11.522</text:p>
          </table:table-cell>
          <table:table-cell office:value-type="float" office:value="0" calcext:value-type="float">
            <text:p>0</text:p>
          </table:table-cell>
          <table:table-cell table:formula="of:=[.B722]-[.B723]" office:value-type="time" office:time-value="PT00H00M41.99999976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48e9bcb548250df89e81f9f9e5db8801c948f8f248c2448369268d8ddd8b20" xlink:type="simple">1657886</text:a></text:p>
          </table:table-cell>
          <table:table-cell office:value-type="string" calcext:value-type="string">
            <text:p>2017-04-03 06:48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906" calcext:value-type="float">
            <text:p>11.906</text:p>
          </table:table-cell>
          <table:table-cell office:value-type="float" office:value="0" calcext:value-type="float">
            <text:p>0</text:p>
          </table:table-cell>
          <table:table-cell table:formula="of:=[.B723]-[.B724]" office:value-type="time" office:time-value="PT00H02M37.999999844S" calcext:value-type="time">
            <text:p>02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ef98c963b299ddcd1834561f2be03ec4a442b9a87ef9b010b81be50f2960e2" xlink:type="simple">1657885</text:a></text:p>
          </table:table-cell>
          <table:table-cell office:value-type="string" calcext:value-type="string">
            <text:p>2017-04-03 06:45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105" calcext:value-type="float">
            <text:p>12.105</text:p>
          </table:table-cell>
          <table:table-cell office:value-type="float" office:value="0" calcext:value-type="float">
            <text:p>0</text:p>
          </table:table-cell>
          <table:table-cell table:formula="of:=[.B724]-[.B725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80db9cd35d8575b285ae7cee60577d8bc385341781e55d169e0aa7dca99f48" xlink:type="simple">1657884</text:a></text:p>
          </table:table-cell>
          <table:table-cell office:value-type="string" calcext:value-type="string">
            <text:p>2017-04-03 06:45:16</text:p>
          </table:table-cell>
          <table:table-cell office:value-type="float" office:value="2" calcext:value-type="float">
            <text:p>2</text:p>
          </table:table-cell>
          <table:table-cell office:value-type="float" office:value="240.02" calcext:value-type="float">
            <text:p>240.02</text:p>
          </table:table-cell>
          <table:table-cell office:value-type="float" office:value="12.306" calcext:value-type="float">
            <text:p>12.306</text:p>
          </table:table-cell>
          <table:table-cell office:value-type="float" office:value="97.4" calcext:value-type="float">
            <text:p>97.4</text:p>
          </table:table-cell>
          <table:table-cell table:formula="of:=[.B725]-[.B726]" office:value-type="time" office:time-value="PT00H01M22.999999914S" calcext:value-type="time">
            <text:p>01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6b10f7dc5d99d7363203b49b381d25407f68b302f9b5872ae6d24ea7170f43" xlink:type="simple">1657883</text:a></text:p>
          </table:table-cell>
          <table:table-cell office:value-type="string" calcext:value-type="string">
            <text:p>2017-04-03 06:43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511" calcext:value-type="float">
            <text:p>12.511</text:p>
          </table:table-cell>
          <table:table-cell office:value-type="float" office:value="0" calcext:value-type="float">
            <text:p>0</text:p>
          </table:table-cell>
          <table:table-cell table:formula="of:=[.B726]-[.B727]" office:value-type="time" office:time-value="PT00H00M28.000000259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3b67675d522073ef116494a4184f3240404674ddeadb8c4d24c47935937153" xlink:type="simple">1657882</text:a></text:p>
          </table:table-cell>
          <table:table-cell office:value-type="string" calcext:value-type="string">
            <text:p>2017-04-03 06:43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72" calcext:value-type="float">
            <text:p>12.72</text:p>
          </table:table-cell>
          <table:table-cell office:value-type="float" office:value="0" calcext:value-type="float">
            <text:p>0</text:p>
          </table:table-cell>
          <table:table-cell table:formula="of:=[.B727]-[.B728]" office:value-type="time" office:time-value="PT00H05M07.999999705S" calcext:value-type="time">
            <text:p>05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a15452033c08b16c895c1d086f02386f1ca318149b69e1802a4bc368bec9492" xlink:type="simple">1657881</text:a></text:p>
          </table:table-cell>
          <table:table-cell office:value-type="string" calcext:value-type="string">
            <text:p>2017-04-03 06:38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508" calcext:value-type="float">
            <text:p>12.508</text:p>
          </table:table-cell>
          <table:table-cell office:value-type="float" office:value="0" calcext:value-type="float">
            <text:p>0</text:p>
          </table:table-cell>
          <table:table-cell table:formula="of:=[.B728]-[.B729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d36521f798472458fc51407d8772a1633f3c268f34b2abb83db74ceb3df0e3e" xlink:type="simple">1657880</text:a></text:p>
          </table:table-cell>
          <table:table-cell office:value-type="string" calcext:value-type="string">
            <text:p>2017-04-03 06:37:50</text:p>
          </table:table-cell>
          <table:table-cell office:value-type="float" office:value="5" calcext:value-type="float">
            <text:p>5</text:p>
          </table:table-cell>
          <table:table-cell office:value-type="float" office:value="723.71418857" calcext:value-type="float">
            <text:p>723.71418857</text:p>
          </table:table-cell>
          <table:table-cell office:value-type="float" office:value="12.299" calcext:value-type="float">
            <text:p>12.299</text:p>
          </table:table-cell>
          <table:table-cell office:value-type="float" office:value="14.11" calcext:value-type="float">
            <text:p>14.11</text:p>
          </table:table-cell>
          <table:table-cell table:formula="of:=[.B729]-[.B730]" office:value-type="time" office:time-value="PT00H04M19.9999998S" calcext:value-type="time">
            <text:p>04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4f28262c7a017e7b839624e31434ff47a6c1c3e3041d916e1184605e3e1dcf" xlink:type="simple">1657879</text:a></text:p>
          </table:table-cell>
          <table:table-cell office:value-type="string" calcext:value-type="string">
            <text:p>2017-04-03 06:33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889" calcext:value-type="float">
            <text:p>11.889</text:p>
          </table:table-cell>
          <table:table-cell office:value-type="float" office:value="0" calcext:value-type="float">
            <text:p>0</text:p>
          </table:table-cell>
          <table:table-cell table:formula="of:=[.B730]-[.B731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c415c4d5da797acb6630c56c973700e9c136123f787fcc8a8ff27c761c22c40" xlink:type="simple">1657878</text:a></text:p>
          </table:table-cell>
          <table:table-cell office:value-type="string" calcext:value-type="string">
            <text:p>2017-04-03 06:32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295" calcext:value-type="float">
            <text:p>11.295</text:p>
          </table:table-cell>
          <table:table-cell office:value-type="float" office:value="0" calcext:value-type="float">
            <text:p>0</text:p>
          </table:table-cell>
          <table:table-cell table:formula="of:=[.B731]-[.B732]" office:value-type="time" office:time-value="PT00H01M17.000000398S" calcext:value-type="time">
            <text:p>01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cc7bcb60698181d168e3f95b57248f0fff3082d9fba74ac4d520e0760d3dd9" xlink:type="simple">1657877</text:a></text:p>
          </table:table-cell>
          <table:table-cell office:value-type="string" calcext:value-type="string">
            <text:p>2017-04-03 06:31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  <table:table-cell table:formula="of:=[.B732]-[.B733]" office:value-type="time" office:time-value="PT00H01M46.999999867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7063621697343bfafb0b1b3e6ccfffe099fcbae8e848214ea3debbf2f88e2c" xlink:type="simple">1657876</text:a></text:p>
          </table:table-cell>
          <table:table-cell office:value-type="string" calcext:value-type="string">
            <text:p>2017-04-03 06:29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15" calcext:value-type="float">
            <text:p>10.015</text:p>
          </table:table-cell>
          <table:table-cell office:value-type="float" office:value="0" calcext:value-type="float">
            <text:p>0</text:p>
          </table:table-cell>
          <table:table-cell table:formula="of:=[.B733]-[.B734]" office:value-type="time" office:time-value="PT00H01M51.000000173S" calcext:value-type="time">
            <text:p>01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bc1f69bd4164a63dc5ad30e6bae72f0ad3f4809486786f0489cc5e3d9594da" xlink:type="simple">1657875</text:a></text:p>
          </table:table-cell>
          <table:table-cell office:value-type="string" calcext:value-type="string">
            <text:p>2017-04-03 06:27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47" calcext:value-type="float">
            <text:p>9.347</text:p>
          </table:table-cell>
          <table:table-cell office:value-type="float" office:value="0" calcext:value-type="float">
            <text:p>0</text:p>
          </table:table-cell>
          <table:table-cell table:formula="of:=[.B734]-[.B735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39758e8cd4168ea3ba1ec4daf3f2916c6cbbcbed975bb5dd1fe44f83b9de68" xlink:type="simple">1657874</text:a></text:p>
          </table:table-cell>
          <table:table-cell office:value-type="string" calcext:value-type="string">
            <text:p>2017-04-03 06:27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724" calcext:value-type="float">
            <text:p>8.724</text:p>
          </table:table-cell>
          <table:table-cell office:value-type="float" office:value="0" calcext:value-type="float">
            <text:p>0</text:p>
          </table:table-cell>
          <table:table-cell table:formula="of:=[.B735]-[.B736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12e4c2efd7cc862d34441e4964bd13d31aff8ffc4657e06693657b3e66fffc" xlink:type="simple">1657873</text:a></text:p>
          </table:table-cell>
          <table:table-cell office:value-type="string" calcext:value-type="string">
            <text:p>2017-04-03 06:27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8" calcext:value-type="float">
            <text:p>8.288</text:p>
          </table:table-cell>
          <table:table-cell office:value-type="float" office:value="0" calcext:value-type="float">
            <text:p>0</text:p>
          </table:table-cell>
          <table:table-cell table:formula="of:=[.B736]-[.B737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f3132812be057b504e28568a7c1a28140def3d7b8aec8a300c08719ed9934f" xlink:type="simple">1657872</text:a></text:p>
          </table:table-cell>
          <table:table-cell office:value-type="string" calcext:value-type="string">
            <text:p>2017-04-03 06:27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73" calcext:value-type="float">
            <text:p>7.873</text:p>
          </table:table-cell>
          <table:table-cell office:value-type="float" office:value="0" calcext:value-type="float">
            <text:p>0</text:p>
          </table:table-cell>
          <table:table-cell table:formula="of:=[.B737]-[.B738]" office:value-type="time" office:time-value="PT00H00M03.999999678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cbff1cd83763221a95cb0601d8403d4ae90048c571bcc062f1d7217288ad561" xlink:type="simple">1657871</text:a></text:p>
          </table:table-cell>
          <table:table-cell office:value-type="string" calcext:value-type="string">
            <text:p>2017-04-03 06:27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11" calcext:value-type="float">
            <text:p>7.611</text:p>
          </table:table-cell>
          <table:table-cell office:value-type="float" office:value="0" calcext:value-type="float">
            <text:p>0</text:p>
          </table:table-cell>
          <table:table-cell table:formula="of:=[.B738]-[.B739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98f870d41a7e4eb338d38284327315008cb3cab38df315e508c6c85c9852304" xlink:type="simple">1657870</text:a></text:p>
          </table:table-cell>
          <table:table-cell office:value-type="string" calcext:value-type="string">
            <text:p>2017-04-03 06:26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table:formula="of:=[.B739]-[.B740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98d63ac5d56e10d7ca6ebc83044a1823102ac4cba5a70294eb08ec9f8ddeb2" xlink:type="simple">1657869</text:a></text:p>
          </table:table-cell>
          <table:table-cell office:value-type="string" calcext:value-type="string">
            <text:p>2017-04-03 06:26:05</text:p>
          </table:table-cell>
          <table:table-cell office:value-type="float" office:value="5" calcext:value-type="float">
            <text:p>5</text:p>
          </table:table-cell>
          <table:table-cell office:value-type="float" office:value="517.02834549" calcext:value-type="float">
            <text:p>517.02834549</text:p>
          </table:table-cell>
          <table:table-cell office:value-type="float" office:value="6.989" calcext:value-type="float">
            <text:p>6.989</text:p>
          </table:table-cell>
          <table:table-cell office:value-type="float" office:value="67.05" calcext:value-type="float">
            <text:p>67.05</text:p>
          </table:table-cell>
          <table:table-cell table:formula="of:=[.B740]-[.B741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3722ad43bd2a0cc38d4562c7d678a0858f71e1e7ab02c19b48c396c01cac7df" xlink:type="simple">1657868</text:a></text:p>
          </table:table-cell>
          <table:table-cell office:value-type="string" calcext:value-type="string">
            <text:p>2017-04-03 06:25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56" calcext:value-type="float">
            <text:p>6.756</text:p>
          </table:table-cell>
          <table:table-cell office:value-type="float" office:value="0" calcext:value-type="float">
            <text:p>0</text:p>
          </table:table-cell>
          <table:table-cell table:formula="of:=[.B741]-[.B742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29064136b11905a5b306755e8c9e37fc6109ef6b5b1228a735f0a8d3bd99f3" xlink:type="simple">1657867</text:a></text:p>
          </table:table-cell>
          <table:table-cell office:value-type="string" calcext:value-type="string">
            <text:p>2017-04-03 06:24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31" calcext:value-type="float">
            <text:p>6.531</text:p>
          </table:table-cell>
          <table:table-cell office:value-type="float" office:value="0" calcext:value-type="float">
            <text:p>0</text:p>
          </table:table-cell>
          <table:table-cell table:formula="of:=[.B742]-[.B743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9a40dd900fed894e839eb1d6cecbc4ee4ddc3fc738f40d9bea9bf5577b124a" xlink:type="simple">1657866</text:a></text:p>
          </table:table-cell>
          <table:table-cell office:value-type="string" calcext:value-type="string">
            <text:p>2017-04-03 06:24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13" calcext:value-type="float">
            <text:p>6.313</text:p>
          </table:table-cell>
          <table:table-cell office:value-type="float" office:value="0" calcext:value-type="float">
            <text:p>0</text:p>
          </table:table-cell>
          <table:table-cell table:formula="of:=[.B743]-[.B744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fd6cf00c82d66fc85c837db149582f4f36540c11b9fa34017785bbec28deea" xlink:type="simple">1657865</text:a></text:p>
          </table:table-cell>
          <table:table-cell office:value-type="string" calcext:value-type="string">
            <text:p>2017-04-03 06:24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03" calcext:value-type="float">
            <text:p>6.103</text:p>
          </table:table-cell>
          <table:table-cell office:value-type="float" office:value="0" calcext:value-type="float">
            <text:p>0</text:p>
          </table:table-cell>
          <table:table-cell table:formula="of:=[.B744]-[.B745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5cdddb478322ac76a60e2551b4f51c0fd11d43d3a2aa3463f2beba9f7b27df5" xlink:type="simple">1657864</text:a></text:p>
          </table:table-cell>
          <table:table-cell office:value-type="string" calcext:value-type="string">
            <text:p>2017-04-03 06:24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99" calcext:value-type="float">
            <text:p>5.899</text:p>
          </table:table-cell>
          <table:table-cell office:value-type="float" office:value="0" calcext:value-type="float">
            <text:p>0</text:p>
          </table:table-cell>
          <table:table-cell table:formula="of:=[.B745]-[.B746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e803af1c17a710558538d5da859a25cdb9092749e17bc227a4e60090ed5889" xlink:type="simple">1657863</text:a></text:p>
          </table:table-cell>
          <table:table-cell office:value-type="string" calcext:value-type="string">
            <text:p>2017-04-03 06:24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01" calcext:value-type="float">
            <text:p>5.801</text:p>
          </table:table-cell>
          <table:table-cell office:value-type="float" office:value="0" calcext:value-type="float">
            <text:p>0</text:p>
          </table:table-cell>
          <table:table-cell table:formula="of:=[.B746]-[.B747]" office:value-type="time" office:time-value="PT00H00M00.999999605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54a019f7d4927ab17e5d0ac37e6151c84677cbebaaa14047438e43be621316a" xlink:type="simple">1657862</text:a></text:p>
          </table:table-cell>
          <table:table-cell office:value-type="string" calcext:value-type="string">
            <text:p>2017-04-03 06:24:13</text:p>
          </table:table-cell>
          <table:table-cell office:value-type="float" office:value="2" calcext:value-type="float">
            <text:p>2</text:p>
          </table:table-cell>
          <table:table-cell office:value-type="float" office:value="240.80018185" calcext:value-type="float">
            <text:p>240.80018185</text:p>
          </table:table-cell>
          <table:table-cell office:value-type="float" office:value="5.704" calcext:value-type="float">
            <text:p>5.704</text:p>
          </table:table-cell>
          <table:table-cell office:value-type="float" office:value="16.77" calcext:value-type="float">
            <text:p>16.77</text:p>
          </table:table-cell>
          <table:table-cell table:formula="of:=[.B747]-[.B748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7f622dd3624a87f4030a1505ac48a35643d6b6b4a2a18ae2d65ec6c9cf114b" xlink:type="simple">1657861</text:a></text:p>
          </table:table-cell>
          <table:table-cell office:value-type="string" calcext:value-type="string">
            <text:p>2017-04-03 06:23:20</text:p>
          </table:table-cell>
          <table:table-cell office:value-type="float" office:value="2" calcext:value-type="float">
            <text:p>2</text:p>
          </table:table-cell>
          <table:table-cell office:value-type="float" office:value="24841.074932" calcext:value-type="float">
            <text:p>24841.074932</text:p>
          </table:table-cell>
          <table:table-cell office:value-type="float" office:value="5.609" calcext:value-type="float">
            <text:p>5.609</text:p>
          </table:table-cell>
          <table:table-cell office:value-type="float" office:value="69601.53" calcext:value-type="float">
            <text:p>69601.53</text:p>
          </table:table-cell>
          <table:table-cell table:formula="of:=[.B748]-[.B749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e65b4fe287367fe9d57d59b1b90f6a7204606731406236466a52ff71be445e" xlink:type="simple">1657860</text:a></text:p>
          </table:table-cell>
          <table:table-cell office:value-type="string" calcext:value-type="string">
            <text:p>2017-04-03 06:22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16" calcext:value-type="float">
            <text:p>5.516</text:p>
          </table:table-cell>
          <table:table-cell office:value-type="float" office:value="0" calcext:value-type="float">
            <text:p>0</text:p>
          </table:table-cell>
          <table:table-cell table:formula="of:=[.B749]-[.B750]" office:value-type="time" office:time-value="PT00H01M21.000000075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6cbe60c11852f2c151d6aa1c4e645040a1ae35b5d6190c3d7910da1a838c56d" xlink:type="simple">1657859</text:a></text:p>
          </table:table-cell>
          <table:table-cell office:value-type="string" calcext:value-type="string">
            <text:p>2017-04-03 06:21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32" calcext:value-type="float">
            <text:p>5.332</text:p>
          </table:table-cell>
          <table:table-cell office:value-type="float" office:value="0" calcext:value-type="float">
            <text:p>0</text:p>
          </table:table-cell>
          <table:table-cell table:formula="of:=[.B750]-[.B751]" office:value-type="time" office:time-value="PT00H00M27.99999963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46e62a4fa2fbf8e43957468efb92a3e3349294302dd497d9de7a8b3ffa1ed59" xlink:type="simple">1657858</text:a></text:p>
          </table:table-cell>
          <table:table-cell office:value-type="string" calcext:value-type="string">
            <text:p>2017-04-03 06:20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54" calcext:value-type="float">
            <text:p>5.154</text:p>
          </table:table-cell>
          <table:table-cell office:value-type="float" office:value="0" calcext:value-type="float">
            <text:p>0</text:p>
          </table:table-cell>
          <table:table-cell table:formula="of:=[.B751]-[.B752]" office:value-type="time" office:time-value="PT00H01M59.000000157S" calcext:value-type="time">
            <text:p>01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6ed49aa72425de07cf4a373f871ef886292aa4e99d2b2b801f568e3ea48027" xlink:type="simple">1657857</text:a></text:p>
          </table:table-cell>
          <table:table-cell office:value-type="string" calcext:value-type="string">
            <text:p>2017-04-03 06:18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82" calcext:value-type="float">
            <text:p>4.982</text:p>
          </table:table-cell>
          <table:table-cell office:value-type="float" office:value="0" calcext:value-type="float">
            <text:p>0</text:p>
          </table:table-cell>
          <table:table-cell table:formula="of:=[.B752]-[.B753]" office:value-type="time" office:time-value="PT00H02M00.000000391S" calcext:value-type="time">
            <text:p>02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321748210ece63c6335e19b22b8ca450247abadac5e465a7a40d4b64f97727" xlink:type="simple">1657856</text:a></text:p>
          </table:table-cell>
          <table:table-cell office:value-type="string" calcext:value-type="string">
            <text:p>2017-04-03 06:16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16" calcext:value-type="float">
            <text:p>4.816</text:p>
          </table:table-cell>
          <table:table-cell office:value-type="float" office:value="0" calcext:value-type="float">
            <text:p>0</text:p>
          </table:table-cell>
          <table:table-cell table:formula="of:=[.B753]-[.B754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27f88b270ce326dcc164538411441b3e3c4ad192b0bcbf204b1f4e609977f4" xlink:type="simple">1657855</text:a></text:p>
          </table:table-cell>
          <table:table-cell office:value-type="string" calcext:value-type="string">
            <text:p>2017-04-03 06:16:35</text:p>
          </table:table-cell>
          <table:table-cell office:value-type="float" office:value="4" calcext:value-type="float">
            <text:p>4</text:p>
          </table:table-cell>
          <table:table-cell office:value-type="float" office:value="474.46478481" calcext:value-type="float">
            <text:p>474.46478481</text:p>
          </table:table-cell>
          <table:table-cell office:value-type="float" office:value="4.656" calcext:value-type="float">
            <text:p>4.656</text:p>
          </table:table-cell>
          <table:table-cell office:value-type="float" office:value="48.97" calcext:value-type="float">
            <text:p>48.97</text:p>
          </table:table-cell>
          <table:table-cell table:formula="of:=[.B754]-[.B755]" office:value-type="time" office:time-value="PT00H01M41.999999955S" calcext:value-type="time">
            <text:p>01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cc14f5e2ae23cb8d6478288c9c871b8cebb310090ed8de9ead2f23a7ee28162" xlink:type="simple">1657854</text:a></text:p>
          </table:table-cell>
          <table:table-cell office:value-type="string" calcext:value-type="string">
            <text:p>2017-04-03 06:1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23" calcext:value-type="float">
            <text:p>4.423</text:p>
          </table:table-cell>
          <table:table-cell office:value-type="float" office:value="0" calcext:value-type="float">
            <text:p>0</text:p>
          </table:table-cell>
          <table:table-cell table:formula="of:=[.B755]-[.B756]" office:value-type="time" office:time-value="PT00H00M39.000000316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41584abd221e218b950d25608eb4416b0437620c14eccc48a8c3166d73ede33" xlink:type="simple">1657853</text:a></text:p>
          </table:table-cell>
          <table:table-cell office:value-type="string" calcext:value-type="string">
            <text:p>2017-04-03 06:14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02" calcext:value-type="float">
            <text:p>4.202</text:p>
          </table:table-cell>
          <table:table-cell office:value-type="float" office:value="0" calcext:value-type="float">
            <text:p>0</text:p>
          </table:table-cell>
          <table:table-cell table:formula="of:=[.B756]-[.B757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ee1c98cc1de420048741fdc6f29705a574fadd623f460a4bf9724b140c99ba7" xlink:type="simple">1657852</text:a></text:p>
          </table:table-cell>
          <table:table-cell office:value-type="string" calcext:value-type="string">
            <text:p>2017-04-03 06:14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2" calcext:value-type="float">
            <text:p>3.992</text:p>
          </table:table-cell>
          <table:table-cell office:value-type="float" office:value="0" calcext:value-type="float">
            <text:p>0</text:p>
          </table:table-cell>
          <table:table-cell table:formula="of:=[.B757]-[.B758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b899cb917da8af35ce9f865ef1542e649418b3c697131f2e5499b44da5fede" xlink:type="simple">1657851</text:a></text:p>
          </table:table-cell>
          <table:table-cell office:value-type="string" calcext:value-type="string">
            <text:p>2017-04-03 06:13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  <table:table-cell table:formula="of:=[.B758]-[.B759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998ce0134792c2aafe3f5331f5375b8d1c91b83663488d72df89212f87a6430" xlink:type="simple">1657850</text:a></text:p>
          </table:table-cell>
          <table:table-cell office:value-type="string" calcext:value-type="string">
            <text:p>2017-04-03 06:13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602" calcext:value-type="float">
            <text:p>3.602</text:p>
          </table:table-cell>
          <table:table-cell office:value-type="float" office:value="0" calcext:value-type="float">
            <text:p>0</text:p>
          </table:table-cell>
          <table:table-cell table:formula="of:=[.B759]-[.B760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d752002835f8123868b50dca984087b68ffd23337243a240d01d5b04a853ac" xlink:type="simple">1657849</text:a></text:p>
          </table:table-cell>
          <table:table-cell office:value-type="string" calcext:value-type="string">
            <text:p>2017-04-03 06:12:50</text:p>
          </table:table-cell>
          <table:table-cell office:value-type="float" office:value="2" calcext:value-type="float">
            <text:p>2</text:p>
          </table:table-cell>
          <table:table-cell office:value-type="float" office:value="109.77670928" calcext:value-type="float">
            <text:p>109.77670928</text:p>
          </table:table-cell>
          <table:table-cell office:value-type="float" office:value="3.422" calcext:value-type="float">
            <text:p>3.422</text:p>
          </table:table-cell>
          <table:table-cell office:value-type="float" office:value="0.18" calcext:value-type="float">
            <text:p>0.18</text:p>
          </table:table-cell>
          <table:table-cell table:formula="of:=[.B760]-[.B761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cfaf613b2b09a6032fd2ed1db16c8448a8e0c4a3d0db650d8c5a44e4a56071" xlink:type="simple">1657848</text:a></text:p>
          </table:table-cell>
          <table:table-cell office:value-type="string" calcext:value-type="string">
            <text:p>2017-04-03 06:11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51" calcext:value-type="float">
            <text:p>3.251</text:p>
          </table:table-cell>
          <table:table-cell office:value-type="float" office:value="0" calcext:value-type="float">
            <text:p>0</text:p>
          </table:table-cell>
          <table:table-cell table:formula="of:=[.B761]-[.B762]" office:value-type="time" office:time-value="PT00H00M24.000000581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1feae7b9cd5c243d79fa4241a1dc4a624e2572424f2fd9b72a42c12ccdd1e5" xlink:type="simple">1657847</text:a></text:p>
          </table:table-cell>
          <table:table-cell office:value-type="string" calcext:value-type="string">
            <text:p>2017-04-03 06:11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089" calcext:value-type="float">
            <text:p>3.089</text:p>
          </table:table-cell>
          <table:table-cell office:value-type="float" office:value="0" calcext:value-type="float">
            <text:p>0</text:p>
          </table:table-cell>
          <table:table-cell table:formula="of:=[.B762]-[.B763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45e705a14e3f65677b6d63ada1f21c396ac37fbd5c313d69a3a3639a7f7795c" xlink:type="simple">1657846</text:a></text:p>
          </table:table-cell>
          <table:table-cell office:value-type="string" calcext:value-type="string">
            <text:p>2017-04-03 06:11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.934" calcext:value-type="float">
            <text:p>2.934</text:p>
          </table:table-cell>
          <table:table-cell office:value-type="float" office:value="0" calcext:value-type="float">
            <text:p>0</text:p>
          </table:table-cell>
          <table:table-cell table:formula="of:=[.B763]-[.B764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84958327e4ece4f07f181ad6d152010f4f4765085b2acd211e74846356d0c5c" xlink:type="simple">1657845</text:a></text:p>
          </table:table-cell>
          <table:table-cell office:value-type="string" calcext:value-type="string">
            <text:p>2017-04-03 06:10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.836" calcext:value-type="float">
            <text:p>2.836</text:p>
          </table:table-cell>
          <table:table-cell office:value-type="float" office:value="0" calcext:value-type="float">
            <text:p>0</text:p>
          </table:table-cell>
          <table:table-cell table:formula="of:=[.B764]-[.B765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f708efe3d32c857bde395182f7580f57bcb4a55a76f0c47364778c8ac9828dc" xlink:type="simple">1657844</text:a></text:p>
          </table:table-cell>
          <table:table-cell office:value-type="string" calcext:value-type="string">
            <text:p>2017-04-03 06:09:57</text:p>
          </table:table-cell>
          <table:table-cell office:value-type="float" office:value="2" calcext:value-type="float">
            <text:p>2</text:p>
          </table:table-cell>
          <table:table-cell office:value-type="float" office:value="1918.80075159" calcext:value-type="float">
            <text:p>1918.80075159</text:p>
          </table:table-cell>
          <table:table-cell office:value-type="float" office:value="2.742" calcext:value-type="float">
            <text:p>2.742</text:p>
          </table:table-cell>
          <table:table-cell office:value-type="float" office:value="15508.52" calcext:value-type="float">
            <text:p>15508.52</text:p>
          </table:table-cell>
          <table:table-cell table:formula="of:=[.B765]-[.B766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a7bddde59d5a2da45443ddabecf82a68c41866961e6cd2ec24f0afda22ce3c" xlink:type="simple">1657843</text:a></text:p>
          </table:table-cell>
          <table:table-cell office:value-type="string" calcext:value-type="string">
            <text:p>2017-04-03 06:08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table:formula="of:=[.B766]-[.B767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bac000f4dfb2ebcfeaa0dc47e34947074f406a168ed1178a5f7bcab9aa5269" xlink:type="simple">1657842</text:a></text:p>
          </table:table-cell>
          <table:table-cell office:value-type="string" calcext:value-type="string">
            <text:p>2017-04-03 06:08:53</text:p>
          </table:table-cell>
          <table:table-cell office:value-type="float" office:value="2" calcext:value-type="float">
            <text:p>2</text:p>
          </table:table-cell>
          <table:table-cell office:value-type="float" office:value="1166.91289186" calcext:value-type="float">
            <text:p>1166.91289186</text:p>
          </table:table-cell>
          <table:table-cell office:value-type="float" office:value="2.694" calcext:value-type="float">
            <text:p>2.694</text:p>
          </table:table-cell>
          <table:table-cell office:value-type="float" office:value="145.74" calcext:value-type="float">
            <text:p>145.74</text:p>
          </table:table-cell>
          <table:table-cell table:formula="of:=[.B767]-[.B768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ac5f6a0936f9b96f2503c9d61126d1eabc2d578c6da0f69f2fd07181f30b3f9" xlink:type="simple">1657841</text:a></text:p>
          </table:table-cell>
          <table:table-cell office:value-type="string" calcext:value-type="string">
            <text:p>2017-04-03 06:08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.829" calcext:value-type="float">
            <text:p>2.829</text:p>
          </table:table-cell>
          <table:table-cell office:value-type="float" office:value="0" calcext:value-type="float">
            <text:p>0</text:p>
          </table:table-cell>
          <table:table-cell table:formula="of:=[.B768]-[.B769]" office:value-type="time" office:time-value="PT00H00M39.000000316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0d149d16d5c0f31778efc9c7f5b0d1229d6e2d73a3852f7176d85936a9b2ec8" xlink:type="simple">1657840</text:a></text:p>
          </table:table-cell>
          <table:table-cell office:value-type="string" calcext:value-type="string">
            <text:p>2017-04-03 06:07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.971" calcext:value-type="float">
            <text:p>2.971</text:p>
          </table:table-cell>
          <table:table-cell office:value-type="float" office:value="0" calcext:value-type="float">
            <text:p>0</text:p>
          </table:table-cell>
          <table:table-cell table:formula="of:=[.B769]-[.B770]" office:value-type="time" office:time-value="PT00H00M18.999999412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1431bacef73f7f21469c8c6a0267a00a1289a9003908b781035abbb01d3dc67" xlink:type="simple">1657839</text:a></text:p>
          </table:table-cell>
          <table:table-cell office:value-type="string" calcext:value-type="string">
            <text:p>2017-04-03 06:07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119" calcext:value-type="float">
            <text:p>3.119</text:p>
          </table:table-cell>
          <table:table-cell office:value-type="float" office:value="0" calcext:value-type="float">
            <text:p>0</text:p>
          </table:table-cell>
          <table:table-cell table:formula="of:=[.B770]-[.B771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fbad9c7e342e6f085c9318641d16f6260dee485ecd701443f6a90394a18783a" xlink:type="simple">1657838</text:a></text:p>
          </table:table-cell>
          <table:table-cell office:value-type="string" calcext:value-type="string">
            <text:p>2017-04-03 06:07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75" calcext:value-type="float">
            <text:p>3.275</text:p>
          </table:table-cell>
          <table:table-cell office:value-type="float" office:value="0" calcext:value-type="float">
            <text:p>0</text:p>
          </table:table-cell>
          <table:table-cell table:formula="of:=[.B771]-[.B772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7ecf0e9155f0781119e1ac89792702af349324ed86f9de84adbef15e50146bb" xlink:type="simple">1657837</text:a></text:p>
          </table:table-cell>
          <table:table-cell office:value-type="string" calcext:value-type="string">
            <text:p>2017-04-03 06:07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494" calcext:value-type="float">
            <text:p>3.494</text:p>
          </table:table-cell>
          <table:table-cell office:value-type="float" office:value="0" calcext:value-type="float">
            <text:p>0</text:p>
          </table:table-cell>
          <table:table-cell table:formula="of:=[.B772]-[.B773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66230e5bcb516e5d170025f46c3c7010f765d1eaf6bf2d4f6f22b221e23305" xlink:type="simple">1657836</text:a></text:p>
          </table:table-cell>
          <table:table-cell office:value-type="string" calcext:value-type="string">
            <text:p>2017-04-03 06:07:07</text:p>
          </table:table-cell>
          <table:table-cell office:value-type="float" office:value="2" calcext:value-type="float">
            <text:p>2</text:p>
          </table:table-cell>
          <table:table-cell office:value-type="float" office:value="240.01" calcext:value-type="float">
            <text:p>240.01</text:p>
          </table:table-cell>
          <table:table-cell office:value-type="float" office:value="3.727" calcext:value-type="float">
            <text:p>3.727</text:p>
          </table:table-cell>
          <table:table-cell office:value-type="float" office:value="7145.5" calcext:value-type="float">
            <text:p>7145.5</text:p>
          </table:table-cell>
          <table:table-cell table:formula="of:=[.B773]-[.B774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c172a43c88b4df4cf14b07be42b7406977b05da533cad70078dfa5e09f2e173" xlink:type="simple">1657835</text:a></text:p>
          </table:table-cell>
          <table:table-cell office:value-type="string" calcext:value-type="string">
            <text:p>2017-04-03 06:07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37" calcext:value-type="float">
            <text:p>4.037</text:p>
          </table:table-cell>
          <table:table-cell office:value-type="float" office:value="0" calcext:value-type="float">
            <text:p>0</text:p>
          </table:table-cell>
          <table:table-cell table:formula="of:=[.B774]-[.B775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2901311375359700ad4a72ae2b6822d943dfdfbabe7044a80994cdbd82645f1" xlink:type="simple">1657834</text:a></text:p>
          </table:table-cell>
          <table:table-cell office:value-type="string" calcext:value-type="string">
            <text:p>2017-04-03 06:06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374" calcext:value-type="float">
            <text:p>4.374</text:p>
          </table:table-cell>
          <table:table-cell office:value-type="float" office:value="0" calcext:value-type="float">
            <text:p>0</text:p>
          </table:table-cell>
          <table:table-cell table:formula="of:=[.B775]-[.B776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0df0b77da6f8809e0623c3103bcc104b26b2d43642c731aa943612d426b3d2f" xlink:type="simple">1657833</text:a></text:p>
          </table:table-cell>
          <table:table-cell office:value-type="string" calcext:value-type="string">
            <text:p>2017-04-03 06:06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38" calcext:value-type="float">
            <text:p>4.738</text:p>
          </table:table-cell>
          <table:table-cell office:value-type="float" office:value="0" calcext:value-type="float">
            <text:p>0</text:p>
          </table:table-cell>
          <table:table-cell table:formula="of:=[.B776]-[.B777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22c36e242b184f259fff372ab7cbfa6b316c53f8a4bbf969b73184c31e2d89" xlink:type="simple">1657832</text:a></text:p>
          </table:table-cell>
          <table:table-cell office:value-type="string" calcext:value-type="string">
            <text:p>2017-04-03 06:05:50</text:p>
          </table:table-cell>
          <table:table-cell office:value-type="float" office:value="4" calcext:value-type="float">
            <text:p>4</text:p>
          </table:table-cell>
          <table:table-cell office:value-type="float" office:value="1600.74067765" calcext:value-type="float">
            <text:p>1600.74067765</text:p>
          </table:table-cell>
          <table:table-cell office:value-type="float" office:value="5.133" calcext:value-type="float">
            <text:p>5.133</text:p>
          </table:table-cell>
          <table:table-cell office:value-type="float" office:value="15.74" calcext:value-type="float">
            <text:p>15.74</text:p>
          </table:table-cell>
          <table:table-cell table:formula="of:=[.B777]-[.B778]" office:value-type="time" office:time-value="PT00H01M38.000000278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15f9b6c1669ab5d00c57e631fa51c1007ec4651cabc9ed1837aefbb111bfa6f" xlink:type="simple">1657831</text:a></text:p>
          </table:table-cell>
          <table:table-cell office:value-type="string" calcext:value-type="string">
            <text:p>2017-04-03 06:04:1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5.561" calcext:value-type="float">
            <text:p>5.561</text:p>
          </table:table-cell>
          <table:table-cell office:value-type="float" office:value="2259.57" calcext:value-type="float">
            <text:p>2259.57</text:p>
          </table:table-cell>
          <table:table-cell table:formula="of:=[.B778]-[.B779]" office:value-type="time" office:time-value="PT00H02M20.999999642S" calcext:value-type="time">
            <text:p>02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5d0d7f997b4a2ff54c356bd2bb8ce96cb12d452544be5e1dcb4bccbdb63a78" xlink:type="simple">1657830</text:a></text:p>
          </table:table-cell>
          <table:table-cell office:value-type="string" calcext:value-type="string">
            <text:p>2017-04-03 06:01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32" calcext:value-type="float">
            <text:p>5.932</text:p>
          </table:table-cell>
          <table:table-cell office:value-type="float" office:value="0" calcext:value-type="float">
            <text:p>0</text:p>
          </table:table-cell>
          <table:table-cell table:formula="of:=[.B779]-[.B780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d31c56e10831dac629d48266273bee9fbaa61113b521965874581fc3cc122df" xlink:type="simple">1657829</text:a></text:p>
          </table:table-cell>
          <table:table-cell office:value-type="string" calcext:value-type="string">
            <text:p>2017-04-03 06:01:22</text:p>
          </table:table-cell>
          <table:table-cell office:value-type="float" office:value="2" calcext:value-type="float">
            <text:p>2</text:p>
          </table:table-cell>
          <table:table-cell office:value-type="float" office:value="92.41759647" calcext:value-type="float">
            <text:p>92.41759647</text:p>
          </table:table-cell>
          <table:table-cell office:value-type="float" office:value="6.327" calcext:value-type="float">
            <text:p>6.327</text:p>
          </table:table-cell>
          <table:table-cell office:value-type="float" office:value="1.25" calcext:value-type="float">
            <text:p>1.25</text:p>
          </table:table-cell>
          <table:table-cell table:formula="of:=[.B780]-[.B781]" office:value-type="time" office:time-value="PT00H02M23.00000011S" calcext:value-type="time">
            <text:p>02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2b2b66419c9571936dea581cfbf2d28b9e9db217be9aace57719dd4410bb64" xlink:type="simple">1657828</text:a></text:p>
          </table:table-cell>
          <table:table-cell office:value-type="string" calcext:value-type="string">
            <text:p>2017-04-03 05:58:59</text:p>
          </table:table-cell>
          <table:table-cell office:value-type="float" office:value="3" calcext:value-type="float">
            <text:p>3</text:p>
          </table:table-cell>
          <table:table-cell office:value-type="float" office:value="24793.62824507" calcext:value-type="float">
            <text:p>24793.62824507</text:p>
          </table:table-cell>
          <table:table-cell office:value-type="float" office:value="6.643" calcext:value-type="float">
            <text:p>6.643</text:p>
          </table:table-cell>
          <table:table-cell office:value-type="float" office:value="205217.48" calcext:value-type="float">
            <text:p>205217.48</text:p>
          </table:table-cell>
          <table:table-cell table:formula="of:=[.B781]-[.B782]" office:value-type="time" office:time-value="PT00H06M52.000000128S" calcext:value-type="time">
            <text:p>06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fa2b6eac9d488feac4e17634b2637be53071290fb14069201de5da01e44df4" xlink:type="simple">1657827</text:a></text:p>
          </table:table-cell>
          <table:table-cell office:value-type="string" calcext:value-type="string">
            <text:p>2017-04-03 05:52:07</text:p>
          </table:table-cell>
          <table:table-cell office:value-type="float" office:value="4" calcext:value-type="float">
            <text:p>4</text:p>
          </table:table-cell>
          <table:table-cell office:value-type="float" office:value="1548.07027838" calcext:value-type="float">
            <text:p>1548.07027838</text:p>
          </table:table-cell>
          <table:table-cell office:value-type="float" office:value="6.754" calcext:value-type="float">
            <text:p>6.754</text:p>
          </table:table-cell>
          <table:table-cell office:value-type="float" office:value="8730.7" calcext:value-type="float">
            <text:p>8730.7</text:p>
          </table:table-cell>
          <table:table-cell table:formula="of:=[.B782]-[.B783]" office:value-type="time" office:time-value="PT00H06M20.000000191S" calcext:value-type="time">
            <text:p>06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755df7e1f15092f8bbd2ac5607b1bb06a0bb4564022da07aadde3a9e42d0fa" xlink:type="simple">1657826</text:a></text:p>
          </table:table-cell>
          <table:table-cell office:value-type="string" calcext:value-type="string">
            <text:p>2017-04-03 05:45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42" calcext:value-type="float">
            <text:p>6.642</text:p>
          </table:table-cell>
          <table:table-cell office:value-type="float" office:value="0" calcext:value-type="float">
            <text:p>0</text:p>
          </table:table-cell>
          <table:table-cell table:formula="of:=[.B783]-[.B784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05d7512c609880089ac766a2f0e232ebf69d9ee45d684d222a918fcd10102ee" xlink:type="simple">1657825</text:a></text:p>
          </table:table-cell>
          <table:table-cell office:value-type="string" calcext:value-type="string">
            <text:p>2017-04-03 05:45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31" calcext:value-type="float">
            <text:p>6.531</text:p>
          </table:table-cell>
          <table:table-cell office:value-type="float" office:value="0" calcext:value-type="float">
            <text:p>0</text:p>
          </table:table-cell>
          <table:table-cell table:formula="of:=[.B784]-[.B785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02359fda4acaa9c4993bb0d3f9f99f745a88efbc325a1a2b15a69ac2c23c8e" xlink:type="simple">1657824</text:a></text:p>
          </table:table-cell>
          <table:table-cell office:value-type="string" calcext:value-type="string">
            <text:p>2017-04-03 05:4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22" calcext:value-type="float">
            <text:p>6.422</text:p>
          </table:table-cell>
          <table:table-cell office:value-type="float" office:value="0" calcext:value-type="float">
            <text:p>0</text:p>
          </table:table-cell>
          <table:table-cell table:formula="of:=[.B785]-[.B786]" office:value-type="time" office:time-value="PT00H00M38.999999687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fc193dc52172d11486f256c51344d6dda82f9824a82b01e47eadf402799487" xlink:type="simple">1657823</text:a></text:p>
          </table:table-cell>
          <table:table-cell office:value-type="string" calcext:value-type="string">
            <text:p>2017-04-03 05:44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15" calcext:value-type="float">
            <text:p>6.315</text:p>
          </table:table-cell>
          <table:table-cell office:value-type="float" office:value="0" calcext:value-type="float">
            <text:p>0</text:p>
          </table:table-cell>
          <table:table-cell table:formula="of:=[.B786]-[.B787]" office:value-type="time" office:time-value="PT00H02M37.999999844S" calcext:value-type="time">
            <text:p>02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a0deb8aaaf6d972264831fa6cd4f6a419f5e862160c2bf14b6c3f74459db1df" xlink:type="simple">1657822</text:a></text:p>
          </table:table-cell>
          <table:table-cell office:value-type="string" calcext:value-type="string">
            <text:p>2017-04-03 05:41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04" calcext:value-type="float">
            <text:p>6.104</text:p>
          </table:table-cell>
          <table:table-cell office:value-type="float" office:value="0" calcext:value-type="float">
            <text:p>0</text:p>
          </table:table-cell>
          <table:table-cell table:formula="of:=[.B787]-[.B788]" office:value-type="time" office:time-value="PT00H00M32.000000565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546088793a15649f97a501b12fb5f9aaaad0331f5a7189fe48342265a4c130" xlink:type="simple">1657821</text:a></text:p>
          </table:table-cell>
          <table:table-cell office:value-type="string" calcext:value-type="string">
            <text:p>2017-04-03 05:41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01" calcext:value-type="float">
            <text:p>5.901</text:p>
          </table:table-cell>
          <table:table-cell office:value-type="float" office:value="0" calcext:value-type="float">
            <text:p>0</text:p>
          </table:table-cell>
          <table:table-cell table:formula="of:=[.B788]-[.B789]" office:value-type="time" office:time-value="PT00H02M28.000000021S" calcext:value-type="time">
            <text:p>02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e402eb98577fd6e96d50f97052b4364aeaceaba4d62954b6212afc74a297c2" xlink:type="simple">1657820</text:a></text:p>
          </table:table-cell>
          <table:table-cell office:value-type="string" calcext:value-type="string">
            <text:p>2017-04-03 05:38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06" calcext:value-type="float">
            <text:p>5.606</text:p>
          </table:table-cell>
          <table:table-cell office:value-type="float" office:value="0" calcext:value-type="float">
            <text:p>0</text:p>
          </table:table-cell>
          <table:table-cell table:formula="of:=[.B789]-[.B790]" office:value-type="time" office:time-value="PT00H00M51.999999583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a08edf1cd855cc54a85fe3c00fb53d824799f1ab9b4277fbe128336878d5ba" xlink:type="simple">1657819</text:a></text:p>
          </table:table-cell>
          <table:table-cell office:value-type="string" calcext:value-type="string">
            <text:p>2017-04-03 05:37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19" calcext:value-type="float">
            <text:p>5.419</text:p>
          </table:table-cell>
          <table:table-cell office:value-type="float" office:value="0" calcext:value-type="float">
            <text:p>0</text:p>
          </table:table-cell>
          <table:table-cell table:formula="of:=[.B790]-[.B791]" office:value-type="time" office:time-value="PT00H00M18.000000436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a1ea07caca06a8453f859042a4e3ba3f2b9d89e83c4438e8dd171c68b0ed5b9" xlink:type="simple">1657818</text:a></text:p>
          </table:table-cell>
          <table:table-cell office:value-type="string" calcext:value-type="string">
            <text:p>2017-04-03 05:37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38" calcext:value-type="float">
            <text:p>5.238</text:p>
          </table:table-cell>
          <table:table-cell office:value-type="float" office:value="0" calcext:value-type="float">
            <text:p>0</text:p>
          </table:table-cell>
          <table:table-cell table:formula="of:=[.B791]-[.B792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d39a025a3568d8a6c096881fed8442fd0afa88d8dcc9089bfdb71eb57aebc16" xlink:type="simple">1657817</text:a></text:p>
          </table:table-cell>
          <table:table-cell office:value-type="string" calcext:value-type="string">
            <text:p>2017-04-03 05:37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792]-[.B793]" office:value-type="time" office:time-value="PT00H01M29.00000006S" calcext:value-type="time">
            <text:p>01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fa6ed147a031129fae8b3bad6a6bd7f00227e0bdd2ecb24f3c173d66d6e206a" xlink:type="simple">1657816</text:a></text:p>
          </table:table-cell>
          <table:table-cell office:value-type="string" calcext:value-type="string">
            <text:p>2017-04-03 05:35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  <table:table-cell table:formula="of:=[.B793]-[.B794]" office:value-type="time" office:time-value="PT00H00M00.999999605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26b07f438290aad929e72d1ca55d9220da7ac6168e1c57c1532c85d9f30f3f" xlink:type="simple">1657815</text:a></text:p>
          </table:table-cell>
          <table:table-cell office:value-type="string" calcext:value-type="string">
            <text:p>2017-04-03 05:35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7" calcext:value-type="float">
            <text:p>4.57</text:p>
          </table:table-cell>
          <table:table-cell office:value-type="float" office:value="0" calcext:value-type="float">
            <text:p>0</text:p>
          </table:table-cell>
          <table:table-cell table:formula="of:=[.B794]-[.B795]" office:value-type="time" office:time-value="PT00H00M44.000000227S" calcext:value-type="time">
            <text:p>00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dd03c67c999500d14377cbcad757d1af16a86e175e0741ebde3289da6a3e20" xlink:type="simple">1657814</text:a></text:p>
          </table:table-cell>
          <table:table-cell office:value-type="string" calcext:value-type="string">
            <text:p>2017-04-03 05:35:07</text:p>
          </table:table-cell>
          <table:table-cell office:value-type="float" office:value="9" calcext:value-type="float">
            <text:p>9</text:p>
          </table:table-cell>
          <table:table-cell office:value-type="float" office:value="1303.74821001" calcext:value-type="float">
            <text:p>1303.74821001</text:p>
          </table:table-cell>
          <table:table-cell office:value-type="float" office:value="4.418" calcext:value-type="float">
            <text:p>4.418</text:p>
          </table:table-cell>
          <table:table-cell office:value-type="float" office:value="409.71" calcext:value-type="float">
            <text:p>409.71</text:p>
          </table:table-cell>
          <table:table-cell table:formula="of:=[.B795]-[.B796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7810f248d5669cbd47853c8c585600c8c9ec24f66049556f1b4abdfa039b5d" xlink:type="simple">1657813</text:a></text:p>
          </table:table-cell>
          <table:table-cell office:value-type="string" calcext:value-type="string">
            <text:p>2017-04-03 05:34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  <table:table-cell table:formula="of:=[.B796]-[.B797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e8b9b22da7f94519b3d030718496398abf1d0d287ad1162be1e0c06123154fc" xlink:type="simple">1657812</text:a></text:p>
          </table:table-cell>
          <table:table-cell office:value-type="string" calcext:value-type="string">
            <text:p>2017-04-03 05:33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28" calcext:value-type="float">
            <text:p>4.128</text:p>
          </table:table-cell>
          <table:table-cell office:value-type="float" office:value="0" calcext:value-type="float">
            <text:p>0</text:p>
          </table:table-cell>
          <table:table-cell table:formula="of:=[.B797]-[.B798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e2478a37eac1bf6ef6a100cfd4ca7c87ec330788a28393f5b9164b979f076e" xlink:type="simple">1657811</text:a></text:p>
          </table:table-cell>
          <table:table-cell office:value-type="string" calcext:value-type="string">
            <text:p>2017-04-03 05:32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9" calcext:value-type="float">
            <text:p>4.059</text:p>
          </table:table-cell>
          <table:table-cell office:value-type="float" office:value="0" calcext:value-type="float">
            <text:p>0</text:p>
          </table:table-cell>
          <table:table-cell table:formula="of:=[.B798]-[.B799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40daa5751e494e1414ee7b1dc21d60527ddcde2656cdf458596013b7c03b59a" xlink:type="simple">1657810</text:a></text:p>
          </table:table-cell>
          <table:table-cell office:value-type="string" calcext:value-type="string">
            <text:p>2017-04-03 05:32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9" calcext:value-type="float">
            <text:p>4.059</text:p>
          </table:table-cell>
          <table:table-cell office:value-type="float" office:value="0" calcext:value-type="float">
            <text:p>0</text:p>
          </table:table-cell>
          <table:table-cell table:formula="of:=[.B799]-[.B800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9dddcb60f7a918d6e972c9d794ba4807a0d869a0343d8e586c147a9e0845823" xlink:type="simple">1657809</text:a></text:p>
          </table:table-cell>
          <table:table-cell office:value-type="string" calcext:value-type="string">
            <text:p>2017-04-03 05:31:41</text:p>
          </table:table-cell>
          <table:table-cell office:value-type="float" office:value="2" calcext:value-type="float">
            <text:p>2</text:p>
          </table:table-cell>
          <table:table-cell office:value-type="float" office:value="186.67156963" calcext:value-type="float">
            <text:p>186.67156963</text:p>
          </table:table-cell>
          <table:table-cell office:value-type="float" office:value="4.059" calcext:value-type="float">
            <text:p>4.059</text:p>
          </table:table-cell>
          <table:table-cell office:value-type="float" office:value="30.97" calcext:value-type="float">
            <text:p>30.97</text:p>
          </table:table-cell>
          <table:table-cell table:formula="of:=[.B800]-[.B801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58b021392fe9689e51fd5975fe52b4f09d65cd01b5662b7448a36342dacc694" xlink:type="simple">1657808</text:a></text:p>
          </table:table-cell>
          <table:table-cell office:value-type="string" calcext:value-type="string">
            <text:p>2017-04-03 05:31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9" calcext:value-type="float">
            <text:p>4.059</text:p>
          </table:table-cell>
          <table:table-cell office:value-type="float" office:value="0" calcext:value-type="float">
            <text:p>0</text:p>
          </table:table-cell>
          <table:table-cell table:formula="of:=[.B801]-[.B802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35b834c0573e158731bb8865a3a1d7c048ab5cfb3426c75c0502bf8b8ad956b" xlink:type="simple">1657807</text:a></text:p>
          </table:table-cell>
          <table:table-cell office:value-type="string" calcext:value-type="string">
            <text:p>2017-04-03 05:30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9" calcext:value-type="float">
            <text:p>4.059</text:p>
          </table:table-cell>
          <table:table-cell office:value-type="float" office:value="0" calcext:value-type="float">
            <text:p>0</text:p>
          </table:table-cell>
          <table:table-cell table:formula="of:=[.B802]-[.B803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e5ddb46fa4778102f0b7ddfd45719edd690ce05e33c490aaa6ce0453191290" xlink:type="simple">1657806</text:a></text:p>
          </table:table-cell>
          <table:table-cell office:value-type="string" calcext:value-type="string">
            <text:p>2017-04-03 05:30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9" calcext:value-type="float">
            <text:p>4.059</text:p>
          </table:table-cell>
          <table:table-cell office:value-type="float" office:value="0" calcext:value-type="float">
            <text:p>0</text:p>
          </table:table-cell>
          <table:table-cell table:formula="of:=[.B803]-[.B804]" office:value-type="time" office:time-value="PT00H00M28.000000259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122defb93959fd0e2930371cf17869cb98e11bfdc17194e7af769189905d19" xlink:type="simple">1657805</text:a></text:p>
          </table:table-cell>
          <table:table-cell office:value-type="string" calcext:value-type="string">
            <text:p>2017-04-03 05:29:55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.059" calcext:value-type="float">
            <text:p>4.059</text:p>
          </table:table-cell>
          <table:table-cell office:value-type="float" office:value="90.43" calcext:value-type="float">
            <text:p>90.43</text:p>
          </table:table-cell>
          <table:table-cell table:formula="of:=[.B804]-[.B805]" office:value-type="time" office:time-value="PT00H01M46.999999867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4480eba7135ab11ae9b161e672e25737f6b7d46ba0b78ba9850ad60243a5a1" xlink:type="simple">1657804</text:a></text:p>
          </table:table-cell>
          <table:table-cell office:value-type="string" calcext:value-type="string">
            <text:p>2017-04-03 05:28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62" calcext:value-type="float">
            <text:p>4.262</text:p>
          </table:table-cell>
          <table:table-cell office:value-type="float" office:value="0" calcext:value-type="float">
            <text:p>0</text:p>
          </table:table-cell>
          <table:table-cell table:formula="of:=[.B805]-[.B806]" office:value-type="time" office:time-value="PT00H00M12.000000291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629599f2dca74ab8a6e79a0b57175f6579ece0b3564b251acfbaffbc503cfa2" xlink:type="simple">1657803</text:a></text:p>
          </table:table-cell>
          <table:table-cell office:value-type="string" calcext:value-type="string">
            <text:p>2017-04-03 05:27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75" calcext:value-type="float">
            <text:p>4.475</text:p>
          </table:table-cell>
          <table:table-cell office:value-type="float" office:value="0" calcext:value-type="float">
            <text:p>0</text:p>
          </table:table-cell>
          <table:table-cell table:formula="of:=[.B806]-[.B807]" office:value-type="time" office:time-value="PT00H00M00.999999605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936a16134859212e07601f3fae0e55bc91ab8b203cabaea55025015ad2e8096" xlink:type="simple">1657802</text:a></text:p>
          </table:table-cell>
          <table:table-cell office:value-type="string" calcext:value-type="string">
            <text:p>2017-04-03 05:27:55</text:p>
          </table:table-cell>
          <table:table-cell office:value-type="float" office:value="3" calcext:value-type="float">
            <text:p>3</text:p>
          </table:table-cell>
          <table:table-cell office:value-type="float" office:value="173.80715644" calcext:value-type="float">
            <text:p>173.80715644</text:p>
          </table:table-cell>
          <table:table-cell office:value-type="float" office:value="4.774" calcext:value-type="float">
            <text:p>4.774</text:p>
          </table:table-cell>
          <table:table-cell office:value-type="float" office:value="8.33" calcext:value-type="float">
            <text:p>8.33</text:p>
          </table:table-cell>
          <table:table-cell table:formula="of:=[.B807]-[.B808]" office:value-type="time" office:time-value="PT00H01M03.000000268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ddb118d9f6686da21e1284c372feddbf8219fb396421e6ee40cfba7d6a9fb1" xlink:type="simple">1657801</text:a></text:p>
          </table:table-cell>
          <table:table-cell office:value-type="string" calcext:value-type="string">
            <text:p>2017-04-03 05:26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12" calcext:value-type="float">
            <text:p>5.012</text:p>
          </table:table-cell>
          <table:table-cell office:value-type="float" office:value="0" calcext:value-type="float">
            <text:p>0</text:p>
          </table:table-cell>
          <table:table-cell table:formula="of:=[.B808]-[.B809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a4c45a126fcda9f3a4e68745afae760b339a6ae40995256fca2ba59ebec189" xlink:type="simple">1657800</text:a></text:p>
          </table:table-cell>
          <table:table-cell office:value-type="string" calcext:value-type="string">
            <text:p>2017-04-03 05:25:47</text:p>
          </table:table-cell>
          <table:table-cell office:value-type="float" office:value="2" calcext:value-type="float">
            <text:p>2</text:p>
          </table:table-cell>
          <table:table-cell office:value-type="float" office:value="102.70927077" calcext:value-type="float">
            <text:p>102.70927077</text:p>
          </table:table-cell>
          <table:table-cell office:value-type="float" office:value="5.263" calcext:value-type="float">
            <text:p>5.263</text:p>
          </table:table-cell>
          <table:table-cell office:value-type="float" office:value="0.75" calcext:value-type="float">
            <text:p>0.75</text:p>
          </table:table-cell>
          <table:table-cell table:formula="of:=[.B809]-[.B810]" office:value-type="time" office:time-value="PT00H01M03.999999873S" calcext:value-type="time">
            <text:p>01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063a7d7762b90ee3b00aee72185f32ba75b2376f9e83949d0cf82f07d394009" xlink:type="simple">1657799</text:a></text:p>
          </table:table-cell>
          <table:table-cell office:value-type="string" calcext:value-type="string">
            <text:p>2017-04-03 05:24:43</text:p>
          </table:table-cell>
          <table:table-cell office:value-type="float" office:value="2" calcext:value-type="float">
            <text:p>2</text:p>
          </table:table-cell>
          <table:table-cell office:value-type="float" office:value="136.92085693" calcext:value-type="float">
            <text:p>136.92085693</text:p>
          </table:table-cell>
          <table:table-cell office:value-type="float" office:value="5.614" calcext:value-type="float">
            <text:p>5.614</text:p>
          </table:table-cell>
          <table:table-cell office:value-type="float" office:value="1.38" calcext:value-type="float">
            <text:p>1.38</text:p>
          </table:table-cell>
          <table:table-cell table:formula="of:=[.B810]-[.B811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a60ad5fdecbee70dc55505b18be9803c1e3826770bd059037f05f65720f8f59" xlink:type="simple">1657798</text:a></text:p>
          </table:table-cell>
          <table:table-cell office:value-type="string" calcext:value-type="string">
            <text:p>2017-04-03 05:24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88" calcext:value-type="float">
            <text:p>5.988</text:p>
          </table:table-cell>
          <table:table-cell office:value-type="float" office:value="0" calcext:value-type="float">
            <text:p>0</text:p>
          </table:table-cell>
          <table:table-cell table:formula="of:=[.B811]-[.B812]" office:value-type="time" office:time-value="PT00H01M04.999999478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a640dfd19a0cc565529d8bb83903e31a2293664f30f4499bdad7a50887c20fc" xlink:type="simple">1657797</text:a></text:p>
          </table:table-cell>
          <table:table-cell office:value-type="string" calcext:value-type="string">
            <text:p>2017-04-03 05:23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87" calcext:value-type="float">
            <text:p>6.387</text:p>
          </table:table-cell>
          <table:table-cell office:value-type="float" office:value="0" calcext:value-type="float">
            <text:p>0</text:p>
          </table:table-cell>
          <table:table-cell table:formula="of:=[.B812]-[.B813]" office:value-type="time" office:time-value="PT00H04M47.000000454S" calcext:value-type="time">
            <text:p>04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5f64ab770878f59b87666f278ae83b4a34473a6afd34fc3952193ec7e5e078c" xlink:type="simple">1657796</text:a></text:p>
          </table:table-cell>
          <table:table-cell office:value-type="string" calcext:value-type="string">
            <text:p>2017-04-03 05:18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07" calcext:value-type="float">
            <text:p>6.707</text:p>
          </table:table-cell>
          <table:table-cell office:value-type="float" office:value="0" calcext:value-type="float">
            <text:p>0</text:p>
          </table:table-cell>
          <table:table-cell table:formula="of:=[.B813]-[.B814]" office:value-type="time" office:time-value="PT00H01M25.999999987S" calcext:value-type="time">
            <text:p>01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f7b0656659f1c1a8beac80ca2ce505a6a6be5896ae1d34b8b6924cec5496ef4" xlink:type="simple">1657795</text:a></text:p>
          </table:table-cell>
          <table:table-cell office:value-type="string" calcext:value-type="string">
            <text:p>2017-04-03 05:16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3" calcext:value-type="float">
            <text:p>6.93</text:p>
          </table:table-cell>
          <table:table-cell office:value-type="float" office:value="0" calcext:value-type="float">
            <text:p>0</text:p>
          </table:table-cell>
          <table:table-cell table:formula="of:=[.B814]-[.B815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42bea9d2c1232458fe2bf3c098a625863d6e7e8c60cb74648248512903a8d0" xlink:type="simple">1657794</text:a></text:p>
          </table:table-cell>
          <table:table-cell office:value-type="string" calcext:value-type="string">
            <text:p>2017-04-03 05:16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77" calcext:value-type="float">
            <text:p>7.277</text:p>
          </table:table-cell>
          <table:table-cell office:value-type="float" office:value="0" calcext:value-type="float">
            <text:p>0</text:p>
          </table:table-cell>
          <table:table-cell table:formula="of:=[.B815]-[.B816]" office:value-type="time" office:time-value="PT00H00M16.999999573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383846c23dd8d5097bec6bc11abf1260f861c92536a1259ac6f3c2684ca7fc" xlink:type="simple">1657793</text:a></text:p>
          </table:table-cell>
          <table:table-cell office:value-type="string" calcext:value-type="string">
            <text:p>2017-04-03 05:16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41" calcext:value-type="float">
            <text:p>7.641</text:p>
          </table:table-cell>
          <table:table-cell office:value-type="float" office:value="0" calcext:value-type="float">
            <text:p>0</text:p>
          </table:table-cell>
          <table:table-cell table:formula="of:=[.B816]-[.B817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63b1752711ffa5a7a8a447ae0f8901afdac8790a8fa4706ae2c6b922a09a05" xlink:type="simple">1657792</text:a></text:p>
          </table:table-cell>
          <table:table-cell office:value-type="string" calcext:value-type="string">
            <text:p>2017-04-03 05:16:1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8.023" calcext:value-type="float">
            <text:p>8.023</text:p>
          </table:table-cell>
          <table:table-cell office:value-type="float" office:value="772.55" calcext:value-type="float">
            <text:p>772.55</text:p>
          </table:table-cell>
          <table:table-cell table:formula="of:=[.B817]-[.B818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e3873f9472b8e2e938347a189964a7d34a988d60d5de11fa6d66320d4cf006f" xlink:type="simple">1657791</text:a></text:p>
          </table:table-cell>
          <table:table-cell office:value-type="string" calcext:value-type="string">
            <text:p>2017-04-03 05:15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24" calcext:value-type="float">
            <text:p>8.424</text:p>
          </table:table-cell>
          <table:table-cell office:value-type="float" office:value="0" calcext:value-type="float">
            <text:p>0</text:p>
          </table:table-cell>
          <table:table-cell table:formula="of:=[.B818]-[.B819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9dc2197143ec156a1617f8f6d96ed0416ba337bd17a7fce9720f37e426b42a0" xlink:type="simple">1657790</text:a></text:p>
          </table:table-cell>
          <table:table-cell office:value-type="string" calcext:value-type="string">
            <text:p>2017-04-03 05:15:17</text:p>
          </table:table-cell>
          <table:table-cell office:value-type="float" office:value="4" calcext:value-type="float">
            <text:p>4</text:p>
          </table:table-cell>
          <table:table-cell office:value-type="float" office:value="741.36929693" calcext:value-type="float">
            <text:p>741.36929693</text:p>
          </table:table-cell>
          <table:table-cell office:value-type="float" office:value="8.986" calcext:value-type="float">
            <text:p>8.986</text:p>
          </table:table-cell>
          <table:table-cell office:value-type="float" office:value="108.3" calcext:value-type="float">
            <text:p>108.3</text:p>
          </table:table-cell>
          <table:table-cell table:formula="of:=[.B819]-[.B820]" office:value-type="time" office:time-value="PT00H11M07.000000016S" calcext:value-type="time">
            <text:p>1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73e470b58351dd4cf8932d2db496638d675d0091f78fc3f1d93f078a7a29b3f" xlink:type="simple">1657789</text:a></text:p>
          </table:table-cell>
          <table:table-cell office:value-type="string" calcext:value-type="string">
            <text:p>2017-04-03 05:04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0]-[.B821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db48f34ac7b8d590a3c7c1e8e6e4a6b54105a903bdc1772507b51898f9d8b5" xlink:type="simple">1657788</text:a></text:p>
          </table:table-cell>
          <table:table-cell office:value-type="string" calcext:value-type="string">
            <text:p>2017-04-03 05:04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1]-[.B822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4e2aa7652bfad7f83f40c6b2ab3199fed701cf6f450109b3a1f71830eb3ec8" xlink:type="simple">1657787</text:a></text:p>
          </table:table-cell>
          <table:table-cell office:value-type="string" calcext:value-type="string">
            <text:p>2017-04-03 05:03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2]-[.B823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ab0e80b727b34703cf67de45f9f4ee69a678718f44264136d91c6e69e90767" xlink:type="simple">1657786</text:a></text:p>
          </table:table-cell>
          <table:table-cell office:value-type="string" calcext:value-type="string">
            <text:p>2017-04-03 05:02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3]-[.B824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cc171397d6e8d9b9766a63d213db8d51a05400cd0b00e2a93b67e8bf2980b02" xlink:type="simple">1657785</text:a></text:p>
          </table:table-cell>
          <table:table-cell office:value-type="string" calcext:value-type="string">
            <text:p>2017-04-03 05:02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4]-[.B825]" office:value-type="time" office:time-value="PT00H03M06.999999708S" calcext:value-type="time">
            <text:p>03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0b1fc6b4c06a16d7affab6f6243876a53d1a95b89157d86b6b0a506c9252527" xlink:type="simple">1657784</text:a></text:p>
          </table:table-cell>
          <table:table-cell office:value-type="string" calcext:value-type="string">
            <text:p>2017-04-03 04:59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5]-[.B826]" office:value-type="time" office:time-value="PT00H00M28.000000259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40b583d3a60bc6bc7f4c28015ffc51d2c71eb6b11983c8c9ee81eb731570f02" xlink:type="simple">1657783</text:a></text:p>
          </table:table-cell>
          <table:table-cell office:value-type="string" calcext:value-type="string">
            <text:p>2017-04-03 04:58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6]-[.B827]" office:value-type="time" office:time-value="PT00H01M57.999999924S" calcext:value-type="time">
            <text:p>01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5f39542ef251ae2dff1a403456efc526fcc2e85aec3c77ee939eafce013738d" xlink:type="simple">1657782</text:a></text:p>
          </table:table-cell>
          <table:table-cell office:value-type="string" calcext:value-type="string">
            <text:p>2017-04-03 04:56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36" calcext:value-type="float">
            <text:p>8.836</text:p>
          </table:table-cell>
          <table:table-cell office:value-type="float" office:value="0" calcext:value-type="float">
            <text:p>0</text:p>
          </table:table-cell>
          <table:table-cell table:formula="of:=[.B827]-[.B828]" office:value-type="time" office:time-value="PT00H01M48.000000101S" calcext:value-type="time">
            <text:p>01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4b134c591eab94b76174b3603cc1086dc47220a159e4c7c8959119259b51c88" xlink:type="simple">1657781</text:a></text:p>
          </table:table-cell>
          <table:table-cell office:value-type="string" calcext:value-type="string">
            <text:p>2017-04-03 04:55:03</text:p>
          </table:table-cell>
          <table:table-cell office:value-type="float" office:value="4" calcext:value-type="float">
            <text:p>4</text:p>
          </table:table-cell>
          <table:table-cell office:value-type="float" office:value="299.85845695" calcext:value-type="float">
            <text:p>299.85845695</text:p>
          </table:table-cell>
          <table:table-cell office:value-type="float" office:value="8.689" calcext:value-type="float">
            <text:p>8.689</text:p>
          </table:table-cell>
          <table:table-cell office:value-type="float" office:value="10.06" calcext:value-type="float">
            <text:p>10.06</text:p>
          </table:table-cell>
          <table:table-cell table:formula="of:=[.B828]-[.B829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c0f7c224ddd8a8977eabe701ffac800e82933ec78174466314b571f9f57c0a" xlink:type="simple">1657780</text:a></text:p>
          </table:table-cell>
          <table:table-cell office:value-type="string" calcext:value-type="string">
            <text:p>2017-04-03 04:54:49</text:p>
          </table:table-cell>
          <table:table-cell office:value-type="float" office:value="2" calcext:value-type="float">
            <text:p>2</text:p>
          </table:table-cell>
          <table:table-cell office:value-type="float" office:value="240.01" calcext:value-type="float">
            <text:p>240.01</text:p>
          </table:table-cell>
          <table:table-cell office:value-type="float" office:value="8.399" calcext:value-type="float">
            <text:p>8.399</text:p>
          </table:table-cell>
          <table:table-cell office:value-type="float" office:value="43.87" calcext:value-type="float">
            <text:p>43.87</text:p>
          </table:table-cell>
          <table:table-cell table:formula="of:=[.B829]-[.B830]" office:value-type="time" office:time-value="PT00H00M57.999999728S" calcext:value-type="time">
            <text:p>00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f16d7d3f6aa77c9e1c940e939e641bd0fa64763221f99d3c723e1e1ac453e4" xlink:type="simple">1657779</text:a></text:p>
          </table:table-cell>
          <table:table-cell office:value-type="string" calcext:value-type="string">
            <text:p>2017-04-03 04:53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19" calcext:value-type="float">
            <text:p>8.119</text:p>
          </table:table-cell>
          <table:table-cell office:value-type="float" office:value="0" calcext:value-type="float">
            <text:p>0</text:p>
          </table:table-cell>
          <table:table-cell table:formula="of:=[.B830]-[.B831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9e215dcdde513a9b172ebced82e2fa2bf5b0723d7254e1ba56192befe8d6f7b" xlink:type="simple">1657778</text:a></text:p>
          </table:table-cell>
          <table:table-cell office:value-type="string" calcext:value-type="string">
            <text:p>2017-04-03 04:53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48" calcext:value-type="float">
            <text:p>7.848</text:p>
          </table:table-cell>
          <table:table-cell office:value-type="float" office:value="0" calcext:value-type="float">
            <text:p>0</text:p>
          </table:table-cell>
          <table:table-cell table:formula="of:=[.B831]-[.B832]" office:value-type="time" office:time-value="PT00H01M09.000000414S" calcext:value-type="time">
            <text:p>01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c5cf0d128552c2dbbabdf033a0ab3eb6f0921c5f33d972e3c6dbb9824b152b" xlink:type="simple">1657777</text:a></text:p>
          </table:table-cell>
          <table:table-cell office:value-type="string" calcext:value-type="string">
            <text:p>2017-04-03 04:52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87" calcext:value-type="float">
            <text:p>7.587</text:p>
          </table:table-cell>
          <table:table-cell office:value-type="float" office:value="0" calcext:value-type="float">
            <text:p>0</text:p>
          </table:table-cell>
          <table:table-cell table:formula="of:=[.B832]-[.B833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c1f9984e364fc00d89bd320631ce0ec97d42b314d82e4d4ddf36f870a190427" xlink:type="simple">1657776</text:a></text:p>
          </table:table-cell>
          <table:table-cell office:value-type="string" calcext:value-type="string">
            <text:p>2017-04-03 04:51:28</text:p>
          </table:table-cell>
          <table:table-cell office:value-type="float" office:value="3" calcext:value-type="float">
            <text:p>3</text:p>
          </table:table-cell>
          <table:table-cell office:value-type="float" office:value="279.27215468" calcext:value-type="float">
            <text:p>279.27215468</text:p>
          </table:table-cell>
          <table:table-cell office:value-type="float" office:value="7.334" calcext:value-type="float">
            <text:p>7.334</text:p>
          </table:table-cell>
          <table:table-cell office:value-type="float" office:value="1091.95" calcext:value-type="float">
            <text:p>1091.95</text:p>
          </table:table-cell>
          <table:table-cell table:formula="of:=[.B833]-[.B834]" office:value-type="time" office:time-value="PT00H01M05.999999712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54bc2f87bc235ad0ad8146e56cae1b091e83c00ebaa9c37c0674466e2a6a9b" xlink:type="simple">1657775</text:a></text:p>
          </table:table-cell>
          <table:table-cell office:value-type="string" calcext:value-type="string">
            <text:p>2017-04-03 04:50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089" calcext:value-type="float">
            <text:p>7.089</text:p>
          </table:table-cell>
          <table:table-cell office:value-type="float" office:value="0" calcext:value-type="float">
            <text:p>0</text:p>
          </table:table-cell>
          <table:table-cell table:formula="of:=[.B834]-[.B835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7d5a3d322fda7e847a57b51693e02e4c94d9df9680fbd48b470cea200bcc640" xlink:type="simple">1657774</text:a></text:p>
          </table:table-cell>
          <table:table-cell office:value-type="string" calcext:value-type="string">
            <text:p>2017-04-03 04:49:17</text:p>
          </table:table-cell>
          <table:table-cell office:value-type="float" office:value="2" calcext:value-type="float">
            <text:p>2</text:p>
          </table:table-cell>
          <table:table-cell office:value-type="float" office:value="113.26939302" calcext:value-type="float">
            <text:p>113.26939302</text:p>
          </table:table-cell>
          <table:table-cell office:value-type="float" office:value="6.853" calcext:value-type="float">
            <text:p>6.853</text:p>
          </table:table-cell>
          <table:table-cell office:value-type="float" office:value="0.91" calcext:value-type="float">
            <text:p>0.91</text:p>
          </table:table-cell>
          <table:table-cell table:formula="of:=[.B835]-[.B836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4cf7f1d50d3cb2363caf344776a28c13269f813b32c4652e89cc08da07379bf" xlink:type="simple">1657773</text:a></text:p>
          </table:table-cell>
          <table:table-cell office:value-type="string" calcext:value-type="string">
            <text:p>2017-04-03 04:49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25" calcext:value-type="float">
            <text:p>6.625</text:p>
          </table:table-cell>
          <table:table-cell office:value-type="float" office:value="0" calcext:value-type="float">
            <text:p>0</text:p>
          </table:table-cell>
          <table:table-cell table:formula="of:=[.B836]-[.B837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97a53c88d592cd79c89de2b79112c5a70d4986e15f99501096968210652e8fd" xlink:type="simple">1657772</text:a></text:p>
          </table:table-cell>
          <table:table-cell office:value-type="string" calcext:value-type="string">
            <text:p>2017-04-03 04:48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04" calcext:value-type="float">
            <text:p>6.404</text:p>
          </table:table-cell>
          <table:table-cell office:value-type="float" office:value="0" calcext:value-type="float">
            <text:p>0</text:p>
          </table:table-cell>
          <table:table-cell table:formula="of:=[.B837]-[.B838]" office:value-type="time" office:time-value="PT00H00M55.000000284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8926c28b8de0ddeea22448e5e6f4f780cbc48ac593024de33ca549dab889066" xlink:type="simple">1657771</text:a></text:p>
          </table:table-cell>
          <table:table-cell office:value-type="string" calcext:value-type="string">
            <text:p>2017-04-03 04:47:49</text:p>
          </table:table-cell>
          <table:table-cell office:value-type="float" office:value="2" calcext:value-type="float">
            <text:p>2</text:p>
          </table:table-cell>
          <table:table-cell office:value-type="float" office:value="5029.9" calcext:value-type="float">
            <text:p>5029.9</text:p>
          </table:table-cell>
          <table:table-cell office:value-type="float" office:value="6.297" calcext:value-type="float">
            <text:p>6.297</text:p>
          </table:table-cell>
          <table:table-cell office:value-type="float" office:value="44403.47" calcext:value-type="float">
            <text:p>44403.47</text:p>
          </table:table-cell>
          <table:table-cell table:formula="of:=[.B838]-[.B839]" office:value-type="time" office:time-value="PT00H01M02.99999964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aab9b0ff5ad97b34d9fa75b1c84cfae5aefdebc6e5748bb9001821f5f91d912" xlink:type="simple">1657770</text:a></text:p>
          </table:table-cell>
          <table:table-cell office:value-type="string" calcext:value-type="string">
            <text:p>2017-04-03 04:46:46</text:p>
          </table:table-cell>
          <table:table-cell office:value-type="float" office:value="3" calcext:value-type="float">
            <text:p>3</text:p>
          </table:table-cell>
          <table:table-cell office:value-type="float" office:value="582.39649655" calcext:value-type="float">
            <text:p>582.39649655</text:p>
          </table:table-cell>
          <table:table-cell office:value-type="float" office:value="6.192" calcext:value-type="float">
            <text:p>6.192</text:p>
          </table:table-cell>
          <table:table-cell office:value-type="float" office:value="107.88" calcext:value-type="float">
            <text:p>107.88</text:p>
          </table:table-cell>
          <table:table-cell table:formula="of:=[.B839]-[.B840]" office:value-type="time" office:time-value="PT00H01M53.000000012S" calcext:value-type="time">
            <text:p>01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3788aa0269a885280637369edf00097fcc7fbaed3534a3924c68e284fc787fc" xlink:type="simple">1657769</text:a></text:p>
          </table:table-cell>
          <table:table-cell office:value-type="string" calcext:value-type="string">
            <text:p>2017-04-03 04:4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86" calcext:value-type="float">
            <text:p>5.986</text:p>
          </table:table-cell>
          <table:table-cell office:value-type="float" office:value="0" calcext:value-type="float">
            <text:p>0</text:p>
          </table:table-cell>
          <table:table-cell table:formula="of:=[.B840]-[.B841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7e2b23397fbe6150e8b614c196fef2a36e0f219add77af24cdeb2baf0e6b83" xlink:type="simple">1657768</text:a></text:p>
          </table:table-cell>
          <table:table-cell office:value-type="string" calcext:value-type="string">
            <text:p>2017-04-03 04:44:46</text:p>
          </table:table-cell>
          <table:table-cell office:value-type="float" office:value="4" calcext:value-type="float">
            <text:p>4</text:p>
          </table:table-cell>
          <table:table-cell office:value-type="float" office:value="328.65264942" calcext:value-type="float">
            <text:p>328.65264942</text:p>
          </table:table-cell>
          <table:table-cell office:value-type="float" office:value="5.786" calcext:value-type="float">
            <text:p>5.786</text:p>
          </table:table-cell>
          <table:table-cell office:value-type="float" office:value="27.19" calcext:value-type="float">
            <text:p>27.19</text:p>
          </table:table-cell>
          <table:table-cell table:formula="of:=[.B841]-[.B842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db14dd45220acf067d74407aeac0fcd07bd99f9aac1dc927e322cbc497272eb" xlink:type="simple">1657767</text:a></text:p>
          </table:table-cell>
          <table:table-cell office:value-type="string" calcext:value-type="string">
            <text:p>2017-04-03 04:44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93" calcext:value-type="float">
            <text:p>5.593</text:p>
          </table:table-cell>
          <table:table-cell office:value-type="float" office:value="0" calcext:value-type="float">
            <text:p>0</text:p>
          </table:table-cell>
          <table:table-cell table:formula="of:=[.B842]-[.B843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1463e7bebf5b1bbb0734410fb0aefdadd09bdbfb74d682da34b775daa1805a0" xlink:type="simple">1657766</text:a></text:p>
          </table:table-cell>
          <table:table-cell office:value-type="string" calcext:value-type="string">
            <text:p>2017-04-03 04:43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07" calcext:value-type="float">
            <text:p>5.407</text:p>
          </table:table-cell>
          <table:table-cell office:value-type="float" office:value="0" calcext:value-type="float">
            <text:p>0</text:p>
          </table:table-cell>
          <table:table-cell table:formula="of:=[.B843]-[.B844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eddbd55584906cac627374ff90ea4050d2e57d79f8db1ac75f7a0361390bd2" xlink:type="simple">1657765</text:a></text:p>
          </table:table-cell>
          <table:table-cell office:value-type="string" calcext:value-type="string">
            <text:p>2017-04-03 04:43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26" calcext:value-type="float">
            <text:p>5.226</text:p>
          </table:table-cell>
          <table:table-cell office:value-type="float" office:value="0" calcext:value-type="float">
            <text:p>0</text:p>
          </table:table-cell>
          <table:table-cell table:formula="of:=[.B844]-[.B845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998c0c915544647343f15d629cac158dcdae0a1a38ace06c2a52bde0cb82768" xlink:type="simple">1657764</text:a></text:p>
          </table:table-cell>
          <table:table-cell office:value-type="string" calcext:value-type="string">
            <text:p>2017-04-03 04:43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52" calcext:value-type="float">
            <text:p>5.052</text:p>
          </table:table-cell>
          <table:table-cell office:value-type="float" office:value="0" calcext:value-type="float">
            <text:p>0</text:p>
          </table:table-cell>
          <table:table-cell table:formula="of:=[.B845]-[.B846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ac1510488aa387f74b5e2f27b4b7e163c613911fc30a7d8aaa23e89701499f1" xlink:type="simple">1657763</text:a></text:p>
          </table:table-cell>
          <table:table-cell office:value-type="string" calcext:value-type="string">
            <text:p>2017-04-03 04:42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84" calcext:value-type="float">
            <text:p>4.884</text:p>
          </table:table-cell>
          <table:table-cell office:value-type="float" office:value="0" calcext:value-type="float">
            <text:p>0</text:p>
          </table:table-cell>
          <table:table-cell table:formula="of:=[.B846]-[.B847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1a19219aadb62f3c5d6eb69db6b6aed067e7721e6f01d5a576a0c2b69eb8f9" xlink:type="simple">1657762</text:a></text:p>
          </table:table-cell>
          <table:table-cell office:value-type="string" calcext:value-type="string">
            <text:p>2017-04-03 04:41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21" calcext:value-type="float">
            <text:p>4.721</text:p>
          </table:table-cell>
          <table:table-cell office:value-type="float" office:value="0" calcext:value-type="float">
            <text:p>0</text:p>
          </table:table-cell>
          <table:table-cell table:formula="of:=[.B847]-[.B848]" office:value-type="time" office:time-value="PT00H00M47.0000003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d8f6dbe0bcb407fec97f2b1baed71c480137bb456f00e8f6219a0426e92c8b0" xlink:type="simple">1657761</text:a></text:p>
          </table:table-cell>
          <table:table-cell office:value-type="string" calcext:value-type="string">
            <text:p>2017-04-03 04:40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64" calcext:value-type="float">
            <text:p>4.564</text:p>
          </table:table-cell>
          <table:table-cell office:value-type="float" office:value="0" calcext:value-type="float">
            <text:p>0</text:p>
          </table:table-cell>
          <table:table-cell table:formula="of:=[.B848]-[.B849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2279de2cf926079b46d8a065dd3d0299cc1eaf741b12ab4c3378be109853b1" xlink:type="simple">1657760</text:a></text:p>
          </table:table-cell>
          <table:table-cell office:value-type="string" calcext:value-type="string">
            <text:p>2017-04-03 04:40:26</text:p>
          </table:table-cell>
          <table:table-cell office:value-type="float" office:value="2" calcext:value-type="float">
            <text:p>2</text:p>
          </table:table-cell>
          <table:table-cell office:value-type="float" office:value="598.95442603" calcext:value-type="float">
            <text:p>598.95442603</text:p>
          </table:table-cell>
          <table:table-cell office:value-type="float" office:value="4.488" calcext:value-type="float">
            <text:p>4.488</text:p>
          </table:table-cell>
          <table:table-cell office:value-type="float" office:value="9991.09" calcext:value-type="float">
            <text:p>9991.09</text:p>
          </table:table-cell>
          <table:table-cell table:formula="of:=[.B849]-[.B850]" office:value-type="time" office:time-value="PT00H01M03.999999873S" calcext:value-type="time">
            <text:p>01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f3967a42472aca2d15a09aaf401532870458f950d971a5d33e59b12697cd16" xlink:type="simple">1657759</text:a></text:p>
          </table:table-cell>
          <table:table-cell office:value-type="string" calcext:value-type="string">
            <text:p>2017-04-03 04:39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13" calcext:value-type="float">
            <text:p>4.413</text:p>
          </table:table-cell>
          <table:table-cell office:value-type="float" office:value="0" calcext:value-type="float">
            <text:p>0</text:p>
          </table:table-cell>
          <table:table-cell table:formula="of:=[.B850]-[.B851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cfb0241dabde47b3817fb60868ff2e0d669fa5f60f8fce0c1707d119466c83" xlink:type="simple">1657758</text:a></text:p>
          </table:table-cell>
          <table:table-cell office:value-type="string" calcext:value-type="string">
            <text:p>2017-04-03 04:39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13" calcext:value-type="float">
            <text:p>4.413</text:p>
          </table:table-cell>
          <table:table-cell office:value-type="float" office:value="0" calcext:value-type="float">
            <text:p>0</text:p>
          </table:table-cell>
          <table:table-cell table:formula="of:=[.B851]-[.B852]" office:value-type="time" office:time-value="PT00H00M12.000000291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66333d9adc6896e8d081bdbd6737e7b0cc806a608750770dd01bb3c799107d" xlink:type="simple">1657757</text:a></text:p>
          </table:table-cell>
          <table:table-cell office:value-type="string" calcext:value-type="string">
            <text:p>2017-04-03 04:39:0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.413" calcext:value-type="float">
            <text:p>4.413</text:p>
          </table:table-cell>
          <table:table-cell office:value-type="float" office:value="7.52" calcext:value-type="float">
            <text:p>7.52</text:p>
          </table:table-cell>
          <table:table-cell table:formula="of:=[.B852]-[.B853]" office:value-type="time" office:time-value="PT00H02M47.999999668S" calcext:value-type="time">
            <text:p>02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2f26370d1bfa3a4eb461ba95382de97bb5d6809b295b44fe79925ee32c905fa" xlink:type="simple">1657756</text:a></text:p>
          </table:table-cell>
          <table:table-cell office:value-type="string" calcext:value-type="string">
            <text:p>2017-04-03 04:36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339" calcext:value-type="float">
            <text:p>4.339</text:p>
          </table:table-cell>
          <table:table-cell office:value-type="float" office:value="0" calcext:value-type="float">
            <text:p>0</text:p>
          </table:table-cell>
          <table:table-cell table:formula="of:=[.B853]-[.B854]" office:value-type="time" office:time-value="PT00H01M19.000000237S" calcext:value-type="time">
            <text:p>01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eb40272930a12e2dbe989fa27f530d34780eb7d2fe3f813c56c52e966ce9f8" xlink:type="simple">1657755</text:a></text:p>
          </table:table-cell>
          <table:table-cell office:value-type="string" calcext:value-type="string">
            <text:p>2017-04-03 04:35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67" calcext:value-type="float">
            <text:p>4.267</text:p>
          </table:table-cell>
          <table:table-cell office:value-type="float" office:value="0" calcext:value-type="float">
            <text:p>0</text:p>
          </table:table-cell>
          <table:table-cell table:formula="of:=[.B854]-[.B855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78c4a2dafdb737524399f8c2399da9a81d2baef3959f61bd7ea51ab1c6ccba2" xlink:type="simple">1657754</text:a></text:p>
          </table:table-cell>
          <table:table-cell office:value-type="string" calcext:value-type="string">
            <text:p>2017-04-03 04:34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96" calcext:value-type="float">
            <text:p>4.196</text:p>
          </table:table-cell>
          <table:table-cell office:value-type="float" office:value="0" calcext:value-type="float">
            <text:p>0</text:p>
          </table:table-cell>
          <table:table-cell table:formula="of:=[.B855]-[.B856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46d7348b8559bfaa6e2ea4c78d31c0757b53520054961ad485e980165403b81" xlink:type="simple">1657753</text:a></text:p>
          </table:table-cell>
          <table:table-cell office:value-type="string" calcext:value-type="string">
            <text:p>2017-04-03 04:34:39</text:p>
          </table:table-cell>
          <table:table-cell office:value-type="float" office:value="5" calcext:value-type="float">
            <text:p>5</text:p>
          </table:table-cell>
          <table:table-cell office:value-type="float" office:value="540.00374288" calcext:value-type="float">
            <text:p>540.00374288</text:p>
          </table:table-cell>
          <table:table-cell office:value-type="float" office:value="4.126" calcext:value-type="float">
            <text:p>4.126</text:p>
          </table:table-cell>
          <table:table-cell office:value-type="float" office:value="170.16" calcext:value-type="float">
            <text:p>170.16</text:p>
          </table:table-cell>
          <table:table-cell table:formula="of:=[.B856]-[.B857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eb1d968a09eca7cffef03602dcade27031763c3922120e90933cb6d8eb8703" xlink:type="simple">1657752</text:a></text:p>
          </table:table-cell>
          <table:table-cell office:value-type="string" calcext:value-type="string">
            <text:p>2017-04-03 04:34:21</text:p>
          </table:table-cell>
          <table:table-cell office:value-type="float" office:value="3" calcext:value-type="float">
            <text:p>3</text:p>
          </table:table-cell>
          <table:table-cell office:value-type="float" office:value="1086.82657503" calcext:value-type="float">
            <text:p>1086.82657503</text:p>
          </table:table-cell>
          <table:table-cell office:value-type="float" office:value="4.332" calcext:value-type="float">
            <text:p>4.332</text:p>
          </table:table-cell>
          <table:table-cell office:value-type="float" office:value="250.87" calcext:value-type="float">
            <text:p>250.87</text:p>
          </table:table-cell>
          <table:table-cell table:formula="of:=[.B857]-[.B858]" office:value-type="time" office:time-value="PT00H01M03.000000268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f38f3a5b1dd476b97f17dab4dc30977efdf34a3ed3ec4fa6b5419f3800943b0" xlink:type="simple">1657751</text:a></text:p>
          </table:table-cell>
          <table:table-cell office:value-type="string" calcext:value-type="string">
            <text:p>2017-04-03 04:33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49" calcext:value-type="float">
            <text:p>4.549</text:p>
          </table:table-cell>
          <table:table-cell office:value-type="float" office:value="0" calcext:value-type="float">
            <text:p>0</text:p>
          </table:table-cell>
          <table:table-cell table:formula="of:=[.B858]-[.B859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d7279f463218b3b101166f44607c239c6c959e0298aca976739b966b00ca694" xlink:type="simple">1657750</text:a></text:p>
          </table:table-cell>
          <table:table-cell office:value-type="string" calcext:value-type="string">
            <text:p>2017-04-03 04:33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  <table:table-cell table:formula="of:=[.B859]-[.B860]" office:value-type="time" office:time-value="PT00H00M35.999999614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bf65bb89481d519cbd6c78d35f9fcfeeb86293f705a42c53548eef2964621b2" xlink:type="simple">1657749</text:a></text:p>
          </table:table-cell>
          <table:table-cell office:value-type="string" calcext:value-type="string">
            <text:p>2017-04-03 04:32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95" calcext:value-type="float">
            <text:p>5.095</text:p>
          </table:table-cell>
          <table:table-cell office:value-type="float" office:value="0" calcext:value-type="float">
            <text:p>0</text:p>
          </table:table-cell>
          <table:table-cell table:formula="of:=[.B860]-[.B861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2d2be411c048595e21cc993434ea8a43c5b594ca85a9c651e83a005dac368d" xlink:type="simple">1657748</text:a></text:p>
          </table:table-cell>
          <table:table-cell office:value-type="string" calcext:value-type="string">
            <text:p>2017-04-03 04:32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34" calcext:value-type="float">
            <text:p>5.434</text:p>
          </table:table-cell>
          <table:table-cell office:value-type="float" office:value="0" calcext:value-type="float">
            <text:p>0</text:p>
          </table:table-cell>
          <table:table-cell table:formula="of:=[.B861]-[.B862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f49f80ab3ec3d598f5fc2c819e877b34c058013d0177f35e80707c17a166fe" xlink:type="simple">1657747</text:a></text:p>
          </table:table-cell>
          <table:table-cell office:value-type="string" calcext:value-type="string">
            <text:p>2017-04-03 04:32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7" calcext:value-type="float">
            <text:p>5.797</text:p>
          </table:table-cell>
          <table:table-cell office:value-type="float" office:value="0" calcext:value-type="float">
            <text:p>0</text:p>
          </table:table-cell>
          <table:table-cell table:formula="of:=[.B862]-[.B863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62cce7816132ab4fa3d97925839d4a9f80f7bd58785862a6e83f370da490599" xlink:type="simple">1657746</text:a></text:p>
          </table:table-cell>
          <table:table-cell office:value-type="string" calcext:value-type="string">
            <text:p>2017-04-03 04:31:19</text:p>
          </table:table-cell>
          <table:table-cell office:value-type="float" office:value="2" calcext:value-type="float">
            <text:p>2</text:p>
          </table:table-cell>
          <table:table-cell office:value-type="float" office:value="627.5957855" calcext:value-type="float">
            <text:p>627.5957855</text:p>
          </table:table-cell>
          <table:table-cell office:value-type="float" office:value="6.183" calcext:value-type="float">
            <text:p>6.183</text:p>
          </table:table-cell>
          <table:table-cell office:value-type="float" office:value="2.35" calcext:value-type="float">
            <text:p>2.35</text:p>
          </table:table-cell>
          <table:table-cell table:formula="of:=[.B863]-[.B864]" office:value-type="time" office:time-value="PT00H03M50.000000331S" calcext:value-type="time">
            <text:p>03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3b78e5424a485d3b1874df7daba2324d417c716db73a3bfbc1b6a5e9d39eb08" xlink:type="simple">1657745</text:a></text:p>
          </table:table-cell>
          <table:table-cell office:value-type="string" calcext:value-type="string">
            <text:p>2017-04-03 04:27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92" calcext:value-type="float">
            <text:p>6.492</text:p>
          </table:table-cell>
          <table:table-cell office:value-type="float" office:value="0" calcext:value-type="float">
            <text:p>0</text:p>
          </table:table-cell>
          <table:table-cell table:formula="of:=[.B864]-[.B865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7eaed937ddb0ad451c6810d41e3da7b6b3b143ebd071c2e4db3230643595d8" xlink:type="simple">1657744</text:a></text:p>
          </table:table-cell>
          <table:table-cell office:value-type="string" calcext:value-type="string">
            <text:p>2017-04-03 04:27:13</text:p>
          </table:table-cell>
          <table:table-cell office:value-type="float" office:value="3" calcext:value-type="float">
            <text:p>3</text:p>
          </table:table-cell>
          <table:table-cell office:value-type="float" office:value="180.88250271" calcext:value-type="float">
            <text:p>180.88250271</text:p>
          </table:table-cell>
          <table:table-cell office:value-type="float" office:value="6.817" calcext:value-type="float">
            <text:p>6.817</text:p>
          </table:table-cell>
          <table:table-cell office:value-type="float" office:value="40.2" calcext:value-type="float">
            <text:p>40.2</text:p>
          </table:table-cell>
          <table:table-cell table:formula="of:=[.B865]-[.B866]" office:value-type="time" office:time-value="PT00H01M08.999999785S" calcext:value-type="time">
            <text:p>01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88e6dee8c0810ffc1c79cbdb6d9f9e1bb11a7ea2c5ca7041d9ba45d8683fba" xlink:type="simple">1657743</text:a></text:p>
          </table:table-cell>
          <table:table-cell office:value-type="string" calcext:value-type="string">
            <text:p>2017-04-03 04:26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58" calcext:value-type="float">
            <text:p>7.158</text:p>
          </table:table-cell>
          <table:table-cell office:value-type="float" office:value="0" calcext:value-type="float">
            <text:p>0</text:p>
          </table:table-cell>
          <table:table-cell table:formula="of:=[.B866]-[.B867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f5253ef8f5b69d0bfd8068a1b25ef32872e6df44cbf013f95f3fae839841a4" xlink:type="simple">1657742</text:a></text:p>
          </table:table-cell>
          <table:table-cell office:value-type="string" calcext:value-type="string">
            <text:p>2017-04-03 04:25:0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.516" calcext:value-type="float">
            <text:p>7.516</text:p>
          </table:table-cell>
          <table:table-cell office:value-type="float" office:value="63.84" calcext:value-type="float">
            <text:p>63.84</text:p>
          </table:table-cell>
          <table:table-cell table:formula="of:=[.B867]-[.B868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e89106007df214db97a5ea70fcb2fa3dd3f81d2f6476a3af17a69d4341e134" xlink:type="simple">1657741</text:a></text:p>
          </table:table-cell>
          <table:table-cell office:value-type="string" calcext:value-type="string">
            <text:p>2017-04-03 04:23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2" calcext:value-type="float">
            <text:p>7.892</text:p>
          </table:table-cell>
          <table:table-cell office:value-type="float" office:value="0" calcext:value-type="float">
            <text:p>0</text:p>
          </table:table-cell>
          <table:table-cell table:formula="of:=[.B868]-[.B869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adb011e4c96697e2a0fcf1cb5cf95ea46516797a3e815af60f0b38f389e1f12" xlink:type="simple">1657740</text:a></text:p>
          </table:table-cell>
          <table:table-cell office:value-type="string" calcext:value-type="string">
            <text:p>2017-04-03 04:23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18" calcext:value-type="float">
            <text:p>8.418</text:p>
          </table:table-cell>
          <table:table-cell office:value-type="float" office:value="0" calcext:value-type="float">
            <text:p>0</text:p>
          </table:table-cell>
          <table:table-cell table:formula="of:=[.B869]-[.B870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2a705d181a59a00547928d09d33a34007f5f4352e215e55f665f9b057b45d42" xlink:type="simple">1657739</text:a></text:p>
          </table:table-cell>
          <table:table-cell office:value-type="string" calcext:value-type="string">
            <text:p>2017-04-03 04:22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79" calcext:value-type="float">
            <text:p>8.979</text:p>
          </table:table-cell>
          <table:table-cell office:value-type="float" office:value="0" calcext:value-type="float">
            <text:p>0</text:p>
          </table:table-cell>
          <table:table-cell table:formula="of:=[.B870]-[.B871]" office:value-type="time" office:time-value="PT00H00M51.000000606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56b7cb1d6a5143773f28e926c9ed8863875151cb4f79b51f2f56c11349f0de" xlink:type="simple">1657738</text:a></text:p>
          </table:table-cell>
          <table:table-cell office:value-type="string" calcext:value-type="string">
            <text:p>2017-04-03 04:22:00</text:p>
          </table:table-cell>
          <table:table-cell office:value-type="float" office:value="3" calcext:value-type="float">
            <text:p>3</text:p>
          </table:table-cell>
          <table:table-cell office:value-type="float" office:value="730.93284018" calcext:value-type="float">
            <text:p>730.93284018</text:p>
          </table:table-cell>
          <table:table-cell office:value-type="float" office:value="9.578" calcext:value-type="float">
            <text:p>9.578</text:p>
          </table:table-cell>
          <table:table-cell office:value-type="float" office:value="65.52" calcext:value-type="float">
            <text:p>65.52</text:p>
          </table:table-cell>
          <table:table-cell table:formula="of:=[.B871]-[.B872]" office:value-type="time" office:time-value="PT00H11M17.999999444S" calcext:value-type="time">
            <text:p>11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ff76cea301552d906447ec3fee1f222c59e8a4e62d4a39305d99b44591d23f" xlink:type="simple">1657737</text:a></text:p>
          </table:table-cell>
          <table:table-cell office:value-type="string" calcext:value-type="string">
            <text:p>2017-04-03 04:10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78" calcext:value-type="float">
            <text:p>9.578</text:p>
          </table:table-cell>
          <table:table-cell office:value-type="float" office:value="0" calcext:value-type="float">
            <text:p>0</text:p>
          </table:table-cell>
          <table:table-cell table:formula="of:=[.B872]-[.B873]" office:value-type="time" office:time-value="PT00H00M05.00000054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190ef7b3f235a8452c967ffd4745610dc822b870bdc7ea05dc3e2b3683eb97e" xlink:type="simple">1657736</text:a></text:p>
          </table:table-cell>
          <table:table-cell office:value-type="string" calcext:value-type="string">
            <text:p>2017-04-03 04:10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78" calcext:value-type="float">
            <text:p>9.578</text:p>
          </table:table-cell>
          <table:table-cell office:value-type="float" office:value="0" calcext:value-type="float">
            <text:p>0</text:p>
          </table:table-cell>
          <table:table-cell table:formula="of:=[.B873]-[.B874]" office:value-type="time" office:time-value="PT00H00M40.999999526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78b54e1bec5d59a47387e75c115d47da130a53103da84835757aacc6ea55a4e" xlink:type="simple">1657735</text:a></text:p>
          </table:table-cell>
          <table:table-cell office:value-type="string" calcext:value-type="string">
            <text:p>2017-04-03 04:09:56</text:p>
          </table:table-cell>
          <table:table-cell office:value-type="float" office:value="4" calcext:value-type="float">
            <text:p>4</text:p>
          </table:table-cell>
          <table:table-cell office:value-type="float" office:value="455.64224037" calcext:value-type="float">
            <text:p>455.64224037</text:p>
          </table:table-cell>
          <table:table-cell office:value-type="float" office:value="9.578" calcext:value-type="float">
            <text:p>9.578</text:p>
          </table:table-cell>
          <table:table-cell office:value-type="float" office:value="2750.73" calcext:value-type="float">
            <text:p>2750.73</text:p>
          </table:table-cell>
          <table:table-cell table:formula="of:=[.B874]-[.B875]" office:value-type="time" office:time-value="PT00H02M16.999999965S" calcext:value-type="time">
            <text:p>02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5c26a2b460fd025acf426e41ee92531fb15f91b68aab408e617bc25e0195b01" xlink:type="simple">1657734</text:a></text:p>
          </table:table-cell>
          <table:table-cell office:value-type="string" calcext:value-type="string">
            <text:p>2017-04-03 04:07:39</text:p>
          </table:table-cell>
          <table:table-cell office:value-type="float" office:value="2" calcext:value-type="float">
            <text:p>2</text:p>
          </table:table-cell>
          <table:table-cell office:value-type="float" office:value="1600.03" calcext:value-type="float">
            <text:p>1600.03</text:p>
          </table:table-cell>
          <table:table-cell office:value-type="float" office:value="9.418" calcext:value-type="float">
            <text:p>9.418</text:p>
          </table:table-cell>
          <table:table-cell office:value-type="float" office:value="22223.47" calcext:value-type="float">
            <text:p>22223.47</text:p>
          </table:table-cell>
          <table:table-cell table:formula="of:=[.B875]-[.B876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45909968070dc2dd15ef15bf8cffdd95ef31a9e7d532e6c9d9ed701886e57b5" xlink:type="simple">1657733</text:a></text:p>
          </table:table-cell>
          <table:table-cell office:value-type="string" calcext:value-type="string">
            <text:p>2017-04-03 04:06:53</text:p>
          </table:table-cell>
          <table:table-cell office:value-type="float" office:value="2" calcext:value-type="float">
            <text:p>2</text:p>
          </table:table-cell>
          <table:table-cell office:value-type="float" office:value="90.5901516" calcext:value-type="float">
            <text:p>90.5901516</text:p>
          </table:table-cell>
          <table:table-cell office:value-type="float" office:value="9.261" calcext:value-type="float">
            <text:p>9.261</text:p>
          </table:table-cell>
          <table:table-cell office:value-type="float" office:value="0.39" calcext:value-type="float">
            <text:p>0.39</text:p>
          </table:table-cell>
          <table:table-cell table:formula="of:=[.B876]-[.B877]" office:value-type="time" office:time-value="PT00H01M08.00000018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91aeb44007446b8eb7f83331afabf33a9d6e5e02d41e7acbea4331b1dbebe8" xlink:type="simple">1657732</text:a></text:p>
          </table:table-cell>
          <table:table-cell office:value-type="string" calcext:value-type="string">
            <text:p>2017-04-03 04:05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07" calcext:value-type="float">
            <text:p>9.107</text:p>
          </table:table-cell>
          <table:table-cell office:value-type="float" office:value="0" calcext:value-type="float">
            <text:p>0</text:p>
          </table:table-cell>
          <table:table-cell table:formula="of:=[.B877]-[.B878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370f3304d1f71a06046375d90984432fc7ef2ce520e5b06b1a021d338260a09" xlink:type="simple">1657731</text:a></text:p>
          </table:table-cell>
          <table:table-cell office:value-type="string" calcext:value-type="string">
            <text:p>2017-04-03 04:04:46</text:p>
          </table:table-cell>
          <table:table-cell office:value-type="float" office:value="5" calcext:value-type="float">
            <text:p>5</text:p>
          </table:table-cell>
          <table:table-cell office:value-type="float" office:value="3294.20765978" calcext:value-type="float">
            <text:p>3294.20765978</text:p>
          </table:table-cell>
          <table:table-cell office:value-type="float" office:value="8.955" calcext:value-type="float">
            <text:p>8.955</text:p>
          </table:table-cell>
          <table:table-cell office:value-type="float" office:value="814.43" calcext:value-type="float">
            <text:p>814.43</text:p>
          </table:table-cell>
          <table:table-cell table:formula="of:=[.B878]-[.B879]" office:value-type="time" office:time-value="PT00H00M44.000000227S" calcext:value-type="time">
            <text:p>00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a8291ac993ad8b212a8ae0cc5748c4dcad3e19efe6f20721125de48aa267a7d" xlink:type="simple">1657730</text:a></text:p>
          </table:table-cell>
          <table:table-cell office:value-type="string" calcext:value-type="string">
            <text:p>2017-04-03 04:04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06" calcext:value-type="float">
            <text:p>8.806</text:p>
          </table:table-cell>
          <table:table-cell office:value-type="float" office:value="0" calcext:value-type="float">
            <text:p>0</text:p>
          </table:table-cell>
          <table:table-cell table:formula="of:=[.B879]-[.B880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9419106ced66c39e281b663cdc9e93f0a5dc5bf925794d898adf1bb9989dd78" xlink:type="simple">1657729</text:a></text:p>
          </table:table-cell>
          <table:table-cell office:value-type="string" calcext:value-type="string">
            <text:p>2017-04-03 04:04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59" calcext:value-type="float">
            <text:p>8.659</text:p>
          </table:table-cell>
          <table:table-cell office:value-type="float" office:value="0" calcext:value-type="float">
            <text:p>0</text:p>
          </table:table-cell>
          <table:table-cell table:formula="of:=[.B880]-[.B881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e9825759b5ca97323319fd20985432789dd65c3c021f977a46ea15f4288392" xlink:type="simple">1657728</text:a></text:p>
          </table:table-cell>
          <table:table-cell office:value-type="string" calcext:value-type="string">
            <text:p>2017-04-03 04:03:42</text:p>
          </table:table-cell>
          <table:table-cell office:value-type="float" office:value="2" calcext:value-type="float">
            <text:p>2</text:p>
          </table:table-cell>
          <table:table-cell office:value-type="float" office:value="92.27211956" calcext:value-type="float">
            <text:p>92.27211956</text:p>
          </table:table-cell>
          <table:table-cell office:value-type="float" office:value="8.514" calcext:value-type="float">
            <text:p>8.514</text:p>
          </table:table-cell>
          <table:table-cell office:value-type="float" office:value="0.84" calcext:value-type="float">
            <text:p>0.84</text:p>
          </table:table-cell>
          <table:table-cell table:formula="of:=[.B881]-[.B882]" office:value-type="time" office:time-value="PT00H02M51.999999974S" calcext:value-type="time">
            <text:p>02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dfb32cafce4494b2c47de0db96bac0622ba843a634f6df085fb03f47ac42c22" xlink:type="simple">1657727</text:a></text:p>
          </table:table-cell>
          <table:table-cell office:value-type="string" calcext:value-type="string">
            <text:p>2017-04-03 04:00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31" calcext:value-type="float">
            <text:p>8.231</text:p>
          </table:table-cell>
          <table:table-cell office:value-type="float" office:value="0" calcext:value-type="float">
            <text:p>0</text:p>
          </table:table-cell>
          <table:table-cell table:formula="of:=[.B882]-[.B883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ba6d0e22430606542b2cb870a06d8693c08026294b254f5a6f512dda633447b" xlink:type="simple">1657726</text:a></text:p>
          </table:table-cell>
          <table:table-cell office:value-type="string" calcext:value-type="string">
            <text:p>2017-04-03 04:00:31</text:p>
          </table:table-cell>
          <table:table-cell office:value-type="float" office:value="2" calcext:value-type="float">
            <text:p>2</text:p>
          </table:table-cell>
          <table:table-cell office:value-type="float" office:value="1534.97987865" calcext:value-type="float">
            <text:p>1534.97987865</text:p>
          </table:table-cell>
          <table:table-cell office:value-type="float" office:value="7.956" calcext:value-type="float">
            <text:p>7.956</text:p>
          </table:table-cell>
          <table:table-cell office:value-type="float" office:value="1455.17" calcext:value-type="float">
            <text:p>1455.17</text:p>
          </table:table-cell>
          <table:table-cell table:formula="of:=[.B883]-[.B884]" office:value-type="time" office:time-value="PT00H02M45.000000224S" calcext:value-type="time">
            <text:p>02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069567bee131b6c16cc54e2f20b0cc183ffe723ad25a7a395c35387c8f90d68" xlink:type="simple">1657725</text:a></text:p>
          </table:table-cell>
          <table:table-cell office:value-type="string" calcext:value-type="string">
            <text:p>2017-04-03 03:57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58" calcext:value-type="float">
            <text:p>7.558</text:p>
          </table:table-cell>
          <table:table-cell office:value-type="float" office:value="0" calcext:value-type="float">
            <text:p>0</text:p>
          </table:table-cell>
          <table:table-cell table:formula="of:=[.B884]-[.B885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c9c3cd29c8ab01006e98224e8b19cb864989e7966eea00d652419142e2afc93" xlink:type="simple">1657724</text:a></text:p>
          </table:table-cell>
          <table:table-cell office:value-type="string" calcext:value-type="string">
            <text:p>2017-04-03 03:57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8" calcext:value-type="float">
            <text:p>7.18</text:p>
          </table:table-cell>
          <table:table-cell office:value-type="float" office:value="0" calcext:value-type="float">
            <text:p>0</text:p>
          </table:table-cell>
          <table:table-cell table:formula="of:=[.B885]-[.B886]" office:value-type="time" office:time-value="PT00H01M08.999999785S" calcext:value-type="time">
            <text:p>01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5ee922aee38946b0959c5350ba9df67078231f6fe42a28fcb5f65268f448215" xlink:type="simple">1657723</text:a></text:p>
          </table:table-cell>
          <table:table-cell office:value-type="string" calcext:value-type="string">
            <text:p>2017-04-03 03:56:02</text:p>
          </table:table-cell>
          <table:table-cell office:value-type="float" office:value="4" calcext:value-type="float">
            <text:p>4</text:p>
          </table:table-cell>
          <table:table-cell office:value-type="float" office:value="363.56332879" calcext:value-type="float">
            <text:p>363.56332879</text:p>
          </table:table-cell>
          <table:table-cell office:value-type="float" office:value="6.821" calcext:value-type="float">
            <text:p>6.821</text:p>
          </table:table-cell>
          <table:table-cell office:value-type="float" office:value="54.42" calcext:value-type="float">
            <text:p>54.42</text:p>
          </table:table-cell>
          <table:table-cell table:formula="of:=[.B886]-[.B887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42fd0b2d5ef27e3ad317b18f7343aaf48c0600389bf028c8ccba37b3dc3e4d" xlink:type="simple">1657722</text:a></text:p>
          </table:table-cell>
          <table:table-cell office:value-type="string" calcext:value-type="string">
            <text:p>2017-04-03 03:54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table:formula="of:=[.B887]-[.B888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4b7621abd13bd3cda11a7ef7c4202c7653e33f1ecd82e54f23c1df9053aa12d" xlink:type="simple">1657721</text:a></text:p>
          </table:table-cell>
          <table:table-cell office:value-type="string" calcext:value-type="string">
            <text:p>2017-04-03 03:54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56" calcext:value-type="float">
            <text:p>6.156</text:p>
          </table:table-cell>
          <table:table-cell office:value-type="float" office:value="0" calcext:value-type="float">
            <text:p>0</text:p>
          </table:table-cell>
          <table:table-cell table:formula="of:=[.B888]-[.B889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8825c9f267f2601978937d4b4a092f97b6567744731f789066eccb2cc7a1c4" xlink:type="simple">1657720</text:a></text:p>
          </table:table-cell>
          <table:table-cell office:value-type="string" calcext:value-type="string">
            <text:p>2017-04-03 03:54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48" calcext:value-type="float">
            <text:p>5.848</text:p>
          </table:table-cell>
          <table:table-cell office:value-type="float" office:value="0" calcext:value-type="float">
            <text:p>0</text:p>
          </table:table-cell>
          <table:table-cell table:formula="of:=[.B889]-[.B890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f1910d1cf4fa60357462e5460158c5d38dacbce4e711be21f7e7f7f4f24c2a" xlink:type="simple">1657719</text:a></text:p>
          </table:table-cell>
          <table:table-cell office:value-type="string" calcext:value-type="string">
            <text:p>2017-04-03 03:53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56" calcext:value-type="float">
            <text:p>5.556</text:p>
          </table:table-cell>
          <table:table-cell office:value-type="float" office:value="0" calcext:value-type="float">
            <text:p>0</text:p>
          </table:table-cell>
          <table:table-cell table:formula="of:=[.B890]-[.B891]" office:value-type="time" office:time-value="PT00H00M52.999999817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88ed32b4ec37cdc9facda16cdb206dab80b4f75ec1eae752b1a299bbda579a1" xlink:type="simple">1657718</text:a></text:p>
          </table:table-cell>
          <table:table-cell office:value-type="string" calcext:value-type="string">
            <text:p>2017-04-03 03:52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78" calcext:value-type="float">
            <text:p>5.278</text:p>
          </table:table-cell>
          <table:table-cell office:value-type="float" office:value="0" calcext:value-type="float">
            <text:p>0</text:p>
          </table:table-cell>
          <table:table-cell table:formula="of:=[.B891]-[.B892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9f5ce1fd4ea10dfe842f9cb2a1d3b281f61669e648e68ddfd0225583bcb3e3" xlink:type="simple">1657717</text:a></text:p>
          </table:table-cell>
          <table:table-cell office:value-type="string" calcext:value-type="string">
            <text:p>2017-04-03 03:52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14" calcext:value-type="float">
            <text:p>5.014</text:p>
          </table:table-cell>
          <table:table-cell office:value-type="float" office:value="0" calcext:value-type="float">
            <text:p>0</text:p>
          </table:table-cell>
          <table:table-cell table:formula="of:=[.B892]-[.B893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5cc50a8dd3357508d4e5a42c05a125f7c04ca8807164161bb3ea6e3984c472" xlink:type="simple">1657716</text:a></text:p>
          </table:table-cell>
          <table:table-cell office:value-type="string" calcext:value-type="string">
            <text:p>2017-04-03 03:52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63" calcext:value-type="float">
            <text:p>4.763</text:p>
          </table:table-cell>
          <table:table-cell office:value-type="float" office:value="0" calcext:value-type="float">
            <text:p>0</text:p>
          </table:table-cell>
          <table:table-cell table:formula="of:=[.B893]-[.B894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61d23b24a4a1259c6163c8d093d0c101062b42611da79b5b9d51a56865fe115" xlink:type="simple">1657715</text:a></text:p>
          </table:table-cell>
          <table:table-cell office:value-type="string" calcext:value-type="string">
            <text:p>2017-04-03 03:51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25" calcext:value-type="float">
            <text:p>4.525</text:p>
          </table:table-cell>
          <table:table-cell office:value-type="float" office:value="0" calcext:value-type="float">
            <text:p>0</text:p>
          </table:table-cell>
          <table:table-cell table:formula="of:=[.B894]-[.B895]" office:value-type="time" office:time-value="PT00H01M38.999999883S" calcext:value-type="time">
            <text:p>01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053e743ef0c1a047a6420d7c51e6b871e3d0363df0419194a2104021865c89" xlink:type="simple">1657714</text:a></text:p>
          </table:table-cell>
          <table:table-cell office:value-type="string" calcext:value-type="string">
            <text:p>2017-04-03 03:49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99" calcext:value-type="float">
            <text:p>4.299</text:p>
          </table:table-cell>
          <table:table-cell office:value-type="float" office:value="0" calcext:value-type="float">
            <text:p>0</text:p>
          </table:table-cell>
          <table:table-cell table:formula="of:=[.B895]-[.B896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98c3e9a37d1afc9754f6398e459f035fd64f352ed3bc9b6351c5e6d37410d02" xlink:type="simple">1657713</text:a></text:p>
          </table:table-cell>
          <table:table-cell office:value-type="string" calcext:value-type="string">
            <text:p>2017-04-03 03:49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84" calcext:value-type="float">
            <text:p>4.084</text:p>
          </table:table-cell>
          <table:table-cell office:value-type="float" office:value="0" calcext:value-type="float">
            <text:p>0</text:p>
          </table:table-cell>
          <table:table-cell table:formula="of:=[.B896]-[.B897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94cf09e957729cc29b4a59829b56455e675c7f47632f835bfd00db03bc141f" xlink:type="simple">1657712</text:a></text:p>
          </table:table-cell>
          <table:table-cell office:value-type="string" calcext:value-type="string">
            <text:p>2017-04-03 03:49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 table:formula="of:=[.B897]-[.B898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4e78a801efc3c35f5a657d523afed84371b7f9f46701ba332e488f81e8cf968" xlink:type="simple">1657711</text:a></text:p>
          </table:table-cell>
          <table:table-cell office:value-type="string" calcext:value-type="string">
            <text:p>2017-04-03 03:48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686" calcext:value-type="float">
            <text:p>3.686</text:p>
          </table:table-cell>
          <table:table-cell office:value-type="float" office:value="0" calcext:value-type="float">
            <text:p>0</text:p>
          </table:table-cell>
          <table:table-cell table:formula="of:=[.B898]-[.B899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6adce43479c6722525b64f56b2a2af7930b6d279b00a4583854cdaf1712055b" xlink:type="simple">1657710</text:a></text:p>
          </table:table-cell>
          <table:table-cell office:value-type="string" calcext:value-type="string">
            <text:p>2017-04-03 03:48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563" calcext:value-type="float">
            <text:p>3.563</text:p>
          </table:table-cell>
          <table:table-cell office:value-type="float" office:value="0" calcext:value-type="float">
            <text:p>0</text:p>
          </table:table-cell>
          <table:table-cell table:formula="of:=[.B899]-[.B900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f402bce6bae219e75b514e75507f430e3cfc16b8beefd0d831723bf378e908" xlink:type="simple">1657709</text:a></text:p>
          </table:table-cell>
          <table:table-cell office:value-type="string" calcext:value-type="string">
            <text:p>2017-04-03 03:48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444" calcext:value-type="float">
            <text:p>3.444</text:p>
          </table:table-cell>
          <table:table-cell office:value-type="float" office:value="0" calcext:value-type="float">
            <text:p>0</text:p>
          </table:table-cell>
          <table:table-cell table:formula="of:=[.B900]-[.B901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285f1c4498ea4b66c168df11e6a08afddbc1335a7aa6052d1fa7973400fe7b0" xlink:type="simple">1657708</text:a></text:p>
          </table:table-cell>
          <table:table-cell office:value-type="string" calcext:value-type="string">
            <text:p>2017-04-03 03:48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387" calcext:value-type="float">
            <text:p>3.387</text:p>
          </table:table-cell>
          <table:table-cell office:value-type="float" office:value="0" calcext:value-type="float">
            <text:p>0</text:p>
          </table:table-cell>
          <table:table-cell table:formula="of:=[.B901]-[.B902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cd03f050da123b67a8787a4be67f5dff3c7bfb9ac33be381e3f60ae70931285" xlink:type="simple">1657707</text:a></text:p>
          </table:table-cell>
          <table:table-cell office:value-type="string" calcext:value-type="string">
            <text:p>2017-04-03 03:48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387" calcext:value-type="float">
            <text:p>3.387</text:p>
          </table:table-cell>
          <table:table-cell office:value-type="float" office:value="0" calcext:value-type="float">
            <text:p>0</text:p>
          </table:table-cell>
          <table:table-cell table:formula="of:=[.B902]-[.B903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487c1bfca562f23e063020813566c1d895701d947d98dedeba9749ae4261a9b" xlink:type="simple">1657706</text:a></text:p>
          </table:table-cell>
          <table:table-cell office:value-type="string" calcext:value-type="string">
            <text:p>2017-04-03 03:47:57</text:p>
          </table:table-cell>
          <table:table-cell office:value-type="float" office:value="2" calcext:value-type="float">
            <text:p>2</text:p>
          </table:table-cell>
          <table:table-cell office:value-type="float" office:value="161.5988213" calcext:value-type="float">
            <text:p>161.5988213</text:p>
          </table:table-cell>
          <table:table-cell office:value-type="float" office:value="3.387" calcext:value-type="float">
            <text:p>3.387</text:p>
          </table:table-cell>
          <table:table-cell office:value-type="float" office:value="8.14" calcext:value-type="float">
            <text:p>8.14</text:p>
          </table:table-cell>
          <table:table-cell table:formula="of:=[.B903]-[.B904]" office:value-type="time" office:time-value="PT00H00M54.999999655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1ecbe542941a5e1b02e7049162bbca24411801d0c4821d8b4f7d6989ab41976" xlink:type="simple">1657705</text:a></text:p>
          </table:table-cell>
          <table:table-cell office:value-type="string" calcext:value-type="string">
            <text:p>2017-04-03 03:47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formula="of:=[.B904]-[.B905]" office:value-type="time" office:time-value="PT00H01M33.999999971S" calcext:value-type="time">
            <text:p>01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cc68ba67c29b74f2e39b56c43e79edd7be552e6ef8d2ee5602e7c599bdad68" xlink:type="simple">1657704</text:a></text:p>
          </table:table-cell>
          <table:table-cell office:value-type="string" calcext:value-type="string">
            <text:p>2017-04-03 03:45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558" calcext:value-type="float">
            <text:p>3.558</text:p>
          </table:table-cell>
          <table:table-cell office:value-type="float" office:value="0" calcext:value-type="float">
            <text:p>0</text:p>
          </table:table-cell>
          <table:table-cell table:formula="of:=[.B905]-[.B906]" office:value-type="time" office:time-value="PT00H00M05.00000054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8f0d1008a865a74e6717c616d8a1ccaf5d23329315bf068c8cfaff61f54397" xlink:type="simple">1657703</text:a></text:p>
          </table:table-cell>
          <table:table-cell office:value-type="string" calcext:value-type="string">
            <text:p>2017-04-03 03:45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736" calcext:value-type="float">
            <text:p>3.736</text:p>
          </table:table-cell>
          <table:table-cell office:value-type="float" office:value="0" calcext:value-type="float">
            <text:p>0</text:p>
          </table:table-cell>
          <table:table-cell table:formula="of:=[.B906]-[.B907]" office:value-type="time" office:time-value="PT00H00M16.999999573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64606f7de38bd17bb3784fa32c179fd3b91e7ff6d02be8e5343f3db01db8eb1" xlink:type="simple">1657702</text:a></text:p>
          </table:table-cell>
          <table:table-cell office:value-type="string" calcext:value-type="string">
            <text:p>2017-04-03 03:45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23" calcext:value-type="float">
            <text:p>3.923</text:p>
          </table:table-cell>
          <table:table-cell office:value-type="float" office:value="0" calcext:value-type="float">
            <text:p>0</text:p>
          </table:table-cell>
          <table:table-cell table:formula="of:=[.B907]-[.B908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42cd375d4dfae80495484699c10335cc4a99f7ddd6f719b2103ee6bbfd5fec" xlink:type="simple">1657701</text:a></text:p>
          </table:table-cell>
          <table:table-cell office:value-type="string" calcext:value-type="string">
            <text:p>2017-04-03 03:44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19" calcext:value-type="float">
            <text:p>4.119</text:p>
          </table:table-cell>
          <table:table-cell office:value-type="float" office:value="0" calcext:value-type="float">
            <text:p>0</text:p>
          </table:table-cell>
          <table:table-cell table:formula="of:=[.B908]-[.B909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c582edfa33743d892a353dd16fe167b7fdc62f7f88782b0ae809c651780bf3" xlink:type="simple">1657700</text:a></text:p>
          </table:table-cell>
          <table:table-cell office:value-type="string" calcext:value-type="string">
            <text:p>2017-04-03 03:44:20</text:p>
          </table:table-cell>
          <table:table-cell office:value-type="float" office:value="3" calcext:value-type="float">
            <text:p>3</text:p>
          </table:table-cell>
          <table:table-cell office:value-type="float" office:value="130.02048956" calcext:value-type="float">
            <text:p>130.02048956</text:p>
          </table:table-cell>
          <table:table-cell office:value-type="float" office:value="4.393" calcext:value-type="float">
            <text:p>4.393</text:p>
          </table:table-cell>
          <table:table-cell office:value-type="float" office:value="0.81" calcext:value-type="float">
            <text:p>0.81</text:p>
          </table:table-cell>
          <table:table-cell table:formula="of:=[.B909]-[.B910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94c449f1bd1f3e3b4726cbc519ef9b5bd050758b511ae661324bd1361be5a63" xlink:type="simple">1657699</text:a></text:p>
          </table:table-cell>
          <table:table-cell office:value-type="string" calcext:value-type="string">
            <text:p>2017-04-03 03:43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686" calcext:value-type="float">
            <text:p>4.686</text:p>
          </table:table-cell>
          <table:table-cell office:value-type="float" office:value="0" calcext:value-type="float">
            <text:p>0</text:p>
          </table:table-cell>
          <table:table-cell table:formula="of:=[.B910]-[.B911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0cf13f1e9598975af4b3ab7fc1d4c13013a5fccd3f618d5cefe04e47419924" xlink:type="simple">1657698</text:a></text:p>
          </table:table-cell>
          <table:table-cell office:value-type="string" calcext:value-type="string">
            <text:p>2017-04-03 03:42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77" calcext:value-type="float">
            <text:p>5.077</text:p>
          </table:table-cell>
          <table:table-cell office:value-type="float" office:value="0" calcext:value-type="float">
            <text:p>0</text:p>
          </table:table-cell>
          <table:table-cell table:formula="of:=[.B911]-[.B912]" office:value-type="time" office:time-value="PT00H00M12.000000291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e3fbfd9a0f72ea300f2dc0ad15c75ce2736d6cc6be46d3af7fd26cb6d66240" xlink:type="simple">1657697</text:a></text:p>
          </table:table-cell>
          <table:table-cell office:value-type="string" calcext:value-type="string">
            <text:p>2017-04-03 03:42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formula="of:=[.B912]-[.B913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fc94aa1deb7c00aa3514c3c9cb74c3c4a89e1da680d74dcb6934a28beb54d3" xlink:type="simple">1657696</text:a></text:p>
          </table:table-cell>
          <table:table-cell office:value-type="string" calcext:value-type="string">
            <text:p>2017-04-03 03:41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8" calcext:value-type="float">
            <text:p>5.958</text:p>
          </table:table-cell>
          <table:table-cell office:value-type="float" office:value="0" calcext:value-type="float">
            <text:p>0</text:p>
          </table:table-cell>
          <table:table-cell table:formula="of:=[.B913]-[.B914]" office:value-type="time" office:time-value="PT00H01M13.000000091S" calcext:value-type="time">
            <text:p>01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e432abbc68f2e496dbb86331dc0c146dceab2e1a7b8cbc0bdf67c4c3bbcc8eb" xlink:type="simple">1657695</text:a></text:p>
          </table:table-cell>
          <table:table-cell office:value-type="string" calcext:value-type="string">
            <text:p>2017-04-03 03:40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55" calcext:value-type="float">
            <text:p>6.455</text:p>
          </table:table-cell>
          <table:table-cell office:value-type="float" office:value="0" calcext:value-type="float">
            <text:p>0</text:p>
          </table:table-cell>
          <table:table-cell table:formula="of:=[.B914]-[.B915]" office:value-type="time" office:time-value="PT00H01M27.999999826S" calcext:value-type="time">
            <text:p>01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17d339ac5de873f1e7c62544ca61a0c446ba89aaac9dc9e10ec282f93e9f42f" xlink:type="simple">1657694</text:a></text:p>
          </table:table-cell>
          <table:table-cell office:value-type="string" calcext:value-type="string">
            <text:p>2017-04-03 03:38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93" calcext:value-type="float">
            <text:p>6.993</text:p>
          </table:table-cell>
          <table:table-cell office:value-type="float" office:value="0" calcext:value-type="float">
            <text:p>0</text:p>
          </table:table-cell>
          <table:table-cell table:formula="of:=[.B915]-[.B916]" office:value-type="time" office:time-value="PT00H01M57.999999924S" calcext:value-type="time">
            <text:p>01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99866fbfd4d3401290f611c00f602f2bf38893e8afebc07481eafcb1db49f2" xlink:type="simple">1657693</text:a></text:p>
          </table:table-cell>
          <table:table-cell office:value-type="string" calcext:value-type="string">
            <text:p>2017-04-03 03:36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76" calcext:value-type="float">
            <text:p>7.576</text:p>
          </table:table-cell>
          <table:table-cell office:value-type="float" office:value="0" calcext:value-type="float">
            <text:p>0</text:p>
          </table:table-cell>
          <table:table-cell table:formula="of:=[.B916]-[.B917]" office:value-type="time" office:time-value="PT00H02M05.999999908S" calcext:value-type="time">
            <text:p>02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bcd8aa8860e06a502bbde2f23b250c9830e5f6febc86ce6c6c3da529809fbd" xlink:type="simple">1657692</text:a></text:p>
          </table:table-cell>
          <table:table-cell office:value-type="string" calcext:value-type="string">
            <text:p>2017-04-03 03:34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81" calcext:value-type="float">
            <text:p>8.081</text:p>
          </table:table-cell>
          <table:table-cell office:value-type="float" office:value="0" calcext:value-type="float">
            <text:p>0</text:p>
          </table:table-cell>
          <table:table-cell table:formula="of:=[.B917]-[.B918]" office:value-type="time" office:time-value="PT00H00M24.000000581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44ac5e426453263b86156170b47057b5b2982d4d25787af6019da9cfadf3e21" xlink:type="simple">1657691</text:a></text:p>
          </table:table-cell>
          <table:table-cell office:value-type="string" calcext:value-type="string">
            <text:p>2017-04-03 03:34:24</text:p>
          </table:table-cell>
          <table:table-cell office:value-type="float" office:value="3" calcext:value-type="float">
            <text:p>3</text:p>
          </table:table-cell>
          <table:table-cell office:value-type="float" office:value="163.19395188" calcext:value-type="float">
            <text:p>163.19395188</text:p>
          </table:table-cell>
          <table:table-cell office:value-type="float" office:value="8.62" calcext:value-type="float">
            <text:p>8.62</text:p>
          </table:table-cell>
          <table:table-cell office:value-type="float" office:value="467.69" calcext:value-type="float">
            <text:p>467.69</text:p>
          </table:table-cell>
          <table:table-cell table:formula="of:=[.B918]-[.B919]" office:value-type="time" office:time-value="PT00H06M55.999999805S" calcext:value-type="time">
            <text:p>06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ab286e624b5e6a4e8e5d4e03ebb64184f8c784961fc2f2c98849ea01164047e" xlink:type="simple">1657690</text:a></text:p>
          </table:table-cell>
          <table:table-cell office:value-type="string" calcext:value-type="string">
            <text:p>2017-04-03 03:27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07" calcext:value-type="float">
            <text:p>8.907</text:p>
          </table:table-cell>
          <table:table-cell office:value-type="float" office:value="0" calcext:value-type="float">
            <text:p>0</text:p>
          </table:table-cell>
          <table:table-cell table:formula="of:=[.B919]-[.B920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c49ae229225013bbeea7a8ea4acc038f66a10b5d29274d33fc1c02d0b3277d" xlink:type="simple">1657689</text:a></text:p>
          </table:table-cell>
          <table:table-cell office:value-type="string" calcext:value-type="string">
            <text:p>2017-04-03 03:27:10</text:p>
          </table:table-cell>
          <table:table-cell office:value-type="float" office:value="4" calcext:value-type="float">
            <text:p>4</text:p>
          </table:table-cell>
          <table:table-cell office:value-type="float" office:value="262.5491467" calcext:value-type="float">
            <text:p>262.5491467</text:p>
          </table:table-cell>
          <table:table-cell office:value-type="float" office:value="9.204" calcext:value-type="float">
            <text:p>9.204</text:p>
          </table:table-cell>
          <table:table-cell office:value-type="float" office:value="9.06" calcext:value-type="float">
            <text:p>9.06</text:p>
          </table:table-cell>
          <table:table-cell table:formula="of:=[.B920]-[.B921]" office:value-type="time" office:time-value="PT00H04M22.999999872S" calcext:value-type="time">
            <text:p>04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2558e442f4999616bf27f8add2c87d527a8fcc8978bde533d4ab06bbeaae54b" xlink:type="simple">1657688</text:a></text:p>
          </table:table-cell>
          <table:table-cell office:value-type="string" calcext:value-type="string">
            <text:p>2017-04-03 03:22:47</text:p>
          </table:table-cell>
          <table:table-cell office:value-type="float" office:value="2" calcext:value-type="float">
            <text:p>2</text:p>
          </table:table-cell>
          <table:table-cell office:value-type="float" office:value="240.03" calcext:value-type="float">
            <text:p>240.03</text:p>
          </table:table-cell>
          <table:table-cell office:value-type="float" office:value="9.357" calcext:value-type="float">
            <text:p>9.357</text:p>
          </table:table-cell>
          <table:table-cell office:value-type="float" office:value="14.79" calcext:value-type="float">
            <text:p>14.79</text:p>
          </table:table-cell>
          <table:table-cell table:formula="of:=[.B921]-[.B922]" office:value-type="time" office:time-value="PT00H00M58.000000357S" calcext:value-type="time">
            <text:p>00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27712c0b0b8c6813f1b8b4bc770a47a1a1bca26fd29ce2432b20e00d8f2395" xlink:type="simple">1657687</text:a></text:p>
          </table:table-cell>
          <table:table-cell office:value-type="string" calcext:value-type="string">
            <text:p>2017-04-03 03:21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13" calcext:value-type="float">
            <text:p>9.513</text:p>
          </table:table-cell>
          <table:table-cell office:value-type="float" office:value="0" calcext:value-type="float">
            <text:p>0</text:p>
          </table:table-cell>
          <table:table-cell table:formula="of:=[.B922]-[.B923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7422f7ac66d40c48183af1c8fa8595e3d92852dd4e6d4b6d7919ba6e6adc3da" xlink:type="simple">1657686</text:a></text:p>
          </table:table-cell>
          <table:table-cell office:value-type="string" calcext:value-type="string">
            <text:p>2017-04-03 03:21:22</text:p>
          </table:table-cell>
          <table:table-cell office:value-type="float" office:value="2" calcext:value-type="float">
            <text:p>2</text:p>
          </table:table-cell>
          <table:table-cell office:value-type="float" office:value="601.36903949" calcext:value-type="float">
            <text:p>601.36903949</text:p>
          </table:table-cell>
          <table:table-cell office:value-type="float" office:value="9.672" calcext:value-type="float">
            <text:p>9.672</text:p>
          </table:table-cell>
          <table:table-cell office:value-type="float" office:value="1.09" calcext:value-type="float">
            <text:p>1.09</text:p>
          </table:table-cell>
          <table:table-cell table:formula="of:=[.B923]-[.B924]" office:value-type="time" office:time-value="PT00H02M04.999999674S" calcext:value-type="time">
            <text:p>02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0a49a5e11d3449cc73a393f24455cc685adcde5e0a75b517f5cd81866ce941" xlink:type="simple">1657685</text:a></text:p>
          </table:table-cell>
          <table:table-cell office:value-type="string" calcext:value-type="string">
            <text:p>2017-04-03 03:19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833" calcext:value-type="float">
            <text:p>9.833</text:p>
          </table:table-cell>
          <table:table-cell office:value-type="float" office:value="0" calcext:value-type="float">
            <text:p>0</text:p>
          </table:table-cell>
          <table:table-cell table:formula="of:=[.B924]-[.B925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1fb6873eb7a037022a6624cae59624f61f8bbe850760555e3c30c1be37d06e" xlink:type="simple">1657684</text:a></text:p>
          </table:table-cell>
          <table:table-cell office:value-type="string" calcext:value-type="string">
            <text:p>2017-04-03 03:18:21</text:p>
          </table:table-cell>
          <table:table-cell office:value-type="float" office:value="7" calcext:value-type="float">
            <text:p>7</text:p>
          </table:table-cell>
          <table:table-cell office:value-type="float" office:value="70268.71122187" calcext:value-type="float">
            <text:p>70268.71122187</text:p>
          </table:table-cell>
          <table:table-cell office:value-type="float" office:value="9.997" calcext:value-type="float">
            <text:p>9.997</text:p>
          </table:table-cell>
          <table:table-cell office:value-type="float" office:value="784307.13" calcext:value-type="float">
            <text:p>784307.13</text:p>
          </table:table-cell>
          <table:table-cell table:formula="of:=[.B925]-[.B926]" office:value-type="time" office:time-value="PT00H03M50.000000331S" calcext:value-type="time">
            <text:p>03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6ae77e9e1c0beb7c6af56c99a66d46d9527c37421a7ceb9a960cf104e92d292" xlink:type="simple">1657683</text:a></text:p>
          </table:table-cell>
          <table:table-cell office:value-type="string" calcext:value-type="string">
            <text:p>2017-04-03 03:14:31</text:p>
          </table:table-cell>
          <table:table-cell office:value-type="float" office:value="3" calcext:value-type="float">
            <text:p>3</text:p>
          </table:table-cell>
          <table:table-cell office:value-type="float" office:value="617.62010925" calcext:value-type="float">
            <text:p>617.62010925</text:p>
          </table:table-cell>
          <table:table-cell office:value-type="float" office:value="9.997" calcext:value-type="float">
            <text:p>9.997</text:p>
          </table:table-cell>
          <table:table-cell office:value-type="float" office:value="58.88" calcext:value-type="float">
            <text:p>58.88</text:p>
          </table:table-cell>
          <table:table-cell table:formula="of:=[.B926]-[.B927]" office:value-type="time" office:time-value="PT00H02M37.000000239S" calcext:value-type="time">
            <text:p>02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3cd9accfe5afa9aa385f2b66514b91b05c4577fb9b1b38bd3a34358dfce06be" xlink:type="simple">1657682</text:a></text:p>
          </table:table-cell>
          <table:table-cell office:value-type="string" calcext:value-type="string">
            <text:p>2017-04-03 03:11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97" calcext:value-type="float">
            <text:p>9.997</text:p>
          </table:table-cell>
          <table:table-cell office:value-type="float" office:value="0" calcext:value-type="float">
            <text:p>0</text:p>
          </table:table-cell>
          <table:table-cell table:formula="of:=[.B927]-[.B928]" office:value-type="time" office:time-value="PT00H00M26.999999397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b4a9dcfc36029e13800c5532d3c413a8d657e0b89bb3547200ba24b4b826ad5" xlink:type="simple">1657681</text:a></text:p>
          </table:table-cell>
          <table:table-cell office:value-type="string" calcext:value-type="string">
            <text:p>2017-04-03 03:11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97" calcext:value-type="float">
            <text:p>9.997</text:p>
          </table:table-cell>
          <table:table-cell office:value-type="float" office:value="0" calcext:value-type="float">
            <text:p>0</text:p>
          </table:table-cell>
          <table:table-cell table:formula="of:=[.B928]-[.B929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559420515e30bb04ccf57d376a747fbf13d2992b619f8218e55aa059f68d88c" xlink:type="simple">1657680</text:a></text:p>
          </table:table-cell>
          <table:table-cell office:value-type="string" calcext:value-type="string">
            <text:p>2017-04-03 03:11:04</text:p>
          </table:table-cell>
          <table:table-cell office:value-type="float" office:value="2" calcext:value-type="float">
            <text:p>2</text:p>
          </table:table-cell>
          <table:table-cell office:value-type="float" office:value="192.29148322" calcext:value-type="float">
            <text:p>192.29148322</text:p>
          </table:table-cell>
          <table:table-cell office:value-type="float" office:value="9.997" calcext:value-type="float">
            <text:p>9.997</text:p>
          </table:table-cell>
          <table:table-cell office:value-type="float" office:value="52.96" calcext:value-type="float">
            <text:p>52.96</text:p>
          </table:table-cell>
          <table:table-cell table:formula="of:=[.B929]-[.B930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dd96c1244ff24951fb19c6b8f126cdd4683962b8ac7fb7f67abd877ec96cc5d" xlink:type="simple">1657679</text:a></text:p>
          </table:table-cell>
          <table:table-cell office:value-type="string" calcext:value-type="string">
            <text:p>2017-04-03 03:10:19</text:p>
          </table:table-cell>
          <table:table-cell office:value-type="float" office:value="2" calcext:value-type="float">
            <text:p>2</text:p>
          </table:table-cell>
          <table:table-cell office:value-type="float" office:value="133.77846548" calcext:value-type="float">
            <text:p>133.77846548</text:p>
          </table:table-cell>
          <table:table-cell office:value-type="float" office:value="10.164" calcext:value-type="float">
            <text:p>10.164</text:p>
          </table:table-cell>
          <table:table-cell office:value-type="float" office:value="1.52" calcext:value-type="float">
            <text:p>1.52</text:p>
          </table:table-cell>
          <table:table-cell table:formula="of:=[.B930]-[.B931]" office:value-type="time" office:time-value="PT00H01M11.000000252S" calcext:value-type="time">
            <text:p>01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e602843df1a7c45b527bf19c8c04afeab3a9649b9266e8ee55ce7608ed53d8d" xlink:type="simple">1657678</text:a></text:p>
          </table:table-cell>
          <table:table-cell office:value-type="string" calcext:value-type="string">
            <text:p>2017-04-03 03:09:08</text:p>
          </table:table-cell>
          <table:table-cell office:value-type="float" office:value="3" calcext:value-type="float">
            <text:p>3</text:p>
          </table:table-cell>
          <table:table-cell office:value-type="float" office:value="124.42017083" calcext:value-type="float">
            <text:p>124.42017083</text:p>
          </table:table-cell>
          <table:table-cell office:value-type="float" office:value="10.164" calcext:value-type="float">
            <text:p>10.164</text:p>
          </table:table-cell>
          <table:table-cell office:value-type="float" office:value="2.72" calcext:value-type="float">
            <text:p>2.72</text:p>
          </table:table-cell>
          <table:table-cell table:formula="of:=[.B931]-[.B932]" office:value-type="time" office:time-value="PT00H01M08.999999785S" calcext:value-type="time">
            <text:p>01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59dcb49e113c60f3e1405c77bc40990b8bfdfa2a8731523f8cd5fa7703464f" xlink:type="simple">1657677</text:a></text:p>
          </table:table-cell>
          <table:table-cell office:value-type="string" calcext:value-type="string">
            <text:p>2017-04-03 03:07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64" calcext:value-type="float">
            <text:p>10.164</text:p>
          </table:table-cell>
          <table:table-cell office:value-type="float" office:value="0" calcext:value-type="float">
            <text:p>0</text:p>
          </table:table-cell>
          <table:table-cell table:formula="of:=[.B932]-[.B933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09579319eb2dd44c45618e3899cb2e9a6eab9620e091d671694d273433069f" xlink:type="simple">1657676</text:a></text:p>
          </table:table-cell>
          <table:table-cell office:value-type="string" calcext:value-type="string">
            <text:p>2017-04-03 03:06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64" calcext:value-type="float">
            <text:p>10.164</text:p>
          </table:table-cell>
          <table:table-cell office:value-type="float" office:value="0" calcext:value-type="float">
            <text:p>0</text:p>
          </table:table-cell>
          <table:table-cell table:formula="of:=[.B933]-[.B934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46fba5a7bff1c1a8bf55f643b6b055ebedaff1645965c65a2a6d76f21d3753" xlink:type="simple">1657675</text:a></text:p>
          </table:table-cell>
          <table:table-cell office:value-type="string" calcext:value-type="string">
            <text:p>2017-04-03 03:06:09</text:p>
          </table:table-cell>
          <table:table-cell office:value-type="float" office:value="2" calcext:value-type="float">
            <text:p>2</text:p>
          </table:table-cell>
          <table:table-cell office:value-type="float" office:value="92.73619548" calcext:value-type="float">
            <text:p>92.73619548</text:p>
          </table:table-cell>
          <table:table-cell office:value-type="float" office:value="10.164" calcext:value-type="float">
            <text:p>10.164</text:p>
          </table:table-cell>
          <table:table-cell office:value-type="float" office:value="0.77" calcext:value-type="float">
            <text:p>0.77</text:p>
          </table:table-cell>
          <table:table-cell table:formula="of:=[.B934]-[.B935]" office:value-type="time" office:time-value="PT00H01M22.000000309S" calcext:value-type="time">
            <text:p>01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2483da2eb3e5b7b7d535350022fcdd2923c45f584c2f4214be205865d83489" xlink:type="simple">1657674</text:a></text:p>
          </table:table-cell>
          <table:table-cell office:value-type="string" calcext:value-type="string">
            <text:p>2017-04-03 03:04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64" calcext:value-type="float">
            <text:p>10.164</text:p>
          </table:table-cell>
          <table:table-cell office:value-type="float" office:value="0" calcext:value-type="float">
            <text:p>0</text:p>
          </table:table-cell>
          <table:table-cell table:formula="of:=[.B935]-[.B936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089884b14960ea351f9849bd480011278372206ae65499446ec89e7c33811c" xlink:type="simple">1657673</text:a></text:p>
          </table:table-cell>
          <table:table-cell office:value-type="string" calcext:value-type="string">
            <text:p>2017-04-03 03:04:28</text:p>
          </table:table-cell>
          <table:table-cell office:value-type="float" office:value="4" calcext:value-type="float">
            <text:p>4</text:p>
          </table:table-cell>
          <table:table-cell office:value-type="float" office:value="2007.69826488" calcext:value-type="float">
            <text:p>2007.69826488</text:p>
          </table:table-cell>
          <table:table-cell office:value-type="float" office:value="10.164" calcext:value-type="float">
            <text:p>10.164</text:p>
          </table:table-cell>
          <table:table-cell office:value-type="float" office:value="62.67" calcext:value-type="float">
            <text:p>62.67</text:p>
          </table:table-cell>
          <table:table-cell table:formula="of:=[.B936]-[.B937]" office:value-type="time" office:time-value="PT00H01M53.000000012S" calcext:value-type="time">
            <text:p>01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8f06f6f0a173e256ee46071f1c698881ef99164b08d9a9197614846ce459feb" xlink:type="simple">1657672</text:a></text:p>
          </table:table-cell>
          <table:table-cell office:value-type="string" calcext:value-type="string">
            <text:p>2017-04-03 03:02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94" calcext:value-type="float">
            <text:p>9.994</text:p>
          </table:table-cell>
          <table:table-cell office:value-type="float" office:value="0" calcext:value-type="float">
            <text:p>0</text:p>
          </table:table-cell>
          <table:table-cell table:formula="of:=[.B937]-[.B938]" office:value-type="time" office:time-value="PT00H01M05.999999712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73717423759646c2197996ddeb6a17dd3efe1fe17e1a9b3bd68b665a205c280" xlink:type="simple">1657671</text:a></text:p>
          </table:table-cell>
          <table:table-cell office:value-type="string" calcext:value-type="string">
            <text:p>2017-04-03 03:01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828" calcext:value-type="float">
            <text:p>9.828</text:p>
          </table:table-cell>
          <table:table-cell office:value-type="float" office:value="0" calcext:value-type="float">
            <text:p>0</text:p>
          </table:table-cell>
          <table:table-cell table:formula="of:=[.B938]-[.B939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055c971c6dd9886a40a29084539fbae4ad5c1cce9c6a5ca15c13e0fc83c29b" xlink:type="simple">1657670</text:a></text:p>
          </table:table-cell>
          <table:table-cell office:value-type="string" calcext:value-type="string">
            <text:p>2017-04-03 03:00:53</text:p>
          </table:table-cell>
          <table:table-cell office:value-type="float" office:value="2" calcext:value-type="float">
            <text:p>2</text:p>
          </table:table-cell>
          <table:table-cell office:value-type="float" office:value="164081.11000102" calcext:value-type="float">
            <text:p>164081.11000102</text:p>
          </table:table-cell>
          <table:table-cell office:value-type="float" office:value="9.664" calcext:value-type="float">
            <text:p>9.664</text:p>
          </table:table-cell>
          <table:table-cell office:value-type="float" office:value="5455281.35" calcext:value-type="float">
            <text:p>5455281.35</text:p>
          </table:table-cell>
          <table:table-cell table:formula="of:=[.B939]-[.B940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2b9752bbe9d75a1f92ef0ac009246db00987a51a7afe9a12a73281e61f5cb2" xlink:type="simple">1657669</text:a></text:p>
          </table:table-cell>
          <table:table-cell office:value-type="string" calcext:value-type="string">
            <text:p>2017-04-03 03:00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03" calcext:value-type="float">
            <text:p>9.503</text:p>
          </table:table-cell>
          <table:table-cell office:value-type="float" office:value="0" calcext:value-type="float">
            <text:p>0</text:p>
          </table:table-cell>
          <table:table-cell table:formula="of:=[.B940]-[.B941]" office:value-type="time" office:time-value="PT00H01M45.999999633S" calcext:value-type="time">
            <text:p>01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4b8f3dcb1c4e5cc26ee53ef079ec3474b73fd4ec305221e3494dd4f7204f57" xlink:type="simple">1657668</text:a></text:p>
          </table:table-cell>
          <table:table-cell office:value-type="string" calcext:value-type="string">
            <text:p>2017-04-03 02:58:27</text:p>
          </table:table-cell>
          <table:table-cell office:value-type="float" office:value="2" calcext:value-type="float">
            <text:p>2</text:p>
          </table:table-cell>
          <table:table-cell office:value-type="float" office:value="321.63698719" calcext:value-type="float">
            <text:p>321.63698719</text:p>
          </table:table-cell>
          <table:table-cell office:value-type="float" office:value="9.344" calcext:value-type="float">
            <text:p>9.344</text:p>
          </table:table-cell>
          <table:table-cell office:value-type="float" office:value="21.57" calcext:value-type="float">
            <text:p>21.57</text:p>
          </table:table-cell>
          <table:table-cell table:formula="of:=[.B941]-[.B942]" office:value-type="time" office:time-value="PT00H03M13.000000482S" calcext:value-type="time">
            <text:p>03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092b70a59b1fcaec14a964ce58654a179f3e8536d1b7dea1bdd4f56a27daf5" xlink:type="simple">1657667</text:a></text:p>
          </table:table-cell>
          <table:table-cell office:value-type="string" calcext:value-type="string">
            <text:p>2017-04-03 02:55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033" calcext:value-type="float">
            <text:p>9.033</text:p>
          </table:table-cell>
          <table:table-cell office:value-type="float" office:value="0" calcext:value-type="float">
            <text:p>0</text:p>
          </table:table-cell>
          <table:table-cell table:formula="of:=[.B942]-[.B943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ae6bf470e05a7823d4a78cb3a64de740e62cd84eed762a64be9c3e2f31eadd" xlink:type="simple">1657666</text:a></text:p>
          </table:table-cell>
          <table:table-cell office:value-type="string" calcext:value-type="string">
            <text:p>2017-04-03 02:54:47</text:p>
          </table:table-cell>
          <table:table-cell office:value-type="float" office:value="3" calcext:value-type="float">
            <text:p>3</text:p>
          </table:table-cell>
          <table:table-cell office:value-type="float" office:value="262.25394561" calcext:value-type="float">
            <text:p>262.25394561</text:p>
          </table:table-cell>
          <table:table-cell office:value-type="float" office:value="8.732" calcext:value-type="float">
            <text:p>8.732</text:p>
          </table:table-cell>
          <table:table-cell office:value-type="float" office:value="18.57" calcext:value-type="float">
            <text:p>18.57</text:p>
          </table:table-cell>
          <table:table-cell table:formula="of:=[.B943]-[.B944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7e0876296b4d4ab2c21909e4ad7ffeaa8c3efe2df3db989b7d8bd31764f6923" xlink:type="simple">1657665</text:a></text:p>
          </table:table-cell>
          <table:table-cell office:value-type="string" calcext:value-type="string">
            <text:p>2017-04-03 02:54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41" calcext:value-type="float">
            <text:p>8.441</text:p>
          </table:table-cell>
          <table:table-cell office:value-type="float" office:value="0" calcext:value-type="float">
            <text:p>0</text:p>
          </table:table-cell>
          <table:table-cell table:formula="of:=[.B944]-[.B945]" office:value-type="time" office:time-value="PT00H01M21.999999681S" calcext:value-type="time">
            <text:p>01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527658d82d3d14c4992a57c74dd830a14e5b4d9587fa4c4668c57c459d44f17" xlink:type="simple">1657664</text:a></text:p>
          </table:table-cell>
          <table:table-cell office:value-type="string" calcext:value-type="string">
            <text:p>2017-04-03 02:53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59" calcext:value-type="float">
            <text:p>8.159</text:p>
          </table:table-cell>
          <table:table-cell office:value-type="float" office:value="0" calcext:value-type="float">
            <text:p>0</text:p>
          </table:table-cell>
          <table:table-cell table:formula="of:=[.B945]-[.B946]" office:value-type="time" office:time-value="PT00H01M02.000000034S" calcext:value-type="time">
            <text:p>01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000d336bd7d99ee998438ec5d7f125347dadb0b6e09b254fbd83b69db055c4" xlink:type="simple">1657663</text:a></text:p>
          </table:table-cell>
          <table:table-cell office:value-type="string" calcext:value-type="string">
            <text:p>2017-04-03 02:51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7" calcext:value-type="float">
            <text:p>7.887</text:p>
          </table:table-cell>
          <table:table-cell office:value-type="float" office:value="0" calcext:value-type="float">
            <text:p>0</text:p>
          </table:table-cell>
          <table:table-cell table:formula="of:=[.B946]-[.B947]" office:value-type="time" office:time-value="PT00H00M07.000000379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497ab0cd60b13f4a2080743e77d1463a835a8fa32c81095231dca56531753c" xlink:type="simple">1657662</text:a></text:p>
          </table:table-cell>
          <table:table-cell office:value-type="string" calcext:value-type="string">
            <text:p>2017-04-03 02:51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24" calcext:value-type="float">
            <text:p>7.624</text:p>
          </table:table-cell>
          <table:table-cell office:value-type="float" office:value="0" calcext:value-type="float">
            <text:p>0</text:p>
          </table:table-cell>
          <table:table-cell table:formula="of:=[.B947]-[.B948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6cc5c2f2ca22303e519871883a126de7d0043005a5969c704079175db0acfcc" xlink:type="simple">1657661</text:a></text:p>
          </table:table-cell>
          <table:table-cell office:value-type="string" calcext:value-type="string">
            <text:p>2017-04-03 02:51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7" calcext:value-type="float">
            <text:p>7.37</text:p>
          </table:table-cell>
          <table:table-cell office:value-type="float" office:value="0" calcext:value-type="float">
            <text:p>0</text:p>
          </table:table-cell>
          <table:table-cell table:formula="of:=[.B948]-[.B949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e374854c1bf376b22423c96b582d16090dac1455657a15537b6d6502f5cb5a" xlink:type="simple">1657660</text:a></text:p>
          </table:table-cell>
          <table:table-cell office:value-type="string" calcext:value-type="string">
            <text:p>2017-04-03 02:50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24" calcext:value-type="float">
            <text:p>7.124</text:p>
          </table:table-cell>
          <table:table-cell office:value-type="float" office:value="0" calcext:value-type="float">
            <text:p>0</text:p>
          </table:table-cell>
          <table:table-cell table:formula="of:=[.B949]-[.B950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186e22ea18636ca5122d07121c2ee6817daaf354949bc7964a993d038350a21" xlink:type="simple">1657659</text:a></text:p>
          </table:table-cell>
          <table:table-cell office:value-type="string" calcext:value-type="string">
            <text:p>2017-04-03 02:49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87" calcext:value-type="float">
            <text:p>6.887</text:p>
          </table:table-cell>
          <table:table-cell office:value-type="float" office:value="0" calcext:value-type="float">
            <text:p>0</text:p>
          </table:table-cell>
          <table:table-cell table:formula="of:=[.B950]-[.B951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8a36a65bbe87b2ad4a9f76e8d59a1f7649d8ba13172b37bd56259869825f2b" xlink:type="simple">1657658</text:a></text:p>
          </table:table-cell>
          <table:table-cell office:value-type="string" calcext:value-type="string">
            <text:p>2017-04-03 02:49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57" calcext:value-type="float">
            <text:p>6.657</text:p>
          </table:table-cell>
          <table:table-cell office:value-type="float" office:value="0" calcext:value-type="float">
            <text:p>0</text:p>
          </table:table-cell>
          <table:table-cell table:formula="of:=[.B951]-[.B952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726f5f7f7c3726b565cfb5655c35b9341a2c7820d2617059eb73dad026bacf" xlink:type="simple">1657657</text:a></text:p>
          </table:table-cell>
          <table:table-cell office:value-type="string" calcext:value-type="string">
            <text:p>2017-04-03 02:48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6" calcext:value-type="float">
            <text:p>6.546</text:p>
          </table:table-cell>
          <table:table-cell office:value-type="float" office:value="0" calcext:value-type="float">
            <text:p>0</text:p>
          </table:table-cell>
          <table:table-cell table:formula="of:=[.B952]-[.B953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c31f232eb497870e25d06490c36b416e46a0bb89fa76376bd2b3aa0eb1f0128" xlink:type="simple">1657656</text:a></text:p>
          </table:table-cell>
          <table:table-cell office:value-type="string" calcext:value-type="string">
            <text:p>2017-04-03 02:48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6" calcext:value-type="float">
            <text:p>6.546</text:p>
          </table:table-cell>
          <table:table-cell office:value-type="float" office:value="0" calcext:value-type="float">
            <text:p>0</text:p>
          </table:table-cell>
          <table:table-cell table:formula="of:=[.B953]-[.B954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952880d65cb7e6f1d02a0dd31dbe684a265ac4e3775f3854604335e6d8914c" xlink:type="simple">1657655</text:a></text:p>
          </table:table-cell>
          <table:table-cell office:value-type="string" calcext:value-type="string">
            <text:p>2017-04-03 02:47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6" calcext:value-type="float">
            <text:p>6.546</text:p>
          </table:table-cell>
          <table:table-cell office:value-type="float" office:value="0" calcext:value-type="float">
            <text:p>0</text:p>
          </table:table-cell>
          <table:table-cell table:formula="of:=[.B954]-[.B955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1e35a7036e0b0615ea34153f65fedf31471a5f6c72ddfbe5cd5bcd24fccdfea" xlink:type="simple">1657654</text:a></text:p>
          </table:table-cell>
          <table:table-cell office:value-type="string" calcext:value-type="string">
            <text:p>2017-04-03 02:47:17</text:p>
          </table:table-cell>
          <table:table-cell office:value-type="float" office:value="4" calcext:value-type="float">
            <text:p>4</text:p>
          </table:table-cell>
          <table:table-cell office:value-type="float" office:value="2117.19960016" calcext:value-type="float">
            <text:p>2117.19960016</text:p>
          </table:table-cell>
          <table:table-cell office:value-type="float" office:value="6.546" calcext:value-type="float">
            <text:p>6.546</text:p>
          </table:table-cell>
          <table:table-cell office:value-type="float" office:value="14953.47" calcext:value-type="float">
            <text:p>14953.47</text:p>
          </table:table-cell>
          <table:table-cell table:formula="of:=[.B955]-[.B956]" office:value-type="time" office:time-value="PT00H01M00.000000196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8a76090fd53ee0e15ff171cc97f0dd9ac51772cd0a928cf9f60f18e683df8c" xlink:type="simple">1657653</text:a></text:p>
          </table:table-cell>
          <table:table-cell office:value-type="string" calcext:value-type="string">
            <text:p>2017-04-03 02:46:17</text:p>
          </table:table-cell>
          <table:table-cell office:value-type="float" office:value="2" calcext:value-type="float">
            <text:p>2</text:p>
          </table:table-cell>
          <table:table-cell office:value-type="float" office:value="92.20704109" calcext:value-type="float">
            <text:p>92.20704109</text:p>
          </table:table-cell>
          <table:table-cell office:value-type="float" office:value="6.546" calcext:value-type="float">
            <text:p>6.546</text:p>
          </table:table-cell>
          <table:table-cell office:value-type="float" office:value="0.62" calcext:value-type="float">
            <text:p>0.62</text:p>
          </table:table-cell>
          <table:table-cell table:formula="of:=[.B956]-[.B957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d30d3c4aef7caaf4e44053b91d359b9084e17f91421c9827760c967e30d400" xlink:type="simple">1657652</text:a></text:p>
          </table:table-cell>
          <table:table-cell office:value-type="string" calcext:value-type="string">
            <text:p>2017-04-03 02:45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56" calcext:value-type="float">
            <text:p>6.656</text:p>
          </table:table-cell>
          <table:table-cell office:value-type="float" office:value="0" calcext:value-type="float">
            <text:p>0</text:p>
          </table:table-cell>
          <table:table-cell table:formula="of:=[.B957]-[.B958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ac511d8736a0346e69913d9dc4fcfd181aaf5778934c09ba5fb39df873d7d4" xlink:type="simple">1657651</text:a></text:p>
          </table:table-cell>
          <table:table-cell office:value-type="string" calcext:value-type="string">
            <text:p>2017-04-03 02:45:08</text:p>
          </table:table-cell>
          <table:table-cell office:value-type="float" office:value="3" calcext:value-type="float">
            <text:p>3</text:p>
          </table:table-cell>
          <table:table-cell office:value-type="float" office:value="117.84667013" calcext:value-type="float">
            <text:p>117.84667013</text:p>
          </table:table-cell>
          <table:table-cell office:value-type="float" office:value="6.877" calcext:value-type="float">
            <text:p>6.877</text:p>
          </table:table-cell>
          <table:table-cell office:value-type="float" office:value="0.55" calcext:value-type="float">
            <text:p>0.55</text:p>
          </table:table-cell>
          <table:table-cell table:formula="of:=[.B958]-[.B959]" office:value-type="time" office:time-value="PT00H01M30.000000293S" calcext:value-type="time">
            <text:p>01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f31dd3a7e48912e38f0b7f276aa41d7765588a04d18f4293ffd384d74df3bd1" xlink:type="simple">1657650</text:a></text:p>
          </table:table-cell>
          <table:table-cell office:value-type="string" calcext:value-type="string">
            <text:p>2017-04-03 02:43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92" calcext:value-type="float">
            <text:p>6.992</text:p>
          </table:table-cell>
          <table:table-cell office:value-type="float" office:value="0" calcext:value-type="float">
            <text:p>0</text:p>
          </table:table-cell>
          <table:table-cell table:formula="of:=[.B959]-[.B960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26bc8989e0ba2ec6bfd8f8712575906fb360e998da0a8bc4b6443e38df8816" xlink:type="simple">1657649</text:a></text:p>
          </table:table-cell>
          <table:table-cell office:value-type="string" calcext:value-type="string">
            <text:p>2017-04-03 02:43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9" calcext:value-type="float">
            <text:p>7.109</text:p>
          </table:table-cell>
          <table:table-cell office:value-type="float" office:value="0" calcext:value-type="float">
            <text:p>0</text:p>
          </table:table-cell>
          <table:table-cell table:formula="of:=[.B960]-[.B961]" office:value-type="time" office:time-value="PT00H01M56.99999969S" calcext:value-type="time">
            <text:p>01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2569fa0b7311702fe4920e9c0e361dd4f848ade5a9b05ae1652ff8a17a3ecb" xlink:type="simple">1657648</text:a></text:p>
          </table:table-cell>
          <table:table-cell office:value-type="string" calcext:value-type="string">
            <text:p>2017-04-03 02:41:30</text:p>
          </table:table-cell>
          <table:table-cell office:value-type="float" office:value="3" calcext:value-type="float">
            <text:p>3</text:p>
          </table:table-cell>
          <table:table-cell office:value-type="float" office:value="155.88640304" calcext:value-type="float">
            <text:p>155.88640304</text:p>
          </table:table-cell>
          <table:table-cell office:value-type="float" office:value="7.227" calcext:value-type="float">
            <text:p>7.227</text:p>
          </table:table-cell>
          <table:table-cell office:value-type="float" office:value="3.12" calcext:value-type="float">
            <text:p>3.12</text:p>
          </table:table-cell>
          <table:table-cell table:formula="of:=[.B961]-[.B962]" office:value-type="time" office:time-value="PT00H01M46.000000262S" calcext:value-type="time">
            <text:p>01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1e003769cc08366b4ec59ad62749583ffdb936584a43142ab111fc9b5e01a3" xlink:type="simple">1657647</text:a></text:p>
          </table:table-cell>
          <table:table-cell office:value-type="string" calcext:value-type="string">
            <text:p>2017-04-03 02:39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7" calcext:value-type="float">
            <text:p>7.227</text:p>
          </table:table-cell>
          <table:table-cell office:value-type="float" office:value="0" calcext:value-type="float">
            <text:p>0</text:p>
          </table:table-cell>
          <table:table-cell table:formula="of:=[.B962]-[.B963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7534882c197e9f5acdd814198405e502d8e187540ed96c5257639c12518b50" xlink:type="simple">1657646</text:a></text:p>
          </table:table-cell>
          <table:table-cell office:value-type="string" calcext:value-type="string">
            <text:p>2017-04-03 02:39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8" calcext:value-type="float">
            <text:p>7.348</text:p>
          </table:table-cell>
          <table:table-cell office:value-type="float" office:value="0" calcext:value-type="float">
            <text:p>0</text:p>
          </table:table-cell>
          <table:table-cell table:formula="of:=[.B963]-[.B964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b1b300c2b0ed8495d74781ccb6bb4c459d67bf3b7c3aa98bab481304e0ea49" xlink:type="simple">1657645</text:a></text:p>
          </table:table-cell>
          <table:table-cell office:value-type="string" calcext:value-type="string">
            <text:p>2017-04-03 02:39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7" calcext:value-type="float">
            <text:p>7.47</text:p>
          </table:table-cell>
          <table:table-cell office:value-type="float" office:value="0" calcext:value-type="float">
            <text:p>0</text:p>
          </table:table-cell>
          <table:table-cell table:formula="of:=[.B964]-[.B965]" office:value-type="time" office:time-value="PT00H00M03.999999678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0af1d41f96e3e4352435d7336325fef96d9f6b300aa425227fd6832da8e9be7" xlink:type="simple">1657644</text:a></text:p>
          </table:table-cell>
          <table:table-cell office:value-type="string" calcext:value-type="string">
            <text:p>2017-04-03 02:39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94" calcext:value-type="float">
            <text:p>7.594</text:p>
          </table:table-cell>
          <table:table-cell office:value-type="float" office:value="0" calcext:value-type="float">
            <text:p>0</text:p>
          </table:table-cell>
          <table:table-cell table:formula="of:=[.B965]-[.B966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6caae7d369329e01591362df1696f0b550bff420a7f64ae50a2b276e63b4f31" xlink:type="simple">1657643</text:a></text:p>
          </table:table-cell>
          <table:table-cell office:value-type="string" calcext:value-type="string">
            <text:p>2017-04-03 02:38:29</text:p>
          </table:table-cell>
          <table:table-cell office:value-type="float" office:value="2" calcext:value-type="float">
            <text:p>2</text:p>
          </table:table-cell>
          <table:table-cell office:value-type="float" office:value="82.3921627" calcext:value-type="float">
            <text:p>82.3921627</text:p>
          </table:table-cell>
          <table:table-cell office:value-type="float" office:value="7.721" calcext:value-type="float">
            <text:p>7.721</text:p>
          </table:table-cell>
          <table:table-cell office:value-type="float" office:value="0.06" calcext:value-type="float">
            <text:p>0.06</text:p>
          </table:table-cell>
          <table:table-cell table:formula="of:=[.B966]-[.B967]" office:value-type="time" office:time-value="PT00H05M07.0000001S" calcext:value-type="time">
            <text:p>05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c314f69e79a112977b83c1118cebda1075815fb2059a81eb4e8502d37f4a57" xlink:type="simple">1657642</text:a></text:p>
          </table:table-cell>
          <table:table-cell office:value-type="string" calcext:value-type="string">
            <text:p>2017-04-03 02:33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21" calcext:value-type="float">
            <text:p>7.721</text:p>
          </table:table-cell>
          <table:table-cell office:value-type="float" office:value="0" calcext:value-type="float">
            <text:p>0</text:p>
          </table:table-cell>
          <table:table-cell table:formula="of:=[.B967]-[.B968]" office:value-type="time" office:time-value="PT00H02M09.999999586S" calcext:value-type="time">
            <text:p>02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61199513c11ab09c3cf0b3dd3bf855638430a943e374b77344099e6be6d60eb" xlink:type="simple">1657641</text:a></text:p>
          </table:table-cell>
          <table:table-cell office:value-type="string" calcext:value-type="string">
            <text:p>2017-04-03 02:31:1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7.592" calcext:value-type="float">
            <text:p>7.592</text:p>
          </table:table-cell>
          <table:table-cell office:value-type="float" office:value="2663.23" calcext:value-type="float">
            <text:p>2663.23</text:p>
          </table:table-cell>
          <table:table-cell table:formula="of:=[.B968]-[.B969]" office:value-type="time" office:time-value="PT00H00M29.000000493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98f71f79a116314ef249b681ec7a76a1f88cf38d348b9da07dfdc6c600f1065" xlink:type="simple">1657640</text:a></text:p>
          </table:table-cell>
          <table:table-cell office:value-type="string" calcext:value-type="string">
            <text:p>2017-04-03 02:30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66" calcext:value-type="float">
            <text:p>7.466</text:p>
          </table:table-cell>
          <table:table-cell office:value-type="float" office:value="0" calcext:value-type="float">
            <text:p>0</text:p>
          </table:table-cell>
          <table:table-cell table:formula="of:=[.B969]-[.B970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82e7a030adb6807f1dcdbc5721f1d0a643bedcab9f6402a32c10a3aa2f635b" xlink:type="simple">1657639</text:a></text:p>
          </table:table-cell>
          <table:table-cell office:value-type="string" calcext:value-type="string">
            <text:p>2017-04-03 02:29:42</text:p>
          </table:table-cell>
          <table:table-cell office:value-type="float" office:value="3" calcext:value-type="float">
            <text:p>3</text:p>
          </table:table-cell>
          <table:table-cell office:value-type="float" office:value="293.26673802" calcext:value-type="float">
            <text:p>293.26673802</text:p>
          </table:table-cell>
          <table:table-cell office:value-type="float" office:value="7.341" calcext:value-type="float">
            <text:p>7.341</text:p>
          </table:table-cell>
          <table:table-cell office:value-type="float" office:value="2780.45" calcext:value-type="float">
            <text:p>2780.45</text:p>
          </table:table-cell>
          <table:table-cell table:formula="of:=[.B970]-[.B971]" office:value-type="time" office:time-value="PT00H00M38.999999687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de272b791b5c77cb20058be22c203700f5f6ee665f00ad7956564a8ed8b55b" xlink:type="simple">1657638</text:a></text:p>
          </table:table-cell>
          <table:table-cell office:value-type="string" calcext:value-type="string">
            <text:p>2017-04-03 02:29:03</text:p>
          </table:table-cell>
          <table:table-cell office:value-type="float" office:value="2" calcext:value-type="float">
            <text:p>2</text:p>
          </table:table-cell>
          <table:table-cell office:value-type="float" office:value="15082.141825" calcext:value-type="float">
            <text:p>15082.141825</text:p>
          </table:table-cell>
          <table:table-cell office:value-type="float" office:value="7.219" calcext:value-type="float">
            <text:p>7.219</text:p>
          </table:table-cell>
          <table:table-cell office:value-type="float" office:value="24.13" calcext:value-type="float">
            <text:p>24.13</text:p>
          </table:table-cell>
          <table:table-cell table:formula="of:=[.B971]-[.B972]" office:value-type="time" office:time-value="PT00H02M17.000000593S" calcext:value-type="time">
            <text:p>02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7bbf3cef3cee472a3d2d7be94d0db963c50981a4f37a0dfac07f84621482012" xlink:type="simple">1657637</text:a></text:p>
          </table:table-cell>
          <table:table-cell office:value-type="string" calcext:value-type="string">
            <text:p>2017-04-03 02:26:46</text:p>
          </table:table-cell>
          <table:table-cell office:value-type="float" office:value="4" calcext:value-type="float">
            <text:p>4</text:p>
          </table:table-cell>
          <table:table-cell office:value-type="float" office:value="15173.31787863" calcext:value-type="float">
            <text:p>15173.31787863</text:p>
          </table:table-cell>
          <table:table-cell office:value-type="float" office:value="6.978" calcext:value-type="float">
            <text:p>6.978</text:p>
          </table:table-cell>
          <table:table-cell office:value-type="float" office:value="92969.91" calcext:value-type="float">
            <text:p>92969.91</text:p>
          </table:table-cell>
          <table:table-cell table:formula="of:=[.B972]-[.B973]" office:value-type="time" office:time-value="PT00H02M26.999999788S" calcext:value-type="time">
            <text:p>02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ca691fd72780fdf1f518ff89b8e61716deaad4ab3ee4fb4727059a3b3d4e70" xlink:type="simple">1657636</text:a></text:p>
          </table:table-cell>
          <table:table-cell office:value-type="string" calcext:value-type="string">
            <text:p>2017-04-03 02:24:19</text:p>
          </table:table-cell>
          <table:table-cell office:value-type="float" office:value="5" calcext:value-type="float">
            <text:p>5</text:p>
          </table:table-cell>
          <table:table-cell office:value-type="float" office:value="518.01110105" calcext:value-type="float">
            <text:p>518.01110105</text:p>
          </table:table-cell>
          <table:table-cell office:value-type="float" office:value="6.746" calcext:value-type="float">
            <text:p>6.746</text:p>
          </table:table-cell>
          <table:table-cell office:value-type="float" office:value="151.57" calcext:value-type="float">
            <text:p>151.57</text:p>
          </table:table-cell>
          <table:table-cell table:formula="of:=[.B973]-[.B974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09dd81009d11697ec8cdf29bb0f31dfc4c71780dc761af0e2c3e234703ab62b" xlink:type="simple">1657635</text:a></text:p>
          </table:table-cell>
          <table:table-cell office:value-type="string" calcext:value-type="string">
            <text:p>2017-04-03 02:23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21" calcext:value-type="float">
            <text:p>6.521</text:p>
          </table:table-cell>
          <table:table-cell office:value-type="float" office:value="0" calcext:value-type="float">
            <text:p>0</text:p>
          </table:table-cell>
          <table:table-cell table:formula="of:=[.B974]-[.B975]" office:value-type="time" office:time-value="PT00H00M43.999999599S" calcext:value-type="time">
            <text:p>00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ba82c423b19814744defceb82db6b86f4edc9ee179cc919f4b356b5be3e459" xlink:type="simple">1657634</text:a></text:p>
          </table:table-cell>
          <table:table-cell office:value-type="string" calcext:value-type="string">
            <text:p>2017-04-03 02:22:57</text:p>
          </table:table-cell>
          <table:table-cell office:value-type="float" office:value="2" calcext:value-type="float">
            <text:p>2</text:p>
          </table:table-cell>
          <table:table-cell office:value-type="float" office:value="240.01" calcext:value-type="float">
            <text:p>240.01</text:p>
          </table:table-cell>
          <table:table-cell office:value-type="float" office:value="6.303" calcext:value-type="float">
            <text:p>6.303</text:p>
          </table:table-cell>
          <table:table-cell office:value-type="float" office:value="1420.9" calcext:value-type="float">
            <text:p>1420.9</text:p>
          </table:table-cell>
          <table:table-cell table:formula="of:=[.B975]-[.B976]" office:value-type="time" office:time-value="PT00H00M12.000000291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761a1e28b825b2026e95c8e4a8f0b958c6d0037670660a29c78abceb3a2fa1" xlink:type="simple">1657633</text:a></text:p>
          </table:table-cell>
          <table:table-cell office:value-type="string" calcext:value-type="string">
            <text:p>2017-04-03 02:22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93" calcext:value-type="float">
            <text:p>6.093</text:p>
          </table:table-cell>
          <table:table-cell office:value-type="float" office:value="0" calcext:value-type="float">
            <text:p>0</text:p>
          </table:table-cell>
          <table:table-cell table:formula="of:=[.B976]-[.B977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7c329036d39a42f8a095c9e3f37ce6d39006b404f94d63347b4046d76bd248" xlink:type="simple">1657632</text:a></text:p>
          </table:table-cell>
          <table:table-cell office:value-type="string" calcext:value-type="string">
            <text:p>2017-04-03 02:22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9" calcext:value-type="float">
            <text:p>5.89</text:p>
          </table:table-cell>
          <table:table-cell office:value-type="float" office:value="0" calcext:value-type="float">
            <text:p>0</text:p>
          </table:table-cell>
          <table:table-cell table:formula="of:=[.B977]-[.B978]" office:value-type="time" office:time-value="PT00H00M24.999999558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3fae7367f1d6fb61705009b5566feb15310ea97bffa2849bdddc38fc67cf6a" xlink:type="simple">1657631</text:a></text:p>
          </table:table-cell>
          <table:table-cell office:value-type="string" calcext:value-type="string">
            <text:p>2017-04-03 02:21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94" calcext:value-type="float">
            <text:p>5.694</text:p>
          </table:table-cell>
          <table:table-cell office:value-type="float" office:value="0" calcext:value-type="float">
            <text:p>0</text:p>
          </table:table-cell>
          <table:table-cell table:formula="of:=[.B978]-[.B979]" office:value-type="time" office:time-value="PT00H00M20.000000275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177991be0d69b7a644a7ef1fcf436c935a2196256ecc9ea69ae5592682f909e" xlink:type="simple">1657630</text:a></text:p>
          </table:table-cell>
          <table:table-cell office:value-type="string" calcext:value-type="string">
            <text:p>2017-04-03 02:21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04" calcext:value-type="float">
            <text:p>5.504</text:p>
          </table:table-cell>
          <table:table-cell office:value-type="float" office:value="0" calcext:value-type="float">
            <text:p>0</text:p>
          </table:table-cell>
          <table:table-cell table:formula="of:=[.B979]-[.B980]" office:value-type="time" office:time-value="PT00H00M52.999999817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2c2e0e9ad28bb7ae229705d880d99fc6e4b3dfcced2fa6fdb62831c2f45a159" xlink:type="simple">1657629</text:a></text:p>
          </table:table-cell>
          <table:table-cell office:value-type="string" calcext:value-type="string">
            <text:p>2017-04-03 02:20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12" calcext:value-type="float">
            <text:p>5.412</text:p>
          </table:table-cell>
          <table:table-cell office:value-type="float" office:value="0" calcext:value-type="float">
            <text:p>0</text:p>
          </table:table-cell>
          <table:table-cell table:formula="of:=[.B980]-[.B981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f9b0323403e871c02a0a2d667eea9868fce66d13bce0a02e1cdc4c9ac5bec86" xlink:type="simple">1657628</text:a></text:p>
          </table:table-cell>
          <table:table-cell office:value-type="string" calcext:value-type="string">
            <text:p>2017-04-03 02:19:52</text:p>
          </table:table-cell>
          <table:table-cell office:value-type="float" office:value="3" calcext:value-type="float">
            <text:p>3</text:p>
          </table:table-cell>
          <table:table-cell office:value-type="float" office:value="13900.26862419" calcext:value-type="float">
            <text:p>13900.26862419</text:p>
          </table:table-cell>
          <table:table-cell office:value-type="float" office:value="5.322" calcext:value-type="float">
            <text:p>5.322</text:p>
          </table:table-cell>
          <table:table-cell office:value-type="float" office:value="65355.3" calcext:value-type="float">
            <text:p>65355.3</text:p>
          </table:table-cell>
          <table:table-cell table:formula="of:=[.B981]-[.B982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a47fada5fa252a440dd45962372919bfa9cab851f78ce2bf557eda9246bd602" xlink:type="simple">1657627</text:a></text:p>
          </table:table-cell>
          <table:table-cell office:value-type="string" calcext:value-type="string">
            <text:p>2017-04-03 02:18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33" calcext:value-type="float">
            <text:p>5.233</text:p>
          </table:table-cell>
          <table:table-cell office:value-type="float" office:value="0" calcext:value-type="float">
            <text:p>0</text:p>
          </table:table-cell>
          <table:table-cell table:formula="of:=[.B982]-[.B983]" office:value-type="time" office:time-value="PT00H00M16.999999573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ed1331466bbfabe2dd547594007492659427b537696ffc0891a26251e282328" xlink:type="simple">1657626</text:a></text:p>
          </table:table-cell>
          <table:table-cell office:value-type="string" calcext:value-type="string">
            <text:p>2017-04-03 02:18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46" calcext:value-type="float">
            <text:p>5.146</text:p>
          </table:table-cell>
          <table:table-cell office:value-type="float" office:value="0" calcext:value-type="float">
            <text:p>0</text:p>
          </table:table-cell>
          <table:table-cell table:formula="of:=[.B983]-[.B984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2a90f30e73c363e46b97fc28e6dee07648eb2921a74e8016c15d0142d2cdbd" xlink:type="simple">1657625</text:a></text:p>
          </table:table-cell>
          <table:table-cell office:value-type="string" calcext:value-type="string">
            <text:p>2017-04-03 02:17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table:formula="of:=[.B984]-[.B985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7b95570066bb9d59b77690da63ce1db420ccd14d45697d333be760d63e18bed" xlink:type="simple">1657624</text:a></text:p>
          </table:table-cell>
          <table:table-cell office:value-type="string" calcext:value-type="string">
            <text:p>2017-04-03 02:17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85]-[.B986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729f3fa8d50f471edabd89cd4cc54dbad2a07d2e395509d397db7542a50af0" xlink:type="simple">1657623</text:a></text:p>
          </table:table-cell>
          <table:table-cell office:value-type="string" calcext:value-type="string">
            <text:p>2017-04-03 02:16:42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.976" calcext:value-type="float">
            <text:p>4.976</text:p>
          </table:table-cell>
          <table:table-cell office:value-type="float" office:value="60.78" calcext:value-type="float">
            <text:p>60.78</text:p>
          </table:table-cell>
          <table:table-cell table:formula="of:=[.B986]-[.B987]" office:value-type="time" office:time-value="PT00H01M03.000000268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3d81f3e1a4b8f8030aa305696ed3dab3bd3c2f81a98bff4afdc7b1151df6dc" xlink:type="simple">1657622</text:a></text:p>
          </table:table-cell>
          <table:table-cell office:value-type="string" calcext:value-type="string">
            <text:p>2017-04-03 02:15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87]-[.B988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0c9ade232d66664ea431ddcb4c2b1b60f2e5e6ddf05795514af51b5286c54a" xlink:type="simple">1657621</text:a></text:p>
          </table:table-cell>
          <table:table-cell office:value-type="string" calcext:value-type="string">
            <text:p>2017-04-03 02:14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88]-[.B989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a0774ceaf7f934d0e70f4452ecad4b6581014d461362f0218ef39a41e07cfa9" xlink:type="simple">1657620</text:a></text:p>
          </table:table-cell>
          <table:table-cell office:value-type="string" calcext:value-type="string">
            <text:p>2017-04-03 02:14:17</text:p>
          </table:table-cell>
          <table:table-cell office:value-type="float" office:value="4" calcext:value-type="float">
            <text:p>4</text:p>
          </table:table-cell>
          <table:table-cell office:value-type="float" office:value="322.26788933" calcext:value-type="float">
            <text:p>322.26788933</text:p>
          </table:table-cell>
          <table:table-cell office:value-type="float" office:value="4.976" calcext:value-type="float">
            <text:p>4.976</text:p>
          </table:table-cell>
          <table:table-cell office:value-type="float" office:value="122.5" calcext:value-type="float">
            <text:p>122.5</text:p>
          </table:table-cell>
          <table:table-cell table:formula="of:=[.B989]-[.B990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78d2b9445d7dba574948d0fc934ca1712fe280a5823b257c1e243dbb3ae005" xlink:type="simple">1657619</text:a></text:p>
          </table:table-cell>
          <table:table-cell office:value-type="string" calcext:value-type="string">
            <text:p>2017-04-03 02:13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90]-[.B991]" office:value-type="time" office:time-value="PT00H00M57.000000123S" calcext:value-type="time">
            <text:p>00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07632879d80375cd80f659d23a5e1c2bbd79cae27f6a20bd2783033766b931" xlink:type="simple">1657618</text:a></text:p>
          </table:table-cell>
          <table:table-cell office:value-type="string" calcext:value-type="string">
            <text:p>2017-04-03 02:13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91]-[.B992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70a66b9bf854896efa9db5a86194fc9b18d1c8be4080e56a88412680b3c5c01" xlink:type="simple">1657617</text:a></text:p>
          </table:table-cell>
          <table:table-cell office:value-type="string" calcext:value-type="string">
            <text:p>2017-04-03 02:12:32</text:p>
          </table:table-cell>
          <table:table-cell office:value-type="float" office:value="2" calcext:value-type="float">
            <text:p>2</text:p>
          </table:table-cell>
          <table:table-cell office:value-type="float" office:value="120.90014212" calcext:value-type="float">
            <text:p>120.90014212</text:p>
          </table:table-cell>
          <table:table-cell office:value-type="float" office:value="4.976" calcext:value-type="float">
            <text:p>4.976</text:p>
          </table:table-cell>
          <table:table-cell office:value-type="float" office:value="0.04" calcext:value-type="float">
            <text:p>0.04</text:p>
          </table:table-cell>
          <table:table-cell table:formula="of:=[.B992]-[.B993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c637e1ef544ccda712d2b61a8ed59681e038f72c7c25d782b0a349d8f760bc3" xlink:type="simple">1657616</text:a></text:p>
          </table:table-cell>
          <table:table-cell office:value-type="string" calcext:value-type="string">
            <text:p>2017-04-03 02:12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93]-[.B994]" office:value-type="time" office:time-value="PT00H01M30.000000293S" calcext:value-type="time">
            <text:p>01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d42e6f8a981e3bb20ea63814d9335b9c77516ab5a0410cfd6f47b9dea44bb32" xlink:type="simple">1657615</text:a></text:p>
          </table:table-cell>
          <table:table-cell office:value-type="string" calcext:value-type="string">
            <text:p>2017-04-03 02:11:00</text:p>
          </table:table-cell>
          <table:table-cell office:value-type="float" office:value="2" calcext:value-type="float">
            <text:p>2</text:p>
          </table:table-cell>
          <table:table-cell office:value-type="float" office:value="144.23165812" calcext:value-type="float">
            <text:p>144.23165812</text:p>
          </table:table-cell>
          <table:table-cell office:value-type="float" office:value="4.976" calcext:value-type="float">
            <text:p>4.976</text:p>
          </table:table-cell>
          <table:table-cell office:value-type="float" office:value="0.4" calcext:value-type="float">
            <text:p>0.4</text:p>
          </table:table-cell>
          <table:table-cell table:formula="of:=[.B994]-[.B995]" office:value-type="time" office:time-value="PT00H02M12.999999658S" calcext:value-type="time">
            <text:p>02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b43c9f547912a4e830721c1ed5724c0e866d7381e8517ce3c8603861b6605f4" xlink:type="simple">1657614</text:a></text:p>
          </table:table-cell>
          <table:table-cell office:value-type="string" calcext:value-type="string">
            <text:p>2017-04-03 02:08:47</text:p>
          </table:table-cell>
          <table:table-cell office:value-type="float" office:value="3" calcext:value-type="float">
            <text:p>3</text:p>
          </table:table-cell>
          <table:table-cell office:value-type="float" office:value="838.43775921" calcext:value-type="float">
            <text:p>838.43775921</text:p>
          </table:table-cell>
          <table:table-cell office:value-type="float" office:value="4.976" calcext:value-type="float">
            <text:p>4.976</text:p>
          </table:table-cell>
          <table:table-cell office:value-type="float" office:value="136377.13" calcext:value-type="float">
            <text:p>136377.13</text:p>
          </table:table-cell>
          <table:table-cell table:formula="of:=[.B995]-[.B996]" office:value-type="time" office:time-value="PT00H02M08.99999998S" calcext:value-type="time">
            <text:p>02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b2689bbdfa8e03b24f01100ab65604535c231c3e50cc17a7c315ebf9d29ac17" xlink:type="simple">1657613</text:a></text:p>
          </table:table-cell>
          <table:table-cell office:value-type="string" calcext:value-type="string">
            <text:p>2017-04-03 02:0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96]-[.B997]" office:value-type="time" office:time-value="PT00H00M20.000000275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a7f51a1fd21a691f63969e316f4cab134429ee63ea9744545f12c8e017152f1" xlink:type="simple">1657612</text:a></text:p>
          </table:table-cell>
          <table:table-cell office:value-type="string" calcext:value-type="string">
            <text:p>2017-04-03 02:06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97]-[.B998]" office:value-type="time" office:time-value="PT00H01M24.999999753S" calcext:value-type="time">
            <text:p>01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77a35367d49a2ab5956fd4c38e35212e2fe2ea6002c3b7c6aaa1d9b12055219" xlink:type="simple">1657611</text:a></text:p>
          </table:table-cell>
          <table:table-cell office:value-type="string" calcext:value-type="string">
            <text:p>2017-04-03 02:0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42" calcext:value-type="float">
            <text:p>5.142</text:p>
          </table:table-cell>
          <table:table-cell office:value-type="float" office:value="0" calcext:value-type="float">
            <text:p>0</text:p>
          </table:table-cell>
          <table:table-cell table:formula="of:=[.B998]-[.B999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519e1ebd63e9d65628d88525021ed80d6f9e6b69a9ad1334a3a8b67e08fffb" xlink:type="simple">1657610</text:a></text:p>
          </table:table-cell>
          <table:table-cell office:value-type="string" calcext:value-type="string">
            <text:p>2017-04-03 02:04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13" calcext:value-type="float">
            <text:p>5.313</text:p>
          </table:table-cell>
          <table:table-cell office:value-type="float" office:value="0" calcext:value-type="float">
            <text:p>0</text:p>
          </table:table-cell>
          <table:table-cell table:formula="of:=[.B999]-[.B1000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76fd61375873073617e232eb4135a1f8f66e3d624cf939598126d813758140" xlink:type="simple">1657609</text:a></text:p>
          </table:table-cell>
          <table:table-cell office:value-type="string" calcext:value-type="string">
            <text:p>2017-04-03 02:04:30</text:p>
          </table:table-cell>
          <table:table-cell office:value-type="float" office:value="5" calcext:value-type="float">
            <text:p>5</text:p>
          </table:table-cell>
          <table:table-cell office:value-type="float" office:value="2754.06659702" calcext:value-type="float">
            <text:p>2754.06659702</text:p>
          </table:table-cell>
          <table:table-cell office:value-type="float" office:value="5.49" calcext:value-type="float">
            <text:p>5.49</text:p>
          </table:table-cell>
          <table:table-cell office:value-type="float" office:value="41.38" calcext:value-type="float">
            <text:p>41.38</text:p>
          </table:table-cell>
          <table:table-cell table:formula="of:=[.B1000]-[.B1001]" office:value-type="time" office:time-value="PT00H02M28.000000021S" calcext:value-type="time">
            <text:p>02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6add00736862ede824017da9f531215b9ef8e93608fa584ff337e086ff9342" xlink:type="simple">1657608</text:a></text:p>
          </table:table-cell>
          <table:table-cell office:value-type="string" calcext:value-type="string">
            <text:p>2017-04-03 02:02:02</text:p>
          </table:table-cell>
          <table:table-cell office:value-type="float" office:value="2" calcext:value-type="float">
            <text:p>2</text:p>
          </table:table-cell>
          <table:table-cell office:value-type="float" office:value="560.01" calcext:value-type="float">
            <text:p>560.01</text:p>
          </table:table-cell>
          <table:table-cell office:value-type="float" office:value="5.582" calcext:value-type="float">
            <text:p>5.582</text:p>
          </table:table-cell>
          <table:table-cell office:value-type="float" office:value="5315.21" calcext:value-type="float">
            <text:p>5315.21</text:p>
          </table:table-cell>
          <table:table-cell table:formula="of:=[.B1001]-[.B1002]" office:value-type="time" office:time-value="PT00H01M18.999999608S" calcext:value-type="time">
            <text:p>01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ed3f3ef613b5cb9685bd4f77097e5b8c4ee7341b5826cb1af88bfdc6639a066" xlink:type="simple">1657607</text:a></text:p>
          </table:table-cell>
          <table:table-cell office:value-type="string" calcext:value-type="string">
            <text:p>2017-04-03 02:00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75" calcext:value-type="float">
            <text:p>5.675</text:p>
          </table:table-cell>
          <table:table-cell office:value-type="float" office:value="0" calcext:value-type="float">
            <text:p>0</text:p>
          </table:table-cell>
          <table:table-cell table:formula="of:=[.B1002]-[.B1003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e56a733f46e02e11add1c8d4ae82cc42b687fd384ba4efcc0968073a5b2d044" xlink:type="simple">1657606</text:a></text:p>
          </table:table-cell>
          <table:table-cell office:value-type="string" calcext:value-type="string">
            <text:p>2017-04-03 02:00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64" calcext:value-type="float">
            <text:p>5.864</text:p>
          </table:table-cell>
          <table:table-cell office:value-type="float" office:value="0" calcext:value-type="float">
            <text:p>0</text:p>
          </table:table-cell>
          <table:table-cell table:formula="of:=[.B1003]-[.B1004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5090cbe13e82a4fb0a5a830d6bcf2d3583311b1c656ef91facd93a539e81ba" xlink:type="simple">1657605</text:a></text:p>
          </table:table-cell>
          <table:table-cell office:value-type="string" calcext:value-type="string">
            <text:p>2017-04-03 01:59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table:formula="of:=[.B1004]-[.B1005]" office:value-type="time" office:time-value="PT00H01M37.999999649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6524a1a2ae8c43af0c08000b568a7d693acb1c23e458026f24dc2e716f2a27" xlink:type="simple">1657604</text:a></text:p>
          </table:table-cell>
          <table:table-cell office:value-type="string" calcext:value-type="string">
            <text:p>2017-04-03 01:58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61" calcext:value-type="float">
            <text:p>6.161</text:p>
          </table:table-cell>
          <table:table-cell office:value-type="float" office:value="0" calcext:value-type="float">
            <text:p>0</text:p>
          </table:table-cell>
          <table:table-cell table:formula="of:=[.B1005]-[.B1006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f99addf9b2b09426ba9d9f2536e061af69a6be1d2059587a9c34a3541e82c6a" xlink:type="simple">1657603</text:a></text:p>
          </table:table-cell>
          <table:table-cell office:value-type="string" calcext:value-type="string">
            <text:p>2017-04-03 01:58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66" calcext:value-type="float">
            <text:p>6.366</text:p>
          </table:table-cell>
          <table:table-cell office:value-type="float" office:value="0" calcext:value-type="float">
            <text:p>0</text:p>
          </table:table-cell>
          <table:table-cell table:formula="of:=[.B1006]-[.B1007]" office:value-type="time" office:time-value="PT00H01M06.000000341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411aae6d4129a6bfb4bcbe06e2ffb366099d719e632ae644f8e1373a8717de8" xlink:type="simple">1657602</text:a></text:p>
          </table:table-cell>
          <table:table-cell office:value-type="string" calcext:value-type="string">
            <text:p>2017-04-03 01:57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78" calcext:value-type="float">
            <text:p>6.578</text:p>
          </table:table-cell>
          <table:table-cell office:value-type="float" office:value="0" calcext:value-type="float">
            <text:p>0</text:p>
          </table:table-cell>
          <table:table-cell table:formula="of:=[.B1007]-[.B1008]" office:value-type="time" office:time-value="PT00H00M13.999999501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52cd47f5eab89cbefd8d13a568010d02b8ebde7f74a424365433388d85247b" xlink:type="simple">1657601</text:a></text:p>
          </table:table-cell>
          <table:table-cell office:value-type="string" calcext:value-type="string">
            <text:p>2017-04-03 01:56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98" calcext:value-type="float">
            <text:p>6.798</text:p>
          </table:table-cell>
          <table:table-cell office:value-type="float" office:value="0" calcext:value-type="float">
            <text:p>0</text:p>
          </table:table-cell>
          <table:table-cell table:formula="of:=[.B1008]-[.B1009]" office:value-type="time" office:time-value="PT00H01M21.000000075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afebe06d6188f391196f0d6562c940b626b529204f163b1793c6f3719f026bc" xlink:type="simple">1657600</text:a></text:p>
          </table:table-cell>
          <table:table-cell office:value-type="string" calcext:value-type="string">
            <text:p>2017-04-03 01:55:28</text:p>
          </table:table-cell>
          <table:table-cell office:value-type="float" office:value="3" calcext:value-type="float">
            <text:p>3</text:p>
          </table:table-cell>
          <table:table-cell office:value-type="float" office:value="1733.05691462" calcext:value-type="float">
            <text:p>1733.05691462</text:p>
          </table:table-cell>
          <table:table-cell office:value-type="float" office:value="7.024" calcext:value-type="float">
            <text:p>7.024</text:p>
          </table:table-cell>
          <table:table-cell office:value-type="float" office:value="102208.79" calcext:value-type="float">
            <text:p>102208.79</text:p>
          </table:table-cell>
          <table:table-cell table:formula="of:=[.B1009]-[.B1010]" office:value-type="time" office:time-value="PT00H01M06.000000341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1680fa85d9c4ed1abe06c45c05460004a79400bb9e5add1aeb4b731d638ddc" xlink:type="simple">1657599</text:a></text:p>
          </table:table-cell>
          <table:table-cell office:value-type="string" calcext:value-type="string">
            <text:p>2017-04-03 01:54:22</text:p>
          </table:table-cell>
          <table:table-cell office:value-type="float" office:value="3" calcext:value-type="float">
            <text:p>3</text:p>
          </table:table-cell>
          <table:table-cell office:value-type="float" office:value="956.99217142" calcext:value-type="float">
            <text:p>956.99217142</text:p>
          </table:table-cell>
          <table:table-cell office:value-type="float" office:value="7.258" calcext:value-type="float">
            <text:p>7.258</text:p>
          </table:table-cell>
          <table:table-cell office:value-type="float" office:value="317.36" calcext:value-type="float">
            <text:p>317.36</text:p>
          </table:table-cell>
          <table:table-cell table:formula="of:=[.B1010]-[.B1011]" office:value-type="time" office:time-value="PT00H03M46.000000024S" calcext:value-type="time">
            <text:p>03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34b89ddd4cd8d659cc516ba1c216bcf5e0acc3f87ad2fd0d9972364973bd208" xlink:type="simple">1657598</text:a></text:p>
          </table:table-cell>
          <table:table-cell office:value-type="string" calcext:value-type="string">
            <text:p>2017-04-03 01:50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79" calcext:value-type="float">
            <text:p>7.379</text:p>
          </table:table-cell>
          <table:table-cell office:value-type="float" office:value="0" calcext:value-type="float">
            <text:p>0</text:p>
          </table:table-cell>
          <table:table-cell table:formula="of:=[.B1011]-[.B1012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02ba5a5d388b0d986cac29db8105d6d1159d1a865b69ea00afc176cf302096" xlink:type="simple">1657597</text:a></text:p>
          </table:table-cell>
          <table:table-cell office:value-type="string" calcext:value-type="string">
            <text:p>2017-04-03 01:50:01</text:p>
          </table:table-cell>
          <table:table-cell office:value-type="float" office:value="3" calcext:value-type="float">
            <text:p>3</text:p>
          </table:table-cell>
          <table:table-cell office:value-type="float" office:value="2648.2654885" calcext:value-type="float">
            <text:p>2648.2654885</text:p>
          </table:table-cell>
          <table:table-cell office:value-type="float" office:value="7.625" calcext:value-type="float">
            <text:p>7.625</text:p>
          </table:table-cell>
          <table:table-cell office:value-type="float" office:value="12719.54" calcext:value-type="float">
            <text:p>12719.54</text:p>
          </table:table-cell>
          <table:table-cell table:formula="of:=[.B1012]-[.B1013]" office:value-type="time" office:time-value="PT00H05M58.999999682S" calcext:value-type="time">
            <text:p>05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a9e7f4432b9fbbca945f574e7a884d4a00e9805df5b3855371a9b0cc53e127" xlink:type="simple">1657596</text:a></text:p>
          </table:table-cell>
          <table:table-cell office:value-type="string" calcext:value-type="string">
            <text:p>2017-04-03 01:44:02</text:p>
          </table:table-cell>
          <table:table-cell office:value-type="float" office:value="2" calcext:value-type="float">
            <text:p>2</text:p>
          </table:table-cell>
          <table:table-cell office:value-type="float" office:value="90.41582787" calcext:value-type="float">
            <text:p>90.41582787</text:p>
          </table:table-cell>
          <table:table-cell office:value-type="float" office:value="7.625" calcext:value-type="float">
            <text:p>7.625</text:p>
          </table:table-cell>
          <table:table-cell office:value-type="float" office:value="0.06" calcext:value-type="float">
            <text:p>0.06</text:p>
          </table:table-cell>
          <table:table-cell table:formula="of:=[.B1013]-[.B1014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5793a4afc178d1da5230d761f0127312e33d13bd7bc4b3598a8c391467e32a9" xlink:type="simple">1657595</text:a></text:p>
          </table:table-cell>
          <table:table-cell office:value-type="string" calcext:value-type="string">
            <text:p>2017-04-03 01:43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25" calcext:value-type="float">
            <text:p>7.625</text:p>
          </table:table-cell>
          <table:table-cell office:value-type="float" office:value="0" calcext:value-type="float">
            <text:p>0</text:p>
          </table:table-cell>
          <table:table-cell table:formula="of:=[.B1014]-[.B1015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d2ef7a38ea934c65df4fcda55c88cf82dfcfd187e358095aacaace5ed5a0a8" xlink:type="simple">1657594</text:a></text:p>
          </table:table-cell>
          <table:table-cell office:value-type="string" calcext:value-type="string">
            <text:p>2017-04-03 01:43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25" calcext:value-type="float">
            <text:p>7.625</text:p>
          </table:table-cell>
          <table:table-cell office:value-type="float" office:value="0" calcext:value-type="float">
            <text:p>0</text:p>
          </table:table-cell>
          <table:table-cell table:formula="of:=[.B1015]-[.B1016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882caf452f1481da3a5f87d859807c9d12d389f66789c34b87d95b65ef89878" xlink:type="simple">1657593</text:a></text:p>
          </table:table-cell>
          <table:table-cell office:value-type="string" calcext:value-type="string">
            <text:p>2017-04-03 01:42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2" calcext:value-type="float">
            <text:p>7.752</text:p>
          </table:table-cell>
          <table:table-cell office:value-type="float" office:value="0" calcext:value-type="float">
            <text:p>0</text:p>
          </table:table-cell>
          <table:table-cell table:formula="of:=[.B1016]-[.B1017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35c56e26ffba06abb4700aa3c88a83a2b50f55a49677369f09c1b0bb20410c" xlink:type="simple">1657592</text:a></text:p>
          </table:table-cell>
          <table:table-cell office:value-type="string" calcext:value-type="string">
            <text:p>2017-04-03 01:42:32</text:p>
          </table:table-cell>
          <table:table-cell office:value-type="float" office:value="2" calcext:value-type="float">
            <text:p>2</text:p>
          </table:table-cell>
          <table:table-cell office:value-type="float" office:value="91.90479227" calcext:value-type="float">
            <text:p>91.90479227</text:p>
          </table:table-cell>
          <table:table-cell office:value-type="float" office:value="7.882" calcext:value-type="float">
            <text:p>7.882</text:p>
          </table:table-cell>
          <table:table-cell office:value-type="float" office:value="0.56" calcext:value-type="float">
            <text:p>0.56</text:p>
          </table:table-cell>
          <table:table-cell table:formula="of:=[.B1017]-[.B1018]" office:value-type="time" office:time-value="PT00H02M20.999999642S" calcext:value-type="time">
            <text:p>02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6385ac9d4050008dea878d114745bc2c5b1cf8879c840b38031660394cb9d81" xlink:type="simple">1657591</text:a></text:p>
          </table:table-cell>
          <table:table-cell office:value-type="string" calcext:value-type="string">
            <text:p>2017-04-03 01:40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2" calcext:value-type="float">
            <text:p>7.882</text:p>
          </table:table-cell>
          <table:table-cell office:value-type="float" office:value="0" calcext:value-type="float">
            <text:p>0</text:p>
          </table:table-cell>
          <table:table-cell table:formula="of:=[.B1018]-[.B1019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44157c57eba95755468ffdc3537a24113e82a5d75809fe418a2d79d5d1af54a" xlink:type="simple">1657590</text:a></text:p>
          </table:table-cell>
          <table:table-cell office:value-type="string" calcext:value-type="string">
            <text:p>2017-04-03 01:39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2" calcext:value-type="float">
            <text:p>7.882</text:p>
          </table:table-cell>
          <table:table-cell office:value-type="float" office:value="0" calcext:value-type="float">
            <text:p>0</text:p>
          </table:table-cell>
          <table:table-cell table:formula="of:=[.B1019]-[.B1020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af7ce797bac068329eb5335b986f1390d2c1b2b9cb0838ff0a2cf03fafa994c" xlink:type="simple">1657589</text:a></text:p>
          </table:table-cell>
          <table:table-cell office:value-type="string" calcext:value-type="string">
            <text:p>2017-04-03 01:39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2" calcext:value-type="float">
            <text:p>7.882</text:p>
          </table:table-cell>
          <table:table-cell office:value-type="float" office:value="0" calcext:value-type="float">
            <text:p>0</text:p>
          </table:table-cell>
          <table:table-cell table:formula="of:=[.B1020]-[.B1021]" office:value-type="time" office:time-value="PT00H01M56.000000085S" calcext:value-type="time">
            <text:p>01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c7364c90539305c35b12144788b24fd67b52b264a04f7abfdd92241ad46a80e" xlink:type="simple">1657588</text:a></text:p>
          </table:table-cell>
          <table:table-cell office:value-type="string" calcext:value-type="string">
            <text:p>2017-04-03 01:37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2" calcext:value-type="float">
            <text:p>7.882</text:p>
          </table:table-cell>
          <table:table-cell office:value-type="float" office:value="0" calcext:value-type="float">
            <text:p>0</text:p>
          </table:table-cell>
          <table:table-cell table:formula="of:=[.B1021]-[.B1022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8eb7b13e6a313bf5bd4544e3992f73c99b1e823db09c5f89de9215d80b85e5" xlink:type="simple">1657587</text:a></text:p>
          </table:table-cell>
          <table:table-cell office:value-type="string" calcext:value-type="string">
            <text:p>2017-04-03 01:36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 table:formula="of:=[.B1022]-[.B1023]" office:value-type="time" office:time-value="PT00H01M30.999999898S" calcext:value-type="time">
            <text:p>01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13faf870c59bb8aea5125f49620397df923a17f1e052ae820641b4ad0b7bb1" xlink:type="simple">1657586</text:a></text:p>
          </table:table-cell>
          <table:table-cell office:value-type="string" calcext:value-type="string">
            <text:p>2017-04-03 01:35:09</text:p>
          </table:table-cell>
          <table:table-cell office:value-type="float" office:value="4" calcext:value-type="float">
            <text:p>4</text:p>
          </table:table-cell>
          <table:table-cell office:value-type="float" office:value="399.6342451" calcext:value-type="float">
            <text:p>399.6342451</text:p>
          </table:table-cell>
          <table:table-cell office:value-type="float" office:value="7.621" calcext:value-type="float">
            <text:p>7.621</text:p>
          </table:table-cell>
          <table:table-cell office:value-type="float" office:value="90.39" calcext:value-type="float">
            <text:p>90.39</text:p>
          </table:table-cell>
          <table:table-cell table:formula="of:=[.B1023]-[.B1024]" office:value-type="time" office:time-value="PT00H00M27.99999963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932f0111c8e96409775faacee862a2f103c3b7035f722e5cc970224e2b6aa5" xlink:type="simple">1657585</text:a></text:p>
          </table:table-cell>
          <table:table-cell office:value-type="string" calcext:value-type="string">
            <text:p>2017-04-03 01:34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94" calcext:value-type="float">
            <text:p>7.494</text:p>
          </table:table-cell>
          <table:table-cell office:value-type="float" office:value="0" calcext:value-type="float">
            <text:p>0</text:p>
          </table:table-cell>
          <table:table-cell table:formula="of:=[.B1024]-[.B1025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4354d8afe5d5ab43186b1ad210ac48727d58e0140fc764c730f5ead956e20e2" xlink:type="simple">1657584</text:a></text:p>
          </table:table-cell>
          <table:table-cell office:value-type="string" calcext:value-type="string">
            <text:p>2017-04-03 01:34:16</text:p>
          </table:table-cell>
          <table:table-cell office:value-type="float" office:value="3" calcext:value-type="float">
            <text:p>3</text:p>
          </table:table-cell>
          <table:table-cell office:value-type="float" office:value="220.25019083" calcext:value-type="float">
            <text:p>220.25019083</text:p>
          </table:table-cell>
          <table:table-cell office:value-type="float" office:value="7.369" calcext:value-type="float">
            <text:p>7.369</text:p>
          </table:table-cell>
          <table:table-cell office:value-type="float" office:value="1241.57" calcext:value-type="float">
            <text:p>1241.57</text:p>
          </table:table-cell>
          <table:table-cell table:formula="of:=[.B1025]-[.B1026]" office:value-type="time" office:time-value="PT00H01M41.00000035S" calcext:value-type="time">
            <text:p>01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2bc70ee008cff13042d2518703eb4816765d5ac1c9eb76a8349d673a00af6f" xlink:type="simple">1657583</text:a></text:p>
          </table:table-cell>
          <table:table-cell office:value-type="string" calcext:value-type="string">
            <text:p>2017-04-03 01:32:35</text:p>
          </table:table-cell>
          <table:table-cell office:value-type="float" office:value="6" calcext:value-type="float">
            <text:p>6</text:p>
          </table:table-cell>
          <table:table-cell office:value-type="float" office:value="585.88260349" calcext:value-type="float">
            <text:p>585.88260349</text:p>
          </table:table-cell>
          <table:table-cell office:value-type="float" office:value="7.246" calcext:value-type="float">
            <text:p>7.246</text:p>
          </table:table-cell>
          <table:table-cell office:value-type="float" office:value="2775.03" calcext:value-type="float">
            <text:p>2775.03</text:p>
          </table:table-cell>
          <table:table-cell table:formula="of:=[.B1026]-[.B1027]" office:value-type="time" office:time-value="PT00H03M49.999999702S" calcext:value-type="time">
            <text:p>03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d693b62d407d59ad6f88b3245d412501bcd2c04e7d097307cad90290badc353" xlink:type="simple">1657582</text:a></text:p>
          </table:table-cell>
          <table:table-cell office:value-type="string" calcext:value-type="string">
            <text:p>2017-04-03 01:28:45</text:p>
          </table:table-cell>
          <table:table-cell office:value-type="float" office:value="2" calcext:value-type="float">
            <text:p>2</text:p>
          </table:table-cell>
          <table:table-cell office:value-type="float" office:value="207.14944193" calcext:value-type="float">
            <text:p>207.14944193</text:p>
          </table:table-cell>
          <table:table-cell office:value-type="float" office:value="7.005" calcext:value-type="float">
            <text:p>7.005</text:p>
          </table:table-cell>
          <table:table-cell office:value-type="float" office:value="2829.87" calcext:value-type="float">
            <text:p>2829.87</text:p>
          </table:table-cell>
          <table:table-cell table:formula="of:=[.B1027]-[.B1028]" office:value-type="time" office:time-value="PT00H01M19.999999842S" calcext:value-type="time">
            <text:p>01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269af40b00bac37cf865246d07697755d338c5b5fab381db070c037b8cdca8" xlink:type="simple">1657581</text:a></text:p>
          </table:table-cell>
          <table:table-cell office:value-type="string" calcext:value-type="string">
            <text:p>2017-04-03 01:27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71" calcext:value-type="float">
            <text:p>6.771</text:p>
          </table:table-cell>
          <table:table-cell office:value-type="float" office:value="0" calcext:value-type="float">
            <text:p>0</text:p>
          </table:table-cell>
          <table:table-cell table:formula="of:=[.B1028]-[.B1029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2cee138d392630efbe5aa892272e40f5e682e589be6ce69fa2ab415709bd64" xlink:type="simple">1657580</text:a></text:p>
          </table:table-cell>
          <table:table-cell office:value-type="string" calcext:value-type="string">
            <text:p>2017-04-03 01:27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5" calcext:value-type="float">
            <text:p>6.545</text:p>
          </table:table-cell>
          <table:table-cell office:value-type="float" office:value="0" calcext:value-type="float">
            <text:p>0</text:p>
          </table:table-cell>
          <table:table-cell table:formula="of:=[.B1029]-[.B1030]" office:value-type="time" office:time-value="PT00H00M26.00000042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ba7cd1d4f949a47e545ad37d250d32543bd20d890b3197eefe66ac2513c667f" xlink:type="simple">1657579</text:a></text:p>
          </table:table-cell>
          <table:table-cell office:value-type="string" calcext:value-type="string">
            <text:p>2017-04-03 01:26:43</text:p>
          </table:table-cell>
          <table:table-cell office:value-type="float" office:value="5" calcext:value-type="float">
            <text:p>5</text:p>
          </table:table-cell>
          <table:table-cell office:value-type="float" office:value="900.28349548" calcext:value-type="float">
            <text:p>900.28349548</text:p>
          </table:table-cell>
          <table:table-cell office:value-type="float" office:value="6.436" calcext:value-type="float">
            <text:p>6.436</text:p>
          </table:table-cell>
          <table:table-cell office:value-type="float" office:value="11059.7" calcext:value-type="float">
            <text:p>11059.7</text:p>
          </table:table-cell>
          <table:table-cell table:formula="of:=[.B1030]-[.B1031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01e7936ae29ea397b31a397f4dec412e6514cf46d5e7966a11d4f2cbd0caee6" xlink:type="simple">1657578</text:a></text:p>
          </table:table-cell>
          <table:table-cell office:value-type="string" calcext:value-type="string">
            <text:p>2017-04-03 01:25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36" calcext:value-type="float">
            <text:p>6.436</text:p>
          </table:table-cell>
          <table:table-cell office:value-type="float" office:value="0" calcext:value-type="float">
            <text:p>0</text:p>
          </table:table-cell>
          <table:table-cell table:formula="of:=[.B1031]-[.B1032]" office:value-type="time" office:time-value="PT00H00M10.999999428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ab698d695bd6e7ebc9a9207564b23724cfd7efdba5ed14d22c4c07abc22300f" xlink:type="simple">1657577</text:a></text:p>
          </table:table-cell>
          <table:table-cell office:value-type="string" calcext:value-type="string">
            <text:p>2017-04-03 01:25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36" calcext:value-type="float">
            <text:p>6.436</text:p>
          </table:table-cell>
          <table:table-cell office:value-type="float" office:value="0" calcext:value-type="float">
            <text:p>0</text:p>
          </table:table-cell>
          <table:table-cell table:formula="of:=[.B1032]-[.B1033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c83dc2def76749228d9dedb9661e82157dab5c1467d54455bc8b3bda2a7ee6b" xlink:type="simple">1657576</text:a></text:p>
          </table:table-cell>
          <table:table-cell office:value-type="string" calcext:value-type="string">
            <text:p>2017-04-03 01:24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36" calcext:value-type="float">
            <text:p>6.436</text:p>
          </table:table-cell>
          <table:table-cell office:value-type="float" office:value="0" calcext:value-type="float">
            <text:p>0</text:p>
          </table:table-cell>
          <table:table-cell table:formula="of:=[.B1033]-[.B1034]" office:value-type="time" office:time-value="PT00H00M27.99999963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e70bd709349c827af34a5411559a57ba4ddff8e2c1a68fb5bc22d301a99d3d" xlink:type="simple">1657575</text:a></text:p>
          </table:table-cell>
          <table:table-cell office:value-type="string" calcext:value-type="string">
            <text:p>2017-04-03 01:24:22</text:p>
          </table:table-cell>
          <table:table-cell office:value-type="float" office:value="4" calcext:value-type="float">
            <text:p>4</text:p>
          </table:table-cell>
          <table:table-cell office:value-type="float" office:value="740.21062676" calcext:value-type="float">
            <text:p>740.21062676</text:p>
          </table:table-cell>
          <table:table-cell office:value-type="float" office:value="6.544" calcext:value-type="float">
            <text:p>6.544</text:p>
          </table:table-cell>
          <table:table-cell office:value-type="float" office:value="2400.65" calcext:value-type="float">
            <text:p>2400.65</text:p>
          </table:table-cell>
          <table:table-cell table:formula="of:=[.B1034]-[.B1035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a843b10fcd05732d5af53d46daf0e36170f2e91ae49631706d8e5e1a5dba3e" xlink:type="simple">1657574</text:a></text:p>
          </table:table-cell>
          <table:table-cell office:value-type="string" calcext:value-type="string">
            <text:p>2017-04-03 01:24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53" calcext:value-type="float">
            <text:p>6.653</text:p>
          </table:table-cell>
          <table:table-cell office:value-type="float" office:value="0" calcext:value-type="float">
            <text:p>0</text:p>
          </table:table-cell>
          <table:table-cell table:formula="of:=[.B1035]-[.B1036]" office:value-type="time" office:time-value="PT00H01M05.999999712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7ac4975a0d8eaf00e365af678fb696169f0812585d38b03d090466fc8b83d02" xlink:type="simple">1657573</text:a></text:p>
          </table:table-cell>
          <table:table-cell office:value-type="string" calcext:value-type="string">
            <text:p>2017-04-03 01:22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64" calcext:value-type="float">
            <text:p>6.764</text:p>
          </table:table-cell>
          <table:table-cell office:value-type="float" office:value="0" calcext:value-type="float">
            <text:p>0</text:p>
          </table:table-cell>
          <table:table-cell table:formula="of:=[.B1036]-[.B1037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89fd62d1e2439ec52b10b6b441394e60e6c56e9b062bafb54062e81af0ef0c" xlink:type="simple">1657572</text:a></text:p>
          </table:table-cell>
          <table:table-cell office:value-type="string" calcext:value-type="string">
            <text:p>2017-04-03 01:22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76" calcext:value-type="float">
            <text:p>6.876</text:p>
          </table:table-cell>
          <table:table-cell office:value-type="float" office:value="0" calcext:value-type="float">
            <text:p>0</text:p>
          </table:table-cell>
          <table:table-cell table:formula="of:=[.B1037]-[.B1038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180544cd8bacb84a25a20b608914d0de183438f8fc947e1c1a718f43b9b6b32" xlink:type="simple">1657571</text:a></text:p>
          </table:table-cell>
          <table:table-cell office:value-type="string" calcext:value-type="string">
            <text:p>2017-04-03 01:22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91" calcext:value-type="float">
            <text:p>6.991</text:p>
          </table:table-cell>
          <table:table-cell office:value-type="float" office:value="0" calcext:value-type="float">
            <text:p>0</text:p>
          </table:table-cell>
          <table:table-cell table:formula="of:=[.B1038]-[.B1039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d0009beb4bffc502f6cf4c9e20f8b66e39d7e5fdbf125b228ad0845cf80f149" xlink:type="simple">1657570</text:a></text:p>
          </table:table-cell>
          <table:table-cell office:value-type="string" calcext:value-type="string">
            <text:p>2017-04-03 01:22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7" calcext:value-type="float">
            <text:p>7.107</text:p>
          </table:table-cell>
          <table:table-cell office:value-type="float" office:value="0" calcext:value-type="float">
            <text:p>0</text:p>
          </table:table-cell>
          <table:table-cell table:formula="of:=[.B1039]-[.B1040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178ea7d20493d43a18e54640f17ec53420c8853a9aca0335faa4a01adde728" xlink:type="simple">1657569</text:a></text:p>
          </table:table-cell>
          <table:table-cell office:value-type="string" calcext:value-type="string">
            <text:p>2017-04-03 01:21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6" calcext:value-type="float">
            <text:p>7.226</text:p>
          </table:table-cell>
          <table:table-cell office:value-type="float" office:value="0" calcext:value-type="float">
            <text:p>0</text:p>
          </table:table-cell>
          <table:table-cell table:formula="of:=[.B1040]-[.B1041]" office:value-type="time" office:time-value="PT00H02M20.000000037S" calcext:value-type="time">
            <text:p>02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0fac77c71ce65cb0fc766384b72f9abe256c34c4664f7d65f61692a4ac95eb" xlink:type="simple">1657568</text:a></text:p>
          </table:table-cell>
          <table:table-cell office:value-type="string" calcext:value-type="string">
            <text:p>2017-04-03 01:19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6" calcext:value-type="float">
            <text:p>7.346</text:p>
          </table:table-cell>
          <table:table-cell office:value-type="float" office:value="0" calcext:value-type="float">
            <text:p>0</text:p>
          </table:table-cell>
          <table:table-cell table:formula="of:=[.B1041]-[.B1042]" office:value-type="time" office:time-value="PT00H01M21.000000075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683219a0fc7cde87696db7e5a6315c76db43652c7a0cdea74b44643e11782e6" xlink:type="simple">1657567</text:a></text:p>
          </table:table-cell>
          <table:table-cell office:value-type="string" calcext:value-type="string">
            <text:p>2017-04-03 01:18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6" calcext:value-type="float">
            <text:p>7.346</text:p>
          </table:table-cell>
          <table:table-cell office:value-type="float" office:value="0" calcext:value-type="float">
            <text:p>0</text:p>
          </table:table-cell>
          <table:table-cell table:formula="of:=[.B1042]-[.B1043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b10a2a6b2ad2d0b446f24b1fc2c4220fe16bff0b790f03590f1eff0ca6c66e" xlink:type="simple">1657566</text:a></text:p>
          </table:table-cell>
          <table:table-cell office:value-type="string" calcext:value-type="string">
            <text:p>2017-04-03 01:18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6" calcext:value-type="float">
            <text:p>7.346</text:p>
          </table:table-cell>
          <table:table-cell office:value-type="float" office:value="0" calcext:value-type="float">
            <text:p>0</text:p>
          </table:table-cell>
          <table:table-cell table:formula="of:=[.B1043]-[.B1044]" office:value-type="time" office:time-value="PT00H01M24.999999753S" calcext:value-type="time">
            <text:p>01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41b400b953f5d8e4a0ae1ba605b6f34a8f7fb6a05e163041ac1f5165d26fea" xlink:type="simple">1657565</text:a></text:p>
          </table:table-cell>
          <table:table-cell office:value-type="string" calcext:value-type="string">
            <text:p>2017-04-03 01:16:39</text:p>
          </table:table-cell>
          <table:table-cell office:value-type="float" office:value="5" calcext:value-type="float">
            <text:p>5</text:p>
          </table:table-cell>
          <table:table-cell office:value-type="float" office:value="584.80210457" calcext:value-type="float">
            <text:p>584.80210457</text:p>
          </table:table-cell>
          <table:table-cell office:value-type="float" office:value="7.346" calcext:value-type="float">
            <text:p>7.346</text:p>
          </table:table-cell>
          <table:table-cell office:value-type="float" office:value="66.87" calcext:value-type="float">
            <text:p>66.87</text:p>
          </table:table-cell>
          <table:table-cell table:formula="of:=[.B1044]-[.B1045]" office:value-type="time" office:time-value="PT00H02M40.999999917S" calcext:value-type="time">
            <text:p>02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cd25893b9da0effb704f1173d144267559640182d502e5e2f06e8c6e4db2df" xlink:type="simple">1657564</text:a></text:p>
          </table:table-cell>
          <table:table-cell office:value-type="string" calcext:value-type="string">
            <text:p>2017-04-03 01:13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4" calcext:value-type="float">
            <text:p>7.224</text:p>
          </table:table-cell>
          <table:table-cell office:value-type="float" office:value="0" calcext:value-type="float">
            <text:p>0</text:p>
          </table:table-cell>
          <table:table-cell table:formula="of:=[.B1045]-[.B1046]" office:value-type="time" office:time-value="PT00H03M46.000000024S" calcext:value-type="time">
            <text:p>03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7b49def87f040162c797c2f7875bcbd62820867f4ad590e98e5fa55ad952907" xlink:type="simple">1657563</text:a></text:p>
          </table:table-cell>
          <table:table-cell office:value-type="string" calcext:value-type="string">
            <text:p>2017-04-03 01:10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83" calcext:value-type="float">
            <text:p>6.983</text:p>
          </table:table-cell>
          <table:table-cell office:value-type="float" office:value="0" calcext:value-type="float">
            <text:p>0</text:p>
          </table:table-cell>
          <table:table-cell table:formula="of:=[.B1046]-[.B1047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965b6386f6713f19d0ed83beaee376ef3be37f20af35b2aceaeb740cd9758a" xlink:type="simple">1657562</text:a></text:p>
          </table:table-cell>
          <table:table-cell office:value-type="string" calcext:value-type="string">
            <text:p>2017-04-03 01:09:48</text:p>
          </table:table-cell>
          <table:table-cell office:value-type="float" office:value="3" calcext:value-type="float">
            <text:p>3</text:p>
          </table:table-cell>
          <table:table-cell office:value-type="float" office:value="830.64631665" calcext:value-type="float">
            <text:p>830.64631665</text:p>
          </table:table-cell>
          <table:table-cell office:value-type="float" office:value="6.75" calcext:value-type="float">
            <text:p>6.75</text:p>
          </table:table-cell>
          <table:table-cell office:value-type="float" office:value="63543.88" calcext:value-type="float">
            <text:p>63543.88</text:p>
          </table:table-cell>
          <table:table-cell table:formula="of:=[.B1047]-[.B1048]" office:value-type="time" office:time-value="PT00H01M47.000000495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a4830c0bffa0c7ee0fc23bf75367dd03225c9ec111464129105d7c159f6239" xlink:type="simple">1657561</text:a></text:p>
          </table:table-cell>
          <table:table-cell office:value-type="string" calcext:value-type="string">
            <text:p>2017-04-03 01:08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25" calcext:value-type="float">
            <text:p>6.525</text:p>
          </table:table-cell>
          <table:table-cell office:value-type="float" office:value="0" calcext:value-type="float">
            <text:p>0</text:p>
          </table:table-cell>
          <table:table-cell table:formula="of:=[.B1048]-[.B1049]" office:value-type="time" office:time-value="PT00H01M51.999999778S" calcext:value-type="time">
            <text:p>01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71347f2d2808a7e29d4455f578bfb7c380a8da165040eb5108b0cc3a8407db1" xlink:type="simple">1657560</text:a></text:p>
          </table:table-cell>
          <table:table-cell office:value-type="string" calcext:value-type="string">
            <text:p>2017-04-03 01:06:09</text:p>
          </table:table-cell>
          <table:table-cell office:value-type="float" office:value="5" calcext:value-type="float">
            <text:p>5</text:p>
          </table:table-cell>
          <table:table-cell office:value-type="float" office:value="663.35186586" calcext:value-type="float">
            <text:p>663.35186586</text:p>
          </table:table-cell>
          <table:table-cell office:value-type="float" office:value="6.199" calcext:value-type="float">
            <text:p>6.199</text:p>
          </table:table-cell>
          <table:table-cell office:value-type="float" office:value="107.76" calcext:value-type="float">
            <text:p>107.76</text:p>
          </table:table-cell>
          <table:table-cell table:formula="of:=[.B1049]-[.B1050]" office:value-type="time" office:time-value="PT00H01M37.000000044S" calcext:value-type="time">
            <text:p>01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52dc5c25bb78fb2959725e3a4d8d4079db5febc6842d0414a5922eceadddbc" xlink:type="simple">1657559</text:a></text:p>
          </table:table-cell>
          <table:table-cell office:value-type="string" calcext:value-type="string">
            <text:p>2017-04-03 01:04:32</text:p>
          </table:table-cell>
          <table:table-cell office:value-type="float" office:value="2" calcext:value-type="float">
            <text:p>2</text:p>
          </table:table-cell>
          <table:table-cell office:value-type="float" office:value="795.16180509" calcext:value-type="float">
            <text:p>795.16180509</text:p>
          </table:table-cell>
          <table:table-cell office:value-type="float" office:value="5.889" calcext:value-type="float">
            <text:p>5.889</text:p>
          </table:table-cell>
          <table:table-cell office:value-type="float" office:value="59.17" calcext:value-type="float">
            <text:p>59.17</text:p>
          </table:table-cell>
          <table:table-cell table:formula="of:=[.B1050]-[.B1051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1812294530adfb63ff25667ba1006b4164a74b6f23a8baf4e3378252089125" xlink:type="simple">1657558</text:a></text:p>
          </table:table-cell>
          <table:table-cell office:value-type="string" calcext:value-type="string">
            <text:p>2017-04-03 01:03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96" calcext:value-type="float">
            <text:p>5.496</text:p>
          </table:table-cell>
          <table:table-cell office:value-type="float" office:value="0" calcext:value-type="float">
            <text:p>0</text:p>
          </table:table-cell>
          <table:table-cell table:formula="of:=[.B1051]-[.B1052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7fc001dc5d1900c688fb4b72ffa153f593489b2a2b2ce000de3887fc74f1a1" xlink:type="simple">1657557</text:a></text:p>
          </table:table-cell>
          <table:table-cell office:value-type="string" calcext:value-type="string">
            <text:p>2017-04-03 01:03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table:formula="of:=[.B1052]-[.B1053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6c23aa706c4e7e903f34946cc077460dfae14a22a0ea6c4652958d1442d24e" xlink:type="simple">1657556</text:a></text:p>
          </table:table-cell>
          <table:table-cell office:value-type="string" calcext:value-type="string">
            <text:p>2017-04-03 01:03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73" calcext:value-type="float">
            <text:p>4.873</text:p>
          </table:table-cell>
          <table:table-cell office:value-type="float" office:value="0" calcext:value-type="float">
            <text:p>0</text:p>
          </table:table-cell>
          <table:table-cell table:formula="of:=[.B1053]-[.B1054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7bebd85a500a36c0736fc2e43d65b71fb8a359018a26664602d5b518efe17c" xlink:type="simple">1657555</text:a></text:p>
          </table:table-cell>
          <table:table-cell office:value-type="string" calcext:value-type="string">
            <text:p>2017-04-03 01:02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table:formula="of:=[.B1054]-[.B1055]" office:value-type="time" office:time-value="PT00H00M40.999999526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7d0e34d6bf2a45f9f9dcd1aa69f6a67103a40b3c7b536ed47d5a43d6a4c12e0" xlink:type="simple">1657554</text:a></text:p>
          </table:table-cell>
          <table:table-cell office:value-type="string" calcext:value-type="string">
            <text:p>2017-04-03 01:02:03</text:p>
          </table:table-cell>
          <table:table-cell office:value-type="float" office:value="2" calcext:value-type="float">
            <text:p>2</text:p>
          </table:table-cell>
          <table:table-cell office:value-type="float" office:value="141.20608603" calcext:value-type="float">
            <text:p>141.20608603</text:p>
          </table:table-cell>
          <table:table-cell office:value-type="float" office:value="4.398" calcext:value-type="float">
            <text:p>4.398</text:p>
          </table:table-cell>
          <table:table-cell office:value-type="float" office:value="1.01" calcext:value-type="float">
            <text:p>1.01</text:p>
          </table:table-cell>
          <table:table-cell table:formula="of:=[.B1055]-[.B1056]" office:value-type="time" office:time-value="PT00H00M45.000000461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c22ccbae8f6a722b47efad78606c1bff10403f23ba616b36ac02b113bca7ce3" xlink:type="simple">1657553</text:a></text:p>
          </table:table-cell>
          <table:table-cell office:value-type="string" calcext:value-type="string">
            <text:p>2017-04-03 01:01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78" calcext:value-type="float">
            <text:p>4.178</text:p>
          </table:table-cell>
          <table:table-cell office:value-type="float" office:value="0" calcext:value-type="float">
            <text:p>0</text:p>
          </table:table-cell>
          <table:table-cell table:formula="of:=[.B1056]-[.B1057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6ab47ee671fbb919b12849fbd9fe81c61b35573b30689da788e247097431f8" xlink:type="simple">1657552</text:a></text:p>
          </table:table-cell>
          <table:table-cell office:value-type="string" calcext:value-type="string">
            <text:p>2017-04-03 01:01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69" calcext:value-type="float">
            <text:p>3.969</text:p>
          </table:table-cell>
          <table:table-cell office:value-type="float" office:value="0" calcext:value-type="float">
            <text:p>0</text:p>
          </table:table-cell>
          <table:table-cell table:formula="of:=[.B1057]-[.B1058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46838578b985bcdcf76f36ef1ffc061f802b81107267c75d2e66a173344c51e" xlink:type="simple">1657551</text:a></text:p>
          </table:table-cell>
          <table:table-cell office:value-type="string" calcext:value-type="string">
            <text:p>2017-04-03 01:01:01</text:p>
          </table:table-cell>
          <table:table-cell office:value-type="float" office:value="2" calcext:value-type="float">
            <text:p>2</text:p>
          </table:table-cell>
          <table:table-cell office:value-type="float" office:value="1120.07" calcext:value-type="float">
            <text:p>1120.07</text:p>
          </table:table-cell>
          <table:table-cell office:value-type="float" office:value="3.771" calcext:value-type="float">
            <text:p>3.771</text:p>
          </table:table-cell>
          <table:table-cell office:value-type="float" office:value="139.34" calcext:value-type="float">
            <text:p>139.34</text:p>
          </table:table-cell>
          <table:table-cell table:formula="of:=[.B1058]-[.B1059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d6f916ca5042588c110a36df2989d304a5f54f68e9d8256e344f9b1bc30fbf5" xlink:type="simple">1657550</text:a></text:p>
          </table:table-cell>
          <table:table-cell office:value-type="string" calcext:value-type="string">
            <text:p>2017-04-03 00:59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582" calcext:value-type="float">
            <text:p>3.582</text:p>
          </table:table-cell>
          <table:table-cell office:value-type="float" office:value="0" calcext:value-type="float">
            <text:p>0</text:p>
          </table:table-cell>
          <table:table-cell table:formula="of:=[.B1059]-[.B1060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65350377a3364048cb05cb4b5953980b4bef834bb059f2e45694897d23bd89" xlink:type="simple">1657549</text:a></text:p>
          </table:table-cell>
          <table:table-cell office:value-type="string" calcext:value-type="string">
            <text:p>2017-04-03 00:59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463" calcext:value-type="float">
            <text:p>3.463</text:p>
          </table:table-cell>
          <table:table-cell office:value-type="float" office:value="0" calcext:value-type="float">
            <text:p>0</text:p>
          </table:table-cell>
          <table:table-cell table:formula="of:=[.B1060]-[.B1061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00823fd8eb78b0180e3155b11930336d3fb5b6ce86aba585132f0b49def20e0" xlink:type="simple">1657548</text:a></text:p>
          </table:table-cell>
          <table:table-cell office:value-type="string" calcext:value-type="string">
            <text:p>2017-04-03 00:59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405" calcext:value-type="float">
            <text:p>3.405</text:p>
          </table:table-cell>
          <table:table-cell office:value-type="float" office:value="0" calcext:value-type="float">
            <text:p>0</text:p>
          </table:table-cell>
          <table:table-cell table:formula="of:=[.B1061]-[.B1062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db0f9f70c0fb2a3bdbcf6facbb8343a98c478aa1eb84013c1c10c3205dc8563" xlink:type="simple">1657547</text:a></text:p>
          </table:table-cell>
          <table:table-cell office:value-type="string" calcext:value-type="string">
            <text:p>2017-04-03 00:58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92" calcext:value-type="float">
            <text:p>3.292</text:p>
          </table:table-cell>
          <table:table-cell office:value-type="float" office:value="0" calcext:value-type="float">
            <text:p>0</text:p>
          </table:table-cell>
          <table:table-cell table:formula="of:=[.B1062]-[.B1063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71133d38a93faa612463a1a70e94068dce6dccc478759151911d5d0cfcf12bb" xlink:type="simple">1657546</text:a></text:p>
          </table:table-cell>
          <table:table-cell office:value-type="string" calcext:value-type="string">
            <text:p>2017-04-03 00:58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37" calcext:value-type="float">
            <text:p>3.237</text:p>
          </table:table-cell>
          <table:table-cell office:value-type="float" office:value="0" calcext:value-type="float">
            <text:p>0</text:p>
          </table:table-cell>
          <table:table-cell table:formula="of:=[.B1063]-[.B1064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14e1ce21ff2448b4af7dd5d323b6c0455f8dc00605d1cbe1c597437769541f" xlink:type="simple">1657545</text:a></text:p>
          </table:table-cell>
          <table:table-cell office:value-type="string" calcext:value-type="string">
            <text:p>2017-04-03 00:58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183" calcext:value-type="float">
            <text:p>3.183</text:p>
          </table:table-cell>
          <table:table-cell office:value-type="float" office:value="0" calcext:value-type="float">
            <text:p>0</text:p>
          </table:table-cell>
          <table:table-cell table:formula="of:=[.B1064]-[.B1065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ffeaf2841444fcad85a41558c24f9298d83e105d99d4daac186fd7296edc4e" xlink:type="simple">1657544</text:a></text:p>
          </table:table-cell>
          <table:table-cell office:value-type="string" calcext:value-type="string">
            <text:p>2017-04-03 00:58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183" calcext:value-type="float">
            <text:p>3.183</text:p>
          </table:table-cell>
          <table:table-cell office:value-type="float" office:value="0" calcext:value-type="float">
            <text:p>0</text:p>
          </table:table-cell>
          <table:table-cell table:formula="of:=[.B1065]-[.B1066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922b209bd8e1b5d2d3a9715d875fe5ab87820340d4f16561e7de8707ab6a0c9" xlink:type="simple">1657543</text:a></text:p>
          </table:table-cell>
          <table:table-cell office:value-type="string" calcext:value-type="string">
            <text:p>2017-04-03 00:58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36" calcext:value-type="float">
            <text:p>3.236</text:p>
          </table:table-cell>
          <table:table-cell office:value-type="float" office:value="0" calcext:value-type="float">
            <text:p>0</text:p>
          </table:table-cell>
          <table:table-cell table:formula="of:=[.B1066]-[.B1067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acb6ed4c369719dc3b0d4b7807f0c46ece914af6433e570fedf137b14c4f3c9" xlink:type="simple">1657542</text:a></text:p>
          </table:table-cell>
          <table:table-cell office:value-type="string" calcext:value-type="string">
            <text:p>2017-04-03 00:57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344" calcext:value-type="float">
            <text:p>3.344</text:p>
          </table:table-cell>
          <table:table-cell office:value-type="float" office:value="0" calcext:value-type="float">
            <text:p>0</text:p>
          </table:table-cell>
          <table:table-cell table:formula="of:=[.B1067]-[.B1068]" office:value-type="time" office:time-value="PT00H00M18.000000436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c0462c10d4bd98a679fd04c8396fd05ff3b44fda6670b6e63beb36bd8ca8dfb" xlink:type="simple">1657541</text:a></text:p>
          </table:table-cell>
          <table:table-cell office:value-type="string" calcext:value-type="string">
            <text:p>2017-04-03 00:57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455" calcext:value-type="float">
            <text:p>3.455</text:p>
          </table:table-cell>
          <table:table-cell office:value-type="float" office:value="0" calcext:value-type="float">
            <text:p>0</text:p>
          </table:table-cell>
          <table:table-cell table:formula="of:=[.B1068]-[.B1069]" office:value-type="time" office:time-value="PT00H01M02.000000034S" calcext:value-type="time">
            <text:p>01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c6663f93ab49b868d45aac1d2358a887600fa9256bd70544897718d644827b8" xlink:type="simple">1657540</text:a></text:p>
          </table:table-cell>
          <table:table-cell office:value-type="string" calcext:value-type="string">
            <text:p>2017-04-03 00:5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628" calcext:value-type="float">
            <text:p>3.628</text:p>
          </table:table-cell>
          <table:table-cell office:value-type="float" office:value="0" calcext:value-type="float">
            <text:p>0</text:p>
          </table:table-cell>
          <table:table-cell table:formula="of:=[.B1069]-[.B1070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397b1f79e9521214416a4ec3748e333cc0d81074b19bc3e4c8a0070d9f8c65" xlink:type="simple">1657539</text:a></text:p>
          </table:table-cell>
          <table:table-cell office:value-type="string" calcext:value-type="string">
            <text:p>2017-04-03 00:55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809" calcext:value-type="float">
            <text:p>3.809</text:p>
          </table:table-cell>
          <table:table-cell office:value-type="float" office:value="0" calcext:value-type="float">
            <text:p>0</text:p>
          </table:table-cell>
          <table:table-cell table:formula="of:=[.B1070]-[.B1071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31b46f169fd2760b455e5421e95cff9c3fb8d86065691ac795bcd17412a05cf" xlink:type="simple">1657538</text:a></text:p>
          </table:table-cell>
          <table:table-cell office:value-type="string" calcext:value-type="string">
            <text:p>2017-04-03 00:55:24</text:p>
          </table:table-cell>
          <table:table-cell office:value-type="float" office:value="3" calcext:value-type="float">
            <text:p>3</text:p>
          </table:table-cell>
          <table:table-cell office:value-type="float" office:value="736.1230251" calcext:value-type="float">
            <text:p>736.1230251</text:p>
          </table:table-cell>
          <table:table-cell office:value-type="float" office:value="4" calcext:value-type="float">
            <text:p>4</text:p>
          </table:table-cell>
          <table:table-cell office:value-type="float" office:value="3239.57" calcext:value-type="float">
            <text:p>3239.57</text:p>
          </table:table-cell>
          <table:table-cell table:formula="of:=[.B1071]-[.B1072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73c8705522cb4144fb91eb2e17763cb7da17266f635dc43b0e1ac5e1584384" xlink:type="simple">1657537</text:a></text:p>
          </table:table-cell>
          <table:table-cell office:value-type="string" calcext:value-type="string">
            <text:p>2017-04-03 00:54:47</text:p>
          </table:table-cell>
          <table:table-cell office:value-type="float" office:value="2" calcext:value-type="float">
            <text:p>2</text:p>
          </table:table-cell>
          <table:table-cell office:value-type="float" office:value="107.48443526" calcext:value-type="float">
            <text:p>107.48443526</text:p>
          </table:table-cell>
          <table:table-cell office:value-type="float" office:value="4.267" calcext:value-type="float">
            <text:p>4.267</text:p>
          </table:table-cell>
          <table:table-cell office:value-type="float" office:value="0.26" calcext:value-type="float">
            <text:p>0.26</text:p>
          </table:table-cell>
          <table:table-cell table:formula="of:=[.B1072]-[.B1073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7fa4a7412a05b90be51d60bbf7df0d01b90ef76eadd6159f2fc7cc5e6b5c775" xlink:type="simple">1657536</text:a></text:p>
          </table:table-cell>
          <table:table-cell office:value-type="string" calcext:value-type="string">
            <text:p>2017-04-03 00:53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51" calcext:value-type="float">
            <text:p>4.551</text:p>
          </table:table-cell>
          <table:table-cell office:value-type="float" office:value="0" calcext:value-type="float">
            <text:p>0</text:p>
          </table:table-cell>
          <table:table-cell table:formula="of:=[.B1073]-[.B1074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bdf2ba3a7ed3f03df96485a540bc2fd4cb21a81efb168fb806372237754792a" xlink:type="simple">1657535</text:a></text:p>
          </table:table-cell>
          <table:table-cell office:value-type="string" calcext:value-type="string">
            <text:p>2017-04-03 00:53:13</text:p>
          </table:table-cell>
          <table:table-cell office:value-type="float" office:value="5" calcext:value-type="float">
            <text:p>5</text:p>
          </table:table-cell>
          <table:table-cell office:value-type="float" office:value="824.76799976" calcext:value-type="float">
            <text:p>824.76799976</text:p>
          </table:table-cell>
          <table:table-cell office:value-type="float" office:value="4.854" calcext:value-type="float">
            <text:p>4.854</text:p>
          </table:table-cell>
          <table:table-cell office:value-type="float" office:value="3843.27" calcext:value-type="float">
            <text:p>3843.27</text:p>
          </table:table-cell>
          <table:table-cell table:formula="of:=[.B1074]-[.B1075]" office:value-type="time" office:time-value="PT00H03M29.000000451S" calcext:value-type="time">
            <text:p>03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b1c5cb7d740e82694dc44e0e7df3b8495e5e1622d34e1b0fa4333b9e2dd2b3" xlink:type="simple">1657534</text:a></text:p>
          </table:table-cell>
          <table:table-cell office:value-type="string" calcext:value-type="string">
            <text:p>2017-04-03 00:49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97" calcext:value-type="float">
            <text:p>5.097</text:p>
          </table:table-cell>
          <table:table-cell office:value-type="float" office:value="0" calcext:value-type="float">
            <text:p>0</text:p>
          </table:table-cell>
          <table:table-cell table:formula="of:=[.B1075]-[.B1076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dd39dfa1b36cb639c8cbf38ac04fc2014815e2950a628a568e2539c0d64d9c9" xlink:type="simple">1657533</text:a></text:p>
          </table:table-cell>
          <table:table-cell office:value-type="string" calcext:value-type="string">
            <text:p>2017-04-03 00:48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67" calcext:value-type="float">
            <text:p>5.267</text:p>
          </table:table-cell>
          <table:table-cell office:value-type="float" office:value="0" calcext:value-type="float">
            <text:p>0</text:p>
          </table:table-cell>
          <table:table-cell table:formula="of:=[.B1076]-[.B1077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9f8338336235d52c8e47ffef28de3040d5004373ebf2b1c6cc6a81a219b1ce" xlink:type="simple">1657532</text:a></text:p>
          </table:table-cell>
          <table:table-cell office:value-type="string" calcext:value-type="string">
            <text:p>2017-04-03 00:48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31" calcext:value-type="float">
            <text:p>5.531</text:p>
          </table:table-cell>
          <table:table-cell office:value-type="float" office:value="0" calcext:value-type="float">
            <text:p>0</text:p>
          </table:table-cell>
          <table:table-cell table:formula="of:=[.B1077]-[.B1078]" office:value-type="time" office:time-value="PT00H01M43.999999794S" calcext:value-type="time">
            <text:p>01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d24750f731a5a37102a99cbb95cf371a02817872b93f4efed7bc5bffd01845f" xlink:type="simple">1657531</text:a></text:p>
          </table:table-cell>
          <table:table-cell office:value-type="string" calcext:value-type="string">
            <text:p>2017-04-03 00:46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15" calcext:value-type="float">
            <text:p>5.715</text:p>
          </table:table-cell>
          <table:table-cell office:value-type="float" office:value="0" calcext:value-type="float">
            <text:p>0</text:p>
          </table:table-cell>
          <table:table-cell table:formula="of:=[.B1078]-[.B1079]" office:value-type="time" office:time-value="PT00H01M02.99999964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6934f6f8d411bb516ec90a51790c9669aa0f9a5ce3dccf47a35d5a962c0da5" xlink:type="simple">1657530</text:a></text:p>
          </table:table-cell>
          <table:table-cell office:value-type="string" calcext:value-type="string">
            <text:p>2017-04-03 00:45:20</text:p>
          </table:table-cell>
          <table:table-cell office:value-type="float" office:value="4" calcext:value-type="float">
            <text:p>4</text:p>
          </table:table-cell>
          <table:table-cell office:value-type="float" office:value="272.01845489" calcext:value-type="float">
            <text:p>272.01845489</text:p>
          </table:table-cell>
          <table:table-cell office:value-type="float" office:value="6.096" calcext:value-type="float">
            <text:p>6.096</text:p>
          </table:table-cell>
          <table:table-cell office:value-type="float" office:value="10.58" calcext:value-type="float">
            <text:p>10.58</text:p>
          </table:table-cell>
          <table:table-cell table:formula="of:=[.B1079]-[.B1080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9c7f57e4e4b2e087b195da65f0d88715f1af607cabc5547db329129fc86c61e" xlink:type="simple">1657529</text:a></text:p>
          </table:table-cell>
          <table:table-cell office:value-type="string" calcext:value-type="string">
            <text:p>2017-04-03 00:44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01" calcext:value-type="float">
            <text:p>6.401</text:p>
          </table:table-cell>
          <table:table-cell office:value-type="float" office:value="0" calcext:value-type="float">
            <text:p>0</text:p>
          </table:table-cell>
          <table:table-cell table:formula="of:=[.B1080]-[.B1081]" office:value-type="time" office:time-value="PT00H04M46.00000022S" calcext:value-type="time">
            <text:p>04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f54d15dd0a6d2369a3d7d5b971476d9058ac87af5eeed3d56c5684e5971640d" xlink:type="simple">1657528</text:a></text:p>
          </table:table-cell>
          <table:table-cell office:value-type="string" calcext:value-type="string">
            <text:p>2017-04-03 00:39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14" calcext:value-type="float">
            <text:p>6.614</text:p>
          </table:table-cell>
          <table:table-cell office:value-type="float" office:value="0" calcext:value-type="float">
            <text:p>0</text:p>
          </table:table-cell>
          <table:table-cell table:formula="of:=[.B1081]-[.B1082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d9fb4ea2f613e3c176b5a815779c7371cb0765130cefd83eba9aca691120bda" xlink:type="simple">1657527</text:a></text:p>
          </table:table-cell>
          <table:table-cell office:value-type="string" calcext:value-type="string">
            <text:p>2017-04-03 00:38:19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6.945" calcext:value-type="float">
            <text:p>6.945</text:p>
          </table:table-cell>
          <table:table-cell office:value-type="float" office:value="731.29" calcext:value-type="float">
            <text:p>731.29</text:p>
          </table:table-cell>
          <table:table-cell table:formula="of:=[.B1082]-[.B1083]" office:value-type="time" office:time-value="PT00H02M58.999999724S" calcext:value-type="time">
            <text:p>02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046be6cfca40fef144e53e972ca961e8e4959aba9ab86dbabf2f53ec6e33c1b" xlink:type="simple">1657526</text:a></text:p>
          </table:table-cell>
          <table:table-cell office:value-type="string" calcext:value-type="string">
            <text:p>2017-04-03 00:35:20</text:p>
          </table:table-cell>
          <table:table-cell office:value-type="float" office:value="4" calcext:value-type="float">
            <text:p>4</text:p>
          </table:table-cell>
          <table:table-cell office:value-type="float" office:value="264.91855338" calcext:value-type="float">
            <text:p>264.91855338</text:p>
          </table:table-cell>
          <table:table-cell office:value-type="float" office:value="7.061" calcext:value-type="float">
            <text:p>7.061</text:p>
          </table:table-cell>
          <table:table-cell office:value-type="float" office:value="12.14" calcext:value-type="float">
            <text:p>12.14</text:p>
          </table:table-cell>
          <table:table-cell table:formula="of:=[.B1083]-[.B1084]" office:value-type="time" office:time-value="PT00H01M22.999999914S" calcext:value-type="time">
            <text:p>01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701b38750e51ac68967967ea6d1585b2a11180271c9adb80f2c3ee444b62ff1" xlink:type="simple">1657525</text:a></text:p>
          </table:table-cell>
          <table:table-cell office:value-type="string" calcext:value-type="string">
            <text:p>2017-04-03 00:33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78" calcext:value-type="float">
            <text:p>7.178</text:p>
          </table:table-cell>
          <table:table-cell office:value-type="float" office:value="0" calcext:value-type="float">
            <text:p>0</text:p>
          </table:table-cell>
          <table:table-cell table:formula="of:=[.B1084]-[.B1085]" office:value-type="time" office:time-value="PT00H01M25.000000382S" calcext:value-type="time">
            <text:p>01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acd31209eebcf4bd8995512c9bd574e46434b98461edd9549874aa0a4a6d2c" xlink:type="simple">1657524</text:a></text:p>
          </table:table-cell>
          <table:table-cell office:value-type="string" calcext:value-type="string">
            <text:p>2017-04-03 00:32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98" calcext:value-type="float">
            <text:p>7.298</text:p>
          </table:table-cell>
          <table:table-cell office:value-type="float" office:value="0" calcext:value-type="float">
            <text:p>0</text:p>
          </table:table-cell>
          <table:table-cell table:formula="of:=[.B1085]-[.B1086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b29b403c31935095259a922c8c424541cf38c2058423c36347b1d658553d5de" xlink:type="simple">1657523</text:a></text:p>
          </table:table-cell>
          <table:table-cell office:value-type="string" calcext:value-type="string">
            <text:p>2017-04-03 00:32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86]-[.B1087]" office:value-type="time" office:time-value="PT00H03M49.000000097S" calcext:value-type="time">
            <text:p>03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c6e2c7277812687fa3bfd3309d8d4960015435e013b22fc617c5e91aced5996" xlink:type="simple">1657522</text:a></text:p>
          </table:table-cell>
          <table:table-cell office:value-type="string" calcext:value-type="string">
            <text:p>2017-04-03 00:28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87]-[.B1088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1dfe452a2be9024b8814fffdc0fcbc450843a030660ce4aaa9980ab4e552db" xlink:type="simple">1657521</text:a></text:p>
          </table:table-cell>
          <table:table-cell office:value-type="string" calcext:value-type="string">
            <text:p>2017-04-03 00:27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88]-[.B1089]" office:value-type="time" office:time-value="PT00H00M31.000000332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87e9de8455a30fbe36e1f9d80918db2c1891f810db14d99972354293ca9a800" xlink:type="simple">1657520</text:a></text:p>
          </table:table-cell>
          <table:table-cell office:value-type="string" calcext:value-type="string">
            <text:p>2017-04-03 00:27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89]-[.B1090]" office:value-type="time" office:time-value="PT00H00M13.999999501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b25ae9a4d6b198739ac4eeb9df880bff96f8aeddf4d4acc0ec1594390f386e" xlink:type="simple">1657519</text:a></text:p>
          </table:table-cell>
          <table:table-cell office:value-type="string" calcext:value-type="string">
            <text:p>2017-04-03 00:26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90]-[.B1091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db4771af5e9aa0fcffcd3aeedb37222ef6a880e590631faa8ee261bb6607f8d" xlink:type="simple">1657518</text:a></text:p>
          </table:table-cell>
          <table:table-cell office:value-type="string" calcext:value-type="string">
            <text:p>2017-04-03 00:26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91]-[.B1092]" office:value-type="time" office:time-value="PT00H00M42.000000388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9293716832315cdf0d7c7235dfae37bf2c6a6976e0f6d1fa7515aa8e1d4338c" xlink:type="simple">1657517</text:a></text:p>
          </table:table-cell>
          <table:table-cell office:value-type="string" calcext:value-type="string">
            <text:p>2017-04-03 00:25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92]-[.B1093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335659c8eaac3a203ca029b33e90749932041c57558df5daee874600f6647e4" xlink:type="simple">1657516</text:a></text:p>
          </table:table-cell>
          <table:table-cell office:value-type="string" calcext:value-type="string">
            <text:p>2017-04-03 00:24:44</text:p>
          </table:table-cell>
          <table:table-cell office:value-type="float" office:value="3" calcext:value-type="float">
            <text:p>3</text:p>
          </table:table-cell>
          <table:table-cell office:value-type="float" office:value="623.55513931" calcext:value-type="float">
            <text:p>623.55513931</text:p>
          </table:table-cell>
          <table:table-cell office:value-type="float" office:value="7.42" calcext:value-type="float">
            <text:p>7.42</text:p>
          </table:table-cell>
          <table:table-cell office:value-type="float" office:value="4.47" calcext:value-type="float">
            <text:p>4.47</text:p>
          </table:table-cell>
          <table:table-cell table:formula="of:=[.B1093]-[.B1094]" office:value-type="time" office:time-value="PT00H05M58.999999682S" calcext:value-type="time">
            <text:p>05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02b075b12ffe8de6fce44002e478aa8877cd7838aa96b23d01a5752ccbeba1" xlink:type="simple">1657515</text:a></text:p>
          </table:table-cell>
          <table:table-cell office:value-type="string" calcext:value-type="string">
            <text:p>2017-04-03 00:18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72" calcext:value-type="float">
            <text:p>7.172</text:p>
          </table:table-cell>
          <table:table-cell office:value-type="float" office:value="0" calcext:value-type="float">
            <text:p>0</text:p>
          </table:table-cell>
          <table:table-cell table:formula="of:=[.B1094]-[.B1095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9f4777da9030ee0126aa41376a9e3ffc3231f9a89f8d52e8dfdcea08e0bcc04" xlink:type="simple">1657514</text:a></text:p>
          </table:table-cell>
          <table:table-cell office:value-type="string" calcext:value-type="string">
            <text:p>2017-04-03 00:18:24</text:p>
          </table:table-cell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 office:value-type="float" office:value="6.933" calcext:value-type="float">
            <text:p>6.933</text:p>
          </table:table-cell>
          <table:table-cell office:value-type="float" office:value="9933.58" calcext:value-type="float">
            <text:p>9933.58</text:p>
          </table:table-cell>
          <table:table-cell table:formula="of:=[.B1095]-[.B1096]" office:value-type="time" office:time-value="PT00H01M45.999999633S" calcext:value-type="time">
            <text:p>01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f070a9beab5658eacb3c817782e33288eb4b75764d1a25d96be66a27c5bdc2" xlink:type="simple">1657513</text:a></text:p>
          </table:table-cell>
          <table:table-cell office:value-type="string" calcext:value-type="string">
            <text:p>2017-04-03 00:1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86" calcext:value-type="float">
            <text:p>6.586</text:p>
          </table:table-cell>
          <table:table-cell office:value-type="float" office:value="0" calcext:value-type="float">
            <text:p>0</text:p>
          </table:table-cell>
          <table:table-cell table:formula="of:=[.B1096]-[.B1097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b30af83161651b152296a54625ffd0a40aee96f4ce1ab7cbe1b94aa3390894" xlink:type="simple">1657512</text:a></text:p>
          </table:table-cell>
          <table:table-cell office:value-type="string" calcext:value-type="string">
            <text:p>2017-04-03 00:16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57" calcext:value-type="float">
            <text:p>6.257</text:p>
          </table:table-cell>
          <table:table-cell office:value-type="float" office:value="0" calcext:value-type="float">
            <text:p>0</text:p>
          </table:table-cell>
          <table:table-cell table:formula="of:=[.B1097]-[.B1098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4c7234880c0129e693ca9a8768a6cec2beeb9533f1115ce5630ac42407505ba" xlink:type="simple">1657511</text:a></text:p>
          </table:table-cell>
          <table:table-cell office:value-type="string" calcext:value-type="string">
            <text:p>2017-04-03 00:16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49" calcext:value-type="float">
            <text:p>6.049</text:p>
          </table:table-cell>
          <table:table-cell office:value-type="float" office:value="0" calcext:value-type="float">
            <text:p>0</text:p>
          </table:table-cell>
          <table:table-cell table:formula="of:=[.B1098]-[.B1099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a401d54647c2d0efc36e9204d058573fa65ba2a66f4719bf299867467a7bc1" xlink:type="simple">1657510</text:a></text:p>
          </table:table-cell>
          <table:table-cell office:value-type="string" calcext:value-type="string">
            <text:p>2017-04-03 00:16:02</text:p>
          </table:table-cell>
          <table:table-cell office:value-type="float" office:value="2" calcext:value-type="float">
            <text:p>2</text:p>
          </table:table-cell>
          <table:table-cell office:value-type="float" office:value="95.1235537" calcext:value-type="float">
            <text:p>95.1235537</text:p>
          </table:table-cell>
          <table:table-cell office:value-type="float" office:value="5.847" calcext:value-type="float">
            <text:p>5.847</text:p>
          </table:table-cell>
          <table:table-cell office:value-type="float" office:value="1.12" calcext:value-type="float">
            <text:p>1.12</text:p>
          </table:table-cell>
          <table:table-cell table:formula="of:=[.B1099]-[.B1100]" office:value-type="time" office:time-value="PT00H01M07.999999551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08170aad171ff1fe8af450d2f7f1b5b29f12c0191f28ea2c2efbd681eed3484" xlink:type="simple">1657509</text:a></text:p>
          </table:table-cell>
          <table:table-cell office:value-type="string" calcext:value-type="string">
            <text:p>2017-04-03 00:14:5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5.555" calcext:value-type="float">
            <text:p>5.555</text:p>
          </table:table-cell>
          <table:table-cell office:value-type="float" office:value="92.59" calcext:value-type="float">
            <text:p>92.59</text:p>
          </table:table-cell>
          <table:table-cell table:formula="of:=[.B1100]-[.B1101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ac5ff6759353cc914302ab0cf3245d3bf2fd4a85914353775a90a64328f550f" xlink:type="simple">1657508</text:a></text:p>
          </table:table-cell>
          <table:table-cell office:value-type="string" calcext:value-type="string">
            <text:p>2017-04-03 00:14:33</text:p>
          </table:table-cell>
          <table:table-cell office:value-type="float" office:value="5" calcext:value-type="float">
            <text:p>5</text:p>
          </table:table-cell>
          <table:table-cell office:value-type="float" office:value="2799.5156347" calcext:value-type="float">
            <text:p>2799.5156347</text:p>
          </table:table-cell>
          <table:table-cell office:value-type="float" office:value="5.277" calcext:value-type="float">
            <text:p>5.277</text:p>
          </table:table-cell>
          <table:table-cell office:value-type="float" office:value="1205.13" calcext:value-type="float">
            <text:p>1205.13</text:p>
          </table:table-cell>
          <table:table-cell table:formula="of:=[.B1101]-[.B1102]" office:value-type="time" office:time-value="PT00H01M13.999999696S" calcext:value-type="time">
            <text:p>01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59c2d68b4d64cd172dbcc5bac3d1ffb7d9a6b18f483fe474bad656207bca44" xlink:type="simple">1657507</text:a></text:p>
          </table:table-cell>
          <table:table-cell office:value-type="string" calcext:value-type="string">
            <text:p>2017-04-03 00:13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13" calcext:value-type="float">
            <text:p>5.013</text:p>
          </table:table-cell>
          <table:table-cell office:value-type="float" office:value="0" calcext:value-type="float">
            <text:p>0</text:p>
          </table:table-cell>
          <table:table-cell table:formula="of:=[.B1102]-[.B1103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f06b08ce3fe106aa00ec4abd11c695adc51f599bf09f0de736b77972ef47df3" xlink:type="simple">1657506</text:a></text:p>
          </table:table-cell>
          <table:table-cell office:value-type="string" calcext:value-type="string">
            <text:p>2017-04-03 00:13:08</text:p>
          </table:table-cell>
          <table:table-cell office:value-type="float" office:value="2" calcext:value-type="float">
            <text:p>2</text:p>
          </table:table-cell>
          <table:table-cell office:value-type="float" office:value="618.56807059" calcext:value-type="float">
            <text:p>618.56807059</text:p>
          </table:table-cell>
          <table:table-cell office:value-type="float" office:value="4.762" calcext:value-type="float">
            <text:p>4.762</text:p>
          </table:table-cell>
          <table:table-cell office:value-type="float" office:value="53.53" calcext:value-type="float">
            <text:p>53.53</text:p>
          </table:table-cell>
          <table:table-cell table:formula="of:=[.B1103]-[.B1104]" office:value-type="time" office:time-value="PT00H00M47.0000003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7738ebb95c50b1ecdc12151c904f143bbb42c4cb50017e7b15374e7577ddaf" xlink:type="simple">1657505</text:a></text:p>
          </table:table-cell>
          <table:table-cell office:value-type="string" calcext:value-type="string">
            <text:p>2017-04-03 00:12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24" calcext:value-type="float">
            <text:p>4.524</text:p>
          </table:table-cell>
          <table:table-cell office:value-type="float" office:value="0" calcext:value-type="float">
            <text:p>0</text:p>
          </table:table-cell>
          <table:table-cell table:formula="of:=[.B1104]-[.B1105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33167c80f3b017796eee97220c81307efbef001b9e172f165c41003e5ebb040" xlink:type="simple">1657504</text:a></text:p>
          </table:table-cell>
          <table:table-cell office:value-type="string" calcext:value-type="string">
            <text:p>2017-04-03 00:12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98" calcext:value-type="float">
            <text:p>4.298</text:p>
          </table:table-cell>
          <table:table-cell office:value-type="float" office:value="0" calcext:value-type="float">
            <text:p>0</text:p>
          </table:table-cell>
          <table:table-cell table:formula="of:=[.B1105]-[.B1106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8f6ed082f3c0b248825c9e2974c0b6e2f522f75e4f842c15e3f5e429b99376" xlink:type="simple">1657503</text:a></text:p>
          </table:table-cell>
          <table:table-cell office:value-type="string" calcext:value-type="string">
            <text:p>2017-04-03 00:11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83" calcext:value-type="float">
            <text:p>4.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3" table:number-rows-repeated="3">
          <table:table-cell table:style-name="Default" table:number-columns-repeated="8"/>
          <table:table-cell/>
        </table:table-row>
        <table:table-row table:style-name="ro4"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0:13:49.185345992</meta:creation-date>
    <dc:date>2017-04-03T21:37:46.696253670</dc:date>
    <meta:editing-duration>PT31M53S</meta:editing-duration>
    <meta:editing-cycles>2</meta:editing-cycles>
    <meta:generator>LibreOffice/5.2.2.2$Linux_X86_64 LibreOffice_project/20m0$Build-2</meta:generator>
    <meta:document-statistic meta:table-count="1" meta:cell-count="88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6" style:family="chart" style:data-style-name="N0">
      <style:chart-properties chart:display-label="true" chart:logarithmic="false" chart:maximum="1100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522cm" svg:height="17.762cm" xlink:href=".." xlink:type="simple" chart:class="chart:scatter" chart:style-name="ch1">
        <chart:title svg:x="12.876cm" svg:y="0.49cm" chart:style-name="ch2">
          <text:p>Difficulty against Block Number</text:p>
        </chart:title>
        <chart:subtitle svg:x="15.429cm" svg:y="1.666cm" chart:style-name="ch3">
          <text:p>3/4/2017</text:p>
        </chart:subtitle>
        <chart:legend svg:x="14.478cm" svg:y="3.388cm" style:legend-expansion="custom" chartooo:width="2.87cm" chartooo:height="1.49cm" style:legend-expansion-aspect-ratio="1.9261744966443" chart:style-name="ch4"/>
        <chart:plot-area chart:style-name="ch5" table:cell-range-address="Sheet1.A1:Sheet1.A1106 Sheet1.E1:Sheet1.E1106" chart:data-source-has-labels="both" svg:x="1.654cm" svg:y="2.69cm" svg:width="30.218cm" svg:height="13.743cm">
          <chartooo:coordinate-region svg:x="2.123cm" svg:y="2.891cm" svg:width="29.095cm" svg:height="12.892cm"/>
          <chart:axis chart:dimension="x" chart:name="primary-x" chart:style-name="ch6" chartooo:axis-type="auto">
            <chart:title svg:x="16.143cm" svg:y="16.789cm" chart:style-name="ch7">
              <text:p>Blocks </text:p>
            </chart:title>
            <chart:categories table:cell-range-address="Sheet1.A2:Sheet1.A1106"/>
          </chart:axis>
          <chart:axis chart:dimension="y" chart:name="primary-y" chart:style-name="ch8">
            <chart:title svg:x="0.451cm" svg:y="10.271cm" chart:style-name="ch9">
              <text:p>Difficulty</text:p>
            </chart:title>
            <chart:grid chart:style-name="ch10" chart:class="major"/>
          </chart:axis>
          <chart:series chart:style-name="ch11" chart:values-cell-range-address="Sheet1.E2:Sheet1.E1106" chart:label-cell-address="Sheet1.E1:Sheet1.E1" chart:class="chart:scatter">
            <chart:data-point chart:repeated="1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icult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58607</text:p>
                <draw:g>
                  <svg:desc>Sheet1.A2:Sheet1.A1106</svg:desc>
                </draw:g>
              </table:table-cell>
              <table:table-cell office:value-type="float" office:value="8.573">
                <text:p>8.573</text:p>
                <draw:g>
                  <svg:desc>Sheet1.E2:Sheet1.E1106</svg:desc>
                </draw:g>
              </table:table-cell>
            </table:table-row>
            <table:table-row>
              <table:table-cell office:value-type="string">
                <text:p>165860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65860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1658604</text:p>
              </table:table-cell>
              <table:table-cell office:value-type="float" office:value="8.152">
                <text:p>8.152</text:p>
              </table:table-cell>
            </table:table-row>
            <table:table-row>
              <table:table-cell office:value-type="string">
                <text:p>1658603</text:p>
              </table:table-cell>
              <table:table-cell office:value-type="float" office:value="8.016">
                <text:p>8.016</text:p>
              </table:table-cell>
            </table:table-row>
            <table:table-row>
              <table:table-cell office:value-type="string">
                <text:p>1658602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8601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600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9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8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7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6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5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4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3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2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1</text:p>
              </table:table-cell>
              <table:table-cell office:value-type="float" office:value="7.622">
                <text:p>7.622</text:p>
              </table:table-cell>
            </table:table-row>
            <table:table-row>
              <table:table-cell office:value-type="string">
                <text:p>1658590</text:p>
              </table:table-cell>
              <table:table-cell office:value-type="float" office:value="7.494">
                <text:p>7.494</text:p>
              </table:table-cell>
            </table:table-row>
            <table:table-row>
              <table:table-cell office:value-type="string">
                <text:p>1658589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1658588</text:p>
              </table:table-cell>
              <table:table-cell office:value-type="float" office:value="7.247">
                <text:p>7.247</text:p>
              </table:table-cell>
            </table:table-row>
            <table:table-row>
              <table:table-cell office:value-type="string">
                <text:p>1658587</text:p>
              </table:table-cell>
              <table:table-cell office:value-type="float" office:value="7.126">
                <text:p>7.126</text:p>
              </table:table-cell>
            </table:table-row>
            <table:table-row>
              <table:table-cell office:value-type="string">
                <text:p>1658586</text:p>
              </table:table-cell>
              <table:table-cell office:value-type="float" office:value="7.007">
                <text:p>7.007</text:p>
              </table:table-cell>
            </table:table-row>
            <table:table-row>
              <table:table-cell office:value-type="string">
                <text:p>1658585</text:p>
              </table:table-cell>
              <table:table-cell office:value-type="float" office:value="6.774">
                <text:p>6.774</text:p>
              </table:table-cell>
            </table:table-row>
            <table:table-row>
              <table:table-cell office:value-type="string">
                <text:p>1658584</text:p>
              </table:table-cell>
              <table:table-cell office:value-type="float" office:value="6.548">
                <text:p>6.548</text:p>
              </table:table-cell>
            </table:table-row>
            <table:table-row>
              <table:table-cell office:value-type="string">
                <text:p>1658583</text:p>
              </table:table-cell>
              <table:table-cell office:value-type="float" office:value="6.329">
                <text:p>6.329</text:p>
              </table:table-cell>
            </table:table-row>
            <table:table-row>
              <table:table-cell office:value-type="string">
                <text:p>1658582</text:p>
              </table:table-cell>
              <table:table-cell office:value-type="float" office:value="6.118">
                <text:p>6.118</text:p>
              </table:table-cell>
            </table:table-row>
            <table:table-row>
              <table:table-cell office:value-type="string">
                <text:p>1658581</text:p>
              </table:table-cell>
              <table:table-cell office:value-type="float" office:value="5.915">
                <text:p>5.915</text:p>
              </table:table-cell>
            </table:table-row>
            <table:table-row>
              <table:table-cell office:value-type="string">
                <text:p>1658580</text:p>
              </table:table-cell>
              <table:table-cell office:value-type="float" office:value="5.717">
                <text:p>5.717</text:p>
              </table:table-cell>
            </table:table-row>
            <table:table-row>
              <table:table-cell office:value-type="string">
                <text:p>1658579</text:p>
              </table:table-cell>
              <table:table-cell office:value-type="float" office:value="5.622">
                <text:p>5.622</text:p>
              </table:table-cell>
            </table:table-row>
            <table:table-row>
              <table:table-cell office:value-type="string">
                <text:p>1658578</text:p>
              </table:table-cell>
              <table:table-cell office:value-type="float" office:value="5.528">
                <text:p>5.528</text:p>
              </table:table-cell>
            </table:table-row>
            <table:table-row>
              <table:table-cell office:value-type="string">
                <text:p>1658577</text:p>
              </table:table-cell>
              <table:table-cell office:value-type="float" office:value="5.436">
                <text:p>5.436</text:p>
              </table:table-cell>
            </table:table-row>
            <table:table-row>
              <table:table-cell office:value-type="string">
                <text:p>1658576</text:p>
              </table:table-cell>
              <table:table-cell office:value-type="float" office:value="5.346">
                <text:p>5.346</text:p>
              </table:table-cell>
            </table:table-row>
            <table:table-row>
              <table:table-cell office:value-type="string">
                <text:p>1658575</text:p>
              </table:table-cell>
              <table:table-cell office:value-type="float" office:value="5.346">
                <text:p>5.346</text:p>
              </table:table-cell>
            </table:table-row>
            <table:table-row>
              <table:table-cell office:value-type="string">
                <text:p>1658574</text:p>
              </table:table-cell>
              <table:table-cell office:value-type="float" office:value="5.256">
                <text:p>5.256</text:p>
              </table:table-cell>
            </table:table-row>
            <table:table-row>
              <table:table-cell office:value-type="string">
                <text:p>1658573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string">
                <text:p>1658572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string">
                <text:p>1658571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string">
                <text:p>1658570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string">
                <text:p>1658569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>
                <text:p>1658568</text:p>
              </table:table-cell>
              <table:table-cell office:value-type="float" office:value="5.343">
                <text:p>5.343</text:p>
              </table:table-cell>
            </table:table-row>
            <table:table-row>
              <table:table-cell office:value-type="string">
                <text:p>1658567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1658566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658565</text:p>
              </table:table-cell>
              <table:table-cell office:value-type="float" office:value="6.185">
                <text:p>6.185</text:p>
              </table:table-cell>
            </table:table-row>
            <table:table-row>
              <table:table-cell office:value-type="string">
                <text:p>1658564</text:p>
              </table:table-cell>
              <table:table-cell office:value-type="float" office:value="6.494">
                <text:p>6.494</text:p>
              </table:table-cell>
            </table:table-row>
            <table:table-row>
              <table:table-cell office:value-type="string">
                <text:p>1658563</text:p>
              </table:table-cell>
              <table:table-cell office:value-type="float" office:value="6.819">
                <text:p>6.819</text:p>
              </table:table-cell>
            </table:table-row>
            <table:table-row>
              <table:table-cell office:value-type="string">
                <text:p>1658562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1658561</text:p>
              </table:table-cell>
              <table:table-cell office:value-type="float" office:value="7.518">
                <text:p>7.518</text:p>
              </table:table-cell>
            </table:table-row>
            <table:table-row>
              <table:table-cell office:value-type="string">
                <text:p>1658560</text:p>
              </table:table-cell>
              <table:table-cell office:value-type="float" office:value="7.894">
                <text:p>7.894</text:p>
              </table:table-cell>
            </table:table-row>
            <table:table-row>
              <table:table-cell office:value-type="string">
                <text:p>1658559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658558</text:p>
              </table:table-cell>
              <table:table-cell office:value-type="float" office:value="8.841">
                <text:p>8.841</text:p>
              </table:table-cell>
            </table:table-row>
            <table:table-row>
              <table:table-cell office:value-type="string">
                <text:p>1658557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1658556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658555</text:p>
              </table:table-cell>
              <table:table-cell office:value-type="float" office:value="9.755">
                <text:p>9.755</text:p>
              </table:table-cell>
            </table:table-row>
            <table:table-row>
              <table:table-cell office:value-type="string">
                <text:p>1658554</text:p>
              </table:table-cell>
              <table:table-cell office:value-type="float" office:value="9.918">
                <text:p>9.918</text:p>
              </table:table-cell>
            </table:table-row>
            <table:table-row>
              <table:table-cell office:value-type="string">
                <text:p>1658553</text:p>
              </table:table-cell>
              <table:table-cell office:value-type="float" office:value="10.083">
                <text:p>10.083</text:p>
              </table:table-cell>
            </table:table-row>
            <table:table-row>
              <table:table-cell office:value-type="string">
                <text:p>1658552</text:p>
              </table:table-cell>
              <table:table-cell office:value-type="float" office:value="10.083">
                <text:p>10.083</text:p>
              </table:table-cell>
            </table:table-row>
            <table:table-row>
              <table:table-cell office:value-type="string">
                <text:p>1658551</text:p>
              </table:table-cell>
              <table:table-cell office:value-type="float" office:value="10.083">
                <text:p>10.083</text:p>
              </table:table-cell>
            </table:table-row>
            <table:table-row>
              <table:table-cell office:value-type="string">
                <text:p>1658550</text:p>
              </table:table-cell>
              <table:table-cell office:value-type="float" office:value="10.083">
                <text:p>10.083</text:p>
              </table:table-cell>
            </table:table-row>
            <table:table-row>
              <table:table-cell office:value-type="string">
                <text:p>1658549</text:p>
              </table:table-cell>
              <table:table-cell office:value-type="float" office:value="10.083">
                <text:p>10.083</text:p>
              </table:table-cell>
            </table:table-row>
            <table:table-row>
              <table:table-cell office:value-type="string">
                <text:p>1658548</text:p>
              </table:table-cell>
              <table:table-cell office:value-type="float" office:value="9.915">
                <text:p>9.915</text:p>
              </table:table-cell>
            </table:table-row>
            <table:table-row>
              <table:table-cell office:value-type="string">
                <text:p>1658547</text:p>
              </table:table-cell>
              <table:table-cell office:value-type="float" office:value="9.749">
                <text:p>9.749</text:p>
              </table:table-cell>
            </table:table-row>
            <table:table-row>
              <table:table-cell office:value-type="string">
                <text:p>1658546</text:p>
              </table:table-cell>
              <table:table-cell office:value-type="float" office:value="9.587">
                <text:p>9.587</text:p>
              </table:table-cell>
            </table:table-row>
            <table:table-row>
              <table:table-cell office:value-type="string">
                <text:p>1658545</text:p>
              </table:table-cell>
              <table:table-cell office:value-type="float" office:value="9.267">
                <text:p>9.267</text:p>
              </table:table-cell>
            </table:table-row>
            <table:table-row>
              <table:table-cell office:value-type="string">
                <text:p>1658544</text:p>
              </table:table-cell>
              <table:table-cell office:value-type="float" office:value="9.113">
                <text:p>9.113</text:p>
              </table:table-cell>
            </table:table-row>
            <table:table-row>
              <table:table-cell office:value-type="string">
                <text:p>1658543</text:p>
              </table:table-cell>
              <table:table-cell office:value-type="float" office:value="8.809">
                <text:p>8.809</text:p>
              </table:table-cell>
            </table:table-row>
            <table:table-row>
              <table:table-cell office:value-type="string">
                <text:p>1658542</text:p>
              </table:table-cell>
              <table:table-cell office:value-type="float" office:value="8.515">
                <text:p>8.515</text:p>
              </table:table-cell>
            </table:table-row>
            <table:table-row>
              <table:table-cell office:value-type="string">
                <text:p>1658541</text:p>
              </table:table-cell>
              <table:table-cell office:value-type="float" office:value="8.232">
                <text:p>8.232</text:p>
              </table:table-cell>
            </table:table-row>
            <table:table-row>
              <table:table-cell office:value-type="string">
                <text:p>1658540</text:p>
              </table:table-cell>
              <table:table-cell office:value-type="float" office:value="7.957">
                <text:p>7.957</text:p>
              </table:table-cell>
            </table:table-row>
            <table:table-row>
              <table:table-cell office:value-type="string">
                <text:p>1658539</text:p>
              </table:table-cell>
              <table:table-cell office:value-type="float" office:value="7.825">
                <text:p>7.825</text:p>
              </table:table-cell>
            </table:table-row>
            <table:table-row>
              <table:table-cell office:value-type="string">
                <text:p>1658538</text:p>
              </table:table-cell>
              <table:table-cell office:value-type="float" office:value="7.694">
                <text:p>7.694</text:p>
              </table:table-cell>
            </table:table-row>
            <table:table-row>
              <table:table-cell office:value-type="string">
                <text:p>1658537</text:p>
              </table:table-cell>
              <table:table-cell office:value-type="float" office:value="7.566">
                <text:p>7.566</text:p>
              </table:table-cell>
            </table:table-row>
            <table:table-row>
              <table:table-cell office:value-type="string">
                <text:p>1658536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658535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658534</text:p>
              </table:table-cell>
              <table:table-cell office:value-type="float" office:value="7.316">
                <text:p>7.316</text:p>
              </table:table-cell>
            </table:table-row>
            <table:table-row>
              <table:table-cell office:value-type="string">
                <text:p>1658533</text:p>
              </table:table-cell>
              <table:table-cell office:value-type="float" office:value="7.194">
                <text:p>7.194</text:p>
              </table:table-cell>
            </table:table-row>
            <table:table-row>
              <table:table-cell office:value-type="string">
                <text:p>1658532</text:p>
              </table:table-cell>
              <table:table-cell office:value-type="float" office:value="7.194">
                <text:p>7.194</text:p>
              </table:table-cell>
            </table:table-row>
            <table:table-row>
              <table:table-cell office:value-type="string">
                <text:p>1658531</text:p>
              </table:table-cell>
              <table:table-cell office:value-type="float" office:value="7.194">
                <text:p>7.194</text:p>
              </table:table-cell>
            </table:table-row>
            <table:table-row>
              <table:table-cell office:value-type="string">
                <text:p>1658530</text:p>
              </table:table-cell>
              <table:table-cell office:value-type="float" office:value="7.314">
                <text:p>7.314</text:p>
              </table:table-cell>
            </table:table-row>
            <table:table-row>
              <table:table-cell office:value-type="string">
                <text:p>1658529</text:p>
              </table:table-cell>
              <table:table-cell office:value-type="float" office:value="7.314">
                <text:p>7.314</text:p>
              </table:table-cell>
            </table:table-row>
            <table:table-row>
              <table:table-cell office:value-type="string">
                <text:p>1658528</text:p>
              </table:table-cell>
              <table:table-cell office:value-type="float" office:value="7.436">
                <text:p>7.436</text:p>
              </table:table-cell>
            </table:table-row>
            <table:table-row>
              <table:table-cell office:value-type="string">
                <text:p>1658527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1658526</text:p>
              </table:table-cell>
              <table:table-cell office:value-type="float" office:value="7.938">
                <text:p>7.938</text:p>
              </table:table-cell>
            </table:table-row>
            <table:table-row>
              <table:table-cell office:value-type="string">
                <text:p>1658525</text:p>
              </table:table-cell>
              <table:table-cell office:value-type="float" office:value="8.335">
                <text:p>8.335</text:p>
              </table:table-cell>
            </table:table-row>
            <table:table-row>
              <table:table-cell office:value-type="string">
                <text:p>1658524</text:p>
              </table:table-cell>
              <table:table-cell office:value-type="float" office:value="8.751">
                <text:p>8.751</text:p>
              </table:table-cell>
            </table:table-row>
            <table:table-row>
              <table:table-cell office:value-type="string">
                <text:p>1658523</text:p>
              </table:table-cell>
              <table:table-cell office:value-type="float" office:value="9.189">
                <text:p>9.189</text:p>
              </table:table-cell>
            </table:table-row>
            <table:table-row>
              <table:table-cell office:value-type="string">
                <text:p>1658522</text:p>
              </table:table-cell>
              <table:table-cell office:value-type="float" office:value="9.648">
                <text:p>9.648</text:p>
              </table:table-cell>
            </table:table-row>
            <table:table-row>
              <table:table-cell office:value-type="string">
                <text:p>1658521</text:p>
              </table:table-cell>
              <table:table-cell office:value-type="float" office:value="10.131">
                <text:p>10.131</text:p>
              </table:table-cell>
            </table:table-row>
            <table:table-row>
              <table:table-cell office:value-type="string">
                <text:p>1658520</text:p>
              </table:table-cell>
              <table:table-cell office:value-type="float" office:value="10.637">
                <text:p>10.637</text:p>
              </table:table-cell>
            </table:table-row>
            <table:table-row>
              <table:table-cell office:value-type="string">
                <text:p>1658519</text:p>
              </table:table-cell>
              <table:table-cell office:value-type="float" office:value="11.169">
                <text:p>11.169</text:p>
              </table:table-cell>
            </table:table-row>
            <table:table-row>
              <table:table-cell office:value-type="string">
                <text:p>1658518</text:p>
              </table:table-cell>
              <table:table-cell office:value-type="float" office:value="11.728">
                <text:p>11.728</text:p>
              </table:table-cell>
            </table:table-row>
            <table:table-row>
              <table:table-cell office:value-type="string">
                <text:p>1658517</text:p>
              </table:table-cell>
              <table:table-cell office:value-type="float" office:value="12.314">
                <text:p>12.314</text:p>
              </table:table-cell>
            </table:table-row>
            <table:table-row>
              <table:table-cell office:value-type="string">
                <text:p>1658516</text:p>
              </table:table-cell>
              <table:table-cell office:value-type="float" office:value="12.725">
                <text:p>12.725</text:p>
              </table:table-cell>
            </table:table-row>
            <table:table-row>
              <table:table-cell office:value-type="string">
                <text:p>1658515</text:p>
              </table:table-cell>
              <table:table-cell office:value-type="float" office:value="12.937">
                <text:p>12.937</text:p>
              </table:table-cell>
            </table:table-row>
            <table:table-row>
              <table:table-cell office:value-type="string">
                <text:p>1658514</text:p>
              </table:table-cell>
              <table:table-cell office:value-type="float" office:value="13.152">
                <text:p>13.152</text:p>
              </table:table-cell>
            </table:table-row>
            <table:table-row>
              <table:table-cell office:value-type="string">
                <text:p>1658513</text:p>
              </table:table-cell>
              <table:table-cell office:value-type="float" office:value="13.371">
                <text:p>13.371</text:p>
              </table:table-cell>
            </table:table-row>
            <table:table-row>
              <table:table-cell office:value-type="string">
                <text:p>1658512</text:p>
              </table:table-cell>
              <table:table-cell office:value-type="float" office:value="13.371">
                <text:p>13.371</text:p>
              </table:table-cell>
            </table:table-row>
            <table:table-row>
              <table:table-cell office:value-type="string">
                <text:p>1658511</text:p>
              </table:table-cell>
              <table:table-cell office:value-type="float" office:value="13.371">
                <text:p>13.371</text:p>
              </table:table-cell>
            </table:table-row>
            <table:table-row>
              <table:table-cell office:value-type="string">
                <text:p>1658510</text:p>
              </table:table-cell>
              <table:table-cell office:value-type="float" office:value="13.149">
                <text:p>13.149</text:p>
              </table:table-cell>
            </table:table-row>
            <table:table-row>
              <table:table-cell office:value-type="string">
                <text:p>1658509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658508</text:p>
              </table:table-cell>
              <table:table-cell office:value-type="float" office:value="12.287">
                <text:p>12.287</text:p>
              </table:table-cell>
            </table:table-row>
            <table:table-row>
              <table:table-cell office:value-type="string">
                <text:p>1658507</text:p>
              </table:table-cell>
              <table:table-cell office:value-type="float" office:value="11.877">
                <text:p>11.877</text:p>
              </table:table-cell>
            </table:table-row>
            <table:table-row>
              <table:table-cell office:value-type="string">
                <text:p>1658506</text:p>
              </table:table-cell>
              <table:table-cell office:value-type="float" office:value="11.481">
                <text:p>11.481</text:p>
              </table:table-cell>
            </table:table-row>
            <table:table-row>
              <table:table-cell office:value-type="string">
                <text:p>1658505</text:p>
              </table:table-cell>
              <table:table-cell office:value-type="float" office:value="10.907">
                <text:p>10.907</text:p>
              </table:table-cell>
            </table:table-row>
            <table:table-row>
              <table:table-cell office:value-type="string">
                <text:p>1658504</text:p>
              </table:table-cell>
              <table:table-cell office:value-type="float" office:value="10.362">
                <text:p>10.362</text:p>
              </table:table-cell>
            </table:table-row>
            <table:table-row>
              <table:table-cell office:value-type="string">
                <text:p>1658503</text:p>
              </table:table-cell>
              <table:table-cell office:value-type="float" office:value="10.016">
                <text:p>10.016</text:p>
              </table:table-cell>
            </table:table-row>
            <table:table-row>
              <table:table-cell office:value-type="string">
                <text:p>1658502</text:p>
              </table:table-cell>
              <table:table-cell office:value-type="float" office:value="9.682">
                <text:p>9.682</text:p>
              </table:table-cell>
            </table:table-row>
            <table:table-row>
              <table:table-cell office:value-type="string">
                <text:p>1658501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1658500</text:p>
              </table:table-cell>
              <table:table-cell office:value-type="float" office:value="9.048">
                <text:p>9.048</text:p>
              </table:table-cell>
            </table:table-row>
            <table:table-row>
              <table:table-cell office:value-type="string">
                <text:p>1658499</text:p>
              </table:table-cell>
              <table:table-cell office:value-type="float" office:value="8.746">
                <text:p>8.746</text:p>
              </table:table-cell>
            </table:table-row>
            <table:table-row>
              <table:table-cell office:value-type="string">
                <text:p>165849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58497</text:p>
              </table:table-cell>
              <table:table-cell office:value-type="float" office:value="8.457">
                <text:p>8.457</text:p>
              </table:table-cell>
            </table:table-row>
            <table:table-row>
              <table:table-cell office:value-type="string">
                <text:p>1658496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string">
                <text:p>1658495</text:p>
              </table:table-cell>
              <table:table-cell office:value-type="float" office:value="7.902">
                <text:p>7.902</text:p>
              </table:table-cell>
            </table:table-row>
            <table:table-row>
              <table:table-cell office:value-type="string">
                <text:p>1658494</text:p>
              </table:table-cell>
              <table:table-cell office:value-type="float" office:value="7.639">
                <text:p>7.639</text:p>
              </table:table-cell>
            </table:table-row>
            <table:table-row>
              <table:table-cell office:value-type="string">
                <text:p>1658493</text:p>
              </table:table-cell>
              <table:table-cell office:value-type="float" office:value="7.384">
                <text:p>7.384</text:p>
              </table:table-cell>
            </table:table-row>
            <table:table-row>
              <table:table-cell office:value-type="string">
                <text:p>1658492</text:p>
              </table:table-cell>
              <table:table-cell office:value-type="float" office:value="7.138">
                <text:p>7.138</text:p>
              </table:table-cell>
            </table:table-row>
            <table:table-row>
              <table:table-cell office:value-type="string">
                <text:p>165849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658490</text:p>
              </table:table-cell>
              <table:table-cell office:value-type="float" office:value="6.785">
                <text:p>6.785</text:p>
              </table:table-cell>
            </table:table-row>
            <table:table-row>
              <table:table-cell office:value-type="string">
                <text:p>1658489</text:p>
              </table:table-cell>
              <table:table-cell office:value-type="float" office:value="6.672">
                <text:p>6.672</text:p>
              </table:table-cell>
            </table:table-row>
            <table:table-row>
              <table:table-cell office:value-type="string">
                <text:p>1658488</text:p>
              </table:table-cell>
              <table:table-cell office:value-type="float" office:value="6.561">
                <text:p>6.561</text:p>
              </table:table-cell>
            </table:table-row>
            <table:table-row>
              <table:table-cell office:value-type="string">
                <text:p>1658487</text:p>
              </table:table-cell>
              <table:table-cell office:value-type="float" office:value="6.452">
                <text:p>6.452</text:p>
              </table:table-cell>
            </table:table-row>
            <table:table-row>
              <table:table-cell office:value-type="string">
                <text:p>1658486</text:p>
              </table:table-cell>
              <table:table-cell office:value-type="float" office:value="6.344">
                <text:p>6.344</text:p>
              </table:table-cell>
            </table:table-row>
            <table:table-row>
              <table:table-cell office:value-type="string">
                <text:p>1658485</text:p>
              </table:table-cell>
              <table:table-cell office:value-type="float" office:value="6.238">
                <text:p>6.238</text:p>
              </table:table-cell>
            </table:table-row>
            <table:table-row>
              <table:table-cell office:value-type="string">
                <text:p>1658484</text:p>
              </table:table-cell>
              <table:table-cell office:value-type="float" office:value="6.238">
                <text:p>6.238</text:p>
              </table:table-cell>
            </table:table-row>
            <table:table-row>
              <table:table-cell office:value-type="string">
                <text:p>1658483</text:p>
              </table:table-cell>
              <table:table-cell office:value-type="float" office:value="6.238">
                <text:p>6.238</text:p>
              </table:table-cell>
            </table:table-row>
            <table:table-row>
              <table:table-cell office:value-type="string">
                <text:p>1658482</text:p>
              </table:table-cell>
              <table:table-cell office:value-type="float" office:value="6.238">
                <text:p>6.238</text:p>
              </table:table-cell>
            </table:table-row>
            <table:table-row>
              <table:table-cell office:value-type="string">
                <text:p>1658481</text:p>
              </table:table-cell>
              <table:table-cell office:value-type="float" office:value="6.342">
                <text:p>6.342</text:p>
              </table:table-cell>
            </table:table-row>
            <table:table-row>
              <table:table-cell office:value-type="string">
                <text:p>1658480</text:p>
              </table:table-cell>
              <table:table-cell office:value-type="float" office:value="6.448">
                <text:p>6.448</text:p>
              </table:table-cell>
            </table:table-row>
            <table:table-row>
              <table:table-cell office:value-type="string">
                <text:p>1658479</text:p>
              </table:table-cell>
              <table:table-cell office:value-type="float" office:value="6.555">
                <text:p>6.555</text:p>
              </table:table-cell>
            </table:table-row>
            <table:table-row>
              <table:table-cell office:value-type="string">
                <text:p>1658478</text:p>
              </table:table-cell>
              <table:table-cell office:value-type="float" office:value="6.665">
                <text:p>6.665</text:p>
              </table:table-cell>
            </table:table-row>
            <table:table-row>
              <table:table-cell office:value-type="string">
                <text:p>1658477</text:p>
              </table:table-cell>
              <table:table-cell office:value-type="float" office:value="6.776">
                <text:p>6.776</text:p>
              </table:table-cell>
            </table:table-row>
            <table:table-row>
              <table:table-cell office:value-type="string">
                <text:p>1658476</text:p>
              </table:table-cell>
              <table:table-cell office:value-type="float" office:value="6.889">
                <text:p>6.889</text:p>
              </table:table-cell>
            </table:table-row>
            <table:table-row>
              <table:table-cell office:value-type="string">
                <text:p>1658475</text:p>
              </table:table-cell>
              <table:table-cell office:value-type="float" office:value="7.004">
                <text:p>7.004</text:p>
              </table:table-cell>
            </table:table-row>
            <table:table-row>
              <table:table-cell office:value-type="string">
                <text:p>1658474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658473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658472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658471</text:p>
              </table:table-cell>
              <table:table-cell office:value-type="float" office:value="7.239">
                <text:p>7.239</text:p>
              </table:table-cell>
            </table:table-row>
            <table:table-row>
              <table:table-cell office:value-type="string">
                <text:p>165847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658469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658468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658467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658466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658465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658464</text:p>
              </table:table-cell>
              <table:table-cell office:value-type="float" office:value="7.607">
                <text:p>7.607</text:p>
              </table:table-cell>
            </table:table-row>
            <table:table-row>
              <table:table-cell office:value-type="string">
                <text:p>1658463</text:p>
              </table:table-cell>
              <table:table-cell office:value-type="float" office:value="7.861">
                <text:p>7.861</text:p>
              </table:table-cell>
            </table:table-row>
            <table:table-row>
              <table:table-cell office:value-type="string">
                <text:p>1658462</text:p>
              </table:table-cell>
              <table:table-cell office:value-type="float" office:value="8.123">
                <text:p>8.123</text:p>
              </table:table-cell>
            </table:table-row>
            <table:table-row>
              <table:table-cell office:value-type="string">
                <text:p>1658461</text:p>
              </table:table-cell>
              <table:table-cell office:value-type="float" office:value="8.258">
                <text:p>8.258</text:p>
              </table:table-cell>
            </table:table-row>
            <table:table-row>
              <table:table-cell office:value-type="string">
                <text:p>1658460</text:p>
              </table:table-cell>
              <table:table-cell office:value-type="float" office:value="8.533">
                <text:p>8.533</text:p>
              </table:table-cell>
            </table:table-row>
            <table:table-row>
              <table:table-cell office:value-type="string">
                <text:p>1658459</text:p>
              </table:table-cell>
              <table:table-cell office:value-type="float" office:value="8.818">
                <text:p>8.818</text:p>
              </table:table-cell>
            </table:table-row>
            <table:table-row>
              <table:table-cell office:value-type="string">
                <text:p>1658458</text:p>
              </table:table-cell>
              <table:table-cell office:value-type="float" office:value="8.965">
                <text:p>8.965</text:p>
              </table:table-cell>
            </table:table-row>
            <table:table-row>
              <table:table-cell office:value-type="string">
                <text:p>1658457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6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5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4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3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2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1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0</text:p>
              </table:table-cell>
              <table:table-cell office:value-type="float" office:value="8.962">
                <text:p>8.962</text:p>
              </table:table-cell>
            </table:table-row>
            <table:table-row>
              <table:table-cell office:value-type="string">
                <text:p>1658449</text:p>
              </table:table-cell>
              <table:table-cell office:value-type="float" office:value="8.663">
                <text:p>8.663</text:p>
              </table:table-cell>
            </table:table-row>
            <table:table-row>
              <table:table-cell office:value-type="string">
                <text:p>1658448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658447</text:p>
              </table:table-cell>
              <table:table-cell office:value-type="float" office:value="8.095">
                <text:p>8.095</text:p>
              </table:table-cell>
            </table:table-row>
            <table:table-row>
              <table:table-cell office:value-type="string">
                <text:p>1658446</text:p>
              </table:table-cell>
              <table:table-cell office:value-type="float" office:value="7.826">
                <text:p>7.826</text:p>
              </table:table-cell>
            </table:table-row>
            <table:table-row>
              <table:table-cell office:value-type="string">
                <text:p>1658445</text:p>
              </table:table-cell>
              <table:table-cell office:value-type="float" office:value="7.565">
                <text:p>7.565</text:p>
              </table:table-cell>
            </table:table-row>
            <table:table-row>
              <table:table-cell office:value-type="string">
                <text:p>1658444</text:p>
              </table:table-cell>
              <table:table-cell office:value-type="float" office:value="7.186">
                <text:p>7.186</text:p>
              </table:table-cell>
            </table:table-row>
            <table:table-row>
              <table:table-cell office:value-type="string">
                <text:p>1658443</text:p>
              </table:table-cell>
              <table:table-cell office:value-type="float" office:value="6.947">
                <text:p>6.947</text:p>
              </table:table-cell>
            </table:table-row>
            <table:table-row>
              <table:table-cell office:value-type="string">
                <text:p>1658442</text:p>
              </table:table-cell>
              <table:table-cell office:value-type="float" office:value="6.831">
                <text:p>6.831</text:p>
              </table:table-cell>
            </table:table-row>
            <table:table-row>
              <table:table-cell office:value-type="string">
                <text:p>1658441</text:p>
              </table:table-cell>
              <table:table-cell office:value-type="float" office:value="6.717">
                <text:p>6.717</text:p>
              </table:table-cell>
            </table:table-row>
            <table:table-row>
              <table:table-cell office:value-type="string">
                <text:p>1658440</text:p>
              </table:table-cell>
              <table:table-cell office:value-type="float" office:value="6.605">
                <text:p>6.605</text:p>
              </table:table-cell>
            </table:table-row>
            <table:table-row>
              <table:table-cell office:value-type="string">
                <text:p>1658439</text:p>
              </table:table-cell>
              <table:table-cell office:value-type="float" office:value="6.605">
                <text:p>6.605</text:p>
              </table:table-cell>
            </table:table-row>
            <table:table-row>
              <table:table-cell office:value-type="string">
                <text:p>1658438</text:p>
              </table:table-cell>
              <table:table-cell office:value-type="float" office:value="6.495">
                <text:p>6.495</text:p>
              </table:table-cell>
            </table:table-row>
            <table:table-row>
              <table:table-cell office:value-type="string">
                <text:p>1658437</text:p>
              </table:table-cell>
              <table:table-cell office:value-type="float" office:value="6.387">
                <text:p>6.387</text:p>
              </table:table-cell>
            </table:table-row>
            <table:table-row>
              <table:table-cell office:value-type="string">
                <text:p>1658436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5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4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3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2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1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0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29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28</text:p>
              </table:table-cell>
              <table:table-cell office:value-type="float" office:value="6.176">
                <text:p>6.176</text:p>
              </table:table-cell>
            </table:table-row>
            <table:table-row>
              <table:table-cell office:value-type="string">
                <text:p>1658427</text:p>
              </table:table-cell>
              <table:table-cell office:value-type="float" office:value="6.073">
                <text:p>6.073</text:p>
              </table:table-cell>
            </table:table-row>
            <table:table-row>
              <table:table-cell office:value-type="string">
                <text:p>1658426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1658425</text:p>
              </table:table-cell>
              <table:table-cell office:value-type="float" office:value="5.675">
                <text:p>5.675</text:p>
              </table:table-cell>
            </table:table-row>
            <table:table-row>
              <table:table-cell office:value-type="string">
                <text:p>1658424</text:p>
              </table:table-cell>
              <table:table-cell office:value-type="float" office:value="5.486">
                <text:p>5.486</text:p>
              </table:table-cell>
            </table:table-row>
            <table:table-row>
              <table:table-cell office:value-type="string">
                <text:p>1658423</text:p>
              </table:table-cell>
              <table:table-cell office:value-type="float" office:value="5.303">
                <text:p>5.303</text:p>
              </table:table-cell>
            </table:table-row>
            <table:table-row>
              <table:table-cell office:value-type="string">
                <text:p>1658422</text:p>
              </table:table-cell>
              <table:table-cell office:value-type="float" office:value="5.126">
                <text:p>5.126</text:p>
              </table:table-cell>
            </table:table-row>
            <table:table-row>
              <table:table-cell office:value-type="string">
                <text:p>1658421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1658420</text:p>
              </table:table-cell>
              <table:table-cell office:value-type="float" office:value="4.956">
                <text:p>4.956</text:p>
              </table:table-cell>
            </table:table-row>
            <table:table-row>
              <table:table-cell office:value-type="string">
                <text:p>1658419</text:p>
              </table:table-cell>
              <table:table-cell office:value-type="float" office:value="4.874">
                <text:p>4.874</text:p>
              </table:table-cell>
            </table:table-row>
            <table:table-row>
              <table:table-cell office:value-type="string">
                <text:p>1658418</text:p>
              </table:table-cell>
              <table:table-cell office:value-type="float" office:value="4.793">
                <text:p>4.793</text:p>
              </table:table-cell>
            </table:table-row>
            <table:table-row>
              <table:table-cell office:value-type="string">
                <text:p>1658417</text:p>
              </table:table-cell>
              <table:table-cell office:value-type="float" office:value="4.713">
                <text:p>4.713</text:p>
              </table:table-cell>
            </table:table-row>
            <table:table-row>
              <table:table-cell office:value-type="string">
                <text:p>1658416</text:p>
              </table:table-cell>
              <table:table-cell office:value-type="float" office:value="4.634">
                <text:p>4.634</text:p>
              </table:table-cell>
            </table:table-row>
            <table:table-row>
              <table:table-cell office:value-type="string">
                <text:p>1658415</text:p>
              </table:table-cell>
              <table:table-cell office:value-type="float" office:value="4.557">
                <text:p>4.557</text:p>
              </table:table-cell>
            </table:table-row>
            <table:table-row>
              <table:table-cell office:value-type="string">
                <text:p>1658414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13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12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11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10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09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08</text:p>
              </table:table-cell>
              <table:table-cell office:value-type="float" office:value="4.406">
                <text:p>4.406</text:p>
              </table:table-cell>
            </table:table-row>
            <table:table-row>
              <table:table-cell office:value-type="string">
                <text:p>1658407</text:p>
              </table:table-cell>
              <table:table-cell office:value-type="float" office:value="4.406">
                <text:p>4.406</text:p>
              </table:table-cell>
            </table:table-row>
            <table:table-row>
              <table:table-cell office:value-type="string">
                <text:p>16584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6584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658404</text:p>
              </table:table-cell>
              <table:table-cell office:value-type="float" office:value="4.554">
                <text:p>4.554</text:p>
              </table:table-cell>
            </table:table-row>
            <table:table-row>
              <table:table-cell office:value-type="string">
                <text:p>1658403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658402</text:p>
              </table:table-cell>
              <table:table-cell office:value-type="float" office:value="4.785">
                <text:p>4.785</text:p>
              </table:table-cell>
            </table:table-row>
            <table:table-row>
              <table:table-cell office:value-type="string">
                <text:p>1658401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string">
                <text:p>1658400</text:p>
              </table:table-cell>
              <table:table-cell office:value-type="float" office:value="5.275">
                <text:p>5.275</text:p>
              </table:table-cell>
            </table:table-row>
            <table:table-row>
              <table:table-cell office:value-type="string">
                <text:p>1658399</text:p>
              </table:table-cell>
              <table:table-cell office:value-type="float" office:value="5.539">
                <text:p>5.539</text:p>
              </table:table-cell>
            </table:table-row>
            <table:table-row>
              <table:table-cell office:value-type="string">
                <text:p>1658398</text:p>
              </table:table-cell>
              <table:table-cell office:value-type="float" office:value="5.723">
                <text:p>5.723</text:p>
              </table:table-cell>
            </table:table-row>
            <table:table-row>
              <table:table-cell office:value-type="string">
                <text:p>1658397</text:p>
              </table:table-cell>
              <table:table-cell office:value-type="float" office:value="5.914">
                <text:p>5.914</text:p>
              </table:table-cell>
            </table:table-row>
            <table:table-row>
              <table:table-cell office:value-type="string">
                <text:p>165839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1658395</text:p>
              </table:table-cell>
              <table:table-cell office:value-type="float" office:value="6.521">
                <text:p>6.521</text:p>
              </table:table-cell>
            </table:table-row>
            <table:table-row>
              <table:table-cell office:value-type="string">
                <text:p>1658394</text:p>
              </table:table-cell>
              <table:table-cell office:value-type="float" office:value="6.847">
                <text:p>6.847</text:p>
              </table:table-cell>
            </table:table-row>
            <table:table-row>
              <table:table-cell office:value-type="string">
                <text:p>1658393</text:p>
              </table:table-cell>
              <table:table-cell office:value-type="float" office:value="7.189">
                <text:p>7.189</text:p>
              </table:table-cell>
            </table:table-row>
            <table:table-row>
              <table:table-cell office:value-type="string">
                <text:p>1658392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16583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58390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658389</text:p>
              </table:table-cell>
              <table:table-cell office:value-type="float" office:value="8.329">
                <text:p>8.329</text:p>
              </table:table-cell>
            </table:table-row>
            <table:table-row>
              <table:table-cell office:value-type="string">
                <text:p>1658388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7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6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5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4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3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2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1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658380</text:p>
              </table:table-cell>
              <table:table-cell office:value-type="float" office:value="8.042">
                <text:p>8.042</text:p>
              </table:table-cell>
            </table:table-row>
            <table:table-row>
              <table:table-cell office:value-type="string">
                <text:p>1658379</text:p>
              </table:table-cell>
              <table:table-cell office:value-type="float" office:value="8.042">
                <text:p>8.042</text:p>
              </table:table-cell>
            </table:table-row>
            <table:table-row>
              <table:table-cell office:value-type="string">
                <text:p>1658378</text:p>
              </table:table-cell>
              <table:table-cell office:value-type="float" office:value="8.042">
                <text:p>8.042</text:p>
              </table:table-cell>
            </table:table-row>
            <table:table-row>
              <table:table-cell office:value-type="string">
                <text:p>1658377</text:p>
              </table:table-cell>
              <table:table-cell office:value-type="float" office:value="7.908">
                <text:p>7.908</text:p>
              </table:table-cell>
            </table:table-row>
            <table:table-row>
              <table:table-cell office:value-type="string">
                <text:p>1658376</text:p>
              </table:table-cell>
              <table:table-cell office:value-type="float" office:value="7.908">
                <text:p>7.908</text:p>
              </table:table-cell>
            </table:table-row>
            <table:table-row>
              <table:table-cell office:value-type="string">
                <text:p>1658375</text:p>
              </table:table-cell>
              <table:table-cell office:value-type="float" office:value="7.908">
                <text:p>7.908</text:p>
              </table:table-cell>
            </table:table-row>
            <table:table-row>
              <table:table-cell office:value-type="string">
                <text:p>1658374</text:p>
              </table:table-cell>
              <table:table-cell office:value-type="float" office:value="7.776">
                <text:p>7.776</text:p>
              </table:table-cell>
            </table:table-row>
            <table:table-row>
              <table:table-cell office:value-type="string">
                <text:p>1658373</text:p>
              </table:table-cell>
              <table:table-cell office:value-type="float" office:value="7.647">
                <text:p>7.647</text:p>
              </table:table-cell>
            </table:table-row>
            <table:table-row>
              <table:table-cell office:value-type="string">
                <text:p>1658372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71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70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9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8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7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6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5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4</text:p>
              </table:table-cell>
              <table:table-cell office:value-type="float" office:value="7.394">
                <text:p>7.394</text:p>
              </table:table-cell>
            </table:table-row>
            <table:table-row>
              <table:table-cell office:value-type="string">
                <text:p>1658363</text:p>
              </table:table-cell>
              <table:table-cell office:value-type="float" office:value="7.271">
                <text:p>7.271</text:p>
              </table:table-cell>
            </table:table-row>
            <table:table-row>
              <table:table-cell office:value-type="string">
                <text:p>1658362</text:p>
              </table:table-cell>
              <table:table-cell office:value-type="float" office:value="7.149">
                <text:p>7.149</text:p>
              </table:table-cell>
            </table:table-row>
            <table:table-row>
              <table:table-cell office:value-type="string">
                <text:p>1658361</text:p>
              </table:table-cell>
              <table:table-cell office:value-type="float" office:value="6.911">
                <text:p>6.911</text:p>
              </table:table-cell>
            </table:table-row>
            <table:table-row>
              <table:table-cell office:value-type="string">
                <text:p>1658360</text:p>
              </table:table-cell>
              <table:table-cell office:value-type="float" office:value="6.681">
                <text:p>6.681</text:p>
              </table:table-cell>
            </table:table-row>
            <table:table-row>
              <table:table-cell office:value-type="string">
                <text:p>1658359</text:p>
              </table:table-cell>
              <table:table-cell office:value-type="float" office:value="6.569">
                <text:p>6.569</text:p>
              </table:table-cell>
            </table:table-row>
            <table:table-row>
              <table:table-cell office:value-type="string">
                <text:p>1658358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65835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658356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658355</text:p>
              </table:table-cell>
              <table:table-cell office:value-type="float" office:value="6.352">
                <text:p>6.352</text:p>
              </table:table-cell>
            </table:table-row>
            <table:table-row>
              <table:table-cell office:value-type="string">
                <text:p>1658354</text:p>
              </table:table-cell>
              <table:table-cell office:value-type="float" office:value="6.246">
                <text:p>6.246</text:p>
              </table:table-cell>
            </table:table-row>
            <table:table-row>
              <table:table-cell office:value-type="string">
                <text:p>1658353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65835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658351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1658350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9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8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7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6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5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1658343</text:p>
              </table:table-cell>
              <table:table-cell office:value-type="float" office:value="5.743">
                <text:p>5.743</text:p>
              </table:table-cell>
            </table:table-row>
            <table:table-row>
              <table:table-cell office:value-type="string">
                <text:p>1658342</text:p>
              </table:table-cell>
              <table:table-cell office:value-type="float" office:value="5.647">
                <text:p>5.647</text:p>
              </table:table-cell>
            </table:table-row>
            <table:table-row>
              <table:table-cell office:value-type="string">
                <text:p>1658341</text:p>
              </table:table-cell>
              <table:table-cell office:value-type="float" office:value="5.553">
                <text:p>5.553</text:p>
              </table:table-cell>
            </table:table-row>
            <table:table-row>
              <table:table-cell office:value-type="string">
                <text:p>1658340</text:p>
              </table:table-cell>
              <table:table-cell office:value-type="float" office:value="5.738">
                <text:p>5.738</text:p>
              </table:table-cell>
            </table:table-row>
            <table:table-row>
              <table:table-cell office:value-type="string">
                <text:p>1658339</text:p>
              </table:table-cell>
              <table:table-cell office:value-type="float" office:value="5.929">
                <text:p>5.929</text:p>
              </table:table-cell>
            </table:table-row>
            <table:table-row>
              <table:table-cell office:value-type="string">
                <text:p>1658338</text:p>
              </table:table-cell>
              <table:table-cell office:value-type="float" office:value="6.226">
                <text:p>6.226</text:p>
              </table:table-cell>
            </table:table-row>
            <table:table-row>
              <table:table-cell office:value-type="string">
                <text:p>1658337</text:p>
              </table:table-cell>
              <table:table-cell office:value-type="float" office:value="6.537">
                <text:p>6.537</text:p>
              </table:table-cell>
            </table:table-row>
            <table:table-row>
              <table:table-cell office:value-type="string">
                <text:p>1658336</text:p>
              </table:table-cell>
              <table:table-cell office:value-type="float" office:value="6.973">
                <text:p>6.973</text:p>
              </table:table-cell>
            </table:table-row>
            <table:table-row>
              <table:table-cell office:value-type="string">
                <text:p>1658335</text:p>
              </table:table-cell>
              <table:table-cell office:value-type="float" office:value="7.438">
                <text:p>7.438</text:p>
              </table:table-cell>
            </table:table-row>
            <table:table-row>
              <table:table-cell office:value-type="string">
                <text:p>1658334</text:p>
              </table:table-cell>
              <table:table-cell office:value-type="float" office:value="7.934">
                <text:p>7.934</text:p>
              </table:table-cell>
            </table:table-row>
            <table:table-row>
              <table:table-cell office:value-type="string">
                <text:p>1658333</text:p>
              </table:table-cell>
              <table:table-cell office:value-type="float" office:value="8.463">
                <text:p>8.463</text:p>
              </table:table-cell>
            </table:table-row>
            <table:table-row>
              <table:table-cell office:value-type="string">
                <text:p>1658332</text:p>
              </table:table-cell>
              <table:table-cell office:value-type="float" office:value="8.886">
                <text:p>8.886</text:p>
              </table:table-cell>
            </table:table-row>
            <table:table-row>
              <table:table-cell office:value-type="string">
                <text:p>1658331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658330</text:p>
              </table:table-cell>
              <table:table-cell office:value-type="float" office:value="10.108">
                <text:p>10.108</text:p>
              </table:table-cell>
            </table:table-row>
            <table:table-row>
              <table:table-cell office:value-type="string">
                <text:p>1658329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658328</text:p>
              </table:table-cell>
              <table:table-cell office:value-type="float" office:value="11.863">
                <text:p>11.863</text:p>
              </table:table-cell>
            </table:table-row>
            <table:table-row>
              <table:table-cell office:value-type="string">
                <text:p>1658327</text:p>
              </table:table-cell>
              <table:table-cell office:value-type="float" office:value="12.851">
                <text:p>12.851</text:p>
              </table:table-cell>
            </table:table-row>
            <table:table-row>
              <table:table-cell office:value-type="string">
                <text:p>1658326</text:p>
              </table:table-cell>
              <table:table-cell office:value-type="float" office:value="13.708">
                <text:p>13.708</text:p>
              </table:table-cell>
            </table:table-row>
            <table:table-row>
              <table:table-cell office:value-type="string">
                <text:p>1658325</text:p>
              </table:table-cell>
              <table:table-cell office:value-type="float" office:value="14.165">
                <text:p>14.165</text:p>
              </table:table-cell>
            </table:table-row>
            <table:table-row>
              <table:table-cell office:value-type="string">
                <text:p>1658324</text:p>
              </table:table-cell>
              <table:table-cell office:value-type="float" office:value="14.637">
                <text:p>14.637</text:p>
              </table:table-cell>
            </table:table-row>
            <table:table-row>
              <table:table-cell office:value-type="string">
                <text:p>1658323</text:p>
              </table:table-cell>
              <table:table-cell office:value-type="float" office:value="14.881">
                <text:p>14.881</text:p>
              </table:table-cell>
            </table:table-row>
            <table:table-row>
              <table:table-cell office:value-type="string">
                <text:p>1658322</text:p>
              </table:table-cell>
              <table:table-cell office:value-type="float" office:value="15.129">
                <text:p>15.129</text:p>
              </table:table-cell>
            </table:table-row>
            <table:table-row>
              <table:table-cell office:value-type="string">
                <text:p>1658321</text:p>
              </table:table-cell>
              <table:table-cell office:value-type="float" office:value="15.381">
                <text:p>15.381</text:p>
              </table:table-cell>
            </table:table-row>
            <table:table-row>
              <table:table-cell office:value-type="string">
                <text:p>1658320</text:p>
              </table:table-cell>
              <table:table-cell office:value-type="float" office:value="15.381">
                <text:p>15.381</text:p>
              </table:table-cell>
            </table:table-row>
            <table:table-row>
              <table:table-cell office:value-type="string">
                <text:p>1658319</text:p>
              </table:table-cell>
              <table:table-cell office:value-type="float" office:value="15.638">
                <text:p>15.638</text:p>
              </table:table-cell>
            </table:table-row>
            <table:table-row>
              <table:table-cell office:value-type="string">
                <text:p>1658318</text:p>
              </table:table-cell>
              <table:table-cell office:value-type="float" office:value="15.898">
                <text:p>15.898</text:p>
              </table:table-cell>
            </table:table-row>
            <table:table-row>
              <table:table-cell office:value-type="string">
                <text:p>1658317</text:p>
              </table:table-cell>
              <table:table-cell office:value-type="float" office:value="16.428">
                <text:p>16.428</text:p>
              </table:table-cell>
            </table:table-row>
            <table:table-row>
              <table:table-cell office:value-type="string">
                <text:p>1658316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1658315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1658314</text:p>
              </table:table-cell>
              <table:table-cell office:value-type="float" office:value="17.259">
                <text:p>17.259</text:p>
              </table:table-cell>
            </table:table-row>
            <table:table-row>
              <table:table-cell office:value-type="string">
                <text:p>1658313</text:p>
              </table:table-cell>
              <table:table-cell office:value-type="float" office:value="17.547">
                <text:p>17.547</text:p>
              </table:table-cell>
            </table:table-row>
            <table:table-row>
              <table:table-cell office:value-type="string">
                <text:p>1658312</text:p>
              </table:table-cell>
              <table:table-cell office:value-type="float" office:value="17.547">
                <text:p>17.547</text:p>
              </table:table-cell>
            </table:table-row>
            <table:table-row>
              <table:table-cell office:value-type="string">
                <text:p>1658311</text:p>
              </table:table-cell>
              <table:table-cell office:value-type="float" office:value="17.547">
                <text:p>17.547</text:p>
              </table:table-cell>
            </table:table-row>
            <table:table-row>
              <table:table-cell office:value-type="string">
                <text:p>1658310</text:p>
              </table:table-cell>
              <table:table-cell office:value-type="float" office:value="17.547">
                <text:p>17.547</text:p>
              </table:table-cell>
            </table:table-row>
            <table:table-row>
              <table:table-cell office:value-type="string">
                <text:p>1658309</text:p>
              </table:table-cell>
              <table:table-cell office:value-type="float" office:value="17.547">
                <text:p>17.547</text:p>
              </table:table-cell>
            </table:table-row>
            <table:table-row>
              <table:table-cell office:value-type="string">
                <text:p>1658308</text:p>
              </table:table-cell>
              <table:table-cell office:value-type="float" office:value="17.254">
                <text:p>17.254</text:p>
              </table:table-cell>
            </table:table-row>
            <table:table-row>
              <table:table-cell office:value-type="string">
                <text:p>1658307</text:p>
              </table:table-cell>
              <table:table-cell office:value-type="float" office:value="16.967">
                <text:p>16.967</text:p>
              </table:table-cell>
            </table:table-row>
            <table:table-row>
              <table:table-cell office:value-type="string">
                <text:p>1658306</text:p>
              </table:table-cell>
              <table:table-cell office:value-type="float" office:value="16.684">
                <text:p>16.684</text:p>
              </table:table-cell>
            </table:table-row>
            <table:table-row>
              <table:table-cell office:value-type="string">
                <text:p>1658305</text:p>
              </table:table-cell>
              <table:table-cell office:value-type="float" office:value="16.406">
                <text:p>16.406</text:p>
              </table:table-cell>
            </table:table-row>
            <table:table-row>
              <table:table-cell office:value-type="string">
                <text:p>1658304</text:p>
              </table:table-cell>
              <table:table-cell office:value-type="float" office:value="16.132">
                <text:p>16.132</text:p>
              </table:table-cell>
            </table:table-row>
            <table:table-row>
              <table:table-cell office:value-type="string">
                <text:p>1658303</text:p>
              </table:table-cell>
              <table:table-cell office:value-type="float" office:value="16.132">
                <text:p>16.132</text:p>
              </table:table-cell>
            </table:table-row>
            <table:table-row>
              <table:table-cell office:value-type="string">
                <text:p>1658302</text:p>
              </table:table-cell>
              <table:table-cell office:value-type="float" office:value="15.594">
                <text:p>15.594</text:p>
              </table:table-cell>
            </table:table-row>
            <table:table-row>
              <table:table-cell office:value-type="string">
                <text:p>1658301</text:p>
              </table:table-cell>
              <table:table-cell office:value-type="float" office:value="15.075">
                <text:p>15.075</text:p>
              </table:table-cell>
            </table:table-row>
            <table:table-row>
              <table:table-cell office:value-type="string">
                <text:p>1658300</text:p>
              </table:table-cell>
              <table:table-cell office:value-type="float" office:value="14.572">
                <text:p>14.572</text:p>
              </table:table-cell>
            </table:table-row>
            <table:table-row>
              <table:table-cell office:value-type="string">
                <text:p>1658299</text:p>
              </table:table-cell>
              <table:table-cell office:value-type="float" office:value="13.843">
                <text:p>13.843</text:p>
              </table:table-cell>
            </table:table-row>
            <table:table-row>
              <table:table-cell office:value-type="string">
                <text:p>1658298</text:p>
              </table:table-cell>
              <table:table-cell office:value-type="float" office:value="13.382">
                <text:p>13.382</text:p>
              </table:table-cell>
            </table:table-row>
            <table:table-row>
              <table:table-cell office:value-type="string">
                <text:p>1658297</text:p>
              </table:table-cell>
              <table:table-cell office:value-type="float" office:value="12.936">
                <text:p>12.936</text:p>
              </table:table-cell>
            </table:table-row>
            <table:table-row>
              <table:table-cell office:value-type="string">
                <text:p>1658296</text:p>
              </table:table-cell>
              <table:table-cell office:value-type="float" office:value="12.505">
                <text:p>12.505</text:p>
              </table:table-cell>
            </table:table-row>
            <table:table-row>
              <table:table-cell office:value-type="string">
                <text:p>1658295</text:p>
              </table:table-cell>
              <table:table-cell office:value-type="float" office:value="12.088">
                <text:p>12.088</text:p>
              </table:table-cell>
            </table:table-row>
            <table:table-row>
              <table:table-cell office:value-type="string">
                <text:p>1658294</text:p>
              </table:table-cell>
              <table:table-cell office:value-type="float" office:value="11.685">
                <text:p>11.685</text:p>
              </table:table-cell>
            </table:table-row>
            <table:table-row>
              <table:table-cell office:value-type="string">
                <text:p>1658293</text:p>
              </table:table-cell>
              <table:table-cell office:value-type="float" office:value="11.295">
                <text:p>11.295</text:p>
              </table:table-cell>
            </table:table-row>
            <table:table-row>
              <table:table-cell office:value-type="string">
                <text:p>1658292</text:p>
              </table:table-cell>
              <table:table-cell office:value-type="float" office:value="10.919">
                <text:p>10.919</text:p>
              </table:table-cell>
            </table:table-row>
            <table:table-row>
              <table:table-cell office:value-type="string">
                <text:p>1658291</text:p>
              </table:table-cell>
              <table:table-cell office:value-type="float" office:value="10.555">
                <text:p>10.555</text:p>
              </table:table-cell>
            </table:table-row>
            <table:table-row>
              <table:table-cell office:value-type="string">
                <text:p>1658290</text:p>
              </table:table-cell>
              <table:table-cell office:value-type="float" office:value="10.203">
                <text:p>10.203</text:p>
              </table:table-cell>
            </table:table-row>
            <table:table-row>
              <table:table-cell office:value-type="string">
                <text:p>1658289</text:p>
              </table:table-cell>
              <table:table-cell office:value-type="float" office:value="9.863">
                <text:p>9.863</text:p>
              </table:table-cell>
            </table:table-row>
            <table:table-row>
              <table:table-cell office:value-type="string">
                <text:p>1658288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1658287</text:p>
              </table:table-cell>
              <table:table-cell office:value-type="float" office:value="8.901">
                <text:p>8.901</text:p>
              </table:table-cell>
            </table:table-row>
            <table:table-row>
              <table:table-cell office:value-type="string">
                <text:p>1658286</text:p>
              </table:table-cell>
              <table:table-cell office:value-type="float" office:value="8.456">
                <text:p>8.456</text:p>
              </table:table-cell>
            </table:table-row>
            <table:table-row>
              <table:table-cell office:value-type="string">
                <text:p>1658285</text:p>
              </table:table-cell>
              <table:table-cell office:value-type="float" office:value="8.033">
                <text:p>8.033</text:p>
              </table:table-cell>
            </table:table-row>
            <table:table-row>
              <table:table-cell office:value-type="string">
                <text:p>1658284</text:p>
              </table:table-cell>
              <table:table-cell office:value-type="float" office:value="7.632">
                <text:p>7.632</text:p>
              </table:table-cell>
            </table:table-row>
            <table:table-row>
              <table:table-cell office:value-type="string">
                <text:p>165828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58282</text:p>
              </table:table-cell>
              <table:table-cell office:value-type="float" office:value="6.887">
                <text:p>6.887</text:p>
              </table:table-cell>
            </table:table-row>
            <table:table-row>
              <table:table-cell office:value-type="string">
                <text:p>1658281</text:p>
              </table:table-cell>
              <table:table-cell office:value-type="float" office:value="6.543">
                <text:p>6.543</text:p>
              </table:table-cell>
            </table:table-row>
            <table:table-row>
              <table:table-cell office:value-type="string">
                <text:p>1658280</text:p>
              </table:table-cell>
              <table:table-cell office:value-type="float" office:value="6.216">
                <text:p>6.216</text:p>
              </table:table-cell>
            </table:table-row>
            <table:table-row>
              <table:table-cell office:value-type="string">
                <text:p>1658279</text:p>
              </table:table-cell>
              <table:table-cell office:value-type="float" office:value="5.905">
                <text:p>5.905</text:p>
              </table:table-cell>
            </table:table-row>
            <table:table-row>
              <table:table-cell office:value-type="string">
                <text:p>1658278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1658277</text:p>
              </table:table-cell>
              <table:table-cell office:value-type="float" office:value="5.329">
                <text:p>5.329</text:p>
              </table:table-cell>
            </table:table-row>
            <table:table-row>
              <table:table-cell office:value-type="string">
                <text:p>1658276</text:p>
              </table:table-cell>
              <table:table-cell office:value-type="float" office:value="5.063">
                <text:p>5.063</text:p>
              </table:table-cell>
            </table:table-row>
            <table:table-row>
              <table:table-cell office:value-type="string">
                <text:p>165827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1658274</text:p>
              </table:table-cell>
              <table:table-cell office:value-type="float" office:value="4.569">
                <text:p>4.569</text:p>
              </table:table-cell>
            </table:table-row>
            <table:table-row>
              <table:table-cell office:value-type="string">
                <text:p>1658273</text:p>
              </table:table-cell>
              <table:table-cell office:value-type="float" office:value="4.417">
                <text:p>4.417</text:p>
              </table:table-cell>
            </table:table-row>
            <table:table-row>
              <table:table-cell office:value-type="string">
                <text:p>165827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658271</text:p>
              </table:table-cell>
              <table:table-cell office:value-type="float" office:value="4.127">
                <text:p>4.127</text:p>
              </table:table-cell>
            </table:table-row>
            <table:table-row>
              <table:table-cell office:value-type="string">
                <text:p>165827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2</text:p>
              </table:table-cell>
              <table:table-cell office:value-type="float" office:value="4.056">
                <text:p>4.056</text:p>
              </table:table-cell>
            </table:table-row>
            <table:table-row>
              <table:table-cell office:value-type="string">
                <text:p>1658261</text:p>
              </table:table-cell>
              <table:table-cell office:value-type="float" office:value="4.124">
                <text:p>4.124</text:p>
              </table:table-cell>
            </table:table-row>
            <table:table-row>
              <table:table-cell office:value-type="string">
                <text:p>165826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658259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1658258</text:p>
              </table:table-cell>
              <table:table-cell office:value-type="float" office:value="4.927">
                <text:p>4.927</text:p>
              </table:table-cell>
            </table:table-row>
            <table:table-row>
              <table:table-cell office:value-type="string">
                <text:p>1658257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>
                <text:p>1658256</text:p>
              </table:table-cell>
              <table:table-cell office:value-type="float" office:value="5.693">
                <text:p>5.693</text:p>
              </table:table-cell>
            </table:table-row>
            <table:table-row>
              <table:table-cell office:value-type="string">
                <text:p>1658255</text:p>
              </table:table-cell>
              <table:table-cell office:value-type="float" office:value="6.167">
                <text:p>6.167</text:p>
              </table:table-cell>
            </table:table-row>
            <table:table-row>
              <table:table-cell office:value-type="string">
                <text:p>1658254</text:p>
              </table:table-cell>
              <table:table-cell office:value-type="float" office:value="6.579">
                <text:p>6.579</text:p>
              </table:table-cell>
            </table:table-row>
            <table:table-row>
              <table:table-cell office:value-type="string">
                <text:p>1658253</text:p>
              </table:table-cell>
              <table:table-cell office:value-type="float" office:value="7.017">
                <text:p>7.017</text:p>
              </table:table-cell>
            </table:table-row>
            <table:table-row>
              <table:table-cell office:value-type="string">
                <text:p>1658252</text:p>
              </table:table-cell>
              <table:table-cell office:value-type="float" office:value="7.485">
                <text:p>7.485</text:p>
              </table:table-cell>
            </table:table-row>
            <table:table-row>
              <table:table-cell office:value-type="string">
                <text:p>1658251</text:p>
              </table:table-cell>
              <table:table-cell office:value-type="float" office:value="7.984">
                <text:p>7.984</text:p>
              </table:table-cell>
            </table:table-row>
            <table:table-row>
              <table:table-cell office:value-type="string">
                <text:p>1658250</text:p>
              </table:table-cell>
              <table:table-cell office:value-type="float" office:value="8.516">
                <text:p>8.516</text:p>
              </table:table-cell>
            </table:table-row>
            <table:table-row>
              <table:table-cell office:value-type="string">
                <text:p>1658249</text:p>
              </table:table-cell>
              <table:table-cell office:value-type="float" office:value="9.084">
                <text:p>9.084</text:p>
              </table:table-cell>
            </table:table-row>
            <table:table-row>
              <table:table-cell office:value-type="string">
                <text:p>1658248</text:p>
              </table:table-cell>
              <table:table-cell office:value-type="float" office:value="9.539">
                <text:p>9.539</text:p>
              </table:table-cell>
            </table:table-row>
            <table:table-row>
              <table:table-cell office:value-type="string">
                <text:p>1658247</text:p>
              </table:table-cell>
              <table:table-cell office:value-type="float" office:value="10.015">
                <text:p>10.015</text:p>
              </table:table-cell>
            </table:table-row>
            <table:table-row>
              <table:table-cell office:value-type="string">
                <text:p>1658246</text:p>
              </table:table-cell>
              <table:table-cell office:value-type="float" office:value="10.516">
                <text:p>10.516</text:p>
              </table:table-cell>
            </table:table-row>
            <table:table-row>
              <table:table-cell office:value-type="string">
                <text:p>1658245</text:p>
              </table:table-cell>
              <table:table-cell office:value-type="float" office:value="10.692">
                <text:p>10.692</text:p>
              </table:table-cell>
            </table:table-row>
            <table:table-row>
              <table:table-cell office:value-type="string">
                <text:p>1658244</text:p>
              </table:table-cell>
              <table:table-cell office:value-type="float" office:value="10.692">
                <text:p>10.692</text:p>
              </table:table-cell>
            </table:table-row>
            <table:table-row>
              <table:table-cell office:value-type="string">
                <text:p>1658243</text:p>
              </table:table-cell>
              <table:table-cell office:value-type="float" office:value="10.692">
                <text:p>10.692</text:p>
              </table:table-cell>
            </table:table-row>
            <table:table-row>
              <table:table-cell office:value-type="string">
                <text:p>1658242</text:p>
              </table:table-cell>
              <table:table-cell office:value-type="float" office:value="10.692">
                <text:p>10.692</text:p>
              </table:table-cell>
            </table:table-row>
            <table:table-row>
              <table:table-cell office:value-type="string">
                <text:p>1658241</text:p>
              </table:table-cell>
              <table:table-cell office:value-type="float" office:value="10.513">
                <text:p>10.513</text:p>
              </table:table-cell>
            </table:table-row>
            <table:table-row>
              <table:table-cell office:value-type="string">
                <text:p>1658240</text:p>
              </table:table-cell>
              <table:table-cell office:value-type="float" office:value="10.163">
                <text:p>10.163</text:p>
              </table:table-cell>
            </table:table-row>
            <table:table-row>
              <table:table-cell office:value-type="string">
                <text:p>1658239</text:p>
              </table:table-cell>
              <table:table-cell office:value-type="float" office:value="9.993">
                <text:p>9.993</text:p>
              </table:table-cell>
            </table:table-row>
            <table:table-row>
              <table:table-cell office:value-type="string">
                <text:p>1658238</text:p>
              </table:table-cell>
              <table:table-cell office:value-type="float" office:value="9.827">
                <text:p>9.827</text:p>
              </table:table-cell>
            </table:table-row>
            <table:table-row>
              <table:table-cell office:value-type="string">
                <text:p>1658237</text:p>
              </table:table-cell>
              <table:table-cell office:value-type="float" office:value="9.499">
                <text:p>9.499</text:p>
              </table:table-cell>
            </table:table-row>
            <table:table-row>
              <table:table-cell office:value-type="string">
                <text:p>1658236</text:p>
              </table:table-cell>
              <table:table-cell office:value-type="float" office:value="9.183">
                <text:p>9.183</text:p>
              </table:table-cell>
            </table:table-row>
            <table:table-row>
              <table:table-cell office:value-type="string">
                <text:p>1658235</text:p>
              </table:table-cell>
              <table:table-cell office:value-type="float" office:value="8.877">
                <text:p>8.877</text:p>
              </table:table-cell>
            </table:table-row>
            <table:table-row>
              <table:table-cell office:value-type="string">
                <text:p>1658234</text:p>
              </table:table-cell>
              <table:table-cell office:value-type="float" office:value="8.729">
                <text:p>8.729</text:p>
              </table:table-cell>
            </table:table-row>
            <table:table-row>
              <table:table-cell office:value-type="string">
                <text:p>1658233</text:p>
              </table:table-cell>
              <table:table-cell office:value-type="float" office:value="8.438">
                <text:p>8.438</text:p>
              </table:table-cell>
            </table:table-row>
            <table:table-row>
              <table:table-cell office:value-type="string">
                <text:p>1658232</text:p>
              </table:table-cell>
              <table:table-cell office:value-type="float" office:value="8.156">
                <text:p>8.156</text:p>
              </table:table-cell>
            </table:table-row>
            <table:table-row>
              <table:table-cell office:value-type="string">
                <text:p>1658231</text:p>
              </table:table-cell>
              <table:table-cell office:value-type="float" office:value="7.884">
                <text:p>7.884</text:p>
              </table:table-cell>
            </table:table-row>
            <table:table-row>
              <table:table-cell office:value-type="string">
                <text:p>1658230</text:p>
              </table:table-cell>
              <table:table-cell office:value-type="float" office:value="7.622">
                <text:p>7.622</text:p>
              </table:table-cell>
            </table:table-row>
            <table:table-row>
              <table:table-cell office:value-type="string">
                <text:p>1658229</text:p>
              </table:table-cell>
              <table:table-cell office:value-type="float" office:value="7.368">
                <text:p>7.368</text:p>
              </table:table-cell>
            </table:table-row>
            <table:table-row>
              <table:table-cell office:value-type="string">
                <text:p>1658228</text:p>
              </table:table-cell>
              <table:table-cell office:value-type="float" office:value="7.122">
                <text:p>7.122</text:p>
              </table:table-cell>
            </table:table-row>
            <table:table-row>
              <table:table-cell office:value-type="string">
                <text:p>1658227</text:p>
              </table:table-cell>
              <table:table-cell office:value-type="float" office:value="6.885">
                <text:p>6.885</text:p>
              </table:table-cell>
            </table:table-row>
            <table:table-row>
              <table:table-cell office:value-type="string">
                <text:p>1658226</text:p>
              </table:table-cell>
              <table:table-cell office:value-type="float" office:value="6.655">
                <text:p>6.655</text:p>
              </table:table-cell>
            </table:table-row>
            <table:table-row>
              <table:table-cell office:value-type="string">
                <text:p>1658225</text:p>
              </table:table-cell>
              <table:table-cell office:value-type="float" office:value="6.433">
                <text:p>6.433</text:p>
              </table:table-cell>
            </table:table-row>
            <table:table-row>
              <table:table-cell office:value-type="string">
                <text:p>1658224</text:p>
              </table:table-cell>
              <table:table-cell office:value-type="float" office:value="6.219">
                <text:p>6.219</text:p>
              </table:table-cell>
            </table:table-row>
            <table:table-row>
              <table:table-cell office:value-type="string">
                <text:p>1658223</text:p>
              </table:table-cell>
              <table:table-cell office:value-type="float" office:value="6.011">
                <text:p>6.011</text:p>
              </table:table-cell>
            </table:table-row>
            <table:table-row>
              <table:table-cell office:value-type="string">
                <text:p>1658222</text:p>
              </table:table-cell>
              <table:table-cell office:value-type="float" office:value="5.811">
                <text:p>5.811</text:p>
              </table:table-cell>
            </table:table-row>
            <table:table-row>
              <table:table-cell office:value-type="string">
                <text:p>1658221</text:p>
              </table:table-cell>
              <table:table-cell office:value-type="float" office:value="5.617">
                <text:p>5.617</text:p>
              </table:table-cell>
            </table:table-row>
            <table:table-row>
              <table:table-cell office:value-type="string">
                <text:p>1658220</text:p>
              </table:table-cell>
              <table:table-cell office:value-type="float" office:value="5.524">
                <text:p>5.524</text:p>
              </table:table-cell>
            </table:table-row>
            <table:table-row>
              <table:table-cell office:value-type="string">
                <text:p>1658219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1658218</text:p>
              </table:table-cell>
              <table:table-cell office:value-type="float" office:value="5.251">
                <text:p>5.251</text:p>
              </table:table-cell>
            </table:table-row>
            <table:table-row>
              <table:table-cell office:value-type="string">
                <text:p>1658217</text:p>
              </table:table-cell>
              <table:table-cell office:value-type="float" office:value="5.251">
                <text:p>5.251</text:p>
              </table:table-cell>
            </table:table-row>
            <table:table-row>
              <table:table-cell office:value-type="string">
                <text:p>1658216</text:p>
              </table:table-cell>
              <table:table-cell office:value-type="float" office:value="5.163">
                <text:p>5.163</text:p>
              </table:table-cell>
            </table:table-row>
            <table:table-row>
              <table:table-cell office:value-type="string">
                <text:p>1658215</text:p>
              </table:table-cell>
              <table:table-cell office:value-type="float" office:value="5.077">
                <text:p>5.077</text:p>
              </table:table-cell>
            </table:table-row>
            <table:table-row>
              <table:table-cell office:value-type="string">
                <text:p>1658214</text:p>
              </table:table-cell>
              <table:table-cell office:value-type="float" office:value="5.077">
                <text:p>5.077</text:p>
              </table:table-cell>
            </table:table-row>
            <table:table-row>
              <table:table-cell office:value-type="string">
                <text:p>1658213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>1658212</text:p>
              </table:table-cell>
              <table:table-cell office:value-type="float" office:value="4.909">
                <text:p>4.909</text:p>
              </table:table-cell>
            </table:table-row>
            <table:table-row>
              <table:table-cell office:value-type="string">
                <text:p>1658211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10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9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8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7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6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5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4</text:p>
              </table:table-cell>
              <table:table-cell office:value-type="float" office:value="5.149">
                <text:p>5.149</text:p>
              </table:table-cell>
            </table:table-row>
            <table:table-row>
              <table:table-cell office:value-type="string">
                <text:p>1658203</text:p>
              </table:table-cell>
              <table:table-cell office:value-type="float" office:value="5.407">
                <text:p>5.407</text:p>
              </table:table-cell>
            </table:table-row>
            <table:table-row>
              <table:table-cell office:value-type="string">
                <text:p>1658202</text:p>
              </table:table-cell>
              <table:table-cell office:value-type="float" office:value="5.677">
                <text:p>5.677</text:p>
              </table:table-cell>
            </table:table-row>
            <table:table-row>
              <table:table-cell office:value-type="string">
                <text:p>1658201</text:p>
              </table:table-cell>
              <table:table-cell office:value-type="float" office:value="5.961">
                <text:p>5.961</text:p>
              </table:table-cell>
            </table:table-row>
            <table:table-row>
              <table:table-cell office:value-type="string">
                <text:p>1658200</text:p>
              </table:table-cell>
              <table:table-cell office:value-type="float" office:value="6.259">
                <text:p>6.259</text:p>
              </table:table-cell>
            </table:table-row>
            <table:table-row>
              <table:table-cell office:value-type="string">
                <text:p>1658199</text:p>
              </table:table-cell>
              <table:table-cell office:value-type="float" office:value="6.676">
                <text:p>6.676</text:p>
              </table:table-cell>
            </table:table-row>
            <table:table-row>
              <table:table-cell office:value-type="string">
                <text:p>1658198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658197</text:p>
              </table:table-cell>
              <table:table-cell office:value-type="float" office:value="7.477">
                <text:p>7.477</text:p>
              </table:table-cell>
            </table:table-row>
            <table:table-row>
              <table:table-cell office:value-type="string">
                <text:p>1658196</text:p>
              </table:table-cell>
              <table:table-cell office:value-type="float" office:value="7.976">
                <text:p>7.976</text:p>
              </table:table-cell>
            </table:table-row>
            <table:table-row>
              <table:table-cell office:value-type="string">
                <text:p>1658195</text:p>
              </table:table-cell>
              <table:table-cell office:value-type="float" office:value="8.508">
                <text:p>8.508</text:p>
              </table:table-cell>
            </table:table-row>
            <table:table-row>
              <table:table-cell office:value-type="string">
                <text:p>1658194</text:p>
              </table:table-cell>
              <table:table-cell office:value-type="float" office:value="9.075">
                <text:p>9.075</text:p>
              </table:table-cell>
            </table:table-row>
            <table:table-row>
              <table:table-cell office:value-type="string">
                <text:p>1658193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1658192</text:p>
              </table:table-cell>
              <table:table-cell office:value-type="float" office:value="10.325">
                <text:p>10.325</text:p>
              </table:table-cell>
            </table:table-row>
            <table:table-row>
              <table:table-cell office:value-type="string">
                <text:p>1658191</text:p>
              </table:table-cell>
              <table:table-cell office:value-type="float" office:value="11.014">
                <text:p>11.014</text:p>
              </table:table-cell>
            </table:table-row>
            <table:table-row>
              <table:table-cell office:value-type="string">
                <text:p>1658190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9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8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7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6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5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4</text:p>
              </table:table-cell>
              <table:table-cell office:value-type="float" office:value="11.552">
                <text:p>11.552</text:p>
              </table:table-cell>
            </table:table-row>
            <table:table-row>
              <table:table-cell office:value-type="string">
                <text:p>1658183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1658182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658181</text:p>
              </table:table-cell>
              <table:table-cell office:value-type="float" office:value="10.984">
                <text:p>10.984</text:p>
              </table:table-cell>
            </table:table-row>
            <table:table-row>
              <table:table-cell office:value-type="string">
                <text:p>1658180</text:p>
              </table:table-cell>
              <table:table-cell office:value-type="float" office:value="10.984">
                <text:p>10.984</text:p>
              </table:table-cell>
            </table:table-row>
            <table:table-row>
              <table:table-cell office:value-type="string">
                <text:p>1658179</text:p>
              </table:table-cell>
              <table:table-cell office:value-type="float" office:value="10.801">
                <text:p>10.801</text:p>
              </table:table-cell>
            </table:table-row>
            <table:table-row>
              <table:table-cell office:value-type="string">
                <text:p>1658178</text:p>
              </table:table-cell>
              <table:table-cell office:value-type="float" office:value="10.621">
                <text:p>10.621</text:p>
              </table:table-cell>
            </table:table-row>
            <table:table-row>
              <table:table-cell office:value-type="string">
                <text:p>1658177</text:p>
              </table:table-cell>
              <table:table-cell office:value-type="float" office:value="10.444">
                <text:p>10.444</text:p>
              </table:table-cell>
            </table:table-row>
            <table:table-row>
              <table:table-cell office:value-type="string">
                <text:p>1658176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1658175</text:p>
              </table:table-cell>
              <table:table-cell office:value-type="float" office:value="10.099">
                <text:p>10.099</text:p>
              </table:table-cell>
            </table:table-row>
            <table:table-row>
              <table:table-cell office:value-type="string">
                <text:p>1658174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1658173</text:p>
              </table:table-cell>
              <table:table-cell office:value-type="float" office:value="9.765">
                <text:p>9.765</text:p>
              </table:table-cell>
            </table:table-row>
            <table:table-row>
              <table:table-cell office:value-type="string">
                <text:p>1658172</text:p>
              </table:table-cell>
              <table:table-cell office:value-type="float" office:value="9.602">
                <text:p>9.602</text:p>
              </table:table-cell>
            </table:table-row>
            <table:table-row>
              <table:table-cell office:value-type="string">
                <text:p>1658171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1658170</text:p>
              </table:table-cell>
              <table:table-cell office:value-type="float" office:value="9.285">
                <text:p>9.285</text:p>
              </table:table-cell>
            </table:table-row>
            <table:table-row>
              <table:table-cell office:value-type="string">
                <text:p>1658169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658168</text:p>
              </table:table-cell>
              <table:table-cell office:value-type="float" office:value="8.978">
                <text:p>8.978</text:p>
              </table:table-cell>
            </table:table-row>
            <table:table-row>
              <table:table-cell office:value-type="string">
                <text:p>1658167</text:p>
              </table:table-cell>
              <table:table-cell office:value-type="float" office:value="8.828">
                <text:p>8.828</text:p>
              </table:table-cell>
            </table:table-row>
            <table:table-row>
              <table:table-cell office:value-type="string">
                <text:p>1658166</text:p>
              </table:table-cell>
              <table:table-cell office:value-type="float" office:value="8.681">
                <text:p>8.681</text:p>
              </table:table-cell>
            </table:table-row>
            <table:table-row>
              <table:table-cell office:value-type="string">
                <text:p>1658165</text:p>
              </table:table-cell>
              <table:table-cell office:value-type="float" office:value="8.247">
                <text:p>8.247</text:p>
              </table:table-cell>
            </table:table-row>
            <table:table-row>
              <table:table-cell office:value-type="string">
                <text:p>1658164</text:p>
              </table:table-cell>
              <table:table-cell office:value-type="float" office:value="7.972">
                <text:p>7.972</text:p>
              </table:table-cell>
            </table:table-row>
            <table:table-row>
              <table:table-cell office:value-type="string">
                <text:p>1658163</text:p>
              </table:table-cell>
              <table:table-cell office:value-type="float" office:value="7.706">
                <text:p>7.706</text:p>
              </table:table-cell>
            </table:table-row>
            <table:table-row>
              <table:table-cell office:value-type="string">
                <text:p>1658162</text:p>
              </table:table-cell>
              <table:table-cell office:value-type="float" office:value="7.449">
                <text:p>7.449</text:p>
              </table:table-cell>
            </table:table-row>
            <table:table-row>
              <table:table-cell office:value-type="string">
                <text:p>1658161</text:p>
              </table:table-cell>
              <table:table-cell office:value-type="float" office:value="7.201">
                <text:p>7.201</text:p>
              </table:table-cell>
            </table:table-row>
            <table:table-row>
              <table:table-cell office:value-type="string">
                <text:p>1658160</text:p>
              </table:table-cell>
              <table:table-cell office:value-type="float" office:value="6.961">
                <text:p>6.961</text:p>
              </table:table-cell>
            </table:table-row>
            <table:table-row>
              <table:table-cell office:value-type="string">
                <text:p>1658159</text:p>
              </table:table-cell>
              <table:table-cell office:value-type="float" office:value="6.729">
                <text:p>6.729</text:p>
              </table:table-cell>
            </table:table-row>
            <table:table-row>
              <table:table-cell office:value-type="string">
                <text:p>1658158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1658157</text:p>
              </table:table-cell>
              <table:table-cell office:value-type="float" office:value="6.396">
                <text:p>6.396</text:p>
              </table:table-cell>
            </table:table-row>
            <table:table-row>
              <table:table-cell office:value-type="string">
                <text:p>1658156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658155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658154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658153</text:p>
              </table:table-cell>
              <table:table-cell office:value-type="float" office:value="6.394">
                <text:p>6.394</text:p>
              </table:table-cell>
            </table:table-row>
            <table:table-row>
              <table:table-cell office:value-type="string">
                <text:p>1658152</text:p>
              </table:table-cell>
              <table:table-cell office:value-type="float" office:value="6.501">
                <text:p>6.501</text:p>
              </table:table-cell>
            </table:table-row>
            <table:table-row>
              <table:table-cell office:value-type="string">
                <text:p>1658151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50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9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8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7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6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5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4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3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2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1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0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39</text:p>
              </table:table-cell>
              <table:table-cell office:value-type="float" office:value="6.719">
                <text:p>6.719</text:p>
              </table:table-cell>
            </table:table-row>
            <table:table-row>
              <table:table-cell office:value-type="string">
                <text:p>1658138</text:p>
              </table:table-cell>
              <table:table-cell office:value-type="float" office:value="6.719">
                <text:p>6.719</text:p>
              </table:table-cell>
            </table:table-row>
            <table:table-row>
              <table:table-cell office:value-type="string">
                <text:p>1658137</text:p>
              </table:table-cell>
              <table:table-cell office:value-type="float" office:value="6.943">
                <text:p>6.943</text:p>
              </table:table-cell>
            </table:table-row>
            <table:table-row>
              <table:table-cell office:value-type="string">
                <text:p>1658136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string">
                <text:p>1658135</text:p>
              </table:table-cell>
              <table:table-cell office:value-type="float" office:value="7.414">
                <text:p>7.414</text:p>
              </table:table-cell>
            </table:table-row>
            <table:table-row>
              <table:table-cell office:value-type="string">
                <text:p>1658134</text:p>
              </table:table-cell>
              <table:table-cell office:value-type="float" office:value="7.661">
                <text:p>7.661</text:p>
              </table:table-cell>
            </table:table-row>
            <table:table-row>
              <table:table-cell office:value-type="string">
                <text:p>1658133</text:p>
              </table:table-cell>
              <table:table-cell office:value-type="float" office:value="7.917">
                <text:p>7.917</text:p>
              </table:table-cell>
            </table:table-row>
            <table:table-row>
              <table:table-cell office:value-type="string">
                <text:p>1658132</text:p>
              </table:table-cell>
              <table:table-cell office:value-type="float" office:value="8.181">
                <text:p>8.181</text:p>
              </table:table-cell>
            </table:table-row>
            <table:table-row>
              <table:table-cell office:value-type="string">
                <text:p>1658131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658130</text:p>
              </table:table-cell>
              <table:table-cell office:value-type="float" office:value="9.019">
                <text:p>9.019</text:p>
              </table:table-cell>
            </table:table-row>
            <table:table-row>
              <table:table-cell office:value-type="string">
                <text:p>165812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658128</text:p>
              </table:table-cell>
              <table:table-cell office:value-type="float" office:value="9.944">
                <text:p>9.944</text:p>
              </table:table-cell>
            </table:table-row>
            <table:table-row>
              <table:table-cell office:value-type="string">
                <text:p>1658127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string">
                <text:p>1658126</text:p>
              </table:table-cell>
              <table:table-cell office:value-type="float" office:value="10.446">
                <text:p>10.446</text:p>
              </table:table-cell>
            </table:table-row>
            <table:table-row>
              <table:table-cell office:value-type="string">
                <text:p>1658125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658124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658123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658122</text:p>
              </table:table-cell>
              <table:table-cell office:value-type="float" office:value="10.266">
                <text:p>10.266</text:p>
              </table:table-cell>
            </table:table-row>
            <table:table-row>
              <table:table-cell office:value-type="string">
                <text:p>1658121</text:p>
              </table:table-cell>
              <table:table-cell office:value-type="float" office:value="10.095">
                <text:p>10.095</text:p>
              </table:table-cell>
            </table:table-row>
            <table:table-row>
              <table:table-cell office:value-type="string">
                <text:p>1658120</text:p>
              </table:table-cell>
              <table:table-cell office:value-type="float" office:value="9.759">
                <text:p>9.759</text:p>
              </table:table-cell>
            </table:table-row>
            <table:table-row>
              <table:table-cell office:value-type="string">
                <text:p>1658119</text:p>
              </table:table-cell>
              <table:table-cell office:value-type="float" office:value="9.596">
                <text:p>9.596</text:p>
              </table:table-cell>
            </table:table-row>
            <table:table-row>
              <table:table-cell office:value-type="string">
                <text:p>1658118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7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6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5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4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3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2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1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0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9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8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7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6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5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4</text:p>
              </table:table-cell>
              <table:table-cell office:value-type="float" office:value="9.279">
                <text:p>9.279</text:p>
              </table:table-cell>
            </table:table-row>
            <table:table-row>
              <table:table-cell office:value-type="string">
                <text:p>1658103</text:p>
              </table:table-cell>
              <table:table-cell office:value-type="float" office:value="9.124">
                <text:p>9.124</text:p>
              </table:table-cell>
            </table:table-row>
            <table:table-row>
              <table:table-cell office:value-type="string">
                <text:p>1658102</text:p>
              </table:table-cell>
              <table:table-cell office:value-type="float" office:value="8.972">
                <text:p>8.972</text:p>
              </table:table-cell>
            </table:table-row>
            <table:table-row>
              <table:table-cell office:value-type="string">
                <text:p>1658101</text:p>
              </table:table-cell>
              <table:table-cell office:value-type="float" office:value="8.524">
                <text:p>8.524</text:p>
              </table:table-cell>
            </table:table-row>
            <table:table-row>
              <table:table-cell office:value-type="string">
                <text:p>1658100</text:p>
              </table:table-cell>
              <table:table-cell office:value-type="float" office:value="8.097">
                <text:p>8.097</text:p>
              </table:table-cell>
            </table:table-row>
            <table:table-row>
              <table:table-cell office:value-type="string">
                <text:p>1658099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1658098</text:p>
              </table:table-cell>
              <table:table-cell office:value-type="float" office:value="7.308">
                <text:p>7.308</text:p>
              </table:table-cell>
            </table:table-row>
            <table:table-row>
              <table:table-cell office:value-type="string">
                <text:p>1658097</text:p>
              </table:table-cell>
              <table:table-cell office:value-type="float" office:value="6.942">
                <text:p>6.942</text:p>
              </table:table-cell>
            </table:table-row>
            <table:table-row>
              <table:table-cell office:value-type="string">
                <text:p>1658096</text:p>
              </table:table-cell>
              <table:table-cell office:value-type="float" office:value="6.595">
                <text:p>6.595</text:p>
              </table:table-cell>
            </table:table-row>
            <table:table-row>
              <table:table-cell office:value-type="string">
                <text:p>1658095</text:p>
              </table:table-cell>
              <table:table-cell office:value-type="float" office:value="6.265">
                <text:p>6.265</text:p>
              </table:table-cell>
            </table:table-row>
            <table:table-row>
              <table:table-cell office:value-type="string">
                <text:p>1658094</text:p>
              </table:table-cell>
              <table:table-cell office:value-type="float" office:value="6.161">
                <text:p>6.161</text:p>
              </table:table-cell>
            </table:table-row>
            <table:table-row>
              <table:table-cell office:value-type="string">
                <text:p>1658093</text:p>
              </table:table-cell>
              <table:table-cell office:value-type="float" office:value="5.956">
                <text:p>5.956</text:p>
              </table:table-cell>
            </table:table-row>
            <table:table-row>
              <table:table-cell office:value-type="string">
                <text:p>1658092</text:p>
              </table:table-cell>
              <table:table-cell office:value-type="float" office:value="5.757">
                <text:p>5.757</text:p>
              </table:table-cell>
            </table:table-row>
            <table:table-row>
              <table:table-cell office:value-type="string">
                <text:p>1658091</text:p>
              </table:table-cell>
              <table:table-cell office:value-type="float" office:value="5.565">
                <text:p>5.565</text:p>
              </table:table-cell>
            </table:table-row>
            <table:table-row>
              <table:table-cell office:value-type="string">
                <text:p>1658090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658089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658088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1658087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1658086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1658085</text:p>
              </table:table-cell>
              <table:table-cell office:value-type="float" office:value="5.288">
                <text:p>5.288</text:p>
              </table:table-cell>
            </table:table-row>
            <table:table-row>
              <table:table-cell office:value-type="string">
                <text:p>1658084</text:p>
              </table:table-cell>
              <table:table-cell office:value-type="float" office:value="5.377">
                <text:p>5.377</text:p>
              </table:table-cell>
            </table:table-row>
            <table:table-row>
              <table:table-cell office:value-type="string">
                <text:p>1658083</text:p>
              </table:table-cell>
              <table:table-cell office:value-type="float" office:value="5.466">
                <text:p>5.466</text:p>
              </table:table-cell>
            </table:table-row>
            <table:table-row>
              <table:table-cell office:value-type="string">
                <text:p>1658082</text:p>
              </table:table-cell>
              <table:table-cell office:value-type="float" office:value="5.648">
                <text:p>5.648</text:p>
              </table:table-cell>
            </table:table-row>
            <table:table-row>
              <table:table-cell office:value-type="string">
                <text:p>1658081</text:p>
              </table:table-cell>
              <table:table-cell office:value-type="float" office:value="5.837">
                <text:p>5.837</text:p>
              </table:table-cell>
            </table:table-row>
            <table:table-row>
              <table:table-cell office:value-type="string">
                <text:p>1658080</text:p>
              </table:table-cell>
              <table:table-cell office:value-type="float" office:value="6.031">
                <text:p>6.031</text:p>
              </table:table-cell>
            </table:table-row>
            <table:table-row>
              <table:table-cell office:value-type="string">
                <text:p>1658079</text:p>
              </table:table-cell>
              <table:table-cell office:value-type="float" office:value="6.132">
                <text:p>6.132</text:p>
              </table:table-cell>
            </table:table-row>
            <table:table-row>
              <table:table-cell office:value-type="string">
                <text:p>1658078</text:p>
              </table:table-cell>
              <table:table-cell office:value-type="float" office:value="6.336">
                <text:p>6.336</text:p>
              </table:table-cell>
            </table:table-row>
            <table:table-row>
              <table:table-cell office:value-type="string">
                <text:p>1658077</text:p>
              </table:table-cell>
              <table:table-cell office:value-type="float" office:value="6.548">
                <text:p>6.548</text:p>
              </table:table-cell>
            </table:table-row>
            <table:table-row>
              <table:table-cell office:value-type="string">
                <text:p>1658076</text:p>
              </table:table-cell>
              <table:table-cell office:value-type="float" office:value="6.766">
                <text:p>6.766</text:p>
              </table:table-cell>
            </table:table-row>
            <table:table-row>
              <table:table-cell office:value-type="string">
                <text:p>1658075</text:p>
              </table:table-cell>
              <table:table-cell office:value-type="float" office:value="6.991">
                <text:p>6.991</text:p>
              </table:table-cell>
            </table:table-row>
            <table:table-row>
              <table:table-cell office:value-type="string">
                <text:p>1658074</text:p>
              </table:table-cell>
              <table:table-cell office:value-type="float" office:value="7.108">
                <text:p>7.108</text:p>
              </table:table-cell>
            </table:table-row>
            <table:table-row>
              <table:table-cell office:value-type="string">
                <text:p>1658073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72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71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70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69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68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67</text:p>
              </table:table-cell>
              <table:table-cell office:value-type="float" office:value="7.222">
                <text:p>7.222</text:p>
              </table:table-cell>
            </table:table-row>
            <table:table-row>
              <table:table-cell office:value-type="string">
                <text:p>1658066</text:p>
              </table:table-cell>
              <table:table-cell office:value-type="float" office:value="7.102">
                <text:p>7.102</text:p>
              </table:table-cell>
            </table:table-row>
            <table:table-row>
              <table:table-cell office:value-type="string">
                <text:p>1658065</text:p>
              </table:table-cell>
              <table:table-cell office:value-type="float" office:value="6.984">
                <text:p>6.984</text:p>
              </table:table-cell>
            </table:table-row>
            <table:table-row>
              <table:table-cell office:value-type="string">
                <text:p>1658064</text:p>
              </table:table-cell>
              <table:table-cell office:value-type="float" office:value="6.751">
                <text:p>6.751</text:p>
              </table:table-cell>
            </table:table-row>
            <table:table-row>
              <table:table-cell office:value-type="string">
                <text:p>1658063</text:p>
              </table:table-cell>
              <table:table-cell office:value-type="float" office:value="6.526">
                <text:p>6.526</text:p>
              </table:table-cell>
            </table:table-row>
            <table:table-row>
              <table:table-cell office:value-type="string">
                <text:p>1658062</text:p>
              </table:table-cell>
              <table:table-cell office:value-type="float" office:value="6.308">
                <text:p>6.308</text:p>
              </table:table-cell>
            </table:table-row>
            <table:table-row>
              <table:table-cell office:value-type="string">
                <text:p>1658061</text:p>
              </table:table-cell>
              <table:table-cell office:value-type="float" office:value="6.203">
                <text:p>6.203</text:p>
              </table:table-cell>
            </table:table-row>
            <table:table-row>
              <table:table-cell office:value-type="string">
                <text:p>165806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58059</text:p>
              </table:table-cell>
              <table:table-cell office:value-type="float" office:value="5.998">
                <text:p>5.998</text:p>
              </table:table-cell>
            </table:table-row>
            <table:table-row>
              <table:table-cell office:value-type="string">
                <text:p>1658058</text:p>
              </table:table-cell>
              <table:table-cell office:value-type="float" office:value="5.998">
                <text:p>5.998</text:p>
              </table:table-cell>
            </table:table-row>
            <table:table-row>
              <table:table-cell office:value-type="string">
                <text:p>1658057</text:p>
              </table:table-cell>
              <table:table-cell office:value-type="float" office:value="5.898">
                <text:p>5.898</text:p>
              </table:table-cell>
            </table:table-row>
            <table:table-row>
              <table:table-cell office:value-type="string">
                <text:p>165805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658055</text:p>
              </table:table-cell>
              <table:table-cell office:value-type="float" office:value="5.703">
                <text:p>5.703</text:p>
              </table:table-cell>
            </table:table-row>
            <table:table-row>
              <table:table-cell office:value-type="string">
                <text:p>1658054</text:p>
              </table:table-cell>
              <table:table-cell office:value-type="float" office:value="5.608">
                <text:p>5.608</text:p>
              </table:table-cell>
            </table:table-row>
            <table:table-row>
              <table:table-cell office:value-type="string">
                <text:p>1658053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string">
                <text:p>1658052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string">
                <text:p>1658051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string">
                <text:p>1658050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string">
                <text:p>1658049</text:p>
              </table:table-cell>
              <table:table-cell office:value-type="float" office:value="5.606">
                <text:p>5.606</text:p>
              </table:table-cell>
            </table:table-row>
            <table:table-row>
              <table:table-cell office:value-type="string">
                <text:p>165804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65804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65804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658045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44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43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42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41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40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39</text:p>
              </table:table-cell>
              <table:table-cell office:value-type="float" office:value="5.891">
                <text:p>5.891</text:p>
              </table:table-cell>
            </table:table-row>
            <table:table-row>
              <table:table-cell office:value-type="string">
                <text:p>1658038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658037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658036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658035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658034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658033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658032</text:p>
              </table:table-cell>
              <table:table-cell office:value-type="float" office:value="6.191">
                <text:p>6.191</text:p>
              </table:table-cell>
            </table:table-row>
            <table:table-row>
              <table:table-cell office:value-type="string">
                <text:p>1658031</text:p>
              </table:table-cell>
              <table:table-cell office:value-type="float" office:value="6.294">
                <text:p>6.294</text:p>
              </table:table-cell>
            </table:table-row>
            <table:table-row>
              <table:table-cell office:value-type="string">
                <text:p>1658030</text:p>
              </table:table-cell>
              <table:table-cell office:value-type="float" office:value="6.294">
                <text:p>6.294</text:p>
              </table:table-cell>
            </table:table-row>
            <table:table-row>
              <table:table-cell office:value-type="string">
                <text:p>1658029</text:p>
              </table:table-cell>
              <table:table-cell office:value-type="float" office:value="6.294">
                <text:p>6.294</text:p>
              </table:table-cell>
            </table:table-row>
            <table:table-row>
              <table:table-cell office:value-type="string">
                <text:p>1658028</text:p>
              </table:table-cell>
              <table:table-cell office:value-type="float" office:value="6.399">
                <text:p>6.399</text:p>
              </table:table-cell>
            </table:table-row>
            <table:table-row>
              <table:table-cell office:value-type="string">
                <text:p>1658027</text:p>
              </table:table-cell>
              <table:table-cell office:value-type="float" office:value="6.506">
                <text:p>6.506</text:p>
              </table:table-cell>
            </table:table-row>
            <table:table-row>
              <table:table-cell office:value-type="string">
                <text:p>1658026</text:p>
              </table:table-cell>
              <table:table-cell office:value-type="float" office:value="6.614">
                <text:p>6.614</text:p>
              </table:table-cell>
            </table:table-row>
            <table:table-row>
              <table:table-cell office:value-type="string">
                <text:p>1658025</text:p>
              </table:table-cell>
              <table:table-cell office:value-type="float" office:value="6.724">
                <text:p>6.724</text:p>
              </table:table-cell>
            </table:table-row>
            <table:table-row>
              <table:table-cell office:value-type="string">
                <text:p>1658024</text:p>
              </table:table-cell>
              <table:table-cell office:value-type="float" office:value="6.837">
                <text:p>6.837</text:p>
              </table:table-cell>
            </table:table-row>
            <table:table-row>
              <table:table-cell office:value-type="string">
                <text:p>1658023</text:p>
              </table:table-cell>
              <table:table-cell office:value-type="float" office:value="7.064">
                <text:p>7.064</text:p>
              </table:table-cell>
            </table:table-row>
            <table:table-row>
              <table:table-cell office:value-type="string">
                <text:p>1658022</text:p>
              </table:table-cell>
              <table:table-cell office:value-type="float" office:value="7.182">
                <text:p>7.182</text:p>
              </table:table-cell>
            </table:table-row>
            <table:table-row>
              <table:table-cell office:value-type="string">
                <text:p>1658021</text:p>
              </table:table-cell>
              <table:table-cell office:value-type="float" office:value="7.302">
                <text:p>7.302</text:p>
              </table:table-cell>
            </table:table-row>
            <table:table-row>
              <table:table-cell office:value-type="string">
                <text:p>1658020</text:p>
              </table:table-cell>
              <table:table-cell office:value-type="float" office:value="7.424">
                <text:p>7.424</text:p>
              </table:table-cell>
            </table:table-row>
            <table:table-row>
              <table:table-cell office:value-type="string">
                <text:p>1658019</text:p>
              </table:table-cell>
              <table:table-cell office:value-type="float" office:value="7.547">
                <text:p>7.547</text:p>
              </table:table-cell>
            </table:table-row>
            <table:table-row>
              <table:table-cell office:value-type="string">
                <text:p>1658018</text:p>
              </table:table-cell>
              <table:table-cell office:value-type="float" office:value="7.673">
                <text:p>7.673</text:p>
              </table:table-cell>
            </table:table-row>
            <table:table-row>
              <table:table-cell office:value-type="string">
                <text:p>1658017</text:p>
              </table:table-cell>
              <table:table-cell office:value-type="float" office:value="7.801">
                <text:p>7.801</text:p>
              </table:table-cell>
            </table:table-row>
            <table:table-row>
              <table:table-cell office:value-type="string">
                <text:p>1658016</text:p>
              </table:table-cell>
              <table:table-cell office:value-type="float" office:value="7.931">
                <text:p>7.931</text:p>
              </table:table-cell>
            </table:table-row>
            <table:table-row>
              <table:table-cell office:value-type="string">
                <text:p>1658015</text:p>
              </table:table-cell>
              <table:table-cell office:value-type="float" office:value="8.063">
                <text:p>8.063</text:p>
              </table:table-cell>
            </table:table-row>
            <table:table-row>
              <table:table-cell office:value-type="string">
                <text:p>1658014</text:p>
              </table:table-cell>
              <table:table-cell office:value-type="float" office:value="8.063">
                <text:p>8.063</text:p>
              </table:table-cell>
            </table:table-row>
            <table:table-row>
              <table:table-cell office:value-type="string">
                <text:p>1658013</text:p>
              </table:table-cell>
              <table:table-cell office:value-type="float" office:value="7.929">
                <text:p>7.929</text:p>
              </table:table-cell>
            </table:table-row>
            <table:table-row>
              <table:table-cell office:value-type="string">
                <text:p>1658012</text:p>
              </table:table-cell>
              <table:table-cell office:value-type="float" office:value="7.797">
                <text:p>7.797</text:p>
              </table:table-cell>
            </table:table-row>
            <table:table-row>
              <table:table-cell office:value-type="string">
                <text:p>1658011</text:p>
              </table:table-cell>
              <table:table-cell office:value-type="float" office:value="7.667">
                <text:p>7.667</text:p>
              </table:table-cell>
            </table:table-row>
            <table:table-row>
              <table:table-cell office:value-type="string">
                <text:p>1658010</text:p>
              </table:table-cell>
              <table:table-cell office:value-type="float" office:value="7.539">
                <text:p>7.539</text:p>
              </table:table-cell>
            </table:table-row>
            <table:table-row>
              <table:table-cell office:value-type="string">
                <text:p>1658009</text:p>
              </table:table-cell>
              <table:table-cell office:value-type="float" office:value="7.413">
                <text:p>7.413</text:p>
              </table:table-cell>
            </table:table-row>
            <table:table-row>
              <table:table-cell office:value-type="string">
                <text:p>1658008</text:p>
              </table:table-cell>
              <table:table-cell office:value-type="float" office:value="7.166">
                <text:p>7.166</text:p>
              </table:table-cell>
            </table:table-row>
            <table:table-row>
              <table:table-cell office:value-type="string">
                <text:p>1658007</text:p>
              </table:table-cell>
              <table:table-cell office:value-type="float" office:value="6.927">
                <text:p>6.927</text:p>
              </table:table-cell>
            </table:table-row>
            <table:table-row>
              <table:table-cell office:value-type="string">
                <text:p>1658006</text:p>
              </table:table-cell>
              <table:table-cell office:value-type="float" office:value="6.696">
                <text:p>6.696</text:p>
              </table:table-cell>
            </table:table-row>
            <table:table-row>
              <table:table-cell office:value-type="string">
                <text:p>1658005</text:p>
              </table:table-cell>
              <table:table-cell office:value-type="float" office:value="6.585">
                <text:p>6.585</text:p>
              </table:table-cell>
            </table:table-row>
            <table:table-row>
              <table:table-cell office:value-type="string">
                <text:p>1658004</text:p>
              </table:table-cell>
              <table:table-cell office:value-type="float" office:value="6.365">
                <text:p>6.365</text:p>
              </table:table-cell>
            </table:table-row>
            <table:table-row>
              <table:table-cell office:value-type="string">
                <text:p>1658003</text:p>
              </table:table-cell>
              <table:table-cell office:value-type="float" office:value="6.259">
                <text:p>6.259</text:p>
              </table:table-cell>
            </table:table-row>
            <table:table-row>
              <table:table-cell office:value-type="string">
                <text:p>1658002</text:p>
              </table:table-cell>
              <table:table-cell office:value-type="float" office:value="6.155">
                <text:p>6.155</text:p>
              </table:table-cell>
            </table:table-row>
            <table:table-row>
              <table:table-cell office:value-type="string">
                <text:p>1658001</text:p>
              </table:table-cell>
              <table:table-cell office:value-type="float" office:value="6.052">
                <text:p>6.052</text:p>
              </table:table-cell>
            </table:table-row>
            <table:table-row>
              <table:table-cell office:value-type="string">
                <text:p>1658000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9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8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7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6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5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4</text:p>
              </table:table-cell>
              <table:table-cell office:value-type="float" office:value="6.051">
                <text:p>6.051</text:p>
              </table:table-cell>
            </table:table-row>
            <table:table-row>
              <table:table-cell office:value-type="string">
                <text:p>1657993</text:p>
              </table:table-cell>
              <table:table-cell office:value-type="float" office:value="6.252">
                <text:p>6.252</text:p>
              </table:table-cell>
            </table:table-row>
            <table:table-row>
              <table:table-cell office:value-type="string">
                <text:p>1657992</text:p>
              </table:table-cell>
              <table:table-cell office:value-type="float" office:value="6.565">
                <text:p>6.565</text:p>
              </table:table-cell>
            </table:table-row>
            <table:table-row>
              <table:table-cell office:value-type="string">
                <text:p>1657991</text:p>
              </table:table-cell>
              <table:table-cell office:value-type="float" office:value="7.003">
                <text:p>7.003</text:p>
              </table:table-cell>
            </table:table-row>
            <table:table-row>
              <table:table-cell office:value-type="string">
                <text:p>1657990</text:p>
              </table:table-cell>
              <table:table-cell office:value-type="float" office:value="7.353">
                <text:p>7.353</text:p>
              </table:table-cell>
            </table:table-row>
            <table:table-row>
              <table:table-cell office:value-type="string">
                <text:p>1657989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1657988</text:p>
              </table:table-cell>
              <table:table-cell office:value-type="float" office:value="8.106">
                <text:p>8.106</text:p>
              </table:table-cell>
            </table:table-row>
            <table:table-row>
              <table:table-cell office:value-type="string">
                <text:p>1657987</text:p>
              </table:table-cell>
              <table:table-cell office:value-type="float" office:value="8.512">
                <text:p>8.512</text:p>
              </table:table-cell>
            </table:table-row>
            <table:table-row>
              <table:table-cell office:value-type="string">
                <text:p>1657986</text:p>
              </table:table-cell>
              <table:table-cell office:value-type="float" office:value="8.937">
                <text:p>8.937</text:p>
              </table:table-cell>
            </table:table-row>
            <table:table-row>
              <table:table-cell office:value-type="string">
                <text:p>1657985</text:p>
              </table:table-cell>
              <table:table-cell office:value-type="float" office:value="9.384">
                <text:p>9.384</text:p>
              </table:table-cell>
            </table:table-row>
            <table:table-row>
              <table:table-cell office:value-type="string">
                <text:p>1657984</text:p>
              </table:table-cell>
              <table:table-cell office:value-type="float" office:value="9.697">
                <text:p>9.697</text:p>
              </table:table-cell>
            </table:table-row>
            <table:table-row>
              <table:table-cell office:value-type="string">
                <text:p>1657983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657982</text:p>
              </table:table-cell>
              <table:table-cell office:value-type="float" office:value="10.354">
                <text:p>10.354</text:p>
              </table:table-cell>
            </table:table-row>
            <table:table-row>
              <table:table-cell office:value-type="string">
                <text:p>1657981</text:p>
              </table:table-cell>
              <table:table-cell office:value-type="float" office:value="10.699">
                <text:p>10.699</text:p>
              </table:table-cell>
            </table:table-row>
            <table:table-row>
              <table:table-cell office:value-type="string">
                <text:p>1657980</text:p>
              </table:table-cell>
              <table:table-cell office:value-type="float" office:value="11.056">
                <text:p>11.056</text:p>
              </table:table-cell>
            </table:table-row>
            <table:table-row>
              <table:table-cell office:value-type="string">
                <text:p>1657979</text:p>
              </table:table-cell>
              <table:table-cell office:value-type="float" office:value="11.425">
                <text:p>11.425</text:p>
              </table:table-cell>
            </table:table-row>
            <table:table-row>
              <table:table-cell office:value-type="string">
                <text:p>1657978</text:p>
              </table:table-cell>
              <table:table-cell office:value-type="float" office:value="11.615">
                <text:p>11.615</text:p>
              </table:table-cell>
            </table:table-row>
            <table:table-row>
              <table:table-cell office:value-type="string">
                <text:p>1657977</text:p>
              </table:table-cell>
              <table:table-cell office:value-type="float" office:value="11.615">
                <text:p>11.615</text:p>
              </table:table-cell>
            </table:table-row>
            <table:table-row>
              <table:table-cell office:value-type="string">
                <text:p>1657976</text:p>
              </table:table-cell>
              <table:table-cell office:value-type="float" office:value="11.228">
                <text:p>11.228</text:p>
              </table:table-cell>
            </table:table-row>
            <table:table-row>
              <table:table-cell office:value-type="string">
                <text:p>1657975</text:p>
              </table:table-cell>
              <table:table-cell office:value-type="float" office:value="10.854">
                <text:p>10.854</text:p>
              </table:table-cell>
            </table:table-row>
            <table:table-row>
              <table:table-cell office:value-type="string">
                <text:p>1657974</text:p>
              </table:table-cell>
              <table:table-cell office:value-type="float" office:value="10.492">
                <text:p>10.492</text:p>
              </table:table-cell>
            </table:table-row>
            <table:table-row>
              <table:table-cell office:value-type="string">
                <text:p>1657973</text:p>
              </table:table-cell>
              <table:table-cell office:value-type="float" office:value="10.142">
                <text:p>10.142</text:p>
              </table:table-cell>
            </table:table-row>
            <table:table-row>
              <table:table-cell office:value-type="string">
                <text:p>1657972</text:p>
              </table:table-cell>
              <table:table-cell office:value-type="float" office:value="9.804">
                <text:p>9.804</text:p>
              </table:table-cell>
            </table:table-row>
            <table:table-row>
              <table:table-cell office:value-type="string">
                <text:p>1657971</text:p>
              </table:table-cell>
              <table:table-cell office:value-type="float" office:value="9.477">
                <text:p>9.477</text:p>
              </table:table-cell>
            </table:table-row>
            <table:table-row>
              <table:table-cell office:value-type="string">
                <text:p>1657970</text:p>
              </table:table-cell>
              <table:table-cell office:value-type="float" office:value="9.161">
                <text:p>9.161</text:p>
              </table:table-cell>
            </table:table-row>
            <table:table-row>
              <table:table-cell office:value-type="string">
                <text:p>1657969</text:p>
              </table:table-cell>
              <table:table-cell office:value-type="float" office:value="8.856">
                <text:p>8.856</text:p>
              </table:table-cell>
            </table:table-row>
            <table:table-row>
              <table:table-cell office:value-type="string">
                <text:p>1657968</text:p>
              </table:table-cell>
              <table:table-cell office:value-type="float" office:value="8.708">
                <text:p>8.708</text:p>
              </table:table-cell>
            </table:table-row>
            <table:table-row>
              <table:table-cell office:value-type="string">
                <text:p>1657967</text:p>
              </table:table-cell>
              <table:table-cell office:value-type="float" office:value="8.563">
                <text:p>8.563</text:p>
              </table:table-cell>
            </table:table-row>
            <table:table-row>
              <table:table-cell office:value-type="string">
                <text:p>1657966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657965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657964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657963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62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61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60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9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8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6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5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4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3</text:p>
              </table:table-cell>
              <table:table-cell office:value-type="float" office:value="8.142">
                <text:p>8.142</text:p>
              </table:table-cell>
            </table:table-row>
            <table:table-row>
              <table:table-cell office:value-type="string">
                <text:p>1657952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1657951</text:p>
              </table:table-cell>
              <table:table-cell office:value-type="float" office:value="7.739">
                <text:p>7.739</text:p>
              </table:table-cell>
            </table:table-row>
            <table:table-row>
              <table:table-cell office:value-type="string">
                <text:p>1657950</text:p>
              </table:table-cell>
              <table:table-cell office:value-type="float" office:value="7.481">
                <text:p>7.481</text:p>
              </table:table-cell>
            </table:table-row>
            <table:table-row>
              <table:table-cell office:value-type="string">
                <text:p>1657949</text:p>
              </table:table-cell>
              <table:table-cell office:value-type="float" office:value="7.357">
                <text:p>7.357</text:p>
              </table:table-cell>
            </table:table-row>
            <table:table-row>
              <table:table-cell office:value-type="string">
                <text:p>1657948</text:p>
              </table:table-cell>
              <table:table-cell office:value-type="float" office:value="7.357">
                <text:p>7.357</text:p>
              </table:table-cell>
            </table:table-row>
            <table:table-row>
              <table:table-cell office:value-type="string">
                <text:p>1657947</text:p>
              </table:table-cell>
              <table:table-cell office:value-type="float" office:value="7.234">
                <text:p>7.234</text:p>
              </table:table-cell>
            </table:table-row>
            <table:table-row>
              <table:table-cell office:value-type="string">
                <text:p>1657946</text:p>
              </table:table-cell>
              <table:table-cell office:value-type="float" office:value="7.113">
                <text:p>7.113</text:p>
              </table:table-cell>
            </table:table-row>
            <table:table-row>
              <table:table-cell office:value-type="string">
                <text:p>1657945</text:p>
              </table:table-cell>
              <table:table-cell office:value-type="float" office:value="6.995">
                <text:p>6.995</text:p>
              </table:table-cell>
            </table:table-row>
            <table:table-row>
              <table:table-cell office:value-type="string">
                <text:p>1657944</text:p>
              </table:table-cell>
              <table:table-cell office:value-type="float" office:value="6.878">
                <text:p>6.878</text:p>
              </table:table-cell>
            </table:table-row>
            <table:table-row>
              <table:table-cell office:value-type="string">
                <text:p>1657943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1657942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1657941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1657940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>1657939</text:p>
              </table:table-cell>
              <table:table-cell office:value-type="float" office:value="6.991">
                <text:p>6.991</text:p>
              </table:table-cell>
            </table:table-row>
            <table:table-row>
              <table:table-cell office:value-type="string">
                <text:p>1657938</text:p>
              </table:table-cell>
              <table:table-cell office:value-type="float" office:value="7.108">
                <text:p>7.108</text:p>
              </table:table-cell>
            </table:table-row>
            <table:table-row>
              <table:table-cell office:value-type="string">
                <text:p>1657937</text:p>
              </table:table-cell>
              <table:table-cell office:value-type="float" office:value="7.108">
                <text:p>7.108</text:p>
              </table:table-cell>
            </table:table-row>
            <table:table-row>
              <table:table-cell office:value-type="string">
                <text:p>1657936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1657935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1657934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1657933</text:p>
              </table:table-cell>
              <table:table-cell office:value-type="float" office:value="7.106">
                <text:p>7.106</text:p>
              </table:table-cell>
            </table:table-row>
            <table:table-row>
              <table:table-cell office:value-type="string">
                <text:p>1657932</text:p>
              </table:table-cell>
              <table:table-cell office:value-type="float" office:value="6.987">
                <text:p>6.987</text:p>
              </table:table-cell>
            </table:table-row>
            <table:table-row>
              <table:table-cell office:value-type="string">
                <text:p>1657931</text:p>
              </table:table-cell>
              <table:table-cell office:value-type="float" office:value="6.871">
                <text:p>6.871</text:p>
              </table:table-cell>
            </table:table-row>
            <table:table-row>
              <table:table-cell office:value-type="string">
                <text:p>1657930</text:p>
              </table:table-cell>
              <table:table-cell office:value-type="float" office:value="6.756">
                <text:p>6.756</text:p>
              </table:table-cell>
            </table:table-row>
            <table:table-row>
              <table:table-cell office:value-type="string">
                <text:p>1657929</text:p>
              </table:table-cell>
              <table:table-cell office:value-type="float" office:value="6.644">
                <text:p>6.644</text:p>
              </table:table-cell>
            </table:table-row>
            <table:table-row>
              <table:table-cell office:value-type="string">
                <text:p>1657928</text:p>
              </table:table-cell>
              <table:table-cell office:value-type="float" office:value="6.533">
                <text:p>6.533</text:p>
              </table:table-cell>
            </table:table-row>
            <table:table-row>
              <table:table-cell office:value-type="string">
                <text:p>1657927</text:p>
              </table:table-cell>
              <table:table-cell office:value-type="float" office:value="6.424">
                <text:p>6.424</text:p>
              </table:table-cell>
            </table:table-row>
            <table:table-row>
              <table:table-cell office:value-type="string">
                <text:p>1657926</text:p>
              </table:table-cell>
              <table:table-cell office:value-type="float" office:value="6.317">
                <text:p>6.317</text:p>
              </table:table-cell>
            </table:table-row>
            <table:table-row>
              <table:table-cell office:value-type="string">
                <text:p>1657925</text:p>
              </table:table-cell>
              <table:table-cell office:value-type="float" office:value="6.106">
                <text:p>6.106</text:p>
              </table:table-cell>
            </table:table-row>
            <table:table-row>
              <table:table-cell office:value-type="string">
                <text:p>1657924</text:p>
              </table:table-cell>
              <table:table-cell office:value-type="float" office:value="6.004">
                <text:p>6.004</text:p>
              </table:table-cell>
            </table:table-row>
            <table:table-row>
              <table:table-cell office:value-type="string">
                <text:p>1657923</text:p>
              </table:table-cell>
              <table:table-cell office:value-type="float" office:value="5.904">
                <text:p>5.904</text:p>
              </table:table-cell>
            </table:table-row>
            <table:table-row>
              <table:table-cell office:value-type="string">
                <text:p>1657922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string">
                <text:p>1657921</text:p>
              </table:table-cell>
              <table:table-cell office:value-type="float" office:value="5.709">
                <text:p>5.709</text:p>
              </table:table-cell>
            </table:table-row>
            <table:table-row>
              <table:table-cell office:value-type="string">
                <text:p>1657920</text:p>
              </table:table-cell>
              <table:table-cell office:value-type="float" office:value="5.614">
                <text:p>5.614</text:p>
              </table:table-cell>
            </table:table-row>
            <table:table-row>
              <table:table-cell office:value-type="string">
                <text:p>1657919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657918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657917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657916</text:p>
              </table:table-cell>
              <table:table-cell office:value-type="float" office:value="5.612">
                <text:p>5.612</text:p>
              </table:table-cell>
            </table:table-row>
            <table:table-row>
              <table:table-cell office:value-type="string">
                <text:p>165791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657914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657913</text:p>
              </table:table-cell>
              <table:table-cell office:value-type="float" office:value="6.394">
                <text:p>6.394</text:p>
              </table:table-cell>
            </table:table-row>
            <table:table-row>
              <table:table-cell office:value-type="string">
                <text:p>1657912</text:p>
              </table:table-cell>
              <table:table-cell office:value-type="float" office:value="6.714">
                <text:p>6.714</text:p>
              </table:table-cell>
            </table:table-row>
            <table:table-row>
              <table:table-cell office:value-type="string">
                <text:p>1657911</text:p>
              </table:table-cell>
              <table:table-cell office:value-type="float" office:value="6.938">
                <text:p>6.938</text:p>
              </table:table-cell>
            </table:table-row>
            <table:table-row>
              <table:table-cell office:value-type="string">
                <text:p>1657910</text:p>
              </table:table-cell>
              <table:table-cell office:value-type="float" office:value="7.169">
                <text:p>7.169</text:p>
              </table:table-cell>
            </table:table-row>
            <table:table-row>
              <table:table-cell office:value-type="string">
                <text:p>1657909</text:p>
              </table:table-cell>
              <table:table-cell office:value-type="float" office:value="7.408">
                <text:p>7.408</text:p>
              </table:table-cell>
            </table:table-row>
            <table:table-row>
              <table:table-cell office:value-type="string">
                <text:p>1657908</text:p>
              </table:table-cell>
              <table:table-cell office:value-type="float" office:value="7.655">
                <text:p>7.655</text:p>
              </table:table-cell>
            </table:table-row>
            <table:table-row>
              <table:table-cell office:value-type="string">
                <text:p>1657907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1657906</text:p>
              </table:table-cell>
              <table:table-cell office:value-type="float" office:value="8.174">
                <text:p>8.174</text:p>
              </table:table-cell>
            </table:table-row>
            <table:table-row>
              <table:table-cell office:value-type="string">
                <text:p>1657905</text:p>
              </table:table-cell>
              <table:table-cell office:value-type="float" office:value="8.446">
                <text:p>8.446</text:p>
              </table:table-cell>
            </table:table-row>
            <table:table-row>
              <table:table-cell office:value-type="string">
                <text:p>1657904</text:p>
              </table:table-cell>
              <table:table-cell office:value-type="float" office:value="8.728">
                <text:p>8.728</text:p>
              </table:table-cell>
            </table:table-row>
            <table:table-row>
              <table:table-cell office:value-type="string">
                <text:p>1657903</text:p>
              </table:table-cell>
              <table:table-cell office:value-type="float" office:value="8.873">
                <text:p>8.873</text:p>
              </table:table-cell>
            </table:table-row>
            <table:table-row>
              <table:table-cell office:value-type="string">
                <text:p>1657902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1657901</text:p>
              </table:table-cell>
              <table:table-cell office:value-type="float" office:value="9.171">
                <text:p>9.171</text:p>
              </table:table-cell>
            </table:table-row>
            <table:table-row>
              <table:table-cell office:value-type="string">
                <text:p>1657900</text:p>
              </table:table-cell>
              <table:table-cell office:value-type="float" office:value="9.324">
                <text:p>9.324</text:p>
              </table:table-cell>
            </table:table-row>
            <table:table-row>
              <table:table-cell office:value-type="string">
                <text:p>1657899</text:p>
              </table:table-cell>
              <table:table-cell office:value-type="float" office:value="9.169">
                <text:p>9.169</text:p>
              </table:table-cell>
            </table:table-row>
            <table:table-row>
              <table:table-cell office:value-type="string">
                <text:p>1657898</text:p>
              </table:table-cell>
              <table:table-cell office:value-type="float" office:value="9.016">
                <text:p>9.016</text:p>
              </table:table-cell>
            </table:table-row>
            <table:table-row>
              <table:table-cell office:value-type="string">
                <text:p>1657897</text:p>
              </table:table-cell>
              <table:table-cell office:value-type="float" office:value="8.866">
                <text:p>8.866</text:p>
              </table:table-cell>
            </table:table-row>
            <table:table-row>
              <table:table-cell office:value-type="string">
                <text:p>1657896</text:p>
              </table:table-cell>
              <table:table-cell office:value-type="float" office:value="8.866">
                <text:p>8.866</text:p>
              </table:table-cell>
            </table:table-row>
            <table:table-row>
              <table:table-cell office:value-type="string">
                <text:p>1657895</text:p>
              </table:table-cell>
              <table:table-cell office:value-type="float" office:value="8.866">
                <text:p>8.866</text:p>
              </table:table-cell>
            </table:table-row>
            <table:table-row>
              <table:table-cell office:value-type="string">
                <text:p>1657894</text:p>
              </table:table-cell>
              <table:table-cell office:value-type="float" office:value="9.014">
                <text:p>9.014</text:p>
              </table:table-cell>
            </table:table-row>
            <table:table-row>
              <table:table-cell office:value-type="string">
                <text:p>1657893</text:p>
              </table:table-cell>
              <table:table-cell office:value-type="float" office:value="9.314">
                <text:p>9.314</text:p>
              </table:table-cell>
            </table:table-row>
            <table:table-row>
              <table:table-cell office:value-type="string">
                <text:p>1657892</text:p>
              </table:table-cell>
              <table:table-cell office:value-type="float" office:value="9.624">
                <text:p>9.624</text:p>
              </table:table-cell>
            </table:table-row>
            <table:table-row>
              <table:table-cell office:value-type="string">
                <text:p>1657891</text:p>
              </table:table-cell>
              <table:table-cell office:value-type="float" office:value="9.945">
                <text:p>9.945</text:p>
              </table:table-cell>
            </table:table-row>
            <table:table-row>
              <table:table-cell office:value-type="string">
                <text:p>1657890</text:p>
              </table:table-cell>
              <table:table-cell office:value-type="float" office:value="10.443">
                <text:p>10.443</text:p>
              </table:table-cell>
            </table:table-row>
            <table:table-row>
              <table:table-cell office:value-type="string">
                <text:p>1657889</text:p>
              </table:table-cell>
              <table:table-cell office:value-type="float" office:value="10.791">
                <text:p>10.791</text:p>
              </table:table-cell>
            </table:table-row>
            <table:table-row>
              <table:table-cell office:value-type="string">
                <text:p>1657888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657887</text:p>
              </table:table-cell>
              <table:table-cell office:value-type="float" office:value="11.522">
                <text:p>11.522</text:p>
              </table:table-cell>
            </table:table-row>
            <table:table-row>
              <table:table-cell office:value-type="string">
                <text:p>1657886</text:p>
              </table:table-cell>
              <table:table-cell office:value-type="float" office:value="11.906">
                <text:p>11.906</text:p>
              </table:table-cell>
            </table:table-row>
            <table:table-row>
              <table:table-cell office:value-type="string">
                <text:p>1657885</text:p>
              </table:table-cell>
              <table:table-cell office:value-type="float" office:value="12.105">
                <text:p>12.105</text:p>
              </table:table-cell>
            </table:table-row>
            <table:table-row>
              <table:table-cell office:value-type="string">
                <text:p>1657884</text:p>
              </table:table-cell>
              <table:table-cell office:value-type="float" office:value="12.306">
                <text:p>12.306</text:p>
              </table:table-cell>
            </table:table-row>
            <table:table-row>
              <table:table-cell office:value-type="string">
                <text:p>1657883</text:p>
              </table:table-cell>
              <table:table-cell office:value-type="float" office:value="12.511">
                <text:p>12.511</text:p>
              </table:table-cell>
            </table:table-row>
            <table:table-row>
              <table:table-cell office:value-type="string">
                <text:p>1657882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1657881</text:p>
              </table:table-cell>
              <table:table-cell office:value-type="float" office:value="12.508">
                <text:p>12.508</text:p>
              </table:table-cell>
            </table:table-row>
            <table:table-row>
              <table:table-cell office:value-type="string">
                <text:p>1657880</text:p>
              </table:table-cell>
              <table:table-cell office:value-type="float" office:value="12.299">
                <text:p>12.299</text:p>
              </table:table-cell>
            </table:table-row>
            <table:table-row>
              <table:table-cell office:value-type="string">
                <text:p>1657879</text:p>
              </table:table-cell>
              <table:table-cell office:value-type="float" office:value="11.889">
                <text:p>11.889</text:p>
              </table:table-cell>
            </table:table-row>
            <table:table-row>
              <table:table-cell office:value-type="string">
                <text:p>1657878</text:p>
              </table:table-cell>
              <table:table-cell office:value-type="float" office:value="11.295">
                <text:p>11.295</text:p>
              </table:table-cell>
            </table:table-row>
            <table:table-row>
              <table:table-cell office:value-type="string">
                <text:p>1657877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657876</text:p>
              </table:table-cell>
              <table:table-cell office:value-type="float" office:value="10.015">
                <text:p>10.015</text:p>
              </table:table-cell>
            </table:table-row>
            <table:table-row>
              <table:table-cell office:value-type="string">
                <text:p>1657875</text:p>
              </table:table-cell>
              <table:table-cell office:value-type="float" office:value="9.347">
                <text:p>9.347</text:p>
              </table:table-cell>
            </table:table-row>
            <table:table-row>
              <table:table-cell office:value-type="string">
                <text:p>1657874</text:p>
              </table:table-cell>
              <table:table-cell office:value-type="float" office:value="8.724">
                <text:p>8.724</text:p>
              </table:table-cell>
            </table:table-row>
            <table:table-row>
              <table:table-cell office:value-type="string">
                <text:p>1657873</text:p>
              </table:table-cell>
              <table:table-cell office:value-type="float" office:value="8.288">
                <text:p>8.288</text:p>
              </table:table-cell>
            </table:table-row>
            <table:table-row>
              <table:table-cell office:value-type="string">
                <text:p>1657872</text:p>
              </table:table-cell>
              <table:table-cell office:value-type="float" office:value="7.873">
                <text:p>7.873</text:p>
              </table:table-cell>
            </table:table-row>
            <table:table-row>
              <table:table-cell office:value-type="string">
                <text:p>1657871</text:p>
              </table:table-cell>
              <table:table-cell office:value-type="float" office:value="7.611">
                <text:p>7.611</text:p>
              </table:table-cell>
            </table:table-row>
            <table:table-row>
              <table:table-cell office:value-type="string">
                <text:p>165787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657869</text:p>
              </table:table-cell>
              <table:table-cell office:value-type="float" office:value="6.989">
                <text:p>6.989</text:p>
              </table:table-cell>
            </table:table-row>
            <table:table-row>
              <table:table-cell office:value-type="string">
                <text:p>1657868</text:p>
              </table:table-cell>
              <table:table-cell office:value-type="float" office:value="6.756">
                <text:p>6.756</text:p>
              </table:table-cell>
            </table:table-row>
            <table:table-row>
              <table:table-cell office:value-type="string">
                <text:p>1657867</text:p>
              </table:table-cell>
              <table:table-cell office:value-type="float" office:value="6.531">
                <text:p>6.531</text:p>
              </table:table-cell>
            </table:table-row>
            <table:table-row>
              <table:table-cell office:value-type="string">
                <text:p>1657866</text:p>
              </table:table-cell>
              <table:table-cell office:value-type="float" office:value="6.313">
                <text:p>6.313</text:p>
              </table:table-cell>
            </table:table-row>
            <table:table-row>
              <table:table-cell office:value-type="string">
                <text:p>1657865</text:p>
              </table:table-cell>
              <table:table-cell office:value-type="float" office:value="6.103">
                <text:p>6.103</text:p>
              </table:table-cell>
            </table:table-row>
            <table:table-row>
              <table:table-cell office:value-type="string">
                <text:p>1657864</text:p>
              </table:table-cell>
              <table:table-cell office:value-type="float" office:value="5.899">
                <text:p>5.899</text:p>
              </table:table-cell>
            </table:table-row>
            <table:table-row>
              <table:table-cell office:value-type="string">
                <text:p>1657863</text:p>
              </table:table-cell>
              <table:table-cell office:value-type="float" office:value="5.801">
                <text:p>5.801</text:p>
              </table:table-cell>
            </table:table-row>
            <table:table-row>
              <table:table-cell office:value-type="string">
                <text:p>1657862</text:p>
              </table:table-cell>
              <table:table-cell office:value-type="float" office:value="5.704">
                <text:p>5.704</text:p>
              </table:table-cell>
            </table:table-row>
            <table:table-row>
              <table:table-cell office:value-type="string">
                <text:p>1657861</text:p>
              </table:table-cell>
              <table:table-cell office:value-type="float" office:value="5.609">
                <text:p>5.609</text:p>
              </table:table-cell>
            </table:table-row>
            <table:table-row>
              <table:table-cell office:value-type="string">
                <text:p>1657860</text:p>
              </table:table-cell>
              <table:table-cell office:value-type="float" office:value="5.516">
                <text:p>5.516</text:p>
              </table:table-cell>
            </table:table-row>
            <table:table-row>
              <table:table-cell office:value-type="string">
                <text:p>1657859</text:p>
              </table:table-cell>
              <table:table-cell office:value-type="float" office:value="5.332">
                <text:p>5.332</text:p>
              </table:table-cell>
            </table:table-row>
            <table:table-row>
              <table:table-cell office:value-type="string">
                <text:p>1657858</text:p>
              </table:table-cell>
              <table:table-cell office:value-type="float" office:value="5.154">
                <text:p>5.154</text:p>
              </table:table-cell>
            </table:table-row>
            <table:table-row>
              <table:table-cell office:value-type="string">
                <text:p>1657857</text:p>
              </table:table-cell>
              <table:table-cell office:value-type="float" office:value="4.982">
                <text:p>4.982</text:p>
              </table:table-cell>
            </table:table-row>
            <table:table-row>
              <table:table-cell office:value-type="string">
                <text:p>1657856</text:p>
              </table:table-cell>
              <table:table-cell office:value-type="float" office:value="4.816">
                <text:p>4.816</text:p>
              </table:table-cell>
            </table:table-row>
            <table:table-row>
              <table:table-cell office:value-type="string">
                <text:p>1657855</text:p>
              </table:table-cell>
              <table:table-cell office:value-type="float" office:value="4.656">
                <text:p>4.656</text:p>
              </table:table-cell>
            </table:table-row>
            <table:table-row>
              <table:table-cell office:value-type="string">
                <text:p>1657854</text:p>
              </table:table-cell>
              <table:table-cell office:value-type="float" office:value="4.423">
                <text:p>4.423</text:p>
              </table:table-cell>
            </table:table-row>
            <table:table-row>
              <table:table-cell office:value-type="string">
                <text:p>1657853</text:p>
              </table:table-cell>
              <table:table-cell office:value-type="float" office:value="4.202">
                <text:p>4.202</text:p>
              </table:table-cell>
            </table:table-row>
            <table:table-row>
              <table:table-cell office:value-type="string">
                <text:p>1657852</text:p>
              </table:table-cell>
              <table:table-cell office:value-type="float" office:value="3.992">
                <text:p>3.992</text:p>
              </table:table-cell>
            </table:table-row>
            <table:table-row>
              <table:table-cell office:value-type="string">
                <text:p>1657851</text:p>
              </table:table-cell>
              <table:table-cell office:value-type="float" office:value="3.792">
                <text:p>3.792</text:p>
              </table:table-cell>
            </table:table-row>
            <table:table-row>
              <table:table-cell office:value-type="string">
                <text:p>1657850</text:p>
              </table:table-cell>
              <table:table-cell office:value-type="float" office:value="3.602">
                <text:p>3.602</text:p>
              </table:table-cell>
            </table:table-row>
            <table:table-row>
              <table:table-cell office:value-type="string">
                <text:p>1657849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string">
                <text:p>1657848</text:p>
              </table:table-cell>
              <table:table-cell office:value-type="float" office:value="3.251">
                <text:p>3.251</text:p>
              </table:table-cell>
            </table:table-row>
            <table:table-row>
              <table:table-cell office:value-type="string">
                <text:p>1657847</text:p>
              </table:table-cell>
              <table:table-cell office:value-type="float" office:value="3.089">
                <text:p>3.089</text:p>
              </table:table-cell>
            </table:table-row>
            <table:table-row>
              <table:table-cell office:value-type="string">
                <text:p>1657846</text:p>
              </table:table-cell>
              <table:table-cell office:value-type="float" office:value="2.934">
                <text:p>2.934</text:p>
              </table:table-cell>
            </table:table-row>
            <table:table-row>
              <table:table-cell office:value-type="string">
                <text:p>1657845</text:p>
              </table:table-cell>
              <table:table-cell office:value-type="float" office:value="2.836">
                <text:p>2.836</text:p>
              </table:table-cell>
            </table:table-row>
            <table:table-row>
              <table:table-cell office:value-type="string">
                <text:p>1657844</text:p>
              </table:table-cell>
              <table:table-cell office:value-type="float" office:value="2.742">
                <text:p>2.742</text:p>
              </table:table-cell>
            </table:table-row>
            <table:table-row>
              <table:table-cell office:value-type="string">
                <text:p>165784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657842</text:p>
              </table:table-cell>
              <table:table-cell office:value-type="float" office:value="2.694">
                <text:p>2.694</text:p>
              </table:table-cell>
            </table:table-row>
            <table:table-row>
              <table:table-cell office:value-type="string">
                <text:p>1657841</text:p>
              </table:table-cell>
              <table:table-cell office:value-type="float" office:value="2.829">
                <text:p>2.829</text:p>
              </table:table-cell>
            </table:table-row>
            <table:table-row>
              <table:table-cell office:value-type="string">
                <text:p>1657840</text:p>
              </table:table-cell>
              <table:table-cell office:value-type="float" office:value="2.971">
                <text:p>2.971</text:p>
              </table:table-cell>
            </table:table-row>
            <table:table-row>
              <table:table-cell office:value-type="string">
                <text:p>1657839</text:p>
              </table:table-cell>
              <table:table-cell office:value-type="float" office:value="3.119">
                <text:p>3.119</text:p>
              </table:table-cell>
            </table:table-row>
            <table:table-row>
              <table:table-cell office:value-type="string">
                <text:p>1657838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1657837</text:p>
              </table:table-cell>
              <table:table-cell office:value-type="float" office:value="3.494">
                <text:p>3.494</text:p>
              </table:table-cell>
            </table:table-row>
            <table:table-row>
              <table:table-cell office:value-type="string">
                <text:p>1657836</text:p>
              </table:table-cell>
              <table:table-cell office:value-type="float" office:value="3.727">
                <text:p>3.727</text:p>
              </table:table-cell>
            </table:table-row>
            <table:table-row>
              <table:table-cell office:value-type="string">
                <text:p>1657835</text:p>
              </table:table-cell>
              <table:table-cell office:value-type="float" office:value="4.037">
                <text:p>4.037</text:p>
              </table:table-cell>
            </table:table-row>
            <table:table-row>
              <table:table-cell office:value-type="string">
                <text:p>1657834</text:p>
              </table:table-cell>
              <table:table-cell office:value-type="float" office:value="4.374">
                <text:p>4.374</text:p>
              </table:table-cell>
            </table:table-row>
            <table:table-row>
              <table:table-cell office:value-type="string">
                <text:p>1657833</text:p>
              </table:table-cell>
              <table:table-cell office:value-type="float" office:value="4.738">
                <text:p>4.738</text:p>
              </table:table-cell>
            </table:table-row>
            <table:table-row>
              <table:table-cell office:value-type="string">
                <text:p>1657832</text:p>
              </table:table-cell>
              <table:table-cell office:value-type="float" office:value="5.133">
                <text:p>5.133</text:p>
              </table:table-cell>
            </table:table-row>
            <table:table-row>
              <table:table-cell office:value-type="string">
                <text:p>1657831</text:p>
              </table:table-cell>
              <table:table-cell office:value-type="float" office:value="5.561">
                <text:p>5.561</text:p>
              </table:table-cell>
            </table:table-row>
            <table:table-row>
              <table:table-cell office:value-type="string">
                <text:p>1657830</text:p>
              </table:table-cell>
              <table:table-cell office:value-type="float" office:value="5.932">
                <text:p>5.932</text:p>
              </table:table-cell>
            </table:table-row>
            <table:table-row>
              <table:table-cell office:value-type="string">
                <text:p>1657829</text:p>
              </table:table-cell>
              <table:table-cell office:value-type="float" office:value="6.327">
                <text:p>6.327</text:p>
              </table:table-cell>
            </table:table-row>
            <table:table-row>
              <table:table-cell office:value-type="string">
                <text:p>1657828</text:p>
              </table:table-cell>
              <table:table-cell office:value-type="float" office:value="6.643">
                <text:p>6.643</text:p>
              </table:table-cell>
            </table:table-row>
            <table:table-row>
              <table:table-cell office:value-type="string">
                <text:p>1657827</text:p>
              </table:table-cell>
              <table:table-cell office:value-type="float" office:value="6.754">
                <text:p>6.754</text:p>
              </table:table-cell>
            </table:table-row>
            <table:table-row>
              <table:table-cell office:value-type="string">
                <text:p>1657826</text:p>
              </table:table-cell>
              <table:table-cell office:value-type="float" office:value="6.642">
                <text:p>6.642</text:p>
              </table:table-cell>
            </table:table-row>
            <table:table-row>
              <table:table-cell office:value-type="string">
                <text:p>1657825</text:p>
              </table:table-cell>
              <table:table-cell office:value-type="float" office:value="6.531">
                <text:p>6.531</text:p>
              </table:table-cell>
            </table:table-row>
            <table:table-row>
              <table:table-cell office:value-type="string">
                <text:p>1657824</text:p>
              </table:table-cell>
              <table:table-cell office:value-type="float" office:value="6.422">
                <text:p>6.422</text:p>
              </table:table-cell>
            </table:table-row>
            <table:table-row>
              <table:table-cell office:value-type="string">
                <text:p>1657823</text:p>
              </table:table-cell>
              <table:table-cell office:value-type="float" office:value="6.315">
                <text:p>6.315</text:p>
              </table:table-cell>
            </table:table-row>
            <table:table-row>
              <table:table-cell office:value-type="string">
                <text:p>1657822</text:p>
              </table:table-cell>
              <table:table-cell office:value-type="float" office:value="6.104">
                <text:p>6.104</text:p>
              </table:table-cell>
            </table:table-row>
            <table:table-row>
              <table:table-cell office:value-type="string">
                <text:p>1657821</text:p>
              </table:table-cell>
              <table:table-cell office:value-type="float" office:value="5.901">
                <text:p>5.901</text:p>
              </table:table-cell>
            </table:table-row>
            <table:table-row>
              <table:table-cell office:value-type="string">
                <text:p>1657820</text:p>
              </table:table-cell>
              <table:table-cell office:value-type="float" office:value="5.606">
                <text:p>5.606</text:p>
              </table:table-cell>
            </table:table-row>
            <table:table-row>
              <table:table-cell office:value-type="string">
                <text:p>1657819</text:p>
              </table:table-cell>
              <table:table-cell office:value-type="float" office:value="5.419">
                <text:p>5.419</text:p>
              </table:table-cell>
            </table:table-row>
            <table:table-row>
              <table:table-cell office:value-type="string">
                <text:p>1657818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1657817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816</text:p>
              </table:table-cell>
              <table:table-cell office:value-type="float" office:value="4.728">
                <text:p>4.728</text:p>
              </table:table-cell>
            </table:table-row>
            <table:table-row>
              <table:table-cell office:value-type="string">
                <text:p>1657815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657814</text:p>
              </table:table-cell>
              <table:table-cell office:value-type="float" office:value="4.418">
                <text:p>4.418</text:p>
              </table:table-cell>
            </table:table-row>
            <table:table-row>
              <table:table-cell office:value-type="string">
                <text:p>1657813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657812</text:p>
              </table:table-cell>
              <table:table-cell office:value-type="float" office:value="4.128">
                <text:p>4.128</text:p>
              </table:table-cell>
            </table:table-row>
            <table:table-row>
              <table:table-cell office:value-type="string">
                <text:p>1657811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10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9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8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7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6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5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4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string">
                <text:p>1657803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1657802</text:p>
              </table:table-cell>
              <table:table-cell office:value-type="float" office:value="4.774">
                <text:p>4.774</text:p>
              </table:table-cell>
            </table:table-row>
            <table:table-row>
              <table:table-cell office:value-type="string">
                <text:p>1657801</text:p>
              </table:table-cell>
              <table:table-cell office:value-type="float" office:value="5.012">
                <text:p>5.012</text:p>
              </table:table-cell>
            </table:table-row>
            <table:table-row>
              <table:table-cell office:value-type="string">
                <text:p>1657800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657799</text:p>
              </table:table-cell>
              <table:table-cell office:value-type="float" office:value="5.614">
                <text:p>5.614</text:p>
              </table:table-cell>
            </table:table-row>
            <table:table-row>
              <table:table-cell office:value-type="string">
                <text:p>1657798</text:p>
              </table:table-cell>
              <table:table-cell office:value-type="float" office:value="5.988">
                <text:p>5.988</text:p>
              </table:table-cell>
            </table:table-row>
            <table:table-row>
              <table:table-cell office:value-type="string">
                <text:p>1657797</text:p>
              </table:table-cell>
              <table:table-cell office:value-type="float" office:value="6.387">
                <text:p>6.387</text:p>
              </table:table-cell>
            </table:table-row>
            <table:table-row>
              <table:table-cell office:value-type="string">
                <text:p>1657796</text:p>
              </table:table-cell>
              <table:table-cell office:value-type="float" office:value="6.707">
                <text:p>6.707</text:p>
              </table:table-cell>
            </table:table-row>
            <table:table-row>
              <table:table-cell office:value-type="string">
                <text:p>165779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657794</text:p>
              </table:table-cell>
              <table:table-cell office:value-type="float" office:value="7.277">
                <text:p>7.277</text:p>
              </table:table-cell>
            </table:table-row>
            <table:table-row>
              <table:table-cell office:value-type="string">
                <text:p>1657793</text:p>
              </table:table-cell>
              <table:table-cell office:value-type="float" office:value="7.641">
                <text:p>7.641</text:p>
              </table:table-cell>
            </table:table-row>
            <table:table-row>
              <table:table-cell office:value-type="string">
                <text:p>1657792</text:p>
              </table:table-cell>
              <table:table-cell office:value-type="float" office:value="8.023">
                <text:p>8.023</text:p>
              </table:table-cell>
            </table:table-row>
            <table:table-row>
              <table:table-cell office:value-type="string">
                <text:p>1657791</text:p>
              </table:table-cell>
              <table:table-cell office:value-type="float" office:value="8.424">
                <text:p>8.424</text:p>
              </table:table-cell>
            </table:table-row>
            <table:table-row>
              <table:table-cell office:value-type="string">
                <text:p>1657790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9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8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7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6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5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4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3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2</text:p>
              </table:table-cell>
              <table:table-cell office:value-type="float" office:value="8.836">
                <text:p>8.836</text:p>
              </table:table-cell>
            </table:table-row>
            <table:table-row>
              <table:table-cell office:value-type="string">
                <text:p>1657781</text:p>
              </table:table-cell>
              <table:table-cell office:value-type="float" office:value="8.689">
                <text:p>8.689</text:p>
              </table:table-cell>
            </table:table-row>
            <table:table-row>
              <table:table-cell office:value-type="string">
                <text:p>1657780</text:p>
              </table:table-cell>
              <table:table-cell office:value-type="float" office:value="8.399">
                <text:p>8.399</text:p>
              </table:table-cell>
            </table:table-row>
            <table:table-row>
              <table:table-cell office:value-type="string">
                <text:p>1657779</text:p>
              </table:table-cell>
              <table:table-cell office:value-type="float" office:value="8.119">
                <text:p>8.119</text:p>
              </table:table-cell>
            </table:table-row>
            <table:table-row>
              <table:table-cell office:value-type="string">
                <text:p>1657778</text:p>
              </table:table-cell>
              <table:table-cell office:value-type="float" office:value="7.848">
                <text:p>7.848</text:p>
              </table:table-cell>
            </table:table-row>
            <table:table-row>
              <table:table-cell office:value-type="string">
                <text:p>1657777</text:p>
              </table:table-cell>
              <table:table-cell office:value-type="float" office:value="7.587">
                <text:p>7.587</text:p>
              </table:table-cell>
            </table:table-row>
            <table:table-row>
              <table:table-cell office:value-type="string">
                <text:p>1657776</text:p>
              </table:table-cell>
              <table:table-cell office:value-type="float" office:value="7.334">
                <text:p>7.334</text:p>
              </table:table-cell>
            </table:table-row>
            <table:table-row>
              <table:table-cell office:value-type="string">
                <text:p>1657775</text:p>
              </table:table-cell>
              <table:table-cell office:value-type="float" office:value="7.089">
                <text:p>7.089</text:p>
              </table:table-cell>
            </table:table-row>
            <table:table-row>
              <table:table-cell office:value-type="string">
                <text:p>1657774</text:p>
              </table:table-cell>
              <table:table-cell office:value-type="float" office:value="6.853">
                <text:p>6.853</text:p>
              </table:table-cell>
            </table:table-row>
            <table:table-row>
              <table:table-cell office:value-type="string">
                <text:p>1657773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string">
                <text:p>1657772</text:p>
              </table:table-cell>
              <table:table-cell office:value-type="float" office:value="6.404">
                <text:p>6.404</text:p>
              </table:table-cell>
            </table:table-row>
            <table:table-row>
              <table:table-cell office:value-type="string">
                <text:p>1657771</text:p>
              </table:table-cell>
              <table:table-cell office:value-type="float" office:value="6.297">
                <text:p>6.297</text:p>
              </table:table-cell>
            </table:table-row>
            <table:table-row>
              <table:table-cell office:value-type="string">
                <text:p>1657770</text:p>
              </table:table-cell>
              <table:table-cell office:value-type="float" office:value="6.192">
                <text:p>6.192</text:p>
              </table:table-cell>
            </table:table-row>
            <table:table-row>
              <table:table-cell office:value-type="string">
                <text:p>1657769</text:p>
              </table:table-cell>
              <table:table-cell office:value-type="float" office:value="5.986">
                <text:p>5.986</text:p>
              </table:table-cell>
            </table:table-row>
            <table:table-row>
              <table:table-cell office:value-type="string">
                <text:p>1657768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string">
                <text:p>1657767</text:p>
              </table:table-cell>
              <table:table-cell office:value-type="float" office:value="5.593">
                <text:p>5.593</text:p>
              </table:table-cell>
            </table:table-row>
            <table:table-row>
              <table:table-cell office:value-type="string">
                <text:p>1657766</text:p>
              </table:table-cell>
              <table:table-cell office:value-type="float" office:value="5.407">
                <text:p>5.407</text:p>
              </table:table-cell>
            </table:table-row>
            <table:table-row>
              <table:table-cell office:value-type="string">
                <text:p>1657765</text:p>
              </table:table-cell>
              <table:table-cell office:value-type="float" office:value="5.226">
                <text:p>5.226</text:p>
              </table:table-cell>
            </table:table-row>
            <table:table-row>
              <table:table-cell office:value-type="string">
                <text:p>1657764</text:p>
              </table:table-cell>
              <table:table-cell office:value-type="float" office:value="5.052">
                <text:p>5.052</text:p>
              </table:table-cell>
            </table:table-row>
            <table:table-row>
              <table:table-cell office:value-type="string">
                <text:p>1657763</text:p>
              </table:table-cell>
              <table:table-cell office:value-type="float" office:value="4.884">
                <text:p>4.884</text:p>
              </table:table-cell>
            </table:table-row>
            <table:table-row>
              <table:table-cell office:value-type="string">
                <text:p>1657762</text:p>
              </table:table-cell>
              <table:table-cell office:value-type="float" office:value="4.721">
                <text:p>4.721</text:p>
              </table:table-cell>
            </table:table-row>
            <table:table-row>
              <table:table-cell office:value-type="string">
                <text:p>1657761</text:p>
              </table:table-cell>
              <table:table-cell office:value-type="float" office:value="4.564">
                <text:p>4.564</text:p>
              </table:table-cell>
            </table:table-row>
            <table:table-row>
              <table:table-cell office:value-type="string">
                <text:p>1657760</text:p>
              </table:table-cell>
              <table:table-cell office:value-type="float" office:value="4.488">
                <text:p>4.488</text:p>
              </table:table-cell>
            </table:table-row>
            <table:table-row>
              <table:table-cell office:value-type="string">
                <text:p>1657759</text:p>
              </table:table-cell>
              <table:table-cell office:value-type="float" office:value="4.413">
                <text:p>4.413</text:p>
              </table:table-cell>
            </table:table-row>
            <table:table-row>
              <table:table-cell office:value-type="string">
                <text:p>1657758</text:p>
              </table:table-cell>
              <table:table-cell office:value-type="float" office:value="4.413">
                <text:p>4.413</text:p>
              </table:table-cell>
            </table:table-row>
            <table:table-row>
              <table:table-cell office:value-type="string">
                <text:p>1657757</text:p>
              </table:table-cell>
              <table:table-cell office:value-type="float" office:value="4.413">
                <text:p>4.413</text:p>
              </table:table-cell>
            </table:table-row>
            <table:table-row>
              <table:table-cell office:value-type="string">
                <text:p>1657756</text:p>
              </table:table-cell>
              <table:table-cell office:value-type="float" office:value="4.339">
                <text:p>4.339</text:p>
              </table:table-cell>
            </table:table-row>
            <table:table-row>
              <table:table-cell office:value-type="string">
                <text:p>1657755</text:p>
              </table:table-cell>
              <table:table-cell office:value-type="float" office:value="4.267">
                <text:p>4.267</text:p>
              </table:table-cell>
            </table:table-row>
            <table:table-row>
              <table:table-cell office:value-type="string">
                <text:p>1657754</text:p>
              </table:table-cell>
              <table:table-cell office:value-type="float" office:value="4.196">
                <text:p>4.196</text:p>
              </table:table-cell>
            </table:table-row>
            <table:table-row>
              <table:table-cell office:value-type="string">
                <text:p>1657753</text:p>
              </table:table-cell>
              <table:table-cell office:value-type="float" office:value="4.126">
                <text:p>4.126</text:p>
              </table:table-cell>
            </table:table-row>
            <table:table-row>
              <table:table-cell office:value-type="string">
                <text:p>1657752</text:p>
              </table:table-cell>
              <table:table-cell office:value-type="float" office:value="4.332">
                <text:p>4.332</text:p>
              </table:table-cell>
            </table:table-row>
            <table:table-row>
              <table:table-cell office:value-type="string">
                <text:p>1657751</text:p>
              </table:table-cell>
              <table:table-cell office:value-type="float" office:value="4.549">
                <text:p>4.549</text:p>
              </table:table-cell>
            </table:table-row>
            <table:table-row>
              <table:table-cell office:value-type="string">
                <text:p>1657750</text:p>
              </table:table-cell>
              <table:table-cell office:value-type="float" office:value="4.776">
                <text:p>4.776</text:p>
              </table:table-cell>
            </table:table-row>
            <table:table-row>
              <table:table-cell office:value-type="string">
                <text:p>1657749</text:p>
              </table:table-cell>
              <table:table-cell office:value-type="float" office:value="5.095">
                <text:p>5.095</text:p>
              </table:table-cell>
            </table:table-row>
            <table:table-row>
              <table:table-cell office:value-type="string">
                <text:p>1657748</text:p>
              </table:table-cell>
              <table:table-cell office:value-type="float" office:value="5.434">
                <text:p>5.434</text:p>
              </table:table-cell>
            </table:table-row>
            <table:table-row>
              <table:table-cell office:value-type="string">
                <text:p>1657747</text:p>
              </table:table-cell>
              <table:table-cell office:value-type="float" office:value="5.797">
                <text:p>5.797</text:p>
              </table:table-cell>
            </table:table-row>
            <table:table-row>
              <table:table-cell office:value-type="string">
                <text:p>1657746</text:p>
              </table:table-cell>
              <table:table-cell office:value-type="float" office:value="6.183">
                <text:p>6.183</text:p>
              </table:table-cell>
            </table:table-row>
            <table:table-row>
              <table:table-cell office:value-type="string">
                <text:p>1657745</text:p>
              </table:table-cell>
              <table:table-cell office:value-type="float" office:value="6.492">
                <text:p>6.492</text:p>
              </table:table-cell>
            </table:table-row>
            <table:table-row>
              <table:table-cell office:value-type="string">
                <text:p>1657744</text:p>
              </table:table-cell>
              <table:table-cell office:value-type="float" office:value="6.817">
                <text:p>6.817</text:p>
              </table:table-cell>
            </table:table-row>
            <table:table-row>
              <table:table-cell office:value-type="string">
                <text:p>1657743</text:p>
              </table:table-cell>
              <table:table-cell office:value-type="float" office:value="7.158">
                <text:p>7.158</text:p>
              </table:table-cell>
            </table:table-row>
            <table:table-row>
              <table:table-cell office:value-type="string">
                <text:p>1657742</text:p>
              </table:table-cell>
              <table:table-cell office:value-type="float" office:value="7.516">
                <text:p>7.516</text:p>
              </table:table-cell>
            </table:table-row>
            <table:table-row>
              <table:table-cell office:value-type="string">
                <text:p>1657741</text:p>
              </table:table-cell>
              <table:table-cell office:value-type="float" office:value="7.892">
                <text:p>7.892</text:p>
              </table:table-cell>
            </table:table-row>
            <table:table-row>
              <table:table-cell office:value-type="string">
                <text:p>1657740</text:p>
              </table:table-cell>
              <table:table-cell office:value-type="float" office:value="8.418">
                <text:p>8.418</text:p>
              </table:table-cell>
            </table:table-row>
            <table:table-row>
              <table:table-cell office:value-type="string">
                <text:p>1657739</text:p>
              </table:table-cell>
              <table:table-cell office:value-type="float" office:value="8.979">
                <text:p>8.979</text:p>
              </table:table-cell>
            </table:table-row>
            <table:table-row>
              <table:table-cell office:value-type="string">
                <text:p>1657738</text:p>
              </table:table-cell>
              <table:table-cell office:value-type="float" office:value="9.578">
                <text:p>9.578</text:p>
              </table:table-cell>
            </table:table-row>
            <table:table-row>
              <table:table-cell office:value-type="string">
                <text:p>1657737</text:p>
              </table:table-cell>
              <table:table-cell office:value-type="float" office:value="9.578">
                <text:p>9.578</text:p>
              </table:table-cell>
            </table:table-row>
            <table:table-row>
              <table:table-cell office:value-type="string">
                <text:p>1657736</text:p>
              </table:table-cell>
              <table:table-cell office:value-type="float" office:value="9.578">
                <text:p>9.578</text:p>
              </table:table-cell>
            </table:table-row>
            <table:table-row>
              <table:table-cell office:value-type="string">
                <text:p>1657735</text:p>
              </table:table-cell>
              <table:table-cell office:value-type="float" office:value="9.578">
                <text:p>9.578</text:p>
              </table:table-cell>
            </table:table-row>
            <table:table-row>
              <table:table-cell office:value-type="string">
                <text:p>1657734</text:p>
              </table:table-cell>
              <table:table-cell office:value-type="float" office:value="9.418">
                <text:p>9.418</text:p>
              </table:table-cell>
            </table:table-row>
            <table:table-row>
              <table:table-cell office:value-type="string">
                <text:p>1657733</text:p>
              </table:table-cell>
              <table:table-cell office:value-type="float" office:value="9.261">
                <text:p>9.261</text:p>
              </table:table-cell>
            </table:table-row>
            <table:table-row>
              <table:table-cell office:value-type="string">
                <text:p>1657732</text:p>
              </table:table-cell>
              <table:table-cell office:value-type="float" office:value="9.107">
                <text:p>9.107</text:p>
              </table:table-cell>
            </table:table-row>
            <table:table-row>
              <table:table-cell office:value-type="string">
                <text:p>1657731</text:p>
              </table:table-cell>
              <table:table-cell office:value-type="float" office:value="8.955">
                <text:p>8.955</text:p>
              </table:table-cell>
            </table:table-row>
            <table:table-row>
              <table:table-cell office:value-type="string">
                <text:p>1657730</text:p>
              </table:table-cell>
              <table:table-cell office:value-type="float" office:value="8.806">
                <text:p>8.806</text:p>
              </table:table-cell>
            </table:table-row>
            <table:table-row>
              <table:table-cell office:value-type="string">
                <text:p>1657729</text:p>
              </table:table-cell>
              <table:table-cell office:value-type="float" office:value="8.659">
                <text:p>8.659</text:p>
              </table:table-cell>
            </table:table-row>
            <table:table-row>
              <table:table-cell office:value-type="string">
                <text:p>1657728</text:p>
              </table:table-cell>
              <table:table-cell office:value-type="float" office:value="8.514">
                <text:p>8.514</text:p>
              </table:table-cell>
            </table:table-row>
            <table:table-row>
              <table:table-cell office:value-type="string">
                <text:p>1657727</text:p>
              </table:table-cell>
              <table:table-cell office:value-type="float" office:value="8.231">
                <text:p>8.231</text:p>
              </table:table-cell>
            </table:table-row>
            <table:table-row>
              <table:table-cell office:value-type="string">
                <text:p>1657726</text:p>
              </table:table-cell>
              <table:table-cell office:value-type="float" office:value="7.956">
                <text:p>7.956</text:p>
              </table:table-cell>
            </table:table-row>
            <table:table-row>
              <table:table-cell office:value-type="string">
                <text:p>1657725</text:p>
              </table:table-cell>
              <table:table-cell office:value-type="float" office:value="7.558">
                <text:p>7.558</text:p>
              </table:table-cell>
            </table:table-row>
            <table:table-row>
              <table:table-cell office:value-type="string">
                <text:p>1657724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1657723</text:p>
              </table:table-cell>
              <table:table-cell office:value-type="float" office:value="6.821">
                <text:p>6.821</text:p>
              </table:table-cell>
            </table:table-row>
            <table:table-row>
              <table:table-cell office:value-type="string">
                <text:p>1657722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1657721</text:p>
              </table:table-cell>
              <table:table-cell office:value-type="float" office:value="6.156">
                <text:p>6.156</text:p>
              </table:table-cell>
            </table:table-row>
            <table:table-row>
              <table:table-cell office:value-type="string">
                <text:p>1657720</text:p>
              </table:table-cell>
              <table:table-cell office:value-type="float" office:value="5.848">
                <text:p>5.848</text:p>
              </table:table-cell>
            </table:table-row>
            <table:table-row>
              <table:table-cell office:value-type="string">
                <text:p>1657719</text:p>
              </table:table-cell>
              <table:table-cell office:value-type="float" office:value="5.556">
                <text:p>5.556</text:p>
              </table:table-cell>
            </table:table-row>
            <table:table-row>
              <table:table-cell office:value-type="string">
                <text:p>1657718</text:p>
              </table:table-cell>
              <table:table-cell office:value-type="float" office:value="5.278">
                <text:p>5.278</text:p>
              </table:table-cell>
            </table:table-row>
            <table:table-row>
              <table:table-cell office:value-type="string">
                <text:p>1657717</text:p>
              </table:table-cell>
              <table:table-cell office:value-type="float" office:value="5.014">
                <text:p>5.014</text:p>
              </table:table-cell>
            </table:table-row>
            <table:table-row>
              <table:table-cell office:value-type="string">
                <text:p>1657716</text:p>
              </table:table-cell>
              <table:table-cell office:value-type="float" office:value="4.763">
                <text:p>4.763</text:p>
              </table:table-cell>
            </table:table-row>
            <table:table-row>
              <table:table-cell office:value-type="string">
                <text:p>1657715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1657714</text:p>
              </table:table-cell>
              <table:table-cell office:value-type="float" office:value="4.299">
                <text:p>4.299</text:p>
              </table:table-cell>
            </table:table-row>
            <table:table-row>
              <table:table-cell office:value-type="string">
                <text:p>1657713</text:p>
              </table:table-cell>
              <table:table-cell office:value-type="float" office:value="4.084">
                <text:p>4.084</text:p>
              </table:table-cell>
            </table:table-row>
            <table:table-row>
              <table:table-cell office:value-type="string">
                <text:p>165771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57711</text:p>
              </table:table-cell>
              <table:table-cell office:value-type="float" office:value="3.686">
                <text:p>3.686</text:p>
              </table:table-cell>
            </table:table-row>
            <table:table-row>
              <table:table-cell office:value-type="string">
                <text:p>1657710</text:p>
              </table:table-cell>
              <table:table-cell office:value-type="float" office:value="3.563">
                <text:p>3.563</text:p>
              </table:table-cell>
            </table:table-row>
            <table:table-row>
              <table:table-cell office:value-type="string">
                <text:p>1657709</text:p>
              </table:table-cell>
              <table:table-cell office:value-type="float" office:value="3.444">
                <text:p>3.444</text:p>
              </table:table-cell>
            </table:table-row>
            <table:table-row>
              <table:table-cell office:value-type="string">
                <text:p>1657708</text:p>
              </table:table-cell>
              <table:table-cell office:value-type="float" office:value="3.387">
                <text:p>3.387</text:p>
              </table:table-cell>
            </table:table-row>
            <table:table-row>
              <table:table-cell office:value-type="string">
                <text:p>1657707</text:p>
              </table:table-cell>
              <table:table-cell office:value-type="float" office:value="3.387">
                <text:p>3.387</text:p>
              </table:table-cell>
            </table:table-row>
            <table:table-row>
              <table:table-cell office:value-type="string">
                <text:p>1657706</text:p>
              </table:table-cell>
              <table:table-cell office:value-type="float" office:value="3.387">
                <text:p>3.387</text:p>
              </table:table-cell>
            </table:table-row>
            <table:table-row>
              <table:table-cell office:value-type="string">
                <text:p>165770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657704</text:p>
              </table:table-cell>
              <table:table-cell office:value-type="float" office:value="3.558">
                <text:p>3.558</text:p>
              </table:table-cell>
            </table:table-row>
            <table:table-row>
              <table:table-cell office:value-type="string">
                <text:p>1657703</text:p>
              </table:table-cell>
              <table:table-cell office:value-type="float" office:value="3.736">
                <text:p>3.736</text:p>
              </table:table-cell>
            </table:table-row>
            <table:table-row>
              <table:table-cell office:value-type="string">
                <text:p>1657702</text:p>
              </table:table-cell>
              <table:table-cell office:value-type="float" office:value="3.923">
                <text:p>3.923</text:p>
              </table:table-cell>
            </table:table-row>
            <table:table-row>
              <table:table-cell office:value-type="string">
                <text:p>1657701</text:p>
              </table:table-cell>
              <table:table-cell office:value-type="float" office:value="4.119">
                <text:p>4.119</text:p>
              </table:table-cell>
            </table:table-row>
            <table:table-row>
              <table:table-cell office:value-type="string">
                <text:p>1657700</text:p>
              </table:table-cell>
              <table:table-cell office:value-type="float" office:value="4.393">
                <text:p>4.393</text:p>
              </table:table-cell>
            </table:table-row>
            <table:table-row>
              <table:table-cell office:value-type="string">
                <text:p>1657699</text:p>
              </table:table-cell>
              <table:table-cell office:value-type="float" office:value="4.686">
                <text:p>4.686</text:p>
              </table:table-cell>
            </table:table-row>
            <table:table-row>
              <table:table-cell office:value-type="string">
                <text:p>1657698</text:p>
              </table:table-cell>
              <table:table-cell office:value-type="float" office:value="5.077">
                <text:p>5.077</text:p>
              </table:table-cell>
            </table:table-row>
            <table:table-row>
              <table:table-cell office:value-type="string">
                <text:p>165769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657696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>1657695</text:p>
              </table:table-cell>
              <table:table-cell office:value-type="float" office:value="6.455">
                <text:p>6.455</text:p>
              </table:table-cell>
            </table:table-row>
            <table:table-row>
              <table:table-cell office:value-type="string">
                <text:p>1657694</text:p>
              </table:table-cell>
              <table:table-cell office:value-type="float" office:value="6.993">
                <text:p>6.993</text:p>
              </table:table-cell>
            </table:table-row>
            <table:table-row>
              <table:table-cell office:value-type="string">
                <text:p>1657693</text:p>
              </table:table-cell>
              <table:table-cell office:value-type="float" office:value="7.576">
                <text:p>7.576</text:p>
              </table:table-cell>
            </table:table-row>
            <table:table-row>
              <table:table-cell office:value-type="string">
                <text:p>1657692</text:p>
              </table:table-cell>
              <table:table-cell office:value-type="float" office:value="8.081">
                <text:p>8.081</text:p>
              </table:table-cell>
            </table:table-row>
            <table:table-row>
              <table:table-cell office:value-type="string">
                <text:p>165769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657690</text:p>
              </table:table-cell>
              <table:table-cell office:value-type="float" office:value="8.907">
                <text:p>8.907</text:p>
              </table:table-cell>
            </table:table-row>
            <table:table-row>
              <table:table-cell office:value-type="string">
                <text:p>1657689</text:p>
              </table:table-cell>
              <table:table-cell office:value-type="float" office:value="9.204">
                <text:p>9.204</text:p>
              </table:table-cell>
            </table:table-row>
            <table:table-row>
              <table:table-cell office:value-type="string">
                <text:p>1657688</text:p>
              </table:table-cell>
              <table:table-cell office:value-type="float" office:value="9.357">
                <text:p>9.357</text:p>
              </table:table-cell>
            </table:table-row>
            <table:table-row>
              <table:table-cell office:value-type="string">
                <text:p>1657687</text:p>
              </table:table-cell>
              <table:table-cell office:value-type="float" office:value="9.513">
                <text:p>9.513</text:p>
              </table:table-cell>
            </table:table-row>
            <table:table-row>
              <table:table-cell office:value-type="string">
                <text:p>1657686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1657685</text:p>
              </table:table-cell>
              <table:table-cell office:value-type="float" office:value="9.833">
                <text:p>9.833</text:p>
              </table:table-cell>
            </table:table-row>
            <table:table-row>
              <table:table-cell office:value-type="string">
                <text:p>1657684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string">
                <text:p>1657683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string">
                <text:p>1657682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string">
                <text:p>1657681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string">
                <text:p>1657680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string">
                <text:p>1657679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8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7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6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5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4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3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2</text:p>
              </table:table-cell>
              <table:table-cell office:value-type="float" office:value="9.994">
                <text:p>9.994</text:p>
              </table:table-cell>
            </table:table-row>
            <table:table-row>
              <table:table-cell office:value-type="string">
                <text:p>1657671</text:p>
              </table:table-cell>
              <table:table-cell office:value-type="float" office:value="9.828">
                <text:p>9.828</text:p>
              </table:table-cell>
            </table:table-row>
            <table:table-row>
              <table:table-cell office:value-type="string">
                <text:p>1657670</text:p>
              </table:table-cell>
              <table:table-cell office:value-type="float" office:value="9.664">
                <text:p>9.664</text:p>
              </table:table-cell>
            </table:table-row>
            <table:table-row>
              <table:table-cell office:value-type="string">
                <text:p>1657669</text:p>
              </table:table-cell>
              <table:table-cell office:value-type="float" office:value="9.503">
                <text:p>9.503</text:p>
              </table:table-cell>
            </table:table-row>
            <table:table-row>
              <table:table-cell office:value-type="string">
                <text:p>1657668</text:p>
              </table:table-cell>
              <table:table-cell office:value-type="float" office:value="9.344">
                <text:p>9.344</text:p>
              </table:table-cell>
            </table:table-row>
            <table:table-row>
              <table:table-cell office:value-type="string">
                <text:p>1657667</text:p>
              </table:table-cell>
              <table:table-cell office:value-type="float" office:value="9.033">
                <text:p>9.033</text:p>
              </table:table-cell>
            </table:table-row>
            <table:table-row>
              <table:table-cell office:value-type="string">
                <text:p>1657666</text:p>
              </table:table-cell>
              <table:table-cell office:value-type="float" office:value="8.732">
                <text:p>8.732</text:p>
              </table:table-cell>
            </table:table-row>
            <table:table-row>
              <table:table-cell office:value-type="string">
                <text:p>1657665</text:p>
              </table:table-cell>
              <table:table-cell office:value-type="float" office:value="8.441">
                <text:p>8.441</text:p>
              </table:table-cell>
            </table:table-row>
            <table:table-row>
              <table:table-cell office:value-type="string">
                <text:p>1657664</text:p>
              </table:table-cell>
              <table:table-cell office:value-type="float" office:value="8.159">
                <text:p>8.159</text:p>
              </table:table-cell>
            </table:table-row>
            <table:table-row>
              <table:table-cell office:value-type="string">
                <text:p>1657663</text:p>
              </table:table-cell>
              <table:table-cell office:value-type="float" office:value="7.887">
                <text:p>7.887</text:p>
              </table:table-cell>
            </table:table-row>
            <table:table-row>
              <table:table-cell office:value-type="string">
                <text:p>1657662</text:p>
              </table:table-cell>
              <table:table-cell office:value-type="float" office:value="7.624">
                <text:p>7.624</text:p>
              </table:table-cell>
            </table:table-row>
            <table:table-row>
              <table:table-cell office:value-type="string">
                <text:p>1657661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1657660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1657659</text:p>
              </table:table-cell>
              <table:table-cell office:value-type="float" office:value="6.887">
                <text:p>6.887</text:p>
              </table:table-cell>
            </table:table-row>
            <table:table-row>
              <table:table-cell office:value-type="string">
                <text:p>1657658</text:p>
              </table:table-cell>
              <table:table-cell office:value-type="float" office:value="6.657">
                <text:p>6.657</text:p>
              </table:table-cell>
            </table:table-row>
            <table:table-row>
              <table:table-cell office:value-type="string">
                <text:p>1657657</text:p>
              </table:table-cell>
              <table:table-cell office:value-type="float" office:value="6.546">
                <text:p>6.546</text:p>
              </table:table-cell>
            </table:table-row>
            <table:table-row>
              <table:table-cell office:value-type="string">
                <text:p>1657656</text:p>
              </table:table-cell>
              <table:table-cell office:value-type="float" office:value="6.546">
                <text:p>6.546</text:p>
              </table:table-cell>
            </table:table-row>
            <table:table-row>
              <table:table-cell office:value-type="string">
                <text:p>1657655</text:p>
              </table:table-cell>
              <table:table-cell office:value-type="float" office:value="6.546">
                <text:p>6.546</text:p>
              </table:table-cell>
            </table:table-row>
            <table:table-row>
              <table:table-cell office:value-type="string">
                <text:p>1657654</text:p>
              </table:table-cell>
              <table:table-cell office:value-type="float" office:value="6.546">
                <text:p>6.546</text:p>
              </table:table-cell>
            </table:table-row>
            <table:table-row>
              <table:table-cell office:value-type="string">
                <text:p>1657653</text:p>
              </table:table-cell>
              <table:table-cell office:value-type="float" office:value="6.546">
                <text:p>6.546</text:p>
              </table:table-cell>
            </table:table-row>
            <table:table-row>
              <table:table-cell office:value-type="string">
                <text:p>1657652</text:p>
              </table:table-cell>
              <table:table-cell office:value-type="float" office:value="6.656">
                <text:p>6.656</text:p>
              </table:table-cell>
            </table:table-row>
            <table:table-row>
              <table:table-cell office:value-type="string">
                <text:p>1657651</text:p>
              </table:table-cell>
              <table:table-cell office:value-type="float" office:value="6.877">
                <text:p>6.877</text:p>
              </table:table-cell>
            </table:table-row>
            <table:table-row>
              <table:table-cell office:value-type="string">
                <text:p>1657650</text:p>
              </table:table-cell>
              <table:table-cell office:value-type="float" office:value="6.992">
                <text:p>6.992</text:p>
              </table:table-cell>
            </table:table-row>
            <table:table-row>
              <table:table-cell office:value-type="string">
                <text:p>1657649</text:p>
              </table:table-cell>
              <table:table-cell office:value-type="float" office:value="7.109">
                <text:p>7.109</text:p>
              </table:table-cell>
            </table:table-row>
            <table:table-row>
              <table:table-cell office:value-type="string">
                <text:p>1657648</text:p>
              </table:table-cell>
              <table:table-cell office:value-type="float" office:value="7.227">
                <text:p>7.227</text:p>
              </table:table-cell>
            </table:table-row>
            <table:table-row>
              <table:table-cell office:value-type="string">
                <text:p>1657647</text:p>
              </table:table-cell>
              <table:table-cell office:value-type="float" office:value="7.227">
                <text:p>7.227</text:p>
              </table:table-cell>
            </table:table-row>
            <table:table-row>
              <table:table-cell office:value-type="string">
                <text:p>1657646</text:p>
              </table:table-cell>
              <table:table-cell office:value-type="float" office:value="7.348">
                <text:p>7.348</text:p>
              </table:table-cell>
            </table:table-row>
            <table:table-row>
              <table:table-cell office:value-type="string">
                <text:p>1657645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1657644</text:p>
              </table:table-cell>
              <table:table-cell office:value-type="float" office:value="7.594">
                <text:p>7.594</text:p>
              </table:table-cell>
            </table:table-row>
            <table:table-row>
              <table:table-cell office:value-type="string">
                <text:p>1657643</text:p>
              </table:table-cell>
              <table:table-cell office:value-type="float" office:value="7.721">
                <text:p>7.721</text:p>
              </table:table-cell>
            </table:table-row>
            <table:table-row>
              <table:table-cell office:value-type="string">
                <text:p>1657642</text:p>
              </table:table-cell>
              <table:table-cell office:value-type="float" office:value="7.721">
                <text:p>7.721</text:p>
              </table:table-cell>
            </table:table-row>
            <table:table-row>
              <table:table-cell office:value-type="string">
                <text:p>1657641</text:p>
              </table:table-cell>
              <table:table-cell office:value-type="float" office:value="7.592">
                <text:p>7.592</text:p>
              </table:table-cell>
            </table:table-row>
            <table:table-row>
              <table:table-cell office:value-type="string">
                <text:p>1657640</text:p>
              </table:table-cell>
              <table:table-cell office:value-type="float" office:value="7.466">
                <text:p>7.466</text:p>
              </table:table-cell>
            </table:table-row>
            <table:table-row>
              <table:table-cell office:value-type="string">
                <text:p>1657639</text:p>
              </table:table-cell>
              <table:table-cell office:value-type="float" office:value="7.341">
                <text:p>7.341</text:p>
              </table:table-cell>
            </table:table-row>
            <table:table-row>
              <table:table-cell office:value-type="string">
                <text:p>1657638</text:p>
              </table:table-cell>
              <table:table-cell office:value-type="float" office:value="7.219">
                <text:p>7.219</text:p>
              </table:table-cell>
            </table:table-row>
            <table:table-row>
              <table:table-cell office:value-type="string">
                <text:p>1657637</text:p>
              </table:table-cell>
              <table:table-cell office:value-type="float" office:value="6.978">
                <text:p>6.978</text:p>
              </table:table-cell>
            </table:table-row>
            <table:table-row>
              <table:table-cell office:value-type="string">
                <text:p>1657636</text:p>
              </table:table-cell>
              <table:table-cell office:value-type="float" office:value="6.746">
                <text:p>6.746</text:p>
              </table:table-cell>
            </table:table-row>
            <table:table-row>
              <table:table-cell office:value-type="string">
                <text:p>1657635</text:p>
              </table:table-cell>
              <table:table-cell office:value-type="float" office:value="6.521">
                <text:p>6.521</text:p>
              </table:table-cell>
            </table:table-row>
            <table:table-row>
              <table:table-cell office:value-type="string">
                <text:p>1657634</text:p>
              </table:table-cell>
              <table:table-cell office:value-type="float" office:value="6.303">
                <text:p>6.303</text:p>
              </table:table-cell>
            </table:table-row>
            <table:table-row>
              <table:table-cell office:value-type="string">
                <text:p>1657633</text:p>
              </table:table-cell>
              <table:table-cell office:value-type="float" office:value="6.093">
                <text:p>6.093</text:p>
              </table:table-cell>
            </table:table-row>
            <table:table-row>
              <table:table-cell office:value-type="string">
                <text:p>165763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657631</text:p>
              </table:table-cell>
              <table:table-cell office:value-type="float" office:value="5.694">
                <text:p>5.694</text:p>
              </table:table-cell>
            </table:table-row>
            <table:table-row>
              <table:table-cell office:value-type="string">
                <text:p>1657630</text:p>
              </table:table-cell>
              <table:table-cell office:value-type="float" office:value="5.504">
                <text:p>5.504</text:p>
              </table:table-cell>
            </table:table-row>
            <table:table-row>
              <table:table-cell office:value-type="string">
                <text:p>1657629</text:p>
              </table:table-cell>
              <table:table-cell office:value-type="float" office:value="5.412">
                <text:p>5.412</text:p>
              </table:table-cell>
            </table:table-row>
            <table:table-row>
              <table:table-cell office:value-type="string">
                <text:p>1657628</text:p>
              </table:table-cell>
              <table:table-cell office:value-type="float" office:value="5.322">
                <text:p>5.322</text:p>
              </table:table-cell>
            </table:table-row>
            <table:table-row>
              <table:table-cell office:value-type="string">
                <text:p>1657627</text:p>
              </table:table-cell>
              <table:table-cell office:value-type="float" office:value="5.233">
                <text:p>5.233</text:p>
              </table:table-cell>
            </table:table-row>
            <table:table-row>
              <table:table-cell office:value-type="string">
                <text:p>1657626</text:p>
              </table:table-cell>
              <table:table-cell office:value-type="float" office:value="5.146">
                <text:p>5.146</text:p>
              </table:table-cell>
            </table:table-row>
            <table:table-row>
              <table:table-cell office:value-type="string">
                <text:p>1657625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1657624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23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22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21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20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9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8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7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6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5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4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3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2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1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string">
                <text:p>1657610</text:p>
              </table:table-cell>
              <table:table-cell office:value-type="float" office:value="5.313">
                <text:p>5.313</text:p>
              </table:table-cell>
            </table:table-row>
            <table:table-row>
              <table:table-cell office:value-type="string">
                <text:p>1657609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657608</text:p>
              </table:table-cell>
              <table:table-cell office:value-type="float" office:value="5.582">
                <text:p>5.582</text:p>
              </table:table-cell>
            </table:table-row>
            <table:table-row>
              <table:table-cell office:value-type="string">
                <text:p>1657607</text:p>
              </table:table-cell>
              <table:table-cell office:value-type="float" office:value="5.675">
                <text:p>5.675</text:p>
              </table:table-cell>
            </table:table-row>
            <table:table-row>
              <table:table-cell office:value-type="string">
                <text:p>1657606</text:p>
              </table:table-cell>
              <table:table-cell office:value-type="float" office:value="5.864">
                <text:p>5.864</text:p>
              </table:table-cell>
            </table:table-row>
            <table:table-row>
              <table:table-cell office:value-type="string">
                <text:p>1657605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1657604</text:p>
              </table:table-cell>
              <table:table-cell office:value-type="float" office:value="6.161">
                <text:p>6.161</text:p>
              </table:table-cell>
            </table:table-row>
            <table:table-row>
              <table:table-cell office:value-type="string">
                <text:p>1657603</text:p>
              </table:table-cell>
              <table:table-cell office:value-type="float" office:value="6.366">
                <text:p>6.366</text:p>
              </table:table-cell>
            </table:table-row>
            <table:table-row>
              <table:table-cell office:value-type="string">
                <text:p>1657602</text:p>
              </table:table-cell>
              <table:table-cell office:value-type="float" office:value="6.578">
                <text:p>6.578</text:p>
              </table:table-cell>
            </table:table-row>
            <table:table-row>
              <table:table-cell office:value-type="string">
                <text:p>1657601</text:p>
              </table:table-cell>
              <table:table-cell office:value-type="float" office:value="6.798">
                <text:p>6.798</text:p>
              </table:table-cell>
            </table:table-row>
            <table:table-row>
              <table:table-cell office:value-type="string">
                <text:p>1657600</text:p>
              </table:table-cell>
              <table:table-cell office:value-type="float" office:value="7.024">
                <text:p>7.024</text:p>
              </table:table-cell>
            </table:table-row>
            <table:table-row>
              <table:table-cell office:value-type="string">
                <text:p>1657599</text:p>
              </table:table-cell>
              <table:table-cell office:value-type="float" office:value="7.258">
                <text:p>7.258</text:p>
              </table:table-cell>
            </table:table-row>
            <table:table-row>
              <table:table-cell office:value-type="string">
                <text:p>1657598</text:p>
              </table:table-cell>
              <table:table-cell office:value-type="float" office:value="7.379">
                <text:p>7.379</text:p>
              </table:table-cell>
            </table:table-row>
            <table:table-row>
              <table:table-cell office:value-type="string">
                <text:p>1657597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657596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657595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657594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657593</text:p>
              </table:table-cell>
              <table:table-cell office:value-type="float" office:value="7.752">
                <text:p>7.752</text:p>
              </table:table-cell>
            </table:table-row>
            <table:table-row>
              <table:table-cell office:value-type="string">
                <text:p>1657592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7591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7590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7589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7588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758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57586</text:p>
              </table:table-cell>
              <table:table-cell office:value-type="float" office:value="7.621">
                <text:p>7.621</text:p>
              </table:table-cell>
            </table:table-row>
            <table:table-row>
              <table:table-cell office:value-type="string">
                <text:p>1657585</text:p>
              </table:table-cell>
              <table:table-cell office:value-type="float" office:value="7.494">
                <text:p>7.494</text:p>
              </table:table-cell>
            </table:table-row>
            <table:table-row>
              <table:table-cell office:value-type="string">
                <text:p>1657584</text:p>
              </table:table-cell>
              <table:table-cell office:value-type="float" office:value="7.369">
                <text:p>7.369</text:p>
              </table:table-cell>
            </table:table-row>
            <table:table-row>
              <table:table-cell office:value-type="string">
                <text:p>1657583</text:p>
              </table:table-cell>
              <table:table-cell office:value-type="float" office:value="7.246">
                <text:p>7.246</text:p>
              </table:table-cell>
            </table:table-row>
            <table:table-row>
              <table:table-cell office:value-type="string">
                <text:p>1657582</text:p>
              </table:table-cell>
              <table:table-cell office:value-type="float" office:value="7.005">
                <text:p>7.005</text:p>
              </table:table-cell>
            </table:table-row>
            <table:table-row>
              <table:table-cell office:value-type="string">
                <text:p>1657581</text:p>
              </table:table-cell>
              <table:table-cell office:value-type="float" office:value="6.771">
                <text:p>6.771</text:p>
              </table:table-cell>
            </table:table-row>
            <table:table-row>
              <table:table-cell office:value-type="string">
                <text:p>1657580</text:p>
              </table:table-cell>
              <table:table-cell office:value-type="float" office:value="6.545">
                <text:p>6.545</text:p>
              </table:table-cell>
            </table:table-row>
            <table:table-row>
              <table:table-cell office:value-type="string">
                <text:p>1657579</text:p>
              </table:table-cell>
              <table:table-cell office:value-type="float" office:value="6.436">
                <text:p>6.436</text:p>
              </table:table-cell>
            </table:table-row>
            <table:table-row>
              <table:table-cell office:value-type="string">
                <text:p>1657578</text:p>
              </table:table-cell>
              <table:table-cell office:value-type="float" office:value="6.436">
                <text:p>6.436</text:p>
              </table:table-cell>
            </table:table-row>
            <table:table-row>
              <table:table-cell office:value-type="string">
                <text:p>1657577</text:p>
              </table:table-cell>
              <table:table-cell office:value-type="float" office:value="6.436">
                <text:p>6.436</text:p>
              </table:table-cell>
            </table:table-row>
            <table:table-row>
              <table:table-cell office:value-type="string">
                <text:p>1657576</text:p>
              </table:table-cell>
              <table:table-cell office:value-type="float" office:value="6.436">
                <text:p>6.436</text:p>
              </table:table-cell>
            </table:table-row>
            <table:table-row>
              <table:table-cell office:value-type="string">
                <text:p>1657575</text:p>
              </table:table-cell>
              <table:table-cell office:value-type="float" office:value="6.544">
                <text:p>6.544</text:p>
              </table:table-cell>
            </table:table-row>
            <table:table-row>
              <table:table-cell office:value-type="string">
                <text:p>1657574</text:p>
              </table:table-cell>
              <table:table-cell office:value-type="float" office:value="6.653">
                <text:p>6.653</text:p>
              </table:table-cell>
            </table:table-row>
            <table:table-row>
              <table:table-cell office:value-type="string">
                <text:p>1657573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1657572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>1657571</text:p>
              </table:table-cell>
              <table:table-cell office:value-type="float" office:value="6.991">
                <text:p>6.991</text:p>
              </table:table-cell>
            </table:table-row>
            <table:table-row>
              <table:table-cell office:value-type="string">
                <text:p>1657570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657569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1657568</text:p>
              </table:table-cell>
              <table:table-cell office:value-type="float" office:value="7.346">
                <text:p>7.346</text:p>
              </table:table-cell>
            </table:table-row>
            <table:table-row>
              <table:table-cell office:value-type="string">
                <text:p>1657567</text:p>
              </table:table-cell>
              <table:table-cell office:value-type="float" office:value="7.346">
                <text:p>7.346</text:p>
              </table:table-cell>
            </table:table-row>
            <table:table-row>
              <table:table-cell office:value-type="string">
                <text:p>1657566</text:p>
              </table:table-cell>
              <table:table-cell office:value-type="float" office:value="7.346">
                <text:p>7.346</text:p>
              </table:table-cell>
            </table:table-row>
            <table:table-row>
              <table:table-cell office:value-type="string">
                <text:p>1657565</text:p>
              </table:table-cell>
              <table:table-cell office:value-type="float" office:value="7.346">
                <text:p>7.346</text:p>
              </table:table-cell>
            </table:table-row>
            <table:table-row>
              <table:table-cell office:value-type="string">
                <text:p>1657564</text:p>
              </table:table-cell>
              <table:table-cell office:value-type="float" office:value="7.224">
                <text:p>7.224</text:p>
              </table:table-cell>
            </table:table-row>
            <table:table-row>
              <table:table-cell office:value-type="string">
                <text:p>1657563</text:p>
              </table:table-cell>
              <table:table-cell office:value-type="float" office:value="6.983">
                <text:p>6.983</text:p>
              </table:table-cell>
            </table:table-row>
            <table:table-row>
              <table:table-cell office:value-type="string">
                <text:p>1657562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657561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1657560</text:p>
              </table:table-cell>
              <table:table-cell office:value-type="float" office:value="6.199">
                <text:p>6.199</text:p>
              </table:table-cell>
            </table:table-row>
            <table:table-row>
              <table:table-cell office:value-type="string">
                <text:p>1657559</text:p>
              </table:table-cell>
              <table:table-cell office:value-type="float" office:value="5.889">
                <text:p>5.889</text:p>
              </table:table-cell>
            </table:table-row>
            <table:table-row>
              <table:table-cell office:value-type="string">
                <text:p>1657558</text:p>
              </table:table-cell>
              <table:table-cell office:value-type="float" office:value="5.496">
                <text:p>5.496</text:p>
              </table:table-cell>
            </table:table-row>
            <table:table-row>
              <table:table-cell office:value-type="string">
                <text:p>1657557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657556</text:p>
              </table:table-cell>
              <table:table-cell office:value-type="float" office:value="4.873">
                <text:p>4.873</text:p>
              </table:table-cell>
            </table:table-row>
            <table:table-row>
              <table:table-cell office:value-type="string">
                <text:p>165755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657554</text:p>
              </table:table-cell>
              <table:table-cell office:value-type="float" office:value="4.398">
                <text:p>4.398</text:p>
              </table:table-cell>
            </table:table-row>
            <table:table-row>
              <table:table-cell office:value-type="string">
                <text:p>1657553</text:p>
              </table:table-cell>
              <table:table-cell office:value-type="float" office:value="4.178">
                <text:p>4.178</text:p>
              </table:table-cell>
            </table:table-row>
            <table:table-row>
              <table:table-cell office:value-type="string">
                <text:p>1657552</text:p>
              </table:table-cell>
              <table:table-cell office:value-type="float" office:value="3.969">
                <text:p>3.969</text:p>
              </table:table-cell>
            </table:table-row>
            <table:table-row>
              <table:table-cell office:value-type="string">
                <text:p>1657551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1657550</text:p>
              </table:table-cell>
              <table:table-cell office:value-type="float" office:value="3.582">
                <text:p>3.582</text:p>
              </table:table-cell>
            </table:table-row>
            <table:table-row>
              <table:table-cell office:value-type="string">
                <text:p>1657549</text:p>
              </table:table-cell>
              <table:table-cell office:value-type="float" office:value="3.463">
                <text:p>3.463</text:p>
              </table:table-cell>
            </table:table-row>
            <table:table-row>
              <table:table-cell office:value-type="string">
                <text:p>1657548</text:p>
              </table:table-cell>
              <table:table-cell office:value-type="float" office:value="3.405">
                <text:p>3.405</text:p>
              </table:table-cell>
            </table:table-row>
            <table:table-row>
              <table:table-cell office:value-type="string">
                <text:p>1657547</text:p>
              </table:table-cell>
              <table:table-cell office:value-type="float" office:value="3.292">
                <text:p>3.292</text:p>
              </table:table-cell>
            </table:table-row>
            <table:table-row>
              <table:table-cell office:value-type="string">
                <text:p>1657546</text:p>
              </table:table-cell>
              <table:table-cell office:value-type="float" office:value="3.237">
                <text:p>3.237</text:p>
              </table:table-cell>
            </table:table-row>
            <table:table-row>
              <table:table-cell office:value-type="string">
                <text:p>1657545</text:p>
              </table:table-cell>
              <table:table-cell office:value-type="float" office:value="3.183">
                <text:p>3.183</text:p>
              </table:table-cell>
            </table:table-row>
            <table:table-row>
              <table:table-cell office:value-type="string">
                <text:p>1657544</text:p>
              </table:table-cell>
              <table:table-cell office:value-type="float" office:value="3.183">
                <text:p>3.183</text:p>
              </table:table-cell>
            </table:table-row>
            <table:table-row>
              <table:table-cell office:value-type="string">
                <text:p>1657543</text:p>
              </table:table-cell>
              <table:table-cell office:value-type="float" office:value="3.236">
                <text:p>3.236</text:p>
              </table:table-cell>
            </table:table-row>
            <table:table-row>
              <table:table-cell office:value-type="string">
                <text:p>1657542</text:p>
              </table:table-cell>
              <table:table-cell office:value-type="float" office:value="3.344">
                <text:p>3.344</text:p>
              </table:table-cell>
            </table:table-row>
            <table:table-row>
              <table:table-cell office:value-type="string">
                <text:p>1657541</text:p>
              </table:table-cell>
              <table:table-cell office:value-type="float" office:value="3.455">
                <text:p>3.455</text:p>
              </table:table-cell>
            </table:table-row>
            <table:table-row>
              <table:table-cell office:value-type="string">
                <text:p>1657540</text:p>
              </table:table-cell>
              <table:table-cell office:value-type="float" office:value="3.628">
                <text:p>3.628</text:p>
              </table:table-cell>
            </table:table-row>
            <table:table-row>
              <table:table-cell office:value-type="string">
                <text:p>1657539</text:p>
              </table:table-cell>
              <table:table-cell office:value-type="float" office:value="3.809">
                <text:p>3.809</text:p>
              </table:table-cell>
            </table:table-row>
            <table:table-row>
              <table:table-cell office:value-type="string">
                <text:p>1657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7537</text:p>
              </table:table-cell>
              <table:table-cell office:value-type="float" office:value="4.267">
                <text:p>4.267</text:p>
              </table:table-cell>
            </table:table-row>
            <table:table-row>
              <table:table-cell office:value-type="string">
                <text:p>1657536</text:p>
              </table:table-cell>
              <table:table-cell office:value-type="float" office:value="4.551">
                <text:p>4.551</text:p>
              </table:table-cell>
            </table:table-row>
            <table:table-row>
              <table:table-cell office:value-type="string">
                <text:p>1657535</text:p>
              </table:table-cell>
              <table:table-cell office:value-type="float" office:value="4.854">
                <text:p>4.854</text:p>
              </table:table-cell>
            </table:table-row>
            <table:table-row>
              <table:table-cell office:value-type="string">
                <text:p>1657534</text:p>
              </table:table-cell>
              <table:table-cell office:value-type="float" office:value="5.097">
                <text:p>5.097</text:p>
              </table:table-cell>
            </table:table-row>
            <table:table-row>
              <table:table-cell office:value-type="string">
                <text:p>1657533</text:p>
              </table:table-cell>
              <table:table-cell office:value-type="float" office:value="5.267">
                <text:p>5.267</text:p>
              </table:table-cell>
            </table:table-row>
            <table:table-row>
              <table:table-cell office:value-type="string">
                <text:p>1657532</text:p>
              </table:table-cell>
              <table:table-cell office:value-type="float" office:value="5.531">
                <text:p>5.531</text:p>
              </table:table-cell>
            </table:table-row>
            <table:table-row>
              <table:table-cell office:value-type="string">
                <text:p>1657531</text:p>
              </table:table-cell>
              <table:table-cell office:value-type="float" office:value="5.715">
                <text:p>5.715</text:p>
              </table:table-cell>
            </table:table-row>
            <table:table-row>
              <table:table-cell office:value-type="string">
                <text:p>1657530</text:p>
              </table:table-cell>
              <table:table-cell office:value-type="float" office:value="6.096">
                <text:p>6.096</text:p>
              </table:table-cell>
            </table:table-row>
            <table:table-row>
              <table:table-cell office:value-type="string">
                <text:p>1657529</text:p>
              </table:table-cell>
              <table:table-cell office:value-type="float" office:value="6.401">
                <text:p>6.401</text:p>
              </table:table-cell>
            </table:table-row>
            <table:table-row>
              <table:table-cell office:value-type="string">
                <text:p>1657528</text:p>
              </table:table-cell>
              <table:table-cell office:value-type="float" office:value="6.614">
                <text:p>6.614</text:p>
              </table:table-cell>
            </table:table-row>
            <table:table-row>
              <table:table-cell office:value-type="string">
                <text:p>1657527</text:p>
              </table:table-cell>
              <table:table-cell office:value-type="float" office:value="6.945">
                <text:p>6.945</text:p>
              </table:table-cell>
            </table:table-row>
            <table:table-row>
              <table:table-cell office:value-type="string">
                <text:p>1657526</text:p>
              </table:table-cell>
              <table:table-cell office:value-type="float" office:value="7.061">
                <text:p>7.061</text:p>
              </table:table-cell>
            </table:table-row>
            <table:table-row>
              <table:table-cell office:value-type="string">
                <text:p>1657525</text:p>
              </table:table-cell>
              <table:table-cell office:value-type="float" office:value="7.178">
                <text:p>7.178</text:p>
              </table:table-cell>
            </table:table-row>
            <table:table-row>
              <table:table-cell office:value-type="string">
                <text:p>1657524</text:p>
              </table:table-cell>
              <table:table-cell office:value-type="float" office:value="7.298">
                <text:p>7.298</text:p>
              </table:table-cell>
            </table:table-row>
            <table:table-row>
              <table:table-cell office:value-type="string">
                <text:p>1657523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22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21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20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19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1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17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1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15</text:p>
              </table:table-cell>
              <table:table-cell office:value-type="float" office:value="7.172">
                <text:p>7.172</text:p>
              </table:table-cell>
            </table:table-row>
            <table:table-row>
              <table:table-cell office:value-type="string">
                <text:p>1657514</text:p>
              </table:table-cell>
              <table:table-cell office:value-type="float" office:value="6.933">
                <text:p>6.933</text:p>
              </table:table-cell>
            </table:table-row>
            <table:table-row>
              <table:table-cell office:value-type="string">
                <text:p>1657513</text:p>
              </table:table-cell>
              <table:table-cell office:value-type="float" office:value="6.586">
                <text:p>6.586</text:p>
              </table:table-cell>
            </table:table-row>
            <table:table-row>
              <table:table-cell office:value-type="string">
                <text:p>1657512</text:p>
              </table:table-cell>
              <table:table-cell office:value-type="float" office:value="6.257">
                <text:p>6.257</text:p>
              </table:table-cell>
            </table:table-row>
            <table:table-row>
              <table:table-cell office:value-type="string">
                <text:p>1657511</text:p>
              </table:table-cell>
              <table:table-cell office:value-type="float" office:value="6.049">
                <text:p>6.049</text:p>
              </table:table-cell>
            </table:table-row>
            <table:table-row>
              <table:table-cell office:value-type="string">
                <text:p>1657510</text:p>
              </table:table-cell>
              <table:table-cell office:value-type="float" office:value="5.847">
                <text:p>5.847</text:p>
              </table:table-cell>
            </table:table-row>
            <table:table-row>
              <table:table-cell office:value-type="string">
                <text:p>1657509</text:p>
              </table:table-cell>
              <table:table-cell office:value-type="float" office:value="5.555">
                <text:p>5.555</text:p>
              </table:table-cell>
            </table:table-row>
            <table:table-row>
              <table:table-cell office:value-type="string">
                <text:p>1657508</text:p>
              </table:table-cell>
              <table:table-cell office:value-type="float" office:value="5.277">
                <text:p>5.277</text:p>
              </table:table-cell>
            </table:table-row>
            <table:table-row>
              <table:table-cell office:value-type="string">
                <text:p>1657507</text:p>
              </table:table-cell>
              <table:table-cell office:value-type="float" office:value="5.013">
                <text:p>5.013</text:p>
              </table:table-cell>
            </table:table-row>
            <table:table-row>
              <table:table-cell office:value-type="string">
                <text:p>1657506</text:p>
              </table:table-cell>
              <table:table-cell office:value-type="float" office:value="4.762">
                <text:p>4.762</text:p>
              </table:table-cell>
            </table:table-row>
            <table:table-row>
              <table:table-cell office:value-type="string">
                <text:p>1657505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1657504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657503</text:p>
              </table:table-cell>
              <table:table-cell office:value-type="float" office:value="4.083">
                <text:p>4.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origin="0" chart:interval-major="0.00069444444444444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1cm" chart:symbol-height="0.1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534cm" svg:height="26.082cm" xlink:href=".." xlink:type="simple" chart:class="chart:scatter" chart:style-name="ch1">
        <chart:title svg:x="15.615cm" svg:y="0.656cm" chart:style-name="ch2">
          <text:p>Block Time Minutes</text:p>
        </chart:title>
        <chart:legend svg:x="5.405cm" svg:y="4.159cm" style:legend-expansion="custom" chartooo:width="5.171cm" chartooo:height="3.533cm" style:legend-expansion-aspect-ratio="1.46362864421172" chart:style-name="ch3"/>
        <chart:plot-area chart:style-name="ch4" table:cell-range-address="Sheet1.G1:Sheet1.G1106 Sheet1.H1:Sheet1.H1105" chart:data-source-has-labels="row" svg:x="1.714cm" svg:y="1.998cm" svg:width="33.11cm" svg:height="22.589cm">
          <chartooo:coordinate-region svg:x="2.945cm" svg:y="2.199cm" svg:width="31.879cm" svg:height="21.738cm"/>
          <chart:axis chart:dimension="x" chart:name="primary-x" chart:style-name="ch5">
            <chart:title svg:x="17.704cm" svg:y="25.109cm" chart:style-name="ch6">
              <text:p>Blocks</text:p>
            </chart:title>
          </chart:axis>
          <chart:axis chart:dimension="y" chart:name="primary-y" chart:style-name="ch7">
            <chart:title svg:x="0.451cm" svg:y="14.365cm" chart:style-name="ch8">
              <text:p>Time Minutes</text:p>
            </chart:title>
            <chart:grid chart:style-name="ch9" chart:class="major"/>
          </chart:axis>
          <chart:series chart:style-name="ch10" chart:values-cell-range-address="Sheet1.G2:Sheet1.G1106" chart:label-cell-address="Sheet1.G1:Sheet1.G1" chart:class="chart:scatter">
            <chart:data-point chart:repeated="1105"/>
          </chart:series>
          <chart:series chart:style-name="ch11" chart:values-cell-range-address="Sheet1.H2:Sheet1.H1105" chart:label-cell-address="Sheet1.H1:Sheet1.H1" chart:class="chart:scatter">
            <chart:data-point chart:repeated="110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G1:Sheet1.G1</svg:desc>
                </draw:g>
              </table:table-cell>
              <table:table-cell office:value-type="string">
                <text:p>Average Tim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787037039117422">
                <text:p>0.000787037039117422</text:p>
                <draw:g>
                  <svg:desc>Sheet1.G2:Sheet1.G1106</svg:desc>
                </draw:g>
              </table:table-cell>
              <table:table-cell office:value-type="float" office:value="0.0007224885097951">
                <text:p>0.0007224885097951</text:p>
                <draw:g>
                  <svg:desc>Sheet1.H2:Sheet1.H1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18749999476131">
                <text:p>0.002187499994761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06018523487728">
                <text:p>0.00070601852348772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16666662204079">
                <text:p>0.000416666662204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51388892543037">
                <text:p>0.000451388892543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983796293439809">
                <text:p>0.00098379629343980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74074073927477">
                <text:p>0.000740740739274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03009259328246">
                <text:p>0.001030092593282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74074073927477">
                <text:p>0.000740740739274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29629629373085">
                <text:p>0.001296296293730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19907407881692">
                <text:p>0.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787037039117422">
                <text:p>0.000787037039117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04166661913041">
                <text:p>0.000104166661913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821759262180422">
                <text:p>0.000821759262180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2731481474475">
                <text:p>0.00127314814744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62037037080154">
                <text:p>0.001620370370801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31481484661344">
                <text:p>0.000231481484661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28240746259689">
                <text:p>0.000428240746259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8055555503815">
                <text:p>0.001180555555038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51388885267079">
                <text:p>0.000451388885267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1712963239988">
                <text:p>0.001817129632399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99768518743804">
                <text:p>0.002997685187438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28472222422715">
                <text:p>0.001284722224227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32407400896773">
                <text:p>0.0005324074008967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3425925935735">
                <text:p>0.001342592593573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26388888788642">
                <text:p>0.0032638888878864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26157407066785">
                <text:p>0.001261574070667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73611115314998">
                <text:p>0.000173611115314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96759259415558">
                <text:p>0.001967592594155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66666666336823">
                <text:p>0.001666666663368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1342592551955">
                <text:p>0.001134259255195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3773148166365">
                <text:p>0.001377314816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31481477385387">
                <text:p>0.000231481477385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35648153850343">
                <text:p>0.0003356481538503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937500000873115">
                <text:p>0.000937500000873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54629623668734">
                <text:p>0.000254629623668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84027777868323">
                <text:p>0.001840277778683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31481484661344">
                <text:p>0.000231481484661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0995370321325">
                <text:p>0.00109953703213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04861110978527">
                <text:p>0.002048611109785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63194444758119">
                <text:p>0.001631944447581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07638888584916">
                <text:p>0.001076388885849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19212963181781">
                <text:p>0.001192129631817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17592592991423">
                <text:p>0.000717592592991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15277777897427">
                <text:p>0.002152777778974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486111108330078">
                <text:p>0.000486111108330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21527777810115">
                <text:p>0.00121527777810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925925924093463">
                <text:p>0.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96296296437504">
                <text:p>0.002962962964375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12268518569181">
                <text:p>0.001122685185691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09490740962792">
                <text:p>0.002094907409627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96759254322387">
                <text:p>0.000196759254322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00231481721858">
                <text:p>0.002002314817218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00694444699911">
                <text:p>0.001006944446999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36574073985685">
                <text:p>0.001365740739856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73611115314998">
                <text:p>0.000173611115314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16666662204079">
                <text:p>0.000416666662204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00694444699911">
                <text:p>0.001006944446999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82870370190358">
                <text:p>0.001828703701903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8796296262881">
                <text:p>0.001087962962628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02546296350192">
                <text:p>0.002025462963501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95138888759539">
                <text:p>0.002951388887595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43981484952383">
                <text:p>0.000543981484952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613425923802424">
                <text:p>0.000613425923802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613425923802424">
                <text:p>0.000613425923802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35416666307719">
                <text:p>0.001354166663077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02546296350192">
                <text:p>0.002025462963501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40046296291985">
                <text:p>0.001400462962919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29166666395031">
                <text:p>0.002291666663950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95601851737592">
                <text:p>0.001956018517375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07638889312511">
                <text:p>0.001076388893125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1342592551955">
                <text:p>0.001134259255195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5416667035315">
                <text:p>0.001354166670353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97916666365927">
                <text:p>0.001979166663659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01851852377877">
                <text:p>0.001018518523778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949074077652767">
                <text:p>0.0009490740776527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50462962483289">
                <text:p>0.001504629624832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01388888672227">
                <text:p>0.002013888886722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31944444729015">
                <text:p>0.001319444447290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324074077070691">
                <text:p>0.000324074077070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40046296291985">
                <text:p>0.001400462962919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33101851679385">
                <text:p>0.00133101851679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671296300424729">
                <text:p>0.000671296300424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2384259243845">
                <text:p>0.00123842592438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138888892251998">
                <text:p>0.000138888892251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451388885267079">
                <text:p>0.000451388885267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94444444787223">
                <text:p>0.001944444447872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231481477385387">
                <text:p>0.000231481477385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543981484952383">
                <text:p>0.000543981484952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76620370277669">
                <text:p>0.002766203702776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2870370190358">
                <text:p>0.001828703701903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231481484661344">
                <text:p>0.000231481484661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11111110891216">
                <text:p>0.001111111108912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12500000291038">
                <text:p>0.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66666666336823">
                <text:p>0.001666666663368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39583333313931">
                <text:p>0.002395833333139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25694444816327">
                <text:p>0.002256944448163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23842593166046">
                <text:p>0.001238425931660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00694444699911">
                <text:p>0.001006944446999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66203704086365">
                <text:p>0.0026620370408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532407400896773">
                <text:p>0.0005324074008967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300925930787344">
                <text:p>0.000300925930787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82870370190358">
                <text:p>0.001828703701903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763888892834075">
                <text:p>0.000763888892834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729166662495118">
                <text:p>0.000729166662495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324074069794733">
                <text:p>0.000324074069794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56944444845431">
                <text:p>0.002569444448454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2847222169512">
                <text:p>0.001284722216951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810185229056515">
                <text:p>0.0000810185229056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520833338669036">
                <text:p>0.000520833338669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67824074014789">
                <text:p>0.001678240740147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486111115606036">
                <text:p>0.000486111115606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11111110891216">
                <text:p>0.001111111108912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86342592496658">
                <text:p>0.001863425924966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583333333634073">
                <text:p>0.005833333336340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24537037138361">
                <text:p>0.0022453703713836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50462962483289">
                <text:p>0.001504629624832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844907408463769">
                <text:p>0.000844907408463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447916667326354">
                <text:p>0.004479166673263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22685185488081">
                <text:p>0.001226851854880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34259258629754">
                <text:p>0.001342592586297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3773148166365">
                <text:p>0.001377314816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26157407066785">
                <text:p>0.001261574070667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306712963356404">
                <text:p>0.003067129633564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197916666365927">
                <text:p>0.001979166663659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567129623959772">
                <text:p>0.0005671296239597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173611115314998">
                <text:p>0.000173611115314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442129625706">
                <text:p>0.00244212962570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486111108330078">
                <text:p>0.000486111108330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04166667006211">
                <text:p>0.001041666670062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520833338669036">
                <text:p>0.000520833338669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520833338669036">
                <text:p>0.000520833338669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474537031550426">
                <text:p>0.00047453703155042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428240746259689">
                <text:p>0.000428240746259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821759254904464">
                <text:p>0.000821759254904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428240746259689">
                <text:p>0.000428240746259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937499993597157">
                <text:p>0.00093749999359715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636574077361729">
                <text:p>0.000636574077361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373842592671281">
                <text:p>0.003738425926712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39351852319669">
                <text:p>0.000393518523196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960648147156462">
                <text:p>0.000960648147156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09259254613426">
                <text:p>0.00050925925461342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216435185575392">
                <text:p>0.002164351855753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115740740875481">
                <text:p>0.001157407408754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122685184760485">
                <text:p>0.001226851847604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443287037342088">
                <text:p>0.004432870373420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12268518569181">
                <text:p>0.001122685185691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13425926247146">
                <text:p>0.001134259262471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62731481052469">
                <text:p>0.002627314810524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08796296262881">
                <text:p>0.001087962962628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48148147854954">
                <text:p>0.001481481478549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636574070085771">
                <text:p>0.000636574070085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844907408463769">
                <text:p>0.000844907408463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717592592991423">
                <text:p>0.000717592592991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763888892834075">
                <text:p>0.000763888892834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787037031841464">
                <text:p>0.000787037031841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231481477385387">
                <text:p>0.000231481477385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798611115897074">
                <text:p>0.00079861111589707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462962925666943">
                <text:p>0.00004629629256669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1342592551955">
                <text:p>0.001134259255195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891203701030463">
                <text:p>0.000891203701030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983796293439809">
                <text:p>0.00098379629343980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833333331684116">
                <text:p>0.000833333331684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173611115314998">
                <text:p>0.000173611115314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995370370219462">
                <text:p>0.000995370370219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729166669771075">
                <text:p>0.000729166669771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94444444059627">
                <text:p>0.001944444440596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937500000873115">
                <text:p>0.000937500000873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763888885558117">
                <text:p>0.000763888885558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66666667064419">
                <text:p>0.001666666670644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486111108330078">
                <text:p>0.000486111108330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289351846731734">
                <text:p>0.000289351846731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335648153850343">
                <text:p>0.0003356481538503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2731481474475">
                <text:p>0.00127314814744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7569444438559">
                <text:p>0.00756944443855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833333338960074">
                <text:p>0.00083333333896007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694444439432118">
                <text:p>0.000694444439432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636574077361729">
                <text:p>0.000636574077361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55092592467554">
                <text:p>0.001550925924675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52777777839219">
                <text:p>0.001527777778392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38194443914108">
                <text:p>0.000381944439141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3773148166365">
                <text:p>0.001377314816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206018518656492">
                <text:p>0.002060185186564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787037031841464">
                <text:p>0.000787037031841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995370370219462">
                <text:p>0.000995370370219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439814808487427">
                <text:p>0.0004398148084874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18287037225673">
                <text:p>0.003182870372256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106481481634546">
                <text:p>0.001064814816345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833333331684116">
                <text:p>0.000833333331684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462962969322689">
                <text:p>0.000462962969322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35879630013369">
                <text:p>0.000358796300133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34722221607808">
                <text:p>0.000347222216078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62037031259388">
                <text:p>0.000162037031259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150462969031651">
                <text:p>0.000150462969031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148148147854954">
                <text:p>0.001481481478549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659722223645076">
                <text:p>0.000659722223645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159722221724223">
                <text:p>0.001597222217242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173611115314998">
                <text:p>0.000173611115314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694444439432118">
                <text:p>0.000694444439432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00694444699911">
                <text:p>0.001006944446999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178240740933688">
                <text:p>0.001782407409336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118055555503815">
                <text:p>0.001180555555038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159722222451819">
                <text:p>0.001597222224518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925925924093463">
                <text:p>0.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09953703940846">
                <text:p>0.001099537039408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101851852377877">
                <text:p>0.001018518523778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10300925860065">
                <text:p>0.00103009258600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223379630187992">
                <text:p>0.002233796301879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729166662495118">
                <text:p>0.000729166662495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189814814802958">
                <text:p>0.001898148148029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180555555562023">
                <text:p>0.001805555555620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509259261889383">
                <text:p>0.000509259261889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85879629518604">
                <text:p>0.002858796295186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77777777955635">
                <text:p>0.0027777777795563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39351852319669">
                <text:p>0.000393518523196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787037031841464">
                <text:p>0.000787037031841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18518519209465">
                <text:p>0.000185185192094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763888885558117">
                <text:p>0.000763888885558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165509259386454">
                <text:p>0.001655092593864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231481477385387">
                <text:p>0.000231481477385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125000000116415">
                <text:p>0.00125000000116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281250000261934">
                <text:p>0.002812500002619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833333331684116">
                <text:p>0.000833333331684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567129623959772">
                <text:p>0.0005671296239597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35879630013369">
                <text:p>0.000358796300133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254629623668734">
                <text:p>0.000254629623668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810185229056515">
                <text:p>0.0000810185229056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891203708306421">
                <text:p>0.00089120370830642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344907407270512">
                <text:p>0.0034490740727051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462962925666943">
                <text:p>0.00004629629256669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196759254322387">
                <text:p>0.000196759254322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368055555736646">
                <text:p>0.003680555557366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787037039117422">
                <text:p>0.000787037039117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4120370396995">
                <text:p>0.0014120370396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5578703643987">
                <text:p>0.00255787036439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28472222422715">
                <text:p>0.001284722224227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2847222169512">
                <text:p>0.001284722216951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162037031259388">
                <text:p>0.000162037031259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833333338960074">
                <text:p>0.00083333333896007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162037031259388">
                <text:p>0.000162037031259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636574077361729">
                <text:p>0.000636574077361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151620370161254">
                <text:p>0.001516203701612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659722223645076">
                <text:p>0.000659722223645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26157407066785">
                <text:p>0.001261574070667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2384259243845">
                <text:p>0.00123842592438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300925930787344">
                <text:p>0.000300925930787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324074069794733">
                <text:p>0.000324074069794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914351854589768">
                <text:p>0.000914351854589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833333331684116">
                <text:p>0.000833333331684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11111111618811">
                <text:p>0.001111111116188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34953703329666">
                <text:p>0.0023495370332966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05324073956581">
                <text:p>0.001053240739565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31944444729015">
                <text:p>0.001319444447290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2037037013215">
                <text:p>0.00120370370132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486111115606036">
                <text:p>0.000486111115606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03009259328246">
                <text:p>0.001030092593282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313657407241408">
                <text:p>0.003136574072414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293981481809169">
                <text:p>0.002939814818091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891203701030463">
                <text:p>0.000891203701030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659722223645076">
                <text:p>0.000659722223645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71296296321088">
                <text:p>0.001712962963210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38194443914108">
                <text:p>0.000381944439141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96064815443242">
                <text:p>0.0009606481544324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66666666336823">
                <text:p>0.001666666663368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231481477385387">
                <text:p>0.000231481477385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486111115606036">
                <text:p>0.000486111115606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35879630013369">
                <text:p>0.000358796300133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14583333197515">
                <text:p>0.00114583333197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33101851679385">
                <text:p>0.00133101851679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3773148166365">
                <text:p>0.001377314816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41203703242354">
                <text:p>0.001412037032423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68981481692754">
                <text:p>0.001689814816927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416666662204079">
                <text:p>0.000416666662204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35879630013369">
                <text:p>0.000358796300133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298611111065838">
                <text:p>0.002986111110658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207175925606862">
                <text:p>0.002071759256068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293981481809169">
                <text:p>0.002939814818091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68981481692754">
                <text:p>0.001689814816927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416666662204079">
                <text:p>0.000416666662204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0810185229056515">
                <text:p>0.0000810185229056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68981481692754">
                <text:p>0.001689814816927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160879630129784">
                <text:p>0.001608796301297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439814808487427">
                <text:p>0.0004398148084874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150462969031651">
                <text:p>0.000150462969031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112268518569181">
                <text:p>0.001122685185691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151620370161254">
                <text:p>0.001516203701612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972222223936114">
                <text:p>0.00097222222393611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101851851650281">
                <text:p>0.001018518516502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126157407794381">
                <text:p>0.001261574077943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972222223936114">
                <text:p>0.00097222222393611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925925924093463">
                <text:p>0.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717592592991423">
                <text:p>0.000717592592991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891203701030463">
                <text:p>0.000891203701030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0578703766223043">
                <text:p>0.00005787037662230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104166661913041">
                <text:p>0.000104166661913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188657407124992">
                <text:p>0.001886574071249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195601852465188">
                <text:p>0.001956018524651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219907407154096">
                <text:p>0.002199074071540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821759254904464">
                <text:p>0.000821759254904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251157407910796">
                <text:p>0.002511574079107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185185184818693">
                <text:p>0.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289351846731734">
                <text:p>0.000289351846731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914351854589768">
                <text:p>0.000914351854589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34722221607808">
                <text:p>0.000347222216078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201388889399823">
                <text:p>0.002013888893998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195601851737592">
                <text:p>0.001956018517375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10300925860065">
                <text:p>0.00103009258600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856481485243421">
                <text:p>0.00085648148524342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211805555591127">
                <text:p>0.002118055555911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101851851650281">
                <text:p>0.001018518516502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244212963298196">
                <text:p>0.002442129632981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311342592613073">
                <text:p>0.003113425926130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107638889312511">
                <text:p>0.001076388893125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140046296291985">
                <text:p>0.001400462962919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00115740695036948">
                <text:p>-0.000011574069503694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844907408463769">
                <text:p>0.000844907408463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254629623668734">
                <text:p>0.000254629623668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94907407037681">
                <text:p>0.000949074070376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00925930787344">
                <text:p>0.000300925930787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486111108330078">
                <text:p>0.000486111108330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182870370190358">
                <text:p>0.001828703701903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960648147156462">
                <text:p>0.000960648147156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324074077070691">
                <text:p>0.000324074077070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356481481139781">
                <text:p>0.003564814811397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300925925694173">
                <text:p>0.003009259256941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891203708306421">
                <text:p>0.00089120370830642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12384259243845">
                <text:p>0.00123842592438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128472222422715">
                <text:p>0.001284722224227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462962925666943">
                <text:p>0.00004629629256669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0115740695036948">
                <text:p>0.000011574069503694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937500000873115">
                <text:p>0.000937500000873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324074069794733">
                <text:p>0.000324074069794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13773148166365">
                <text:p>0.001377314816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138888889341615">
                <text:p>0.001388888893416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118055555503815">
                <text:p>0.001180555555038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451388892543037">
                <text:p>0.000451388892543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277777784503996">
                <text:p>0.0002777777845039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451388892543037">
                <text:p>0.000451388892543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219907400605734">
                <text:p>0.000219907400605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113425926247146">
                <text:p>0.001134259262471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163194444030523">
                <text:p>0.001631944440305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165509259386454">
                <text:p>0.001655092593864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476851851999527">
                <text:p>0.004768518519995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439814815035788">
                <text:p>0.004398148150357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451388885267079">
                <text:p>0.000451388885267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182870370190358">
                <text:p>0.001828703701903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370370376913343">
                <text:p>0.0003703703769133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171296296321088">
                <text:p>0.001712962963210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601851847022772">
                <text:p>0.0006018518470227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208333338377997">
                <text:p>0.000208333338377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103009259328246">
                <text:p>0.001030092593282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115740695036948">
                <text:p>0.000011574069503694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509259261889383">
                <text:p>0.000509259261889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324074077070691">
                <text:p>0.000324074077070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12384259243845">
                <text:p>0.00123842592438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138888892251998">
                <text:p>0.000138888892251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115740695036948">
                <text:p>0.000011574069503694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729166669771075">
                <text:p>0.000729166669771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74074073927477">
                <text:p>0.000740740739274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752314808778465">
                <text:p>0.0007523148087784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332175926450873">
                <text:p>0.003321759264508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995370370219462">
                <text:p>0.000995370370219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196759254322387">
                <text:p>0.000196759254322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771990740759065">
                <text:p>0.007719907407590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216435184847796">
                <text:p>0.002164351848477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324074077070691">
                <text:p>0.000324074077070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136574073985685">
                <text:p>0.001365740739856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125000000116415">
                <text:p>0.00125000000116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671296293148771">
                <text:p>0.000671296293148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798611115897074">
                <text:p>0.00079861111589707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763888885558117">
                <text:p>0.000763888885558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636574077361729">
                <text:p>0.000636574077361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729166662495118">
                <text:p>0.000729166662495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13078703705105">
                <text:p>0.001307870370510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543981484952383">
                <text:p>0.000543981484952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74074073927477">
                <text:p>0.000740740739274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138888892251998">
                <text:p>0.000138888892251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194444444059627">
                <text:p>0.001944444440596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914351854589768">
                <text:p>0.000914351854589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729166669771075">
                <text:p>0.000729166669771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416666662204079">
                <text:p>0.000416666662204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266203704086365">
                <text:p>0.0026620370408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798611108621117">
                <text:p>0.000798611108621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590277784795035">
                <text:p>0.00059027778479503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84722221578704">
                <text:p>0.007847222215787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578703766223043">
                <text:p>0.00005787037662230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474537031550426">
                <text:p>0.00047453703155042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158564814773854">
                <text:p>0.001585648147738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787037039117422">
                <text:p>0.000787037039117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509259261889383">
                <text:p>0.000509259261889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199074074043892">
                <text:p>0.001990740740438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190972222480923">
                <text:p>0.001909722224809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798611108621117">
                <text:p>0.000798611108621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613425923802424">
                <text:p>0.000613425923802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114583333197515">
                <text:p>0.00114583333197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636574070085771">
                <text:p>0.000636574070085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108796296262881">
                <text:p>0.001087962962628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0578703766223043">
                <text:p>0.00005787037662230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196759254322387">
                <text:p>0.000196759254322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138888892251998">
                <text:p>0.000138888892251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844907408463769">
                <text:p>0.000844907408463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101851851650281">
                <text:p>0.001018518516502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136574073985685">
                <text:p>0.001365740739856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145833333226619">
                <text:p>0.001458333332266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277777784503996">
                <text:p>0.0002777777845039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481481481256196">
                <text:p>0.004814814812561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304398148000473">
                <text:p>0.003043981480004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671296300424729">
                <text:p>0.000671296300424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144675925548654">
                <text:p>0.001446759255486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266203704086365">
                <text:p>0.0026620370408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181712963239988">
                <text:p>0.001817129632399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312499993015081">
                <text:p>0.0003124999930150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821759262180422">
                <text:p>0.000821759262180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798611108621117">
                <text:p>0.000798611108621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949074077652767">
                <text:p>0.0009490740776527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13078703705105">
                <text:p>0.001307870370510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763888885558117">
                <text:p>0.000763888885558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122685184760485">
                <text:p>0.001226851847604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223379630187992">
                <text:p>0.002233796301879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94907407037681">
                <text:p>0.000949074070376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717592592991423">
                <text:p>0.000717592592991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0810185229056515">
                <text:p>0.0000810185229056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104166667006211">
                <text:p>0.001041666670062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135416666307719">
                <text:p>0.001354166663077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122685185488081">
                <text:p>0.001226851854880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0462962925666943">
                <text:p>0.00004629629256669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355324074189411">
                <text:p>0.003553240741894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150462962483289">
                <text:p>0.001504629624832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335648153850343">
                <text:p>0.0003356481538503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451388885267079">
                <text:p>0.000451388885267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15856481550145">
                <text:p>0.00158564815501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170138888643123">
                <text:p>0.001701388886431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509259254613426">
                <text:p>0.00050925925461342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138888892251998">
                <text:p>0.000138888892251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289351846731734">
                <text:p>0.000289351846731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231481484661344">
                <text:p>0.000231481484661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613425923802424">
                <text:p>0.000613425923802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196759254322387">
                <text:p>0.000196759254322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729166669771075">
                <text:p>0.000729166669771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659722223645076">
                <text:p>0.000659722223645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104166667006211">
                <text:p>0.001041666670062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153935184789589">
                <text:p>0.001539351847895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149305555532919">
                <text:p>0.001493055555329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231481484661344">
                <text:p>0.000231481484661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983796293439809">
                <text:p>0.00098379629343980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171296296321088">
                <text:p>0.001712962963210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91435184731381">
                <text:p>0.000914351847313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11342592551955">
                <text:p>0.001134259255195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763888892834075">
                <text:p>0.000763888892834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162037031259388">
                <text:p>0.000162037031259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937500000873115">
                <text:p>0.000937500000873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763888892834075">
                <text:p>0.000763888892834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2615740741021">
                <text:p>0.00261574074102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415509258891689">
                <text:p>0.00415509258891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163194444030523">
                <text:p>0.001631944440305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13425925935735">
                <text:p>0.001342592593573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105324073956581">
                <text:p>0.001053240739565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324074069794733">
                <text:p>0.000324074069794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116898148553446">
                <text:p>0.001168981485534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266203703358769">
                <text:p>0.00266203703358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925925924093463">
                <text:p>0.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300925930787344">
                <text:p>0.000300925930787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127314808196388">
                <text:p>0.000127314808196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324074069794733">
                <text:p>0.000324074069794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763888885558117">
                <text:p>0.000763888885558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162037037080154">
                <text:p>0.001620370370801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937500000873115">
                <text:p>0.000937500000873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983796293439809">
                <text:p>0.00098379629343980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186342592496658">
                <text:p>0.001863425924966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2615740741021">
                <text:p>0.00261574074102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123842593166046">
                <text:p>0.001238425931660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129629629373085">
                <text:p>0.001296296293730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112268518569181">
                <text:p>0.001122685185691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474537031550426">
                <text:p>0.00047453703155042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520833338669036">
                <text:p>0.000520833338669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208333338377997">
                <text:p>0.000208333338377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717592592991423">
                <text:p>0.000717592592991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241898148669861">
                <text:p>0.0024189814866986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12037037013215">
                <text:p>0.00120370370132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729166662495118">
                <text:p>0.000729166662495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331018518772908">
                <text:p>0.003310185187729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207175925606862">
                <text:p>0.002071759256068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960648147156462">
                <text:p>0.000960648147156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983796300715767">
                <text:p>0.0009837963007157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2650462964084">
                <text:p>0.0026504629640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35879630013369">
                <text:p>0.000358796300133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162037031259388">
                <text:p>0.000162037031259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486111115606036">
                <text:p>0.000486111115606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415509258891689">
                <text:p>0.00415509258891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122685184760485">
                <text:p>0.001226851847604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787037031841464">
                <text:p>0.000787037031841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856481477967463">
                <text:p>0.000856481477967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543981484952383">
                <text:p>0.000543981484952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